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70.55pt"/>
    </style:style>
    <style:style style:family="table-column" style:name="co2">
      <style:table-column-properties fo:break-before="auto" style:column-width="149.05pt"/>
    </style:style>
    <style:style style:family="table-column" style:name="co3">
      <style:table-column-properties fo:break-before="auto" style:column-width="122.09pt"/>
    </style:style>
    <style:style style:family="table-column" style:name="co4">
      <style:table-column-properties fo:break-before="auto" style:column-width="53.09pt"/>
    </style:style>
    <style:style style:family="table-column" style:name="co5">
      <style:table-column-properties fo:break-before="auto" style:column-width="123.7pt"/>
    </style:style>
    <style:style style:family="table-column" style:name="co6">
      <style:table-column-properties fo:break-before="auto" style:column-width="98.31pt"/>
    </style:style>
    <style:style style:family="table-column" style:name="co7">
      <style:table-column-properties fo:break-before="auto" style:column-width="83.25pt"/>
    </style:style>
    <style:style style:family="table-column" style:name="co8">
      <style:table-column-properties fo:break-before="auto" style:column-width="25.34pt"/>
    </style:style>
    <style:style style:family="table-column" style:name="co9">
      <style:table-column-properties fo:break-before="auto" style:column-width="50.74pt"/>
    </style:style>
    <style:style style:family="table-column" style:name="co10">
      <style:table-column-properties fo:break-before="auto" style:column-width="38.04pt"/>
    </style:style>
    <style:style style:family="table-column" style:name="co11">
      <style:table-column-properties fo:break-before="auto" style:column-width="35.66pt"/>
    </style:style>
    <style:style style:family="table-column" style:name="co12">
      <style:table-column-properties fo:break-before="auto" style:column-width="19.81pt"/>
    </style:style>
    <style:style style:family="table-column" style:name="co13">
      <style:table-column-properties fo:break-before="auto" style:column-width="26.96pt"/>
    </style:style>
    <style:style style:family="table-row" style:name="ro1">
      <style:table-row-properties fo:break-before="auto" style:use-optimal-row-height="false" style:row-height="15.76pt"/>
    </style:style>
    <style:style style:family="table-row" style:name="ro2">
      <style:table-row-properties fo:break-before="auto" style:use-optimal-row-height="false" style:row-height="13.49pt"/>
    </style:style>
    <style:style style:family="table-row" style:name="ro3">
      <style:table-row-properties fo:break-before="auto" style:use-optimal-row-height="false" style:row-height="12.76pt"/>
    </style:style>
    <style:style style:family="table-row" style:name="ro4">
      <style:table-row-properties fo:break-before="auto" style:use-optimal-row-height="false" style:row-height="51pt"/>
    </style:style>
    <style:style style:family="table-row" style:name="ro5">
      <style:table-row-properties fo:break-before="auto" style:use-optimal-row-height="false" style:row-height="25.51pt"/>
    </style:style>
    <style:style style:family="table-row" style:name="ro6">
      <style:table-row-properties fo:break-before="auto" style:use-optimal-row-height="false" style:row-height="38.24pt"/>
    </style:style>
    <style:style style:family="table-row" style:name="ro7">
      <style:table-row-properties fo:break-before="auto" style:use-optimal-row-height="false" style:row-height="101.99pt"/>
    </style:style>
    <style:style style:family="table-row" style:name="ro8">
      <style:table-row-properties fo:break-before="auto" style:use-optimal-row-height="false" style:row-height="27.01pt"/>
    </style:style>
    <style:style style:family="table-row" style:name="ro9">
      <style:table-row-properties fo:break-before="auto" style:use-optimal-row-height="false" style:row-height="63.75pt"/>
    </style:style>
    <style:style style:family="table-row" style:name="ro10">
      <style:table-row-properties fo:break-before="auto" style:use-optimal-row-height="false" style:row-height="39pt"/>
    </style:style>
    <style:style style:family="table-row" style:name="ro11">
      <style:table-row-properties fo:break-before="auto" style:use-optimal-row-height="false" style:row-height="14.26pt"/>
    </style:style>
    <style:style style:family="table" style:name="ta1" style:master-page-name="PageStyle_5f_Drenthe">
      <style:table-properties style:writing-mode="lr-tb" table:display="true"/>
    </style:style>
    <style:style style:family="table-cell" style:parent-style-name="TL_20_Title" style:name="ce1">
      <style:table-cell-properties style:glyph-orientation-vertical="0" fo:padding="2.01pt" fo:border-left="1.76pt solid #000000" style:text-align-source="value-type" style:direction="ltr" fo:border-top="1.76pt solid #000000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style:glyph-orientation-vertical="0" fo:padding="2.01pt" style:text-align-source="value-type" style:direction="ltr" style:repeat-content="false" style:shrink-to-fit="false" fo:wrap-option="wrap" style:vertical-align="automatic" ns41:vertical-justify="auto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Property" style:name="ce3">
      <style:table-cell-properties style:glyph-orientation-vertical="0" fo:padding="2.01pt" fo:border-left="1.76pt solid #000000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4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5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7">
      <style:table-cell-properties style:glyph-orientation-vertical="0" fo:padding="2.01pt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8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9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Metadata" style:name="ce10">
      <style:table-cell-properties style:glyph-orientation-vertical="0" fo:padding="2.01pt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Metadata" style:name="ce11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Metadata" style:name="ce12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">
      <style:table-cell-properties style:glyph-orientation-vertical="0" fo:padding="2.01pt" style:text-align-source="value-type" style:direction="ltr" style:repeat-content="false" style:shrink-to-fit="false" fo:wrap-option="no-wrap" style:vertical-align="automatic" ns41:vertical-justify="auto" style:rotation-align="none" style:rotation-angle="0"/>
      <style:paragraph-properties fo:margin-left="0pt" style:writing-mode="page" css3t:text-justify="auto"/>
    </style:style>
    <style:style style:family="table-cell" style:parent-style-name="Default" style:name="ce14">
      <style:table-cell-properties style:glyph-orientation-vertical="0" fo:padding="2.01pt" style:text-align-source="value-type" style:direction="ltr" style:repeat-content="false" style:shrink-to-fit="false" fo:wrap-option="wrap" style:vertical-align="automatic" ns41:vertical-justify="auto" style:rotation-align="none" style:rotation-angle="0"/>
      <style:paragraph-properties fo:margin-left="0pt" style:writing-mode="page" css3t:text-justify="auto"/>
    </style:style>
    <style:style style:family="table-cell" style:parent-style-name="Default" style:name="ce15">
      <style:table-cell-properties style:glyph-orientation-vertical="0" fo:border-left="none" style:text-align-source="value-type" style:direction="ltr" fo:border-top="1.76pt solid #000000" style:repeat-content="false" fo:border-right="none" fo:border-bottom="1.76pt solid #000000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16">
      <style:table-cell-properties style:glyph-orientation-vertical="0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17">
      <style:table-cell-properties style:glyph-orientation-vertical="0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8">
      <style:table-cell-properties style:glyph-orientation-vertical="0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9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0">
      <style:table-cell-properties style:glyph-orientation-vertical="0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1">
      <style:table-cell-properties style:glyph-orientation-vertical="0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2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3">
      <style:table-cell-properties style:glyph-orientation-vertical="0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4">
      <style:table-cell-properties style:glyph-orientation-vertical="0" style:text-align-source="value-type" fo:border="none" style:direction="ltr" style:repeat-content="false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5">
      <style:table-cell-properties style:glyph-orientation-vertical="0" fo:border-left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6">
      <style:table-cell-properties style:glyph-orientation-vertical="0" style:text-align-source="value-type" style:direction="ltr" style:repeat-content="false" style:shrink-to-fit="false" fo:wrap-option="no-wrap" style:vertical-align="automatic" ns41:vertical-justify="auto" style:rotation-angle="0"/>
      <style:paragraph-properties fo:margin-left="0pt" style:writing-mode="page" css3t:text-justify="auto"/>
    </style:style>
    <style:style style:family="table-cell" style:parent-style-name="Default" style:name="ce27">
      <style:table-cell-properties style:glyph-orientation-vertical="0" style:text-align-source="value-type" style:direction="ltr" style:repeat-content="false" style:shrink-to-fit="false" fo:wrap-option="wrap" style:vertical-align="automatic" ns41:vertical-justify="auto" style:rotation-angle="0"/>
      <style:paragraph-properties fo:margin-left="0pt" style:writing-mode="page" css3t:text-justify="auto"/>
    </style:style>
    <style:style style:data-style-name="N0" style:family="table-cell" style:parent-style-name="Default" style:name="ce28">
      <style:table-cell-properties style:glyph-orientation-vertical="0" style:text-align-source="value-type" fo:border="none" style:direction="ltr" style:repeat-content="false" style:diagonal-tl-br="none" style:shrink-to-fit="false" style:cell-protect="protected" style:vertical-align="automatic" style:print-content="true" ns41:vertical-justify="auto" style:diagonal-bl-tr="none" style:rotation-angle="0" fo:wrap-option="wrap"/>
      <style:paragraph-properties fo:margin-left="0pt" style:writing-mode="page" css3t:text-justify="auto"/>
    </style:style>
    <style:style style:family="table-cell" style:parent-style-name="Default" style:name="ce29">
      <style:table-cell-properties style:glyph-orientation-vertical="0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</style:style>
    <style:style style:family="table-cell" style:parent-style-name="Default" style:name="ce30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</style:style>
    <style:style style:family="table-cell" style:parent-style-name="Default" style:name="ce31">
      <style:table-cell-properties style:glyph-orientation-vertical="0" style:text-align-source="value-type" fo:border="none" style:direction="ltr" style:repeat-content="false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</style:style>
    <style:style style:family="table-cell" style:parent-style-name="Default" style:name="ce32">
      <style:table-cell-properties style:glyph-orientation-vertical="0" fo:border-left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</style:style>
    <style:style style:family="table-cell" style:parent-style-name="Default" style:name="ce33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4">
      <style:table-cell-properties style:glyph-orientation-vertical="0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5">
      <style:table-cell-properties style:glyph-orientation-vertical="0" style:text-align-source="value-type" style:direction="ltr" style:repeat-content="false" style:shrink-to-fit="false" fo:wrap-option="wrap" style:vertical-align="automatic" ns41:vertical-justify="auto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6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7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38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9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0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41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42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TL_20_RowHeader" style:name="ce43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44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45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6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47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48">
      <style:table-cell-properties style:glyph-orientation-vertical="0" fo:padding="2.01pt" style:text-align-source="value-type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49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TL_20_ColHeader" style:name="ce50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51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2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53">
      <style:table-cell-properties style:glyph-orientation-vertical="0" fo:padding="2.01pt" fo:border-left="none" style:text-align-source="value-type" style:direction="ltr" fo:border-top="1.76pt solid #000000" style:repeat-content="false" fo:border-right="1.76pt solid #000000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54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55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6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57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lign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8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9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TL_20_ColHeader" style:name="ce60">
      <style:table-cell-properties style:glyph-orientation-vertical="0" fo:padding="2.01pt" fo:border-left="1.76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61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2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3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lign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64">
      <style:table-cell-properties style:glyph-orientation-vertical="0" fo:padding="2.01pt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5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6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67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68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9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70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71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72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73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4">
      <style:table-cell-properties style:glyph-orientation-vertical="0" fo:padding="2.01pt" style:text-align-source="value-type" fo:border="0.74pt solid #000000" style:direction="ltr" style:repeat-content="fals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75">
      <style:table-cell-properties style:glyph-orientation-vertical="0" fo:padding="2.01pt" fo:border-left="0.74pt solid #000000" style:text-align-source="value-type" style:direction="ltr" fo:border-top="0.74pt solid #000000" style:repeat-content="false" fo:border-right="0.74pt solid #000000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TL_20_ColHeader" style:name="ce76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7">
      <style:table-cell-properties style:glyph-orientation-vertical="0" fo:padding="2.01pt" fo:border-left="0.74pt solid #000000" style:text-align-source="value-type" style:direction="ltr" fo:border-top="1.76pt solid #000000" style:repeat-content="false" fo:border-right="0.74pt solid #000000" fo:border-bottom="0.74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data-style-name="N0" style:family="table-cell" style:parent-style-name="TL_20_Data" style:name="ce78">
      <style:table-cell-properties style:glyph-orientation-vertical="0" fo:padding="2.01pt" style:text-align-source="value-type" fo:border="none" style:direction="ltr" style:repeat-content="false" style:diagonal-tl-br="none" style:shrink-to-fit="false" style:cell-protect="protected" style:vertical-align="automatic" style:print-content="true" ns41:vertical-justify="auto" style:diagonal-bl-tr="none" style:rotation-align="none" style:rotation-angle="0" fo:wrap-option="wrap">
        <style:hyperlink xlink:type="simple" xlink:href="#Het Rijk.A93"/>
      </style:table-cell-properties>
      <style:paragraph-properties fo:margin-left="0pt" style:writing-mode="page" css3t:text-justify="auto"/>
    </style:style>
    <style:style style:family="table-cell" style:parent-style-name="Default" style:name="ce79">
      <style:table-cell-properties style:glyph-orientation-vertical="0" fo:padding="2.01pt" fo:border-left="0.74pt solid #000000" style:text-align-source="value-type" style:direction="ltr" fo:border-top="1.76pt solid #000000" style:repeat-content="false" fo:border-right="1.76pt solid #000000" fo:border-bottom="0.74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80">
      <style:table-cell-properties style:glyph-orientation-vertical="0" fo:padding="2.01pt" fo:border-left="0.74pt solid #000000" style:text-align-source="value-type" style:direction="ltr" fo:border-top="0.74pt solid #000000" style:repeat-content="false" fo:border-right="1.76pt solid #000000" fo:border-bottom="0.74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TL_20_ColHeader" style:name="ce81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82">
      <style:table-cell-properties style:glyph-orientation-vertical="0" fo:padding="2.01pt" fo:border-left="none" style:text-align-source="value-type" style:direction="ltr" fo:border-top="1.76pt solid #000000" style:repeat-content="false" fo:border-right="1.76pt solid #000000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3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4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5">
      <style:table-cell-properties style:glyph-orientation-vertical="0" fo:padding="2.01pt" fo:border-left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6">
      <style:table-cell-properties style:glyph-orientation-vertical="0" fo:padding="2.01pt" fo:border-left="none" style:text-align-source="value-type" style:direction="ltr" fo:border-top="0.74pt solid #000000" style:repeat-content="false" fo:border-right="0.74pt solid #000000" fo:border-bottom="0.74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87">
      <style:table-cell-properties style:glyph-orientation-vertical="0" fo:padding="2.01pt" fo:border-left="none" style:text-align-source="value-type" style:direction="ltr" fo:border-top="0.74pt solid #000000" style:repeat-content="false" fo:border-right="0.74pt solid #000000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88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9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0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1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92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3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4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5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6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7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8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9">
      <style:table-cell-properties style:glyph-orientation-vertical="0" fo:padding="2.01pt" fo:border-left="none" style:text-align-source="value-type" style:direction="ltr" fo:border-top="1.76pt solid #000000" style:repeat-content="false" fo:border-right="1.76pt solid #000000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100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1">
      <style:table-cell-properties style:glyph-orientation-vertical="0" fo:padding="2.01pt" fo:border-left="0.74pt solid #000000" style:text-align-source="value-type" style:direction="ltr" fo:border-top="0.74pt solid #000000" style:repeat-content="false" fo:border-right="1.76pt solid #000000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102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3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4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5">
      <style:table-cell-properties style:glyph-orientation-vertical="0" fo:padding="2.01pt" fo:border-left="none" style:text-align-source="value-type" style:direction="ltr" fo:border-top="1.76pt solid #000000" style:repeat-content="false" fo:border-right="1.76pt solid #000000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106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107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graphic" style:name="gr1">
      <style:graphic-properties svg:stroke-width="0.74pt" fo:padding-right="1.59pt" draw:shadow="hidden" svg:stroke-linecap="square" draw:auto-grow-height="false" draw:textarea-horizontal-align="justify" fo:padding-top="1.59pt" draw:shadow-offset-x="2.83pt" draw:marker-start-width="5.67pt" fo:padding-bottom="1.59pt" draw:caption-escape-direction="auto" draw:shadow-offset-y="2.83pt" draw:marker-start-center="false" draw:auto-grow-width="false" draw:stroke-linejoin="miter" draw:fill="solid" draw:marker-start="Arrowheads_20_1" draw:fill-color="#ffffc0" draw:stroke="solid" fo:padding-left="1.59pt" svg:stroke-color="#000000" draw:shadow-color="#000000" fo:wrap-option="wrap" draw:textarea-vertical-align="top"/>
    </style:style>
    <style:style style:family="paragraph" style:name="P1">
      <style:paragraph-properties fo:text-align="start" style:writing-mode="page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paragraph" style:name="P2">
      <ns41:graphic-properties draw:fill-color="#ffffc0" draw:fill="solid"/>
      <style:paragraph-properties fo:text-align="start" style:writing-mode="page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line-through-type="none" fo:font-style="normal" style:language-complex="hi" fo:color="#000000" style:text-overline-mode="continuous" style:country-asian="CN" style:text-underline-style="none" fo:font-weight="bold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bold" style:font-size-asian="8pt" style:font-weight-asian="bold" style:text-emphasize="none" fo:font-family="Tahoma"/>
    </style:style>
    <style:style style:family="text" style:name="T2">
      <style:text-properties style:text-outline="false" style:text-line-through-type="none" fo:font-style="italic" style:font-style-asian="italic" style:font-size-complex="10pt" style:text-underline-color="font-color" style:font-size-asian="10pt" style:font-style-complex="italic" style:font-weight-complex="normal" style:font-weight-asian="normal" fo:font-size="10pt" style:font-name="Arial" style:text-position="0%" fo:font-weight="normal" style:text-underline-style="none" fo:text-shadow="none"/>
    </style:style>
    <style:style style:family="text" style:name="T3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normal" style:font-weight-asian="normal" fo:font-size="10pt" style:font-name="Arial" style:text-position="0%" fo:font-weight="normal" style:text-underline-style="none" fo:text-shadow="none"/>
    </style:style>
    <style:style style:family="text" style:name="T4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normal" style:font-weight-asian="normal" fo:font-size="10pt" style:font-name="Arial" style:text-position="33%" fo:font-weight="normal" style:text-underline-style="none" fo:text-shadow="none"/>
    </style:style>
    <style:style style:family="text" style:name="T5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normal" style:font-weight-asian="normal" fo:font-size="10pt" style:font-name="Arial" style:text-position="0%" fo:font-weight="normal" style:text-underline-style="none" fo:text-shadow="none"/>
    </style:style>
    <style:style style:family="text" style:name="T6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normal" style:font-weight-asian="normal" fo:font-size="10pt" style:font-name="Arial" style:text-position="33%" fo:font-weight="normal" style:text-underline-style="none" fo:text-shadow="none"/>
    </style:style>
    <style:style style:family="text" style:name="T7">
      <style:text-properties style:text-outline="false" style:text-line-through-type="none" fo:font-style="italic" style:font-style-asian="italic" style:font-size-complex="10pt" style:text-underline-color="font-color" style:font-size-asian="10pt" style:font-style-complex="italic" style:font-weight-complex="normal" style:font-weight-asian="normal" fo:font-size="10pt" style:font-name="Arial" style:text-position="0%" fo:font-weight="normal" style:text-underline-style="none" fo:text-shadow="none"/>
    </style:style>
    <style:style style:family="text" style:name="T8">
      <style:text-properties style:text-line-through-type="none" fo:font-style="normal" fo:color="#0000ff" style:country-asian="none" style:text-underline-style="none" fo:font-weight="normal" fo:text-shadow="none" style:font-size-complex="10pt" style:font-style-complex="normal" style:text-overline-style="none" style:country-complex="none" fo:font-size="10pt" style:font-name-asian="Droid Sans Fallback" style:text-outline="false" fo:country="none" style:text-underline-color="font-color" style:text-line-through-mode="continuous" style:font-relief="none" style:font-name="Arial" style:text-overline-color="font-color" style:font-style-asian="normal" style:font-weight-complex="normal" style:font-size-asian="10pt" style:font-weight-asian="normal" style:text-emphasize="none"/>
    </style:style>
    <style:style style:family="text" style:name="T9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normal" style:font-weight-asian="normal" fo:font-size="10pt" style:font-name="Arial" style:text-position="0%" fo:font-weight="normal" style:text-underline-style="none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Drenthe">
        <office:forms form:apply-design-mode="false" form:automatic-focus="false"/>
        <table:table-column table:style-name="co1" table:default-cell-style-name="ce14"/>
        <table:table-column table:style-name="co2" table:default-cell-style-name="ce27"/>
        <table:table-column table:style-name="co3" table:default-cell-style-name="ce27"/>
        <table:table-column table:style-name="co4" table:default-cell-style-name="ce27"/>
        <table:table-column table:style-name="co5" table:default-cell-style-name="ce27"/>
        <table:table-column table:style-name="co6" table:default-cell-style-name="ce14"/>
        <table:table-column table:style-name="co7" table:default-cell-style-name="ce14"/>
        <table:table-column table:style-name="co8" table:default-cell-style-name="ce14"/>
        <table:table-column table:style-name="co9" table:default-cell-style-name="ce14" table:number-columns-repeated="3"/>
        <table:table-column table:style-name="co10" table:default-cell-style-name="ce14"/>
        <table:table-column table:style-name="co11" table:default-cell-style-name="ce14"/>
        <table:table-column table:style-name="co9" table:default-cell-style-name="ce14" table:number-columns-repeated="8"/>
        <table:table-column table:style-name="co12" table:default-cell-style-name="ce14"/>
        <table:table-column table:style-name="co9" table:default-cell-style-name="ce14"/>
        <table:table-column table:style-name="co13" table:default-cell-style-name="ce14" table:number-columns-repeated="3"/>
        <table:table-column table:style-name="co9" table:default-cell-style-name="ce14" table:number-columns-repeated="231"/>
        <table:table-column table:style-name="co9" table:default-cell-style-name="Default" table:number-columns-repeated="767"/>
        <table:table-row table:style-name="ro1">
          <table:table-cell ns42:value-type="string" table:style-name="ce1" office:value-type="string">
            <text:p>Provincie Drenthe Eerste gedeelte</text:p>
          </table:table-cell>
          <table:table-cell table:style-name="ce15" table:number-columns-repeated="4"/>
          <table:table-cell table:style-name="ce36" table:number-columns-repeated="16"/>
          <table:table-cell table:style-name="ce56" table:number-columns-repeated="5"/>
          <table:table-cell table:style-name="ce99"/>
          <table:table-cell table:number-columns-repeated="997"/>
        </table:table-row>
        <table:table-row table:style-name="ro2">
          <table:table-cell table:style-name="ce2"/>
          <table:table-cell table:style-name="ce16" table:number-columns-repeated="4"/>
          <table:table-cell table:style-name="ce37" table:number-columns-repeated="3"/>
          <table:table-cell table:style-name="ce2"/>
          <table:table-cell table:style-name="ce37" table:number-columns-repeated="3"/>
          <table:table-cell table:style-name="ce58"/>
          <table:table-cell table:style-name="ce2"/>
          <table:table-cell table:style-name="ce37" table:number-columns-repeated="5"/>
          <table:table-cell table:style-name="ce58"/>
          <table:table-cell table:style-name="ce37"/>
          <table:table-cell table:style-name="ce47" table:number-columns-repeated="7"/>
          <table:table-cell table:number-columns-repeated="996"/>
        </table:table-row>
        <table:table-row table:style-name="ro2">
          <table:table-cell ns42:value-type="string" table:number-rows-spanned="1" table:style-name="ce3" table:number-columns-spanned="7" office:value-type="string">
            <text:p>Plaatselijke indeling</text:p>
          </table:table-cell>
          <table:covered-table-cell table:style-name="ce17" table:number-columns-repeated="4"/>
          <table:covered-table-cell table:style-name="ce38"/>
          <table:covered-table-cell table:style-name="ce50"/>
          <table:table-cell table:style-name="ce37"/>
          <table:table-cell ns42:value-type="string" table:number-rows-spanned="2" table:style-name="ce60" table:number-columns-spanned="4" office:value-type="string">
            <text:p>Woningen in de gemeente</text:p>
          </table:table-cell>
          <table:covered-table-cell table:style-name="ce38" table:number-columns-repeated="3"/>
          <table:table-cell ns42:value-type="string" table:number-rows-spanned="9" table:style-name="ce73" table:number-columns-spanned="1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ns42:value-type="string" table:number-rows-spanned="2" table:style-name="ce38" table:number-columns-spanned="6" office:value-type="string">
            <text:p>Bevolking</text:p>
          </table:table-cell>
          <table:covered-table-cell table:style-name="ce77" table:number-columns-repeated="5"/>
          <table:table-cell ns42:value-type="string" table:number-rows-spanned="8" table:style-name="ce50" table:number-columns-spanned="2" office:value-type="string">
            <text:p>Tijdelijk aanwezig</text:p>
            <office:annotation>
              <text:p>http://lod.cedar-project.nl/vocab/cedar#residenceStatus=http://lod.cedar-project.nl/vocab/cedar-residenceStatus#TijdelijkAanwezig</text:p>
            </office:annotation>
          </table:table-cell>
          <table:covered-table-cell table:style-name="ce79"/>
          <table:table-cell ns42:value-type="string" table:number-rows-spanned="9" table:style-name="ce85" table:number-columns-spanned="1" office:value-type="string">
            <text:p>Telling</text:p>
          </table:table-cell>
          <table:table-cell ns42:value-type="string" table:number-rows-spanned="9" table:style-name="ce91" table:number-columns-spanned="1" office:value-type="string">
            <text:p>Tabel</text:p>
          </table:table-cell>
          <table:table-cell ns42:value-type="string" table:number-rows-spanned="9" table:style-name="ce91" table:number-columns-spanned="1" office:value-type="string">
            <text:p>Pagina links</text:p>
          </table:table-cell>
          <table:table-cell ns42:value-type="string" table:number-rows-spanned="9" table:style-name="ce92" table:number-columns-spanned="1" office:value-type="string">
            <text:p>Pagina rechts</text:p>
          </table:table-cell>
          <table:table-cell ns42:value-type="string" table:number-rows-spanned="9" table:style-name="ce91" table:number-columns-spanned="1" office:value-type="string">
            <text:p>Provincie</text:p>
          </table:table-cell>
          <table:table-cell ns42:value-type="string" table:number-rows-spanned="9" table:style-name="ce100" table:number-columns-spanned="1" office:value-type="string">
            <text:p>Image nr</text:p>
          </table:table-cell>
          <table:table-cell table:style-name="ce47"/>
          <table:table-cell table:number-columns-repeated="996"/>
        </table:table-row>
        <table:table-row table:style-name="ro3">
          <table:table-cell ns42:value-type="string" table:number-rows-spanned="8" table:style-name="ce4" table:number-columns-spanned="1" office:value-type="string">
            <text:p>Gemeenten</text:p>
          </table:table-cell>
          <table:table-cell ns42:value-type="string" table:number-rows-spanned="8" table:style-name="ce18" table:number-columns-spanned="1" office:value-type="string">
            <text:p>Water-, Veen-, Hoogheemraadschap, Polderdistrict, etc.</text:p>
          </table:table-cell>
          <table:table-cell ns42:value-type="string" table:number-rows-spanned="8" table:style-name="ce18" table:number-columns-spanned="1" office:value-type="string">
            <text:p>Plaats (naam dorp, buurtschap, gehucht, etc.)</text:p>
          </table:table-cell>
          <table:table-cell ns42:value-type="string" table:number-rows-spanned="8" table:style-name="ce18" table:number-columns-spanned="1" office:value-type="string">
            <text:p>Wijk (letter, [Romeins] cijfer, Noord, Oost, etc.)</text:p>
          </table:table-cell>
          <table:table-cell ns42:value-type="string" table:number-rows-spanned="8" table:style-name="ce18" table:number-columns-spanned="1" office:value-type="string">
            <text:p>Onderdeel van plaats (naam wijk, buurtschap, gehucht, polder)</text:p>
          </table:table-cell>
          <table:table-cell ns42:value-type="string" table:number-rows-spanned="8" table:style-name="ce39" table:number-columns-spanned="1" office:value-type="string">
            <text:p>Woningtype (schepen, tehuizen, etc)</text:p>
          </table:table-cell>
          <table:table-cell ns42:value-type="string" table:number-rows-spanned="8" table:style-name="ce51" table:number-columns-spanned="1" office:value-type="string">
            <text:p>Kom, Buiten de kom, (tijdelijk aanwezige) Schepen, Personen zonder vaste verblijfplaats</text:p>
          </table:table-cell>
          <table:table-cell table:style-name="ce57"/>
          <table:covered-table-cell table:style-name="ce5"/>
          <table:covered-table-cell table:style-name="ce67" table:number-columns-repeated="3"/>
          <table:covered-table-cell table:style-name="ce74" table:number-columns-repeated="8"/>
          <table:covered-table-cell table:style-name="ce80"/>
          <table:covered-table-cell table:style-name="ce86"/>
          <table:covered-table-cell table:style-name="ce74" table:number-columns-repeated="4"/>
          <table:covered-table-cell table:style-name="ce80"/>
          <table:table-cell table:style-name="ce47"/>
          <table:table-cell table:number-columns-repeated="996"/>
        </table:table-row>
        <table:table-row table:style-name="ro3">
          <table:covered-table-cell table:style-name="ce5"/>
          <table:covered-table-cell table:style-name="ce19" table:number-columns-repeated="2"/>
          <table:covered-table-cell table:style-name="ce33" table:number-columns-repeated="2"/>
          <table:covered-table-cell table:style-name="ce40"/>
          <table:covered-table-cell table:style-name="ce52"/>
          <table:table-cell table:style-name="ce57"/>
          <table:table-cell ns42:value-type="string" table:number-rows-spanned="2" table:style-name="ce5" table:number-columns-spanned="3" office:value-type="string">
            <text:p>Woonhuizen</text:p>
          </table:table-cell>
          <table:covered-table-cell table:style-name="ce67" table:number-columns-repeated="2"/>
          <table:table-cell ns42:value-type="string" table:number-rows-spanned="7" table:style-name="ce68" table:number-columns-spanned="1" office:value-type="string">
            <text:p>Bewoonde schepen</text:p>
            <office:annotation>
              <text:p>http://lod.cedar-project.nl/vocab/cedar#houseType=http://lod.cedar-project.nl/vocab/cedar#house-BewoondeSchepen</text:p>
            </office:annotation>
          </table:table-cell>
          <table:covered-table-cell table:style-name="ce74"/>
          <table:table-cell ns42:value-type="string" table:number-rows-spanned="6" table:style-name="ce67" table:number-columns-spanned="2" office:value-type="string">
            <text:p>Bij de telling aanwezig</text:p>
            <office:annotation>
              <text:p>http://lod.cedar-project.nl/vocab/cedar#residenceStatus=http://lod.cedar-project.nl/vocab/cedar-residenceStatus#FeitelijkAanwezig</text:p>
            </office:annotation>
          </table:table-cell>
          <table:covered-table-cell table:style-name="ce67"/>
          <table:table-cell ns42:value-type="string" table:number-rows-spanned="6" table:style-name="ce67" table:number-columns-spanned="2" office:value-type="string">
            <text:p>Tijdelijk afwezig</text:p>
            <office:annotation>
              <text:p>http://lod.cedar-project.nl/vocab/cedar#residenceStatus=http://lod.cedar-project.nl/vocab/cedar-residenceStatus#TijdelijkAfwezig</text:p>
            </office:annotation>
          </table:table-cell>
          <table:covered-table-cell table:style-name="ce67"/>
          <table:table-cell ns42:value-type="string" table:number-rows-spanned="6" table:style-name="ce67" table:number-columns-spanned="2" office:value-type="string">
            <text:p>Totaal</text:p>
            <office:annotation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67"/>
          <table:covered-table-cell table:style-name="ce74"/>
          <table:covered-table-cell table:style-name="ce80"/>
          <table:covered-table-cell table:style-name="ce86"/>
          <table:covered-table-cell table:style-name="ce74" table:number-columns-repeated="4"/>
          <table:covered-table-cell table:style-name="ce80"/>
          <table:table-cell table:style-name="ce47"/>
          <table:table-cell table:number-columns-repeated="996"/>
        </table:table-row>
        <table:table-row table:style-name="ro3">
          <table:covered-table-cell table:style-name="ce5"/>
          <table:covered-table-cell table:style-name="ce19" table:number-columns-repeated="2"/>
          <table:covered-table-cell table:style-name="ce33" table:number-columns-repeated="2"/>
          <table:covered-table-cell table:style-name="ce40"/>
          <table:covered-table-cell table:style-name="ce52"/>
          <table:table-cell table:style-name="ce57"/>
          <table:covered-table-cell table:style-name="ce5"/>
          <table:covered-table-cell table:style-name="ce67" table:number-columns-repeated="2"/>
          <table:covered-table-cell table:style-name="ce69"/>
          <table:covered-table-cell table:style-name="ce74"/>
          <table:covered-table-cell table:style-name="ce67" table:number-columns-repeated="6"/>
          <table:covered-table-cell table:style-name="ce74"/>
          <table:covered-table-cell table:style-name="ce80"/>
          <table:covered-table-cell table:style-name="ce86"/>
          <table:covered-table-cell table:style-name="ce74" table:number-columns-repeated="4"/>
          <table:covered-table-cell table:style-name="ce80"/>
          <table:table-cell table:style-name="ce47"/>
          <table:table-cell table:number-columns-repeated="996"/>
        </table:table-row>
        <table:table-row table:style-name="ro3">
          <table:covered-table-cell table:style-name="ce5"/>
          <table:covered-table-cell table:style-name="ce19" table:number-columns-repeated="2"/>
          <table:covered-table-cell table:style-name="ce33" table:number-columns-repeated="2"/>
          <table:covered-table-cell table:style-name="ce40"/>
          <table:covered-table-cell table:style-name="ce52"/>
          <table:table-cell table:style-name="ce57"/>
          <table:table-cell ns42:value-type="string" table:number-rows-spanned="5" table:style-name="ce61" table:number-columns-spanned="1" office:value-type="string">
            <text:p>Bewoond</text:p>
            <office:annotation>
              <text:p>http://lod.cedar-project.nl/vocab/cedar#houseType=http://lod.cedar-project.nl/vocab/cedar#house-BewoondeHuizen</text:p>
            </office:annotation>
          </table:table-cell>
          <table:table-cell ns42:value-type="string" table:number-rows-spanned="5" table:style-name="ce68" table:number-columns-spanned="1" office:value-type="string">
            <text:p>Onbewoond</text:p>
            <office:annotation>
              <text:p>http://lod.cedar-project.nl/vocab/cedar#houseType=http://lod.cedar-project.nl/vocab/cedar#house-OnbewoondeHuizen</text:p>
            </office:annotation>
          </table:table-cell>
          <table:table-cell ns42:value-type="string" table:number-rows-spanned="5" table:style-name="ce68" table:number-columns-spanned="1" office:value-type="string">
            <text:p>In aanbouw</text:p>
            <office:annotation>
              <text:p>http://lod.cedar-project.nl/vocab/cedar#houseType=http://lod.cedar-project.nl/vocab/cedar#house-HuizenAanbouw</text:p>
            </office:annotation>
          </table:table-cell>
          <table:covered-table-cell table:style-name="ce69"/>
          <table:covered-table-cell table:style-name="ce74"/>
          <table:covered-table-cell table:style-name="ce67" table:number-columns-repeated="6"/>
          <table:covered-table-cell table:style-name="ce74"/>
          <table:covered-table-cell table:style-name="ce80"/>
          <table:covered-table-cell table:style-name="ce86"/>
          <table:covered-table-cell table:style-name="ce74" table:number-columns-repeated="4"/>
          <table:covered-table-cell table:style-name="ce80"/>
          <table:table-cell table:style-name="ce47"/>
          <table:table-cell table:number-columns-repeated="996"/>
        </table:table-row>
        <table:table-row table:style-name="ro3">
          <table:covered-table-cell table:style-name="ce5"/>
          <table:covered-table-cell table:style-name="ce19" table:number-columns-repeated="2"/>
          <table:covered-table-cell table:style-name="ce33" table:number-columns-repeated="2"/>
          <table:covered-table-cell table:style-name="ce40"/>
          <table:covered-table-cell table:style-name="ce52"/>
          <table:table-cell table:style-name="ce57"/>
          <table:covered-table-cell table:style-name="ce62"/>
          <table:covered-table-cell table:style-name="ce69" table:number-columns-repeated="3"/>
          <table:covered-table-cell table:style-name="ce74"/>
          <table:covered-table-cell table:style-name="ce67" table:number-columns-repeated="6"/>
          <table:covered-table-cell table:style-name="ce74"/>
          <table:covered-table-cell table:style-name="ce80"/>
          <table:covered-table-cell table:style-name="ce86"/>
          <table:covered-table-cell table:style-name="ce74" table:number-columns-repeated="4"/>
          <table:covered-table-cell table:style-name="ce80"/>
          <table:table-cell table:style-name="ce47"/>
          <table:table-cell table:number-columns-repeated="996"/>
        </table:table-row>
        <table:table-row table:style-name="ro3">
          <table:covered-table-cell table:style-name="ce5"/>
          <table:covered-table-cell table:style-name="ce19" table:number-columns-repeated="2"/>
          <table:covered-table-cell table:style-name="ce33" table:number-columns-repeated="2"/>
          <table:covered-table-cell table:style-name="ce40"/>
          <table:covered-table-cell table:style-name="ce52"/>
          <table:table-cell table:style-name="ce57"/>
          <table:covered-table-cell table:style-name="ce62"/>
          <table:covered-table-cell table:style-name="ce69" table:number-columns-repeated="3"/>
          <table:covered-table-cell table:style-name="ce74"/>
          <table:covered-table-cell table:style-name="ce67" table:number-columns-repeated="6"/>
          <table:covered-table-cell table:style-name="ce74"/>
          <table:covered-table-cell table:style-name="ce80"/>
          <table:covered-table-cell table:style-name="ce86"/>
          <table:covered-table-cell table:style-name="ce74" table:number-columns-repeated="4"/>
          <table:covered-table-cell table:style-name="ce80"/>
          <table:table-cell table:style-name="ce47"/>
          <table:table-cell table:number-columns-repeated="996"/>
        </table:table-row>
        <table:table-row table:style-name="ro3">
          <table:covered-table-cell table:style-name="ce5"/>
          <table:covered-table-cell table:style-name="ce19" table:number-columns-repeated="2"/>
          <table:covered-table-cell table:style-name="ce33" table:number-columns-repeated="2"/>
          <table:covered-table-cell table:style-name="ce40"/>
          <table:covered-table-cell table:style-name="ce52"/>
          <table:table-cell table:style-name="ce57"/>
          <table:covered-table-cell table:style-name="ce62"/>
          <table:covered-table-cell table:style-name="ce69" table:number-columns-repeated="3"/>
          <table:covered-table-cell table:style-name="ce74"/>
          <table:covered-table-cell table:style-name="ce67" table:number-columns-repeated="6"/>
          <table:covered-table-cell table:style-name="ce74"/>
          <table:covered-table-cell table:style-name="ce80"/>
          <table:covered-table-cell table:style-name="ce86"/>
          <table:covered-table-cell table:style-name="ce74" table:number-columns-repeated="4"/>
          <table:covered-table-cell table:style-name="ce80"/>
          <table:table-cell table:number-columns-repeated="997"/>
        </table:table-row>
        <table:table-row table:style-name="ro2">
          <table:covered-table-cell table:style-name="ce4"/>
          <table:covered-table-cell table:style-name="ce18" table:number-columns-repeated="2"/>
          <table:covered-table-cell table:style-name="ce34" table:number-columns-repeated="2"/>
          <table:covered-table-cell table:style-name="ce41"/>
          <table:covered-table-cell table:style-name="ce51"/>
          <table:table-cell table:style-name="ce57"/>
          <table:covered-table-cell table:style-name="ce61"/>
          <table:covered-table-cell table:style-name="ce68" table:number-columns-repeated="3"/>
          <table:covered-table-cell table:style-name="ce75"/>
          <table:table-cell ns42:value-type="string" table:style-name="ce76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76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76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76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76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76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76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81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covered-table-cell table:style-name="ce87"/>
          <table:covered-table-cell table:style-name="ce75" table:number-columns-repeated="4"/>
          <table:covered-table-cell table:style-name="ce101"/>
          <table:table-cell table:number-columns-repeated="997"/>
        </table:table-row>
        <table:table-row table:style-name="ro2">
          <table:table-cell table:style-name="ce6"/>
          <table:table-cell table:style-name="ce20" table:number-columns-repeated="2"/>
          <table:table-cell table:style-name="ce16" table:number-columns-repeated="2"/>
          <table:table-cell table:style-name="ce42"/>
          <table:table-cell table:style-name="ce6"/>
          <table:table-cell table:style-name="ce57"/>
          <table:table-cell table:style-name="ce63" table:number-columns-repeated="4"/>
          <table:table-cell table:style-name="ce47"/>
          <table:table-cell table:style-name="ce6" table:number-columns-repeated="8"/>
          <table:table-cell table:style-name="ce47" table:number-columns-repeated="6"/>
          <table:table-cell table:number-columns-repeated="997"/>
        </table:table-row>
        <table:table-row table:style-name="ro3">
          <table:table-cell ns42:value-type="string" table:style-name="ce7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1"/>
          <table:table-cell ns42:value-type="string" table:style-name="ce21" office:value-type="string">
            <text:p>Dorp Anlo</text:p>
          </table:table-cell>
          <table:table-cell ns42:value-type="string" table:style-name="ce21" office:value-type="string">
            <text:p>Wijk A</text:p>
          </table:table-cell>
          <table:table-cell table:style-name="ce21"/>
          <table:table-cell ns42:value-type="string" table:style-name="ce43" office:value-type="string">
            <text:p>Werkhuis</text:p>
          </table:table-cell>
          <table:table-cell ns42:value-type="string" table:style-name="ce53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4" office:value="1" office:value-type="float">
            <text:p>1</text:p>
          </table:table-cell>
          <table:table-cell table:style-name="ce70" table:number-columns-repeated="4"/>
          <table:table-cell ns42:value-type="float" table:style-name="ce70" office:value="4" office:value-type="float">
            <text:p>4</text:p>
          </table:table-cell>
          <table:table-cell ns42:value-type="float" table:style-name="ce70" office:value="5" office:value-type="float">
            <text:p>5</text:p>
          </table:table-cell>
          <table:table-cell table:style-name="ce70" table:number-columns-repeated="2"/>
          <table:table-cell table:formula="of:=SUM([.N13];[.P13])" ns42:value-type="float" table:style-name="ce70" office:value-type="float" office:value="4">
            <text:p>4</text:p>
          </table:table-cell>
          <table:table-cell table:formula="of:=SUM([.O13];[.Q13])" ns42:value-type="float" table:style-name="ce70" office:value-type="float" office:value="5">
            <text:p>5</text:p>
          </table:table-cell>
          <table:table-cell table:style-name="ce70"/>
          <table:table-cell table:style-name="ce82"/>
          <table:table-cell ns42:value-type="string" table:style-name="ce88" office:value-type="string">
            <text:p>VT</text:p>
          </table:table-cell>
          <table:table-cell ns42:value-type="string" table:style-name="ce88" office:value-type="string">
            <text:p>04_H1</text:p>
          </table:table-cell>
          <table:table-cell ns42:value-type="float" table:style-name="ce88" office:value="2" office:value-type="float">
            <text:p>2</text:p>
          </table:table-cell>
          <table:table-cell ns42:value-type="float" table:style-name="ce88" office:value="3" office:value-type="float">
            <text:p>3</text:p>
          </table:table-cell>
          <table:table-cell ns42:value-type="string" table:style-name="ce93" office:value-type="string">
            <text:p>DR</text:p>
          </table:table-cell>
          <table:table-cell ns42:value-type="string" table:style-name="ce102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Dorp Anlo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49" office:value-type="float">
            <text:p>49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17" office:value-type="float">
            <text:p>117</text:p>
          </table:table-cell>
          <table:table-cell ns42:value-type="float" table:style-name="ce71" office:value="112" office:value-type="float">
            <text:p>112</text:p>
          </table:table-cell>
          <table:table-cell table:style-name="ce71" table:number-columns-repeated="2"/>
          <table:table-cell table:formula="of:=SUM([.N14];[.P14])" ns42:value-type="float" table:style-name="ce71" office:value-type="float" office:value="117">
            <text:p>117</text:p>
          </table:table-cell>
          <table:table-cell table:formula="of:=SUM([.O14];[.Q14])" ns42:value-type="float" table:style-name="ce71" office:value-type="float" office:value="112">
            <text:p>1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Dorp Anlo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ns42:value-type="float" table:style-name="ce71" office:value="1" office:value-type="float">
            <text:p>1</text:p>
          </table:table-cell>
          <table:table-cell table:style-name="ce71" table:number-columns-repeated="7"/>
          <table:table-cell table:formula="of:=SUM([.N15];[.P15])" ns42:value-type="float" table:style-name="ce71" office:value-type="float" office:value="0">
            <text:p>0</text:p>
          </table:table-cell>
          <table:table-cell table:formula="of:=SUM([.O15];[.Q15])" ns42:value-type="float" table:style-name="ce71" office:value-type="float" office:value="0">
            <text:p>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Gehucht Schipborg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6" office:value-type="float">
            <text:p>16</text:p>
          </table:table-cell>
          <table:table-cell table:style-name="ce71" table:number-columns-repeated="4"/>
          <table:table-cell ns42:value-type="float" table:style-name="ce71" office:value="46" office:value-type="float">
            <text:p>46</text:p>
          </table:table-cell>
          <table:table-cell ns42:value-type="float" table:style-name="ce71" office:value="34" office:value-type="float">
            <text:p>34</text:p>
          </table:table-cell>
          <table:table-cell table:style-name="ce71" table:number-columns-repeated="2"/>
          <table:table-cell table:formula="of:=SUM([.N16];[.P16])" ns42:value-type="float" table:style-name="ce71" office:value-type="float" office:value="46">
            <text:p>46</text:p>
          </table:table-cell>
          <table:table-cell table:formula="of:=SUM([.O16];[.Q16])" ns42:value-type="float" table:style-name="ce71" office:value-type="float" office:value="34">
            <text:p>3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Gehucht Schipborg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table:style-name="ce71" table:number-columns-repeated="4"/>
          <table:table-cell ns42:value-type="float" table:style-name="ce71" office:value="21" office:value-type="float">
            <text:p>21</text:p>
          </table:table-cell>
          <table:table-cell ns42:value-type="float" table:style-name="ce71" office:value="18" office:value-type="float">
            <text:p>18</text:p>
          </table:table-cell>
          <table:table-cell table:style-name="ce71" table:number-columns-repeated="2"/>
          <table:table-cell table:formula="of:=SUM([.N17];[.P17])" ns42:value-type="float" table:style-name="ce71" office:value-type="float" office:value="21">
            <text:p>21</text:p>
          </table:table-cell>
          <table:table-cell table:formula="of:=SUM([.O17];[.Q17])" ns42:value-type="float" table:style-name="ce71" office:value-type="float" office:value="18">
            <text:p>1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Gehucht Gasteren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38" office:value-type="float">
            <text:p>3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00" office:value-type="float">
            <text:p>100</text:p>
          </table:table-cell>
          <table:table-cell ns42:value-type="float" table:style-name="ce71" office:value="90" office:value-type="float">
            <text:p>90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18];[.P18])" ns42:value-type="float" table:style-name="ce71" office:value-type="float" office:value="100">
            <text:p>100</text:p>
          </table:table-cell>
          <table:table-cell table:formula="of:=SUM([.O18];[.Q18])" ns42:value-type="float" table:style-name="ce71" office:value-type="float" office:value="91">
            <text:p>9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Gehucht Gasteren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4" office:value-type="float">
            <text:p>4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19];[.P19])" ns42:value-type="float" table:style-name="ce71" office:value-type="float" office:value="4">
            <text:p>4</text:p>
          </table:table-cell>
          <table:table-cell table:formula="of:=SUM([.O19];[.Q19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Gehucht Anderen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4" office:value-type="float">
            <text:p>24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85" office:value-type="float">
            <text:p>85</text:p>
          </table:table-cell>
          <table:table-cell ns42:value-type="float" table:style-name="ce71" office:value="75" office:value-type="float">
            <text:p>75</text:p>
          </table:table-cell>
          <table:table-cell table:style-name="ce71" table:number-columns-repeated="2"/>
          <table:table-cell table:formula="of:=SUM([.N20];[.P20])" ns42:value-type="float" table:style-name="ce71" office:value-type="float" office:value="85">
            <text:p>85</text:p>
          </table:table-cell>
          <table:table-cell table:formula="of:=SUM([.O20];[.Q20])" ns42:value-type="float" table:style-name="ce71" office:value-type="float" office:value="75">
            <text:p>7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Gehucht Anderen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4" office:value-type="float">
            <text:p>4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1];[.P21])" ns42:value-type="float" table:style-name="ce71" office:value-type="float" office:value="4">
            <text:p>4</text:p>
          </table:table-cell>
          <table:table-cell table:formula="of:=SUM([.O21];[.Q21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Dorp Eext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02" office:value-type="float">
            <text:p>102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3"/>
          <table:table-cell ns42:value-type="float" table:style-name="ce71" office:value="253" office:value-type="float">
            <text:p>253</text:p>
          </table:table-cell>
          <table:table-cell ns42:value-type="float" table:style-name="ce71" office:value="222" office:value-type="float">
            <text:p>222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22];[.P22])" ns42:value-type="float" table:style-name="ce71" office:value-type="float" office:value="253">
            <text:p>253</text:p>
          </table:table-cell>
          <table:table-cell table:formula="of:=SUM([.O22];[.Q22])" ns42:value-type="float" table:style-name="ce71" office:value-type="float" office:value="223">
            <text:p>223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Dorp Eext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5" office:value-type="float">
            <text:p>5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3];[.P23])" ns42:value-type="float" table:style-name="ce71" office:value-type="float" office:value="5">
            <text:p>5</text:p>
          </table:table-cell>
          <table:table-cell table:formula="of:=SUM([.O23];[.Q23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Gehucht Zandvoort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7" office:value-type="float">
            <text:p>27</text:p>
          </table:table-cell>
          <table:table-cell table:style-name="ce71" table:number-columns-repeated="4"/>
          <table:table-cell ns42:value-type="float" table:style-name="ce71" office:value="72" office:value-type="float">
            <text:p>72</text:p>
          </table:table-cell>
          <table:table-cell ns42:value-type="float" table:style-name="ce71" office:value="55" office:value-type="float">
            <text:p>55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24];[.P24])" ns42:value-type="float" table:style-name="ce71" office:value-type="float" office:value="72">
            <text:p>72</text:p>
          </table:table-cell>
          <table:table-cell table:formula="of:=SUM([.O24];[.Q24])" ns42:value-type="float" table:style-name="ce71" office:value-type="float" office:value="56">
            <text:p>56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Gehucht Annen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39" office:value-type="float">
            <text:p>139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314" office:value-type="float">
            <text:p>314</text:p>
          </table:table-cell>
          <table:table-cell ns42:value-type="float" table:style-name="ce71" office:value="306" office:value-type="float">
            <text:p>306</text:p>
          </table:table-cell>
          <table:table-cell ns42:value-type="float" table:style-name="ce71" office:value="5" office:value-type="float">
            <text:p>5</text:p>
          </table:table-cell>
          <table:table-cell table:style-name="ce71"/>
          <table:table-cell table:formula="of:=SUM([.N25];[.P25])" ns42:value-type="float" table:style-name="ce71" office:value-type="float" office:value="319">
            <text:p>319</text:p>
          </table:table-cell>
          <table:table-cell table:formula="of:=SUM([.O25];[.Q25])" ns42:value-type="float" table:style-name="ce71" office:value-type="float" office:value="306">
            <text:p>306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Gehucht Annen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8" office:value-type="float">
            <text:p>18</text:p>
          </table:table-cell>
          <table:table-cell table:style-name="ce71" table:number-columns-repeated="4"/>
          <table:table-cell ns42:value-type="float" table:style-name="ce71" office:value="34" office:value-type="float">
            <text:p>34</text:p>
          </table:table-cell>
          <table:table-cell ns42:value-type="float" table:style-name="ce71" office:value="42" office:value-type="float">
            <text:p>4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26];[.P26])" ns42:value-type="float" table:style-name="ce71" office:value-type="float" office:value="35">
            <text:p>35</text:p>
          </table:table-cell>
          <table:table-cell table:formula="of:=SUM([.O26];[.Q26])" ns42:value-type="float" table:style-name="ce71" office:value-type="float" office:value="42">
            <text:p>4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22" office:value-type="string">
            <text:p>Waterschap Annerveen</text:p>
          </table:table-cell>
          <table:table-cell ns42:value-type="string" table:style-name="ce22" office:value-type="string">
            <text:p>Buurtschap Annerveen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2" office:value-type="float">
            <text:p>12</text:p>
          </table:table-cell>
          <table:table-cell table:style-name="ce71" table:number-columns-repeated="4"/>
          <table:table-cell ns42:value-type="float" table:style-name="ce71" office:value="32" office:value-type="float">
            <text:p>32</text:p>
          </table:table-cell>
          <table:table-cell ns42:value-type="float" table:style-name="ce71" office:value="28" office:value-type="float">
            <text:p>28</text:p>
          </table:table-cell>
          <table:table-cell table:style-name="ce71" table:number-columns-repeated="2"/>
          <table:table-cell table:formula="of:=SUM([.N27];[.P27])" ns42:value-type="float" table:style-name="ce71" office:value-type="float" office:value="32">
            <text:p>32</text:p>
          </table:table-cell>
          <table:table-cell table:formula="of:=SUM([.O27];[.Q27])" ns42:value-type="float" table:style-name="ce71" office:value-type="float" office:value="28">
            <text:p>2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Buurtschap Annerveen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40" office:value-type="float">
            <text:p>40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117" office:value-type="float">
            <text:p>117</text:p>
          </table:table-cell>
          <table:table-cell ns42:value-type="float" table:style-name="ce71" office:value="106" office:value-type="float">
            <text:p>106</text:p>
          </table:table-cell>
          <table:table-cell table:style-name="ce71" table:number-columns-repeated="2"/>
          <table:table-cell table:formula="of:=SUM([.N28];[.P28])" ns42:value-type="float" table:style-name="ce71" office:value-type="float" office:value="117">
            <text:p>117</text:p>
          </table:table-cell>
          <table:table-cell table:formula="of:=SUM([.O28];[.Q28])" ns42:value-type="float" table:style-name="ce71" office:value-type="float" office:value="106">
            <text:p>106</text:p>
          </table:table-cell>
          <table:table-cell ns42:value-type="float" table:style-name="ce71" office:value="4" office:value-type="float">
            <text:p>4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22" office:value-type="string">
            <text:p>Waterschap Annerveen</text:p>
          </table:table-cell>
          <table:table-cell ns42:value-type="string" table:style-name="ce22" office:value-type="string">
            <text:p>Buurtschap Annerveen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office:value="4" table:style-name="ce71" table:number-columns-repeated="2" office:value-type="float">
            <text:p>4</text:p>
          </table:table-cell>
          <table:table-cell table:style-name="ce71" table:number-columns-repeated="2"/>
          <table:table-cell table:formula="of:=SUM([.N29];[.P29])" ns42:value-type="float" table:style-name="ce71" office:value-type="float" office:value="4">
            <text:p>4</text:p>
          </table:table-cell>
          <table:table-cell table:formula="of:=SUM([.O29];[.Q29])" ns42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Buurtschap Annerveen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2" office:value-type="float">
            <text:p>2</text:p>
          </table:table-cell>
          <table:table-cell ns42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30];[.P30])" ns42:value-type="float" table:style-name="ce71" office:value-type="float" office:value="2">
            <text:p>2</text:p>
          </table:table-cell>
          <table:table-cell table:formula="of:=SUM([.O30];[.Q30])" ns42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Buurtschap Eexterveen</text:p>
          </table:table-cell>
          <table:table-cell ns42:value-type="string" table:style-name="ce22" office:value-type="string">
            <text:p>Wijk B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31];[.P31])" ns42:value-type="float" table:style-name="ce71" office:value-type="float" office:value="2">
            <text:p>2</text:p>
          </table:table-cell>
          <table:table-cell table:formula="of:=SUM([.O31];[.Q31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Buurtschap Eexterveen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59" office:value-type="float">
            <text:p>59</text:p>
          </table:table-cell>
          <table:table-cell table:style-name="ce71" table:number-columns-repeated="4"/>
          <table:table-cell ns42:value-type="float" table:style-name="ce71" office:value="164" office:value-type="float">
            <text:p>164</text:p>
          </table:table-cell>
          <table:table-cell ns42:value-type="float" table:style-name="ce71" office:value="158" office:value-type="float">
            <text:p>158</text:p>
          </table:table-cell>
          <table:table-cell table:style-name="ce71" table:number-columns-repeated="2"/>
          <table:table-cell table:formula="of:=SUM([.N32];[.P32])" ns42:value-type="float" table:style-name="ce71" office:value-type="float" office:value="164">
            <text:p>164</text:p>
          </table:table-cell>
          <table:table-cell table:formula="of:=SUM([.O32];[.Q32])" ns42:value-type="float" table:style-name="ce71" office:value-type="float" office:value="158">
            <text:p>15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Dorp Annerveenschkanaal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89" office:value-type="float">
            <text:p>89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204" office:value-type="float">
            <text:p>204</text:p>
          </table:table-cell>
          <table:table-cell ns42:value-type="float" table:style-name="ce71" office:value="230" office:value-type="float">
            <text:p>230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table:formula="of:=SUM([.N33];[.P33])" ns42:value-type="float" table:style-name="ce71" office:value-type="float" office:value="206">
            <text:p>206</text:p>
          </table:table-cell>
          <table:table-cell table:formula="of:=SUM([.O33];[.Q33])" ns42:value-type="float" table:style-name="ce71" office:value-type="float" office:value="233">
            <text:p>233</text:p>
          </table:table-cell>
          <table:table-cell ns42:value-type="float" table:style-name="ce71" office:value="3" office:value-type="float">
            <text:p>3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Dorp Annerveenschkanaal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table:style-name="ce65"/>
          <table:table-cell table:style-name="ce71"/>
          <table:table-cell ns42:value-type="float" table:style-name="ce71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4" office:value-type="float">
            <text:p>4</text:p>
          </table:table-cell>
          <table:table-cell ns42:value-type="float" table:style-name="ce71" office:value="2" office:value-type="float">
            <text:p>2</text:p>
          </table:table-cell>
          <table:table-cell table:formula="of:=SUM([.N34];[.P34])" ns42:value-type="float" table:style-name="ce71" office:value-type="float" office:value="4">
            <text:p>4</text:p>
          </table:table-cell>
          <table:table-cell table:formula="of:=SUM([.O34];[.Q34])" ns42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Buurtschap Eexterveenschkanaal</text:p>
          </table:table-cell>
          <table:table-cell ns42:value-type="string" table:style-name="ce22" office:value-type="string">
            <text:p>Wijk B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43" office:value-type="float">
            <text:p>43</text:p>
          </table:table-cell>
          <table:table-cell table:style-name="ce71" table:number-columns-repeated="4"/>
          <table:table-cell ns42:value-type="float" table:style-name="ce71" office:value="106" office:value-type="float">
            <text:p>106</text:p>
          </table:table-cell>
          <table:table-cell ns42:value-type="float" table:style-name="ce71" office:value="111" office:value-type="float">
            <text:p>111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table:formula="of:=SUM([.N35];[.P35])" ns42:value-type="float" table:style-name="ce71" office:value-type="float" office:value="108">
            <text:p>108</text:p>
          </table:table-cell>
          <table:table-cell table:formula="of:=SUM([.O35];[.Q35])" ns42:value-type="float" table:style-name="ce71" office:value-type="float" office:value="114">
            <text:p>11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Buurtschap Eexterveenschkanaal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11" office:value-type="float">
            <text:p>11</text:p>
          </table:table-cell>
          <table:table-cell ns42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36];[.P36])" ns42:value-type="float" table:style-name="ce71" office:value-type="float" office:value="11">
            <text:p>11</text:p>
          </table:table-cell>
          <table:table-cell table:formula="of:=SUM([.O36];[.Q36])" ns42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3:.I14];[.I16];[.I18];[.I20];[.I22];[.I24:.I25];[.I27:.I28];[.I31:.I35])" ns42:value-type="float" table:style-name="ce65" office:value-type="float" office:value="641">
            <text:p>641</text:p>
          </table:table-cell>
          <table:table-cell table:formula="of:=SUM([.J13:.J14];[.J16];[.J18];[.J20];[.J22];[.J24:.J25];[.J27:.J28];[.J31:.J35])" ns42:value-type="float" table:style-name="ce71" office:value-type="float" office:value="20">
            <text:p>20</text:p>
          </table:table-cell>
          <table:table-cell table:formula="of:=SUM([.K13:.K14];[.K16];[.K18];[.K20];[.K22];[.K24:.K25];[.K27:.K28];[.K31:.K35])" ns42:value-type="float" table:style-name="ce71" office:value-type="float" office:value="2">
            <text:p>2</text:p>
          </table:table-cell>
          <table:table-cell table:formula="of:=SUM([.L13:.L14];[.L16];[.L18];[.L20];[.L22];[.L24:.L25];[.L27:.L28];[.L31:.L35])" ns42:value-type="float" table:style-name="ce71" office:value-type="float" office:value="0">
            <text:p>0</text:p>
          </table:table-cell>
          <table:table-cell table:formula="of:=SUM([.M13:.M14];[.M16];[.M18];[.M20];[.M22];[.M24:.M25];[.M27:.M28];[.M31:.M35])" ns42:value-type="float" table:style-name="ce71" office:value-type="float" office:value="0">
            <text:p>0</text:p>
          </table:table-cell>
          <table:table-cell table:formula="of:=SUM([.N13:.N14];[.N16];[.N18];[.N20];[.N22];[.N24:.N25];[.N27:.N28];[.N31:.N35])" ns42:value-type="float" table:style-name="ce71" office:value-type="float" office:value="1616">
            <text:p>1616</text:p>
          </table:table-cell>
          <table:table-cell table:formula="of:=SUM([.O13:.O14];[.O16];[.O18];[.O20];[.O22];[.O24:.O25];[.O27:.O28];[.O31:.O35])" ns42:value-type="float" table:style-name="ce71" office:value-type="float" office:value="1535">
            <text:p>1535</text:p>
          </table:table-cell>
          <table:table-cell table:formula="of:=SUM([.P13:.P14];[.P16];[.P18];[.P20];[.P22];[.P24:.P25];[.P27:.P28];[.P31:.P35])" ns42:value-type="float" table:style-name="ce71" office:value-type="float" office:value="13">
            <text:p>13</text:p>
          </table:table-cell>
          <table:table-cell table:formula="of:=SUM([.Q13:.Q14];[.Q16];[.Q18];[.Q20];[.Q22];[.Q24:.Q25];[.Q27:.Q28];[.Q31:.Q35])" ns42:value-type="float" table:style-name="ce71" office:value-type="float" office:value="11">
            <text:p>11</text:p>
          </table:table-cell>
          <table:table-cell table:formula="of:=SUM([.R13:.R14];[.R16];[.R18];[.R20];[.R22];[.R24:.R25];[.R27:.R28];[.R31:.R35])" ns42:value-type="float" table:style-name="ce71" office:value-type="float" office:value="1629">
            <text:p>1629</text:p>
          </table:table-cell>
          <table:table-cell table:formula="of:=SUM([.S13:.S14];[.S16];[.S18];[.S20];[.S22];[.S24:.S25];[.S27:.S28];[.S31:.S35])" ns42:value-type="float" table:style-name="ce71" office:value-type="float" office:value="1546">
            <text:p>1546</text:p>
          </table:table-cell>
          <table:table-cell table:formula="of:=SUM([.T13:.T14];[.T16];[.T18];[.T20];[.T22];[.T24:.T25];[.T27:.T28];[.T31:.T35])" ns42:value-type="float" table:style-name="ce71" office:value-type="float" office:value="11">
            <text:p>11</text:p>
          </table:table-cell>
          <table:table-cell table:formula="of:=SUM([.U13:.U14];[.U16];[.U18];[.U20];[.U22];[.U24:.U25];[.U27:.U28];[.U31:.U35])" ns42:value-type="float" table:style-name="ce83" office:value-type="float" office:value="2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5];[.I17];[.I19];[.I21];[.I23];[.I26];[.I29:.I30];[.I36])" ns42:value-type="float" table:style-name="ce65" office:value-type="float" office:value="43">
            <text:p>43</text:p>
          </table:table-cell>
          <table:table-cell table:formula="of:=SUM([.J15];[.J17];[.J19];[.J21];[.J23];[.J26];[.J29:.J30];[.J36])" ns42:value-type="float" table:style-name="ce71" office:value-type="float" office:value="3">
            <text:p>3</text:p>
          </table:table-cell>
          <table:table-cell table:formula="of:=SUM([.K15];[.K17];[.K19];[.K21];[.K23];[.K26];[.K29:.K30];[.K36])" ns42:value-type="float" table:style-name="ce71" office:value-type="float" office:value="0">
            <text:p>0</text:p>
          </table:table-cell>
          <table:table-cell table:formula="of:=SUM([.L15];[.L17];[.L19];[.L21];[.L23];[.L26];[.L29:.L30];[.L36])" ns42:value-type="float" table:style-name="ce71" office:value-type="float" office:value="0">
            <text:p>0</text:p>
          </table:table-cell>
          <table:table-cell table:formula="of:=SUM([.M15];[.M17];[.M19];[.M21];[.M23];[.M26];[.M29:.M30];[.M36])" ns42:value-type="float" table:style-name="ce71" office:value-type="float" office:value="0">
            <text:p>0</text:p>
          </table:table-cell>
          <table:table-cell table:formula="of:=SUM([.N15];[.N17];[.N19];[.N21];[.N23];[.N26];[.N29:.N30];[.N36])" ns42:value-type="float" table:style-name="ce71" office:value-type="float" office:value="85">
            <text:p>85</text:p>
          </table:table-cell>
          <table:table-cell table:formula="of:=SUM([.O15];[.O17];[.O19];[.O21];[.O23];[.O26];[.O29:.O30];[.O36])" ns42:value-type="float" table:style-name="ce71" office:value-type="float" office:value="99">
            <text:p>99</text:p>
          </table:table-cell>
          <table:table-cell table:formula="of:=SUM([.P15];[.P17];[.P19];[.P21];[.P23];[.P26];[.P29:.P30];[.P36])" ns42:value-type="float" table:style-name="ce71" office:value-type="float" office:value="1">
            <text:p>1</text:p>
          </table:table-cell>
          <table:table-cell table:formula="of:=SUM([.Q15];[.Q17];[.Q19];[.Q21];[.Q23];[.Q26];[.Q29:.Q30];[.Q36])" ns42:value-type="float" table:style-name="ce71" office:value-type="float" office:value="0">
            <text:p>0</text:p>
          </table:table-cell>
          <table:table-cell table:formula="of:=SUM([.R15];[.R17];[.R19];[.R21];[.R23];[.R26];[.R29:.R30];[.R36])" ns42:value-type="float" table:style-name="ce71" office:value-type="float" office:value="86">
            <text:p>86</text:p>
          </table:table-cell>
          <table:table-cell table:formula="of:=SUM([.S15];[.S17];[.S19];[.S21];[.S23];[.S26];[.S29:.S30];[.S36])" ns42:value-type="float" table:style-name="ce71" office:value-type="float" office:value="99">
            <text:p>99</text:p>
          </table:table-cell>
          <table:table-cell table:formula="of:=SUM([.T15];[.T17];[.T19];[.T21];[.T23];[.T26];[.T29:.T30];[.T36])" ns42:value-type="float" table:style-name="ce71" office:value-type="float" office:value="0">
            <text:p>0</text:p>
          </table:table-cell>
          <table:table-cell table:formula="of:=SUM([.U15];[.U17];[.U19];[.U21];[.U23];[.U26];[.U29:.U30];[.U36])" ns42:value-type="float" table:style-name="ce83" office:value-type="float" office:value="0">
            <text:p>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7:.I38])" ns42:value-type="float" table:style-name="ce65" office:value-type="float" office:value="684">
            <text:p>684</text:p>
          </table:table-cell>
          <table:table-cell table:formula="of:=SUM([.J37:.J38])" ns42:value-type="float" table:style-name="ce71" office:value-type="float" office:value="23">
            <text:p>23</text:p>
          </table:table-cell>
          <table:table-cell table:formula="of:=SUM([.K37:.K38])" ns42:value-type="float" table:style-name="ce71" office:value-type="float" office:value="2">
            <text:p>2</text:p>
          </table:table-cell>
          <table:table-cell table:formula="of:=SUM([.L37:.L38])" ns42:value-type="float" table:style-name="ce71" office:value-type="float" office:value="0">
            <text:p>0</text:p>
          </table:table-cell>
          <table:table-cell table:formula="of:=SUM([.M37:.M38])" ns42:value-type="float" table:style-name="ce71" office:value-type="float" office:value="0">
            <text:p>0</text:p>
          </table:table-cell>
          <table:table-cell table:formula="of:=SUM([.N37:.N38])" ns42:value-type="float" table:style-name="ce71" office:value-type="float" office:value="1701">
            <text:p>1701</text:p>
          </table:table-cell>
          <table:table-cell table:formula="of:=SUM([.O37:.O38])" ns42:value-type="float" table:style-name="ce71" office:value-type="float" office:value="1634">
            <text:p>1634</text:p>
          </table:table-cell>
          <table:table-cell table:formula="of:=SUM([.P37:.P38])" ns42:value-type="float" table:style-name="ce71" office:value-type="float" office:value="14">
            <text:p>14</text:p>
          </table:table-cell>
          <table:table-cell table:formula="of:=SUM([.Q37:.Q38])" ns42:value-type="float" table:style-name="ce71" office:value-type="float" office:value="11">
            <text:p>11</text:p>
          </table:table-cell>
          <table:table-cell table:formula="of:=SUM([.R37:.R38])" ns42:value-type="float" table:style-name="ce71" office:value-type="float" office:value="1715">
            <text:p>1715</text:p>
          </table:table-cell>
          <table:table-cell table:formula="of:=SUM([.S37:.S38])" ns42:value-type="float" table:style-name="ce71" office:value-type="float" office:value="1645">
            <text:p>1645</text:p>
          </table:table-cell>
          <table:table-cell table:formula="of:=SUM([.T37:.T38])" ns42:value-type="float" table:style-name="ce71" office:value-type="float" office:value="11">
            <text:p>11</text:p>
          </table:table-cell>
          <table:table-cell table:formula="of:=SUM([.U37:.U38])" ns42:value-type="float" table:style-name="ce83" office:value-type="float" office:value="2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6" office:value-type="float">
            <text:p>6</text:p>
          </table:table-cell>
          <table:table-cell table:style-name="ce71" table:number-columns-repeated="4"/>
          <table:table-cell table:formula="of:=SUM([.N40];[.P40])" ns42:value-type="float" table:style-name="ce71" office:value-type="float" office:value="0">
            <text:p>0</text:p>
          </table:table-cell>
          <table:table-cell table:formula="of:=SUM([.O40];[.Q40])" ns42:value-type="float" table:style-name="ce71" office:value-type="float" office:value="0">
            <text:p>0</text:p>
          </table:table-cell>
          <table:table-cell ns42:value-type="float" table:style-name="ce71" office:value="11" office:value-type="float">
            <text:p>11</text:p>
          </table:table-cell>
          <table:table-cell ns42:value-type="float" table:style-name="ce83" office:value="11" office:value-type="float">
            <text:p>1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Kostschool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7"/>
          <table:table-cell ns42:value-type="float" table:style-name="ce71" office:value="12" office:value-type="float">
            <text:p>12</text:p>
          </table:table-cell>
          <table:table-cell table:formula="of:=SUM([.N41];[.P41])" ns42:value-type="float" table:style-name="ce71" office:value-type="float" office:value="0">
            <text:p>0</text:p>
          </table:table-cell>
          <table:table-cell table:formula="of:=SUM([.O41];[.Q41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Kazerne der Infanterie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23" office:value-type="float">
            <text:p>23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71" office:value="5" office:value-type="float">
            <text:p>5</text:p>
          </table:table-cell>
          <table:table-cell table:style-name="ce71"/>
          <table:table-cell table:formula="of:=SUM([.N42];[.P42])" ns42:value-type="float" table:style-name="ce71" office:value-type="float" office:value="28">
            <text:p>28</text:p>
          </table:table-cell>
          <table:table-cell table:formula="of:=SUM([.O42];[.Q42])" ns42:value-type="float" table:style-name="ce71" office:value-type="float" office:value="1">
            <text:p>1</text:p>
          </table:table-cell>
          <table:table-cell ns42:value-type="float" table:style-name="ce71" office:value="31" office:value-type="float">
            <text:p>3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Diaconie arm-, wees- en werkhuis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19" office:value-type="float">
            <text:p>19</text:p>
          </table:table-cell>
          <table:table-cell ns42:value-type="float" table:style-name="ce71" office:value="16" office:value-type="float">
            <text:p>16</text:p>
          </table:table-cell>
          <table:table-cell table:style-name="ce71" table:number-columns-repeated="2"/>
          <table:table-cell table:formula="of:=SUM([.N43];[.P43])" ns42:value-type="float" table:style-name="ce71" office:value-type="float" office:value="19">
            <text:p>19</text:p>
          </table:table-cell>
          <table:table-cell table:formula="of:=SUM([.O43];[.Q43])" ns42:value-type="float" table:style-name="ce71" office:value-type="float" office:value="16">
            <text:p>16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Huis van arrest en bewaring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1" office:value-type="float">
            <text:p>1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2"/>
          <table:table-cell table:formula="of:=SUM([.N44];[.P44])" ns42:value-type="float" table:style-name="ce71" office:value-type="float" office:value="1">
            <text:p>1</text:p>
          </table:table-cell>
          <table:table-cell table:formula="of:=SUM([.O44];[.Q44])" ns42:value-type="float" table:style-name="ce71" office:value-type="float" office:value="2">
            <text:p>2</text:p>
          </table:table-cell>
          <table:table-cell ns42:value-type="float" table:style-name="ce71" office:value="37" office:value-type="float">
            <text:p>37</text:p>
          </table:table-cell>
          <table:table-cell ns42:value-type="float" table:style-name="ce83" office:value="5" office:value-type="float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996" office:value-type="float">
            <text:p>996</text:p>
          </table:table-cell>
          <table:table-cell ns42:value-type="float" table:style-name="ce71" office:value="37" office:value-type="float">
            <text:p>37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ns42:value-type="float" table:style-name="ce71" office:value="2167" office:value-type="float">
            <text:p>2167</text:p>
          </table:table-cell>
          <table:table-cell ns42:value-type="float" table:style-name="ce71" office:value="2449" office:value-type="float">
            <text:p>2449</text:p>
          </table:table-cell>
          <table:table-cell ns42:value-type="float" table:style-name="ce71" office:value="133" office:value-type="float">
            <text:p>133</text:p>
          </table:table-cell>
          <table:table-cell ns42:value-type="float" table:style-name="ce71" office:value="61" office:value-type="float">
            <text:p>61</text:p>
          </table:table-cell>
          <table:table-cell table:formula="of:=SUM([.N45];[.P45])" ns42:value-type="float" table:style-name="ce71" office:value-type="float" office:value="2300">
            <text:p>2300</text:p>
          </table:table-cell>
          <table:table-cell table:formula="of:=SUM([.O45];[.Q45])" ns42:value-type="float" table:style-name="ce71" office:value-type="float" office:value="2510">
            <text:p>2510</text:p>
          </table:table-cell>
          <table:table-cell ns42:value-type="float" table:style-name="ce71" office:value="87" office:value-type="float">
            <text:p>87</text:p>
          </table:table-cell>
          <table:table-cell ns42:value-type="float" table:style-name="ce83" office:value="81" office:value-type="float">
            <text:p>8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12" office:value-type="float">
            <text:p>12</text:p>
          </table:table-cell>
          <table:table-cell table:style-name="ce71"/>
          <table:table-cell ns42:value-type="float" table:style-name="ce71" office:value="4" office:value-type="float">
            <text:p>4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71" office:value="26" office:value-type="float">
            <text:p>26</text:p>
          </table:table-cell>
          <table:table-cell ns42:value-type="float" table:style-name="ce71" office:value="28" office:value-type="float">
            <text:p>28</text:p>
          </table:table-cell>
          <table:table-cell table:formula="of:=SUM([.N46];[.P46])" ns42:value-type="float" table:style-name="ce71" office:value-type="float" office:value="30">
            <text:p>30</text:p>
          </table:table-cell>
          <table:table-cell table:formula="of:=SUM([.O46];[.Q46])" ns42:value-type="float" table:style-name="ce71" office:value-type="float" office:value="36">
            <text:p>3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Luchieslan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table:style-name="ce71" table:number-columns-repeated="4"/>
          <table:table-cell ns42:value-type="float" table:style-name="ce71" office:value="32" office:value-type="float">
            <text:p>32</text:p>
          </table:table-cell>
          <table:table-cell ns42:value-type="float" table:style-name="ce71" office:value="31" office:value-type="float">
            <text:p>31</text:p>
          </table:table-cell>
          <table:table-cell table:style-name="ce71" table:number-columns-repeated="2"/>
          <table:table-cell table:formula="of:=SUM([.N47];[.P47])" ns42:value-type="float" table:style-name="ce71" office:value-type="float" office:value="32">
            <text:p>32</text:p>
          </table:table-cell>
          <table:table-cell table:formula="of:=SUM([.O47];[.Q47])" ns42:value-type="float" table:style-name="ce71" office:value-type="float" office:value="31">
            <text:p>3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Alteveerstraa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16" office:value-type="float">
            <text:p>16</text:p>
          </table:table-cell>
          <table:table-cell ns42:value-type="float" table:style-name="ce71" office:value="15" office:value-type="float">
            <text:p>15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48];[.P48])" ns42:value-type="float" table:style-name="ce71" office:value-type="float" office:value="17">
            <text:p>17</text:p>
          </table:table-cell>
          <table:table-cell table:formula="of:=SUM([.O48];[.Q48])" ns42:value-type="float" table:style-name="ce71" office:value-type="float" office:value="16">
            <text:p>16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Vaartstraat Noordzij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6" office:value-type="float">
            <text:p>16</text:p>
          </table:table-cell>
          <table:table-cell table:style-name="ce71" table:number-columns-repeated="4"/>
          <table:table-cell ns42:value-type="float" table:style-name="ce71" office:value="32" office:value-type="float">
            <text:p>32</text:p>
          </table:table-cell>
          <table:table-cell ns42:value-type="float" table:style-name="ce71" office:value="52" office:value-type="float">
            <text:p>5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9];[.P49])" ns42:value-type="float" table:style-name="ce71" office:value-type="float" office:value="33">
            <text:p>33</text:p>
          </table:table-cell>
          <table:table-cell table:formula="of:=SUM([.O49];[.Q49])" ns42:value-type="float" table:style-name="ce71" office:value-type="float" office:value="52">
            <text:p>5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Hoofdvaartswe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3" office:value-type="float">
            <text:p>83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00" office:value-type="float">
            <text:p>200</text:p>
          </table:table-cell>
          <table:table-cell ns42:value-type="float" table:style-name="ce71" office:value="197" office:value-type="float">
            <text:p>197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71" office:value="4" office:value-type="float">
            <text:p>4</text:p>
          </table:table-cell>
          <table:table-cell table:formula="of:=SUM([.N50];[.P50])" ns42:value-type="float" table:style-name="ce71" office:value-type="float" office:value="208">
            <text:p>208</text:p>
          </table:table-cell>
          <table:table-cell table:formula="of:=SUM([.O50];[.Q50])" ns42:value-type="float" table:style-name="ce71" office:value-type="float" office:value="201">
            <text:p>20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Langend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9" office:value-type="float">
            <text:p>19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48" office:value-type="float">
            <text:p>48</text:p>
          </table:table-cell>
          <table:table-cell ns42:value-type="float" table:style-name="ce71" office:value="38" office:value-type="float">
            <text:p>38</text:p>
          </table:table-cell>
          <table:table-cell table:style-name="ce71" table:number-columns-repeated="2"/>
          <table:table-cell table:formula="of:=SUM([.N51];[.P51])" ns42:value-type="float" table:style-name="ce71" office:value-type="float" office:value="48">
            <text:p>48</text:p>
          </table:table-cell>
          <table:table-cell table:formula="of:=SUM([.O51];[.Q51])" ns42:value-type="float" table:style-name="ce71" office:value-type="float" office:value="38">
            <text:p>3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Veenewe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table:style-name="ce71" table:number-columns-repeated="4"/>
          <table:table-cell ns42:value-type="float" table:style-name="ce71" office:value="30" office:value-type="float">
            <text:p>30</text:p>
          </table:table-cell>
          <table:table-cell ns42:value-type="float" table:style-name="ce71" office:value="17" office:value-type="float">
            <text:p>17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52];[.P52])" ns42:value-type="float" table:style-name="ce71" office:value-type="float" office:value="30">
            <text:p>30</text:p>
          </table:table-cell>
          <table:table-cell table:formula="of:=SUM([.O52];[.Q52])" ns42:value-type="float" table:style-name="ce71" office:value-type="float" office:value="18">
            <text:p>1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Molenwe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2" office:value-type="float">
            <text:p>12</text:p>
          </table:table-cell>
          <table:table-cell table:style-name="ce71" table:number-columns-repeated="4"/>
          <table:table-cell ns42:value-type="float" table:style-name="ce71" office:value="27" office:value-type="float">
            <text:p>27</text:p>
          </table:table-cell>
          <table:table-cell ns42:value-type="float" table:style-name="ce71" office:value="28" office:value-type="float">
            <text:p>28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3];[.P53])" ns42:value-type="float" table:style-name="ce71" office:value-type="float" office:value="28">
            <text:p>28</text:p>
          </table:table-cell>
          <table:table-cell table:formula="of:=SUM([.O53];[.Q53])" ns42:value-type="float" table:style-name="ce71" office:value-type="float" office:value="28">
            <text:p>28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ratama's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6" office:value-type="float">
            <text:p>6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54];[.P54])" ns42:value-type="float" table:style-name="ce71" office:value-type="float" office:value="6">
            <text:p>6</text:p>
          </table:table-cell>
          <table:table-cell table:formula="of:=SUM([.O54];[.Q54])" ns42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Asser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9" office:value-type="float">
            <text:p>19</text:p>
          </table:table-cell>
          <table:table-cell table:style-name="ce71" table:number-columns-repeated="4"/>
          <table:table-cell ns42:value-type="float" table:style-name="ce71" office:value="45" office:value-type="float">
            <text:p>45</text:p>
          </table:table-cell>
          <table:table-cell ns42:value-type="float" table:style-name="ce71" office:value="47" office:value-type="float">
            <text:p>47</text:p>
          </table:table-cell>
          <table:table-cell table:style-name="ce71" table:number-columns-repeated="2"/>
          <table:table-cell table:formula="of:=SUM([.N55];[.P55])" ns42:value-type="float" table:style-name="ce71" office:value-type="float" office:value="45">
            <text:p>45</text:p>
          </table:table-cell>
          <table:table-cell table:formula="of:=SUM([.O55];[.Q55])" ns42:value-type="float" table:style-name="ce71" office:value-type="float" office:value="47">
            <text:p>47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Domein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5" office:value-type="float">
            <text:p>15</text:p>
          </table:table-cell>
          <table:table-cell table:style-name="ce71" table:number-columns-repeated="4"/>
          <table:table-cell ns42:value-type="float" table:style-name="ce71" office:value="41" office:value-type="float">
            <text:p>41</text:p>
          </table:table-cell>
          <table:table-cell ns42:value-type="float" table:style-name="ce71" office:value="43" office:value-type="float">
            <text:p>4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6];[.P56])" ns42:value-type="float" table:style-name="ce71" office:value-type="float" office:value="42">
            <text:p>42</text:p>
          </table:table-cell>
          <table:table-cell table:formula="of:=SUM([.O56];[.Q56])" ns42:value-type="float" table:style-name="ce71" office:value-type="float" office:value="43">
            <text:p>4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Norgervaar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4" office:value-type="float">
            <text:p>4</text:p>
          </table:table-cell>
          <table:table-cell ns42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57];[.P57])" ns42:value-type="float" table:style-name="ce71" office:value-type="float" office:value="4">
            <text:p>4</text:p>
          </table:table-cell>
          <table:table-cell table:formula="of:=SUM([.O57];[.Q57])" ns42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Vaartstraat Zuidzij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0" office:value-type="float">
            <text:p>40</text:p>
          </table:table-cell>
          <table:table-cell table:style-name="ce71" table:number-columns-repeated="4"/>
          <table:table-cell ns42:value-type="float" table:style-name="ce71" office:value="95" office:value-type="float">
            <text:p>95</text:p>
          </table:table-cell>
          <table:table-cell ns42:value-type="float" table:style-name="ce71" office:value="96" office:value-type="float">
            <text:p>96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71" office:value="2" office:value-type="float">
            <text:p>2</text:p>
          </table:table-cell>
          <table:table-cell table:formula="of:=SUM([.N58];[.P58])" ns42:value-type="float" table:style-name="ce71" office:value-type="float" office:value="96">
            <text:p>96</text:p>
          </table:table-cell>
          <table:table-cell table:formula="of:=SUM([.O58];[.Q58])" ns42:value-type="float" table:style-name="ce71" office:value-type="float" office:value="98">
            <text:p>98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Witterwe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9" office:value-type="float">
            <text:p>9</text:p>
          </table:table-cell>
          <table:table-cell ns42:value-type="float" table:style-name="ce71" office:value="8" office:value-type="float">
            <text:p>8</text:p>
          </table:table-cell>
          <table:table-cell table:style-name="ce71" table:number-columns-repeated="2"/>
          <table:table-cell table:formula="of:=SUM([.N59];[.P59])" ns42:value-type="float" table:style-name="ce71" office:value-type="float" office:value="9">
            <text:p>9</text:p>
          </table:table-cell>
          <table:table-cell table:formula="of:=SUM([.O59];[.Q59])" ns42:value-type="float" table:style-name="ce71" office:value-type="float" office:value="8">
            <text:p>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roe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3" office:value-type="float">
            <text:p>3</text:p>
          </table:table-cell>
          <table:table-cell ns42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60];[.P60])" ns42:value-type="float" table:style-name="ce71" office:value-type="float" office:value="3">
            <text:p>3</text:p>
          </table:table-cell>
          <table:table-cell table:formula="of:=SUM([.O60];[.Q60])" ns42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roe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3" office:value-type="float">
            <text:p>3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2"/>
          <table:table-cell table:formula="of:=SUM([.N61];[.P61])" ns42:value-type="float" table:style-name="ce71" office:value-type="float" office:value="3">
            <text:p>3</text:p>
          </table:table-cell>
          <table:table-cell table:formula="of:=SUM([.O61];[.Q61])" ns42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Witterwe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15" office:value-type="float">
            <text:p>15</text:p>
          </table:table-cell>
          <table:table-cell ns42:value-type="float" table:style-name="ce71" office:value="19" office:value-type="float">
            <text:p>19</text:p>
          </table:table-cell>
          <table:table-cell table:style-name="ce71" table:number-columns-repeated="2"/>
          <table:table-cell table:formula="of:=SUM([.N62];[.P62])" ns42:value-type="float" table:style-name="ce71" office:value-type="float" office:value="15">
            <text:p>15</text:p>
          </table:table-cell>
          <table:table-cell table:formula="of:=SUM([.O62];[.Q62])" ns42:value-type="float" table:style-name="ce71" office:value-type="float" office:value="19">
            <text:p>1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aggelhuiz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office:value="6" table:style-name="ce71" table:number-columns-repeated="2" office:value-type="float">
            <text:p>6</text:p>
          </table:table-cell>
          <table:table-cell table:style-name="ce71" table:number-columns-repeated="2"/>
          <table:table-cell table:formula="of:=SUM([.N63];[.P63])" ns42:value-type="float" table:style-name="ce71" office:value-type="float" office:value="6">
            <text:p>6</text:p>
          </table:table-cell>
          <table:table-cell table:formula="of:=SUM([.O63];[.Q63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Witt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2" office:value-type="float">
            <text:p>1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47" office:value-type="float">
            <text:p>47</text:p>
          </table:table-cell>
          <table:table-cell ns42:value-type="float" table:style-name="ce71" office:value="43" office:value-type="float">
            <text:p>4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64];[.P64])" ns42:value-type="float" table:style-name="ce71" office:value-type="float" office:value="48">
            <text:p>48</text:p>
          </table:table-cell>
          <table:table-cell table:formula="of:=SUM([.O64];[.Q64])" ns42:value-type="float" table:style-name="ce71" office:value-type="float" office:value="43">
            <text:p>4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De Haa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15" office:value-type="float">
            <text:p>15</text:p>
          </table:table-cell>
          <table:table-cell ns42:value-type="float" table:style-name="ce71" office:value="19" office:value-type="float">
            <text:p>19</text:p>
          </table:table-cell>
          <table:table-cell table:style-name="ce71" table:number-columns-repeated="2"/>
          <table:table-cell table:formula="of:=SUM([.N65];[.P65])" ns42:value-type="float" table:style-name="ce71" office:value-type="float" office:value="15">
            <text:p>15</text:p>
          </table:table-cell>
          <table:table-cell table:formula="of:=SUM([.O65];[.Q65])" ns42:value-type="float" table:style-name="ce71" office:value-type="float" office:value="19">
            <text:p>1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Huibroe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7" office:value-type="float">
            <text:p>7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2"/>
          <table:table-cell table:formula="of:=SUM([.N66];[.P66])" ns42:value-type="float" table:style-name="ce71" office:value-type="float" office:value="7">
            <text:p>7</text:p>
          </table:table-cell>
          <table:table-cell table:formula="of:=SUM([.O66];[.Q66])" ns42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ras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4" office:value-type="float">
            <text:p>4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67];[.P67])" ns42:value-type="float" table:style-name="ce71" office:value-type="float" office:value="4">
            <text:p>4</text:p>
          </table:table-cell>
          <table:table-cell table:formula="of:=SUM([.O67];[.Q67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eilerstraatwe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office:value="8" table:style-name="ce71" table:number-columns-repeated="2" office:value-type="float">
            <text:p>8</text:p>
          </table:table-cell>
          <table:table-cell table:style-name="ce71" table:number-columns-repeated="2"/>
          <table:table-cell table:formula="of:=SUM([.N68];[.P68])" ns42:value-type="float" table:style-name="ce71" office:value-type="float" office:value="8">
            <text:p>8</text:p>
          </table:table-cell>
          <table:table-cell table:formula="of:=SUM([.O68];[.Q68])" ns42:value-type="float" table:style-name="ce71" office:value-type="float" office:value="8">
            <text:p>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Aardsche 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4" office:value-type="float">
            <text:p>74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169" office:value-type="float">
            <text:p>169</text:p>
          </table:table-cell>
          <table:table-cell ns42:value-type="float" table:style-name="ce71" office:value="144" office:value-type="float">
            <text:p>144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69];[.P69])" ns42:value-type="float" table:style-name="ce71" office:value-type="float" office:value="169">
            <text:p>169</text:p>
          </table:table-cell>
          <table:table-cell table:formula="of:=SUM([.O69];[.Q69])" ns42:value-type="float" table:style-name="ce71" office:value-type="float" office:value="145">
            <text:p>14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Anreep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table:style-name="ce71" table:number-columns-repeated="4"/>
          <table:table-cell ns42:value-type="float" table:style-name="ce71" office:value="46" office:value-type="float">
            <text:p>46</text:p>
          </table:table-cell>
          <table:table-cell ns42:value-type="float" table:style-name="ce71" office:value="35" office:value-type="float">
            <text:p>35</text:p>
          </table:table-cell>
          <table:table-cell table:style-name="ce71" table:number-columns-repeated="2"/>
          <table:table-cell table:formula="of:=SUM([.N70];[.P70])" ns42:value-type="float" table:style-name="ce71" office:value-type="float" office:value="46">
            <text:p>46</text:p>
          </table:table-cell>
          <table:table-cell table:formula="of:=SUM([.O70];[.Q70])" ns42:value-type="float" table:style-name="ce71" office:value-type="float" office:value="35">
            <text:p>3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Schiev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16" office:value-type="float">
            <text:p>16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71];[.P71])" ns42:value-type="float" table:style-name="ce71" office:value-type="float" office:value="16">
            <text:p>16</text:p>
          </table:table-cell>
          <table:table-cell table:formula="of:=SUM([.O71];[.Q71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Amelt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1" office:value-type="float">
            <text:p>1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72];[.P72])" ns42:value-type="float" table:style-name="ce71" office:value-type="float" office:value="1">
            <text:p>1</text:p>
          </table:table-cell>
          <table:table-cell table:formula="of:=SUM([.O72];[.Q72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Beilerstraatwe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6" office:value-type="float">
            <text:p>16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47" office:value-type="float">
            <text:p>47</text:p>
          </table:table-cell>
          <table:table-cell ns42:value-type="float" table:style-name="ce71" office:value="40" office:value-type="float">
            <text:p>40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73];[.P73])" ns42:value-type="float" table:style-name="ce71" office:value-type="float" office:value="48">
            <text:p>48</text:p>
          </table:table-cell>
          <table:table-cell table:formula="of:=SUM([.O73];[.Q73])" ns42:value-type="float" table:style-name="ce71" office:value-type="float" office:value="41">
            <text:p>4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Eerste St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25" office:value-type="float">
            <text:p>25</text:p>
          </table:table-cell>
          <table:table-cell ns42:value-type="float" table:style-name="ce71" office:value="14" office:value-type="float">
            <text:p>14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74];[.P74])" ns42:value-type="float" table:style-name="ce71" office:value-type="float" office:value="25">
            <text:p>25</text:p>
          </table:table-cell>
          <table:table-cell table:formula="of:=SUM([.O74];[.Q74])" ns42:value-type="float" table:style-name="ce71" office:value-type="float" office:value="15">
            <text:p>1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Vrede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16" office:value-type="float">
            <text:p>16</text:p>
          </table:table-cell>
          <table:table-cell ns42:value-type="float" table:style-name="ce71" office:value="15" office:value-type="float">
            <text:p>15</text:p>
          </table:table-cell>
          <table:table-cell table:style-name="ce71" table:number-columns-repeated="2"/>
          <table:table-cell table:formula="of:=SUM([.N75];[.P75])" ns42:value-type="float" table:style-name="ce71" office:value-type="float" office:value="16">
            <text:p>16</text:p>
          </table:table-cell>
          <table:table-cell table:formula="of:=SUM([.O75];[.Q75])" ns42:value-type="float" table:style-name="ce71" office:value-type="float" office:value="15">
            <text:p>1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Steend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7" office:value-type="float">
            <text:p>37</text:p>
          </table:table-cell>
          <table:table-cell table:style-name="ce71" table:number-columns-repeated="4"/>
          <table:table-cell ns42:value-type="float" table:style-name="ce71" office:value="89" office:value-type="float">
            <text:p>89</text:p>
          </table:table-cell>
          <table:table-cell ns42:value-type="float" table:style-name="ce71" office:value="81" office:value-type="float">
            <text:p>81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formula="of:=SUM([.N76];[.P76])" ns42:value-type="float" table:style-name="ce71" office:value-type="float" office:value="92">
            <text:p>92</text:p>
          </table:table-cell>
          <table:table-cell table:formula="of:=SUM([.O76];[.Q76])" ns42:value-type="float" table:style-name="ce71" office:value-type="float" office:value="82">
            <text:p>82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Loonerwe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table:style-name="ce71" table:number-columns-repeated="4"/>
          <table:table-cell ns42:value-type="float" table:style-name="ce71" office:value="17" office:value-type="float">
            <text:p>17</text:p>
          </table:table-cell>
          <table:table-cell ns42:value-type="float" table:style-name="ce71" office:value="20" office:value-type="float">
            <text:p>20</text:p>
          </table:table-cell>
          <table:table-cell table:style-name="ce71" table:number-columns-repeated="2"/>
          <table:table-cell table:formula="of:=SUM([.N77];[.P77])" ns42:value-type="float" table:style-name="ce71" office:value-type="float" office:value="17">
            <text:p>17</text:p>
          </table:table-cell>
          <table:table-cell table:formula="of:=SUM([.O77];[.Q77])" ns42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Loo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0" office:value-type="float">
            <text:p>30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87" office:value-type="float">
            <text:p>87</text:p>
          </table:table-cell>
          <table:table-cell ns42:value-type="float" table:style-name="ce71" office:value="86" office:value-type="float">
            <text:p>86</text:p>
          </table:table-cell>
          <table:table-cell table:style-name="ce71" table:number-columns-repeated="2"/>
          <table:table-cell table:formula="of:=SUM([.N78];[.P78])" ns42:value-type="float" table:style-name="ce71" office:value-type="float" office:value="87">
            <text:p>87</text:p>
          </table:table-cell>
          <table:table-cell table:formula="of:=SUM([.O78];[.Q78])" ns42:value-type="float" table:style-name="ce71" office:value-type="float" office:value="86">
            <text:p>86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Looner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6" office:value-type="float">
            <text:p>26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58" office:value-type="float">
            <text:p>58</text:p>
          </table:table-cell>
          <table:table-cell ns42:value-type="float" table:style-name="ce71" office:value="60" office:value-type="float">
            <text:p>60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formula="of:=SUM([.N79];[.P79])" ns42:value-type="float" table:style-name="ce71" office:value-type="float" office:value="60">
            <text:p>60</text:p>
          </table:table-cell>
          <table:table-cell table:formula="of:=SUM([.O79];[.Q79])" ns42:value-type="float" table:style-name="ce71" office:value-type="float" office:value="61">
            <text:p>6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Noord Willemskanaal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1" office:value-type="float">
            <text:p>31</text:p>
          </table:table-cell>
          <table:table-cell table:style-name="ce71" table:number-columns-repeated="4"/>
          <table:table-cell ns42:value-type="float" table:style-name="ce71" office:value="80" office:value-type="float">
            <text:p>80</text:p>
          </table:table-cell>
          <table:table-cell ns42:value-type="float" table:style-name="ce71" office:value="78" office:value-type="float">
            <text:p>78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80];[.P80])" ns42:value-type="float" table:style-name="ce71" office:value-type="float" office:value="83">
            <text:p>83</text:p>
          </table:table-cell>
          <table:table-cell table:formula="of:=SUM([.O80];[.Q80])" ns42:value-type="float" table:style-name="ce71" office:value-type="float" office:value="78">
            <text:p>78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Peelo en Peeloër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8" office:value-type="float">
            <text:p>38</text:p>
          </table:table-cell>
          <table:table-cell table:style-name="ce71" table:number-columns-repeated="4"/>
          <table:table-cell ns42:value-type="float" table:style-name="ce71" office:value="106" office:value-type="float">
            <text:p>106</text:p>
          </table:table-cell>
          <table:table-cell ns42:value-type="float" table:style-name="ce71" office:value="73" office:value-type="float">
            <text:p>73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81];[.P81])" ns42:value-type="float" table:style-name="ce71" office:value-type="float" office:value="106">
            <text:p>106</text:p>
          </table:table-cell>
          <table:table-cell table:formula="of:=SUM([.O81];[.Q81])" ns42:value-type="float" table:style-name="ce71" office:value-type="float" office:value="74">
            <text:p>7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Groningerstraatwe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8" office:value-type="float">
            <text:p>18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41" office:value-type="float">
            <text:p>41</text:p>
          </table:table-cell>
          <table:table-cell ns42:value-type="float" table:style-name="ce71" office:value="43" office:value-type="float">
            <text:p>43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82];[.P82])" ns42:value-type="float" table:style-name="ce71" office:value-type="float" office:value="41">
            <text:p>41</text:p>
          </table:table-cell>
          <table:table-cell table:formula="of:=SUM([.O82];[.Q82])" ns42:value-type="float" table:style-name="ce71" office:value-type="float" office:value="44">
            <text:p>44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Molenwe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22" office:value-type="float">
            <text:p>22</text:p>
          </table:table-cell>
          <table:table-cell ns42:value-type="float" table:style-name="ce71" office:value="20" office:value-type="float">
            <text:p>20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3];[.P83])" ns42:value-type="float" table:style-name="ce71" office:value-type="float" office:value="23">
            <text:p>23</text:p>
          </table:table-cell>
          <table:table-cell table:formula="of:=SUM([.O83];[.Q83])" ns42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1:.I46])" ns42:value-type="float" table:style-name="ce65" office:value-type="float" office:value="1000">
            <text:p>1000</text:p>
          </table:table-cell>
          <table:table-cell table:formula="of:=SUM([.J41:.J46])" ns42:value-type="float" table:style-name="ce71" office:value-type="float" office:value="37">
            <text:p>37</text:p>
          </table:table-cell>
          <table:table-cell table:formula="of:=SUM([.K41:.K46])" ns42:value-type="float" table:style-name="ce71" office:value-type="float" office:value="9">
            <text:p>9</text:p>
          </table:table-cell>
          <table:table-cell table:formula="of:=SUM([.L41:.L46])" ns42:value-type="float" table:style-name="ce71" office:value-type="float" office:value="12">
            <text:p>12</text:p>
          </table:table-cell>
          <table:table-cell table:formula="of:=SUM([.M41:.M46])" ns42:value-type="float" table:style-name="ce71" office:value-type="float" office:value="0">
            <text:p>0</text:p>
          </table:table-cell>
          <table:table-cell table:formula="of:=SUM([.N41:.N46])" ns42:value-type="float" table:style-name="ce71" office:value-type="float" office:value="2214">
            <text:p>2214</text:p>
          </table:table-cell>
          <table:table-cell table:formula="of:=SUM([.O41:.O46])" ns42:value-type="float" table:style-name="ce71" office:value-type="float" office:value="2476">
            <text:p>2476</text:p>
          </table:table-cell>
          <table:table-cell table:formula="of:=SUM([.P41:.P46])" ns42:value-type="float" table:style-name="ce71" office:value-type="float" office:value="164">
            <text:p>164</text:p>
          </table:table-cell>
          <table:table-cell table:formula="of:=SUM([.Q41:.Q46])" ns42:value-type="float" table:style-name="ce71" office:value-type="float" office:value="101">
            <text:p>101</text:p>
          </table:table-cell>
          <table:table-cell table:formula="of:=SUM([.R41:.R46])" ns42:value-type="float" table:style-name="ce71" office:value-type="float" office:value="2378">
            <text:p>2378</text:p>
          </table:table-cell>
          <table:table-cell table:formula="of:=SUM([.S41:.S46])" ns42:value-type="float" table:style-name="ce71" office:value-type="float" office:value="2577">
            <text:p>2577</text:p>
          </table:table-cell>
          <table:table-cell table:formula="of:=SUM([.T41:.T46])" ns42:value-type="float" table:style-name="ce71" office:value-type="float" office:value="156">
            <text:p>156</text:p>
          </table:table-cell>
          <table:table-cell table:formula="of:=SUM([.U41:.U46])" ns42:value-type="float" table:style-name="ce83" office:value-type="float" office:value="86">
            <text:p>8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7:.I83])" ns42:value-type="float" table:style-name="ce65" office:value-type="float" office:value="598">
            <text:p>598</text:p>
          </table:table-cell>
          <table:table-cell table:formula="of:=SUM([.J47:.J83])" ns42:value-type="float" table:style-name="ce71" office:value-type="float" office:value="20">
            <text:p>20</text:p>
          </table:table-cell>
          <table:table-cell table:formula="of:=SUM([.K47:.K83])" ns42:value-type="float" table:style-name="ce71" office:value-type="float" office:value="0">
            <text:p>0</text:p>
          </table:table-cell>
          <table:table-cell table:formula="of:=SUM([.L47:.L83])" ns42:value-type="float" table:style-name="ce71" office:value-type="float" office:value="0">
            <text:p>0</text:p>
          </table:table-cell>
          <table:table-cell table:formula="of:=SUM([.M47:.M83])" ns42:value-type="float" table:style-name="ce71" office:value-type="float" office:value="0">
            <text:p>0</text:p>
          </table:table-cell>
          <table:table-cell table:formula="of:=SUM([.N47:.N83])" ns42:value-type="float" table:style-name="ce71" office:value-type="float" office:value="1513">
            <text:p>1513</text:p>
          </table:table-cell>
          <table:table-cell table:formula="of:=SUM([.O47:.O83])" ns42:value-type="float" table:style-name="ce71" office:value-type="float" office:value="1425">
            <text:p>1425</text:p>
          </table:table-cell>
          <table:table-cell table:formula="of:=SUM([.P47:.P83])" ns42:value-type="float" table:style-name="ce71" office:value-type="float" office:value="24">
            <text:p>24</text:p>
          </table:table-cell>
          <table:table-cell table:formula="of:=SUM([.Q47:.Q83])" ns42:value-type="float" table:style-name="ce71" office:value-type="float" office:value="15">
            <text:p>15</text:p>
          </table:table-cell>
          <table:table-cell table:formula="of:=SUM([.R47:.R83])" ns42:value-type="float" table:style-name="ce71" office:value-type="float" office:value="1537">
            <text:p>1537</text:p>
          </table:table-cell>
          <table:table-cell table:formula="of:=SUM([.S47:.S83])" ns42:value-type="float" table:style-name="ce71" office:value-type="float" office:value="1440">
            <text:p>1440</text:p>
          </table:table-cell>
          <table:table-cell table:formula="of:=SUM([.T47:.T83])" ns42:value-type="float" table:style-name="ce71" office:value-type="float" office:value="11">
            <text:p>11</text:p>
          </table:table-cell>
          <table:table-cell table:formula="of:=SUM([.U47:.U83])" ns42:value-type="float" table:style-name="ce83" office:value-type="float" office:value="6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84:.I85])" ns42:value-type="float" table:style-name="ce65" office:value-type="float" office:value="1598">
            <text:p>1598</text:p>
          </table:table-cell>
          <table:table-cell table:formula="of:=SUM([.J84:.J85])" ns42:value-type="float" table:style-name="ce71" office:value-type="float" office:value="57">
            <text:p>57</text:p>
          </table:table-cell>
          <table:table-cell table:formula="of:=SUM([.K84:.K85])" ns42:value-type="float" table:style-name="ce71" office:value-type="float" office:value="9">
            <text:p>9</text:p>
          </table:table-cell>
          <table:table-cell table:formula="of:=SUM([.L84:.L85])" ns42:value-type="float" table:style-name="ce71" office:value-type="float" office:value="12">
            <text:p>12</text:p>
          </table:table-cell>
          <table:table-cell table:formula="of:=SUM([.M84:.M85])" ns42:value-type="float" table:style-name="ce71" office:value-type="float" office:value="0">
            <text:p>0</text:p>
          </table:table-cell>
          <table:table-cell table:formula="of:=SUM([.N84:.N85])" ns42:value-type="float" table:style-name="ce71" office:value-type="float" office:value="3727">
            <text:p>3727</text:p>
          </table:table-cell>
          <table:table-cell table:formula="of:=SUM([.O84:.O85])" ns42:value-type="float" table:style-name="ce71" office:value-type="float" office:value="3901">
            <text:p>3901</text:p>
          </table:table-cell>
          <table:table-cell table:formula="of:=SUM([.P84:.P85])" ns42:value-type="float" table:style-name="ce71" office:value-type="float" office:value="188">
            <text:p>188</text:p>
          </table:table-cell>
          <table:table-cell table:formula="of:=SUM([.Q84:.Q85])" ns42:value-type="float" table:style-name="ce71" office:value-type="float" office:value="116">
            <text:p>116</text:p>
          </table:table-cell>
          <table:table-cell table:formula="of:=SUM([.R84:.R85])" ns42:value-type="float" table:style-name="ce71" office:value-type="float" office:value="3915">
            <text:p>3915</text:p>
          </table:table-cell>
          <table:table-cell table:formula="of:=SUM([.S84:.S85])" ns42:value-type="float" table:style-name="ce71" office:value-type="float" office:value="4017">
            <text:p>4017</text:p>
          </table:table-cell>
          <table:table-cell table:formula="of:=SUM([.T84:.T85])" ns42:value-type="float" table:style-name="ce71" office:value-type="float" office:value="167">
            <text:p>167</text:p>
          </table:table-cell>
          <table:table-cell table:formula="of:=SUM([.U84:.U85])" ns42:value-type="float" table:style-name="ce83" office:value-type="float" office:value="92">
            <text:p>9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14" office:value-type="float">
            <text:p>14</text:p>
          </table:table-cell>
          <table:table-cell table:style-name="ce71" table:number-columns-repeated="4"/>
          <table:table-cell table:formula="of:=SUM([.N87];[.P87])" ns42:value-type="float" table:style-name="ce71" office:value-type="float" office:value="0">
            <text:p>0</text:p>
          </table:table-cell>
          <table:table-cell table:formula="of:=SUM([.O87];[.Q87])" ns42:value-type="float" table:style-name="ce71" office:value-type="float" office:value="0">
            <text:p>0</text:p>
          </table:table-cell>
          <table:table-cell ns42:value-type="float" table:style-name="ce71" office:value="22" office:value-type="float">
            <text:p>22</text:p>
          </table:table-cell>
          <table:table-cell ns42:value-type="float" table:style-name="ce83" office:value="19" office:value-type="float">
            <text:p>19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Dorp Beil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62" office:value-type="float">
            <text:p>162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3"/>
          <table:table-cell ns42:value-type="float" table:style-name="ce71" office:value="500" office:value-type="float">
            <text:p>500</text:p>
          </table:table-cell>
          <table:table-cell ns42:value-type="float" table:style-name="ce71" office:value="505" office:value-type="float">
            <text:p>505</text:p>
          </table:table-cell>
          <table:table-cell ns42:value-type="float" table:style-name="ce71" office:value="10" office:value-type="float">
            <text:p>10</text:p>
          </table:table-cell>
          <table:table-cell ns42:value-type="float" table:style-name="ce71" office:value="8" office:value-type="float">
            <text:p>8</text:p>
          </table:table-cell>
          <table:table-cell table:formula="of:=SUM([.N88];[.P88])" ns42:value-type="float" table:style-name="ce71" office:value-type="float" office:value="510">
            <text:p>510</text:p>
          </table:table-cell>
          <table:table-cell table:formula="of:=SUM([.O88];[.Q88])" ns42:value-type="float" table:style-name="ce71" office:value-type="float" office:value="513">
            <text:p>513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Dorp Beilen</text:p>
          </table:table-cell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2" office:value-type="float">
            <text:p>2</text:p>
          </table:table-cell>
          <table:table-cell table:style-name="ce71"/>
          <table:table-cell ns42:value-type="float" table:style-name="ce71" office:value="5" office:value-type="float">
            <text:p>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table:formula="of:=SUM([.N89];[.P89])" ns42:value-type="float" table:style-name="ce71" office:value-type="float" office:value="5">
            <text:p>5</text:p>
          </table:table-cell>
          <table:table-cell table:formula="of:=SUM([.O89];[.Q89])" ns42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Eursin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9" office:value-type="float">
            <text:p>39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04" office:value-type="float">
            <text:p>104</text:p>
          </table:table-cell>
          <table:table-cell ns42:value-type="float" table:style-name="ce71" office:value="106" office:value-type="float">
            <text:p>106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90];[.P90])" ns42:value-type="float" table:style-name="ce71" office:value-type="float" office:value="104">
            <text:p>104</text:p>
          </table:table-cell>
          <table:table-cell table:formula="of:=SUM([.O90];[.Q90])" ns42:value-type="float" table:style-name="ce71" office:value-type="float" office:value="107">
            <text:p>107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L</text:p>
          </table:table-cell>
          <table:table-cell ns42:value-type="string" table:style-name="ce22" office:value-type="string">
            <text:p>Gehucht Klaterin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4" office:value-type="float">
            <text:p>24</text:p>
          </table:table-cell>
          <table:table-cell table:style-name="ce71" table:number-columns-repeated="4"/>
          <table:table-cell ns42:value-type="float" table:style-name="ce71" office:value="56" office:value-type="float">
            <text:p>56</text:p>
          </table:table-cell>
          <table:table-cell ns42:value-type="float" table:style-name="ce71" office:value="60" office:value-type="float">
            <text:p>60</text:p>
          </table:table-cell>
          <table:table-cell table:style-name="ce71" table:number-columns-repeated="2"/>
          <table:table-cell table:formula="of:=SUM([.N91];[.P91])" ns42:value-type="float" table:style-name="ce71" office:value-type="float" office:value="56">
            <text:p>56</text:p>
          </table:table-cell>
          <table:table-cell table:formula="of:=SUM([.O91];[.Q91])" ns42:value-type="float" table:style-name="ce71" office:value-type="float" office:value="60">
            <text:p>6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L</text:p>
          </table:table-cell>
          <table:table-cell ns42:value-type="string" table:style-name="ce22" office:value-type="string">
            <text:p>Gehucht Altin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18" office:value-type="float">
            <text:p>18</text:p>
          </table:table-cell>
          <table:table-cell ns42:value-type="float" table:style-name="ce71" office:value="28" office:value-type="float">
            <text:p>28</text:p>
          </table:table-cell>
          <table:table-cell table:style-name="ce71" table:number-columns-repeated="2"/>
          <table:table-cell table:formula="of:=SUM([.N92];[.P92])" ns42:value-type="float" table:style-name="ce71" office:value-type="float" office:value="18">
            <text:p>18</text:p>
          </table:table-cell>
          <table:table-cell table:formula="of:=SUM([.O92];[.Q92])" ns42:value-type="float" table:style-name="ce71" office:value-type="float" office:value="28">
            <text:p>2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</text:p>
          </table:table-cell>
          <table:table-cell ns42:value-type="string" table:style-name="ce22" office:value-type="string">
            <text:p>Gehucht Lievin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31" office:value-type="float">
            <text:p>31</text:p>
          </table:table-cell>
          <table:table-cell ns42:value-type="float" table:style-name="ce71" office:value="34" office:value-type="float">
            <text:p>34</text:p>
          </table:table-cell>
          <table:table-cell table:style-name="ce71" table:number-columns-repeated="2"/>
          <table:table-cell table:formula="of:=SUM([.N93];[.P93])" ns42:value-type="float" table:style-name="ce71" office:value-type="float" office:value="31">
            <text:p>31</text:p>
          </table:table-cell>
          <table:table-cell table:formula="of:=SUM([.O93];[.Q93])" ns42:value-type="float" table:style-name="ce71" office:value-type="float" office:value="34">
            <text:p>34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</text:p>
          </table:table-cell>
          <table:table-cell ns42:value-type="string" table:style-name="ce22" office:value-type="string">
            <text:p>Gehucht Makkum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8" office:value-type="float">
            <text:p>18</text:p>
          </table:table-cell>
          <table:table-cell table:style-name="ce71" table:number-columns-repeated="4"/>
          <table:table-cell ns42:value-type="float" table:style-name="ce71" office:value="57" office:value-type="float">
            <text:p>57</text:p>
          </table:table-cell>
          <table:table-cell ns42:value-type="float" table:style-name="ce71" office:value="43" office:value-type="float">
            <text:p>4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94];[.P94])" ns42:value-type="float" table:style-name="ce71" office:value-type="float" office:value="58">
            <text:p>58</text:p>
          </table:table-cell>
          <table:table-cell table:formula="of:=SUM([.O94];[.Q94])" ns42:value-type="float" table:style-name="ce71" office:value-type="float" office:value="43">
            <text:p>4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K</text:p>
          </table:table-cell>
          <table:table-cell ns42:value-type="string" table:style-name="ce22" office:value-type="string">
            <text:p>Gehucht Holth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1" office:value-type="float">
            <text:p>31</text:p>
          </table:table-cell>
          <table:table-cell table:style-name="ce71" table:number-columns-repeated="4"/>
          <table:table-cell ns42:value-type="float" table:style-name="ce71" office:value="93" office:value-type="float">
            <text:p>93</text:p>
          </table:table-cell>
          <table:table-cell ns42:value-type="float" table:style-name="ce71" office:value="77" office:value-type="float">
            <text:p>77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95];[.P95])" ns42:value-type="float" table:style-name="ce71" office:value-type="float" office:value="94">
            <text:p>94</text:p>
          </table:table-cell>
          <table:table-cell table:formula="of:=SUM([.O95];[.Q95])" ns42:value-type="float" table:style-name="ce71" office:value-type="float" office:value="77">
            <text:p>7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G</text:p>
          </table:table-cell>
          <table:table-cell ns42:value-type="string" table:style-name="ce28" office:value-type="string">
            <text:p><text:span text:style-name="T8"><text:a xlink:type="simple" xlink:href="#Drenthe.A870">Gehucht Smalbroek en ter Horst</text:a></text:span></text:p>
          </table:table-cell>
          <table:table-cell ns42:value-type="string" table:style-name="ce44" office:value-type="string">
            <text:p>Werkhuis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7" office:value-type="float">
            <text:p>7</text:p>
          </table:table-cell>
          <table:table-cell ns42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96];[.P96])" ns42:value-type="float" table:style-name="ce71" office:value-type="float" office:value="7">
            <text:p>7</text:p>
          </table:table-cell>
          <table:table-cell table:formula="of:=SUM([.O96];[.Q96])" ns42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G</text:p>
          </table:table-cell>
          <table:table-cell ns42:value-type="string" table:style-name="ce22" office:value-type="string">
            <text:p>Gehucht Smalbroek en ter Horst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44" office:value-type="float">
            <text:p>44</text:p>
          </table:table-cell>
          <table:table-cell ns42:value-type="float" table:style-name="ce71" office:value="29" office:value-type="float">
            <text:p>29</text:p>
          </table:table-cell>
          <table:table-cell table:style-name="ce71" table:number-columns-repeated="2"/>
          <table:table-cell table:formula="of:=SUM([.N97];[.P97])" ns42:value-type="float" table:style-name="ce71" office:value-type="float" office:value="44">
            <text:p>44</text:p>
          </table:table-cell>
          <table:table-cell table:formula="of:=SUM([.O97];[.Q97])" ns42:value-type="float" table:style-name="ce71" office:value-type="float" office:value="29">
            <text:p>2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Gehucht Laaghal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1" office:value-type="float">
            <text:p>21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66" office:value-type="float">
            <text:p>66</text:p>
          </table:table-cell>
          <table:table-cell ns42:value-type="float" table:style-name="ce71" office:value="56" office:value-type="float">
            <text:p>56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98];[.P98])" ns42:value-type="float" table:style-name="ce71" office:value-type="float" office:value="67">
            <text:p>67</text:p>
          </table:table-cell>
          <table:table-cell table:formula="of:=SUM([.O98];[.Q98])" ns42:value-type="float" table:style-name="ce71" office:value-type="float" office:value="56">
            <text:p>56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Gehucht Hooghal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3" office:value-type="float">
            <text:p>33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15" office:value-type="float">
            <text:p>115</text:p>
          </table:table-cell>
          <table:table-cell ns42:value-type="float" table:style-name="ce71" office:value="90" office:value-type="float">
            <text:p>90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99];[.P99])" ns42:value-type="float" table:style-name="ce71" office:value-type="float" office:value="116">
            <text:p>116</text:p>
          </table:table-cell>
          <table:table-cell table:formula="of:=SUM([.O99];[.Q99])" ns42:value-type="float" table:style-name="ce71" office:value-type="float" office:value="91">
            <text:p>91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Gehucht Beilervaar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4" office:value-type="float">
            <text:p>24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ns42:value-type="float" table:style-name="ce71" office:value="70" office:value-type="float">
            <text:p>70</text:p>
          </table:table-cell>
          <table:table-cell ns42:value-type="float" table:style-name="ce71" office:value="56" office:value-type="float">
            <text:p>56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00];[.P100])" ns42:value-type="float" table:style-name="ce71" office:value-type="float" office:value="71">
            <text:p>71</text:p>
          </table:table-cell>
          <table:table-cell table:formula="of:=SUM([.O100];[.Q100])" ns42:value-type="float" table:style-name="ce71" office:value-type="float" office:value="56">
            <text:p>5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Gehucht Hijk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21" office:value-type="float">
            <text:p>121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325" office:value-type="float">
            <text:p>325</text:p>
          </table:table-cell>
          <table:table-cell ns42:value-type="float" table:style-name="ce71" office:value="279" office:value-type="float">
            <text:p>279</text:p>
          </table:table-cell>
          <table:table-cell ns42:value-type="float" office:value="2" table:style-name="ce71" table:number-columns-repeated="2" office:value-type="float">
            <text:p>2</text:p>
          </table:table-cell>
          <table:table-cell table:formula="of:=SUM([.N101];[.P101])" ns42:value-type="float" table:style-name="ce71" office:value-type="float" office:value="327">
            <text:p>327</text:p>
          </table:table-cell>
          <table:table-cell table:formula="of:=SUM([.O101];[.Q101])" ns42:value-type="float" table:style-name="ce71" office:value-type="float" office:value="281">
            <text:p>281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Gehucht Hijken</text:p>
          </table:table-cell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1" office:value-type="float">
            <text:p>1</text:p>
          </table:table-cell>
          <table:table-cell table:style-name="ce71"/>
          <table:table-cell ns42:value-type="float" table:style-name="ce71" office:value="4" office:value-type="float">
            <text:p>4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2"/>
          <table:table-cell table:formula="of:=SUM([.N102];[.P102])" ns42:value-type="float" table:style-name="ce71" office:value-type="float" office:value="4">
            <text:p>4</text:p>
          </table:table-cell>
          <table:table-cell table:formula="of:=SUM([.O102];[.Q102])" ns42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Gehucht Brunstin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0" office:value-type="float">
            <text:p>20</text:p>
          </table:table-cell>
          <table:table-cell table:style-name="ce71" table:number-columns-repeated="4"/>
          <table:table-cell ns42:value-type="float" table:style-name="ce71" office:value="65" office:value-type="float">
            <text:p>65</text:p>
          </table:table-cell>
          <table:table-cell ns42:value-type="float" table:style-name="ce71" office:value="42" office:value-type="float">
            <text:p>4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03];[.P103])" ns42:value-type="float" table:style-name="ce71" office:value-type="float" office:value="66">
            <text:p>66</text:p>
          </table:table-cell>
          <table:table-cell table:formula="of:=SUM([.O103];[.Q103])" ns42:value-type="float" table:style-name="ce71" office:value-type="float" office:value="42">
            <text:p>4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M</text:p>
          </table:table-cell>
          <table:table-cell ns42:value-type="string" table:style-name="ce22" office:value-type="string">
            <text:p>Gehucht Wijst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9" office:value-type="float">
            <text:p>89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48" office:value-type="float">
            <text:p>248</text:p>
          </table:table-cell>
          <table:table-cell ns42:value-type="float" table:style-name="ce71" office:value="215" office:value-type="float">
            <text:p>215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104];[.P104])" ns42:value-type="float" table:style-name="ce71" office:value-type="float" office:value="251">
            <text:p>251</text:p>
          </table:table-cell>
          <table:table-cell table:formula="of:=SUM([.O104];[.Q104])" ns42:value-type="float" table:style-name="ce71" office:value-type="float" office:value="215">
            <text:p>215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N</text:p>
          </table:table-cell>
          <table:table-cell ns42:value-type="string" table:style-name="ce22" office:value-type="string">
            <text:p>Gehucht Drijb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table:style-name="ce71" table:number-columns-repeated="4"/>
          <table:table-cell ns42:value-type="float" table:style-name="ce71" office:value="56" office:value-type="float">
            <text:p>56</text:p>
          </table:table-cell>
          <table:table-cell ns42:value-type="float" table:style-name="ce71" office:value="35" office:value-type="float">
            <text:p>35</text:p>
          </table:table-cell>
          <table:table-cell table:style-name="ce71" table:number-columns-repeated="2"/>
          <table:table-cell table:formula="of:=SUM([.N105];[.P105])" ns42:value-type="float" table:style-name="ce71" office:value-type="float" office:value="56">
            <text:p>56</text:p>
          </table:table-cell>
          <table:table-cell table:formula="of:=SUM([.O105];[.Q105])" ns42:value-type="float" table:style-name="ce71" office:value-type="float" office:value="35">
            <text:p>3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H</text:p>
          </table:table-cell>
          <table:table-cell ns42:value-type="string" table:style-name="ce22" office:value-type="string">
            <text:p>Gehucht Spi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1" office:value-type="float">
            <text:p>21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67" office:value-type="float">
            <text:p>67</text:p>
          </table:table-cell>
          <table:table-cell ns42:value-type="float" table:style-name="ce71" office:value="63" office:value-type="float">
            <text:p>6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06];[.P106])" ns42:value-type="float" table:style-name="ce71" office:value-type="float" office:value="68">
            <text:p>68</text:p>
          </table:table-cell>
          <table:table-cell table:formula="of:=SUM([.O106];[.Q106])" ns42:value-type="float" table:style-name="ce71" office:value-type="float" office:value="63">
            <text:p>6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O</text:p>
          </table:table-cell>
          <table:table-cell ns42:value-type="string" table:style-name="ce22" office:value-type="string">
            <text:p>Gehucht Tiende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16" office:value-type="float">
            <text:p>116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328" office:value-type="float">
            <text:p>328</text:p>
          </table:table-cell>
          <table:table-cell ns42:value-type="float" table:style-name="ce71" office:value="324" office:value-type="float">
            <text:p>324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107];[.P107])" ns42:value-type="float" table:style-name="ce71" office:value-type="float" office:value="331">
            <text:p>331</text:p>
          </table:table-cell>
          <table:table-cell table:formula="of:=SUM([.O107];[.Q107])" ns42:value-type="float" table:style-name="ce71" office:value-type="float" office:value="324">
            <text:p>324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88:.I89])" ns42:value-type="float" table:style-name="ce65" office:value-type="float" office:value="162">
            <text:p>162</text:p>
          </table:table-cell>
          <table:table-cell table:formula="of:=SUM([.J88:.J89])" ns42:value-type="float" table:style-name="ce71" office:value-type="float" office:value="7">
            <text:p>7</text:p>
          </table:table-cell>
          <table:table-cell table:formula="of:=SUM([.K88:.K89])" ns42:value-type="float" table:style-name="ce71" office:value-type="float" office:value="0">
            <text:p>0</text:p>
          </table:table-cell>
          <table:table-cell table:formula="of:=SUM([.L88:.L89])" ns42:value-type="float" table:style-name="ce71" office:value-type="float" office:value="2">
            <text:p>2</text:p>
          </table:table-cell>
          <table:table-cell table:formula="of:=SUM([.M88:.M89])" ns42:value-type="float" table:style-name="ce71" office:value-type="float" office:value="0">
            <text:p>0</text:p>
          </table:table-cell>
          <table:table-cell table:formula="of:=SUM([.N88:.N89])" ns42:value-type="float" table:style-name="ce71" office:value-type="float" office:value="505">
            <text:p>505</text:p>
          </table:table-cell>
          <table:table-cell table:formula="of:=SUM([.O88:.O89])" ns42:value-type="float" table:style-name="ce71" office:value-type="float" office:value="506">
            <text:p>506</text:p>
          </table:table-cell>
          <table:table-cell table:formula="of:=SUM([.P88:.P89])" ns42:value-type="float" table:style-name="ce71" office:value-type="float" office:value="10">
            <text:p>10</text:p>
          </table:table-cell>
          <table:table-cell table:formula="of:=SUM([.Q88:.Q89])" ns42:value-type="float" table:style-name="ce71" office:value-type="float" office:value="8">
            <text:p>8</text:p>
          </table:table-cell>
          <table:table-cell table:formula="of:=SUM([.R88:.R89])" ns42:value-type="float" table:style-name="ce71" office:value-type="float" office:value="515">
            <text:p>515</text:p>
          </table:table-cell>
          <table:table-cell table:formula="of:=SUM([.S88:.S89])" ns42:value-type="float" table:style-name="ce71" office:value-type="float" office:value="514">
            <text:p>514</text:p>
          </table:table-cell>
          <table:table-cell table:formula="of:=SUM([.T88:.T89])" ns42:value-type="float" table:style-name="ce71" office:value-type="float" office:value="5">
            <text:p>5</text:p>
          </table:table-cell>
          <table:table-cell table:formula="of:=SUM([.U88:.U89])" ns42:value-type="float" table:style-name="ce83" office:value-type="float" office:value="2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90:.I107])" ns42:value-type="float" table:style-name="ce65" office:value-type="float" office:value="606">
            <text:p>606</text:p>
          </table:table-cell>
          <table:table-cell table:formula="of:=SUM([.J90:.J107])" ns42:value-type="float" table:style-name="ce71" office:value-type="float" office:value="15">
            <text:p>15</text:p>
          </table:table-cell>
          <table:table-cell table:formula="of:=SUM([.K90:.K107])" ns42:value-type="float" table:style-name="ce71" office:value-type="float" office:value="1">
            <text:p>1</text:p>
          </table:table-cell>
          <table:table-cell table:formula="of:=SUM([.L90:.L107])" ns42:value-type="float" table:style-name="ce71" office:value-type="float" office:value="1">
            <text:p>1</text:p>
          </table:table-cell>
          <table:table-cell table:formula="of:=SUM([.M90:.M107])" ns42:value-type="float" table:style-name="ce71" office:value-type="float" office:value="0">
            <text:p>0</text:p>
          </table:table-cell>
          <table:table-cell table:formula="of:=SUM([.N90:.N107])" ns42:value-type="float" table:style-name="ce71" office:value-type="float" office:value="1754">
            <text:p>1754</text:p>
          </table:table-cell>
          <table:table-cell table:formula="of:=SUM([.O90:.O107])" ns42:value-type="float" table:style-name="ce71" office:value-type="float" office:value="1549">
            <text:p>1549</text:p>
          </table:table-cell>
          <table:table-cell table:formula="of:=SUM([.P90:.P107])" ns42:value-type="float" table:style-name="ce71" office:value-type="float" office:value="15">
            <text:p>15</text:p>
          </table:table-cell>
          <table:table-cell table:formula="of:=SUM([.Q90:.Q107])" ns42:value-type="float" table:style-name="ce71" office:value-type="float" office:value="4">
            <text:p>4</text:p>
          </table:table-cell>
          <table:table-cell table:formula="of:=SUM([.R90:.R107])" ns42:value-type="float" table:style-name="ce71" office:value-type="float" office:value="1769">
            <text:p>1769</text:p>
          </table:table-cell>
          <table:table-cell table:formula="of:=SUM([.S90:.S107])" ns42:value-type="float" table:style-name="ce71" office:value-type="float" office:value="1553">
            <text:p>1553</text:p>
          </table:table-cell>
          <table:table-cell table:formula="of:=SUM([.T90:.T107])" ns42:value-type="float" table:style-name="ce71" office:value-type="float" office:value="7">
            <text:p>7</text:p>
          </table:table-cell>
          <table:table-cell table:formula="of:=SUM([.U90:.U107])" ns42:value-type="float" table:style-name="ce83" office:value-type="float" office:value="5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08:.I109])" ns42:value-type="float" table:style-name="ce65" office:value-type="float" office:value="768">
            <text:p>768</text:p>
          </table:table-cell>
          <table:table-cell table:formula="of:=SUM([.J108:.J109])" ns42:value-type="float" table:style-name="ce71" office:value-type="float" office:value="22">
            <text:p>22</text:p>
          </table:table-cell>
          <table:table-cell table:formula="of:=SUM([.K108:.K109])" ns42:value-type="float" table:style-name="ce71" office:value-type="float" office:value="1">
            <text:p>1</text:p>
          </table:table-cell>
          <table:table-cell table:formula="of:=SUM([.L108:.L109])" ns42:value-type="float" table:style-name="ce71" office:value-type="float" office:value="3">
            <text:p>3</text:p>
          </table:table-cell>
          <table:table-cell table:formula="of:=SUM([.M108:.M109])" ns42:value-type="float" table:style-name="ce71" office:value-type="float" office:value="0">
            <text:p>0</text:p>
          </table:table-cell>
          <table:table-cell table:formula="of:=SUM([.N108:.N109])" ns42:value-type="float" table:style-name="ce71" office:value-type="float" office:value="2259">
            <text:p>2259</text:p>
          </table:table-cell>
          <table:table-cell table:formula="of:=SUM([.O108:.O109])" ns42:value-type="float" table:style-name="ce71" office:value-type="float" office:value="2055">
            <text:p>2055</text:p>
          </table:table-cell>
          <table:table-cell table:formula="of:=SUM([.P108:.P109])" ns42:value-type="float" table:style-name="ce71" office:value-type="float" office:value="25">
            <text:p>25</text:p>
          </table:table-cell>
          <table:table-cell table:formula="of:=SUM([.Q108:.Q109])" ns42:value-type="float" table:style-name="ce71" office:value-type="float" office:value="12">
            <text:p>12</text:p>
          </table:table-cell>
          <table:table-cell table:formula="of:=SUM([.R108:.R109])" ns42:value-type="float" table:style-name="ce71" office:value-type="float" office:value="2284">
            <text:p>2284</text:p>
          </table:table-cell>
          <table:table-cell table:formula="of:=SUM([.S108:.S109])" ns42:value-type="float" table:style-name="ce71" office:value-type="float" office:value="2067">
            <text:p>2067</text:p>
          </table:table-cell>
          <table:table-cell table:formula="of:=SUM([.T108:.T109])" ns42:value-type="float" table:style-name="ce71" office:value-type="float" office:value="12">
            <text:p>12</text:p>
          </table:table-cell>
          <table:table-cell table:formula="of:=SUM([.U108:.U109])" ns42:value-type="float" table:style-name="ce83" office:value-type="float" office:value="7">
            <text:p>7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3" office:value-type="float">
            <text:p>3</text:p>
          </table:table-cell>
          <table:table-cell table:style-name="ce71" table:number-columns-repeated="4"/>
          <table:table-cell table:formula="of:=SUM([.N111];[.P111])" ns42:value-type="float" table:style-name="ce71" office:value-type="float" office:value="0">
            <text:p>0</text:p>
          </table:table-cell>
          <table:table-cell table:formula="of:=SUM([.O111];[.Q111])" ns42:value-type="float" table:style-name="ce71" office:value-type="float" office:value="0">
            <text:p>0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83" office:value="4" office:value-type="float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2:value-type="string" table:style-name="ce22" office:value-type="string">
            <text:p>Dorp Borger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19" office:value-type="float">
            <text:p>119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298" office:value-type="float">
            <text:p>298</text:p>
          </table:table-cell>
          <table:table-cell ns42:value-type="float" table:style-name="ce71" office:value="277" office:value-type="float">
            <text:p>277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112];[.P112])" ns42:value-type="float" table:style-name="ce71" office:value-type="float" office:value="299">
            <text:p>299</text:p>
          </table:table-cell>
          <table:table-cell table:formula="of:=SUM([.O112];[.Q112])" ns42:value-type="float" table:style-name="ce71" office:value-type="float" office:value="278">
            <text:p>278</text:p>
          </table:table-cell>
          <table:table-cell ns42:value-type="float" table:style-name="ce71" office:value="6" office:value-type="float">
            <text:p>6</text:p>
          </table:table-cell>
          <table:table-cell ns42:value-type="float" table:style-name="ce83" office:value="5" office:value-type="float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2:value-type="string" table:style-name="ce22" office:value-type="string">
            <text:p>Dorp Borger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Armwerkhuis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11" office:value-type="float">
            <text:p>11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2"/>
          <table:table-cell table:formula="of:=SUM([.N113];[.P113])" ns42:value-type="float" table:style-name="ce71" office:value-type="float" office:value="11">
            <text:p>11</text:p>
          </table:table-cell>
          <table:table-cell table:formula="of:=SUM([.O113];[.Q113])" ns42:value-type="float" table:style-name="ce71" office:value-type="float" office:value="5">
            <text:p>5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2:value-type="string" table:style-name="ce22" office:value-type="string">
            <text:p>Dorp Borger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Huis van bewaring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office:value="1" table:style-name="ce71" table:number-columns-repeated="2" office:value-type="float">
            <text:p>1</text:p>
          </table:table-cell>
          <table:table-cell table:style-name="ce71" table:number-columns-repeated="2"/>
          <table:table-cell table:formula="of:=SUM([.N114];[.P114])" ns42:value-type="float" table:style-name="ce71" office:value-type="float" office:value="1">
            <text:p>1</text:p>
          </table:table-cell>
          <table:table-cell table:formula="of:=SUM([.O114];[.Q114])" ns42:value-type="float" table:style-name="ce71" office:value-type="float" office:value="1">
            <text:p>1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3" office:value-type="float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2:value-type="string" table:style-name="ce22" office:value-type="string">
            <text:p>Dorp Borger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27" office:value-type="float">
            <text:p>27</text:p>
          </table:table-cell>
          <table:table-cell ns42:value-type="float" table:style-name="ce71" office:value="23" office:value-type="float">
            <text:p>2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15];[.P115])" ns42:value-type="float" table:style-name="ce71" office:value-type="float" office:value="28">
            <text:p>28</text:p>
          </table:table-cell>
          <table:table-cell table:formula="of:=SUM([.O115];[.Q115])" ns42:value-type="float" table:style-name="ce71" office:value-type="float" office:value="23">
            <text:p>2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Westdorp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table:style-name="ce71" table:number-columns-repeated="4"/>
          <table:table-cell ns42:value-type="float" table:style-name="ce71" office:value="55" office:value-type="float">
            <text:p>55</text:p>
          </table:table-cell>
          <table:table-cell ns42:value-type="float" table:style-name="ce71" office:value="56" office:value-type="float">
            <text:p>56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116];[.P116])" ns42:value-type="float" table:style-name="ce71" office:value-type="float" office:value="57">
            <text:p>57</text:p>
          </table:table-cell>
          <table:table-cell table:formula="of:=SUM([.O116];[.Q116])" ns42:value-type="float" table:style-name="ce71" office:value-type="float" office:value="56">
            <text:p>5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Westdorp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6" office:value-type="float">
            <text:p>6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2"/>
          <table:table-cell table:formula="of:=SUM([.N117];[.P117])" ns42:value-type="float" table:style-name="ce71" office:value-type="float" office:value="6">
            <text:p>6</text:p>
          </table:table-cell>
          <table:table-cell table:formula="of:=SUM([.O117];[.Q117])" ns42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8" office:value-type="string">
            <text:p><text:span text:style-name="T8"><text:a xlink:type="simple" xlink:href="#Drenthe.A871">Gehucht Ellertshaar</text:a></text:span>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7" office:value-type="float">
            <text:p>7</text:p>
          </table:table-cell>
          <table:table-cell ns42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118];[.P118])" ns42:value-type="float" table:style-name="ce71" office:value-type="float" office:value="7">
            <text:p>7</text:p>
          </table:table-cell>
          <table:table-cell table:formula="of:=SUM([.O118];[.Q118])" ns42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Ellertshaa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119];[.P119])" ns42:value-type="float" table:style-name="ce71" office:value-type="float" office:value="2">
            <text:p>2</text:p>
          </table:table-cell>
          <table:table-cell table:formula="of:=SUM([.O119];[.Q119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Ees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39" office:value-type="float">
            <text:p>39</text:p>
          </table:table-cell>
          <table:table-cell table:style-name="ce71" table:number-columns-repeated="4"/>
          <table:table-cell ns42:value-type="float" table:style-name="ce71" office:value="115" office:value-type="float">
            <text:p>115</text:p>
          </table:table-cell>
          <table:table-cell ns42:value-type="float" table:style-name="ce71" office:value="99" office:value-type="float">
            <text:p>99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20];[.P120])" ns42:value-type="float" table:style-name="ce71" office:value-type="float" office:value="116">
            <text:p>116</text:p>
          </table:table-cell>
          <table:table-cell table:formula="of:=SUM([.O120];[.Q120])" ns42:value-type="float" table:style-name="ce71" office:value-type="float" office:value="99">
            <text:p>99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Ees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12" office:value-type="float">
            <text:p>12</text:p>
          </table:table-cell>
          <table:table-cell ns42:value-type="float" table:style-name="ce71" office:value="18" office:value-type="float">
            <text:p>18</text:p>
          </table:table-cell>
          <table:table-cell table:style-name="ce71" table:number-columns-repeated="2"/>
          <table:table-cell table:formula="of:=SUM([.N121];[.P121])" ns42:value-type="float" table:style-name="ce71" office:value-type="float" office:value="12">
            <text:p>12</text:p>
          </table:table-cell>
          <table:table-cell table:formula="of:=SUM([.O121];[.Q121])" ns42:value-type="float" table:style-name="ce71" office:value-type="float" office:value="18">
            <text:p>18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Buin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53" office:value-type="float">
            <text:p>53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62" office:value-type="float">
            <text:p>162</text:p>
          </table:table-cell>
          <table:table-cell ns42:value-type="float" table:style-name="ce71" office:value="152" office:value-type="float">
            <text:p>15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22];[.P122])" ns42:value-type="float" table:style-name="ce71" office:value-type="float" office:value="163">
            <text:p>163</text:p>
          </table:table-cell>
          <table:table-cell table:formula="of:=SUM([.O122];[.Q122])" ns42:value-type="float" table:style-name="ce71" office:value-type="float" office:value="152">
            <text:p>15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Buin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9" office:value-type="float">
            <text:p>9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23];[.P123])" ns42:value-type="float" table:style-name="ce71" office:value-type="float" office:value="10">
            <text:p>10</text:p>
          </table:table-cell>
          <table:table-cell table:formula="of:=SUM([.O123];[.Q123])" ns42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Bronger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48" office:value-type="float">
            <text:p>48</text:p>
          </table:table-cell>
          <table:table-cell ns42:value-type="float" table:style-name="ce71" office:value="49" office:value-type="float">
            <text:p>49</text:p>
          </table:table-cell>
          <table:table-cell table:style-name="ce71" table:number-columns-repeated="2"/>
          <table:table-cell table:formula="of:=SUM([.N124];[.P124])" ns42:value-type="float" table:style-name="ce71" office:value-type="float" office:value="48">
            <text:p>48</text:p>
          </table:table-cell>
          <table:table-cell table:formula="of:=SUM([.O124];[.Q124])" ns42:value-type="float" table:style-name="ce71" office:value-type="float" office:value="49">
            <text:p>49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Brong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table:style-name="ce71" office:value="10" office:value-type="float">
            <text:p>10</text:p>
          </table:table-cell>
          <table:table-cell ns42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125];[.P125])" ns42:value-type="float" table:style-name="ce71" office:value-type="float" office:value="10">
            <text:p>10</text:p>
          </table:table-cell>
          <table:table-cell table:formula="of:=SUM([.O125];[.Q125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2:value-type="string" table:style-name="ce22" office:value-type="string">
            <text:p>Gehucht Drouwen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53" office:value-type="float">
            <text:p>53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51" office:value-type="float">
            <text:p>151</text:p>
          </table:table-cell>
          <table:table-cell ns42:value-type="float" table:style-name="ce71" office:value="122" office:value-type="float">
            <text:p>12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26];[.P126])" ns42:value-type="float" table:style-name="ce71" office:value-type="float" office:value="152">
            <text:p>152</text:p>
          </table:table-cell>
          <table:table-cell table:formula="of:=SUM([.O126];[.Q126])" ns42:value-type="float" table:style-name="ce71" office:value-type="float" office:value="122">
            <text:p>122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2:value-type="string" table:style-name="ce22" office:value-type="string">
            <text:p>Gehucht Drouwen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office:value="25" table:style-name="ce71" table:number-columns-repeated="2" office:value-type="float">
            <text:p>25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127];[.P127])" ns42:value-type="float" table:style-name="ce71" office:value-type="float" office:value="25">
            <text:p>25</text:p>
          </table:table-cell>
          <table:table-cell table:formula="of:=SUM([.O127];[.Q127])" ns42:value-type="float" table:style-name="ce71" office:value-type="float" office:value="26">
            <text:p>2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2:value-type="string" table:style-name="ce22" office:value-type="string">
            <text:p>Gehucht Nieuwbuinen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Dwarsdiep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78" office:value-type="float">
            <text:p>78</text:p>
          </table:table-cell>
          <table:table-cell ns42:value-type="float" table:style-name="ce71" office:value="12" office:value-type="float">
            <text:p>12</text:p>
          </table:table-cell>
          <table:table-cell table:style-name="ce71" table:number-columns-repeated="3"/>
          <table:table-cell ns42:value-type="float" table:style-name="ce71" office:value="153" office:value-type="float">
            <text:p>153</text:p>
          </table:table-cell>
          <table:table-cell ns42:value-type="float" table:style-name="ce71" office:value="189" office:value-type="float">
            <text:p>189</text:p>
          </table:table-cell>
          <table:table-cell ns42:value-type="float" table:style-name="ce71" office:value="6" office:value-type="float">
            <text:p>6</text:p>
          </table:table-cell>
          <table:table-cell ns42:value-type="float" table:style-name="ce71" office:value="4" office:value-type="float">
            <text:p>4</text:p>
          </table:table-cell>
          <table:table-cell table:formula="of:=SUM([.N128];[.P128])" ns42:value-type="float" table:style-name="ce71" office:value-type="float" office:value="159">
            <text:p>159</text:p>
          </table:table-cell>
          <table:table-cell table:formula="of:=SUM([.O128];[.Q128])" ns42:value-type="float" table:style-name="ce71" office:value-type="float" office:value="193">
            <text:p>193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Nieuwbuinen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Zuiderdiep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37" office:value-type="float">
            <text:p>37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style-name="ce71" table:number-columns-repeated="2"/>
          <table:table-cell ns42:value-type="float" table:style-name="ce71" office:value="84" office:value-type="float">
            <text:p>84</text:p>
          </table:table-cell>
          <table:table-cell ns42:value-type="float" table:style-name="ce71" office:value="96" office:value-type="float">
            <text:p>96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129];[.P129])" ns42:value-type="float" table:style-name="ce71" office:value-type="float" office:value="86">
            <text:p>86</text:p>
          </table:table-cell>
          <table:table-cell table:formula="of:=SUM([.O129];[.Q129])" ns42:value-type="float" table:style-name="ce71" office:value-type="float" office:value="96">
            <text:p>9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2:value-type="string" table:style-name="ce22" office:value-type="string">
            <text:p>Gehucht Nieuwbuinen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Zuiderdiep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39" office:value-type="float">
            <text:p>139</text:p>
          </table:table-cell>
          <table:table-cell ns42:value-type="float" table:style-name="ce71" office:value="7" office:value-type="float">
            <text:p>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ns42:value-type="float" table:style-name="ce71" office:value="351" office:value-type="float">
            <text:p>351</text:p>
          </table:table-cell>
          <table:table-cell ns42:value-type="float" table:style-name="ce71" office:value="349" office:value-type="float">
            <text:p>349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3" office:value-type="float">
            <text:p>3</text:p>
          </table:table-cell>
          <table:table-cell table:formula="of:=SUM([.N130];[.P130])" ns42:value-type="float" table:style-name="ce71" office:value-type="float" office:value="356">
            <text:p>356</text:p>
          </table:table-cell>
          <table:table-cell table:formula="of:=SUM([.O130];[.Q130])" ns42:value-type="float" table:style-name="ce71" office:value-type="float" office:value="352">
            <text:p>352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Nieuwbuinen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Noorderdiep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52" office:value-type="float">
            <text:p>152</text:p>
          </table:table-cell>
          <table:table-cell ns42:value-type="float" table:style-name="ce71" office:value="23" office:value-type="float">
            <text:p>23</text:p>
          </table:table-cell>
          <table:table-cell table:style-name="ce71" table:number-columns-repeated="3"/>
          <table:table-cell ns42:value-type="float" table:style-name="ce71" office:value="391" office:value-type="float">
            <text:p>391</text:p>
          </table:table-cell>
          <table:table-cell ns42:value-type="float" table:style-name="ce71" office:value="404" office:value-type="float">
            <text:p>404</text:p>
          </table:table-cell>
          <table:table-cell ns42:value-type="float" table:style-name="ce71" office:value="15" office:value-type="float">
            <text:p>15</text:p>
          </table:table-cell>
          <table:table-cell ns42:value-type="float" table:style-name="ce71" office:value="6" office:value-type="float">
            <text:p>6</text:p>
          </table:table-cell>
          <table:table-cell table:formula="of:=SUM([.N131];[.P131])" ns42:value-type="float" table:style-name="ce71" office:value-type="float" office:value="406">
            <text:p>406</text:p>
          </table:table-cell>
          <table:table-cell table:formula="of:=SUM([.O131];[.Q131])" ns42:value-type="float" table:style-name="ce71" office:value-type="float" office:value="410">
            <text:p>410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83" office:value="3" office:value-type="float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Nieuwbuinen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Zuiderdiep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4" office:value-type="float">
            <text:p>24</text:p>
          </table:table-cell>
          <table:table-cell table:style-name="ce71" table:number-columns-repeated="4"/>
          <table:table-cell ns42:value-type="float" table:style-name="ce71" office:value="67" office:value-type="float">
            <text:p>67</text:p>
          </table:table-cell>
          <table:table-cell ns42:value-type="float" table:style-name="ce71" office:value="54" office:value-type="float">
            <text:p>54</text:p>
          </table:table-cell>
          <table:table-cell table:style-name="ce71" table:number-columns-repeated="2"/>
          <table:table-cell table:formula="of:=SUM([.N132];[.P132])" ns42:value-type="float" table:style-name="ce71" office:value-type="float" office:value="67">
            <text:p>67</text:p>
          </table:table-cell>
          <table:table-cell table:formula="of:=SUM([.O132];[.Q132])" ns42:value-type="float" table:style-name="ce71" office:value-type="float" office:value="54">
            <text:p>5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Nieuwbuinen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Noorderdiep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2" office:value-type="float">
            <text:p>12</text:p>
          </table:table-cell>
          <table:table-cell table:style-name="ce71" table:number-columns-repeated="4"/>
          <table:table-cell ns42:value-type="float" table:style-name="ce71" office:value="33" office:value-type="float">
            <text:p>33</text:p>
          </table:table-cell>
          <table:table-cell ns42:value-type="float" table:style-name="ce71" office:value="29" office:value-type="float">
            <text:p>29</text:p>
          </table:table-cell>
          <table:table-cell table:style-name="ce71" table:number-columns-repeated="2"/>
          <table:table-cell table:formula="of:=SUM([.N133];[.P133])" ns42:value-type="float" table:style-name="ce71" office:value-type="float" office:value="33">
            <text:p>33</text:p>
          </table:table-cell>
          <table:table-cell table:formula="of:=SUM([.O133];[.Q133])" ns42:value-type="float" table:style-name="ce71" office:value-type="float" office:value="29">
            <text:p>2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Nieuwbuinen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Eilan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3" office:value-type="float">
            <text:p>43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09" office:value-type="float">
            <text:p>109</text:p>
          </table:table-cell>
          <table:table-cell ns42:value-type="float" table:style-name="ce71" office:value="108" office:value-type="float">
            <text:p>108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134];[.P134])" ns42:value-type="float" table:style-name="ce71" office:value-type="float" office:value="111">
            <text:p>111</text:p>
          </table:table-cell>
          <table:table-cell table:formula="of:=SUM([.O134];[.Q134])" ns42:value-type="float" table:style-name="ce71" office:value-type="float" office:value="108">
            <text:p>10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2:value-type="string" table:style-name="ce22" office:value-type="string">
            <text:p>Gehucht Buinerveen</text:p>
          </table:table-cell>
          <table:table-cell ns42:value-type="string" table:style-name="ce22" office:value-type="string">
            <text:p>Wijk C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52" office:value-type="float">
            <text:p>5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70" office:value-type="float">
            <text:p>170</text:p>
          </table:table-cell>
          <table:table-cell ns42:value-type="float" table:style-name="ce71" office:value="125" office:value-type="float">
            <text:p>125</text:p>
          </table:table-cell>
          <table:table-cell table:style-name="ce71" table:number-columns-repeated="2"/>
          <table:table-cell table:formula="of:=SUM([.N135];[.P135])" ns42:value-type="float" table:style-name="ce71" office:value-type="float" office:value="170">
            <text:p>170</text:p>
          </table:table-cell>
          <table:table-cell table:formula="of:=SUM([.O135];[.Q135])" ns42:value-type="float" table:style-name="ce71" office:value-type="float" office:value="125">
            <text:p>125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2:value-type="string" table:style-name="ce22" office:value-type="string">
            <text:p>Gehucht Buinerveen</text:p>
          </table:table-cell>
          <table:table-cell ns42:value-type="string" table:style-name="ce22" office:value-type="string">
            <text:p>Wijk C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12" office:value-type="float">
            <text:p>12</text:p>
          </table:table-cell>
          <table:table-cell ns42:value-type="float" table:style-name="ce71" office:value="19" office:value-type="float">
            <text:p>19</text:p>
          </table:table-cell>
          <table:table-cell table:style-name="ce71" table:number-columns-repeated="2"/>
          <table:table-cell table:formula="of:=SUM([.N136];[.P136])" ns42:value-type="float" table:style-name="ce71" office:value-type="float" office:value="12">
            <text:p>12</text:p>
          </table:table-cell>
          <table:table-cell table:formula="of:=SUM([.O136];[.Q136])" ns42:value-type="float" table:style-name="ce71" office:value-type="float" office:value="19">
            <text:p>1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Drouwenermon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Drouwenermond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17" office:value-type="float">
            <text:p>117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291" office:value-type="float">
            <text:p>291</text:p>
          </table:table-cell>
          <table:table-cell ns42:value-type="float" table:style-name="ce71" office:value="275" office:value-type="float">
            <text:p>275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formula="of:=SUM([.N137];[.P137])" ns42:value-type="float" table:style-name="ce71" office:value-type="float" office:value="293">
            <text:p>293</text:p>
          </table:table-cell>
          <table:table-cell table:formula="of:=SUM([.O137];[.Q137])" ns42:value-type="float" table:style-name="ce71" office:value-type="float" office:value="276">
            <text:p>276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83" office:value="3" office:value-type="float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Drouwenermon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Noorderblokk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table:style-name="ce71" table:number-columns-repeated="4"/>
          <table:table-cell ns42:value-type="float" table:style-name="ce71" office:value="29" office:value-type="float">
            <text:p>29</text:p>
          </table:table-cell>
          <table:table-cell ns42:value-type="float" table:style-name="ce71" office:value="42" office:value-type="float">
            <text:p>42</text:p>
          </table:table-cell>
          <table:table-cell table:style-name="ce71" table:number-columns-repeated="2"/>
          <table:table-cell table:formula="of:=SUM([.N138];[.P138])" ns42:value-type="float" table:style-name="ce71" office:value-type="float" office:value="29">
            <text:p>29</text:p>
          </table:table-cell>
          <table:table-cell table:formula="of:=SUM([.O138];[.Q138])" ns42:value-type="float" table:style-name="ce71" office:value-type="float" office:value="42">
            <text:p>4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Drouwenermon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Zuiderblokk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2" office:value-type="float">
            <text:p>2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55" office:value-type="float">
            <text:p>55</text:p>
          </table:table-cell>
          <table:table-cell ns42:value-type="float" table:style-name="ce71" office:value="60" office:value-type="float">
            <text:p>60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39];[.P139])" ns42:value-type="float" table:style-name="ce71" office:value-type="float" office:value="56">
            <text:p>56</text:p>
          </table:table-cell>
          <table:table-cell table:formula="of:=SUM([.O139];[.Q139])" ns42:value-type="float" table:style-name="ce71" office:value-type="float" office:value="60">
            <text:p>6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Drouwenermon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Drouwenermon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7" office:value-type="float">
            <text:p>7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140];[.P140])" ns42:value-type="float" table:style-name="ce71" office:value-type="float" office:value="7">
            <text:p>7</text:p>
          </table:table-cell>
          <table:table-cell table:formula="of:=SUM([.O140];[.Q140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Drouwenermon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Noorderblokk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14" office:value-type="float">
            <text:p>14</text:p>
          </table:table-cell>
          <table:table-cell ns42:value-type="float" table:style-name="ce71" office:value="17" office:value-type="float">
            <text:p>17</text:p>
          </table:table-cell>
          <table:table-cell table:style-name="ce71" table:number-columns-repeated="2"/>
          <table:table-cell table:formula="of:=SUM([.N141];[.P141])" ns42:value-type="float" table:style-name="ce71" office:value-type="float" office:value="14">
            <text:p>14</text:p>
          </table:table-cell>
          <table:table-cell table:formula="of:=SUM([.O141];[.Q141])" ns42:value-type="float" table:style-name="ce71" office:value-type="float" office:value="17">
            <text:p>1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Drouwenermon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Zuiderblokk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5" office:value-type="float">
            <text:p>5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142];[.P142])" ns42:value-type="float" table:style-name="ce71" office:value-type="float" office:value="5">
            <text:p>5</text:p>
          </table:table-cell>
          <table:table-cell table:formula="of:=SUM([.O142];[.Q142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Drouwenerveen</text:p>
          </table:table-cell>
          <table:table-cell ns42:value-type="string" table:style-name="ce22" office:value-type="string">
            <text:p>Wijk C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53" office:value-type="float">
            <text:p>53</text:p>
          </table:table-cell>
          <table:table-cell table:style-name="ce71" table:number-columns-repeated="4"/>
          <table:table-cell ns42:value-type="float" table:style-name="ce71" office:value="147" office:value-type="float">
            <text:p>147</text:p>
          </table:table-cell>
          <table:table-cell ns42:value-type="float" table:style-name="ce71" office:value="130" office:value-type="float">
            <text:p>130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143];[.P143])" ns42:value-type="float" table:style-name="ce71" office:value-type="float" office:value="149">
            <text:p>149</text:p>
          </table:table-cell>
          <table:table-cell table:formula="of:=SUM([.O143];[.Q143])" ns42:value-type="float" table:style-name="ce71" office:value-type="float" office:value="130">
            <text:p>13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2:value-type="string" table:style-name="ce22" office:value-type="string">
            <text:p>Gehucht Drouwenerveen</text:p>
          </table:table-cell>
          <table:table-cell ns42:value-type="string" table:style-name="ce22" office:value-type="string">
            <text:p>Wijk C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23" office:value-type="float">
            <text:p>23</text:p>
          </table:table-cell>
          <table:table-cell ns42:value-type="float" table:style-name="ce71" office:value="25" office:value-type="float">
            <text:p>25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44];[.P144])" ns42:value-type="float" table:style-name="ce71" office:value-type="float" office:value="24">
            <text:p>24</text:p>
          </table:table-cell>
          <table:table-cell table:formula="of:=SUM([.O144];[.Q144])" ns42:value-type="float" table:style-name="ce71" office:value-type="float" office:value="25">
            <text:p>2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Drouwenerveen</text:p>
          </table:table-cell>
          <table:table-cell ns42:value-type="string" table:style-name="ce22" office:value-type="string">
            <text:p>Wijk C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table:style-name="ce71" table:number-columns-repeated="4"/>
          <table:table-cell ns42:value-type="float" table:style-name="ce71" office:value="20" office:value-type="float">
            <text:p>20</text:p>
          </table:table-cell>
          <table:table-cell ns42:value-type="float" table:style-name="ce71" office:value="21" office:value-type="float">
            <text:p>21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145];[.P145])" ns42:value-type="float" table:style-name="ce71" office:value-type="float" office:value="20">
            <text:p>20</text:p>
          </table:table-cell>
          <table:table-cell table:formula="of:=SUM([.O145];[.Q145])" ns42:value-type="float" table:style-name="ce71" office:value-type="float" office:value="22">
            <text:p>2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12];[.I116];[.I118];[.I120];[.I122];[.I124];[.I126];[.I128];[.I129:.I131];[.I135];[.I137:.I139];[.I143:.I144])" ns42:value-type="float" table:style-name="ce65" office:value-type="float" office:value="968">
            <text:p>968</text:p>
          </table:table-cell>
          <table:table-cell table:formula="of:=SUM([.J112];[.J116];[.J118];[.J120];[.J122];[.J124];[.J126];[.J128];[.J129:.J131];[.J135];[.J137:.J139];[.J143:.J144])" ns42:value-type="float" table:style-name="ce71" office:value-type="float" office:value="60">
            <text:p>60</text:p>
          </table:table-cell>
          <table:table-cell table:formula="of:=SUM([.K112];[.K116];[.K118];[.K120];[.K122];[.K124];[.K126];[.K128];[.K129:.K131];[.K135];[.K137:.K139];[.K143:.K144])" ns42:value-type="float" table:style-name="ce71" office:value-type="float" office:value="2">
            <text:p>2</text:p>
          </table:table-cell>
          <table:table-cell table:formula="of:=SUM([.L112];[.L116];[.L118];[.L120];[.L122];[.L124];[.L126];[.L128];[.L129:.L131];[.L135];[.L137:.L139];[.L143:.L144])" ns42:value-type="float" table:style-name="ce71" office:value-type="float" office:value="0">
            <text:p>0</text:p>
          </table:table-cell>
          <table:table-cell table:formula="of:=SUM([.M112];[.M116];[.M118];[.M120];[.M122];[.M124];[.M126];[.M128];[.M129:.M131];[.M135];[.M137:.M139];[.M143:.M144])" ns42:value-type="float" table:style-name="ce71" office:value-type="float" office:value="0">
            <text:p>0</text:p>
          </table:table-cell>
          <table:table-cell table:formula="of:=SUM([.N112];[.N116];[.N118];[.N120];[.N122];[.N124];[.N126];[.N128];[.N129:.N131];[.N135];[.N137:.N139];[.N143:.N144])" ns42:value-type="float" table:style-name="ce71" office:value-type="float" office:value="2530">
            <text:p>2530</text:p>
          </table:table-cell>
          <table:table-cell table:formula="of:=SUM([.O112];[.O116];[.O118];[.O120];[.O122];[.O124];[.O126];[.O128];[.O129:.O131];[.O135];[.O137:.O139];[.O143:.O144])" ns42:value-type="float" table:style-name="ce71" office:value-type="float" office:value="2460">
            <text:p>2460</text:p>
          </table:table-cell>
          <table:table-cell table:formula="of:=SUM([.P112];[.P116];[.P118];[.P120];[.P122];[.P124];[.P126];[.P128];[.P129:.P131];[.P135];[.P137:.P139];[.P143:.P144])" ns42:value-type="float" table:style-name="ce71" office:value-type="float" office:value="40">
            <text:p>40</text:p>
          </table:table-cell>
          <table:table-cell table:formula="of:=SUM([.Q112];[.Q116];[.Q118];[.Q120];[.Q122];[.Q124];[.Q126];[.Q128];[.Q129:.Q131];[.Q135];[.Q137:.Q139];[.Q143:.Q144])" ns42:value-type="float" table:style-name="ce71" office:value-type="float" office:value="15">
            <text:p>15</text:p>
          </table:table-cell>
          <table:table-cell table:formula="of:=SUM([.R112];[.R116];[.R118];[.R120];[.R122];[.R124];[.R126];[.R128];[.R129:.R131];[.R135];[.R137:.R139];[.R143:.R144])" ns42:value-type="float" table:style-name="ce71" office:value-type="float" office:value="2570">
            <text:p>2570</text:p>
          </table:table-cell>
          <table:table-cell table:formula="of:=SUM([.S112];[.S116];[.S118];[.S120];[.S122];[.S124];[.S126];[.S128];[.S129:.S131];[.S135];[.S137:.S139];[.S143:.S144])" ns42:value-type="float" table:style-name="ce71" office:value-type="float" office:value="2475">
            <text:p>2475</text:p>
          </table:table-cell>
          <table:table-cell table:formula="of:=SUM([.T112];[.T116];[.T118];[.T120];[.T122];[.T124];[.T126];[.T128];[.T129:.T131];[.T135];[.T137:.T139];[.T143:.T144])" ns42:value-type="float" table:style-name="ce71" office:value-type="float" office:value="23">
            <text:p>23</text:p>
          </table:table-cell>
          <table:table-cell table:formula="of:=SUM([.U112];[.U116];[.U118];[.U120];[.U122];[.U124];[.U126];[.U128];[.U129:.U131];[.U135];[.U137:.U139];[.U143:.U144])" ns42:value-type="float" table:style-name="ce83" office:value-type="float" office:value="15">
            <text:p>1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13:.I115];[.I117];[.I119];[.I121];[.I123];[.I125];[.I127];[.I132:.I133];[.I134];[.I136];[.I140:.I142];[.I145])" ns42:value-type="float" table:style-name="ce65" office:value-type="float" office:value="147">
            <text:p>147</text:p>
          </table:table-cell>
          <table:table-cell table:formula="of:=SUM([.J113:.J115];[.J117];[.J119];[.J121];[.J123];[.J125];[.J127];[.J132:.J133];[.J134];[.J136];[.J140:.J142];[.J145])" ns42:value-type="float" table:style-name="ce71" office:value-type="float" office:value="3">
            <text:p>3</text:p>
          </table:table-cell>
          <table:table-cell table:formula="of:=SUM([.K113:.K115];[.K117];[.K119];[.K121];[.K123];[.K125];[.K127];[.K132:.K133];[.K134];[.K136];[.K140:.K142];[.K145])" ns42:value-type="float" table:style-name="ce71" office:value-type="float" office:value="0">
            <text:p>0</text:p>
          </table:table-cell>
          <table:table-cell table:formula="of:=SUM([.L113:.L115];[.L117];[.L119];[.L121];[.L123];[.L125];[.L127];[.L132:.L133];[.L134];[.L136];[.L140:.L142];[.L145])" ns42:value-type="float" table:style-name="ce71" office:value-type="float" office:value="0">
            <text:p>0</text:p>
          </table:table-cell>
          <table:table-cell table:formula="of:=SUM([.M113:.M115];[.M117];[.M119];[.M121];[.M123];[.M125];[.M127];[.M132:.M133];[.M134];[.M136];[.M140:.M142];[.M145])" ns42:value-type="float" table:style-name="ce71" office:value-type="float" office:value="0">
            <text:p>0</text:p>
          </table:table-cell>
          <table:table-cell table:formula="of:=SUM([.N113:.N115];[.N117];[.N119];[.N121];[.N123];[.N125];[.N127];[.N132:.N133];[.N134];[.N136];[.N140:.N142];[.N145])" ns42:value-type="float" table:style-name="ce71" office:value-type="float" office:value="370">
            <text:p>370</text:p>
          </table:table-cell>
          <table:table-cell table:formula="of:=SUM([.O113:.O115];[.O117];[.O119];[.O121];[.O123];[.O125];[.O127];[.O132:.O133];[.O134];[.O136];[.O140:.O142];[.O145])" ns42:value-type="float" table:style-name="ce71" office:value-type="float" office:value="362">
            <text:p>362</text:p>
          </table:table-cell>
          <table:table-cell table:formula="of:=SUM([.P113:.P115];[.P117];[.P119];[.P121];[.P123];[.P125];[.P127];[.P132:.P133];[.P134];[.P136];[.P140:.P142];[.P145])" ns42:value-type="float" table:style-name="ce71" office:value-type="float" office:value="4">
            <text:p>4</text:p>
          </table:table-cell>
          <table:table-cell table:formula="of:=SUM([.Q113:.Q115];[.Q117];[.Q119];[.Q121];[.Q123];[.Q125];[.Q127];[.Q132:.Q133];[.Q134];[.Q136];[.Q140:.Q142];[.Q145])" ns42:value-type="float" table:style-name="ce71" office:value-type="float" office:value="2">
            <text:p>2</text:p>
          </table:table-cell>
          <table:table-cell table:formula="of:=SUM([.R113:.R115];[.R117];[.R119];[.R121];[.R123];[.R125];[.R127];[.R132:.R133];[.R134];[.R136];[.R140:.R142];[.R145])" ns42:value-type="float" table:style-name="ce71" office:value-type="float" office:value="374">
            <text:p>374</text:p>
          </table:table-cell>
          <table:table-cell table:formula="of:=SUM([.S113:.S115];[.S117];[.S119];[.S121];[.S123];[.S125];[.S127];[.S132:.S133];[.S134];[.S136];[.S140:.S142];[.S145])" ns42:value-type="float" table:style-name="ce71" office:value-type="float" office:value="364">
            <text:p>364</text:p>
          </table:table-cell>
          <table:table-cell table:formula="of:=SUM([.T113:.T115];[.T117];[.T119];[.T121];[.T123];[.T125];[.T127];[.T132:.T133];[.T134];[.T136];[.T140:.T142];[.T145])" ns42:value-type="float" table:style-name="ce71" office:value-type="float" office:value="6">
            <text:p>6</text:p>
          </table:table-cell>
          <table:table-cell table:formula="of:=SUM([.U113:.U115];[.U117];[.U119];[.U121];[.U123];[.U125];[.U127];[.U132:.U133];[.U134];[.U136];[.U140:.U142];[.U145])" ns42:value-type="float" table:style-name="ce83" office:value-type="float" office:value="3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46:.I147])" ns42:value-type="float" table:style-name="ce65" office:value-type="float" office:value="1115">
            <text:p>1115</text:p>
          </table:table-cell>
          <table:table-cell table:formula="of:=SUM([.J146:.J147])" ns42:value-type="float" table:style-name="ce71" office:value-type="float" office:value="63">
            <text:p>63</text:p>
          </table:table-cell>
          <table:table-cell table:formula="of:=SUM([.K146:.K147])" ns42:value-type="float" table:style-name="ce71" office:value-type="float" office:value="2">
            <text:p>2</text:p>
          </table:table-cell>
          <table:table-cell table:formula="of:=SUM([.L146:.L147])" ns42:value-type="float" table:style-name="ce71" office:value-type="float" office:value="0">
            <text:p>0</text:p>
          </table:table-cell>
          <table:table-cell table:formula="of:=SUM([.M146:.M147])" ns42:value-type="float" table:style-name="ce71" office:value-type="float" office:value="0">
            <text:p>0</text:p>
          </table:table-cell>
          <table:table-cell table:formula="of:=SUM([.N146:.N147])" ns42:value-type="float" table:style-name="ce71" office:value-type="float" office:value="2900">
            <text:p>2900</text:p>
          </table:table-cell>
          <table:table-cell table:formula="of:=SUM([.O146:.O147])" ns42:value-type="float" table:style-name="ce71" office:value-type="float" office:value="2822">
            <text:p>2822</text:p>
          </table:table-cell>
          <table:table-cell table:formula="of:=SUM([.P146:.P147])" ns42:value-type="float" table:style-name="ce71" office:value-type="float" office:value="44">
            <text:p>44</text:p>
          </table:table-cell>
          <table:table-cell table:formula="of:=SUM([.Q146:.Q147])" ns42:value-type="float" table:style-name="ce71" office:value-type="float" office:value="17">
            <text:p>17</text:p>
          </table:table-cell>
          <table:table-cell table:formula="of:=SUM([.R146:.R147])" ns42:value-type="float" table:style-name="ce71" office:value-type="float" office:value="2944">
            <text:p>2944</text:p>
          </table:table-cell>
          <table:table-cell table:formula="of:=SUM([.S146:.S147])" ns42:value-type="float" table:style-name="ce71" office:value-type="float" office:value="2839">
            <text:p>2839</text:p>
          </table:table-cell>
          <table:table-cell table:formula="of:=SUM([.T146:.T147])" ns42:value-type="float" table:style-name="ce71" office:value-type="float" office:value="29">
            <text:p>29</text:p>
          </table:table-cell>
          <table:table-cell table:formula="of:=SUM([.U146:.U147])" ns42:value-type="float" table:style-name="ce83" office:value-type="float" office:value="18">
            <text:p>18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7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Personen die bij de volkstelling verklaard hebben in de gemeente te wonen, doch wier woonplaats daar niet is gevonden</text:p>
          </table:table-cell>
          <table:table-cell table:style-name="ce58"/>
          <table:table-cell table:style-name="ce65"/>
          <table:table-cell table:style-name="ce71" table:number-columns-repeated="6"/>
          <table:table-cell ns42:value-type="float" office:value="1" table:style-name="ce71" table:number-columns-repeated="2" office:value-type="float">
            <text:p>1</text:p>
          </table:table-cell>
          <table:table-cell table:formula="of:=SUM([.N149];[.P149])" ns42:value-type="float" table:style-name="ce71" office:value-type="float" office:value="1">
            <text:p>1</text:p>
          </table:table-cell>
          <table:table-cell table:formula="of:=SUM([.O149];[.Q149])" ns42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48:.I149])" ns42:value-type="float" table:style-name="ce65" office:value-type="float" office:value="1115">
            <text:p>1115</text:p>
          </table:table-cell>
          <table:table-cell table:formula="of:=SUM([.J148:.J149])" ns42:value-type="float" table:style-name="ce71" office:value-type="float" office:value="63">
            <text:p>63</text:p>
          </table:table-cell>
          <table:table-cell table:formula="of:=SUM([.K148:.K149])" ns42:value-type="float" table:style-name="ce71" office:value-type="float" office:value="2">
            <text:p>2</text:p>
          </table:table-cell>
          <table:table-cell table:formula="of:=SUM([.L148:.L149])" ns42:value-type="float" table:style-name="ce71" office:value-type="float" office:value="0">
            <text:p>0</text:p>
          </table:table-cell>
          <table:table-cell table:formula="of:=SUM([.M148:.M149])" ns42:value-type="float" table:style-name="ce71" office:value-type="float" office:value="0">
            <text:p>0</text:p>
          </table:table-cell>
          <table:table-cell table:formula="of:=SUM([.N148:.N149])" ns42:value-type="float" table:style-name="ce71" office:value-type="float" office:value="2900">
            <text:p>2900</text:p>
          </table:table-cell>
          <table:table-cell table:formula="of:=SUM([.O148:.O149])" ns42:value-type="float" table:style-name="ce71" office:value-type="float" office:value="2822">
            <text:p>2822</text:p>
          </table:table-cell>
          <table:table-cell table:formula="of:=SUM([.P148:.P149])" ns42:value-type="float" table:style-name="ce71" office:value-type="float" office:value="45">
            <text:p>45</text:p>
          </table:table-cell>
          <table:table-cell table:formula="of:=SUM([.Q148:.Q149])" ns42:value-type="float" table:style-name="ce71" office:value-type="float" office:value="18">
            <text:p>18</text:p>
          </table:table-cell>
          <table:table-cell table:formula="of:=SUM([.R148:.R149])" ns42:value-type="float" table:style-name="ce71" office:value-type="float" office:value="2945">
            <text:p>2945</text:p>
          </table:table-cell>
          <table:table-cell table:formula="of:=SUM([.S148:.S149])" ns42:value-type="float" table:style-name="ce71" office:value-type="float" office:value="2840">
            <text:p>2840</text:p>
          </table:table-cell>
          <table:table-cell table:formula="of:=SUM([.T148:.T149])" ns42:value-type="float" table:style-name="ce71" office:value-type="float" office:value="29">
            <text:p>29</text:p>
          </table:table-cell>
          <table:table-cell table:formula="of:=SUM([.U148:.U149])" ns42:value-type="float" table:style-name="ce83" office:value-type="float" office:value="18">
            <text:p>18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6" office:value-type="float">
            <text:p>6</text:p>
          </table:table-cell>
          <table:table-cell table:style-name="ce71" table:number-columns-repeated="4"/>
          <table:table-cell table:formula="of:=SUM([.N151];[.P151])" ns42:value-type="float" table:style-name="ce71" office:value-type="float" office:value="0">
            <text:p>0</text:p>
          </table:table-cell>
          <table:table-cell table:formula="of:=SUM([.O151];[.Q151])" ns42:value-type="float" table:style-name="ce71" office:value-type="float" office:value="0">
            <text:p>0</text:p>
          </table:table-cell>
          <table:table-cell ns42:value-type="float" table:style-name="ce71" office:value="15" office:value-type="float">
            <text:p>15</text:p>
          </table:table-cell>
          <table:table-cell ns42:value-type="float" table:style-name="ce83" office:value="14" office:value-type="float">
            <text:p>1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 table:number-columns-repeated="4"/>
          <table:table-cell ns42:value-type="string" table:style-name="ce44" office:value-type="string">
            <text:p>Weeshuis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office:value="7" table:style-name="ce71" table:number-columns-repeated="2" office:value-type="float">
            <text:p>7</text:p>
          </table:table-cell>
          <table:table-cell table:style-name="ce71" table:number-columns-repeated="2"/>
          <table:table-cell table:formula="of:=SUM([.N152];[.P152])" ns42:value-type="float" table:style-name="ce71" office:value-type="float" office:value="7">
            <text:p>7</text:p>
          </table:table-cell>
          <table:table-cell table:formula="of:=SUM([.O152];[.Q152])" ns42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 table:number-columns-repeated="4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395" office:value-type="float">
            <text:p>395</text:p>
          </table:table-cell>
          <table:table-cell ns42:value-type="float" table:style-name="ce71" office:value="52" office:value-type="float">
            <text:p>52</text:p>
          </table:table-cell>
          <table:table-cell table:style-name="ce71" table:number-columns-repeated="3"/>
          <table:table-cell ns42:value-type="float" table:style-name="ce71" office:value="824" office:value-type="float">
            <text:p>824</text:p>
          </table:table-cell>
          <table:table-cell ns42:value-type="float" table:style-name="ce71" office:value="891" office:value-type="float">
            <text:p>891</text:p>
          </table:table-cell>
          <table:table-cell ns42:value-type="float" table:style-name="ce71" office:value="20" office:value-type="float">
            <text:p>20</text:p>
          </table:table-cell>
          <table:table-cell ns42:value-type="float" table:style-name="ce71" office:value="15" office:value-type="float">
            <text:p>15</text:p>
          </table:table-cell>
          <table:table-cell table:formula="of:=SUM([.N153];[.P153])" ns42:value-type="float" table:style-name="ce71" office:value-type="float" office:value="844">
            <text:p>844</text:p>
          </table:table-cell>
          <table:table-cell table:formula="of:=SUM([.O153];[.Q153])" ns42:value-type="float" table:style-name="ce71" office:value-type="float" office:value="906">
            <text:p>906</text:p>
          </table:table-cell>
          <table:table-cell ns42:value-type="float" table:style-name="ce71" office:value="23" office:value-type="float">
            <text:p>23</text:p>
          </table:table-cell>
          <table:table-cell ns42:value-type="float" table:style-name="ce83" office:value="5" office:value-type="float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 table:number-columns-repeated="4"/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5" office:value-type="float">
            <text:p>5</text:p>
          </table:table-cell>
          <table:table-cell ns42:value-type="float" table:style-name="ce71" office:value="3" office:value-type="float">
            <text:p>3</text:p>
          </table:table-cell>
          <table:table-cell table:formula="of:=SUM([.N154];[.P154])" ns42:value-type="float" table:style-name="ce71" office:value-type="float" office:value="5">
            <text:p>5</text:p>
          </table:table-cell>
          <table:table-cell table:formula="of:=SUM([.O154];[.Q154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Pit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4" office:value-type="float">
            <text:p>24</text:p>
          </table:table-cell>
          <table:table-cell ns42:value-type="float" table:style-name="ce71" office:value="20" office:value-type="float">
            <text:p>20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155];[.P155])" ns42:value-type="float" table:style-name="ce71" office:value-type="float" office:value="24">
            <text:p>24</text:p>
          </table:table-cell>
          <table:table-cell table:formula="of:=SUM([.O155];[.Q155])" ns42:value-type="float" table:style-name="ce71" office:value-type="float" office:value="21">
            <text:p>2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Weijerswo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31" office:value-type="float">
            <text:p>31</text:p>
          </table:table-cell>
          <table:table-cell ns42:value-type="float" table:style-name="ce71" office:value="24" office:value-type="float">
            <text:p>24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56];[.P156])" ns42:value-type="float" table:style-name="ce71" office:value-type="float" office:value="32">
            <text:p>32</text:p>
          </table:table-cell>
          <table:table-cell table:formula="of:=SUM([.O156];[.Q156])" ns42:value-type="float" table:style-name="ce71" office:value-type="float" office:value="24">
            <text:p>2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8" office:value-type="string">
            <text:p><text:span text:style-name="T8"><text:a xlink:type="simple" xlink:href="#Drenthe.A872">Gehucht Anholt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4" office:value-type="float">
            <text:p>4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2"/>
          <table:table-cell table:formula="of:=SUM([.N157];[.P157])" ns42:value-type="float" table:style-name="ce71" office:value-type="float" office:value="4">
            <text:p>4</text:p>
          </table:table-cell>
          <table:table-cell table:formula="of:=SUM([.O157];[.Q157])" ns42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8" office:value-type="string">
            <text:p><text:span text:style-name="T8"><text:a xlink:type="simple" xlink:href="#Drenthe.A872">Gehucht Vlieghuis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office:value="13" table:style-name="ce71" table:number-columns-repeated="2" office:value-type="float">
            <text:p>13</text:p>
          </table:table-cell>
          <table:table-cell table:style-name="ce71" table:number-columns-repeated="2"/>
          <table:table-cell table:formula="of:=SUM([.N158];[.P158])" ns42:value-type="float" table:style-name="ce71" office:value-type="float" office:value="13">
            <text:p>13</text:p>
          </table:table-cell>
          <table:table-cell table:formula="of:=SUM([.O158];[.Q158])" ns42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Padhuis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38" office:value-type="float">
            <text:p>38</text:p>
          </table:table-cell>
          <table:table-cell ns42:value-type="float" table:style-name="ce71" office:value="24" office:value-type="float">
            <text:p>24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59];[.P159])" ns42:value-type="float" table:style-name="ce71" office:value-type="float" office:value="39">
            <text:p>39</text:p>
          </table:table-cell>
          <table:table-cell table:formula="of:=SUM([.O159];[.Q159])" ns42:value-type="float" table:style-name="ce71" office:value-type="float" office:value="24">
            <text:p>24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Loo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44" office:value-type="float">
            <text:p>44</text:p>
          </table:table-cell>
          <table:table-cell ns42:value-type="float" table:style-name="ce71" office:value="36" office:value-type="float">
            <text:p>36</text:p>
          </table:table-cell>
          <table:table-cell table:style-name="ce71"/>
          <table:table-cell ns42:value-type="float" table:style-name="ce71" office:value="2" office:value-type="float">
            <text:p>2</text:p>
          </table:table-cell>
          <table:table-cell table:formula="of:=SUM([.N160];[.P160])" ns42:value-type="float" table:style-name="ce71" office:value-type="float" office:value="44">
            <text:p>44</text:p>
          </table:table-cell>
          <table:table-cell table:formula="of:=SUM([.O160];[.Q160])" ns42:value-type="float" table:style-name="ce71" office:value-type="float" office:value="38">
            <text:p>38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Ballas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8" office:value-type="float">
            <text:p>18</text:p>
          </table:table-cell>
          <table:table-cell table:style-name="ce71" table:number-columns-repeated="4"/>
          <table:table-cell ns42:value-type="float" table:style-name="ce71" office:value="48" office:value-type="float">
            <text:p>48</text:p>
          </table:table-cell>
          <table:table-cell ns42:value-type="float" table:style-name="ce71" office:value="44" office:value-type="float">
            <text:p>44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161];[.P161])" ns42:value-type="float" table:style-name="ce71" office:value-type="float" office:value="48">
            <text:p>48</text:p>
          </table:table-cell>
          <table:table-cell table:formula="of:=SUM([.O161];[.Q161])" ns42:value-type="float" table:style-name="ce71" office:value-type="float" office:value="45">
            <text:p>4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Steenwijksmo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30" office:value-type="float">
            <text:p>130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385" office:value-type="float">
            <text:p>385</text:p>
          </table:table-cell>
          <table:table-cell ns42:value-type="float" table:style-name="ce71" office:value="336" office:value-type="float">
            <text:p>336</text:p>
          </table:table-cell>
          <table:table-cell ns42:value-type="float" table:style-name="ce71" office:value="6" office:value-type="float">
            <text:p>6</text:p>
          </table:table-cell>
          <table:table-cell ns42:value-type="float" table:style-name="ce71" office:value="2" office:value-type="float">
            <text:p>2</text:p>
          </table:table-cell>
          <table:table-cell table:formula="of:=SUM([.N162];[.P162])" ns42:value-type="float" table:style-name="ce71" office:value-type="float" office:value="391">
            <text:p>391</text:p>
          </table:table-cell>
          <table:table-cell table:formula="of:=SUM([.O162];[.Q162])" ns42:value-type="float" table:style-name="ce71" office:value-type="float" office:value="338">
            <text:p>338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Kloost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6" office:value-type="float">
            <text:p>16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3"/>
          <table:table-cell ns42:value-type="float" table:style-name="ce71" office:value="46" office:value-type="float">
            <text:p>46</text:p>
          </table:table-cell>
          <table:table-cell ns42:value-type="float" table:style-name="ce71" office:value="43" office:value-type="float">
            <text:p>43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formula="of:=SUM([.N163];[.P163])" ns42:value-type="float" table:style-name="ce71" office:value-type="float" office:value="49">
            <text:p>49</text:p>
          </table:table-cell>
          <table:table-cell table:formula="of:=SUM([.O163];[.Q163])" ns42:value-type="float" table:style-name="ce71" office:value-type="float" office:value="44">
            <text:p>4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Kleine Sche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6" office:value-type="float">
            <text:p>6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164];[.P164])" ns42:value-type="float" table:style-name="ce71" office:value-type="float" office:value="6">
            <text:p>6</text:p>
          </table:table-cell>
          <table:table-cell table:formula="of:=SUM([.O164];[.Q164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Hult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6" office:value-type="float">
            <text:p>6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65];[.P165])" ns42:value-type="float" table:style-name="ce71" office:value-type="float" office:value="7">
            <text:p>7</text:p>
          </table:table-cell>
          <table:table-cell table:formula="of:=SUM([.O165];[.Q165])" ns42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8" office:value-type="string">
            <text:p><text:span text:style-name="T8"><text:a xlink:type="simple" xlink:href="#Drenthe.A873">Gehucht Wijnharst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5" office:value-type="float">
            <text:p>5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166];[.P166])" ns42:value-type="float" table:style-name="ce71" office:value-type="float" office:value="5">
            <text:p>5</text:p>
          </table:table-cell>
          <table:table-cell table:formula="of:=SUM([.O166];[.Q166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8" office:value-type="string">
            <text:p><text:span text:style-name="T8"><text:a xlink:type="simple" xlink:href="#Drenthe.A873">Gehucht Coevorderkanaal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7" office:value-type="float">
            <text:p>7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167];[.P167])" ns42:value-type="float" table:style-name="ce71" office:value-type="float" office:value="7">
            <text:p>7</text:p>
          </table:table-cell>
          <table:table-cell table:formula="of:=SUM([.O167];[.Q167])" ns42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52:.I154])" ns42:value-type="float" table:style-name="ce65" office:value-type="float" office:value="396">
            <text:p>396</text:p>
          </table:table-cell>
          <table:table-cell table:formula="of:=SUM([.J152:.J154])" ns42:value-type="float" table:style-name="ce71" office:value-type="float" office:value="52">
            <text:p>52</text:p>
          </table:table-cell>
          <table:table-cell table:formula="of:=SUM([.K152:.K154])" ns42:value-type="float" table:style-name="ce71" office:value-type="float" office:value="0">
            <text:p>0</text:p>
          </table:table-cell>
          <table:table-cell table:formula="of:=SUM([.L152:.L154])" ns42:value-type="float" table:style-name="ce71" office:value-type="float" office:value="2">
            <text:p>2</text:p>
          </table:table-cell>
          <table:table-cell table:formula="of:=SUM([.M152:.M154])" ns42:value-type="float" table:style-name="ce71" office:value-type="float" office:value="0">
            <text:p>0</text:p>
          </table:table-cell>
          <table:table-cell table:formula="of:=SUM([.N152:.N154])" ns42:value-type="float" table:style-name="ce71" office:value-type="float" office:value="831">
            <text:p>831</text:p>
          </table:table-cell>
          <table:table-cell table:formula="of:=SUM([.O152:.O154])" ns42:value-type="float" table:style-name="ce71" office:value-type="float" office:value="898">
            <text:p>898</text:p>
          </table:table-cell>
          <table:table-cell table:formula="of:=SUM([.P152:.P154])" ns42:value-type="float" table:style-name="ce71" office:value-type="float" office:value="25">
            <text:p>25</text:p>
          </table:table-cell>
          <table:table-cell table:formula="of:=SUM([.Q152:.Q154])" ns42:value-type="float" table:style-name="ce71" office:value-type="float" office:value="18">
            <text:p>18</text:p>
          </table:table-cell>
          <table:table-cell table:formula="of:=SUM([.R152:.R154])" ns42:value-type="float" table:style-name="ce71" office:value-type="float" office:value="856">
            <text:p>856</text:p>
          </table:table-cell>
          <table:table-cell table:formula="of:=SUM([.S152:.S154])" ns42:value-type="float" table:style-name="ce71" office:value-type="float" office:value="916">
            <text:p>916</text:p>
          </table:table-cell>
          <table:table-cell table:formula="of:=SUM([.T152:.T154])" ns42:value-type="float" table:style-name="ce71" office:value-type="float" office:value="23">
            <text:p>23</text:p>
          </table:table-cell>
          <table:table-cell table:formula="of:=SUM([.U152:.U154])" ns42:value-type="float" table:style-name="ce83" office:value-type="float" office:value="5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55:.I167])" ns42:value-type="float" table:style-name="ce65" office:value-type="float" office:value="213">
            <text:p>213</text:p>
          </table:table-cell>
          <table:table-cell table:formula="of:=SUM([.J155:.J167])" ns42:value-type="float" table:style-name="ce71" office:value-type="float" office:value="21">
            <text:p>21</text:p>
          </table:table-cell>
          <table:table-cell table:formula="of:=SUM([.K155:.K167])" ns42:value-type="float" table:style-name="ce71" office:value-type="float" office:value="0">
            <text:p>0</text:p>
          </table:table-cell>
          <table:table-cell table:formula="of:=SUM([.L155:.L167])" ns42:value-type="float" table:style-name="ce71" office:value-type="float" office:value="0">
            <text:p>0</text:p>
          </table:table-cell>
          <table:table-cell table:formula="of:=SUM([.M155:.M167])" ns42:value-type="float" table:style-name="ce71" office:value-type="float" office:value="0">
            <text:p>0</text:p>
          </table:table-cell>
          <table:table-cell table:formula="of:=SUM([.N155:.N167])" ns42:value-type="float" table:style-name="ce71" office:value-type="float" office:value="657">
            <text:p>657</text:p>
          </table:table-cell>
          <table:table-cell table:formula="of:=SUM([.O155:.O167])" ns42:value-type="float" table:style-name="ce71" office:value-type="float" office:value="559">
            <text:p>559</text:p>
          </table:table-cell>
          <table:table-cell table:formula="of:=SUM([.P155:.P167])" ns42:value-type="float" table:style-name="ce71" office:value-type="float" office:value="12">
            <text:p>12</text:p>
          </table:table-cell>
          <table:table-cell table:formula="of:=SUM([.Q155:.Q167])" ns42:value-type="float" table:style-name="ce71" office:value-type="float" office:value="7">
            <text:p>7</text:p>
          </table:table-cell>
          <table:table-cell table:formula="of:=SUM([.R155:.R167])" ns42:value-type="float" table:style-name="ce71" office:value-type="float" office:value="669">
            <text:p>669</text:p>
          </table:table-cell>
          <table:table-cell table:formula="of:=SUM([.S155:.S167])" ns42:value-type="float" table:style-name="ce71" office:value-type="float" office:value="566">
            <text:p>566</text:p>
          </table:table-cell>
          <table:table-cell table:formula="of:=SUM([.T155:.T167])" ns42:value-type="float" table:style-name="ce71" office:value-type="float" office:value="3">
            <text:p>3</text:p>
          </table:table-cell>
          <table:table-cell table:formula="of:=SUM([.U155:.U167])" ns42:value-type="float" table:style-name="ce83" office:value-type="float" office:value="2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68:.I169])" ns42:value-type="float" table:style-name="ce65" office:value-type="float" office:value="609">
            <text:p>609</text:p>
          </table:table-cell>
          <table:table-cell table:formula="of:=SUM([.J168:.J169])" ns42:value-type="float" table:style-name="ce71" office:value-type="float" office:value="73">
            <text:p>73</text:p>
          </table:table-cell>
          <table:table-cell table:formula="of:=SUM([.K168:.K169])" ns42:value-type="float" table:style-name="ce71" office:value-type="float" office:value="0">
            <text:p>0</text:p>
          </table:table-cell>
          <table:table-cell table:formula="of:=SUM([.L168:.L169])" ns42:value-type="float" table:style-name="ce71" office:value-type="float" office:value="2">
            <text:p>2</text:p>
          </table:table-cell>
          <table:table-cell table:formula="of:=SUM([.M168:.M169])" ns42:value-type="float" table:style-name="ce71" office:value-type="float" office:value="0">
            <text:p>0</text:p>
          </table:table-cell>
          <table:table-cell table:formula="of:=SUM([.N168:.N169])" ns42:value-type="float" table:style-name="ce71" office:value-type="float" office:value="1488">
            <text:p>1488</text:p>
          </table:table-cell>
          <table:table-cell table:formula="of:=SUM([.O168:.O169])" ns42:value-type="float" table:style-name="ce71" office:value-type="float" office:value="1457">
            <text:p>1457</text:p>
          </table:table-cell>
          <table:table-cell table:formula="of:=SUM([.P168:.P169])" ns42:value-type="float" table:style-name="ce71" office:value-type="float" office:value="37">
            <text:p>37</text:p>
          </table:table-cell>
          <table:table-cell table:formula="of:=SUM([.Q168:.Q169])" ns42:value-type="float" table:style-name="ce71" office:value-type="float" office:value="25">
            <text:p>25</text:p>
          </table:table-cell>
          <table:table-cell table:formula="of:=SUM([.R168:.R169])" ns42:value-type="float" table:style-name="ce71" office:value-type="float" office:value="1525">
            <text:p>1525</text:p>
          </table:table-cell>
          <table:table-cell table:formula="of:=SUM([.S168:.S169])" ns42:value-type="float" table:style-name="ce71" office:value-type="float" office:value="1482">
            <text:p>1482</text:p>
          </table:table-cell>
          <table:table-cell table:formula="of:=SUM([.T168:.T169])" ns42:value-type="float" table:style-name="ce71" office:value-type="float" office:value="26">
            <text:p>26</text:p>
          </table:table-cell>
          <table:table-cell table:formula="of:=SUM([.U168:.U169])" ns42:value-type="float" table:style-name="ce83" office:value-type="float" office:value="7">
            <text:p>7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3" office:value-type="float">
            <text:p>3</text:p>
          </table:table-cell>
          <table:table-cell table:style-name="ce71" table:number-columns-repeated="4"/>
          <table:table-cell table:formula="of:=SUM([.N171];[.P171])" ns42:value-type="float" table:style-name="ce71" office:value-type="float" office:value="0">
            <text:p>0</text:p>
          </table:table-cell>
          <table:table-cell table:formula="of:=SUM([.O171];[.Q171])" ns42:value-type="float" table:style-name="ce71" office:value-type="float" office:value="0">
            <text:p>0</text:p>
          </table:table-cell>
          <table:table-cell ns42:value-type="float" table:style-name="ce71" office:value="7" office:value-type="float">
            <text:p>7</text:p>
          </table:table-cell>
          <table:table-cell ns42:value-type="float" table:style-name="ce83" office:value="6" office:value-type="float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2:value-type="string" table:style-name="ce22" office:value-type="string">
            <text:p>Dorp Dalen</text:p>
          </table:table-cell>
          <table:table-cell ns42:value-type="string" table:style-name="ce22" office:value-type="string">
            <text:p>Wijk 1</text:p>
          </table:table-cell>
          <table:table-cell table:style-name="ce22"/>
          <table:table-cell ns42:value-type="string" table:style-name="ce44" office:value-type="string">
            <text:p>Werkhuis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5" office:value-type="float">
            <text:p>5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2"/>
          <table:table-cell table:formula="of:=SUM([.N172];[.P172])" ns42:value-type="float" table:style-name="ce71" office:value-type="float" office:value="5">
            <text:p>5</text:p>
          </table:table-cell>
          <table:table-cell table:formula="of:=SUM([.O172];[.Q172])" ns42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2:value-type="string" table:style-name="ce22" office:value-type="string">
            <text:p>Dorp Dalen</text:p>
          </table:table-cell>
          <table:table-cell ns42:value-type="string" table:style-name="ce22" office:value-type="string">
            <text:p>Wijk 1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24" office:value-type="float">
            <text:p>224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3"/>
          <table:table-cell ns42:value-type="float" table:style-name="ce71" office:value="533" office:value-type="float">
            <text:p>533</text:p>
          </table:table-cell>
          <table:table-cell ns42:value-type="float" table:style-name="ce71" office:value="505" office:value-type="float">
            <text:p>505</text:p>
          </table:table-cell>
          <table:table-cell ns42:value-type="float" table:style-name="ce71" office:value="10" office:value-type="float">
            <text:p>10</text:p>
          </table:table-cell>
          <table:table-cell ns42:value-type="float" table:style-name="ce71" office:value="3" office:value-type="float">
            <text:p>3</text:p>
          </table:table-cell>
          <table:table-cell table:formula="of:=SUM([.N173];[.P173])" ns42:value-type="float" table:style-name="ce71" office:value-type="float" office:value="543">
            <text:p>543</text:p>
          </table:table-cell>
          <table:table-cell table:formula="of:=SUM([.O173];[.Q173])" ns42:value-type="float" table:style-name="ce71" office:value-type="float" office:value="508">
            <text:p>508</text:p>
          </table:table-cell>
          <table:table-cell ns42:value-type="float" table:style-name="ce71" office:value="12" office:value-type="float">
            <text:p>1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2:value-type="string" table:style-name="ce22" office:value-type="string">
            <text:p>Dorp Dalen</text:p>
          </table:table-cell>
          <table:table-cell ns42:value-type="string" table:style-name="ce22" office:value-type="string">
            <text:p>Wijk 1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0" office:value-type="float">
            <text:p>50</text:p>
          </table:table-cell>
          <table:table-cell table:style-name="ce71" table:number-columns-repeated="4"/>
          <table:table-cell ns42:value-type="float" table:style-name="ce71" office:value="121" office:value-type="float">
            <text:p>121</text:p>
          </table:table-cell>
          <table:table-cell ns42:value-type="float" table:style-name="ce71" office:value="132" office:value-type="float">
            <text:p>132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174];[.P174])" ns42:value-type="float" table:style-name="ce71" office:value-type="float" office:value="123">
            <text:p>123</text:p>
          </table:table-cell>
          <table:table-cell table:formula="of:=SUM([.O174];[.Q174])" ns42:value-type="float" table:style-name="ce71" office:value-type="float" office:value="132">
            <text:p>132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1</text:p>
          </table:table-cell>
          <table:table-cell ns42:value-type="string" table:style-name="ce22" office:value-type="string">
            <text:p>Gehucht Vossebelt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0" office:value-type="float">
            <text:p>20</text:p>
          </table:table-cell>
          <table:table-cell table:style-name="ce71" table:number-columns-repeated="4"/>
          <table:table-cell ns42:value-type="float" table:style-name="ce71" office:value="55" office:value-type="float">
            <text:p>55</text:p>
          </table:table-cell>
          <table:table-cell ns42:value-type="float" table:style-name="ce71" office:value="47" office:value-type="float">
            <text:p>47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75];[.P175])" ns42:value-type="float" table:style-name="ce71" office:value-type="float" office:value="56">
            <text:p>56</text:p>
          </table:table-cell>
          <table:table-cell table:formula="of:=SUM([.O175];[.Q175])" ns42:value-type="float" table:style-name="ce71" office:value-type="float" office:value="47">
            <text:p>47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1</text:p>
          </table:table-cell>
          <table:table-cell ns42:value-type="string" table:style-name="ce22" office:value-type="string">
            <text:p>Gehucht Vossebel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27" office:value-type="float">
            <text:p>27</text:p>
          </table:table-cell>
          <table:table-cell ns42:value-type="float" table:style-name="ce71" office:value="20" office:value-type="float">
            <text:p>20</text:p>
          </table:table-cell>
          <table:table-cell table:style-name="ce71" table:number-columns-repeated="2"/>
          <table:table-cell table:formula="of:=SUM([.N176];[.P176])" ns42:value-type="float" table:style-name="ce71" office:value-type="float" office:value="27">
            <text:p>27</text:p>
          </table:table-cell>
          <table:table-cell table:formula="of:=SUM([.O176];[.Q176])" ns42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1</text:p>
          </table:table-cell>
          <table:table-cell ns42:value-type="string" table:style-name="ce22" office:value-type="string">
            <text:p>Gehucht de Loo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3" office:value-type="float">
            <text:p>13</text:p>
          </table:table-cell>
          <table:table-cell ns42:value-type="float" table:style-name="ce71" office:value="11" office:value-type="float">
            <text:p>11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177];[.P177])" ns42:value-type="float" table:style-name="ce71" office:value-type="float" office:value="15">
            <text:p>15</text:p>
          </table:table-cell>
          <table:table-cell table:formula="of:=SUM([.O177];[.Q177])" ns42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1</text:p>
          </table:table-cell>
          <table:table-cell ns42:value-type="string" table:style-name="ce22" office:value-type="string">
            <text:p>Gehucht de Loo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35" office:value-type="float">
            <text:p>35</text:p>
          </table:table-cell>
          <table:table-cell ns42:value-type="float" table:style-name="ce71" office:value="36" office:value-type="float">
            <text:p>36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178];[.P178])" ns42:value-type="float" table:style-name="ce71" office:value-type="float" office:value="35">
            <text:p>35</text:p>
          </table:table-cell>
          <table:table-cell table:formula="of:=SUM([.O178];[.Q178])" ns42:value-type="float" table:style-name="ce71" office:value-type="float" office:value="37">
            <text:p>37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1</text:p>
          </table:table-cell>
          <table:table-cell ns42:value-type="string" table:style-name="ce22" office:value-type="string">
            <text:p>Gehucht de Veenhuiz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24" office:value-type="float">
            <text:p>24</text:p>
          </table:table-cell>
          <table:table-cell ns42:value-type="float" table:style-name="ce71" office:value="16" office:value-type="float">
            <text:p>16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79];[.P179])" ns42:value-type="float" table:style-name="ce71" office:value-type="float" office:value="25">
            <text:p>25</text:p>
          </table:table-cell>
          <table:table-cell table:formula="of:=SUM([.O179];[.Q179])" ns42:value-type="float" table:style-name="ce71" office:value-type="float" office:value="16">
            <text:p>1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2:value-type="string" table:style-name="ce22" office:value-type="string">
            <text:p>Gehucht Wachtum</text:p>
          </table:table-cell>
          <table:table-cell ns42:value-type="string" table:style-name="ce22" office:value-type="string">
            <text:p>Wijk 2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53" office:value-type="float">
            <text:p>53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48" office:value-type="float">
            <text:p>148</text:p>
          </table:table-cell>
          <table:table-cell ns42:value-type="float" table:style-name="ce71" office:value="130" office:value-type="float">
            <text:p>130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formula="of:=SUM([.N180];[.P180])" ns42:value-type="float" table:style-name="ce71" office:value-type="float" office:value="151">
            <text:p>151</text:p>
          </table:table-cell>
          <table:table-cell table:formula="of:=SUM([.O180];[.Q180])" ns42:value-type="float" table:style-name="ce71" office:value-type="float" office:value="131">
            <text:p>131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2:value-type="string" table:style-name="ce22" office:value-type="string">
            <text:p>Gehucht Wachtum</text:p>
          </table:table-cell>
          <table:table-cell ns42:value-type="string" table:style-name="ce22" office:value-type="string">
            <text:p>Wijk 2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19" office:value-type="float">
            <text:p>19</text:p>
          </table:table-cell>
          <table:table-cell ns42:value-type="float" table:style-name="ce71" office:value="20" office:value-type="float">
            <text:p>20</text:p>
          </table:table-cell>
          <table:table-cell table:style-name="ce71" table:number-columns-repeated="2"/>
          <table:table-cell table:formula="of:=SUM([.N181];[.P181])" ns42:value-type="float" table:style-name="ce71" office:value-type="float" office:value="19">
            <text:p>19</text:p>
          </table:table-cell>
          <table:table-cell table:formula="of:=SUM([.O181];[.Q181])" ns42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2:value-type="string" table:style-name="ce22" office:value-type="string">
            <text:p>Gehucht Dalerveen</text:p>
          </table:table-cell>
          <table:table-cell ns42:value-type="string" table:style-name="ce22" office:value-type="string">
            <text:p>Wijk 3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67" office:value-type="float">
            <text:p>67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193" office:value-type="float">
            <text:p>193</text:p>
          </table:table-cell>
          <table:table-cell ns42:value-type="float" table:style-name="ce71" office:value="169" office:value-type="float">
            <text:p>169</text:p>
          </table:table-cell>
          <table:table-cell table:style-name="ce71" table:number-columns-repeated="2"/>
          <table:table-cell table:formula="of:=SUM([.N182];[.P182])" ns42:value-type="float" table:style-name="ce71" office:value-type="float" office:value="193">
            <text:p>193</text:p>
          </table:table-cell>
          <table:table-cell table:formula="of:=SUM([.O182];[.Q182])" ns42:value-type="float" table:style-name="ce71" office:value-type="float" office:value="169">
            <text:p>169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2:value-type="string" table:style-name="ce22" office:value-type="string">
            <text:p>Gehucht Dalerveen</text:p>
          </table:table-cell>
          <table:table-cell ns42:value-type="string" table:style-name="ce22" office:value-type="string">
            <text:p>Wijk 3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3" office:value-type="float">
            <text:p>3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2"/>
          <table:table-cell table:formula="of:=SUM([.N183];[.P183])" ns42:value-type="float" table:style-name="ce71" office:value-type="float" office:value="3">
            <text:p>3</text:p>
          </table:table-cell>
          <table:table-cell table:formula="of:=SUM([.O183];[.Q183])" ns42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2:value-type="string" table:style-name="ce22" office:value-type="string">
            <text:p>Gehucht Schoonebeek</text:p>
          </table:table-cell>
          <table:table-cell ns42:value-type="string" table:style-name="ce22" office:value-type="string">
            <text:p>Wijk 4</text:p>
          </table:table-cell>
          <table:table-cell table:style-name="ce22"/>
          <table:table-cell ns42:value-type="string" table:style-name="ce44" office:value-type="string">
            <text:p>Werkhuis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6" office:value-type="float">
            <text:p>6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2"/>
          <table:table-cell table:formula="of:=SUM([.N184];[.P184])" ns42:value-type="float" table:style-name="ce71" office:value-type="float" office:value="6">
            <text:p>6</text:p>
          </table:table-cell>
          <table:table-cell table:formula="of:=SUM([.O184];[.Q184])" ns42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2:value-type="string" table:style-name="ce22" office:value-type="string">
            <text:p>Gehucht Schoonebeek</text:p>
          </table:table-cell>
          <table:table-cell ns42:value-type="string" table:style-name="ce22" office:value-type="string">
            <text:p>Wijk 4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33" office:value-type="float">
            <text:p>133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ns42:value-type="float" table:style-name="ce71" office:value="377" office:value-type="float">
            <text:p>377</text:p>
          </table:table-cell>
          <table:table-cell ns42:value-type="float" table:style-name="ce71" office:value="326" office:value-type="float">
            <text:p>326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85];[.P185])" ns42:value-type="float" table:style-name="ce71" office:value-type="float" office:value="378">
            <text:p>378</text:p>
          </table:table-cell>
          <table:table-cell table:formula="of:=SUM([.O185];[.Q185])" ns42:value-type="float" table:style-name="ce71" office:value-type="float" office:value="326">
            <text:p>326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2:value-type="string" table:style-name="ce22" office:value-type="string">
            <text:p>Gehucht Schoonebeek</text:p>
          </table:table-cell>
          <table:table-cell ns42:value-type="string" table:style-name="ce22" office:value-type="string">
            <text:p>Wijk 4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6" office:value-type="float">
            <text:p>36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88" office:value-type="float">
            <text:p>88</text:p>
          </table:table-cell>
          <table:table-cell ns42:value-type="float" table:style-name="ce71" office:value="91" office:value-type="float">
            <text:p>91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186];[.P186])" ns42:value-type="float" table:style-name="ce71" office:value-type="float" office:value="90">
            <text:p>90</text:p>
          </table:table-cell>
          <table:table-cell table:formula="of:=SUM([.O186];[.Q186])" ns42:value-type="float" table:style-name="ce71" office:value-type="float" office:value="91">
            <text:p>9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2:value-type="string" table:style-name="ce22" office:value-type="string">
            <text:p>Gehucht Nieuw Schoonebeek</text:p>
          </table:table-cell>
          <table:table-cell ns42:value-type="string" table:style-name="ce22" office:value-type="string">
            <text:p>Wijk 5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38" office:value-type="float">
            <text:p>138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388" office:value-type="float">
            <text:p>388</text:p>
          </table:table-cell>
          <table:table-cell ns42:value-type="float" table:style-name="ce71" office:value="347" office:value-type="float">
            <text:p>347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71" office:value="3" office:value-type="float">
            <text:p>3</text:p>
          </table:table-cell>
          <table:table-cell table:formula="of:=SUM([.N187];[.P187])" ns42:value-type="float" table:style-name="ce71" office:value-type="float" office:value="396">
            <text:p>396</text:p>
          </table:table-cell>
          <table:table-cell table:formula="of:=SUM([.O187];[.Q187])" ns42:value-type="float" table:style-name="ce71" office:value-type="float" office:value="350">
            <text:p>350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2:value-type="string" table:style-name="ce22" office:value-type="string">
            <text:p>Gehucht Nieuw Schoonebeek</text:p>
          </table:table-cell>
          <table:table-cell ns42:value-type="string" table:style-name="ce22" office:value-type="string">
            <text:p>Wijk 5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8" office:value-type="float">
            <text:p>18</text:p>
          </table:table-cell>
          <table:table-cell ns42:value-type="float" table:style-name="ce71" office:value="9" office:value-type="float">
            <text:p>9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88];[.P188])" ns42:value-type="float" table:style-name="ce71" office:value-type="float" office:value="19">
            <text:p>19</text:p>
          </table:table-cell>
          <table:table-cell table:formula="of:=SUM([.O188];[.Q188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72:.I173];[.I175];[.I177];[.I179:.I180];[.I182];[.I184:.I185];[.I187])" ns42:value-type="float" table:style-name="ce65" office:value-type="float" office:value="647">
            <text:p>647</text:p>
          </table:table-cell>
          <table:table-cell table:formula="of:=SUM([.J172:.J173];[.J175];[.J177];[.J179:.J180];[.J182];[.J184:.J185];[.J187])" ns42:value-type="float" table:style-name="ce71" office:value-type="float" office:value="16">
            <text:p>16</text:p>
          </table:table-cell>
          <table:table-cell table:formula="of:=SUM([.K172:.K173];[.K175];[.K177];[.K179:.K180];[.K182];[.K184:.K185];[.K187])" ns42:value-type="float" table:style-name="ce71" office:value-type="float" office:value="1">
            <text:p>1</text:p>
          </table:table-cell>
          <table:table-cell table:formula="of:=SUM([.L172:.L173];[.L175];[.L177];[.L179:.L180];[.L182];[.L184:.L185];[.L187])" ns42:value-type="float" table:style-name="ce71" office:value-type="float" office:value="0">
            <text:p>0</text:p>
          </table:table-cell>
          <table:table-cell table:formula="of:=SUM([.M172:.M173];[.M175];[.M177];[.M179:.M180];[.M182];[.M184:.M185];[.M187])" ns42:value-type="float" table:style-name="ce71" office:value-type="float" office:value="0">
            <text:p>0</text:p>
          </table:table-cell>
          <table:table-cell table:formula="of:=SUM([.N172:.N173];[.N175];[.N177];[.N179:.N180];[.N182];[.N184:.N185];[.N187])" ns42:value-type="float" table:style-name="ce71" office:value-type="float" office:value="1742">
            <text:p>1742</text:p>
          </table:table-cell>
          <table:table-cell table:formula="of:=SUM([.O172:.O173];[.O175];[.O177];[.O179:.O180];[.O182];[.O184:.O185];[.O187])" ns42:value-type="float" table:style-name="ce71" office:value-type="float" office:value="1563">
            <text:p>1563</text:p>
          </table:table-cell>
          <table:table-cell table:formula="of:=SUM([.P172:.P173];[.P175];[.P177];[.P179:.P180];[.P182];[.P184:.P185];[.P187])" ns42:value-type="float" table:style-name="ce71" office:value-type="float" office:value="26">
            <text:p>26</text:p>
          </table:table-cell>
          <table:table-cell table:formula="of:=SUM([.Q172:.Q173];[.Q175];[.Q177];[.Q179:.Q180];[.Q182];[.Q184:.Q185];[.Q187])" ns42:value-type="float" table:style-name="ce71" office:value-type="float" office:value="7">
            <text:p>7</text:p>
          </table:table-cell>
          <table:table-cell table:formula="of:=SUM([.R172:.R173];[.R175];[.R177];[.R179:.R180];[.R182];[.R184:.R185];[.R187])" ns42:value-type="float" table:style-name="ce71" office:value-type="float" office:value="1768">
            <text:p>1768</text:p>
          </table:table-cell>
          <table:table-cell table:formula="of:=SUM([.S172:.S173];[.S175];[.S177];[.S179:.S180];[.S182];[.S184:.S185];[.S187])" ns42:value-type="float" table:style-name="ce71" office:value-type="float" office:value="1570">
            <text:p>1570</text:p>
          </table:table-cell>
          <table:table-cell table:formula="of:=SUM([.T172:.T173];[.T175];[.T177];[.T179:.T180];[.T182];[.T184:.T185];[.T187])" ns42:value-type="float" table:style-name="ce71" office:value-type="float" office:value="18">
            <text:p>18</text:p>
          </table:table-cell>
          <table:table-cell table:formula="of:=SUM([.U172:.U173];[.U175];[.U177];[.U179:.U180];[.U182];[.U184:.U185];[.U187])" ns42:value-type="float" table:style-name="ce83" office:value-type="float" office:value="2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74];[.I176];[.I178];[.I181];[.I183];[.I186];[.I188])" ns42:value-type="float" table:style-name="ce65" office:value-type="float" office:value="127">
            <text:p>127</text:p>
          </table:table-cell>
          <table:table-cell table:formula="of:=SUM([.J174];[.J176];[.J178];[.J181];[.J183];[.J186];[.J188])" ns42:value-type="float" table:style-name="ce71" office:value-type="float" office:value="5">
            <text:p>5</text:p>
          </table:table-cell>
          <table:table-cell table:formula="of:=SUM([.K174];[.K176];[.K178];[.K181];[.K183];[.K186];[.K188])" ns42:value-type="float" table:style-name="ce71" office:value-type="float" office:value="0">
            <text:p>0</text:p>
          </table:table-cell>
          <table:table-cell table:formula="of:=SUM([.L174];[.L176];[.L178];[.L181];[.L183];[.L186];[.L188])" ns42:value-type="float" table:style-name="ce71" office:value-type="float" office:value="0">
            <text:p>0</text:p>
          </table:table-cell>
          <table:table-cell table:formula="of:=SUM([.M174];[.M176];[.M178];[.M181];[.M183];[.M186];[.M188])" ns42:value-type="float" table:style-name="ce71" office:value-type="float" office:value="0">
            <text:p>0</text:p>
          </table:table-cell>
          <table:table-cell table:formula="of:=SUM([.N174];[.N176];[.N178];[.N181];[.N183];[.N186];[.N188])" ns42:value-type="float" table:style-name="ce71" office:value-type="float" office:value="311">
            <text:p>311</text:p>
          </table:table-cell>
          <table:table-cell table:formula="of:=SUM([.O174];[.O176];[.O178];[.O181];[.O183];[.O186];[.O188])" ns42:value-type="float" table:style-name="ce71" office:value-type="float" office:value="315">
            <text:p>315</text:p>
          </table:table-cell>
          <table:table-cell table:formula="of:=SUM([.P174];[.P176];[.P178];[.P181];[.P183];[.P186];[.P188])" ns42:value-type="float" table:style-name="ce71" office:value-type="float" office:value="5">
            <text:p>5</text:p>
          </table:table-cell>
          <table:table-cell table:formula="of:=SUM([.Q174];[.Q176];[.Q178];[.Q181];[.Q183];[.Q186];[.Q188])" ns42:value-type="float" table:style-name="ce71" office:value-type="float" office:value="1">
            <text:p>1</text:p>
          </table:table-cell>
          <table:table-cell table:formula="of:=SUM([.R174];[.R176];[.R178];[.R181];[.R183];[.R186];[.R188])" ns42:value-type="float" table:style-name="ce71" office:value-type="float" office:value="316">
            <text:p>316</text:p>
          </table:table-cell>
          <table:table-cell table:formula="of:=SUM([.S174];[.S176];[.S178];[.S181];[.S183];[.S186];[.S188])" ns42:value-type="float" table:style-name="ce71" office:value-type="float" office:value="316">
            <text:p>316</text:p>
          </table:table-cell>
          <table:table-cell table:formula="of:=SUM([.T174];[.T176];[.T178];[.T181];[.T183];[.T186];[.T188])" ns42:value-type="float" table:style-name="ce71" office:value-type="float" office:value="1">
            <text:p>1</text:p>
          </table:table-cell>
          <table:table-cell table:formula="of:=SUM([.U174];[.U176];[.U178];[.U181];[.U183];[.U186];[.U188])" ns42:value-type="float" table:style-name="ce83" office:value-type="float" office:value="1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89:.I190])" ns42:value-type="float" table:style-name="ce65" office:value-type="float" office:value="774">
            <text:p>774</text:p>
          </table:table-cell>
          <table:table-cell table:formula="of:=SUM([.J189:.J190])" ns42:value-type="float" table:style-name="ce71" office:value-type="float" office:value="21">
            <text:p>21</text:p>
          </table:table-cell>
          <table:table-cell table:formula="of:=SUM([.K189:.K190])" ns42:value-type="float" table:style-name="ce71" office:value-type="float" office:value="1">
            <text:p>1</text:p>
          </table:table-cell>
          <table:table-cell table:formula="of:=SUM([.L189:.L190])" ns42:value-type="float" table:style-name="ce71" office:value-type="float" office:value="0">
            <text:p>0</text:p>
          </table:table-cell>
          <table:table-cell table:formula="of:=SUM([.M189:.M190])" ns42:value-type="float" table:style-name="ce71" office:value-type="float" office:value="0">
            <text:p>0</text:p>
          </table:table-cell>
          <table:table-cell table:formula="of:=SUM([.N189:.N190])" ns42:value-type="float" table:style-name="ce71" office:value-type="float" office:value="2053">
            <text:p>2053</text:p>
          </table:table-cell>
          <table:table-cell table:formula="of:=SUM([.O189:.O190])" ns42:value-type="float" table:style-name="ce71" office:value-type="float" office:value="1878">
            <text:p>1878</text:p>
          </table:table-cell>
          <table:table-cell table:formula="of:=SUM([.P189:.P190])" ns42:value-type="float" table:style-name="ce71" office:value-type="float" office:value="31">
            <text:p>31</text:p>
          </table:table-cell>
          <table:table-cell table:formula="of:=SUM([.Q189:.Q190])" ns42:value-type="float" table:style-name="ce71" office:value-type="float" office:value="8">
            <text:p>8</text:p>
          </table:table-cell>
          <table:table-cell table:formula="of:=SUM([.R189:.R190])" ns42:value-type="float" table:style-name="ce71" office:value-type="float" office:value="2084">
            <text:p>2084</text:p>
          </table:table-cell>
          <table:table-cell table:formula="of:=SUM([.S189:.S190])" ns42:value-type="float" table:style-name="ce71" office:value-type="float" office:value="1886">
            <text:p>1886</text:p>
          </table:table-cell>
          <table:table-cell table:formula="of:=SUM([.T189:.T190])" ns42:value-type="float" table:style-name="ce71" office:value-type="float" office:value="19">
            <text:p>19</text:p>
          </table:table-cell>
          <table:table-cell table:formula="of:=SUM([.U189:.U190])" ns42:value-type="float" table:style-name="ce83" office:value-type="float" office:value="3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Dorp Diever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53" office:value-type="float">
            <text:p>53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116" office:value-type="float">
            <text:p>116</text:p>
          </table:table-cell>
          <table:table-cell ns42:value-type="float" table:style-name="ce71" office:value="137" office:value-type="float">
            <text:p>137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92];[.P192])" ns42:value-type="float" table:style-name="ce71" office:value-type="float" office:value="117">
            <text:p>117</text:p>
          </table:table-cell>
          <table:table-cell table:formula="of:=SUM([.O192];[.Q192])" ns42:value-type="float" table:style-name="ce71" office:value-type="float" office:value="137">
            <text:p>137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Diever</text:p>
          </table:table-cell>
          <table:table-cell table:style-name="ce22"/>
          <table:table-cell ns42:value-type="string" table:style-name="ce22" office:value-type="string">
            <text:p>Diever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36" office:value-type="float">
            <text:p>36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74" office:value-type="float">
            <text:p>74</text:p>
          </table:table-cell>
          <table:table-cell ns42:value-type="float" table:style-name="ce71" office:value="84" office:value-type="float">
            <text:p>84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93];[.P193])" ns42:value-type="float" table:style-name="ce71" office:value-type="float" office:value="75">
            <text:p>75</text:p>
          </table:table-cell>
          <table:table-cell table:formula="of:=SUM([.O193];[.Q193])" ns42:value-type="float" table:style-name="ce71" office:value-type="float" office:value="84">
            <text:p>84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Diever</text:p>
          </table:table-cell>
          <table:table-cell table:style-name="ce22"/>
          <table:table-cell ns42:value-type="string" table:style-name="ce28" office:value-type="string">
            <text:p><text:span text:style-name="T8"><text:a xlink:type="simple" xlink:href="#Drenthe.A874">Kasteel</text:a></text:span>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3" office:value-type="float">
            <text:p>23</text:p>
          </table:table-cell>
          <table:table-cell table:style-name="ce71" table:number-columns-repeated="4"/>
          <table:table-cell ns42:value-type="float" table:style-name="ce71" office:value="59" office:value-type="float">
            <text:p>59</text:p>
          </table:table-cell>
          <table:table-cell ns42:value-type="float" table:style-name="ce71" office:value="43" office:value-type="float">
            <text:p>43</text:p>
          </table:table-cell>
          <table:table-cell table:style-name="ce71" table:number-columns-repeated="2"/>
          <table:table-cell table:formula="of:=SUM([.N194];[.P194])" ns42:value-type="float" table:style-name="ce71" office:value-type="float" office:value="59">
            <text:p>59</text:p>
          </table:table-cell>
          <table:table-cell table:formula="of:=SUM([.O194];[.Q194])" ns42:value-type="float" table:style-name="ce71" office:value-type="float" office:value="43">
            <text:p>4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Diever</text:p>
          </table:table-cell>
          <table:table-cell table:style-name="ce22"/>
          <table:table-cell ns42:value-type="string" table:style-name="ce28" office:value-type="string">
            <text:p><text:span text:style-name="T8"><text:a xlink:type="simple" xlink:href="#Drenthe.A875">Diever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2" office:value-type="float">
            <text:p>1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32" office:value-type="float">
            <text:p>32</text:p>
          </table:table-cell>
          <table:table-cell ns42:value-type="float" table:style-name="ce71" office:value="29" office:value-type="float">
            <text:p>29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195];[.P195])" ns42:value-type="float" table:style-name="ce71" office:value-type="float" office:value="35">
            <text:p>35</text:p>
          </table:table-cell>
          <table:table-cell table:formula="of:=SUM([.O195];[.Q195])" ns42:value-type="float" table:style-name="ce71" office:value-type="float" office:value="29">
            <text:p>29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Diever</text:p>
          </table:table-cell>
          <table:table-cell table:style-name="ce22"/>
          <table:table-cell ns42:value-type="string" table:style-name="ce28" office:value-type="string">
            <text:p><text:span text:style-name="T8"><text:a xlink:type="simple" xlink:href="#Drenthe.A875">Kasteel</text:a></text:span></text:p>
          </table:table-cell>
          <table:table-cell ns42:value-type="string" table:style-name="ce44" office:value-type="string">
            <text:p>Armwerkhuis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office:value="7" table:style-name="ce71" table:number-columns-repeated="2" office:value-type="float">
            <text:p>7</text:p>
          </table:table-cell>
          <table:table-cell table:style-name="ce71" table:number-columns-repeated="2"/>
          <table:table-cell table:formula="of:=SUM([.N196];[.P196])" ns42:value-type="float" table:style-name="ce71" office:value-type="float" office:value="7">
            <text:p>7</text:p>
          </table:table-cell>
          <table:table-cell table:formula="of:=SUM([.O196];[.Q196])" ns42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Diever</text:p>
          </table:table-cell>
          <table:table-cell table:style-name="ce22" table:number-columns-repeated="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15" office:value-type="float">
            <text:p>15</text:p>
          </table:table-cell>
          <table:table-cell ns42:value-type="float" table:style-name="ce71" office:value="14" office:value-type="float">
            <text:p>14</text:p>
          </table:table-cell>
          <table:table-cell table:style-name="ce71" table:number-columns-repeated="2"/>
          <table:table-cell table:formula="of:=SUM([.N197];[.P197])" ns42:value-type="float" table:style-name="ce71" office:value-type="float" office:value="15">
            <text:p>15</text:p>
          </table:table-cell>
          <table:table-cell table:formula="of:=SUM([.O197];[.Q197])" ns42:value-type="float" table:style-name="ce71" office:value-type="float" office:value="14">
            <text:p>1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Diever</text:p>
          </table:table-cell>
          <table:table-cell table:style-name="ce22"/>
          <table:table-cell ns42:value-type="string" table:style-name="ce28" office:value-type="string">
            <text:p><text:span text:style-name="T8"><text:a xlink:type="simple" xlink:href="#Drenthe.A876">Vaart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14" office:value-type="float">
            <text:p>14</text:p>
          </table:table-cell>
          <table:table-cell ns42:value-type="float" table:style-name="ce71" office:value="13" office:value-type="float">
            <text:p>1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98];[.P198])" ns42:value-type="float" table:style-name="ce71" office:value-type="float" office:value="15">
            <text:p>15</text:p>
          </table:table-cell>
          <table:table-cell table:formula="of:=SUM([.O198];[.Q198])" ns42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Diever</text:p>
          </table:table-cell>
          <table:table-cell table:style-name="ce22"/>
          <table:table-cell ns42:value-type="string" table:style-name="ce22" office:value-type="string">
            <text:p>Diever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14" office:value-type="float">
            <text:p>14</text:p>
          </table:table-cell>
          <table:table-cell ns42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199];[.P199])" ns42:value-type="float" table:style-name="ce71" office:value-type="float" office:value="14">
            <text:p>14</text:p>
          </table:table-cell>
          <table:table-cell table:formula="of:=SUM([.O199];[.Q199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Diever</text:p>
          </table:table-cell>
          <table:table-cell table:style-name="ce22"/>
          <table:table-cell ns42:value-type="string" table:style-name="ce28" office:value-type="string">
            <text:p><text:span text:style-name="T8"><text:a xlink:type="simple" xlink:href="#Drenthe.A876">Dieverbrug</text:a></text:span></text:p>
          </table:table-cell>
          <table:table-cell ns42:value-type="string" table:style-name="ce44" office:value-type="string">
            <text:p>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30" office:value-type="float">
            <text:p>30</text:p>
          </table:table-cell>
          <table:table-cell ns42:value-type="float" table:style-name="ce71" office:value="29" office:value-type="float">
            <text:p>29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200];[.P200])" ns42:value-type="float" table:style-name="ce71" office:value-type="float" office:value="31">
            <text:p>31</text:p>
          </table:table-cell>
          <table:table-cell table:formula="of:=SUM([.O200];[.Q200])" ns42:value-type="float" table:style-name="ce71" office:value-type="float" office:value="29">
            <text:p>29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Diever</text:p>
          </table:table-cell>
          <table:table-cell table:style-name="ce22" table:number-columns-repeated="2"/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1" office:value-type="float">
            <text:p>1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2"/>
          <table:table-cell table:formula="of:=SUM([.N201];[.P201])" ns42:value-type="float" table:style-name="ce71" office:value-type="float" office:value="1">
            <text:p>1</text:p>
          </table:table-cell>
          <table:table-cell table:formula="of:=SUM([.O201];[.Q201])" ns42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Diever</text:p>
          </table:table-cell>
          <table:table-cell table:style-name="ce22"/>
          <table:table-cell ns42:value-type="string" table:style-name="ce28" office:value-type="string">
            <text:p><text:span text:style-name="T8"><text:a xlink:type="simple" xlink:href="#Drenthe.A876">Oldendieverbrug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5" office:value-type="float">
            <text:p>5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2"/>
          <table:table-cell table:formula="of:=SUM([.N202];[.P202])" ns42:value-type="float" table:style-name="ce71" office:value-type="float" office:value="5">
            <text:p>5</text:p>
          </table:table-cell>
          <table:table-cell table:formula="of:=SUM([.O202];[.Q202])" ns42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Diever</text:p>
          </table:table-cell>
          <table:table-cell table:style-name="ce22"/>
          <table:table-cell ns42:value-type="string" table:style-name="ce22" office:value-type="string">
            <text:p>Oldendiev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3" office:value-type="float">
            <text:p>43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89" office:value-type="float">
            <text:p>89</text:p>
          </table:table-cell>
          <table:table-cell ns42:value-type="float" table:style-name="ce71" office:value="103" office:value-type="float">
            <text:p>103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203];[.P203])" ns42:value-type="float" table:style-name="ce71" office:value-type="float" office:value="90">
            <text:p>90</text:p>
          </table:table-cell>
          <table:table-cell table:formula="of:=SUM([.O203];[.Q203])" ns42:value-type="float" table:style-name="ce71" office:value-type="float" office:value="104">
            <text:p>104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8" office:value-type="string">
            <text:p><text:span text:style-name="T8"><text:a xlink:type="simple" xlink:href="#Drenthe.A877">Afd. Wapse</text:a></text:span></text:p>
          </table:table-cell>
          <table:table-cell table:style-name="ce22"/>
          <table:table-cell ns42:value-type="string" table:style-name="ce22" office:value-type="string">
            <text:p>Ten Darp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21" office:value-type="float">
            <text:p>21</text:p>
          </table:table-cell>
          <table:table-cell ns42:value-type="float" table:style-name="ce71" office:value="16" office:value-type="float">
            <text:p>16</text:p>
          </table:table-cell>
          <table:table-cell table:style-name="ce71" table:number-columns-repeated="2"/>
          <table:table-cell table:formula="of:=SUM([.N204];[.P204])" ns42:value-type="float" table:style-name="ce71" office:value-type="float" office:value="21">
            <text:p>21</text:p>
          </table:table-cell>
          <table:table-cell table:formula="of:=SUM([.O204];[.Q204])" ns42:value-type="float" table:style-name="ce71" office:value-type="float" office:value="16">
            <text:p>1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apse</text:p>
          </table:table-cell>
          <table:table-cell table:style-name="ce22"/>
          <table:table-cell ns42:value-type="string" table:style-name="ce22" office:value-type="string">
            <text:p>Soerth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1" office:value-type="float">
            <text:p>11</text:p>
          </table:table-cell>
          <table:table-cell table:style-name="ce71" table:number-columns-repeated="4"/>
          <table:table-cell ns42:value-type="float" table:style-name="ce71" office:value="38" office:value-type="float">
            <text:p>38</text:p>
          </table:table-cell>
          <table:table-cell ns42:value-type="float" table:style-name="ce71" office:value="24" office:value-type="float">
            <text:p>24</text:p>
          </table:table-cell>
          <table:table-cell table:style-name="ce71" table:number-columns-repeated="2"/>
          <table:table-cell table:formula="of:=SUM([.N205];[.P205])" ns42:value-type="float" table:style-name="ce71" office:value-type="float" office:value="38">
            <text:p>38</text:p>
          </table:table-cell>
          <table:table-cell table:formula="of:=SUM([.O205];[.Q205])" ns42:value-type="float" table:style-name="ce71" office:value-type="float" office:value="24">
            <text:p>2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apse</text:p>
          </table:table-cell>
          <table:table-cell table:style-name="ce22"/>
          <table:table-cell ns42:value-type="string" table:style-name="ce22" office:value-type="string">
            <text:p>Ten Hav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7" office:value-type="float">
            <text:p>17</text:p>
          </table:table-cell>
          <table:table-cell table:style-name="ce71" table:number-columns-repeated="4"/>
          <table:table-cell ns42:value-type="float" table:style-name="ce71" office:value="47" office:value-type="float">
            <text:p>47</text:p>
          </table:table-cell>
          <table:table-cell ns42:value-type="float" table:style-name="ce71" office:value="33" office:value-type="float">
            <text:p>33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206];[.P206])" ns42:value-type="float" table:style-name="ce71" office:value-type="float" office:value="48">
            <text:p>48</text:p>
          </table:table-cell>
          <table:table-cell table:formula="of:=SUM([.O206];[.Q206])" ns42:value-type="float" table:style-name="ce71" office:value-type="float" office:value="34">
            <text:p>3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apse</text:p>
          </table:table-cell>
          <table:table-cell table:style-name="ce22"/>
          <table:table-cell ns42:value-type="string" table:style-name="ce22" office:value-type="string">
            <text:p>Veldhuiz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8" office:value-type="float">
            <text:p>2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73" office:value-type="float">
            <text:p>73</text:p>
          </table:table-cell>
          <table:table-cell ns42:value-type="float" table:style-name="ce71" office:value="71" office:value-type="float">
            <text:p>71</text:p>
          </table:table-cell>
          <table:table-cell table:style-name="ce71" table:number-columns-repeated="2"/>
          <table:table-cell table:formula="of:=SUM([.N207];[.P207])" ns42:value-type="float" table:style-name="ce71" office:value-type="float" office:value="73">
            <text:p>73</text:p>
          </table:table-cell>
          <table:table-cell table:formula="of:=SUM([.O207];[.Q207])" ns42:value-type="float" table:style-name="ce71" office:value-type="float" office:value="71">
            <text:p>7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apse</text:p>
          </table:table-cell>
          <table:table-cell table:style-name="ce22"/>
          <table:table-cell ns42:value-type="string" table:style-name="ce22" office:value-type="string">
            <text:p>Veenhuiz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7" office:value-type="float">
            <text:p>1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52" office:value-type="float">
            <text:p>52</text:p>
          </table:table-cell>
          <table:table-cell ns42:value-type="float" table:style-name="ce71" office:value="48" office:value-type="float">
            <text:p>48</text:p>
          </table:table-cell>
          <table:table-cell table:style-name="ce71" table:number-columns-repeated="2"/>
          <table:table-cell table:formula="of:=SUM([.N208];[.P208])" ns42:value-type="float" table:style-name="ce71" office:value-type="float" office:value="52">
            <text:p>52</text:p>
          </table:table-cell>
          <table:table-cell table:formula="of:=SUM([.O208];[.Q208])" ns42:value-type="float" table:style-name="ce71" office:value-type="float" office:value="48">
            <text:p>48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8" office:value-type="string">
            <text:p><text:span text:style-name="T8"><text:a xlink:type="simple" xlink:href="#Drenthe.A878">Afd. Wittelte</text:a></text:span></text:p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14" office:value-type="float">
            <text:p>14</text:p>
          </table:table-cell>
          <table:table-cell ns42:value-type="float" table:style-name="ce71" office:value="8" office:value-type="float">
            <text:p>8</text:p>
          </table:table-cell>
          <table:table-cell table:style-name="ce71" table:number-columns-repeated="2"/>
          <table:table-cell table:formula="of:=SUM([.N209];[.P209])" ns42:value-type="float" table:style-name="ce71" office:value-type="float" office:value="14">
            <text:p>14</text:p>
          </table:table-cell>
          <table:table-cell table:formula="of:=SUM([.O209];[.Q209])" ns42:value-type="float" table:style-name="ce71" office:value-type="float" office:value="8">
            <text:p>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ittelte</text:p>
          </table:table-cell>
          <table:table-cell table:style-name="ce22"/>
          <table:table-cell ns42:value-type="string" table:style-name="ce22" office:value-type="string">
            <text:p>Wittelt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5" office:value-type="float">
            <text:p>1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office:value="48" table:style-name="ce71" table:number-columns-repeated="2" office:value-type="float">
            <text:p>48</text:p>
          </table:table-cell>
          <table:table-cell table:style-name="ce71" table:number-columns-repeated="2"/>
          <table:table-cell table:formula="of:=SUM([.N210];[.P210])" ns42:value-type="float" table:style-name="ce71" office:value-type="float" office:value="48">
            <text:p>48</text:p>
          </table:table-cell>
          <table:table-cell table:formula="of:=SUM([.O210];[.Q210])" ns42:value-type="float" table:style-name="ce71" office:value-type="float" office:value="48">
            <text:p>4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ittelte</text:p>
          </table:table-cell>
          <table:table-cell table:style-name="ce22"/>
          <table:table-cell ns42:value-type="string" table:style-name="ce22" office:value-type="string">
            <text:p>Heersvaartj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11];[.P211])" ns42:value-type="float" table:style-name="ce71" office:value-type="float" office:value="2">
            <text:p>2</text:p>
          </table:table-cell>
          <table:table-cell table:formula="of:=SUM([.O211];[.Q211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ittelte</text:p>
          </table:table-cell>
          <table:table-cell table:style-name="ce22"/>
          <table:table-cell ns42:value-type="string" table:style-name="ce22" office:value-type="string">
            <text:p>Wittelterbru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7" office:value-type="float">
            <text:p>17</text:p>
          </table:table-cell>
          <table:table-cell ns42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212];[.P212])" ns42:value-type="float" table:style-name="ce71" office:value-type="float" office:value="17">
            <text:p>17</text:p>
          </table:table-cell>
          <table:table-cell table:formula="of:=SUM([.O212];[.Q212])" ns42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ittelte</text:p>
          </table:table-cell>
          <table:table-cell table:style-name="ce22"/>
          <table:table-cell ns42:value-type="string" table:style-name="ce22" office:value-type="string">
            <text:p>Witteltersluis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office:value="1" table:style-name="ce71" table:number-columns-repeated="2" office:value-type="float">
            <text:p>1</text:p>
          </table:table-cell>
          <table:table-cell table:style-name="ce71" table:number-columns-repeated="2"/>
          <table:table-cell table:formula="of:=SUM([.N213];[.P213])" ns42:value-type="float" table:style-name="ce71" office:value-type="float" office:value="1">
            <text:p>1</text:p>
          </table:table-cell>
          <table:table-cell table:formula="of:=SUM([.O213];[.Q213])" ns42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ittelte</text:p>
          </table:table-cell>
          <table:table-cell table:style-name="ce22"/>
          <table:table-cell ns42:value-type="string" table:style-name="ce22" office:value-type="string">
            <text:p>Witteltertolhe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1" office:value-type="float">
            <text:p>1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14];[.P214])" ns42:value-type="float" table:style-name="ce71" office:value-type="float" office:value="1">
            <text:p>1</text:p>
          </table:table-cell>
          <table:table-cell table:formula="of:=SUM([.O214];[.Q214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ittelte</text:p>
          </table:table-cell>
          <table:table-cell table:style-name="ce22"/>
          <table:table-cell ns42:value-type="string" table:style-name="ce22" office:value-type="string">
            <text:p>Bergru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6" office:value-type="float">
            <text:p>6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15];[.P215])" ns42:value-type="float" table:style-name="ce71" office:value-type="float" office:value="6">
            <text:p>6</text:p>
          </table:table-cell>
          <table:table-cell table:formula="of:=SUM([.O215];[.Q215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ittelte</text:p>
          </table:table-cell>
          <table:table-cell table:style-name="ce22"/>
          <table:table-cell ns42:value-type="string" table:style-name="ce22" office:value-type="string">
            <text:p>Wittelter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16];[.P216])" ns42:value-type="float" table:style-name="ce71" office:value-type="float" office:value="2">
            <text:p>2</text:p>
          </table:table-cell>
          <table:table-cell table:formula="of:=SUM([.O216];[.Q216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ittelte</text:p>
          </table:table-cell>
          <table:table-cell table:style-name="ce22"/>
          <table:table-cell ns42:value-type="string" table:style-name="ce22" office:value-type="string">
            <text:p>'t Mo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7" office:value-type="float">
            <text:p>7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217];[.P217])" ns42:value-type="float" table:style-name="ce71" office:value-type="float" office:value="7">
            <text:p>7</text:p>
          </table:table-cell>
          <table:table-cell table:formula="of:=SUM([.O217];[.Q217])" ns42:value-type="float" table:style-name="ce71" office:value-type="float" office:value="4">
            <text:p>4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Kalteren</text:p>
          </table:table-cell>
          <table:table-cell table:style-name="ce22"/>
          <table:table-cell ns42:value-type="string" table:style-name="ce22" office:value-type="string">
            <text:p>Kalter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1" office:value-type="float">
            <text:p>21</text:p>
          </table:table-cell>
          <table:table-cell table:style-name="ce71" table:number-columns-repeated="4"/>
          <table:table-cell ns42:value-type="float" table:style-name="ce71" office:value="45" office:value-type="float">
            <text:p>45</text:p>
          </table:table-cell>
          <table:table-cell ns42:value-type="float" table:style-name="ce71" office:value="47" office:value-type="float">
            <text:p>47</text:p>
          </table:table-cell>
          <table:table-cell table:style-name="ce71" table:number-columns-repeated="2"/>
          <table:table-cell table:formula="of:=SUM([.N218];[.P218])" ns42:value-type="float" table:style-name="ce71" office:value-type="float" office:value="45">
            <text:p>45</text:p>
          </table:table-cell>
          <table:table-cell table:formula="of:=SUM([.O218];[.Q218])" ns42:value-type="float" table:style-name="ce71" office:value-type="float" office:value="47">
            <text:p>4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Kalteren</text:p>
          </table:table-cell>
          <table:table-cell table:style-name="ce22"/>
          <table:table-cell ns42:value-type="string" table:style-name="ce28" office:value-type="string">
            <text:p><text:span text:style-name="T8"><text:a xlink:type="simple" xlink:href="#Drenthe.A879">Berkenheuvel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3" office:value-type="float">
            <text:p>3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2"/>
          <table:table-cell table:formula="of:=SUM([.N219];[.P219])" ns42:value-type="float" table:style-name="ce71" office:value-type="float" office:value="3">
            <text:p>3</text:p>
          </table:table-cell>
          <table:table-cell table:formula="of:=SUM([.O219];[.Q219])" ns42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ateren</text:p>
          </table:table-cell>
          <table:table-cell table:style-name="ce22"/>
          <table:table-cell ns42:value-type="string" table:style-name="ce28" office:value-type="string">
            <text:p><text:span text:style-name="T8"><text:a xlink:type="simple" xlink:href="#Drenthe.A880">Grootwateren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18" office:value-type="float">
            <text:p>18</text:p>
          </table:table-cell>
          <table:table-cell ns42:value-type="float" table:style-name="ce71" office:value="11" office:value-type="float">
            <text:p>11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220];[.P220])" ns42:value-type="float" table:style-name="ce71" office:value-type="float" office:value="19">
            <text:p>19</text:p>
          </table:table-cell>
          <table:table-cell table:formula="of:=SUM([.O220];[.Q220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ateren</text:p>
          </table:table-cell>
          <table:table-cell table:style-name="ce22"/>
          <table:table-cell ns42:value-type="string" table:style-name="ce22" office:value-type="string">
            <text:p>Kleinwater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9" office:value-type="float">
            <text:p>9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221];[.P221])" ns42:value-type="float" table:style-name="ce71" office:value-type="float" office:value="10">
            <text:p>10</text:p>
          </table:table-cell>
          <table:table-cell table:formula="of:=SUM([.O221];[.Q221])" ns42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ateren</text:p>
          </table:table-cell>
          <table:table-cell table:style-name="ce22"/>
          <table:table-cell ns42:value-type="string" table:style-name="ce22" office:value-type="string">
            <text:p>Zorgvlie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4" office:value-type="float">
            <text:p>4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22];[.P222])" ns42:value-type="float" table:style-name="ce71" office:value-type="float" office:value="4">
            <text:p>4</text:p>
          </table:table-cell>
          <table:table-cell table:formula="of:=SUM([.O222];[.Q222])" ns42:value-type="float" table:style-name="ce71" office:value-type="float" office:value="3">
            <text:p>3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ateren</text:p>
          </table:table-cell>
          <table:table-cell table:style-name="ce22"/>
          <table:table-cell ns42:value-type="string" table:style-name="ce28" office:value-type="string">
            <text:p><text:span text:style-name="T8"><text:a xlink:type="simple" xlink:href="#Drenthe.A881">Broek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5" office:value-type="float">
            <text:p>5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23];[.P223])" ns42:value-type="float" table:style-name="ce71" office:value-type="float" office:value="5">
            <text:p>5</text:p>
          </table:table-cell>
          <table:table-cell table:formula="of:=SUM([.O223];[.Q223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ateren</text:p>
          </table:table-cell>
          <table:table-cell table:style-name="ce22" table:number-columns-repeated="2"/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table:formula="of:=SUM([.N224];[.P224])" ns42:value-type="float" table:style-name="ce71" office:value-type="float" office:value="2">
            <text:p>2</text:p>
          </table:table-cell>
          <table:table-cell table:formula="of:=SUM([.O224];[.Q224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92:.I194])" ns42:value-type="float" table:style-name="ce65" office:value-type="float" office:value="112">
            <text:p>112</text:p>
          </table:table-cell>
          <table:table-cell table:formula="of:=SUM([.J192:.J194])" ns42:value-type="float" table:style-name="ce71" office:value-type="float" office:value="7">
            <text:p>7</text:p>
          </table:table-cell>
          <table:table-cell table:formula="of:=SUM([.K192:.K194])" ns42:value-type="float" table:style-name="ce71" office:value-type="float" office:value="0">
            <text:p>0</text:p>
          </table:table-cell>
          <table:table-cell table:formula="of:=SUM([.L192:.L194])" ns42:value-type="float" table:style-name="ce71" office:value-type="float" office:value="0">
            <text:p>0</text:p>
          </table:table-cell>
          <table:table-cell table:formula="of:=SUM([.M192:.M194])" ns42:value-type="float" table:style-name="ce71" office:value-type="float" office:value="0">
            <text:p>0</text:p>
          </table:table-cell>
          <table:table-cell table:formula="of:=SUM([.N192:.N194])" ns42:value-type="float" table:style-name="ce71" office:value-type="float" office:value="249">
            <text:p>249</text:p>
          </table:table-cell>
          <table:table-cell table:formula="of:=SUM([.O192:.O194])" ns42:value-type="float" table:style-name="ce71" office:value-type="float" office:value="264">
            <text:p>264</text:p>
          </table:table-cell>
          <table:table-cell table:formula="of:=SUM([.P192:.P194])" ns42:value-type="float" table:style-name="ce71" office:value-type="float" office:value="2">
            <text:p>2</text:p>
          </table:table-cell>
          <table:table-cell table:formula="of:=SUM([.Q192:.Q194])" ns42:value-type="float" table:style-name="ce71" office:value-type="float" office:value="0">
            <text:p>0</text:p>
          </table:table-cell>
          <table:table-cell table:formula="of:=SUM([.R192:.R194])" ns42:value-type="float" table:style-name="ce71" office:value-type="float" office:value="251">
            <text:p>251</text:p>
          </table:table-cell>
          <table:table-cell table:formula="of:=SUM([.S192:.S194])" ns42:value-type="float" table:style-name="ce71" office:value-type="float" office:value="264">
            <text:p>264</text:p>
          </table:table-cell>
          <table:table-cell table:formula="of:=SUM([.T192:.T194])" ns42:value-type="float" table:style-name="ce71" office:value-type="float" office:value="1">
            <text:p>1</text:p>
          </table:table-cell>
          <table:table-cell table:formula="of:=SUM([.U192:.U194])" ns42:value-type="float" table:style-name="ce83" office:value-type="float" office:value="2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95:.I224])" ns42:value-type="float" table:style-name="ce65" office:value-type="float" office:value="237">
            <text:p>237</text:p>
          </table:table-cell>
          <table:table-cell table:formula="of:=SUM([.J195:.J224])" ns42:value-type="float" table:style-name="ce71" office:value-type="float" office:value="9">
            <text:p>9</text:p>
          </table:table-cell>
          <table:table-cell table:formula="of:=SUM([.K195:.K224])" ns42:value-type="float" table:style-name="ce71" office:value-type="float" office:value="0">
            <text:p>0</text:p>
          </table:table-cell>
          <table:table-cell table:formula="of:=SUM([.L195:.L224])" ns42:value-type="float" table:style-name="ce71" office:value-type="float" office:value="3">
            <text:p>3</text:p>
          </table:table-cell>
          <table:table-cell table:formula="of:=SUM([.M195:.M224])" ns42:value-type="float" table:style-name="ce71" office:value-type="float" office:value="0">
            <text:p>0</text:p>
          </table:table-cell>
          <table:table-cell table:formula="of:=SUM([.N195:.N224])" ns42:value-type="float" table:style-name="ce71" office:value-type="float" office:value="620">
            <text:p>620</text:p>
          </table:table-cell>
          <table:table-cell table:formula="of:=SUM([.O195:.O224])" ns42:value-type="float" table:style-name="ce71" office:value-type="float" office:value="563">
            <text:p>563</text:p>
          </table:table-cell>
          <table:table-cell table:formula="of:=SUM([.P195:.P224])" ns42:value-type="float" table:style-name="ce71" office:value-type="float" office:value="11">
            <text:p>11</text:p>
          </table:table-cell>
          <table:table-cell table:formula="of:=SUM([.Q195:.Q224])" ns42:value-type="float" table:style-name="ce71" office:value-type="float" office:value="6">
            <text:p>6</text:p>
          </table:table-cell>
          <table:table-cell table:formula="of:=SUM([.R195:.R224])" ns42:value-type="float" table:style-name="ce71" office:value-type="float" office:value="631">
            <text:p>631</text:p>
          </table:table-cell>
          <table:table-cell table:formula="of:=SUM([.S195:.S224])" ns42:value-type="float" table:style-name="ce71" office:value-type="float" office:value="569">
            <text:p>569</text:p>
          </table:table-cell>
          <table:table-cell table:formula="of:=SUM([.T195:.T224])" ns42:value-type="float" table:style-name="ce71" office:value-type="float" office:value="5">
            <text:p>5</text:p>
          </table:table-cell>
          <table:table-cell table:formula="of:=SUM([.U195:.U224])" ns42:value-type="float" table:style-name="ce83" office:value-type="float" office:value="2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225:.I226])" ns42:value-type="float" table:style-name="ce65" office:value-type="float" office:value="349">
            <text:p>349</text:p>
          </table:table-cell>
          <table:table-cell table:formula="of:=SUM([.J225:.J226])" ns42:value-type="float" table:style-name="ce71" office:value-type="float" office:value="16">
            <text:p>16</text:p>
          </table:table-cell>
          <table:table-cell table:formula="of:=SUM([.K225:.K226])" ns42:value-type="float" table:style-name="ce71" office:value-type="float" office:value="0">
            <text:p>0</text:p>
          </table:table-cell>
          <table:table-cell table:formula="of:=SUM([.L225:.L226])" ns42:value-type="float" table:style-name="ce71" office:value-type="float" office:value="3">
            <text:p>3</text:p>
          </table:table-cell>
          <table:table-cell table:formula="of:=SUM([.M225:.M226])" ns42:value-type="float" table:style-name="ce71" office:value-type="float" office:value="0">
            <text:p>0</text:p>
          </table:table-cell>
          <table:table-cell table:formula="of:=SUM([.N225:.N226])" ns42:value-type="float" table:style-name="ce71" office:value-type="float" office:value="869">
            <text:p>869</text:p>
          </table:table-cell>
          <table:table-cell table:formula="of:=SUM([.O225:.O226])" ns42:value-type="float" table:style-name="ce71" office:value-type="float" office:value="827">
            <text:p>827</text:p>
          </table:table-cell>
          <table:table-cell table:formula="of:=SUM([.P225:.P226])" ns42:value-type="float" table:style-name="ce71" office:value-type="float" office:value="13">
            <text:p>13</text:p>
          </table:table-cell>
          <table:table-cell table:formula="of:=SUM([.Q225:.Q226])" ns42:value-type="float" table:style-name="ce71" office:value-type="float" office:value="6">
            <text:p>6</text:p>
          </table:table-cell>
          <table:table-cell table:formula="of:=SUM([.R225:.R226])" ns42:value-type="float" table:style-name="ce71" office:value-type="float" office:value="882">
            <text:p>882</text:p>
          </table:table-cell>
          <table:table-cell table:formula="of:=SUM([.S225:.S226])" ns42:value-type="float" table:style-name="ce71" office:value-type="float" office:value="833">
            <text:p>833</text:p>
          </table:table-cell>
          <table:table-cell table:formula="of:=SUM([.T225:.T226])" ns42:value-type="float" table:style-name="ce71" office:value-type="float" office:value="6">
            <text:p>6</text:p>
          </table:table-cell>
          <table:table-cell table:formula="of:=SUM([.U225:.U226])" ns42:value-type="float" table:style-name="ce83" office:value-type="float" office:value="4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2" office:value-type="float">
            <text:p>2</text:p>
          </table:table-cell>
          <table:table-cell table:style-name="ce71" table:number-columns-repeated="4"/>
          <table:table-cell table:formula="of:=SUM([.N228];[.P228])" ns42:value-type="float" table:style-name="ce71" office:value-type="float" office:value="0">
            <text:p>0</text:p>
          </table:table-cell>
          <table:table-cell table:formula="of:=SUM([.O228];[.Q228])" ns42:value-type="float" table:style-name="ce71" office:value-type="float" office:value="0">
            <text:p>0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4" office:value-type="float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/>
          <table:table-cell ns42:value-type="string" table:style-name="ce22" office:value-type="string">
            <text:p>Dorp Dwingelo</text:p>
          </table:table-cell>
          <table:table-cell table:style-name="ce22"/>
          <table:table-cell table:style-name="Default"/>
          <table:table-cell ns42:value-type="string" table:style-name="ce44" office:value-type="string">
            <text:p>Werkhuis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8" office:value-type="float">
            <text:p>8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29];[.P229])" ns42:value-type="float" table:style-name="ce71" office:value-type="float" office:value="8">
            <text:p>8</text:p>
          </table:table-cell>
          <table:table-cell table:formula="of:=SUM([.O229];[.Q229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/>
          <table:table-cell ns42:value-type="string" table:style-name="ce22" office:value-type="string">
            <text:p>Dorp Dwingelo</text:p>
          </table:table-cell>
          <table:table-cell table:style-name="ce22"/>
          <table:table-cell table:style-name="Default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02" office:value-type="float">
            <text:p>102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3"/>
          <table:table-cell ns42:value-type="float" table:style-name="ce71" office:value="289" office:value-type="float">
            <text:p>289</text:p>
          </table:table-cell>
          <table:table-cell ns42:value-type="float" table:style-name="ce71" office:value="286" office:value-type="float">
            <text:p>286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3" office:value-type="float">
            <text:p>3</text:p>
          </table:table-cell>
          <table:table-cell table:formula="of:=SUM([.N230];[.P230])" ns42:value-type="float" table:style-name="ce71" office:value-type="float" office:value="294">
            <text:p>294</text:p>
          </table:table-cell>
          <table:table-cell table:formula="of:=SUM([.O230];[.Q230])" ns42:value-type="float" table:style-name="ce71" office:value-type="float" office:value="289">
            <text:p>289</text:p>
          </table:table-cell>
          <table:table-cell ns42:value-type="float" table:style-name="ce71" office:value="9" office:value-type="float">
            <text:p>9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/>
          <table:table-cell ns42:value-type="string" table:style-name="ce22" office:value-type="string">
            <text:p>Dorp Dwingelo</text:p>
          </table:table-cell>
          <table:table-cell table:style-name="ce22"/>
          <table:table-cell ns42:value-type="string" table:style-name="ce22" office:value-type="string">
            <text:p>Gehucht Westein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7" office:value-type="float">
            <text:p>3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19" office:value-type="float">
            <text:p>119</text:p>
          </table:table-cell>
          <table:table-cell ns42:value-type="float" table:style-name="ce71" office:value="109" office:value-type="float">
            <text:p>109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8" office:value-type="float">
            <text:p>8</text:p>
          </table:table-cell>
          <table:table-cell table:formula="of:=SUM([.N231];[.P231])" ns42:value-type="float" table:style-name="ce71" office:value-type="float" office:value="121">
            <text:p>121</text:p>
          </table:table-cell>
          <table:table-cell table:formula="of:=SUM([.O231];[.Q231])" ns42:value-type="float" table:style-name="ce71" office:value-type="float" office:value="117">
            <text:p>117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/>
          <table:table-cell ns42:value-type="string" table:style-name="ce22" office:value-type="string">
            <text:p>Dorp Dwingelo</text:p>
          </table:table-cell>
          <table:table-cell table:style-name="ce22"/>
          <table:table-cell ns42:value-type="string" table:style-name="ce22" office:value-type="string">
            <text:p>Gehucht Lhe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7" office:value-type="float">
            <text:p>5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91" office:value-type="float">
            <text:p>191</text:p>
          </table:table-cell>
          <table:table-cell ns42:value-type="float" table:style-name="ce71" office:value="133" office:value-type="float">
            <text:p>133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71" office:value="2" office:value-type="float">
            <text:p>2</text:p>
          </table:table-cell>
          <table:table-cell table:formula="of:=SUM([.N232];[.P232])" ns42:value-type="float" table:style-name="ce71" office:value-type="float" office:value="192">
            <text:p>192</text:p>
          </table:table-cell>
          <table:table-cell table:formula="of:=SUM([.O232];[.Q232])" ns42:value-type="float" table:style-name="ce71" office:value-type="float" office:value="135">
            <text:p>135</text:p>
          </table:table-cell>
          <table:table-cell table:style-name="ce71"/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/>
          <table:table-cell ns42:value-type="string" table:style-name="ce22" office:value-type="string">
            <text:p>Dorp Dwingelo</text:p>
          </table:table-cell>
          <table:table-cell table:style-name="ce22"/>
          <table:table-cell ns42:value-type="string" table:style-name="ce22" office:value-type="string">
            <text:p>Gehucht Lheebroe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1" office:value-type="float">
            <text:p>11</text:p>
          </table:table-cell>
          <table:table-cell table:style-name="ce71" table:number-columns-repeated="4"/>
          <table:table-cell ns42:value-type="float" table:style-name="ce71" office:value="33" office:value-type="float">
            <text:p>33</text:p>
          </table:table-cell>
          <table:table-cell ns42:value-type="float" table:style-name="ce71" office:value="28" office:value-type="float">
            <text:p>28</text:p>
          </table:table-cell>
          <table:table-cell table:style-name="ce71" table:number-columns-repeated="2"/>
          <table:table-cell table:formula="of:=SUM([.N233];[.P233])" ns42:value-type="float" table:style-name="ce71" office:value-type="float" office:value="33">
            <text:p>33</text:p>
          </table:table-cell>
          <table:table-cell table:formula="of:=SUM([.O233];[.Q233])" ns42:value-type="float" table:style-name="ce71" office:value-type="float" office:value="28">
            <text:p>2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Voshaa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8" office:value-type="float">
            <text:p>8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234];[.P234])" ns42:value-type="float" table:style-name="ce71" office:value-type="float" office:value="8">
            <text:p>8</text:p>
          </table:table-cell>
          <table:table-cell table:formula="of:=SUM([.O234];[.Q234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Eemst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2" office:value-type="float">
            <text:p>5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51" office:value-type="float">
            <text:p>151</text:p>
          </table:table-cell>
          <table:table-cell ns42:value-type="float" table:style-name="ce71" office:value="121" office:value-type="float">
            <text:p>121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2" office:value-type="float">
            <text:p>2</text:p>
          </table:table-cell>
          <table:table-cell table:formula="of:=SUM([.N235];[.P235])" ns42:value-type="float" table:style-name="ce71" office:value-type="float" office:value="156">
            <text:p>156</text:p>
          </table:table-cell>
          <table:table-cell table:formula="of:=SUM([.O235];[.Q235])" ns42:value-type="float" table:style-name="ce71" office:value-type="float" office:value="123">
            <text:p>123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Leggelo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6" office:value-type="float">
            <text:p>46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44" office:value-type="float">
            <text:p>144</text:p>
          </table:table-cell>
          <table:table-cell ns42:value-type="float" table:style-name="ce71" office:value="124" office:value-type="float">
            <text:p>124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71" office:value="3" office:value-type="float">
            <text:p>3</text:p>
          </table:table-cell>
          <table:table-cell table:formula="of:=SUM([.N236];[.P236])" ns42:value-type="float" table:style-name="ce71" office:value-type="float" office:value="148">
            <text:p>148</text:p>
          </table:table-cell>
          <table:table-cell table:formula="of:=SUM([.O236];[.Q236])" ns42:value-type="float" table:style-name="ce71" office:value-type="float" office:value="127">
            <text:p>127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Leggeloër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9" office:value-type="float">
            <text:p>39</text:p>
          </table:table-cell>
          <table:table-cell table:style-name="ce71" table:number-columns-repeated="4"/>
          <table:table-cell ns42:value-type="float" table:style-name="ce71" office:value="88" office:value-type="float">
            <text:p>88</text:p>
          </table:table-cell>
          <table:table-cell ns42:value-type="float" table:style-name="ce71" office:value="85" office:value-type="float">
            <text:p>85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237];[.P237])" ns42:value-type="float" table:style-name="ce71" office:value-type="float" office:value="89">
            <text:p>89</text:p>
          </table:table-cell>
          <table:table-cell table:formula="of:=SUM([.O237];[.Q237])" ns42:value-type="float" table:style-name="ce71" office:value-type="float" office:value="85">
            <text:p>85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229:.I230])" ns42:value-type="float" table:style-name="ce65" office:value-type="float" office:value="103">
            <text:p>103</text:p>
          </table:table-cell>
          <table:table-cell table:formula="of:=SUM([.J229:.J230])" ns42:value-type="float" table:style-name="ce71" office:value-type="float" office:value="5">
            <text:p>5</text:p>
          </table:table-cell>
          <table:table-cell table:formula="of:=SUM([.K229:.K230])" ns42:value-type="float" table:style-name="ce71" office:value-type="float" office:value="0">
            <text:p>0</text:p>
          </table:table-cell>
          <table:table-cell table:formula="of:=SUM([.L229:.L230])" ns42:value-type="float" table:style-name="ce71" office:value-type="float" office:value="0">
            <text:p>0</text:p>
          </table:table-cell>
          <table:table-cell table:formula="of:=SUM([.M229:.M230])" ns42:value-type="float" table:style-name="ce71" office:value-type="float" office:value="0">
            <text:p>0</text:p>
          </table:table-cell>
          <table:table-cell table:formula="of:=SUM([.N229:.N230])" ns42:value-type="float" table:style-name="ce71" office:value-type="float" office:value="297">
            <text:p>297</text:p>
          </table:table-cell>
          <table:table-cell table:formula="of:=SUM([.O229:.O230])" ns42:value-type="float" table:style-name="ce71" office:value-type="float" office:value="289">
            <text:p>289</text:p>
          </table:table-cell>
          <table:table-cell table:formula="of:=SUM([.P229:.P230])" ns42:value-type="float" table:style-name="ce71" office:value-type="float" office:value="5">
            <text:p>5</text:p>
          </table:table-cell>
          <table:table-cell table:formula="of:=SUM([.Q229:.Q230])" ns42:value-type="float" table:style-name="ce71" office:value-type="float" office:value="3">
            <text:p>3</text:p>
          </table:table-cell>
          <table:table-cell table:formula="of:=SUM([.R229:.R230])" ns42:value-type="float" table:style-name="ce71" office:value-type="float" office:value="302">
            <text:p>302</text:p>
          </table:table-cell>
          <table:table-cell table:formula="of:=SUM([.S229:.S230])" ns42:value-type="float" table:style-name="ce71" office:value-type="float" office:value="292">
            <text:p>292</text:p>
          </table:table-cell>
          <table:table-cell table:formula="of:=SUM([.T229:.T230])" ns42:value-type="float" table:style-name="ce71" office:value-type="float" office:value="9">
            <text:p>9</text:p>
          </table:table-cell>
          <table:table-cell table:formula="of:=SUM([.U229:.U230])" ns42:value-type="float" table:style-name="ce83" office:value-type="float" office:value="2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231:.I237])" ns42:value-type="float" table:style-name="ce65" office:value-type="float" office:value="244">
            <text:p>244</text:p>
          </table:table-cell>
          <table:table-cell table:formula="of:=SUM([.J231:.J237])" ns42:value-type="float" table:style-name="ce71" office:value-type="float" office:value="5">
            <text:p>5</text:p>
          </table:table-cell>
          <table:table-cell table:formula="of:=SUM([.K231:.K237])" ns42:value-type="float" table:style-name="ce71" office:value-type="float" office:value="0">
            <text:p>0</text:p>
          </table:table-cell>
          <table:table-cell table:formula="of:=SUM([.L231:.L237])" ns42:value-type="float" table:style-name="ce71" office:value-type="float" office:value="0">
            <text:p>0</text:p>
          </table:table-cell>
          <table:table-cell table:formula="of:=SUM([.M231:.M237])" ns42:value-type="float" table:style-name="ce71" office:value-type="float" office:value="0">
            <text:p>0</text:p>
          </table:table-cell>
          <table:table-cell table:formula="of:=SUM([.N231:.N237])" ns42:value-type="float" table:style-name="ce71" office:value-type="float" office:value="734">
            <text:p>734</text:p>
          </table:table-cell>
          <table:table-cell table:formula="of:=SUM([.O231:.O237])" ns42:value-type="float" table:style-name="ce71" office:value-type="float" office:value="606">
            <text:p>606</text:p>
          </table:table-cell>
          <table:table-cell table:formula="of:=SUM([.P231:.P237])" ns42:value-type="float" table:style-name="ce71" office:value-type="float" office:value="13">
            <text:p>13</text:p>
          </table:table-cell>
          <table:table-cell table:formula="of:=SUM([.Q231:.Q237])" ns42:value-type="float" table:style-name="ce71" office:value-type="float" office:value="15">
            <text:p>15</text:p>
          </table:table-cell>
          <table:table-cell table:formula="of:=SUM([.R231:.R237])" ns42:value-type="float" table:style-name="ce71" office:value-type="float" office:value="747">
            <text:p>747</text:p>
          </table:table-cell>
          <table:table-cell table:formula="of:=SUM([.S231:.S237])" ns42:value-type="float" table:style-name="ce71" office:value-type="float" office:value="621">
            <text:p>621</text:p>
          </table:table-cell>
          <table:table-cell table:formula="of:=SUM([.T231:.T237])" ns42:value-type="float" table:style-name="ce71" office:value-type="float" office:value="6">
            <text:p>6</text:p>
          </table:table-cell>
          <table:table-cell table:formula="of:=SUM([.U231:.U237])" ns42:value-type="float" table:style-name="ce83" office:value-type="float" office:value="5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238:.I239])" ns42:value-type="float" table:style-name="ce65" office:value-type="float" office:value="347">
            <text:p>347</text:p>
          </table:table-cell>
          <table:table-cell table:formula="of:=SUM([.J238:.J239])" ns42:value-type="float" table:style-name="ce71" office:value-type="float" office:value="10">
            <text:p>10</text:p>
          </table:table-cell>
          <table:table-cell table:formula="of:=SUM([.K238:.K239])" ns42:value-type="float" table:style-name="ce71" office:value-type="float" office:value="0">
            <text:p>0</text:p>
          </table:table-cell>
          <table:table-cell table:formula="of:=SUM([.L238:.L239])" ns42:value-type="float" table:style-name="ce71" office:value-type="float" office:value="0">
            <text:p>0</text:p>
          </table:table-cell>
          <table:table-cell table:formula="of:=SUM([.M238:.M239])" ns42:value-type="float" table:style-name="ce71" office:value-type="float" office:value="0">
            <text:p>0</text:p>
          </table:table-cell>
          <table:table-cell table:formula="of:=SUM([.N238:.N239])" ns42:value-type="float" table:style-name="ce71" office:value-type="float" office:value="1031">
            <text:p>1031</text:p>
          </table:table-cell>
          <table:table-cell table:formula="of:=SUM([.O238:.O239])" ns42:value-type="float" table:style-name="ce71" office:value-type="float" office:value="895">
            <text:p>895</text:p>
          </table:table-cell>
          <table:table-cell table:formula="of:=SUM([.P238:.P239])" ns42:value-type="float" table:style-name="ce71" office:value-type="float" office:value="18">
            <text:p>18</text:p>
          </table:table-cell>
          <table:table-cell table:formula="of:=SUM([.Q238:.Q239])" ns42:value-type="float" table:style-name="ce71" office:value-type="float" office:value="18">
            <text:p>18</text:p>
          </table:table-cell>
          <table:table-cell table:formula="of:=SUM([.R238:.R239])" ns42:value-type="float" table:style-name="ce71" office:value-type="float" office:value="1049">
            <text:p>1049</text:p>
          </table:table-cell>
          <table:table-cell table:formula="of:=SUM([.S238:.S239])" ns42:value-type="float" table:style-name="ce71" office:value-type="float" office:value="913">
            <text:p>913</text:p>
          </table:table-cell>
          <table:table-cell table:formula="of:=SUM([.T238:.T239])" ns42:value-type="float" table:style-name="ce71" office:value-type="float" office:value="15">
            <text:p>15</text:p>
          </table:table-cell>
          <table:table-cell table:formula="of:=SUM([.U238:.U239])" ns42:value-type="float" table:style-name="ce83" office:value-type="float" office:value="7">
            <text:p>7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22" office:value-type="float">
            <text:p>22</text:p>
          </table:table-cell>
          <table:table-cell table:style-name="ce71" table:number-columns-repeated="4"/>
          <table:table-cell table:formula="of:=SUM([.N241];[.P241])" ns42:value-type="float" table:style-name="ce71" office:value-type="float" office:value="0">
            <text:p>0</text:p>
          </table:table-cell>
          <table:table-cell table:formula="of:=SUM([.O241];[.Q241])" ns42:value-type="float" table:style-name="ce71" office:value-type="float" office:value="0">
            <text:p>0</text:p>
          </table:table-cell>
          <table:table-cell ns42:value-type="float" table:style-name="ce71" office:value="62" office:value-type="float">
            <text:p>62</text:p>
          </table:table-cell>
          <table:table-cell ns42:value-type="float" table:style-name="ce83" office:value="42" office:value-type="float">
            <text:p>4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ce22"/>
          <table:table-cell ns42:value-type="string" table:style-name="ce22" office:value-type="string">
            <text:p>Dorp Eelde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97" office:value-type="float">
            <text:p>97</text:p>
          </table:table-cell>
          <table:table-cell ns42:value-type="float" table:style-name="ce71" office:value="8" office:value-type="float">
            <text:p>8</text:p>
          </table:table-cell>
          <table:table-cell table:style-name="ce71" table:number-columns-repeated="3"/>
          <table:table-cell ns42:value-type="float" table:style-name="ce71" office:value="258" office:value-type="float">
            <text:p>258</text:p>
          </table:table-cell>
          <table:table-cell ns42:value-type="float" table:style-name="ce71" office:value="237" office:value-type="float">
            <text:p>237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formula="of:=SUM([.N242];[.P242])" ns42:value-type="float" table:style-name="ce71" office:value-type="float" office:value="260">
            <text:p>260</text:p>
          </table:table-cell>
          <table:table-cell table:formula="of:=SUM([.O242];[.Q242])" ns42:value-type="float" table:style-name="ce71" office:value-type="float" office:value="238">
            <text:p>238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ce22"/>
          <table:table-cell ns42:value-type="string" table:style-name="ce22" office:value-type="string">
            <text:p>Dorp Eelde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Werkhuis der Nederl. Herv. Gemeente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10" office:value-type="float">
            <text:p>10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243];[.P243])" ns42:value-type="float" table:style-name="ce71" office:value-type="float" office:value="10">
            <text:p>10</text:p>
          </table:table-cell>
          <table:table-cell table:formula="of:=SUM([.O243];[.Q243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ce22"/>
          <table:table-cell ns42:value-type="string" table:style-name="ce22" office:value-type="string">
            <text:p>Dorp Eelde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1" office:value-type="float">
            <text:p>51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21" office:value-type="float">
            <text:p>121</text:p>
          </table:table-cell>
          <table:table-cell ns42:value-type="float" table:style-name="ce71" office:value="141" office:value-type="float">
            <text:p>141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244];[.P244])" ns42:value-type="float" table:style-name="ce71" office:value-type="float" office:value="122">
            <text:p>122</text:p>
          </table:table-cell>
          <table:table-cell table:formula="of:=SUM([.O244];[.Q244])" ns42:value-type="float" table:style-name="ce71" office:value-type="float" office:value="141">
            <text:p>141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Default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8" office:value-type="string">
            <text:p><text:span text:style-name="T8"><text:a xlink:type="simple" xlink:href="#Drenthe.A882">Buurtschap Oosterbroek</text:a></text:span></text:p>
          </table:table-cell>
          <table:table-cell table:style-name="TL_20_RowHeader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8" office:value-type="float">
            <text:p>1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51" office:value-type="float">
            <text:p>51</text:p>
          </table:table-cell>
          <table:table-cell ns42:value-type="float" table:style-name="ce71" office:value="39" office:value-type="float">
            <text:p>39</text:p>
          </table:table-cell>
          <table:table-cell table:style-name="ce71" table:number-columns-repeated="2"/>
          <table:table-cell table:formula="of:=SUM([.N245];[.P245])" ns42:value-type="float" table:style-name="ce71" office:value-type="float" office:value="51">
            <text:p>51</text:p>
          </table:table-cell>
          <table:table-cell table:formula="of:=SUM([.O245];[.Q245])" ns42:value-type="float" table:style-name="ce71" office:value-type="float" office:value="39">
            <text:p>39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Default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Paterwolde</text:p>
          </table:table-cell>
          <table:table-cell table:style-name="TL_20_RowHeader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97" office:value-type="float">
            <text:p>97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250" office:value-type="float">
            <text:p>250</text:p>
          </table:table-cell>
          <table:table-cell ns42:value-type="float" table:style-name="ce71" office:value="254" office:value-type="float">
            <text:p>254</text:p>
          </table:table-cell>
          <table:table-cell ns42:value-type="float" office:value="3" table:style-name="ce71" table:number-columns-repeated="2" office:value-type="float">
            <text:p>3</text:p>
          </table:table-cell>
          <table:table-cell table:formula="of:=SUM([.N246];[.P246])" ns42:value-type="float" table:style-name="ce71" office:value-type="float" office:value="253">
            <text:p>253</text:p>
          </table:table-cell>
          <table:table-cell table:formula="of:=SUM([.O246];[.Q246])" ns42:value-type="float" table:style-name="ce71" office:value-type="float" office:value="257">
            <text:p>257</text:p>
          </table:table-cell>
          <table:table-cell ns42:value-type="float" table:style-name="ce71" office:value="9" office:value-type="float">
            <text:p>9</text:p>
          </table:table-cell>
          <table:table-cell ns42:value-type="float" table:style-name="ce83" office:value="3" office:value-type="float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Default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Paterwolde</text:p>
          </table:table-cell>
          <table:table-cell table:style-name="TL_20_RowHeader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34" office:value-type="float">
            <text:p>34</text:p>
          </table:table-cell>
          <table:table-cell ns42:value-type="float" table:style-name="ce71" office:value="37" office:value-type="float">
            <text:p>37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247];[.P247])" ns42:value-type="float" table:style-name="ce71" office:value-type="float" office:value="35">
            <text:p>35</text:p>
          </table:table-cell>
          <table:table-cell table:formula="of:=SUM([.O247];[.Q247])" ns42:value-type="float" table:style-name="ce71" office:value-type="float" office:value="38">
            <text:p>38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Default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8" office:value-type="string">
            <text:p><text:span text:style-name="T8"><text:a xlink:type="simple" xlink:href="#Drenthe.A883">Buurtschap Helmerdijk</text:a></text:span></text:p>
          </table:table-cell>
          <table:table-cell table:style-name="TL_20_RowHeader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3" office:value-type="float">
            <text:p>13</text:p>
          </table:table-cell>
          <table:table-cell ns42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248];[.P248])" ns42:value-type="float" table:style-name="ce71" office:value-type="float" office:value="13">
            <text:p>13</text:p>
          </table:table-cell>
          <table:table-cell table:formula="of:=SUM([.O248];[.Q248])" ns42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Default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8" office:value-type="string">
            <text:p><text:span text:style-name="T8"><text:a xlink:type="simple" xlink:href="#Drenthe.A884">Buurtschap Schelfhorst</text:a></text:span></text:p>
          </table:table-cell>
          <table:table-cell table:style-name="TL_20_RowHeader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9" office:value-type="float">
            <text:p>9</text:p>
          </table:table-cell>
          <table:table-cell ns42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249];[.P249])" ns42:value-type="float" table:style-name="ce71" office:value-type="float" office:value="9">
            <text:p>9</text:p>
          </table:table-cell>
          <table:table-cell table:formula="of:=SUM([.O249];[.Q249])" ns42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Default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uurtschap Schelfhorst</text:p>
          </table:table-cell>
          <table:table-cell table:style-name="TL_20_RowHeader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12" office:value-type="float">
            <text:p>12</text:p>
          </table:table-cell>
          <table:table-cell ns42:value-type="float" table:style-name="ce71" office:value="15" office:value-type="float">
            <text:p>15</text:p>
          </table:table-cell>
          <table:table-cell table:style-name="ce71" table:number-columns-repeated="2"/>
          <table:table-cell table:formula="of:=SUM([.N250];[.P250])" ns42:value-type="float" table:style-name="ce71" office:value-type="float" office:value="12">
            <text:p>12</text:p>
          </table:table-cell>
          <table:table-cell table:formula="of:=SUM([.O250];[.Q250])" ns42:value-type="float" table:style-name="ce71" office:value-type="float" office:value="15">
            <text:p>1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Default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8" office:value-type="string">
            <text:p><text:span text:style-name="T8"><text:a xlink:type="simple" xlink:href="#Drenthe.A885">Gehucht Eelderwolde</text:a></text:span></text:p>
          </table:table-cell>
          <table:table-cell table:style-name="TL_20_RowHeader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34" office:value-type="float">
            <text:p>34</text:p>
          </table:table-cell>
          <table:table-cell ns42:value-type="float" table:style-name="ce71" office:value="25" office:value-type="float">
            <text:p>25</text:p>
          </table:table-cell>
          <table:table-cell table:style-name="ce71" table:number-columns-repeated="2"/>
          <table:table-cell table:formula="of:=SUM([.N251];[.P251])" ns42:value-type="float" table:style-name="ce71" office:value-type="float" office:value="34">
            <text:p>34</text:p>
          </table:table-cell>
          <table:table-cell table:formula="of:=SUM([.O251];[.Q251])" ns42:value-type="float" table:style-name="ce71" office:value-type="float" office:value="25">
            <text:p>2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Default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8" office:value-type="string">
            <text:p><text:span text:style-name="T8"><text:a xlink:type="simple" xlink:href="#Drenthe.A886">Buurtschap de Duinen</text:a></text:span></text:p>
          </table:table-cell>
          <table:table-cell table:style-name="TL_20_RowHeader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36" office:value-type="float">
            <text:p>36</text:p>
          </table:table-cell>
          <table:table-cell ns42:value-type="float" table:style-name="ce71" office:value="22" office:value-type="float">
            <text:p>22</text:p>
          </table:table-cell>
          <table:table-cell table:style-name="ce71" table:number-columns-repeated="2"/>
          <table:table-cell table:formula="of:=SUM([.N252];[.P252])" ns42:value-type="float" table:style-name="ce71" office:value-type="float" office:value="36">
            <text:p>36</text:p>
          </table:table-cell>
          <table:table-cell table:formula="of:=SUM([.O252];[.Q252])" ns42:value-type="float" table:style-name="ce71" office:value-type="float" office:value="22">
            <text:p>2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242];[.I246];[.I249])" ns42:value-type="float" table:style-name="ce65" office:value-type="float" office:value="198">
            <text:p>198</text:p>
          </table:table-cell>
          <table:table-cell table:formula="of:=SUM([.J242];[.J246];[.J249])" ns42:value-type="float" table:style-name="ce71" office:value-type="float" office:value="12">
            <text:p>12</text:p>
          </table:table-cell>
          <table:table-cell table:formula="of:=SUM([.K242];[.K246];[.K249])" ns42:value-type="float" table:style-name="ce71" office:value-type="float" office:value="0">
            <text:p>0</text:p>
          </table:table-cell>
          <table:table-cell table:formula="of:=SUM([.L242];[.L246];[.L249])" ns42:value-type="float" table:style-name="ce71" office:value-type="float" office:value="0">
            <text:p>0</text:p>
          </table:table-cell>
          <table:table-cell table:formula="of:=SUM([.M242];[.M246];[.M249])" ns42:value-type="float" table:style-name="ce71" office:value-type="float" office:value="0">
            <text:p>0</text:p>
          </table:table-cell>
          <table:table-cell table:formula="of:=SUM([.N242];[.N246];[.N249])" ns42:value-type="float" table:style-name="ce71" office:value-type="float" office:value="517">
            <text:p>517</text:p>
          </table:table-cell>
          <table:table-cell table:formula="of:=SUM([.O242];[.O246];[.O249])" ns42:value-type="float" table:style-name="ce71" office:value-type="float" office:value="502">
            <text:p>502</text:p>
          </table:table-cell>
          <table:table-cell table:formula="of:=SUM([.P242];[.P246];[.P249])" ns42:value-type="float" table:style-name="ce71" office:value-type="float" office:value="5">
            <text:p>5</text:p>
          </table:table-cell>
          <table:table-cell table:formula="of:=SUM([.Q242];[.Q246];[.Q249])" ns42:value-type="float" table:style-name="ce71" office:value-type="float" office:value="4">
            <text:p>4</text:p>
          </table:table-cell>
          <table:table-cell table:formula="of:=SUM([.R242];[.R246];[.R249])" ns42:value-type="float" table:style-name="ce71" office:value-type="float" office:value="522">
            <text:p>522</text:p>
          </table:table-cell>
          <table:table-cell table:formula="of:=SUM([.S242];[.S246];[.S249])" ns42:value-type="float" table:style-name="ce71" office:value-type="float" office:value="506">
            <text:p>506</text:p>
          </table:table-cell>
          <table:table-cell table:formula="of:=SUM([.T242];[.T246];[.T249])" ns42:value-type="float" table:style-name="ce71" office:value-type="float" office:value="11">
            <text:p>11</text:p>
          </table:table-cell>
          <table:table-cell table:formula="of:=SUM([.U242];[.U246];[.U249])" ns42:value-type="float" table:style-name="ce83" office:value-type="float" office:value="5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243:.I245];[.I247:.I248];[.I250:.I252])" ns42:value-type="float" table:style-name="ce65" office:value-type="float" office:value="114">
            <text:p>114</text:p>
          </table:table-cell>
          <table:table-cell table:formula="of:=SUM([.J243:.J245];[.J247:.J248];[.J250:.J252])" ns42:value-type="float" table:style-name="ce71" office:value-type="float" office:value="4">
            <text:p>4</text:p>
          </table:table-cell>
          <table:table-cell table:formula="of:=SUM([.K243:.K245];[.K247:.K248];[.K250:.K252])" ns42:value-type="float" table:style-name="ce71" office:value-type="float" office:value="0">
            <text:p>0</text:p>
          </table:table-cell>
          <table:table-cell table:formula="of:=SUM([.L243:.L245];[.L247:.L248];[.L250:.L252])" ns42:value-type="float" table:style-name="ce71" office:value-type="float" office:value="0">
            <text:p>0</text:p>
          </table:table-cell>
          <table:table-cell table:formula="of:=SUM([.M243:.M245];[.M247:.M248];[.M250:.M252])" ns42:value-type="float" table:style-name="ce71" office:value-type="float" office:value="0">
            <text:p>0</text:p>
          </table:table-cell>
          <table:table-cell table:formula="of:=SUM([.N243:.N245];[.N247:.N248];[.N250:.N252])" ns42:value-type="float" table:style-name="ce71" office:value-type="float" office:value="311">
            <text:p>311</text:p>
          </table:table-cell>
          <table:table-cell table:formula="of:=SUM([.O243:.O245];[.O247:.O248];[.O250:.O252])" ns42:value-type="float" table:style-name="ce71" office:value-type="float" office:value="299">
            <text:p>299</text:p>
          </table:table-cell>
          <table:table-cell table:formula="of:=SUM([.P243:.P245];[.P247:.P248];[.P250:.P252])" ns42:value-type="float" table:style-name="ce71" office:value-type="float" office:value="2">
            <text:p>2</text:p>
          </table:table-cell>
          <table:table-cell table:formula="of:=SUM([.Q243:.Q245];[.Q247:.Q248];[.Q250:.Q252])" ns42:value-type="float" table:style-name="ce71" office:value-type="float" office:value="1">
            <text:p>1</text:p>
          </table:table-cell>
          <table:table-cell table:formula="of:=SUM([.R243:.R245];[.R247:.R248];[.R250:.R252])" ns42:value-type="float" table:style-name="ce71" office:value-type="float" office:value="313">
            <text:p>313</text:p>
          </table:table-cell>
          <table:table-cell table:formula="of:=SUM([.S243:.S245];[.S247:.S248];[.S250:.S252])" ns42:value-type="float" table:style-name="ce71" office:value-type="float" office:value="300">
            <text:p>300</text:p>
          </table:table-cell>
          <table:table-cell table:formula="of:=SUM([.T243:.T245];[.T247:.T248];[.T250:.T252])" ns42:value-type="float" table:style-name="ce71" office:value-type="float" office:value="3">
            <text:p>3</text:p>
          </table:table-cell>
          <table:table-cell table:formula="of:=SUM([.U243:.U245];[.U247:.U248];[.U250:.U252])" ns42:value-type="float" table:style-name="ce83" office:value-type="float" office:value="0">
            <text:p>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253:.I254])" ns42:value-type="float" table:style-name="ce65" office:value-type="float" office:value="312">
            <text:p>312</text:p>
          </table:table-cell>
          <table:table-cell table:formula="of:=SUM([.J253:.J254])" ns42:value-type="float" table:style-name="ce71" office:value-type="float" office:value="16">
            <text:p>16</text:p>
          </table:table-cell>
          <table:table-cell table:formula="of:=SUM([.K253:.K254])" ns42:value-type="float" table:style-name="ce71" office:value-type="float" office:value="0">
            <text:p>0</text:p>
          </table:table-cell>
          <table:table-cell table:formula="of:=SUM([.L253:.L254])" ns42:value-type="float" table:style-name="ce71" office:value-type="float" office:value="0">
            <text:p>0</text:p>
          </table:table-cell>
          <table:table-cell table:formula="of:=SUM([.M253:.M254])" ns42:value-type="float" table:style-name="ce71" office:value-type="float" office:value="0">
            <text:p>0</text:p>
          </table:table-cell>
          <table:table-cell table:formula="of:=SUM([.N253:.N254])" ns42:value-type="float" table:style-name="ce71" office:value-type="float" office:value="828">
            <text:p>828</text:p>
          </table:table-cell>
          <table:table-cell table:formula="of:=SUM([.O253:.O254])" ns42:value-type="float" table:style-name="ce71" office:value-type="float" office:value="801">
            <text:p>801</text:p>
          </table:table-cell>
          <table:table-cell table:formula="of:=SUM([.P253:.P254])" ns42:value-type="float" table:style-name="ce71" office:value-type="float" office:value="7">
            <text:p>7</text:p>
          </table:table-cell>
          <table:table-cell table:formula="of:=SUM([.Q253:.Q254])" ns42:value-type="float" table:style-name="ce71" office:value-type="float" office:value="5">
            <text:p>5</text:p>
          </table:table-cell>
          <table:table-cell table:formula="of:=SUM([.R253:.R254])" ns42:value-type="float" table:style-name="ce71" office:value-type="float" office:value="835">
            <text:p>835</text:p>
          </table:table-cell>
          <table:table-cell table:formula="of:=SUM([.S253:.S254])" ns42:value-type="float" table:style-name="ce71" office:value-type="float" office:value="806">
            <text:p>806</text:p>
          </table:table-cell>
          <table:table-cell table:formula="of:=SUM([.T253:.T254])" ns42:value-type="float" table:style-name="ce71" office:value-type="float" office:value="14">
            <text:p>14</text:p>
          </table:table-cell>
          <table:table-cell table:formula="of:=SUM([.U253:.U254])" ns42:value-type="float" table:style-name="ce83" office:value-type="float" office:value="5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Default" office:value-type="string">
            <text:p>Wijk A</text:p>
          </table:table-cell>
          <table:table-cell ns42:value-type="string" table:style-name="ce22" office:value-type="string">
            <text:p>Nieuwe Schutting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2" office:value-type="float">
            <text:p>22</text:p>
          </table:table-cell>
          <table:table-cell ns42:value-type="float" table:style-name="ce71" office:value="28" office:value-type="float">
            <text:p>28</text:p>
          </table:table-cell>
          <table:table-cell table:style-name="ce71" table:number-columns-repeated="2"/>
          <table:table-cell table:formula="of:=SUM([.N256];[.P256])" ns42:value-type="float" table:style-name="ce71" office:value-type="float" office:value="22">
            <text:p>22</text:p>
          </table:table-cell>
          <table:table-cell table:formula="of:=SUM([.O256];[.Q256])" ns42:value-type="float" table:style-name="ce71" office:value-type="float" office:value="28">
            <text:p>2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Default" office:value-type="string">
            <text:p>Wijk A</text:p>
          </table:table-cell>
          <table:table-cell ns42:value-type="string" table:style-name="ce22" office:value-type="string">
            <text:p>Oude Schutting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office:value="21" table:style-name="ce71" table:number-columns-repeated="2" office:value-type="float">
            <text:p>21</text:p>
          </table:table-cell>
          <table:table-cell table:style-name="ce71" table:number-columns-repeated="2"/>
          <table:table-cell table:formula="of:=SUM([.N257];[.P257])" ns42:value-type="float" table:style-name="ce71" office:value-type="float" office:value="21">
            <text:p>21</text:p>
          </table:table-cell>
          <table:table-cell table:formula="of:=SUM([.O257];[.Q257])" ns42:value-type="float" table:style-name="ce71" office:value-type="float" office:value="21">
            <text:p>2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ns42:value-type="string" table:style-name="ce22" office:value-type="string">
            <text:p>Roswinkel</text:p>
          </table:table-cell>
          <table:table-cell ns42:value-type="string" table:style-name="Default" office:value-type="string">
            <text:p>Wijk A</text:p>
          </table:table-cell>
          <table:table-cell ns42:value-type="string" table:style-name="ce22" office:value-type="string">
            <text:p>Roswinkel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68" office:value-type="float">
            <text:p>68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3"/>
          <table:table-cell ns42:value-type="float" table:style-name="ce71" office:value="177" office:value-type="float">
            <text:p>177</text:p>
          </table:table-cell>
          <table:table-cell ns42:value-type="float" table:style-name="ce71" office:value="161" office:value-type="float">
            <text:p>161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71" office:value="4" office:value-type="float">
            <text:p>4</text:p>
          </table:table-cell>
          <table:table-cell table:formula="of:=SUM([.N258];[.P258])" ns42:value-type="float" table:style-name="ce71" office:value-type="float" office:value="178">
            <text:p>178</text:p>
          </table:table-cell>
          <table:table-cell table:formula="of:=SUM([.O258];[.Q258])" ns42:value-type="float" table:style-name="ce71" office:value-type="float" office:value="165">
            <text:p>16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ns42:value-type="string" table:style-name="ce22" office:value-type="string">
            <text:p>Roswinkel</text:p>
          </table:table-cell>
          <table:table-cell ns42:value-type="string" table:style-name="Default" office:value-type="string">
            <text:p>Wijk A</text:p>
          </table:table-cell>
          <table:table-cell ns42:value-type="string" table:style-name="ce22" office:value-type="string">
            <text:p>Roswinkel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6" office:value-type="float">
            <text:p>66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69" office:value-type="float">
            <text:p>169</text:p>
          </table:table-cell>
          <table:table-cell ns42:value-type="float" table:style-name="ce71" office:value="160" office:value-type="float">
            <text:p>160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259];[.P259])" ns42:value-type="float" table:style-name="ce71" office:value-type="float" office:value="171">
            <text:p>171</text:p>
          </table:table-cell>
          <table:table-cell table:formula="of:=SUM([.O259];[.Q259])" ns42:value-type="float" table:style-name="ce71" office:value-type="float" office:value="160">
            <text:p>16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Default" office:value-type="string">
            <text:p>Wijk A</text:p>
          </table:table-cell>
          <table:table-cell ns42:value-type="string" table:style-name="ce22" office:value-type="string">
            <text:p>Roswinkelermark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6" office:value-type="float">
            <text:p>16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37" office:value-type="float">
            <text:p>37</text:p>
          </table:table-cell>
          <table:table-cell ns42:value-type="float" table:style-name="ce71" office:value="42" office:value-type="float">
            <text:p>42</text:p>
          </table:table-cell>
          <table:table-cell table:style-name="ce71" table:number-columns-repeated="2"/>
          <table:table-cell table:formula="of:=SUM([.N260];[.P260])" ns42:value-type="float" table:style-name="ce71" office:value-type="float" office:value="37">
            <text:p>37</text:p>
          </table:table-cell>
          <table:table-cell table:formula="of:=SUM([.O260];[.Q260])" ns42:value-type="float" table:style-name="ce71" office:value-type="float" office:value="42">
            <text:p>4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Default" office:value-type="string">
            <text:p>Wijk A</text:p>
          </table:table-cell>
          <table:table-cell ns42:value-type="string" table:style-name="ce22" office:value-type="string">
            <text:p>Munnekend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office:value="27" table:style-name="ce71" table:number-columns-repeated="2" office:value-type="float">
            <text:p>27</text:p>
          </table:table-cell>
          <table:table-cell table:style-name="ce71" table:number-columns-repeated="2"/>
          <table:table-cell table:formula="of:=SUM([.N261];[.P261])" ns42:value-type="float" table:style-name="ce71" office:value-type="float" office:value="27">
            <text:p>27</text:p>
          </table:table-cell>
          <table:table-cell table:formula="of:=SUM([.O261];[.Q261])" ns42:value-type="float" table:style-name="ce71" office:value-type="float" office:value="27">
            <text:p>2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Default" office:value-type="string">
            <text:p>Wijk A</text:p>
          </table:table-cell>
          <table:table-cell ns42:value-type="string" table:style-name="ce22" office:value-type="string">
            <text:p>Mat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office:value="8" table:style-name="ce71" table:number-columns-repeated="2" office:value-type="float">
            <text:p>8</text:p>
          </table:table-cell>
          <table:table-cell table:style-name="ce71" table:number-columns-repeated="2"/>
          <table:table-cell table:formula="of:=SUM([.N262];[.P262])" ns42:value-type="float" table:style-name="ce71" office:value-type="float" office:value="8">
            <text:p>8</text:p>
          </table:table-cell>
          <table:table-cell table:formula="of:=SUM([.O262];[.Q262])" ns42:value-type="float" table:style-name="ce71" office:value-type="float" office:value="8">
            <text:p>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Default" office:value-type="string">
            <text:p>Wijk A</text:p>
          </table:table-cell>
          <table:table-cell ns42:value-type="string" table:style-name="ce22" office:value-type="string">
            <text:p>Mat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2" office:value-type="float">
            <text:p>72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192" office:value-type="float">
            <text:p>192</text:p>
          </table:table-cell>
          <table:table-cell ns42:value-type="float" table:style-name="ce71" office:value="169" office:value-type="float">
            <text:p>169</text:p>
          </table:table-cell>
          <table:table-cell ns42:value-type="float" table:style-name="ce71" office:value="4" office:value-type="float">
            <text:p>4</text:p>
          </table:table-cell>
          <table:table-cell table:style-name="ce71"/>
          <table:table-cell table:formula="of:=SUM([.N263];[.P263])" ns42:value-type="float" table:style-name="ce71" office:value-type="float" office:value="196">
            <text:p>196</text:p>
          </table:table-cell>
          <table:table-cell table:formula="of:=SUM([.O263];[.Q263])" ns42:value-type="float" table:style-name="ce71" office:value-type="float" office:value="169">
            <text:p>169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Default" office:value-type="string">
            <text:p>Wijk A</text:p>
          </table:table-cell>
          <table:table-cell ns42:value-type="string" table:style-name="ce22" office:value-type="string">
            <text:p>Koewei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6" office:value-type="float">
            <text:p>6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264];[.P264])" ns42:value-type="float" table:style-name="ce71" office:value-type="float" office:value="6">
            <text:p>6</text:p>
          </table:table-cell>
          <table:table-cell table:formula="of:=SUM([.O264];[.Q264])" ns42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Default" office:value-type="string">
            <text:p>Wijk A</text:p>
          </table:table-cell>
          <table:table-cell ns42:value-type="string" table:style-name="ce22" office:value-type="string">
            <text:p>Munstersche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3" office:value-type="float">
            <text:p>33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03" office:value-type="float">
            <text:p>103</text:p>
          </table:table-cell>
          <table:table-cell ns42:value-type="float" table:style-name="ce71" office:value="82" office:value-type="float">
            <text:p>82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265];[.P265])" ns42:value-type="float" table:style-name="ce71" office:value-type="float" office:value="106">
            <text:p>106</text:p>
          </table:table-cell>
          <table:table-cell table:formula="of:=SUM([.O265];[.Q265])" ns42:value-type="float" table:style-name="ce71" office:value-type="float" office:value="82">
            <text:p>82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Default" office:value-type="string">
            <text:p>Wijk B</text:p>
          </table:table-cell>
          <table:table-cell ns42:value-type="string" table:style-name="ce22" office:value-type="string">
            <text:p>Weerding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4" office:value-type="float">
            <text:p>64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76" office:value-type="float">
            <text:p>176</text:p>
          </table:table-cell>
          <table:table-cell ns42:value-type="float" table:style-name="ce71" office:value="150" office:value-type="float">
            <text:p>150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266];[.P266])" ns42:value-type="float" table:style-name="ce71" office:value-type="float" office:value="177">
            <text:p>177</text:p>
          </table:table-cell>
          <table:table-cell table:formula="of:=SUM([.O266];[.Q266])" ns42:value-type="float" table:style-name="ce71" office:value-type="float" office:value="150">
            <text:p>150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Default" office:value-type="string">
            <text:p>Wijk B</text:p>
          </table:table-cell>
          <table:table-cell ns42:value-type="string" table:style-name="ce22" office:value-type="string">
            <text:p>Weerdinger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8" office:value-type="float">
            <text:p>3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10" office:value-type="float">
            <text:p>110</text:p>
          </table:table-cell>
          <table:table-cell ns42:value-type="float" table:style-name="ce71" office:value="90" office:value-type="float">
            <text:p>90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267];[.P267])" ns42:value-type="float" table:style-name="ce71" office:value-type="float" office:value="112">
            <text:p>112</text:p>
          </table:table-cell>
          <table:table-cell table:formula="of:=SUM([.O267];[.Q267])" ns42:value-type="float" table:style-name="ce71" office:value-type="float" office:value="90">
            <text:p>9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Default" office:value-type="string">
            <text:p>Wijk B</text:p>
          </table:table-cell>
          <table:table-cell ns42:value-type="string" table:style-name="ce22" office:value-type="string">
            <text:p>Weerdingermark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1" office:value-type="float">
            <text:p>81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232" office:value-type="float">
            <text:p>232</text:p>
          </table:table-cell>
          <table:table-cell ns42:value-type="float" table:style-name="ce71" office:value="216" office:value-type="float">
            <text:p>216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268];[.P268])" ns42:value-type="float" table:style-name="ce71" office:value-type="float" office:value="234">
            <text:p>234</text:p>
          </table:table-cell>
          <table:table-cell table:formula="of:=SUM([.O268];[.Q268])" ns42:value-type="float" table:style-name="ce71" office:value-type="float" office:value="216">
            <text:p>21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ns42:value-type="string" table:style-name="ce22" office:value-type="string">
            <text:p>Emmen</text:p>
          </table:table-cell>
          <table:table-cell ns42:value-type="string" table:style-name="Default" office:value-type="string">
            <text:p>Wijk C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38" office:value-type="float">
            <text:p>138</text:p>
          </table:table-cell>
          <table:table-cell ns42:value-type="float" table:style-name="ce71" office:value="8" office:value-type="float">
            <text:p>8</text:p>
          </table:table-cell>
          <table:table-cell table:style-name="ce71" table:number-columns-repeated="3"/>
          <table:table-cell ns42:value-type="float" table:style-name="ce71" office:value="341" office:value-type="float">
            <text:p>341</text:p>
          </table:table-cell>
          <table:table-cell ns42:value-type="float" table:style-name="ce71" office:value="322" office:value-type="float">
            <text:p>322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3" office:value-type="float">
            <text:p>3</text:p>
          </table:table-cell>
          <table:table-cell table:formula="of:=SUM([.N269];[.P269])" ns42:value-type="float" table:style-name="ce71" office:value-type="float" office:value="346">
            <text:p>346</text:p>
          </table:table-cell>
          <table:table-cell table:formula="of:=SUM([.O269];[.Q269])" ns42:value-type="float" table:style-name="ce71" office:value-type="float" office:value="325">
            <text:p>325</text:p>
          </table:table-cell>
          <table:table-cell ns42:value-type="float" table:style-name="ce71" office:value="9" office:value-type="float">
            <text:p>9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ns42:value-type="string" table:style-name="ce22" office:value-type="string">
            <text:p>Emmen</text:p>
          </table:table-cell>
          <table:table-cell ns42:value-type="string" table:style-name="Default" office:value-type="string">
            <text:p>Wijk D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ns42:value-type="float" table:style-name="ce71" office:value="17" office:value-type="float">
            <text:p>17</text:p>
          </table:table-cell>
          <table:table-cell ns42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270];[.P270])" ns42:value-type="float" table:style-name="ce71" office:value-type="float" office:value="17">
            <text:p>17</text:p>
          </table:table-cell>
          <table:table-cell table:formula="of:=SUM([.O270];[.Q270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ns42:value-type="string" table:style-name="ce22" office:value-type="string">
            <text:p>Emmen</text:p>
          </table:table-cell>
          <table:table-cell ns42:value-type="string" table:style-name="Default" office:value-type="string">
            <text:p>Wijk C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office:value="9" table:style-name="ce71" table:number-columns-repeated="2" office:value-type="float">
            <text:p>9</text:p>
          </table:table-cell>
          <table:table-cell table:style-name="ce71" table:number-columns-repeated="2"/>
          <table:table-cell table:formula="of:=SUM([.N271];[.P271])" ns42:value-type="float" table:style-name="ce71" office:value-type="float" office:value="9">
            <text:p>9</text:p>
          </table:table-cell>
          <table:table-cell table:formula="of:=SUM([.O271];[.Q271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ns42:value-type="string" table:style-name="ce22" office:value-type="string">
            <text:p>Emmen</text:p>
          </table:table-cell>
          <table:table-cell ns42:value-type="string" table:style-name="Default" office:value-type="string">
            <text:p>Wijk F</text:p>
          </table:table-cell>
          <table:table-cell table:style-name="ce22"/>
          <table:table-cell ns42:value-type="string" table:style-name="ce44" office:value-type="string">
            <text:p>Armwerkhuis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10" office:value-type="float">
            <text:p>10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2"/>
          <table:table-cell table:formula="of:=SUM([.N272];[.P272])" ns42:value-type="float" table:style-name="ce71" office:value-type="float" office:value="10">
            <text:p>10</text:p>
          </table:table-cell>
          <table:table-cell table:formula="of:=SUM([.O272];[.Q272])" ns42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ns42:value-type="string" table:style-name="ce22" office:value-type="string">
            <text:p>Emmen</text:p>
          </table:table-cell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Bargermeer</text:p>
          </table:table-cell>
          <table:table-cell table:style-name="TL_20_RowHeader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5" office:value-type="float">
            <text:p>5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73];[.P273])" ns42:value-type="float" table:style-name="ce71" office:value-type="float" office:value="5">
            <text:p>5</text:p>
          </table:table-cell>
          <table:table-cell table:formula="of:=SUM([.O273];[.Q273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ns42:value-type="string" table:style-name="ce22" office:value-type="string">
            <text:p>Emmen</text:p>
          </table:table-cell>
          <table:table-cell ns42:value-type="string" table:style-name="ce22" office:value-type="string">
            <text:p>Wijk F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9" office:value-type="float">
            <text:p>19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50" office:value-type="float">
            <text:p>50</text:p>
          </table:table-cell>
          <table:table-cell ns42:value-type="float" table:style-name="ce71" office:value="43" office:value-type="float">
            <text:p>4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274];[.P274])" ns42:value-type="float" table:style-name="ce71" office:value-type="float" office:value="51">
            <text:p>51</text:p>
          </table:table-cell>
          <table:table-cell table:formula="of:=SUM([.O274];[.Q274])" ns42:value-type="float" table:style-name="ce71" office:value-type="float" office:value="43">
            <text:p>43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Westenesch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5" office:value-type="float">
            <text:p>4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45" office:value-type="float">
            <text:p>145</text:p>
          </table:table-cell>
          <table:table-cell ns42:value-type="float" table:style-name="ce71" office:value="119" office:value-type="float">
            <text:p>119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275];[.P275])" ns42:value-type="float" table:style-name="ce71" office:value-type="float" office:value="146">
            <text:p>146</text:p>
          </table:table-cell>
          <table:table-cell table:formula="of:=SUM([.O275];[.Q275])" ns42:value-type="float" table:style-name="ce71" office:value-type="float" office:value="119">
            <text:p>11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Emmerhou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table:style-name="ce71" office:value="12" office:value-type="float">
            <text:p>12</text:p>
          </table:table-cell>
          <table:table-cell ns42:value-type="float" table:style-name="ce71" office:value="16" office:value-type="float">
            <text:p>16</text:p>
          </table:table-cell>
          <table:table-cell table:style-name="ce71" table:number-columns-repeated="2"/>
          <table:table-cell table:formula="of:=SUM([.N276];[.P276])" ns42:value-type="float" table:style-name="ce71" office:value-type="float" office:value="12">
            <text:p>12</text:p>
          </table:table-cell>
          <table:table-cell table:formula="of:=SUM([.O276];[.Q276])" ns42:value-type="float" table:style-name="ce71" office:value-type="float" office:value="16">
            <text:p>1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Noordbarg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18" office:value-type="float">
            <text:p>118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style-name="ce71" table:number-columns-repeated="2"/>
          <table:table-cell ns42:value-type="float" table:style-name="ce71" office:value="338" office:value-type="float">
            <text:p>338</text:p>
          </table:table-cell>
          <table:table-cell ns42:value-type="float" table:style-name="ce71" office:value="281" office:value-type="float">
            <text:p>281</text:p>
          </table:table-cell>
          <table:table-cell ns42:value-type="float" table:style-name="ce71" office:value="9" office:value-type="float">
            <text:p>9</text:p>
          </table:table-cell>
          <table:table-cell ns42:value-type="float" table:style-name="ce71" office:value="8" office:value-type="float">
            <text:p>8</text:p>
          </table:table-cell>
          <table:table-cell table:formula="of:=SUM([.N277];[.P277])" ns42:value-type="float" table:style-name="ce71" office:value-type="float" office:value="347">
            <text:p>347</text:p>
          </table:table-cell>
          <table:table-cell table:formula="of:=SUM([.O277];[.Q277])" ns42:value-type="float" table:style-name="ce71" office:value-type="float" office:value="289">
            <text:p>289</text:p>
          </table:table-cell>
          <table:table-cell table:style-name="ce71"/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Zuidbarg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2" office:value-type="float">
            <text:p>62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199" office:value-type="float">
            <text:p>199</text:p>
          </table:table-cell>
          <table:table-cell ns42:value-type="float" table:style-name="ce71" office:value="162" office:value-type="float">
            <text:p>162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278];[.P278])" ns42:value-type="float" table:style-name="ce71" office:value-type="float" office:value="199">
            <text:p>199</text:p>
          </table:table-cell>
          <table:table-cell table:formula="of:=SUM([.O278];[.Q278])" ns42:value-type="float" table:style-name="ce71" office:value-type="float" office:value="163">
            <text:p>163</text:p>
          </table:table-cell>
          <table:table-cell ns42:value-type="float" table:style-name="ce71" office:value="3" office:value-type="float">
            <text:p>3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Wilhelmsoor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2" office:value-type="float">
            <text:p>22</text:p>
          </table:table-cell>
          <table:table-cell table:style-name="ce71" table:number-columns-repeated="4"/>
          <table:table-cell ns42:value-type="float" table:style-name="ce71" office:value="50" office:value-type="float">
            <text:p>50</text:p>
          </table:table-cell>
          <table:table-cell ns42:value-type="float" table:style-name="ce71" office:value="53" office:value-type="float">
            <text:p>5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279];[.P279])" ns42:value-type="float" table:style-name="ce71" office:value-type="float" office:value="51">
            <text:p>51</text:p>
          </table:table-cell>
          <table:table-cell table:formula="of:=SUM([.O279];[.Q279])" ns42:value-type="float" table:style-name="ce71" office:value-type="float" office:value="53">
            <text:p>53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Barger Erfscheiden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2" office:value-type="float">
            <text:p>62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66" office:value-type="float">
            <text:p>166</text:p>
          </table:table-cell>
          <table:table-cell ns42:value-type="float" table:style-name="ce71" office:value="162" office:value-type="float">
            <text:p>16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280];[.P280])" ns42:value-type="float" table:style-name="ce71" office:value-type="float" office:value="167">
            <text:p>167</text:p>
          </table:table-cell>
          <table:table-cell table:formula="of:=SUM([.O280];[.Q280])" ns42:value-type="float" table:style-name="ce71" office:value-type="float" office:value="162">
            <text:p>162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Emmer- en Westenesscher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3"/>
          <table:table-cell ns42:value-type="float" table:style-name="ce71" office:value="36" office:value-type="float">
            <text:p>36</text:p>
          </table:table-cell>
          <table:table-cell ns42:value-type="float" table:style-name="ce71" office:value="20" office:value-type="float">
            <text:p>20</text:p>
          </table:table-cell>
          <table:table-cell table:style-name="ce71" table:number-columns-repeated="2"/>
          <table:table-cell table:formula="of:=SUM([.N281];[.P281])" ns42:value-type="float" table:style-name="ce71" office:value-type="float" office:value="36">
            <text:p>36</text:p>
          </table:table-cell>
          <table:table-cell table:formula="of:=SUM([.O281];[.Q281])" ns42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Angelsched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10" office:value-type="float">
            <text:p>10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282];[.P282])" ns42:value-type="float" table:style-name="ce71" office:value-type="float" office:value="10">
            <text:p>10</text:p>
          </table:table-cell>
          <table:table-cell table:formula="of:=SUM([.O282];[.Q282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Angelsloo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table:style-name="ce71" table:number-columns-repeated="4"/>
          <table:table-cell ns42:value-type="float" table:style-name="ce71" office:value="42" office:value-type="float">
            <text:p>42</text:p>
          </table:table-cell>
          <table:table-cell ns42:value-type="float" table:style-name="ce71" office:value="35" office:value-type="float">
            <text:p>35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283];[.P283])" ns42:value-type="float" table:style-name="ce71" office:value-type="float" office:value="42">
            <text:p>42</text:p>
          </table:table-cell>
          <table:table-cell table:formula="of:=SUM([.O283];[.Q283])" ns42:value-type="float" table:style-name="ce71" office:value-type="float" office:value="36">
            <text:p>3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den Oev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26" office:value-type="float">
            <text:p>26</text:p>
          </table:table-cell>
          <table:table-cell ns42:value-type="float" table:style-name="ce71" office:value="20" office:value-type="float">
            <text:p>20</text:p>
          </table:table-cell>
          <table:table-cell table:style-name="ce71" table:number-columns-repeated="2"/>
          <table:table-cell table:formula="of:=SUM([.N284];[.P284])" ns42:value-type="float" table:style-name="ce71" office:value-type="float" office:value="26">
            <text:p>26</text:p>
          </table:table-cell>
          <table:table-cell table:formula="of:=SUM([.O284];[.Q284])" ns42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Bargerme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19" office:value-type="float">
            <text:p>19</text:p>
          </table:table-cell>
          <table:table-cell ns42:value-type="float" table:style-name="ce71" office:value="20" office:value-type="float">
            <text:p>20</text:p>
          </table:table-cell>
          <table:table-cell table:style-name="ce71" table:number-columns-repeated="2"/>
          <table:table-cell table:formula="of:=SUM([.N285];[.P285])" ns42:value-type="float" table:style-name="ce71" office:value-type="float" office:value="19">
            <text:p>19</text:p>
          </table:table-cell>
          <table:table-cell table:formula="of:=SUM([.O285];[.Q285])" ns42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Oranjedorp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0" office:value-type="float">
            <text:p>70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ns42:value-type="float" table:style-name="ce71" office:value="185" office:value-type="float">
            <text:p>185</text:p>
          </table:table-cell>
          <table:table-cell ns42:value-type="float" table:style-name="ce71" office:value="201" office:value-type="float">
            <text:p>201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4" office:value-type="float">
            <text:p>4</text:p>
          </table:table-cell>
          <table:table-cell table:formula="of:=SUM([.N286];[.P286])" ns42:value-type="float" table:style-name="ce71" office:value-type="float" office:value="187">
            <text:p>187</text:p>
          </table:table-cell>
          <table:table-cell table:formula="of:=SUM([.O286];[.Q286])" ns42:value-type="float" table:style-name="ce71" office:value-type="float" office:value="205">
            <text:p>205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Seupies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12" office:value-type="float">
            <text:p>12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287];[.P287])" ns42:value-type="float" table:style-name="ce71" office:value-type="float" office:value="12">
            <text:p>12</text:p>
          </table:table-cell>
          <table:table-cell table:formula="of:=SUM([.O287];[.Q287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Bargerooster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0" office:value-type="float">
            <text:p>20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ns42:value-type="float" office:value="47" table:style-name="ce71" table:number-columns-repeated="2" office:value-type="float">
            <text:p>47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288];[.P288])" ns42:value-type="float" table:style-name="ce71" office:value-type="float" office:value="48">
            <text:p>48</text:p>
          </table:table-cell>
          <table:table-cell table:formula="of:=SUM([.O288];[.Q288])" ns42:value-type="float" table:style-name="ce71" office:value-type="float" office:value="48">
            <text:p>4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Nieuw Dordrech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1" office:value-type="float">
            <text:p>41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92" office:value-type="float">
            <text:p>92</text:p>
          </table:table-cell>
          <table:table-cell ns42:value-type="float" table:style-name="ce71" office:value="106" office:value-type="float">
            <text:p>106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289];[.P289])" ns42:value-type="float" table:style-name="ce71" office:value-type="float" office:value="95">
            <text:p>95</text:p>
          </table:table-cell>
          <table:table-cell table:formula="of:=SUM([.O289];[.Q289])" ns42:value-type="float" table:style-name="ce71" office:value-type="float" office:value="106">
            <text:p>10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Vastenow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9" office:value-type="float">
            <text:p>69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190" office:value-type="float">
            <text:p>190</text:p>
          </table:table-cell>
          <table:table-cell ns42:value-type="float" table:style-name="ce71" office:value="168" office:value-type="float">
            <text:p>168</text:p>
          </table:table-cell>
          <table:table-cell ns42:value-type="float" table:style-name="ce71" office:value="6" office:value-type="float">
            <text:p>6</text:p>
          </table:table-cell>
          <table:table-cell table:style-name="ce71"/>
          <table:table-cell table:formula="of:=SUM([.N290];[.P290])" ns42:value-type="float" table:style-name="ce71" office:value-type="float" office:value="196">
            <text:p>196</text:p>
          </table:table-cell>
          <table:table-cell table:formula="of:=SUM([.O290];[.Q290])" ns42:value-type="float" table:style-name="ce71" office:value-type="float" office:value="168">
            <text:p>16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Smeul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5" office:value-type="float">
            <text:p>2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77" office:value-type="float">
            <text:p>77</text:p>
          </table:table-cell>
          <table:table-cell ns42:value-type="float" table:style-name="ce71" office:value="70" office:value-type="float">
            <text:p>70</text:p>
          </table:table-cell>
          <table:table-cell table:style-name="ce71" table:number-columns-repeated="2"/>
          <table:table-cell table:formula="of:=SUM([.N291];[.P291])" ns42:value-type="float" table:style-name="ce71" office:value-type="float" office:value="77">
            <text:p>77</text:p>
          </table:table-cell>
          <table:table-cell table:formula="of:=SUM([.O291];[.Q291])" ns42:value-type="float" table:style-name="ce71" office:value-type="float" office:value="70">
            <text:p>7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22" office:value-type="string">
            <text:p>Veenschap Barger Westerveen</text:p>
          </table:table-cell>
          <table:table-cell table:style-name="Default"/>
          <table:table-cell ns42:value-type="string" table:style-name="ce22" office:value-type="string">
            <text:p>Wijk G</text:p>
          </table:table-cell>
          <table:table-cell ns42:value-type="string" table:style-name="ce22" office:value-type="string">
            <text:p>Nieuw Amsterdam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51" office:value-type="float">
            <text:p>351</text:p>
          </table:table-cell>
          <table:table-cell ns42:value-type="float" table:style-name="ce71" office:value="25" office:value-type="float">
            <text:p>2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ns42:value-type="float" table:style-name="ce71" office:value="869" office:value-type="float">
            <text:p>869</text:p>
          </table:table-cell>
          <table:table-cell ns42:value-type="float" table:style-name="ce71" office:value="886" office:value-type="float">
            <text:p>886</text:p>
          </table:table-cell>
          <table:table-cell ns42:value-type="float" table:style-name="ce71" office:value="17" office:value-type="float">
            <text:p>17</text:p>
          </table:table-cell>
          <table:table-cell ns42:value-type="float" table:style-name="ce71" office:value="8" office:value-type="float">
            <text:p>8</text:p>
          </table:table-cell>
          <table:table-cell table:formula="of:=SUM([.N292];[.P292])" ns42:value-type="float" table:style-name="ce71" office:value-type="float" office:value="886">
            <text:p>886</text:p>
          </table:table-cell>
          <table:table-cell table:formula="of:=SUM([.O292];[.Q292])" ns42:value-type="float" table:style-name="ce71" office:value-type="float" office:value="894">
            <text:p>894</text:p>
          </table:table-cell>
          <table:table-cell ns42:value-type="float" table:style-name="ce71" office:value="11" office:value-type="float">
            <text:p>11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G</text:p>
          </table:table-cell>
          <table:table-cell ns42:value-type="string" table:style-name="ce22" office:value-type="string">
            <text:p>Nieuw Amsterdam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8"/>
          <table:table-cell table:formula="of:=SUM([.N293];[.P293])" ns42:value-type="float" table:style-name="ce71" office:value-type="float" office:value="0">
            <text:p>0</text:p>
          </table:table-cell>
          <table:table-cell table:formula="of:=SUM([.O293];[.Q293])" ns42:value-type="float" table:style-name="ce71" office:value-type="float" office:value="0">
            <text:p>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22" office:value-type="string">
            <text:p>Veenschap Barger Westerveen</text:p>
          </table:table-cell>
          <table:table-cell table:style-name="Default"/>
          <table:table-cell ns42:value-type="string" table:style-name="ce22" office:value-type="string">
            <text:p>Wijk G</text:p>
          </table:table-cell>
          <table:table-cell ns42:value-type="string" table:style-name="ce22" office:value-type="string">
            <text:p>Erica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17" office:value-type="float">
            <text:p>117</text:p>
          </table:table-cell>
          <table:table-cell ns42:value-type="float" table:style-name="ce71" office:value="8" office:value-type="float">
            <text:p>8</text:p>
          </table:table-cell>
          <table:table-cell table:style-name="ce71" table:number-columns-repeated="3"/>
          <table:table-cell ns42:value-type="float" table:style-name="ce71" office:value="286" office:value-type="float">
            <text:p>286</text:p>
          </table:table-cell>
          <table:table-cell ns42:value-type="float" table:style-name="ce71" office:value="300" office:value-type="float">
            <text:p>300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1" office:value-type="float">
            <text:p>1</text:p>
          </table:table-cell>
          <table:table-cell table:formula="of:=SUM([.N294];[.P294])" ns42:value-type="float" table:style-name="ce71" office:value-type="float" office:value="291">
            <text:p>291</text:p>
          </table:table-cell>
          <table:table-cell table:formula="of:=SUM([.O294];[.Q294])" ns42:value-type="float" table:style-name="ce71" office:value-type="float" office:value="301">
            <text:p>301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G</text:p>
          </table:table-cell>
          <table:table-cell ns42:value-type="string" table:style-name="ce22" office:value-type="string">
            <text:p>Erica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8"/>
          <table:table-cell table:formula="of:=SUM([.N295];[.P295])" ns42:value-type="float" table:style-name="ce71" office:value-type="float" office:value="0">
            <text:p>0</text:p>
          </table:table-cell>
          <table:table-cell table:formula="of:=SUM([.O295];[.Q295])" ns42:value-type="float" table:style-name="ce71" office:value-type="float" office:value="0">
            <text:p>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H</text:p>
          </table:table-cell>
          <table:table-cell ns42:value-type="string" table:style-name="ce22" office:value-type="string">
            <text:p>Amsterdamsche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40" office:value-type="float">
            <text:p>140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3"/>
          <table:table-cell ns42:value-type="float" table:style-name="ce71" office:value="352" office:value-type="float">
            <text:p>352</text:p>
          </table:table-cell>
          <table:table-cell ns42:value-type="float" table:style-name="ce71" office:value="343" office:value-type="float">
            <text:p>343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71" office:value="1" office:value-type="float">
            <text:p>1</text:p>
          </table:table-cell>
          <table:table-cell table:formula="of:=SUM([.N296];[.P296])" ns42:value-type="float" table:style-name="ce71" office:value-type="float" office:value="360">
            <text:p>360</text:p>
          </table:table-cell>
          <table:table-cell table:formula="of:=SUM([.O296];[.Q296])" ns42:value-type="float" table:style-name="ce71" office:value-type="float" office:value="344">
            <text:p>344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</text:p>
          </table:table-cell>
          <table:table-cell ns42:value-type="string" table:style-name="ce22" office:value-type="string">
            <text:p>bij Vastenow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22" office:value-type="float">
            <text:p>22</text:p>
          </table:table-cell>
          <table:table-cell ns42:value-type="float" table:style-name="ce71" office:value="20" office:value-type="float">
            <text:p>20</text:p>
          </table:table-cell>
          <table:table-cell table:style-name="ce71" table:number-columns-repeated="2"/>
          <table:table-cell table:formula="of:=SUM([.N297];[.P297])" ns42:value-type="float" table:style-name="ce71" office:value-type="float" office:value="22">
            <text:p>22</text:p>
          </table:table-cell>
          <table:table-cell table:formula="of:=SUM([.O297];[.Q297])" ns42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</text:p>
          </table:table-cell>
          <table:table-cell ns42:value-type="string" table:style-name="ce22" office:value-type="string">
            <text:p>bij Nieuw Dordrech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14" office:value-type="float">
            <text:p>14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298];[.P298])" ns42:value-type="float" table:style-name="ce71" office:value-type="float" office:value="14">
            <text:p>14</text:p>
          </table:table-cell>
          <table:table-cell table:formula="of:=SUM([.O298];[.Q298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</text:p>
          </table:table-cell>
          <table:table-cell ns42:value-type="string" table:style-name="ce22" office:value-type="string">
            <text:p>Aan de Smeulgrup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8" office:value-type="float">
            <text:p>8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2"/>
          <table:table-cell table:formula="of:=SUM([.N299];[.P299])" ns42:value-type="float" table:style-name="ce71" office:value-type="float" office:value="8">
            <text:p>8</text:p>
          </table:table-cell>
          <table:table-cell table:formula="of:=SUM([.O299];[.Q299])" ns42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</text:p>
          </table:table-cell>
          <table:table-cell ns42:value-type="string" table:style-name="ce22" office:value-type="string">
            <text:p>Compascu<text:span text:style-name="T9">üm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6" office:value-type="float">
            <text:p>66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3"/>
          <table:table-cell ns42:value-type="float" table:style-name="ce71" office:value="195" office:value-type="float">
            <text:p>195</text:p>
          </table:table-cell>
          <table:table-cell ns42:value-type="float" table:style-name="ce71" office:value="169" office:value-type="float">
            <text:p>169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300];[.P300])" ns42:value-type="float" table:style-name="ce71" office:value-type="float" office:value="197">
            <text:p>197</text:p>
          </table:table-cell>
          <table:table-cell table:formula="of:=SUM([.O300];[.Q300])" ns42:value-type="float" table:style-name="ce71" office:value-type="float" office:value="169">
            <text:p>16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</text:p>
          </table:table-cell>
          <table:table-cell ns42:value-type="string" table:style-name="ce22" office:value-type="string">
            <text:p>Runde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2" office:value-type="float">
            <text:p>32</text:p>
          </table:table-cell>
          <table:table-cell table:style-name="ce71" table:number-columns-repeated="4"/>
          <table:table-cell ns42:value-type="float" table:style-name="ce71" office:value="77" office:value-type="float">
            <text:p>77</text:p>
          </table:table-cell>
          <table:table-cell ns42:value-type="float" table:style-name="ce71" office:value="65" office:value-type="float">
            <text:p>65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301];[.P301])" ns42:value-type="float" table:style-name="ce71" office:value-type="float" office:value="78">
            <text:p>78</text:p>
          </table:table-cell>
          <table:table-cell table:formula="of:=SUM([.O301];[.Q301])" ns42:value-type="float" table:style-name="ce71" office:value-type="float" office:value="65">
            <text:p>6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</text:p>
          </table:table-cell>
          <table:table-cell ns42:value-type="string" table:style-name="ce22" office:value-type="string">
            <text:p>Zwartemeer Streng- en Beekveen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6" office:value-type="float">
            <text:p>46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28" office:value-type="float">
            <text:p>128</text:p>
          </table:table-cell>
          <table:table-cell ns42:value-type="float" table:style-name="ce71" office:value="97" office:value-type="float">
            <text:p>97</text:p>
          </table:table-cell>
          <table:table-cell table:style-name="ce71" table:number-columns-repeated="2"/>
          <table:table-cell table:formula="of:=SUM([.N302];[.P302])" ns42:value-type="float" table:style-name="ce71" office:value-type="float" office:value="128">
            <text:p>128</text:p>
          </table:table-cell>
          <table:table-cell table:formula="of:=SUM([.O302];[.Q302])" ns42:value-type="float" table:style-name="ce71" office:value-type="float" office:value="97">
            <text:p>97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</text:p>
          </table:table-cell>
          <table:table-cell ns42:value-type="string" table:style-name="ce22" office:value-type="string">
            <text:p>Zwartemeer Streng- en Beekveenen</text:p>
          </table:table-cell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6" office:value-type="float">
            <text:p>6</text:p>
          </table:table-cell>
          <table:table-cell ns42:value-type="float" table:style-name="ce71" office:value="5" office:value-type="float">
            <text:p>5</text:p>
          </table:table-cell>
          <table:table-cell table:formula="of:=SUM([.N303];[.P303])" ns42:value-type="float" table:style-name="ce71" office:value-type="float" office:value="6">
            <text:p>6</text:p>
          </table:table-cell>
          <table:table-cell table:formula="of:=SUM([.O303];[.Q303])" ns42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256:.I258];[.I269:.I270])" ns42:value-type="float" table:style-name="ce65" office:value-type="float" office:value="232">
            <text:p>232</text:p>
          </table:table-cell>
          <table:table-cell table:formula="of:=SUM([.J256:.J258];[.J269:.J270])" ns42:value-type="float" table:style-name="ce71" office:value-type="float" office:value="15">
            <text:p>15</text:p>
          </table:table-cell>
          <table:table-cell table:formula="of:=SUM([.K256:.K258];[.K269:.K270])" ns42:value-type="float" table:style-name="ce71" office:value-type="float" office:value="1">
            <text:p>1</text:p>
          </table:table-cell>
          <table:table-cell table:formula="of:=SUM([.L256:.L258];[.L269:.L270])" ns42:value-type="float" table:style-name="ce71" office:value-type="float" office:value="0">
            <text:p>0</text:p>
          </table:table-cell>
          <table:table-cell table:formula="of:=SUM([.M256:.M258];[.M269:.M270])" ns42:value-type="float" table:style-name="ce71" office:value-type="float" office:value="0">
            <text:p>0</text:p>
          </table:table-cell>
          <table:table-cell table:formula="of:=SUM([.N256:.N258];[.N269:.N270])" ns42:value-type="float" table:style-name="ce71" office:value-type="float" office:value="578">
            <text:p>578</text:p>
          </table:table-cell>
          <table:table-cell table:formula="of:=SUM([.O256:.O258];[.O269:.O270])" ns42:value-type="float" table:style-name="ce71" office:value-type="float" office:value="544">
            <text:p>544</text:p>
          </table:table-cell>
          <table:table-cell table:formula="of:=SUM([.P256:.P258];[.P269:.P270])" ns42:value-type="float" table:style-name="ce71" office:value-type="float" office:value="6">
            <text:p>6</text:p>
          </table:table-cell>
          <table:table-cell table:formula="of:=SUM([.Q256:.Q258];[.Q269:.Q270])" ns42:value-type="float" table:style-name="ce71" office:value-type="float" office:value="7">
            <text:p>7</text:p>
          </table:table-cell>
          <table:table-cell table:formula="of:=SUM([.R256:.R258];[.R269:.R270])" ns42:value-type="float" table:style-name="ce71" office:value-type="float" office:value="584">
            <text:p>584</text:p>
          </table:table-cell>
          <table:table-cell table:formula="of:=SUM([.S256:.S258];[.S269:.S270])" ns42:value-type="float" table:style-name="ce71" office:value-type="float" office:value="551">
            <text:p>551</text:p>
          </table:table-cell>
          <table:table-cell table:formula="of:=SUM([.T256:.T258];[.T269:.T270])" ns42:value-type="float" table:style-name="ce71" office:value-type="float" office:value="9">
            <text:p>9</text:p>
          </table:table-cell>
          <table:table-cell table:formula="of:=SUM([.U256:.U258];[.U269:.U270])" ns42:value-type="float" table:style-name="ce83" office:value-type="float" office:value="1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259:.I268];[.I271:.I303])" ns42:value-type="float" table:style-name="ce65" office:value-type="float" office:value="1769">
            <text:p>1769</text:p>
          </table:table-cell>
          <table:table-cell table:formula="of:=SUM([.J259:.J268];[.J271:.J303])" ns42:value-type="float" table:style-name="ce71" office:value-type="float" office:value="88">
            <text:p>88</text:p>
          </table:table-cell>
          <table:table-cell table:formula="of:=SUM([.K259:.K268];[.K271:.K303])" ns42:value-type="float" table:style-name="ce71" office:value-type="float" office:value="4">
            <text:p>4</text:p>
          </table:table-cell>
          <table:table-cell table:formula="of:=SUM([.L259:.L268];[.L271:.L303])" ns42:value-type="float" table:style-name="ce71" office:value-type="float" office:value="4">
            <text:p>4</text:p>
          </table:table-cell>
          <table:table-cell table:formula="of:=SUM([.M259:.M268];[.M271:.M303])" ns42:value-type="float" table:style-name="ce71" office:value-type="float" office:value="0">
            <text:p>0</text:p>
          </table:table-cell>
          <table:table-cell table:formula="of:=SUM([.N259:.N268];[.N271:.N303])" ns42:value-type="float" table:style-name="ce71" office:value-type="float" office:value="4731">
            <text:p>4731</text:p>
          </table:table-cell>
          <table:table-cell table:formula="of:=SUM([.O259:.O268];[.O271:.O303])" ns42:value-type="float" table:style-name="ce71" office:value-type="float" office:value="4401">
            <text:p>4401</text:p>
          </table:table-cell>
          <table:table-cell table:formula="of:=SUM([.P259:.P268];[.P271:.P303])" ns42:value-type="float" table:style-name="ce71" office:value-type="float" office:value="78">
            <text:p>78</text:p>
          </table:table-cell>
          <table:table-cell table:formula="of:=SUM([.Q259:.Q268];[.Q271:.Q303])" ns42:value-type="float" table:style-name="ce71" office:value-type="float" office:value="30">
            <text:p>30</text:p>
          </table:table-cell>
          <table:table-cell table:formula="of:=SUM([.R259:.R268];[.R271:.R303])" ns42:value-type="float" table:style-name="ce71" office:value-type="float" office:value="4809">
            <text:p>4809</text:p>
          </table:table-cell>
          <table:table-cell table:formula="of:=SUM([.S259:.S268];[.S271:.S303])" ns42:value-type="float" table:style-name="ce71" office:value-type="float" office:value="4431">
            <text:p>4431</text:p>
          </table:table-cell>
          <table:table-cell table:formula="of:=SUM([.T259:.T268];[.T271:.T303])" ns42:value-type="float" table:style-name="ce71" office:value-type="float" office:value="26">
            <text:p>26</text:p>
          </table:table-cell>
          <table:table-cell table:formula="of:=SUM([.U259:.U268];[.U271:.U303])" ns42:value-type="float" table:style-name="ce83" office:value-type="float" office:value="10">
            <text:p>1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04:.I305])" ns42:value-type="float" table:style-name="ce65" office:value-type="float" office:value="2001">
            <text:p>2001</text:p>
          </table:table-cell>
          <table:table-cell table:formula="of:=SUM([.J304:.J305])" ns42:value-type="float" table:style-name="ce71" office:value-type="float" office:value="103">
            <text:p>103</text:p>
          </table:table-cell>
          <table:table-cell table:formula="of:=SUM([.K304:.K305])" ns42:value-type="float" table:style-name="ce71" office:value-type="float" office:value="5">
            <text:p>5</text:p>
          </table:table-cell>
          <table:table-cell table:formula="of:=SUM([.L304:.L305])" ns42:value-type="float" table:style-name="ce71" office:value-type="float" office:value="4">
            <text:p>4</text:p>
          </table:table-cell>
          <table:table-cell table:formula="of:=SUM([.M304:.M305])" ns42:value-type="float" table:style-name="ce71" office:value-type="float" office:value="0">
            <text:p>0</text:p>
          </table:table-cell>
          <table:table-cell table:formula="of:=SUM([.N304:.N305])" ns42:value-type="float" table:style-name="ce71" office:value-type="float" office:value="5309">
            <text:p>5309</text:p>
          </table:table-cell>
          <table:table-cell table:formula="of:=SUM([.O304:.O305])" ns42:value-type="float" table:style-name="ce71" office:value-type="float" office:value="4945">
            <text:p>4945</text:p>
          </table:table-cell>
          <table:table-cell table:formula="of:=SUM([.P304:.P305])" ns42:value-type="float" table:style-name="ce71" office:value-type="float" office:value="84">
            <text:p>84</text:p>
          </table:table-cell>
          <table:table-cell table:formula="of:=SUM([.Q304:.Q305])" ns42:value-type="float" table:style-name="ce71" office:value-type="float" office:value="37">
            <text:p>37</text:p>
          </table:table-cell>
          <table:table-cell table:formula="of:=SUM([.R304:.R305])" ns42:value-type="float" table:style-name="ce71" office:value-type="float" office:value="5393">
            <text:p>5393</text:p>
          </table:table-cell>
          <table:table-cell table:formula="of:=SUM([.S304:.S305])" ns42:value-type="float" table:style-name="ce71" office:value-type="float" office:value="4982">
            <text:p>4982</text:p>
          </table:table-cell>
          <table:table-cell table:formula="of:=SUM([.T304:.T305])" ns42:value-type="float" table:style-name="ce71" office:value-type="float" office:value="35">
            <text:p>35</text:p>
          </table:table-cell>
          <table:table-cell table:formula="of:=SUM([.U304:.U305])" ns42:value-type="float" table:style-name="ce83" office:value-type="float" office:value="11">
            <text:p>1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7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Personen die bij de volkstelling verklaard hebben in de gemeente te wonen, doch wier woonplaats daar niet is gevonden</text:p>
          </table:table-cell>
          <table:table-cell table:style-name="ce58"/>
          <table:table-cell table:style-name="ce65"/>
          <table:table-cell table:style-name="ce71" table:number-columns-repeated="6"/>
          <table:table-cell ns42:value-type="float" office:value="3" table:style-name="ce71" table:number-columns-repeated="2" office:value-type="float">
            <text:p>3</text:p>
          </table:table-cell>
          <table:table-cell table:formula="of:=SUM([.N307];[.P307])" ns42:value-type="float" table:style-name="ce71" office:value-type="float" office:value="3">
            <text:p>3</text:p>
          </table:table-cell>
          <table:table-cell table:formula="of:=SUM([.O307];[.Q307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06:.I307])" ns42:value-type="float" table:style-name="ce65" office:value-type="float" office:value="2001">
            <text:p>2001</text:p>
          </table:table-cell>
          <table:table-cell table:formula="of:=SUM([.J306:.J307])" ns42:value-type="float" table:style-name="ce71" office:value-type="float" office:value="103">
            <text:p>103</text:p>
          </table:table-cell>
          <table:table-cell table:formula="of:=SUM([.K306:.K307])" ns42:value-type="float" table:style-name="ce71" office:value-type="float" office:value="5">
            <text:p>5</text:p>
          </table:table-cell>
          <table:table-cell table:formula="of:=SUM([.L306:.L307])" ns42:value-type="float" table:style-name="ce71" office:value-type="float" office:value="4">
            <text:p>4</text:p>
          </table:table-cell>
          <table:table-cell table:formula="of:=SUM([.M306:.M307])" ns42:value-type="float" table:style-name="ce71" office:value-type="float" office:value="0">
            <text:p>0</text:p>
          </table:table-cell>
          <table:table-cell table:formula="of:=SUM([.N306:.N307])" ns42:value-type="float" table:style-name="ce71" office:value-type="float" office:value="5309">
            <text:p>5309</text:p>
          </table:table-cell>
          <table:table-cell table:formula="of:=SUM([.O306:.O307])" ns42:value-type="float" table:style-name="ce71" office:value-type="float" office:value="4945">
            <text:p>4945</text:p>
          </table:table-cell>
          <table:table-cell table:formula="of:=SUM([.P306:.P307])" ns42:value-type="float" table:style-name="ce71" office:value-type="float" office:value="87">
            <text:p>87</text:p>
          </table:table-cell>
          <table:table-cell table:formula="of:=SUM([.Q306:.Q307])" ns42:value-type="float" table:style-name="ce71" office:value-type="float" office:value="40">
            <text:p>40</text:p>
          </table:table-cell>
          <table:table-cell table:formula="of:=SUM([.R306:.R307])" ns42:value-type="float" table:style-name="ce71" office:value-type="float" office:value="5396">
            <text:p>5396</text:p>
          </table:table-cell>
          <table:table-cell table:formula="of:=SUM([.S306:.S307])" ns42:value-type="float" table:style-name="ce71" office:value-type="float" office:value="4985">
            <text:p>4985</text:p>
          </table:table-cell>
          <table:table-cell table:formula="of:=SUM([.T306:.T307])" ns42:value-type="float" table:style-name="ce71" office:value-type="float" office:value="35">
            <text:p>35</text:p>
          </table:table-cell>
          <table:table-cell table:formula="of:=SUM([.U306:.U307])" ns42:value-type="float" table:style-name="ce83" office:value-type="float" office:value="11">
            <text:p>1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table:style-name="ce22"/>
          <table:table-cell ns42:value-type="string" table:style-name="ce22" office:value-type="string">
            <text:p>Dorp Gasselte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82" office:value-type="float">
            <text:p>82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3"/>
          <table:table-cell ns42:value-type="float" table:style-name="ce71" office:value="198" office:value-type="float">
            <text:p>198</text:p>
          </table:table-cell>
          <table:table-cell ns42:value-type="float" table:style-name="ce71" office:value="185" office:value-type="float">
            <text:p>185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formula="of:=SUM([.N309];[.P309])" ns42:value-type="float" table:style-name="ce71" office:value-type="float" office:value="201">
            <text:p>201</text:p>
          </table:table-cell>
          <table:table-cell table:formula="of:=SUM([.O309];[.Q309])" ns42:value-type="float" table:style-name="ce71" office:value-type="float" office:value="186">
            <text:p>186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table:style-name="ce22"/>
          <table:table-cell ns42:value-type="string" table:style-name="ce22" office:value-type="string">
            <text:p>Dorp Gasselte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2" office:value-type="float">
            <text:p>22</text:p>
          </table:table-cell>
          <table:table-cell table:style-name="ce71" table:number-columns-repeated="4"/>
          <table:table-cell ns42:value-type="float" table:style-name="ce71" office:value="61" office:value-type="float">
            <text:p>61</text:p>
          </table:table-cell>
          <table:table-cell ns42:value-type="float" table:style-name="ce71" office:value="54" office:value-type="float">
            <text:p>54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310];[.P310])" ns42:value-type="float" table:style-name="ce71" office:value-type="float" office:value="63">
            <text:p>63</text:p>
          </table:table-cell>
          <table:table-cell table:formula="of:=SUM([.O310];[.Q310])" ns42:value-type="float" table:style-name="ce71" office:value-type="float" office:value="54">
            <text:p>5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Gasselterboerveen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41" office:value-type="float">
            <text:p>41</text:p>
          </table:table-cell>
          <table:table-cell ns42:value-type="float" table:style-name="ce71" office:value="42" office:value-type="float">
            <text:p>4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311];[.P311])" ns42:value-type="float" table:style-name="ce71" office:value-type="float" office:value="42">
            <text:p>42</text:p>
          </table:table-cell>
          <table:table-cell table:formula="of:=SUM([.O311];[.Q311])" ns42:value-type="float" table:style-name="ce71" office:value-type="float" office:value="42">
            <text:p>42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table:style-name="ce22"/>
          <table:table-cell ns42:value-type="string" table:style-name="ce22" office:value-type="string">
            <text:p>Gehucht Gasselterboerveen</text:p>
          </table:table-cell>
          <table:table-cell table:style-name="ce22" table:number-columns-repeated="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312];[.P312])" ns42:value-type="float" table:style-name="ce71" office:value-type="float" office:value="2">
            <text:p>2</text:p>
          </table:table-cell>
          <table:table-cell table:formula="of:=SUM([.O312];[.Q312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Gasselterboerveen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7" office:value-type="float">
            <text:p>17</text:p>
          </table:table-cell>
          <table:table-cell table:style-name="ce71" table:number-columns-repeated="4"/>
          <table:table-cell ns42:value-type="float" table:style-name="ce71" office:value="35" office:value-type="float">
            <text:p>35</text:p>
          </table:table-cell>
          <table:table-cell ns42:value-type="float" table:style-name="ce71" office:value="31" office:value-type="float">
            <text:p>31</text:p>
          </table:table-cell>
          <table:table-cell table:style-name="ce71" table:number-columns-repeated="2"/>
          <table:table-cell table:formula="of:=SUM([.N313];[.P313])" ns42:value-type="float" table:style-name="ce71" office:value-type="float" office:value="35">
            <text:p>35</text:p>
          </table:table-cell>
          <table:table-cell table:formula="of:=SUM([.O313];[.Q313])" ns42:value-type="float" table:style-name="ce71" office:value-type="float" office:value="31">
            <text:p>3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Buurtschap Gasselterboerveenschemond</text:p>
          </table:table-cell>
          <table:table-cell table:style-name="ce22"/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31" office:value-type="float">
            <text:p>31</text:p>
          </table:table-cell>
          <table:table-cell table:style-name="ce71" table:number-columns-repeated="4"/>
          <table:table-cell ns42:value-type="float" table:style-name="ce71" office:value="84" office:value-type="float">
            <text:p>84</text:p>
          </table:table-cell>
          <table:table-cell ns42:value-type="float" table:style-name="ce71" office:value="74" office:value-type="float">
            <text:p>74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314];[.P314])" ns42:value-type="float" table:style-name="ce71" office:value-type="float" office:value="86">
            <text:p>86</text:p>
          </table:table-cell>
          <table:table-cell table:formula="of:=SUM([.O314];[.Q314])" ns42:value-type="float" table:style-name="ce71" office:value-type="float" office:value="74">
            <text:p>7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Buurtschap Gasselterboerveenschemond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12" office:value-type="float">
            <text:p>12</text:p>
          </table:table-cell>
          <table:table-cell ns42:value-type="float" table:style-name="ce71" office:value="13" office:value-type="float">
            <text:p>13</text:p>
          </table:table-cell>
          <table:table-cell table:style-name="ce71" table:number-columns-repeated="2"/>
          <table:table-cell table:formula="of:=SUM([.N315];[.P315])" ns42:value-type="float" table:style-name="ce71" office:value-type="float" office:value="12">
            <text:p>12</text:p>
          </table:table-cell>
          <table:table-cell table:formula="of:=SUM([.O315];[.Q315])" ns42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Dorp Gasselternijveen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63" office:value-type="float">
            <text:p>63</text:p>
          </table:table-cell>
          <table:table-cell ns42:value-type="float" table:style-name="ce71" office:value="11" office:value-type="float">
            <text:p>11</text:p>
          </table:table-cell>
          <table:table-cell table:style-name="ce71" table:number-columns-repeated="3"/>
          <table:table-cell ns42:value-type="float" table:style-name="ce71" office:value="133" office:value-type="float">
            <text:p>133</text:p>
          </table:table-cell>
          <table:table-cell ns42:value-type="float" table:style-name="ce71" office:value="140" office:value-type="float">
            <text:p>140</text:p>
          </table:table-cell>
          <table:table-cell ns42:value-type="float" table:style-name="ce71" office:value="11" office:value-type="float">
            <text:p>11</text:p>
          </table:table-cell>
          <table:table-cell ns42:value-type="float" table:style-name="ce71" office:value="6" office:value-type="float">
            <text:p>6</text:p>
          </table:table-cell>
          <table:table-cell table:formula="of:=SUM([.N316];[.P316])" ns42:value-type="float" table:style-name="ce71" office:value-type="float" office:value="144">
            <text:p>144</text:p>
          </table:table-cell>
          <table:table-cell table:formula="of:=SUM([.O316];[.Q316])" ns42:value-type="float" table:style-name="ce71" office:value-type="float" office:value="146">
            <text:p>146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5" office:value-type="float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table:style-name="ce22"/>
          <table:table-cell ns42:value-type="string" table:style-name="ce22" office:value-type="string">
            <text:p>Dorp Gasselternijveen</text:p>
          </table:table-cell>
          <table:table-cell table:style-name="ce22" table:number-columns-repeated="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55" office:value-type="float">
            <text:p>55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3"/>
          <table:table-cell ns42:value-type="float" table:style-name="ce71" office:value="113" office:value-type="float">
            <text:p>113</text:p>
          </table:table-cell>
          <table:table-cell ns42:value-type="float" table:style-name="ce71" office:value="106" office:value-type="float">
            <text:p>106</text:p>
          </table:table-cell>
          <table:table-cell ns42:value-type="float" table:style-name="ce71" office:value="13" office:value-type="float">
            <text:p>13</text:p>
          </table:table-cell>
          <table:table-cell ns42:value-type="float" table:style-name="ce71" office:value="9" office:value-type="float">
            <text:p>9</text:p>
          </table:table-cell>
          <table:table-cell table:formula="of:=SUM([.N317];[.P317])" ns42:value-type="float" table:style-name="ce71" office:value-type="float" office:value="126">
            <text:p>126</text:p>
          </table:table-cell>
          <table:table-cell table:formula="of:=SUM([.O317];[.Q317])" ns42:value-type="float" table:style-name="ce71" office:value-type="float" office:value="115">
            <text:p>115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table:style-name="ce22"/>
          <table:table-cell ns42:value-type="string" table:style-name="ce22" office:value-type="string">
            <text:p>Dorp Gasselternijveen</text:p>
          </table:table-cell>
          <table:table-cell table:style-name="ce22" table:number-columns-repeated="2"/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45" office:value-type="float">
            <text:p>45</text:p>
          </table:table-cell>
          <table:table-cell table:style-name="ce71"/>
          <table:table-cell ns42:value-type="float" table:style-name="ce71" office:value="6" office:value-type="float">
            <text:p>6</text:p>
          </table:table-cell>
          <table:table-cell ns42:value-type="float" table:style-name="ce71" office:value="7" office:value-type="float">
            <text:p>7</text:p>
          </table:table-cell>
          <table:table-cell ns42:value-type="float" table:style-name="ce71" office:value="68" office:value-type="float">
            <text:p>68</text:p>
          </table:table-cell>
          <table:table-cell ns42:value-type="float" table:style-name="ce71" office:value="63" office:value-type="float">
            <text:p>63</text:p>
          </table:table-cell>
          <table:table-cell table:formula="of:=SUM([.N318];[.P318])" ns42:value-type="float" table:style-name="ce71" office:value-type="float" office:value="74">
            <text:p>74</text:p>
          </table:table-cell>
          <table:table-cell table:formula="of:=SUM([.O318];[.Q318])" ns42:value-type="float" table:style-name="ce71" office:value-type="float" office:value="70">
            <text:p>7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Dorp Gasselternijveen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9" office:value-type="float">
            <text:p>19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39" office:value-type="float">
            <text:p>39</text:p>
          </table:table-cell>
          <table:table-cell ns42:value-type="float" table:style-name="ce71" office:value="47" office:value-type="float">
            <text:p>47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319];[.P319])" ns42:value-type="float" table:style-name="ce71" office:value-type="float" office:value="40">
            <text:p>40</text:p>
          </table:table-cell>
          <table:table-cell table:formula="of:=SUM([.O319];[.Q319])" ns42:value-type="float" table:style-name="ce71" office:value-type="float" office:value="47">
            <text:p>47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Dorp Gasselternijveenschemond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03" office:value-type="float">
            <text:p>103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3"/>
          <table:table-cell ns42:value-type="float" table:style-name="ce71" office:value="226" office:value-type="float">
            <text:p>226</text:p>
          </table:table-cell>
          <table:table-cell ns42:value-type="float" table:style-name="ce71" office:value="259" office:value-type="float">
            <text:p>259</text:p>
          </table:table-cell>
          <table:table-cell ns42:value-type="float" table:style-name="ce71" office:value="6" office:value-type="float">
            <text:p>6</text:p>
          </table:table-cell>
          <table:table-cell ns42:value-type="float" table:style-name="ce71" office:value="3" office:value-type="float">
            <text:p>3</text:p>
          </table:table-cell>
          <table:table-cell table:formula="of:=SUM([.N320];[.P320])" ns42:value-type="float" table:style-name="ce71" office:value-type="float" office:value="232">
            <text:p>232</text:p>
          </table:table-cell>
          <table:table-cell table:formula="of:=SUM([.O320];[.Q320])" ns42:value-type="float" table:style-name="ce71" office:value-type="float" office:value="262">
            <text:p>262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3" office:value-type="float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Dorp Gasselternijveenschemond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6" office:value-type="float">
            <text:p>16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37" office:value-type="float">
            <text:p>37</text:p>
          </table:table-cell>
          <table:table-cell ns42:value-type="float" table:style-name="ce71" office:value="27" office:value-type="float">
            <text:p>27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321];[.P321])" ns42:value-type="float" table:style-name="ce71" office:value-type="float" office:value="38">
            <text:p>38</text:p>
          </table:table-cell>
          <table:table-cell table:formula="of:=SUM([.O321];[.Q321])" ns42:value-type="float" table:style-name="ce71" office:value-type="float" office:value="28">
            <text:p>2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09];[.I311:.I312];[.I314];[.I316:.I318];[.I320])" ns42:value-type="float" table:style-name="ce65" office:value-type="float" office:value="348">
            <text:p>348</text:p>
          </table:table-cell>
          <table:table-cell table:formula="of:=SUM([.J309];[.J311:.J312];[.J314];[.J316:.J318];[.J320])" ns42:value-type="float" table:style-name="ce71" office:value-type="float" office:value="32">
            <text:p>32</text:p>
          </table:table-cell>
          <table:table-cell table:formula="of:=SUM([.K309];[.K311:.K312];[.K314];[.K316:.K318];[.K320])" ns42:value-type="float" table:style-name="ce71" office:value-type="float" office:value="0">
            <text:p>0</text:p>
          </table:table-cell>
          <table:table-cell table:formula="of:=SUM([.L309];[.L311:.L312];[.L314];[.L316:.L318];[.L320])" ns42:value-type="float" table:style-name="ce71" office:value-type="float" office:value="45">
            <text:p>45</text:p>
          </table:table-cell>
          <table:table-cell table:formula="of:=SUM([.M309];[.M311:.M312];[.M314];[.M316:.M318];[.M320])" ns42:value-type="float" table:style-name="ce71" office:value-type="float" office:value="0">
            <text:p>0</text:p>
          </table:table-cell>
          <table:table-cell table:formula="of:=SUM([.N309];[.N311:.N312];[.N314];[.N316:.N318];[.N320])" ns42:value-type="float" table:style-name="ce71" office:value-type="float" office:value="803">
            <text:p>803</text:p>
          </table:table-cell>
          <table:table-cell table:formula="of:=SUM([.O309];[.O311:.O312];[.O314];[.O316:.O318];[.O320])" ns42:value-type="float" table:style-name="ce71" office:value-type="float" office:value="816">
            <text:p>816</text:p>
          </table:table-cell>
          <table:table-cell table:formula="of:=SUM([.P309];[.P311:.P312];[.P314];[.P316:.P318];[.P320])" ns42:value-type="float" table:style-name="ce71" office:value-type="float" office:value="104">
            <text:p>104</text:p>
          </table:table-cell>
          <table:table-cell table:formula="of:=SUM([.Q309];[.Q311:.Q312];[.Q314];[.Q316:.Q318];[.Q320])" ns42:value-type="float" table:style-name="ce71" office:value-type="float" office:value="82">
            <text:p>82</text:p>
          </table:table-cell>
          <table:table-cell table:formula="of:=SUM([.R309];[.R311:.R312];[.R314];[.R316:.R318];[.R320])" ns42:value-type="float" table:style-name="ce71" office:value-type="float" office:value="907">
            <text:p>907</text:p>
          </table:table-cell>
          <table:table-cell table:formula="of:=SUM([.S309];[.S311:.S312];[.S314];[.S316:.S318];[.S320])" ns42:value-type="float" table:style-name="ce71" office:value-type="float" office:value="898">
            <text:p>898</text:p>
          </table:table-cell>
          <table:table-cell table:formula="of:=SUM([.T309];[.T311:.T312];[.T314];[.T316:.T318];[.T320])" ns42:value-type="float" table:style-name="ce71" office:value-type="float" office:value="15">
            <text:p>15</text:p>
          </table:table-cell>
          <table:table-cell table:formula="of:=SUM([.U309];[.U311:.U312];[.U314];[.U316:.U318];[.U320])" ns42:value-type="float" table:style-name="ce83" office:value-type="float" office:value="11">
            <text:p>1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10];[.I313];[.I315];[.I319];[.I321])" ns42:value-type="float" table:style-name="ce65" office:value-type="float" office:value="78">
            <text:p>78</text:p>
          </table:table-cell>
          <table:table-cell table:formula="of:=SUM([.J310];[.J313];[.J315];[.J319];[.J321])" ns42:value-type="float" table:style-name="ce71" office:value-type="float" office:value="3">
            <text:p>3</text:p>
          </table:table-cell>
          <table:table-cell table:formula="of:=SUM([.K310];[.K313];[.K315];[.K319];[.K321])" ns42:value-type="float" table:style-name="ce71" office:value-type="float" office:value="0">
            <text:p>0</text:p>
          </table:table-cell>
          <table:table-cell table:formula="of:=SUM([.L310];[.L313];[.L315];[.L319];[.L321])" ns42:value-type="float" table:style-name="ce71" office:value-type="float" office:value="0">
            <text:p>0</text:p>
          </table:table-cell>
          <table:table-cell table:formula="of:=SUM([.M310];[.M313];[.M315];[.M319];[.M321])" ns42:value-type="float" table:style-name="ce71" office:value-type="float" office:value="0">
            <text:p>0</text:p>
          </table:table-cell>
          <table:table-cell table:formula="of:=SUM([.N310];[.N313];[.N315];[.N319];[.N321])" ns42:value-type="float" table:style-name="ce71" office:value-type="float" office:value="184">
            <text:p>184</text:p>
          </table:table-cell>
          <table:table-cell table:formula="of:=SUM([.O310];[.O313];[.O315];[.O319];[.O321])" ns42:value-type="float" table:style-name="ce71" office:value-type="float" office:value="172">
            <text:p>172</text:p>
          </table:table-cell>
          <table:table-cell table:formula="of:=SUM([.P310];[.P313];[.P315];[.P319];[.P321])" ns42:value-type="float" table:style-name="ce71" office:value-type="float" office:value="4">
            <text:p>4</text:p>
          </table:table-cell>
          <table:table-cell table:formula="of:=SUM([.Q310];[.Q313];[.Q315];[.Q319];[.Q321])" ns42:value-type="float" table:style-name="ce71" office:value-type="float" office:value="1">
            <text:p>1</text:p>
          </table:table-cell>
          <table:table-cell table:formula="of:=SUM([.R310];[.R313];[.R315];[.R319];[.R321])" ns42:value-type="float" table:style-name="ce71" office:value-type="float" office:value="188">
            <text:p>188</text:p>
          </table:table-cell>
          <table:table-cell table:formula="of:=SUM([.S310];[.S313];[.S315];[.S319];[.S321])" ns42:value-type="float" table:style-name="ce71" office:value-type="float" office:value="173">
            <text:p>173</text:p>
          </table:table-cell>
          <table:table-cell table:formula="of:=SUM([.T310];[.T313];[.T315];[.T319];[.T321])" ns42:value-type="float" table:style-name="ce71" office:value-type="float" office:value="0">
            <text:p>0</text:p>
          </table:table-cell>
          <table:table-cell table:formula="of:=SUM([.U310];[.U313];[.U315];[.U319];[.U321])" ns42:value-type="float" table:style-name="ce83" office:value-type="float" office:value="1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22:.I323])" ns42:value-type="float" table:style-name="ce65" office:value-type="float" office:value="426">
            <text:p>426</text:p>
          </table:table-cell>
          <table:table-cell table:formula="of:=SUM([.J322:.J323])" ns42:value-type="float" table:style-name="ce71" office:value-type="float" office:value="35">
            <text:p>35</text:p>
          </table:table-cell>
          <table:table-cell table:formula="of:=SUM([.K322:.K323])" ns42:value-type="float" table:style-name="ce71" office:value-type="float" office:value="0">
            <text:p>0</text:p>
          </table:table-cell>
          <table:table-cell table:formula="of:=SUM([.L322:.L323])" ns42:value-type="float" table:style-name="ce71" office:value-type="float" office:value="45">
            <text:p>45</text:p>
          </table:table-cell>
          <table:table-cell table:formula="of:=SUM([.M322:.M323])" ns42:value-type="float" table:style-name="ce71" office:value-type="float" office:value="0">
            <text:p>0</text:p>
          </table:table-cell>
          <table:table-cell table:formula="of:=SUM([.N322:.N323])" ns42:value-type="float" table:style-name="ce71" office:value-type="float" office:value="987">
            <text:p>987</text:p>
          </table:table-cell>
          <table:table-cell table:formula="of:=SUM([.O322:.O323])" ns42:value-type="float" table:style-name="ce71" office:value-type="float" office:value="988">
            <text:p>988</text:p>
          </table:table-cell>
          <table:table-cell table:formula="of:=SUM([.P322:.P323])" ns42:value-type="float" table:style-name="ce71" office:value-type="float" office:value="108">
            <text:p>108</text:p>
          </table:table-cell>
          <table:table-cell table:formula="of:=SUM([.Q322:.Q323])" ns42:value-type="float" table:style-name="ce71" office:value-type="float" office:value="83">
            <text:p>83</text:p>
          </table:table-cell>
          <table:table-cell table:formula="of:=SUM([.R322:.R323])" ns42:value-type="float" table:style-name="ce71" office:value-type="float" office:value="1095">
            <text:p>1095</text:p>
          </table:table-cell>
          <table:table-cell table:formula="of:=SUM([.S322:.S323])" ns42:value-type="float" table:style-name="ce71" office:value-type="float" office:value="1071">
            <text:p>1071</text:p>
          </table:table-cell>
          <table:table-cell table:formula="of:=SUM([.T322:.T323])" ns42:value-type="float" table:style-name="ce71" office:value-type="float" office:value="15">
            <text:p>15</text:p>
          </table:table-cell>
          <table:table-cell table:formula="of:=SUM([.U322:.U323])" ns42:value-type="float" table:style-name="ce83" office:value-type="float" office:value="12">
            <text:p>1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6" office:value-type="float">
            <text:p>6</text:p>
          </table:table-cell>
          <table:table-cell table:style-name="ce71" table:number-columns-repeated="4"/>
          <table:table-cell table:formula="of:=SUM([.N325];[.P325])" ns42:value-type="float" table:style-name="ce71" office:value-type="float" office:value="0">
            <text:p>0</text:p>
          </table:table-cell>
          <table:table-cell table:formula="of:=SUM([.O325];[.Q325])" ns42:value-type="float" table:style-name="ce71" office:value-type="float" office:value="0">
            <text:p>0</text:p>
          </table:table-cell>
          <table:table-cell ns42:value-type="float" table:style-name="ce71" office:value="11" office:value-type="float">
            <text:p>11</text:p>
          </table:table-cell>
          <table:table-cell ns42:value-type="float" table:style-name="ce83" office:value="16" office:value-type="float">
            <text:p>1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/>
          <table:table-cell ns42:value-type="string" table:style-name="ce22" office:value-type="string">
            <text:p>Dorp Gieten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85" office:value-type="float">
            <text:p>85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3"/>
          <table:table-cell ns42:value-type="float" table:style-name="ce71" office:value="200" office:value-type="float">
            <text:p>200</text:p>
          </table:table-cell>
          <table:table-cell ns42:value-type="float" table:style-name="ce71" office:value="178" office:value-type="float">
            <text:p>178</text:p>
          </table:table-cell>
          <table:table-cell ns42:value-type="float" table:style-name="ce71" office:value="5" office:value-type="float">
            <text:p>5</text:p>
          </table:table-cell>
          <table:table-cell table:style-name="ce71"/>
          <table:table-cell table:formula="of:=SUM([.N326];[.P326])" ns42:value-type="float" table:style-name="ce71" office:value-type="float" office:value="205">
            <text:p>205</text:p>
          </table:table-cell>
          <table:table-cell table:formula="of:=SUM([.O326];[.Q326])" ns42:value-type="float" table:style-name="ce71" office:value-type="float" office:value="178">
            <text:p>178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/>
          <table:table-cell ns42:value-type="string" table:style-name="ce22" office:value-type="string">
            <text:p>Dorp Gieten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0" office:value-type="float">
            <text:p>40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office:value="78" table:style-name="ce71" table:number-columns-repeated="2" office:value-type="float">
            <text:p>78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formula="of:=SUM([.N327];[.P327])" ns42:value-type="float" table:style-name="ce71" office:value-type="float" office:value="80">
            <text:p>80</text:p>
          </table:table-cell>
          <table:table-cell table:formula="of:=SUM([.O327];[.Q327])" ns42:value-type="float" table:style-name="ce71" office:value-type="float" office:value="79">
            <text:p>79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Bonn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9" office:value-type="float">
            <text:p>29</text:p>
          </table:table-cell>
          <table:table-cell table:style-name="ce71" table:number-columns-repeated="4"/>
          <table:table-cell ns42:value-type="float" table:style-name="ce71" office:value="69" office:value-type="float">
            <text:p>69</text:p>
          </table:table-cell>
          <table:table-cell ns42:value-type="float" table:style-name="ce71" office:value="58" office:value-type="float">
            <text:p>58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328];[.P328])" ns42:value-type="float" table:style-name="ce71" office:value-type="float" office:value="70">
            <text:p>70</text:p>
          </table:table-cell>
          <table:table-cell table:formula="of:=SUM([.O328];[.Q328])" ns42:value-type="float" table:style-name="ce71" office:value-type="float" office:value="58">
            <text:p>58</text:p>
          </table:table-cell>
          <table:table-cell ns42:value-type="float" table:style-name="ce71" office:value="3" office:value-type="float">
            <text:p>3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Bonn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5" office:value-type="float">
            <text:p>45</text:p>
          </table:table-cell>
          <table:table-cell table:style-name="ce71" table:number-columns-repeated="4"/>
          <table:table-cell ns42:value-type="float" table:style-name="ce71" office:value="98" office:value-type="float">
            <text:p>98</text:p>
          </table:table-cell>
          <table:table-cell ns42:value-type="float" table:style-name="ce71" office:value="100" office:value-type="float">
            <text:p>100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329];[.P329])" ns42:value-type="float" table:style-name="ce71" office:value-type="float" office:value="100">
            <text:p>100</text:p>
          </table:table-cell>
          <table:table-cell table:formula="of:=SUM([.O329];[.Q329])" ns42:value-type="float" table:style-name="ce71" office:value-type="float" office:value="100">
            <text:p>10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Zandvoor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5" office:value-type="float">
            <text:p>15</text:p>
          </table:table-cell>
          <table:table-cell table:style-name="ce71" table:number-columns-repeated="4"/>
          <table:table-cell ns42:value-type="float" table:style-name="ce71" office:value="40" office:value-type="float">
            <text:p>40</text:p>
          </table:table-cell>
          <table:table-cell ns42:value-type="float" table:style-name="ce71" office:value="39" office:value-type="float">
            <text:p>39</text:p>
          </table:table-cell>
          <table:table-cell table:style-name="ce71" table:number-columns-repeated="2"/>
          <table:table-cell table:formula="of:=SUM([.N330];[.P330])" ns42:value-type="float" table:style-name="ce71" office:value-type="float" office:value="40">
            <text:p>40</text:p>
          </table:table-cell>
          <table:table-cell table:formula="of:=SUM([.O330];[.Q330])" ns42:value-type="float" table:style-name="ce71" office:value-type="float" office:value="39">
            <text:p>3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Bonner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4" office:value-type="float">
            <text:p>44</text:p>
          </table:table-cell>
          <table:table-cell table:style-name="ce71" table:number-columns-repeated="4"/>
          <table:table-cell ns42:value-type="float" table:style-name="ce71" office:value="128" office:value-type="float">
            <text:p>128</text:p>
          </table:table-cell>
          <table:table-cell ns42:value-type="float" table:style-name="ce71" office:value="111" office:value-type="float">
            <text:p>111</text:p>
          </table:table-cell>
          <table:table-cell table:style-name="ce71" table:number-columns-repeated="2"/>
          <table:table-cell table:formula="of:=SUM([.N331];[.P331])" ns42:value-type="float" table:style-name="ce71" office:value-type="float" office:value="128">
            <text:p>128</text:p>
          </table:table-cell>
          <table:table-cell table:formula="of:=SUM([.O331];[.Q331])" ns42:value-type="float" table:style-name="ce71" office:value-type="float" office:value="111">
            <text:p>1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Bonnerveen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8" office:value-type="float">
            <text:p>4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28" office:value-type="float">
            <text:p>128</text:p>
          </table:table-cell>
          <table:table-cell ns42:value-type="float" table:style-name="ce71" office:value="124" office:value-type="float">
            <text:p>124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8" office:value-type="float">
            <text:p>8</text:p>
          </table:table-cell>
          <table:table-cell table:formula="of:=SUM([.N332];[.P332])" ns42:value-type="float" table:style-name="ce71" office:value-type="float" office:value="133">
            <text:p>133</text:p>
          </table:table-cell>
          <table:table-cell table:formula="of:=SUM([.O332];[.Q332])" ns42:value-type="float" table:style-name="ce71" office:value-type="float" office:value="132">
            <text:p>132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Gieterve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9" office:value-type="float">
            <text:p>19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49" office:value-type="float">
            <text:p>49</text:p>
          </table:table-cell>
          <table:table-cell ns42:value-type="float" table:style-name="ce71" office:value="42" office:value-type="float">
            <text:p>4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333];[.P333])" ns42:value-type="float" table:style-name="ce71" office:value-type="float" office:value="50">
            <text:p>50</text:p>
          </table:table-cell>
          <table:table-cell table:formula="of:=SUM([.O333];[.Q333])" ns42:value-type="float" table:style-name="ce71" office:value-type="float" office:value="42">
            <text:p>4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Gieter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5" office:value-type="float">
            <text:p>5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09" office:value-type="float">
            <text:p>109</text:p>
          </table:table-cell>
          <table:table-cell ns42:value-type="float" table:style-name="ce71" office:value="125" office:value-type="float">
            <text:p>125</text:p>
          </table:table-cell>
          <table:table-cell ns42:value-type="float" office:value="4" table:style-name="ce71" table:number-columns-repeated="2" office:value-type="float">
            <text:p>4</text:p>
          </table:table-cell>
          <table:table-cell table:formula="of:=SUM([.N334];[.P334])" ns42:value-type="float" table:style-name="ce71" office:value-type="float" office:value="113">
            <text:p>113</text:p>
          </table:table-cell>
          <table:table-cell table:formula="of:=SUM([.O334];[.Q334])" ns42:value-type="float" table:style-name="ce71" office:value-type="float" office:value="129">
            <text:p>129</text:p>
          </table:table-cell>
          <table:table-cell table:style-name="ce71"/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Gieterveen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9" office:value-type="float">
            <text:p>69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71" office:value-type="float">
            <text:p>171</text:p>
          </table:table-cell>
          <table:table-cell ns42:value-type="float" table:style-name="ce71" office:value="170" office:value-type="float">
            <text:p>170</text:p>
          </table:table-cell>
          <table:table-cell ns42:value-type="float" table:style-name="ce71" office:value="7" office:value-type="float">
            <text:p>7</text:p>
          </table:table-cell>
          <table:table-cell ns42:value-type="float" table:style-name="ce71" office:value="1" office:value-type="float">
            <text:p>1</text:p>
          </table:table-cell>
          <table:table-cell table:formula="of:=SUM([.N335];[.P335])" ns42:value-type="float" table:style-name="ce71" office:value-type="float" office:value="178">
            <text:p>178</text:p>
          </table:table-cell>
          <table:table-cell table:formula="of:=SUM([.O335];[.Q335])" ns42:value-type="float" table:style-name="ce71" office:value-type="float" office:value="171">
            <text:p>171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26];[.I328];[.I333])" ns42:value-type="float" table:style-name="ce65" office:value-type="float" office:value="133">
            <text:p>133</text:p>
          </table:table-cell>
          <table:table-cell table:formula="of:=SUM([.J326];[.J328];[.J333])" ns42:value-type="float" table:style-name="ce71" office:value-type="float" office:value="8">
            <text:p>8</text:p>
          </table:table-cell>
          <table:table-cell table:formula="of:=SUM([.K326];[.K328];[.K333])" ns42:value-type="float" table:style-name="ce71" office:value-type="float" office:value="0">
            <text:p>0</text:p>
          </table:table-cell>
          <table:table-cell table:formula="of:=SUM([.L326];[.L328];[.L333])" ns42:value-type="float" table:style-name="ce71" office:value-type="float" office:value="0">
            <text:p>0</text:p>
          </table:table-cell>
          <table:table-cell table:formula="of:=SUM([.M326];[.M328];[.M333])" ns42:value-type="float" table:style-name="ce71" office:value-type="float" office:value="0">
            <text:p>0</text:p>
          </table:table-cell>
          <table:table-cell table:formula="of:=SUM([.N326];[.N328];[.N333])" ns42:value-type="float" table:style-name="ce71" office:value-type="float" office:value="318">
            <text:p>318</text:p>
          </table:table-cell>
          <table:table-cell table:formula="of:=SUM([.O326];[.O328];[.O333])" ns42:value-type="float" table:style-name="ce71" office:value-type="float" office:value="278">
            <text:p>278</text:p>
          </table:table-cell>
          <table:table-cell table:formula="of:=SUM([.P326];[.P328];[.P333])" ns42:value-type="float" table:style-name="ce71" office:value-type="float" office:value="7">
            <text:p>7</text:p>
          </table:table-cell>
          <table:table-cell table:formula="of:=SUM([.Q326];[.Q328];[.Q333])" ns42:value-type="float" table:style-name="ce71" office:value-type="float" office:value="0">
            <text:p>0</text:p>
          </table:table-cell>
          <table:table-cell table:formula="of:=SUM([.R326];[.R328];[.R333])" ns42:value-type="float" table:style-name="ce71" office:value-type="float" office:value="325">
            <text:p>325</text:p>
          </table:table-cell>
          <table:table-cell table:formula="of:=SUM([.S326];[.S328];[.S333])" ns42:value-type="float" table:style-name="ce71" office:value-type="float" office:value="278">
            <text:p>278</text:p>
          </table:table-cell>
          <table:table-cell table:formula="of:=SUM([.T326];[.T328];[.T333])" ns42:value-type="float" table:style-name="ce71" office:value-type="float" office:value="6">
            <text:p>6</text:p>
          </table:table-cell>
          <table:table-cell table:formula="of:=SUM([.U326];[.U328];[.U333])" ns42:value-type="float" table:style-name="ce83" office:value-type="float" office:value="1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27];[.I329:.I332];[.I334:.I335])" ns42:value-type="float" table:style-name="ce65" office:value-type="float" office:value="316">
            <text:p>316</text:p>
          </table:table-cell>
          <table:table-cell table:formula="of:=SUM([.J327];[.J329:.J332];[.J334:.J335])" ns42:value-type="float" table:style-name="ce71" office:value-type="float" office:value="5">
            <text:p>5</text:p>
          </table:table-cell>
          <table:table-cell table:formula="of:=SUM([.K327];[.K329:.K332];[.K334:.K335])" ns42:value-type="float" table:style-name="ce71" office:value-type="float" office:value="0">
            <text:p>0</text:p>
          </table:table-cell>
          <table:table-cell table:formula="of:=SUM([.L327];[.L329:.L332];[.L334:.L335])" ns42:value-type="float" table:style-name="ce71" office:value-type="float" office:value="0">
            <text:p>0</text:p>
          </table:table-cell>
          <table:table-cell table:formula="of:=SUM([.M327];[.M329:.M332];[.M334:.M335])" ns42:value-type="float" table:style-name="ce71" office:value-type="float" office:value="0">
            <text:p>0</text:p>
          </table:table-cell>
          <table:table-cell table:formula="of:=SUM([.N327];[.N329:.N332];[.N334:.N335])" ns42:value-type="float" table:style-name="ce71" office:value-type="float" office:value="752">
            <text:p>752</text:p>
          </table:table-cell>
          <table:table-cell table:formula="of:=SUM([.O327];[.O329:.O332];[.O334:.O335])" ns42:value-type="float" table:style-name="ce71" office:value-type="float" office:value="747">
            <text:p>747</text:p>
          </table:table-cell>
          <table:table-cell table:formula="of:=SUM([.P327];[.P329:.P332];[.P334:.P335])" ns42:value-type="float" table:style-name="ce71" office:value-type="float" office:value="20">
            <text:p>20</text:p>
          </table:table-cell>
          <table:table-cell table:formula="of:=SUM([.Q327];[.Q329:.Q332];[.Q334:.Q335])" ns42:value-type="float" table:style-name="ce71" office:value-type="float" office:value="14">
            <text:p>14</text:p>
          </table:table-cell>
          <table:table-cell table:formula="of:=SUM([.R327];[.R329:.R332];[.R334:.R335])" ns42:value-type="float" table:style-name="ce71" office:value-type="float" office:value="772">
            <text:p>772</text:p>
          </table:table-cell>
          <table:table-cell table:formula="of:=SUM([.S327];[.S329:.S332];[.S334:.S335])" ns42:value-type="float" table:style-name="ce71" office:value-type="float" office:value="761">
            <text:p>761</text:p>
          </table:table-cell>
          <table:table-cell table:formula="of:=SUM([.T327];[.T329:.T332];[.T334:.T335])" ns42:value-type="float" table:style-name="ce71" office:value-type="float" office:value="3">
            <text:p>3</text:p>
          </table:table-cell>
          <table:table-cell table:formula="of:=SUM([.U327];[.U329:.U332];[.U334:.U335])" ns42:value-type="float" table:style-name="ce83" office:value-type="float" office:value="5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36:.I337])" ns42:value-type="float" table:style-name="ce65" office:value-type="float" office:value="449">
            <text:p>449</text:p>
          </table:table-cell>
          <table:table-cell table:formula="of:=SUM([.J336:.J337])" ns42:value-type="float" table:style-name="ce71" office:value-type="float" office:value="13">
            <text:p>13</text:p>
          </table:table-cell>
          <table:table-cell table:formula="of:=SUM([.K336:.K337])" ns42:value-type="float" table:style-name="ce71" office:value-type="float" office:value="0">
            <text:p>0</text:p>
          </table:table-cell>
          <table:table-cell table:formula="of:=SUM([.L336:.L337])" ns42:value-type="float" table:style-name="ce71" office:value-type="float" office:value="0">
            <text:p>0</text:p>
          </table:table-cell>
          <table:table-cell table:formula="of:=SUM([.M336:.M337])" ns42:value-type="float" table:style-name="ce71" office:value-type="float" office:value="0">
            <text:p>0</text:p>
          </table:table-cell>
          <table:table-cell table:formula="of:=SUM([.N336:.N337])" ns42:value-type="float" table:style-name="ce71" office:value-type="float" office:value="1070">
            <text:p>1070</text:p>
          </table:table-cell>
          <table:table-cell table:formula="of:=SUM([.O336:.O337])" ns42:value-type="float" table:style-name="ce71" office:value-type="float" office:value="1025">
            <text:p>1025</text:p>
          </table:table-cell>
          <table:table-cell table:formula="of:=SUM([.P336:.P337])" ns42:value-type="float" table:style-name="ce71" office:value-type="float" office:value="27">
            <text:p>27</text:p>
          </table:table-cell>
          <table:table-cell table:formula="of:=SUM([.Q336:.Q337])" ns42:value-type="float" table:style-name="ce71" office:value-type="float" office:value="14">
            <text:p>14</text:p>
          </table:table-cell>
          <table:table-cell table:formula="of:=SUM([.R336:.R337])" ns42:value-type="float" table:style-name="ce71" office:value-type="float" office:value="1097">
            <text:p>1097</text:p>
          </table:table-cell>
          <table:table-cell table:formula="of:=SUM([.S336:.S337])" ns42:value-type="float" table:style-name="ce71" office:value-type="float" office:value="1039">
            <text:p>1039</text:p>
          </table:table-cell>
          <table:table-cell table:formula="of:=SUM([.T336:.T337])" ns42:value-type="float" table:style-name="ce71" office:value-type="float" office:value="9">
            <text:p>9</text:p>
          </table:table-cell>
          <table:table-cell table:formula="of:=SUM([.U336:.U337])" ns42:value-type="float" table:style-name="ce83" office:value-type="float" office:value="6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7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Personen die bij de volkstelling verklaard hebben in de gemeente te wonen, doch wier woonplaats daar niet is gevonden</text:p>
          </table:table-cell>
          <table:table-cell table:style-name="ce58"/>
          <table:table-cell table:style-name="ce65"/>
          <table:table-cell table:style-name="ce71" table:number-columns-repeated="6"/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339];[.P339])" ns42:value-type="float" table:style-name="ce71" office:value-type="float" office:value="1">
            <text:p>1</text:p>
          </table:table-cell>
          <table:table-cell table:formula="of:=SUM([.O339];[.Q339])" ns42:value-type="float" table:style-name="ce71" office:value-type="float" office:value="0">
            <text:p>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38:.I339])" ns42:value-type="float" table:style-name="ce65" office:value-type="float" office:value="449">
            <text:p>449</text:p>
          </table:table-cell>
          <table:table-cell table:formula="of:=SUM([.J338:.J339])" ns42:value-type="float" table:style-name="ce71" office:value-type="float" office:value="13">
            <text:p>13</text:p>
          </table:table-cell>
          <table:table-cell table:formula="of:=SUM([.K338:.K339])" ns42:value-type="float" table:style-name="ce71" office:value-type="float" office:value="0">
            <text:p>0</text:p>
          </table:table-cell>
          <table:table-cell table:formula="of:=SUM([.L338:.L339])" ns42:value-type="float" table:style-name="ce71" office:value-type="float" office:value="0">
            <text:p>0</text:p>
          </table:table-cell>
          <table:table-cell table:formula="of:=SUM([.M338:.M339])" ns42:value-type="float" table:style-name="ce71" office:value-type="float" office:value="0">
            <text:p>0</text:p>
          </table:table-cell>
          <table:table-cell table:formula="of:=SUM([.N338:.N339])" ns42:value-type="float" table:style-name="ce71" office:value-type="float" office:value="1070">
            <text:p>1070</text:p>
          </table:table-cell>
          <table:table-cell table:formula="of:=SUM([.O338:.O339])" ns42:value-type="float" table:style-name="ce71" office:value-type="float" office:value="1025">
            <text:p>1025</text:p>
          </table:table-cell>
          <table:table-cell table:formula="of:=SUM([.P338:.P339])" ns42:value-type="float" table:style-name="ce71" office:value-type="float" office:value="28">
            <text:p>28</text:p>
          </table:table-cell>
          <table:table-cell table:formula="of:=SUM([.Q338:.Q339])" ns42:value-type="float" table:style-name="ce71" office:value-type="float" office:value="14">
            <text:p>14</text:p>
          </table:table-cell>
          <table:table-cell table:formula="of:=SUM([.R338:.R339])" ns42:value-type="float" table:style-name="ce71" office:value-type="float" office:value="1098">
            <text:p>1098</text:p>
          </table:table-cell>
          <table:table-cell table:formula="of:=SUM([.S338:.S339])" ns42:value-type="float" table:style-name="ce71" office:value-type="float" office:value="1039">
            <text:p>1039</text:p>
          </table:table-cell>
          <table:table-cell table:formula="of:=SUM([.T338:.T339])" ns42:value-type="float" table:style-name="ce71" office:value-type="float" office:value="9">
            <text:p>9</text:p>
          </table:table-cell>
          <table:table-cell table:formula="of:=SUM([.U338:.U339])" ns42:value-type="float" table:style-name="ce83" office:value-type="float" office:value="6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3" office:value-type="float">
            <text:p>3</text:p>
          </table:table-cell>
          <table:table-cell table:style-name="ce71" table:number-columns-repeated="4"/>
          <table:table-cell table:formula="of:=SUM([.N341];[.P341])" ns42:value-type="float" table:style-name="ce71" office:value-type="float" office:value="0">
            <text:p>0</text:p>
          </table:table-cell>
          <table:table-cell table:formula="of:=SUM([.O341];[.Q341])" ns42:value-type="float" table:style-name="ce71" office:value-type="float" office:value="0">
            <text:p>0</text:p>
          </table:table-cell>
          <table:table-cell ns42:value-type="float" table:style-name="ce71" office:value="9" office:value-type="float">
            <text:p>9</text:p>
          </table:table-cell>
          <table:table-cell ns42:value-type="float" table:style-name="ce83" office:value="7" office:value-type="float">
            <text:p>7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Dorp Havelte</text:p>
          </table:table-cell>
          <table:table-cell ns42:value-type="string" table:style-name="ce22" office:value-type="string">
            <text:p>Wijk H</text:p>
          </table:table-cell>
          <table:table-cell ns42:value-type="string" table:style-name="ce22" office:value-type="string">
            <text:p>Oost- en Westerhesselt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55" office:value-type="float">
            <text:p>55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122" office:value-type="float">
            <text:p>122</text:p>
          </table:table-cell>
          <table:table-cell ns42:value-type="float" table:style-name="ce71" office:value="142" office:value-type="float">
            <text:p>142</text:p>
          </table:table-cell>
          <table:table-cell ns42:value-type="float" office:value="3" table:style-name="ce71" table:number-columns-repeated="2" office:value-type="float">
            <text:p>3</text:p>
          </table:table-cell>
          <table:table-cell table:formula="of:=SUM([.N342];[.P342])" ns42:value-type="float" table:style-name="ce71" office:value-type="float" office:value="125">
            <text:p>125</text:p>
          </table:table-cell>
          <table:table-cell table:formula="of:=SUM([.O342];[.Q342])" ns42:value-type="float" table:style-name="ce71" office:value-type="float" office:value="145">
            <text:p>145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Dorp Havelte</text:p>
          </table:table-cell>
          <table:table-cell ns42:value-type="string" table:style-name="ce22" office:value-type="string">
            <text:p>Wijk H</text:p>
          </table:table-cell>
          <table:table-cell ns42:value-type="string" table:style-name="ce28" office:value-type="string">
            <text:p><text:span text:style-name="T8"><text:a xlink:type="simple" xlink:href="#Drenthe.A887">Eursinge</text:a></text:span>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6" office:value-type="float">
            <text:p>26</text:p>
          </table:table-cell>
          <table:table-cell table:style-name="ce71" table:number-columns-repeated="4"/>
          <table:table-cell ns42:value-type="float" table:style-name="ce71" office:value="80" office:value-type="float">
            <text:p>80</text:p>
          </table:table-cell>
          <table:table-cell ns42:value-type="float" table:style-name="ce71" office:value="73" office:value-type="float">
            <text:p>73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343];[.P343])" ns42:value-type="float" table:style-name="ce71" office:value-type="float" office:value="81">
            <text:p>81</text:p>
          </table:table-cell>
          <table:table-cell table:formula="of:=SUM([.O343];[.Q343])" ns42:value-type="float" table:style-name="ce71" office:value-type="float" office:value="74">
            <text:p>7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Dorp Havelte</text:p>
          </table:table-cell>
          <table:table-cell ns42:value-type="string" table:style-name="ce22" office:value-type="string">
            <text:p>Wijk H</text:p>
          </table:table-cell>
          <table:table-cell ns42:value-type="string" table:style-name="ce28" office:value-type="string">
            <text:p><text:span text:style-name="T8"><text:a xlink:type="simple" xlink:href="#Drenthe.A887">Darp</text:a></text:span>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32" office:value-type="float">
            <text:p>32</text:p>
          </table:table-cell>
          <table:table-cell table:style-name="ce71" table:number-columns-repeated="4"/>
          <table:table-cell ns42:value-type="float" table:style-name="ce71" office:value="69" office:value-type="float">
            <text:p>69</text:p>
          </table:table-cell>
          <table:table-cell ns42:value-type="float" table:style-name="ce71" office:value="62" office:value-type="float">
            <text:p>62</text:p>
          </table:table-cell>
          <table:table-cell table:style-name="ce71" table:number-columns-repeated="2"/>
          <table:table-cell table:formula="of:=SUM([.N344];[.P344])" ns42:value-type="float" table:style-name="ce71" office:value-type="float" office:value="69">
            <text:p>69</text:p>
          </table:table-cell>
          <table:table-cell table:formula="of:=SUM([.O344];[.Q344])" ns42:value-type="float" table:style-name="ce71" office:value-type="float" office:value="62">
            <text:p>62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Dorp Havelte</text:p>
          </table:table-cell>
          <table:table-cell ns42:value-type="string" table:style-name="ce22" office:value-type="string">
            <text:p>Wijk H</text:p>
          </table:table-cell>
          <table:table-cell ns42:value-type="string" table:style-name="ce28" office:value-type="string">
            <text:p><text:span text:style-name="T8"><text:a xlink:type="simple" xlink:href="#Drenthe.A887">De Wal</text:a></text:span>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7" office:value-type="float">
            <text:p>2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67" office:value-type="float">
            <text:p>67</text:p>
          </table:table-cell>
          <table:table-cell ns42:value-type="float" table:style-name="ce71" office:value="54" office:value-type="float">
            <text:p>54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345];[.P345])" ns42:value-type="float" table:style-name="ce71" office:value-type="float" office:value="68">
            <text:p>68</text:p>
          </table:table-cell>
          <table:table-cell table:formula="of:=SUM([.O345];[.Q345])" ns42:value-type="float" table:style-name="ce71" office:value-type="float" office:value="54">
            <text:p>5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Dorp Havelte</text:p>
          </table:table-cell>
          <table:table-cell ns42:value-type="string" table:style-name="ce22" office:value-type="string">
            <text:p>Wijk H</text:p>
          </table:table-cell>
          <table:table-cell ns42:value-type="string" table:style-name="ce22" office:value-type="string">
            <text:p>Oost- en Westerhesselte</text:p>
          </table:table-cell>
          <table:table-cell ns42:value-type="string" table:style-name="ce44" office:value-type="string">
            <text:p>Armwerkhuis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11" office:value-type="float">
            <text:p>11</text:p>
          </table:table-cell>
          <table:table-cell ns42:value-type="float" table:style-name="ce71" office:value="10" office:value-type="float">
            <text:p>10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346];[.P346])" ns42:value-type="float" table:style-name="ce71" office:value-type="float" office:value="12">
            <text:p>12</text:p>
          </table:table-cell>
          <table:table-cell table:formula="of:=SUM([.O346];[.Q346])" ns42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Dorp Havelte</text:p>
          </table:table-cell>
          <table:table-cell ns42:value-type="string" table:style-name="ce22" office:value-type="string">
            <text:p>Wijk H</text:p>
          </table:table-cell>
          <table:table-cell ns42:value-type="string" table:style-name="ce22" office:value-type="string">
            <text:p>Oost- en Westerhesselte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6" office:value-type="float">
            <text:p>16</text:p>
          </table:table-cell>
          <table:table-cell ns42:value-type="float" table:style-name="ce71" office:value="18" office:value-type="float">
            <text:p>18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347];[.P347])" ns42:value-type="float" table:style-name="ce71" office:value-type="float" office:value="17">
            <text:p>17</text:p>
          </table:table-cell>
          <table:table-cell table:formula="of:=SUM([.O347];[.Q347])" ns42:value-type="float" table:style-name="ce71" office:value-type="float" office:value="18">
            <text:p>1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Dorp Havelte</text:p>
          </table:table-cell>
          <table:table-cell ns42:value-type="string" table:style-name="ce22" office:value-type="string">
            <text:p>Wijk H</text:p>
          </table:table-cell>
          <table:table-cell ns42:value-type="string" table:style-name="ce22" office:value-type="string">
            <text:p>Eursinge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5" office:value-type="float">
            <text:p>15</text:p>
          </table:table-cell>
          <table:table-cell table:style-name="ce71" table:number-columns-repeated="4"/>
          <table:table-cell ns42:value-type="float" table:style-name="ce71" office:value="39" office:value-type="float">
            <text:p>39</text:p>
          </table:table-cell>
          <table:table-cell ns42:value-type="float" table:style-name="ce71" office:value="41" office:value-type="float">
            <text:p>41</text:p>
          </table:table-cell>
          <table:table-cell table:style-name="ce71" table:number-columns-repeated="2"/>
          <table:table-cell table:formula="of:=SUM([.N348];[.P348])" ns42:value-type="float" table:style-name="ce71" office:value-type="float" office:value="39">
            <text:p>39</text:p>
          </table:table-cell>
          <table:table-cell table:formula="of:=SUM([.O348];[.Q348])" ns42:value-type="float" table:style-name="ce71" office:value-type="float" office:value="41">
            <text:p>4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Dorp Havelte</text:p>
          </table:table-cell>
          <table:table-cell ns42:value-type="string" table:style-name="ce22" office:value-type="string">
            <text:p>Wijk H</text:p>
          </table:table-cell>
          <table:table-cell ns42:value-type="string" table:style-name="ce22" office:value-type="string">
            <text:p>Darp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25" office:value-type="float">
            <text:p>25</text:p>
          </table:table-cell>
          <table:table-cell ns42:value-type="float" table:style-name="ce71" office:value="34" office:value-type="float">
            <text:p>34</text:p>
          </table:table-cell>
          <table:table-cell table:style-name="ce71" table:number-columns-repeated="2"/>
          <table:table-cell table:formula="of:=SUM([.N349];[.P349])" ns42:value-type="float" table:style-name="ce71" office:value-type="float" office:value="25">
            <text:p>25</text:p>
          </table:table-cell>
          <table:table-cell table:formula="of:=SUM([.O349];[.Q349])" ns42:value-type="float" table:style-name="ce71" office:value-type="float" office:value="34">
            <text:p>3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Dorp Havelte</text:p>
          </table:table-cell>
          <table:table-cell ns42:value-type="string" table:style-name="ce22" office:value-type="string">
            <text:p>Wijk H</text:p>
          </table:table-cell>
          <table:table-cell ns42:value-type="string" table:style-name="ce22" office:value-type="string">
            <text:p>De Wal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office:value="18" table:style-name="ce71" table:number-columns-repeated="2" office:value-type="float">
            <text:p>18</text:p>
          </table:table-cell>
          <table:table-cell table:style-name="ce71" table:number-columns-repeated="2"/>
          <table:table-cell table:formula="of:=SUM([.N350];[.P350])" ns42:value-type="float" table:style-name="ce71" office:value-type="float" office:value="18">
            <text:p>18</text:p>
          </table:table-cell>
          <table:table-cell table:formula="of:=SUM([.O350];[.Q350])" ns42:value-type="float" table:style-name="ce71" office:value-type="float" office:value="18">
            <text:p>1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Gehucht Uffelte</text:p>
          </table:table-cell>
          <table:table-cell ns42:value-type="string" table:style-name="ce22" office:value-type="string">
            <text:p>Wijk U</text:p>
          </table:table-cell>
          <table:table-cell ns42:value-type="string" table:style-name="ce22" office:value-type="string">
            <text:p>Uffeltervaartstreek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58" office:value-type="float">
            <text:p>5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22" office:value-type="float">
            <text:p>122</text:p>
          </table:table-cell>
          <table:table-cell ns42:value-type="float" table:style-name="ce71" office:value="118" office:value-type="float">
            <text:p>118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71" office:value="1" office:value-type="float">
            <text:p>1</text:p>
          </table:table-cell>
          <table:table-cell table:formula="of:=SUM([.N351];[.P351])" ns42:value-type="float" table:style-name="ce71" office:value-type="float" office:value="130">
            <text:p>130</text:p>
          </table:table-cell>
          <table:table-cell table:formula="of:=SUM([.O351];[.Q351])" ns42:value-type="float" table:style-name="ce71" office:value-type="float" office:value="119">
            <text:p>11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Gehucht Uffelte</text:p>
          </table:table-cell>
          <table:table-cell ns42:value-type="string" table:style-name="ce22" office:value-type="string">
            <text:p>Wijk U</text:p>
          </table:table-cell>
          <table:table-cell ns42:value-type="string" table:style-name="ce22" office:value-type="string">
            <text:p>Uffelter Oosteind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31" office:value-type="float">
            <text:p>31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93" office:value-type="float">
            <text:p>93</text:p>
          </table:table-cell>
          <table:table-cell ns42:value-type="float" table:style-name="ce71" office:value="90" office:value-type="float">
            <text:p>90</text:p>
          </table:table-cell>
          <table:table-cell table:style-name="ce71" table:number-columns-repeated="2"/>
          <table:table-cell table:formula="of:=SUM([.N352];[.P352])" ns42:value-type="float" table:style-name="ce71" office:value-type="float" office:value="93">
            <text:p>93</text:p>
          </table:table-cell>
          <table:table-cell table:formula="of:=SUM([.O352];[.Q352])" ns42:value-type="float" table:style-name="ce71" office:value-type="float" office:value="90">
            <text:p>9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Gehucht Uffelte</text:p>
          </table:table-cell>
          <table:table-cell ns42:value-type="string" table:style-name="ce22" office:value-type="string">
            <text:p>Wijk U</text:p>
          </table:table-cell>
          <table:table-cell ns42:value-type="string" table:style-name="ce22" office:value-type="string">
            <text:p>Uffelter Westeind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47" office:value-type="float">
            <text:p>47</text:p>
          </table:table-cell>
          <table:table-cell table:style-name="ce71" table:number-columns-repeated="4"/>
          <table:table-cell ns42:value-type="float" table:style-name="ce71" office:value="128" office:value-type="float">
            <text:p>128</text:p>
          </table:table-cell>
          <table:table-cell ns42:value-type="float" table:style-name="ce71" office:value="118" office:value-type="float">
            <text:p>118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353];[.P353])" ns42:value-type="float" table:style-name="ce71" office:value-type="float" office:value="129">
            <text:p>129</text:p>
          </table:table-cell>
          <table:table-cell table:formula="of:=SUM([.O353];[.Q353])" ns42:value-type="float" table:style-name="ce71" office:value-type="float" office:value="118">
            <text:p>11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22" office:value-type="string">
            <text:p>Waterschap Uffelte</text:p>
          </table:table-cell>
          <table:table-cell ns42:value-type="string" table:style-name="ce22" office:value-type="string">
            <text:p>Gehucht Uffelte</text:p>
          </table:table-cell>
          <table:table-cell ns42:value-type="string" table:style-name="ce22" office:value-type="string">
            <text:p>Wijk U</text:p>
          </table:table-cell>
          <table:table-cell ns42:value-type="string" table:style-name="ce22" office:value-type="string">
            <text:p>Uffeltervaartstree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4" office:value-type="float">
            <text:p>4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2"/>
          <table:table-cell table:formula="of:=SUM([.N354];[.P354])" ns42:value-type="float" table:style-name="ce71" office:value-type="float" office:value="4">
            <text:p>4</text:p>
          </table:table-cell>
          <table:table-cell table:formula="of:=SUM([.O354];[.Q354])" ns42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Gehucht Uffelte</text:p>
          </table:table-cell>
          <table:table-cell ns42:value-type="string" table:style-name="ce22" office:value-type="string">
            <text:p>Wijk U</text:p>
          </table:table-cell>
          <table:table-cell ns42:value-type="string" table:style-name="ce22" office:value-type="string">
            <text:p>Uffeltervaartstreek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1" office:value-type="float">
            <text:p>31</text:p>
          </table:table-cell>
          <table:table-cell table:style-name="ce71" table:number-columns-repeated="4"/>
          <table:table-cell ns42:value-type="float" table:style-name="ce71" office:value="64" office:value-type="float">
            <text:p>64</text:p>
          </table:table-cell>
          <table:table-cell ns42:value-type="float" table:style-name="ce71" office:value="72" office:value-type="float">
            <text:p>72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355];[.P355])" ns42:value-type="float" table:style-name="ce71" office:value-type="float" office:value="66">
            <text:p>66</text:p>
          </table:table-cell>
          <table:table-cell table:formula="of:=SUM([.O355];[.Q355])" ns42:value-type="float" table:style-name="ce71" office:value-type="float" office:value="72">
            <text:p>72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Gehucht Uffelte</text:p>
          </table:table-cell>
          <table:table-cell ns42:value-type="string" table:style-name="ce22" office:value-type="string">
            <text:p>Wijk U</text:p>
          </table:table-cell>
          <table:table-cell ns42:value-type="string" table:style-name="ce22" office:value-type="string">
            <text:p>Uffelter Oostein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14" office:value-type="float">
            <text:p>14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2"/>
          <table:table-cell table:formula="of:=SUM([.N356];[.P356])" ns42:value-type="float" table:style-name="ce71" office:value-type="float" office:value="14">
            <text:p>14</text:p>
          </table:table-cell>
          <table:table-cell table:formula="of:=SUM([.O356];[.Q356])" ns42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Gehucht Uffelte</text:p>
          </table:table-cell>
          <table:table-cell ns42:value-type="string" table:style-name="ce22" office:value-type="string">
            <text:p>Wijk U</text:p>
          </table:table-cell>
          <table:table-cell ns42:value-type="string" table:style-name="ce22" office:value-type="string">
            <text:p>Uffelter Westein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8" office:value-type="float">
            <text:p>18</text:p>
          </table:table-cell>
          <table:table-cell ns42:value-type="float" table:style-name="ce71" office:value="15" office:value-type="float">
            <text:p>15</text:p>
          </table:table-cell>
          <table:table-cell table:style-name="ce71" table:number-columns-repeated="2"/>
          <table:table-cell table:formula="of:=SUM([.N357];[.P357])" ns42:value-type="float" table:style-name="ce71" office:value-type="float" office:value="18">
            <text:p>18</text:p>
          </table:table-cell>
          <table:table-cell table:formula="of:=SUM([.O357];[.Q357])" ns42:value-type="float" table:style-name="ce71" office:value-type="float" office:value="15">
            <text:p>1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Gehucht Veendijk</text:p>
          </table:table-cell>
          <table:table-cell ns42:value-type="string" table:style-name="ce22" office:value-type="string">
            <text:p>Wijk V</text:p>
          </table:table-cell>
          <table:table-cell ns42:value-type="string" table:style-name="ce22" office:value-type="string">
            <text:p>Veendijk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36" office:value-type="float">
            <text:p>36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68" office:value-type="float">
            <text:p>68</text:p>
          </table:table-cell>
          <table:table-cell ns42:value-type="float" table:style-name="ce71" office:value="73" office:value-type="float">
            <text:p>73</text:p>
          </table:table-cell>
          <table:table-cell table:style-name="ce71" table:number-columns-repeated="2"/>
          <table:table-cell table:formula="of:=SUM([.N358];[.P358])" ns42:value-type="float" table:style-name="ce71" office:value-type="float" office:value="68">
            <text:p>68</text:p>
          </table:table-cell>
          <table:table-cell table:formula="of:=SUM([.O358];[.Q358])" ns42:value-type="float" table:style-name="ce71" office:value-type="float" office:value="73">
            <text:p>7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Gehucht Veendijk</text:p>
          </table:table-cell>
          <table:table-cell ns42:value-type="string" table:style-name="ce22" office:value-type="string">
            <text:p>Wijk V</text:p>
          </table:table-cell>
          <table:table-cell ns42:value-type="string" table:style-name="ce22" office:value-type="string">
            <text:p>Nijentap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3" office:value-type="float">
            <text:p>3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2"/>
          <table:table-cell table:formula="of:=SUM([.N359];[.P359])" ns42:value-type="float" table:style-name="ce71" office:value-type="float" office:value="3">
            <text:p>3</text:p>
          </table:table-cell>
          <table:table-cell table:formula="of:=SUM([.O359];[.Q359])" ns42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Gehucht Veendijk</text:p>
          </table:table-cell>
          <table:table-cell ns42:value-type="string" table:style-name="ce22" office:value-type="string">
            <text:p>Wijk V</text:p>
          </table:table-cell>
          <table:table-cell ns42:value-type="string" table:style-name="ce22" office:value-type="string">
            <text:p>Veend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6" office:value-type="float">
            <text:p>26</text:p>
          </table:table-cell>
          <table:table-cell table:style-name="ce71" table:number-columns-repeated="4"/>
          <table:table-cell ns42:value-type="float" table:style-name="ce71" office:value="62" office:value-type="float">
            <text:p>62</text:p>
          </table:table-cell>
          <table:table-cell ns42:value-type="float" table:style-name="ce71" office:value="67" office:value-type="float">
            <text:p>67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formula="of:=SUM([.N360];[.P360])" ns42:value-type="float" table:style-name="ce71" office:value-type="float" office:value="64">
            <text:p>64</text:p>
          </table:table-cell>
          <table:table-cell table:formula="of:=SUM([.O360];[.Q360])" ns42:value-type="float" table:style-name="ce71" office:value-type="float" office:value="68">
            <text:p>68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Gehucht Veendijk</text:p>
          </table:table-cell>
          <table:table-cell ns42:value-type="string" table:style-name="ce22" office:value-type="string">
            <text:p>Wijk V</text:p>
          </table:table-cell>
          <table:table-cell ns42:value-type="string" table:style-name="ce22" office:value-type="string">
            <text:p>Nijentap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4" office:value-type="float">
            <text:p>4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361];[.P361])" ns42:value-type="float" table:style-name="ce71" office:value-type="float" office:value="4">
            <text:p>4</text:p>
          </table:table-cell>
          <table:table-cell table:formula="of:=SUM([.O361];[.Q361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8" office:value-type="string">
            <text:p><text:span text:style-name="T8"><text:a xlink:type="simple" xlink:href="#Drenthe.A888">Gehucht Havelterberg</text:a></text:span></text:p>
          </table:table-cell>
          <table:table-cell ns42:value-type="string" table:style-name="ce22" office:value-type="string">
            <text:p>Wijk V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5" office:value-type="float">
            <text:p>1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36" office:value-type="float">
            <text:p>36</text:p>
          </table:table-cell>
          <table:table-cell ns42:value-type="float" table:style-name="ce71" office:value="39" office:value-type="float">
            <text:p>39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362];[.P362])" ns42:value-type="float" table:style-name="ce71" office:value-type="float" office:value="37">
            <text:p>37</text:p>
          </table:table-cell>
          <table:table-cell table:formula="of:=SUM([.O362];[.Q362])" ns42:value-type="float" table:style-name="ce71" office:value-type="float" office:value="40">
            <text:p>4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Gehucht Havelterberg</text:p>
          </table:table-cell>
          <table:table-cell ns42:value-type="string" table:style-name="ce22" office:value-type="string">
            <text:p>Wijk V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5" office:value-type="float">
            <text:p>25</text:p>
          </table:table-cell>
          <table:table-cell table:style-name="ce71" table:number-columns-repeated="4"/>
          <table:table-cell ns42:value-type="float" table:style-name="ce71" office:value="61" office:value-type="float">
            <text:p>61</text:p>
          </table:table-cell>
          <table:table-cell ns42:value-type="float" table:style-name="ce71" office:value="60" office:value-type="float">
            <text:p>60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363];[.P363])" ns42:value-type="float" table:style-name="ce71" office:value-type="float" office:value="61">
            <text:p>61</text:p>
          </table:table-cell>
          <table:table-cell table:formula="of:=SUM([.O363];[.Q363])" ns42:value-type="float" table:style-name="ce71" office:value-type="float" office:value="61">
            <text:p>6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Gehucht Wapserveen</text:p>
          </table:table-cell>
          <table:table-cell ns42:value-type="string" table:style-name="ce22" office:value-type="string">
            <text:p>Wijk W</text:p>
          </table:table-cell>
          <table:table-cell ns42:value-type="string" table:style-name="ce22" office:value-type="string">
            <text:p>Oosteind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48" office:value-type="float">
            <text:p>48</text:p>
          </table:table-cell>
          <table:table-cell table:style-name="ce71" table:number-columns-repeated="4"/>
          <table:table-cell ns42:value-type="float" table:style-name="ce71" office:value="145" office:value-type="float">
            <text:p>145</text:p>
          </table:table-cell>
          <table:table-cell ns42:value-type="float" table:style-name="ce71" office:value="111" office:value-type="float">
            <text:p>111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364];[.P364])" ns42:value-type="float" table:style-name="ce71" office:value-type="float" office:value="146">
            <text:p>146</text:p>
          </table:table-cell>
          <table:table-cell table:formula="of:=SUM([.O364];[.Q364])" ns42:value-type="float" table:style-name="ce71" office:value-type="float" office:value="112">
            <text:p>112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Gehucht Wapserveen</text:p>
          </table:table-cell>
          <table:table-cell ns42:value-type="string" table:style-name="ce22" office:value-type="string">
            <text:p>Wijk W</text:p>
          </table:table-cell>
          <table:table-cell ns42:value-type="string" table:style-name="ce22" office:value-type="string">
            <text:p>Westeind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57" office:value-type="float">
            <text:p>57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156" office:value-type="float">
            <text:p>156</text:p>
          </table:table-cell>
          <table:table-cell ns42:value-type="float" table:style-name="ce71" office:value="134" office:value-type="float">
            <text:p>134</text:p>
          </table:table-cell>
          <table:table-cell ns42:value-type="float" table:style-name="ce71" office:value="6" office:value-type="float">
            <text:p>6</text:p>
          </table:table-cell>
          <table:table-cell table:style-name="ce71"/>
          <table:table-cell table:formula="of:=SUM([.N365];[.P365])" ns42:value-type="float" table:style-name="ce71" office:value-type="float" office:value="162">
            <text:p>162</text:p>
          </table:table-cell>
          <table:table-cell table:formula="of:=SUM([.O365];[.Q365])" ns42:value-type="float" table:style-name="ce71" office:value-type="float" office:value="134">
            <text:p>134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Gehucht Wapserveen</text:p>
          </table:table-cell>
          <table:table-cell ns42:value-type="string" table:style-name="ce22" office:value-type="string">
            <text:p>Wijk W</text:p>
          </table:table-cell>
          <table:table-cell ns42:value-type="string" table:style-name="ce22" office:value-type="string">
            <text:p>Oostein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36" office:value-type="float">
            <text:p>36</text:p>
          </table:table-cell>
          <table:table-cell ns42:value-type="float" table:style-name="ce71" office:value="33" office:value-type="float">
            <text:p>3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366];[.P366])" ns42:value-type="float" table:style-name="ce71" office:value-type="float" office:value="37">
            <text:p>37</text:p>
          </table:table-cell>
          <table:table-cell table:formula="of:=SUM([.O366];[.Q366])" ns42:value-type="float" table:style-name="ce71" office:value-type="float" office:value="33">
            <text:p>3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Gehucht Wapserveen</text:p>
          </table:table-cell>
          <table:table-cell ns42:value-type="string" table:style-name="ce22" office:value-type="string">
            <text:p>Wijk W</text:p>
          </table:table-cell>
          <table:table-cell ns42:value-type="string" table:style-name="ce22" office:value-type="string">
            <text:p>Westein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1" office:value-type="float">
            <text:p>11</text:p>
          </table:table-cell>
          <table:table-cell table:style-name="ce71" table:number-columns-repeated="4"/>
          <table:table-cell ns42:value-type="float" table:style-name="ce71" office:value="28" office:value-type="float">
            <text:p>28</text:p>
          </table:table-cell>
          <table:table-cell ns42:value-type="float" table:style-name="ce71" office:value="30" office:value-type="float">
            <text:p>30</text:p>
          </table:table-cell>
          <table:table-cell table:style-name="ce71" table:number-columns-repeated="2"/>
          <table:table-cell table:formula="of:=SUM([.N367];[.P367])" ns42:value-type="float" table:style-name="ce71" office:value-type="float" office:value="28">
            <text:p>28</text:p>
          </table:table-cell>
          <table:table-cell table:formula="of:=SUM([.O367];[.Q367])" ns42:value-type="float" table:style-name="ce71" office:value-type="float" office:value="30">
            <text:p>3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42:.I345];[.I351:.I353];[.I358:.I359];[.I362];[.I364:.I365])" ns42:value-type="float" table:style-name="ce65" office:value-type="float" office:value="434">
            <text:p>434</text:p>
          </table:table-cell>
          <table:table-cell table:formula="of:=SUM([.J342:.J345];[.J351:.J353];[.J358:.J359];[.J362];[.J364:.J365])" ns42:value-type="float" table:style-name="ce71" office:value-type="float" office:value="13">
            <text:p>13</text:p>
          </table:table-cell>
          <table:table-cell table:formula="of:=SUM([.K342:.K345];[.K351:.K353];[.K358:.K359];[.K362];[.K364:.K365])" ns42:value-type="float" table:style-name="ce71" office:value-type="float" office:value="0">
            <text:p>0</text:p>
          </table:table-cell>
          <table:table-cell table:formula="of:=SUM([.L342:.L345];[.L351:.L353];[.L358:.L359];[.L362];[.L364:.L365])" ns42:value-type="float" table:style-name="ce71" office:value-type="float" office:value="0">
            <text:p>0</text:p>
          </table:table-cell>
          <table:table-cell table:formula="of:=SUM([.M342:.M345];[.M351:.M353];[.M358:.M359];[.M362];[.M364:.M365])" ns42:value-type="float" table:style-name="ce71" office:value-type="float" office:value="0">
            <text:p>0</text:p>
          </table:table-cell>
          <table:table-cell table:formula="of:=SUM([.N342:.N345];[.N351:.N353];[.N358:.N359];[.N362];[.N364:.N365])" ns42:value-type="float" table:style-name="ce71" office:value-type="float" office:value="1089">
            <text:p>1089</text:p>
          </table:table-cell>
          <table:table-cell table:formula="of:=SUM([.O342:.O345];[.O351:.O353];[.O358:.O359];[.O362];[.O364:.O365])" ns42:value-type="float" table:style-name="ce71" office:value-type="float" office:value="1021">
            <text:p>1021</text:p>
          </table:table-cell>
          <table:table-cell table:formula="of:=SUM([.P342:.P345];[.P351:.P353];[.P358:.P359];[.P362];[.P364:.P365])" ns42:value-type="float" table:style-name="ce71" office:value-type="float" office:value="22">
            <text:p>22</text:p>
          </table:table-cell>
          <table:table-cell table:formula="of:=SUM([.Q342:.Q345];[.Q351:.Q353];[.Q358:.Q359];[.Q362];[.Q364:.Q365])" ns42:value-type="float" table:style-name="ce71" office:value-type="float" office:value="7">
            <text:p>7</text:p>
          </table:table-cell>
          <table:table-cell table:formula="of:=SUM([.R342:.R345];[.R351:.R353];[.R358:.R359];[.R362];[.R364:.R365])" ns42:value-type="float" table:style-name="ce71" office:value-type="float" office:value="1111">
            <text:p>1111</text:p>
          </table:table-cell>
          <table:table-cell table:formula="of:=SUM([.S342:.S345];[.S351:.S353];[.S358:.S359];[.S362];[.S364:.S365])" ns42:value-type="float" table:style-name="ce71" office:value-type="float" office:value="1028">
            <text:p>1028</text:p>
          </table:table-cell>
          <table:table-cell table:formula="of:=SUM([.T342:.T345];[.T351:.T353];[.T358:.T359];[.T362];[.T364:.T365])" ns42:value-type="float" table:style-name="ce71" office:value-type="float" office:value="7">
            <text:p>7</text:p>
          </table:table-cell>
          <table:table-cell table:formula="of:=SUM([.U342:.U345];[.U351:.U353];[.U358:.U359];[.U362];[.U364:.U365])" ns42:value-type="float" table:style-name="ce83" office:value-type="float" office:value="4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46:.I350];[.I354:.I357];[.I360:.I361];[.I363];[.I366:.I367])" ns42:value-type="float" table:style-name="ce65" office:value-type="float" office:value="166">
            <text:p>166</text:p>
          </table:table-cell>
          <table:table-cell table:formula="of:=SUM([.J346:.J350];[.J354:.J357];[.J360:.J361];[.J363];[.J366:.J367])" ns42:value-type="float" table:style-name="ce71" office:value-type="float" office:value="3">
            <text:p>3</text:p>
          </table:table-cell>
          <table:table-cell table:formula="of:=SUM([.K346:.K350];[.K354:.K357];[.K360:.K361];[.K363];[.K366:.K367])" ns42:value-type="float" table:style-name="ce71" office:value-type="float" office:value="0">
            <text:p>0</text:p>
          </table:table-cell>
          <table:table-cell table:formula="of:=SUM([.L346:.L350];[.L354:.L357];[.L360:.L361];[.L363];[.L366:.L367])" ns42:value-type="float" table:style-name="ce71" office:value-type="float" office:value="0">
            <text:p>0</text:p>
          </table:table-cell>
          <table:table-cell table:formula="of:=SUM([.M346:.M350];[.M354:.M357];[.M360:.M361];[.M363];[.M366:.M367])" ns42:value-type="float" table:style-name="ce71" office:value-type="float" office:value="0">
            <text:p>0</text:p>
          </table:table-cell>
          <table:table-cell table:formula="of:=SUM([.N346:.N350];[.N354:.N357];[.N360:.N361];[.N363];[.N366:.N367])" ns42:value-type="float" table:style-name="ce71" office:value-type="float" office:value="400">
            <text:p>400</text:p>
          </table:table-cell>
          <table:table-cell table:formula="of:=SUM([.O346:.O350];[.O354:.O357];[.O360:.O361];[.O363];[.O366:.O367])" ns42:value-type="float" table:style-name="ce71" office:value-type="float" office:value="411">
            <text:p>411</text:p>
          </table:table-cell>
          <table:table-cell table:formula="of:=SUM([.P346:.P350];[.P354:.P357];[.P360:.P361];[.P363];[.P366:.P367])" ns42:value-type="float" table:style-name="ce71" office:value-type="float" office:value="7">
            <text:p>7</text:p>
          </table:table-cell>
          <table:table-cell table:formula="of:=SUM([.Q346:.Q350];[.Q354:.Q357];[.Q360:.Q361];[.Q363];[.Q366:.Q367])" ns42:value-type="float" table:style-name="ce71" office:value-type="float" office:value="2">
            <text:p>2</text:p>
          </table:table-cell>
          <table:table-cell table:formula="of:=SUM([.R346:.R350];[.R354:.R357];[.R360:.R361];[.R363];[.R366:.R367])" ns42:value-type="float" table:style-name="ce71" office:value-type="float" office:value="407">
            <text:p>407</text:p>
          </table:table-cell>
          <table:table-cell table:formula="of:=SUM([.S346:.S350];[.S354:.S357];[.S360:.S361];[.S363];[.S366:.S367])" ns42:value-type="float" table:style-name="ce71" office:value-type="float" office:value="413">
            <text:p>413</text:p>
          </table:table-cell>
          <table:table-cell table:formula="of:=SUM([.T346:.T350];[.T354:.T357];[.T360:.T361];[.T363];[.T366:.T367])" ns42:value-type="float" table:style-name="ce71" office:value-type="float" office:value="2">
            <text:p>2</text:p>
          </table:table-cell>
          <table:table-cell table:formula="of:=SUM([.U346:.U350];[.U354:.U357];[.U360:.U361];[.U363];[.U366:.U367])" ns42:value-type="float" table:style-name="ce83" office:value-type="float" office:value="0">
            <text:p>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68:.I369])" ns42:value-type="float" table:style-name="ce65" office:value-type="float" office:value="600">
            <text:p>600</text:p>
          </table:table-cell>
          <table:table-cell table:formula="of:=SUM([.J368:.J369])" ns42:value-type="float" table:style-name="ce71" office:value-type="float" office:value="16">
            <text:p>16</text:p>
          </table:table-cell>
          <table:table-cell table:formula="of:=SUM([.K368:.K369])" ns42:value-type="float" table:style-name="ce71" office:value-type="float" office:value="0">
            <text:p>0</text:p>
          </table:table-cell>
          <table:table-cell table:formula="of:=SUM([.L368:.L369])" ns42:value-type="float" table:style-name="ce71" office:value-type="float" office:value="0">
            <text:p>0</text:p>
          </table:table-cell>
          <table:table-cell table:formula="of:=SUM([.M368:.M369])" ns42:value-type="float" table:style-name="ce71" office:value-type="float" office:value="0">
            <text:p>0</text:p>
          </table:table-cell>
          <table:table-cell table:formula="of:=SUM([.N368:.N369])" ns42:value-type="float" table:style-name="ce71" office:value-type="float" office:value="1489">
            <text:p>1489</text:p>
          </table:table-cell>
          <table:table-cell table:formula="of:=SUM([.O368:.O369])" ns42:value-type="float" table:style-name="ce71" office:value-type="float" office:value="1432">
            <text:p>1432</text:p>
          </table:table-cell>
          <table:table-cell table:formula="of:=SUM([.P368:.P369])" ns42:value-type="float" table:style-name="ce71" office:value-type="float" office:value="29">
            <text:p>29</text:p>
          </table:table-cell>
          <table:table-cell table:formula="of:=SUM([.Q368:.Q369])" ns42:value-type="float" table:style-name="ce71" office:value-type="float" office:value="9">
            <text:p>9</text:p>
          </table:table-cell>
          <table:table-cell table:formula="of:=SUM([.R368:.R369])" ns42:value-type="float" table:style-name="ce71" office:value-type="float" office:value="1518">
            <text:p>1518</text:p>
          </table:table-cell>
          <table:table-cell table:formula="of:=SUM([.S368:.S369])" ns42:value-type="float" table:style-name="ce71" office:value-type="float" office:value="1441">
            <text:p>1441</text:p>
          </table:table-cell>
          <table:table-cell table:formula="of:=SUM([.T368:.T369])" ns42:value-type="float" table:style-name="ce71" office:value-type="float" office:value="9">
            <text:p>9</text:p>
          </table:table-cell>
          <table:table-cell table:formula="of:=SUM([.U368:.U369])" ns42:value-type="float" table:style-name="ce83" office:value-type="float" office:value="4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Oostzijdestreek de huiz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23" office:value-type="float">
            <text:p>123</text:p>
          </table:table-cell>
          <table:table-cell ns42:value-type="float" table:style-name="ce71" office:value="8" office:value-type="float">
            <text:p>8</text:p>
          </table:table-cell>
          <table:table-cell table:style-name="ce71" table:number-columns-repeated="3"/>
          <table:table-cell ns42:value-type="float" table:style-name="ce71" office:value="268" office:value-type="float">
            <text:p>268</text:p>
          </table:table-cell>
          <table:table-cell ns42:value-type="float" table:style-name="ce71" office:value="304" office:value-type="float">
            <text:p>304</text:p>
          </table:table-cell>
          <table:table-cell ns42:value-type="float" table:style-name="ce71" office:value="13" office:value-type="float">
            <text:p>13</text:p>
          </table:table-cell>
          <table:table-cell ns42:value-type="float" table:style-name="ce71" office:value="6" office:value-type="float">
            <text:p>6</text:p>
          </table:table-cell>
          <table:table-cell table:formula="of:=SUM([.N371];[.P371])" ns42:value-type="float" table:style-name="ce71" office:value-type="float" office:value="281">
            <text:p>281</text:p>
          </table:table-cell>
          <table:table-cell table:formula="of:=SUM([.O371];[.Q371])" ns42:value-type="float" table:style-name="ce71" office:value-type="float" office:value="310">
            <text:p>310</text:p>
          </table:table-cell>
          <table:table-cell ns42:value-type="float" table:style-name="ce71" office:value="13" office:value-type="float">
            <text:p>13</text:p>
          </table:table-cell>
          <table:table-cell ns42:value-type="float" table:style-name="ce83" office:value="4" office:value-type="float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Oostzijdestreek de huizen</text:p>
          </table:table-cell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7" office:value-type="float">
            <text:p>7</text:p>
          </table:table-cell>
          <table:table-cell table:style-name="ce71"/>
          <table:table-cell ns42:value-type="float" table:style-name="ce71" office:value="15" office:value-type="float">
            <text:p>15</text:p>
          </table:table-cell>
          <table:table-cell ns42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372];[.P372])" ns42:value-type="float" table:style-name="ce71" office:value-type="float" office:value="15">
            <text:p>15</text:p>
          </table:table-cell>
          <table:table-cell table:formula="of:=SUM([.O372];[.Q372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roote Kerksteeg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35" office:value-type="float">
            <text:p>35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3"/>
          <table:table-cell ns42:value-type="float" table:style-name="ce71" office:value="77" office:value-type="float">
            <text:p>77</text:p>
          </table:table-cell>
          <table:table-cell ns42:value-type="float" table:style-name="ce71" office:value="71" office:value-type="float">
            <text:p>71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formula="of:=SUM([.N373];[.P373])" ns42:value-type="float" table:style-name="ce71" office:value-type="float" office:value="80">
            <text:p>80</text:p>
          </table:table-cell>
          <table:table-cell table:formula="of:=SUM([.O373];[.Q373])" ns42:value-type="float" table:style-name="ce71" office:value-type="float" office:value="72">
            <text:p>72</text:p>
          </table:table-cell>
          <table:table-cell ns42:value-type="float" table:style-name="ce71" office:value="6" office:value-type="float">
            <text:p>6</text:p>
          </table:table-cell>
          <table:table-cell ns42:value-type="float" table:style-name="ce83" office:value="6" office:value-type="float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Achter de kerk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9" office:value-type="float">
            <text:p>29</text:p>
          </table:table-cell>
          <table:table-cell table:style-name="ce71" table:number-columns-repeated="4"/>
          <table:table-cell ns42:value-type="float" table:style-name="ce71" office:value="60" office:value-type="float">
            <text:p>60</text:p>
          </table:table-cell>
          <table:table-cell ns42:value-type="float" table:style-name="ce71" office:value="62" office:value-type="float">
            <text:p>62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374];[.P374])" ns42:value-type="float" table:style-name="ce71" office:value-type="float" office:value="62">
            <text:p>62</text:p>
          </table:table-cell>
          <table:table-cell table:formula="of:=SUM([.O374];[.Q374])" ns42:value-type="float" table:style-name="ce71" office:value-type="float" office:value="62">
            <text:p>62</text:p>
          </table:table-cell>
          <table:table-cell ns42:value-type="float" table:style-name="ce71" office:value="6" office:value-type="float">
            <text:p>6</text:p>
          </table:table-cell>
          <table:table-cell ns42:value-type="float" table:style-name="ce83" office:value="6" office:value-type="float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Kleine Kerksteeg</text:p>
          </table:table-cell>
          <table:table-cell ns42:value-type="string" table:style-name="ce44" office:value-type="string">
            <text:p>Armwerkhuis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29" office:value-type="float">
            <text:p>29</text:p>
          </table:table-cell>
          <table:table-cell ns42:value-type="float" table:style-name="ce71" office:value="22" office:value-type="float">
            <text:p>22</text:p>
          </table:table-cell>
          <table:table-cell table:style-name="ce71" table:number-columns-repeated="2"/>
          <table:table-cell table:formula="of:=SUM([.N375];[.P375])" ns42:value-type="float" table:style-name="ce71" office:value-type="float" office:value="29">
            <text:p>29</text:p>
          </table:table-cell>
          <table:table-cell table:formula="of:=SUM([.O375];[.Q375])" ns42:value-type="float" table:style-name="ce71" office:value-type="float" office:value="22">
            <text:p>2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Kleine Kerksteeg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0" office:value-type="float">
            <text:p>20</text:p>
          </table:table-cell>
          <table:table-cell table:style-name="ce71" table:number-columns-repeated="4"/>
          <table:table-cell ns42:value-type="float" table:style-name="ce71" office:value="29" office:value-type="float">
            <text:p>29</text:p>
          </table:table-cell>
          <table:table-cell ns42:value-type="float" table:style-name="ce71" office:value="41" office:value-type="float">
            <text:p>41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376];[.P376])" ns42:value-type="float" table:style-name="ce71" office:value-type="float" office:value="31">
            <text:p>31</text:p>
          </table:table-cell>
          <table:table-cell table:formula="of:=SUM([.O376];[.Q376])" ns42:value-type="float" table:style-name="ce71" office:value-type="float" office:value="41">
            <text:p>41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Noordzijde het Haagj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57" office:value-type="float">
            <text:p>57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106" office:value-type="float">
            <text:p>106</text:p>
          </table:table-cell>
          <table:table-cell ns42:value-type="float" table:style-name="ce71" office:value="111" office:value-type="float">
            <text:p>111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71" office:value="3" office:value-type="float">
            <text:p>3</text:p>
          </table:table-cell>
          <table:table-cell table:formula="of:=SUM([.N377];[.P377])" ns42:value-type="float" table:style-name="ce71" office:value-type="float" office:value="114">
            <text:p>114</text:p>
          </table:table-cell>
          <table:table-cell table:formula="of:=SUM([.O377];[.Q377])" ns42:value-type="float" table:style-name="ce71" office:value-type="float" office:value="114">
            <text:p>114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Zuidzijde het Haagj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57" office:value-type="float">
            <text:p>5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13" office:value-type="float">
            <text:p>113</text:p>
          </table:table-cell>
          <table:table-cell ns42:value-type="float" table:style-name="ce71" office:value="126" office:value-type="float">
            <text:p>126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1" office:value-type="float">
            <text:p>1</text:p>
          </table:table-cell>
          <table:table-cell table:formula="of:=SUM([.N378];[.P378])" ns42:value-type="float" table:style-name="ce71" office:value-type="float" office:value="118">
            <text:p>118</text:p>
          </table:table-cell>
          <table:table-cell table:formula="of:=SUM([.O378];[.Q378])" ns42:value-type="float" table:style-name="ce71" office:value-type="float" office:value="127">
            <text:p>127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Oostzijde de Sloot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46" office:value-type="float">
            <text:p>46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3"/>
          <table:table-cell ns42:value-type="float" table:style-name="ce71" office:value="103" office:value-type="float">
            <text:p>103</text:p>
          </table:table-cell>
          <table:table-cell ns42:value-type="float" table:style-name="ce71" office:value="96" office:value-type="float">
            <text:p>96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379];[.P379])" ns42:value-type="float" table:style-name="ce71" office:value-type="float" office:value="104">
            <text:p>104</text:p>
          </table:table-cell>
          <table:table-cell table:formula="of:=SUM([.O379];[.Q379])" ns42:value-type="float" table:style-name="ce71" office:value-type="float" office:value="96">
            <text:p>9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Noordzijde het Haagj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22" office:value-type="float">
            <text:p>22</text:p>
          </table:table-cell>
          <table:table-cell ns42:value-type="float" table:style-name="ce71" office:value="17" office:value-type="float">
            <text:p>17</text:p>
          </table:table-cell>
          <table:table-cell table:style-name="ce71" table:number-columns-repeated="2"/>
          <table:table-cell table:formula="of:=SUM([.N380];[.P380])" ns42:value-type="float" table:style-name="ce71" office:value-type="float" office:value="22">
            <text:p>22</text:p>
          </table:table-cell>
          <table:table-cell table:formula="of:=SUM([.O380];[.Q380])" ns42:value-type="float" table:style-name="ce71" office:value-type="float" office:value="17">
            <text:p>1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Zuidzijde het Haagj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1" office:value-type="float">
            <text:p>31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81" office:value-type="float">
            <text:p>81</text:p>
          </table:table-cell>
          <table:table-cell ns42:value-type="float" table:style-name="ce71" office:value="66" office:value-type="float">
            <text:p>66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381];[.P381])" ns42:value-type="float" table:style-name="ce71" office:value-type="float" office:value="84">
            <text:p>84</text:p>
          </table:table-cell>
          <table:table-cell table:formula="of:=SUM([.O381];[.Q381])" ns42:value-type="float" table:style-name="ce71" office:value-type="float" office:value="66">
            <text:p>6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Zuidzijde het Haagje</text:p>
          </table:table-cell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2" office:value-type="float">
            <text:p>2</text:p>
          </table:table-cell>
          <table:table-cell table:style-name="ce71"/>
          <table:table-cell ns42:value-type="float" table:style-name="ce71" office:value="5" office:value-type="float">
            <text:p>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table:formula="of:=SUM([.N382];[.P382])" ns42:value-type="float" table:style-name="ce71" office:value-type="float" office:value="5">
            <text:p>5</text:p>
          </table:table-cell>
          <table:table-cell table:formula="of:=SUM([.O382];[.Q382])" ns42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Oostzijde de Sloo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5" office:value-type="float">
            <text:p>15</text:p>
          </table:table-cell>
          <table:table-cell table:style-name="ce71" table:number-columns-repeated="4"/>
          <table:table-cell ns42:value-type="float" table:style-name="ce71" office:value="27" office:value-type="float">
            <text:p>27</text:p>
          </table:table-cell>
          <table:table-cell ns42:value-type="float" table:style-name="ce71" office:value="23" office:value-type="float">
            <text:p>2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383];[.P383])" ns42:value-type="float" table:style-name="ce71" office:value-type="float" office:value="28">
            <text:p>28</text:p>
          </table:table-cell>
          <table:table-cell table:formula="of:=SUM([.O383];[.Q383])" ns42:value-type="float" table:style-name="ce71" office:value-type="float" office:value="23">
            <text:p>2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Westzijde de Sloot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57" office:value-type="float">
            <text:p>57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3"/>
          <table:table-cell ns42:value-type="float" table:style-name="ce71" office:value="127" office:value-type="float">
            <text:p>127</text:p>
          </table:table-cell>
          <table:table-cell ns42:value-type="float" table:style-name="ce71" office:value="113" office:value-type="float">
            <text:p>113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384];[.P384])" ns42:value-type="float" table:style-name="ce71" office:value-type="float" office:value="130">
            <text:p>130</text:p>
          </table:table-cell>
          <table:table-cell table:formula="of:=SUM([.O384];[.Q384])" ns42:value-type="float" table:style-name="ce71" office:value-type="float" office:value="113">
            <text:p>113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Zuidzijde het schut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75" office:value-type="float">
            <text:p>75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3"/>
          <table:table-cell ns42:value-type="float" table:style-name="ce71" office:value="158" office:value-type="float">
            <text:p>158</text:p>
          </table:table-cell>
          <table:table-cell ns42:value-type="float" table:style-name="ce71" office:value="154" office:value-type="float">
            <text:p>154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1" office:value-type="float">
            <text:p>1</text:p>
          </table:table-cell>
          <table:table-cell table:formula="of:=SUM([.N385];[.P385])" ns42:value-type="float" table:style-name="ce71" office:value-type="float" office:value="163">
            <text:p>163</text:p>
          </table:table-cell>
          <table:table-cell table:formula="of:=SUM([.O385];[.Q385])" ns42:value-type="float" table:style-name="ce71" office:value-type="float" office:value="155">
            <text:p>155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Noordzijde het schut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51" office:value-type="float">
            <text:p>51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25" office:value-type="float">
            <text:p>125</text:p>
          </table:table-cell>
          <table:table-cell ns42:value-type="float" table:style-name="ce71" office:value="127" office:value-type="float">
            <text:p>127</text:p>
          </table:table-cell>
          <table:table-cell ns42:value-type="float" table:style-name="ce71" office:value="7" office:value-type="float">
            <text:p>7</text:p>
          </table:table-cell>
          <table:table-cell ns42:value-type="float" table:style-name="ce71" office:value="3" office:value-type="float">
            <text:p>3</text:p>
          </table:table-cell>
          <table:table-cell table:formula="of:=SUM([.N386];[.P386])" ns42:value-type="float" table:style-name="ce71" office:value-type="float" office:value="132">
            <text:p>132</text:p>
          </table:table-cell>
          <table:table-cell table:formula="of:=SUM([.O386];[.Q386])" ns42:value-type="float" table:style-name="ce71" office:value-type="float" office:value="130">
            <text:p>130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83" office:value="4" office:value-type="float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Westzijde de huiz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38" office:value-type="float">
            <text:p>138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3"/>
          <table:table-cell ns42:value-type="float" table:style-name="ce71" office:value="308" office:value-type="float">
            <text:p>308</text:p>
          </table:table-cell>
          <table:table-cell ns42:value-type="float" table:style-name="ce71" office:value="361" office:value-type="float">
            <text:p>361</text:p>
          </table:table-cell>
          <table:table-cell ns42:value-type="float" table:style-name="ce71" office:value="12" office:value-type="float">
            <text:p>12</text:p>
          </table:table-cell>
          <table:table-cell ns42:value-type="float" table:style-name="ce71" office:value="2" office:value-type="float">
            <text:p>2</text:p>
          </table:table-cell>
          <table:table-cell table:formula="of:=SUM([.N387];[.P387])" ns42:value-type="float" table:style-name="ce71" office:value-type="float" office:value="320">
            <text:p>320</text:p>
          </table:table-cell>
          <table:table-cell table:formula="of:=SUM([.O387];[.Q387])" ns42:value-type="float" table:style-name="ce71" office:value-type="float" office:value="363">
            <text:p>363</text:p>
          </table:table-cell>
          <table:table-cell ns42:value-type="float" table:style-name="ce71" office:value="14" office:value-type="float">
            <text:p>14</text:p>
          </table:table-cell>
          <table:table-cell ns42:value-type="float" table:style-name="ce83" office:value="13" office:value-type="float">
            <text:p>1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Westzijde de Sloo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17" office:value-type="float">
            <text:p>17</text:p>
          </table:table-cell>
          <table:table-cell ns42:value-type="float" table:style-name="ce71" office:value="19" office:value-type="float">
            <text:p>19</text:p>
          </table:table-cell>
          <table:table-cell table:style-name="ce71" table:number-columns-repeated="2"/>
          <table:table-cell table:formula="of:=SUM([.N388];[.P388])" ns42:value-type="float" table:style-name="ce71" office:value-type="float" office:value="17">
            <text:p>17</text:p>
          </table:table-cell>
          <table:table-cell table:formula="of:=SUM([.O388];[.Q388])" ns42:value-type="float" table:style-name="ce71" office:value-type="float" office:value="19">
            <text:p>1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Westzijde de Sloot</text:p>
          </table:table-cell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1" office:value-type="float">
            <text:p>1</text:p>
          </table:table-cell>
          <table:table-cell table:style-name="ce71"/>
          <table:table-cell ns42:value-type="float" table:style-name="ce71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table:formula="of:=SUM([.N389];[.P389])" ns42:value-type="float" table:style-name="ce71" office:value-type="float" office:value="4">
            <text:p>4</text:p>
          </table:table-cell>
          <table:table-cell table:formula="of:=SUM([.O389];[.Q389])" ns42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Zuidzijde het schu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9" office:value-type="float">
            <text:p>39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92" office:value-type="float">
            <text:p>92</text:p>
          </table:table-cell>
          <table:table-cell ns42:value-type="float" table:style-name="ce71" office:value="82" office:value-type="float">
            <text:p>82</text:p>
          </table:table-cell>
          <table:table-cell table:style-name="ce71" table:number-columns-repeated="2"/>
          <table:table-cell table:formula="of:=SUM([.N390];[.P390])" ns42:value-type="float" table:style-name="ce71" office:value-type="float" office:value="92">
            <text:p>92</text:p>
          </table:table-cell>
          <table:table-cell table:formula="of:=SUM([.O390];[.Q390])" ns42:value-type="float" table:style-name="ce71" office:value-type="float" office:value="82">
            <text:p>82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Zuidzijde het schut</text:p>
          </table:table-cell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14" office:value-type="float">
            <text:p>14</text:p>
          </table:table-cell>
          <table:table-cell table:style-name="ce71"/>
          <table:table-cell ns42:value-type="float" office:value="26" table:style-name="ce71" table:number-columns-repeated="2" office:value-type="float">
            <text:p>26</text:p>
          </table:table-cell>
          <table:table-cell table:style-name="ce71" table:number-columns-repeated="2"/>
          <table:table-cell table:formula="of:=SUM([.N391];[.P391])" ns42:value-type="float" table:style-name="ce71" office:value-type="float" office:value="26">
            <text:p>26</text:p>
          </table:table-cell>
          <table:table-cell table:formula="of:=SUM([.O391];[.Q391])" ns42:value-type="float" table:style-name="ce71" office:value-type="float" office:value="26">
            <text:p>2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Noordzijde het schu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5" office:value-type="float">
            <text:p>45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105" office:value-type="float">
            <text:p>105</text:p>
          </table:table-cell>
          <table:table-cell ns42:value-type="float" table:style-name="ce71" office:value="111" office:value-type="float">
            <text:p>111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formula="of:=SUM([.N392];[.P392])" ns42:value-type="float" table:style-name="ce71" office:value-type="float" office:value="107">
            <text:p>107</text:p>
          </table:table-cell>
          <table:table-cell table:formula="of:=SUM([.O392];[.Q392])" ns42:value-type="float" table:style-name="ce71" office:value-type="float" office:value="112">
            <text:p>112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Told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23" office:value-type="float">
            <text:p>23</text:p>
          </table:table-cell>
          <table:table-cell ns42:value-type="float" table:style-name="ce71" office:value="18" office:value-type="float">
            <text:p>18</text:p>
          </table:table-cell>
          <table:table-cell table:style-name="ce71" table:number-columns-repeated="2"/>
          <table:table-cell table:formula="of:=SUM([.N393];[.P393])" ns42:value-type="float" table:style-name="ce71" office:value-type="float" office:value="23">
            <text:p>23</text:p>
          </table:table-cell>
          <table:table-cell table:formula="of:=SUM([.O393];[.Q393])" ns42:value-type="float" table:style-name="ce71" office:value-type="float" office:value="18">
            <text:p>18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Noordzijde Noor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60" office:value-type="float">
            <text:p>160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3"/>
          <table:table-cell ns42:value-type="float" table:style-name="ce71" office:value="391" office:value-type="float">
            <text:p>391</text:p>
          </table:table-cell>
          <table:table-cell ns42:value-type="float" table:style-name="ce71" office:value="352" office:value-type="float">
            <text:p>352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71" office:value="2" office:value-type="float">
            <text:p>2</text:p>
          </table:table-cell>
          <table:table-cell table:formula="of:=SUM([.N394];[.P394])" ns42:value-type="float" table:style-name="ce71" office:value-type="float" office:value="399">
            <text:p>399</text:p>
          </table:table-cell>
          <table:table-cell table:formula="of:=SUM([.O394];[.Q394])" ns42:value-type="float" table:style-name="ce71" office:value-type="float" office:value="354">
            <text:p>354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83" office:value="3" office:value-type="float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de Brin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14" office:value-type="float">
            <text:p>14</text:p>
          </table:table-cell>
          <table:table-cell ns42:value-type="float" table:style-name="ce71" office:value="13" office:value-type="float">
            <text:p>13</text:p>
          </table:table-cell>
          <table:table-cell table:style-name="ce71" table:number-columns-repeated="2"/>
          <table:table-cell table:formula="of:=SUM([.N395];[.P395])" ns42:value-type="float" table:style-name="ce71" office:value-type="float" office:value="14">
            <text:p>14</text:p>
          </table:table-cell>
          <table:table-cell table:formula="of:=SUM([.O395];[.Q395])" ns42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Starterij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16" office:value-type="float">
            <text:p>16</text:p>
          </table:table-cell>
          <table:table-cell ns42:value-type="float" table:style-name="ce71" office:value="13" office:value-type="float">
            <text:p>13</text:p>
          </table:table-cell>
          <table:table-cell table:style-name="ce71" table:number-columns-repeated="2"/>
          <table:table-cell table:formula="of:=SUM([.N396];[.P396])" ns42:value-type="float" table:style-name="ce71" office:value-type="float" office:value="16">
            <text:p>16</text:p>
          </table:table-cell>
          <table:table-cell table:formula="of:=SUM([.O396];[.Q396])" ns42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Achterom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1" office:value-type="float">
            <text:p>71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81" office:value-type="float">
            <text:p>181</text:p>
          </table:table-cell>
          <table:table-cell ns42:value-type="float" table:style-name="ce71" office:value="188" office:value-type="float">
            <text:p>188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397];[.P397])" ns42:value-type="float" table:style-name="ce71" office:value-type="float" office:value="182">
            <text:p>182</text:p>
          </table:table-cell>
          <table:table-cell table:formula="of:=SUM([.O397];[.Q397])" ns42:value-type="float" table:style-name="ce71" office:value-type="float" office:value="189">
            <text:p>18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Zuidzijde Noor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14" office:value-type="float">
            <text:p>114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41" office:value-type="float">
            <text:p>241</text:p>
          </table:table-cell>
          <table:table-cell ns42:value-type="float" table:style-name="ce71" office:value="263" office:value-type="float">
            <text:p>263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398];[.P398])" ns42:value-type="float" table:style-name="ce71" office:value-type="float" office:value="243">
            <text:p>243</text:p>
          </table:table-cell>
          <table:table-cell table:formula="of:=SUM([.O398];[.Q398])" ns42:value-type="float" table:style-name="ce71" office:value-type="float" office:value="263">
            <text:p>263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Zuidzijde Noord</text:p>
          </table:table-cell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1" office:value-type="float">
            <text:p>1</text:p>
          </table:table-cell>
          <table:table-cell table:style-name="ce71"/>
          <table:table-cell ns42:value-type="float" table:style-name="ce71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399];[.P399])" ns42:value-type="float" table:style-name="ce71" office:value-type="float" office:value="2">
            <text:p>2</text:p>
          </table:table-cell>
          <table:table-cell table:formula="of:=SUM([.O399];[.Q399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Cromme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6" office:value-type="float">
            <text:p>16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7" office:value-type="float">
            <text:p>27</text:p>
          </table:table-cell>
          <table:table-cell ns42:value-type="float" table:style-name="ce71" office:value="33" office:value-type="float">
            <text:p>33</text:p>
          </table:table-cell>
          <table:table-cell table:style-name="ce71" table:number-columns-repeated="2"/>
          <table:table-cell table:formula="of:=SUM([.N400];[.P400])" ns42:value-type="float" table:style-name="ce71" office:value-type="float" office:value="27">
            <text:p>27</text:p>
          </table:table-cell>
          <table:table-cell table:formula="of:=SUM([.O400];[.Q400])" ns42:value-type="float" table:style-name="ce71" office:value-type="float" office:value="33">
            <text:p>3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Olde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6" office:value-type="float">
            <text:p>16</text:p>
          </table:table-cell>
          <table:table-cell table:style-name="ce71" table:number-columns-repeated="4"/>
          <table:table-cell ns42:value-type="float" table:style-name="ce71" office:value="44" office:value-type="float">
            <text:p>44</text:p>
          </table:table-cell>
          <table:table-cell ns42:value-type="float" table:style-name="ce71" office:value="42" office:value-type="float">
            <text:p>4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01];[.P401])" ns42:value-type="float" table:style-name="ce71" office:value-type="float" office:value="45">
            <text:p>45</text:p>
          </table:table-cell>
          <table:table-cell table:formula="of:=SUM([.O401];[.Q401])" ns42:value-type="float" table:style-name="ce71" office:value-type="float" office:value="42">
            <text:p>4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Kalkoens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35" office:value-type="float">
            <text:p>35</text:p>
          </table:table-cell>
          <table:table-cell ns42:value-type="float" table:style-name="ce71" office:value="30" office:value-type="float">
            <text:p>30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02];[.P402])" ns42:value-type="float" table:style-name="ce71" office:value-type="float" office:value="36">
            <text:p>36</text:p>
          </table:table-cell>
          <table:table-cell table:formula="of:=SUM([.O402];[.Q402])" ns42:value-type="float" table:style-name="ce71" office:value-type="float" office:value="30">
            <text:p>3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Modder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office:value="15" table:style-name="ce71" table:number-columns-repeated="2" office:value-type="float">
            <text:p>15</text:p>
          </table:table-cell>
          <table:table-cell table:style-name="ce71" table:number-columns-repeated="2"/>
          <table:table-cell table:formula="of:=SUM([.N403];[.P403])" ns42:value-type="float" table:style-name="ce71" office:value-type="float" office:value="15">
            <text:p>15</text:p>
          </table:table-cell>
          <table:table-cell table:formula="of:=SUM([.O403];[.Q403])" ns42:value-type="float" table:style-name="ce71" office:value-type="float" office:value="15">
            <text:p>1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Krommejakk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8" office:value-type="float">
            <text:p>8</text:p>
          </table:table-cell>
          <table:table-cell ns42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404];[.P404])" ns42:value-type="float" table:style-name="ce71" office:value-type="float" office:value="8">
            <text:p>8</text:p>
          </table:table-cell>
          <table:table-cell table:formula="of:=SUM([.O404];[.Q404])" ns42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Dwarsgat Olde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15" office:value-type="float">
            <text:p>15</text:p>
          </table:table-cell>
          <table:table-cell ns42:value-type="float" table:style-name="ce71" office:value="14" office:value-type="float">
            <text:p>14</text:p>
          </table:table-cell>
          <table:table-cell table:style-name="ce71" table:number-columns-repeated="2"/>
          <table:table-cell table:formula="of:=SUM([.N405];[.P405])" ns42:value-type="float" table:style-name="ce71" office:value-type="float" office:value="15">
            <text:p>15</text:p>
          </table:table-cell>
          <table:table-cell table:formula="of:=SUM([.O405];[.Q405])" ns42:value-type="float" table:style-name="ce71" office:value-type="float" office:value="14">
            <text:p>1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Noordsche schu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6" office:value-type="float">
            <text:p>6</text:p>
          </table:table-cell>
          <table:table-cell ns42:value-type="float" table:style-name="ce71" office:value="10" office:value-type="float">
            <text:p>10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06];[.P406])" ns42:value-type="float" table:style-name="ce71" office:value-type="float" office:value="7">
            <text:p>7</text:p>
          </table:table-cell>
          <table:table-cell table:formula="of:=SUM([.O406];[.Q406])" ns42:value-type="float" table:style-name="ce71" office:value-type="float" office:value="10">
            <text:p>10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Noordsche schut</text:p>
          </table:table-cell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2" office:value-type="float">
            <text:p>2</text:p>
          </table:table-cell>
          <table:table-cell table:style-name="ce71"/>
          <table:table-cell ns42:value-type="float" table:style-name="ce71" office:value="5" office:value-type="float">
            <text:p>5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2"/>
          <table:table-cell table:formula="of:=SUM([.N407];[.P407])" ns42:value-type="float" table:style-name="ce71" office:value-type="float" office:value="5">
            <text:p>5</text:p>
          </table:table-cell>
          <table:table-cell table:formula="of:=SUM([.O407];[.Q407])" ns42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Krakeel</text:p>
          </table:table-cell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Noordzijde van 't kanaal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7" office:value-type="float">
            <text:p>57</text:p>
          </table:table-cell>
          <table:table-cell table:style-name="ce71" table:number-columns-repeated="4"/>
          <table:table-cell ns42:value-type="float" table:style-name="ce71" office:value="148" office:value-type="float">
            <text:p>148</text:p>
          </table:table-cell>
          <table:table-cell ns42:value-type="float" table:style-name="ce71" office:value="132" office:value-type="float">
            <text:p>132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408];[.P408])" ns42:value-type="float" table:style-name="ce71" office:value-type="float" office:value="150">
            <text:p>150</text:p>
          </table:table-cell>
          <table:table-cell table:formula="of:=SUM([.O408];[.Q408])" ns42:value-type="float" table:style-name="ce71" office:value-type="float" office:value="132">
            <text:p>13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Krakeel</text:p>
          </table:table-cell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5e 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2" office:value-type="float">
            <text:p>22</text:p>
          </table:table-cell>
          <table:table-cell table:style-name="ce71" table:number-columns-repeated="4"/>
          <table:table-cell ns42:value-type="float" table:style-name="ce71" office:value="58" office:value-type="float">
            <text:p>58</text:p>
          </table:table-cell>
          <table:table-cell ns42:value-type="float" table:style-name="ce71" office:value="63" office:value-type="float">
            <text:p>6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09];[.P409])" ns42:value-type="float" table:style-name="ce71" office:value-type="float" office:value="59">
            <text:p>59</text:p>
          </table:table-cell>
          <table:table-cell table:formula="of:=SUM([.O409];[.Q409])" ns42:value-type="float" table:style-name="ce71" office:value-type="float" office:value="63">
            <text:p>6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Krakeel</text:p>
          </table:table-cell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6e 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table:style-name="ce71" office:value="16" office:value-type="float">
            <text:p>16</text:p>
          </table:table-cell>
          <table:table-cell ns42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410];[.P410])" ns42:value-type="float" table:style-name="ce71" office:value-type="float" office:value="16">
            <text:p>16</text:p>
          </table:table-cell>
          <table:table-cell table:formula="of:=SUM([.O410];[.Q410])" ns42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Krakeel</text:p>
          </table:table-cell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7e 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27" office:value-type="float">
            <text:p>27</text:p>
          </table:table-cell>
          <table:table-cell ns42:value-type="float" table:style-name="ce71" office:value="30" office:value-type="float">
            <text:p>30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11];[.P411])" ns42:value-type="float" table:style-name="ce71" office:value-type="float" office:value="28">
            <text:p>28</text:p>
          </table:table-cell>
          <table:table-cell table:formula="of:=SUM([.O411];[.Q411])" ns42:value-type="float" table:style-name="ce71" office:value-type="float" office:value="30">
            <text:p>3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Krakeel</text:p>
          </table:table-cell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8e 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2" office:value-type="float">
            <text:p>12</text:p>
          </table:table-cell>
          <table:table-cell table:style-name="ce71" table:number-columns-repeated="4"/>
          <table:table-cell ns42:value-type="float" table:style-name="ce71" office:value="29" office:value-type="float">
            <text:p>29</text:p>
          </table:table-cell>
          <table:table-cell ns42:value-type="float" table:style-name="ce71" office:value="31" office:value-type="float">
            <text:p>31</text:p>
          </table:table-cell>
          <table:table-cell table:style-name="ce71" table:number-columns-repeated="2"/>
          <table:table-cell table:formula="of:=SUM([.N412];[.P412])" ns42:value-type="float" table:style-name="ce71" office:value-type="float" office:value="29">
            <text:p>29</text:p>
          </table:table-cell>
          <table:table-cell table:formula="of:=SUM([.O412];[.Q412])" ns42:value-type="float" table:style-name="ce71" office:value-type="float" office:value="31">
            <text:p>3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Krakeel</text:p>
          </table:table-cell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9e 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office:value="7" table:style-name="ce71" table:number-columns-repeated="2" office:value-type="float">
            <text:p>7</text:p>
          </table:table-cell>
          <table:table-cell table:style-name="ce71" table:number-columns-repeated="2"/>
          <table:table-cell table:formula="of:=SUM([.N413];[.P413])" ns42:value-type="float" table:style-name="ce71" office:value-type="float" office:value="7">
            <text:p>7</text:p>
          </table:table-cell>
          <table:table-cell table:formula="of:=SUM([.O413];[.Q413])" ns42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Krakeel</text:p>
          </table:table-cell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Kerkenkavel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office:value="9" table:style-name="ce71" table:number-columns-repeated="2" office:value-type="float">
            <text:p>9</text:p>
          </table:table-cell>
          <table:table-cell table:style-name="ce71" table:number-columns-repeated="2"/>
          <table:table-cell table:formula="of:=SUM([.N414];[.P414])" ns42:value-type="float" table:style-name="ce71" office:value-type="float" office:value="9">
            <text:p>9</text:p>
          </table:table-cell>
          <table:table-cell table:formula="of:=SUM([.O414];[.Q414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Krakeel</text:p>
          </table:table-cell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Zuidzijde Krakeel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8" office:value-type="float">
            <text:p>3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89" office:value-type="float">
            <text:p>89</text:p>
          </table:table-cell>
          <table:table-cell ns42:value-type="float" table:style-name="ce71" office:value="88" office:value-type="float">
            <text:p>88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15];[.P415])" ns42:value-type="float" table:style-name="ce71" office:value-type="float" office:value="90">
            <text:p>90</text:p>
          </table:table-cell>
          <table:table-cell table:formula="of:=SUM([.O415];[.Q415])" ns42:value-type="float" table:style-name="ce71" office:value-type="float" office:value="88">
            <text:p>8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Krakeel</text:p>
          </table:table-cell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Oude opgaan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office:value="5" table:style-name="ce71" table:number-columns-repeated="2" office:value-type="float">
            <text:p>5</text:p>
          </table:table-cell>
          <table:table-cell table:style-name="ce71" table:number-columns-repeated="2"/>
          <table:table-cell table:formula="of:=SUM([.N416];[.P416])" ns42:value-type="float" table:style-name="ce71" office:value-type="float" office:value="5">
            <text:p>5</text:p>
          </table:table-cell>
          <table:table-cell table:formula="of:=SUM([.O416];[.Q416])" ns42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Default" office:value-type="string">
            <text:p>Wijk E</text:p>
          </table:table-cell>
          <table:table-cell ns42:value-type="string" table:style-name="ce22" office:value-type="string">
            <text:p>Oostzijde opgaan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24" office:value-type="float">
            <text:p>124</text:p>
          </table:table-cell>
          <table:table-cell ns42:value-type="float" table:style-name="ce71" office:value="7" office:value-type="float">
            <text:p>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ns42:value-type="float" table:style-name="ce71" office:value="259" office:value-type="float">
            <text:p>259</text:p>
          </table:table-cell>
          <table:table-cell ns42:value-type="float" table:style-name="ce71" office:value="247" office:value-type="float">
            <text:p>247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417];[.P417])" ns42:value-type="float" table:style-name="ce71" office:value-type="float" office:value="261">
            <text:p>261</text:p>
          </table:table-cell>
          <table:table-cell table:formula="of:=SUM([.O417];[.Q417])" ns42:value-type="float" table:style-name="ce71" office:value-type="float" office:value="247">
            <text:p>247</text:p>
          </table:table-cell>
          <table:table-cell ns42:value-type="float" table:style-name="ce71" office:value="6" office:value-type="float">
            <text:p>6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Regtui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2" office:value-type="float">
            <text:p>22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65" office:value-type="float">
            <text:p>65</text:p>
          </table:table-cell>
          <table:table-cell ns42:value-type="float" table:style-name="ce71" office:value="58" office:value-type="float">
            <text:p>58</text:p>
          </table:table-cell>
          <table:table-cell table:style-name="ce71" table:number-columns-repeated="2"/>
          <table:table-cell table:formula="of:=SUM([.N418];[.P418])" ns42:value-type="float" table:style-name="ce71" office:value-type="float" office:value="65">
            <text:p>65</text:p>
          </table:table-cell>
          <table:table-cell table:formula="of:=SUM([.O418];[.Q418])" ns42:value-type="float" table:style-name="ce71" office:value-type="float" office:value="58">
            <text:p>5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Poepershoe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table:style-name="ce71" table:number-columns-repeated="4"/>
          <table:table-cell ns42:value-type="float" office:value="33" table:style-name="ce71" table:number-columns-repeated="2" office:value-type="float">
            <text:p>33</text:p>
          </table:table-cell>
          <table:table-cell table:style-name="ce71" table:number-columns-repeated="2"/>
          <table:table-cell table:formula="of:=SUM([.N419];[.P419])" ns42:value-type="float" table:style-name="ce71" office:value-type="float" office:value="33">
            <text:p>33</text:p>
          </table:table-cell>
          <table:table-cell table:formula="of:=SUM([.O419];[.Q419])" ns42:value-type="float" table:style-name="ce71" office:value-type="float" office:value="33">
            <text:p>3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Beukers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4" office:value-type="float">
            <text:p>14</text:p>
          </table:table-cell>
          <table:table-cell ns42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420];[.P420])" ns42:value-type="float" table:style-name="ce71" office:value-type="float" office:value="14">
            <text:p>14</text:p>
          </table:table-cell>
          <table:table-cell table:formula="of:=SUM([.O420];[.Q420])" ns42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Zand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7" office:value-type="float">
            <text:p>1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29" office:value-type="float">
            <text:p>29</text:p>
          </table:table-cell>
          <table:table-cell ns42:value-type="float" table:style-name="ce71" office:value="42" office:value-type="float">
            <text:p>42</text:p>
          </table:table-cell>
          <table:table-cell table:style-name="ce71" table:number-columns-repeated="2"/>
          <table:table-cell table:formula="of:=SUM([.N421];[.P421])" ns42:value-type="float" table:style-name="ce71" office:value-type="float" office:value="29">
            <text:p>29</text:p>
          </table:table-cell>
          <table:table-cell table:formula="of:=SUM([.O421];[.Q421])" ns42:value-type="float" table:style-name="ce71" office:value-type="float" office:value="42">
            <text:p>4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Zuidkant opgaan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8" office:value-type="float">
            <text:p>108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47" office:value-type="float">
            <text:p>247</text:p>
          </table:table-cell>
          <table:table-cell ns42:value-type="float" table:style-name="ce71" office:value="230" office:value-type="float">
            <text:p>230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422];[.P422])" ns42:value-type="float" table:style-name="ce71" office:value-type="float" office:value="250">
            <text:p>250</text:p>
          </table:table-cell>
          <table:table-cell table:formula="of:=SUM([.O422];[.Q422])" ns42:value-type="float" table:style-name="ce71" office:value-type="float" office:value="230">
            <text:p>23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Ritmeesters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2" office:value-type="float">
            <text:p>12</text:p>
          </table:table-cell>
          <table:table-cell ns42:value-type="float" table:style-name="ce71" office:value="16" office:value-type="float">
            <text:p>16</text:p>
          </table:table-cell>
          <table:table-cell table:style-name="ce71" table:number-columns-repeated="2"/>
          <table:table-cell table:formula="of:=SUM([.N423];[.P423])" ns42:value-type="float" table:style-name="ce71" office:value-type="float" office:value="12">
            <text:p>12</text:p>
          </table:table-cell>
          <table:table-cell table:formula="of:=SUM([.O423];[.Q423])" ns42:value-type="float" table:style-name="ce71" office:value-type="float" office:value="16">
            <text:p>1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Moskou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office:value="3" table:style-name="ce71" table:number-columns-repeated="2" office:value-type="float">
            <text:p>3</text:p>
          </table:table-cell>
          <table:table-cell table:style-name="ce71" table:number-columns-repeated="2"/>
          <table:table-cell table:formula="of:=SUM([.N424];[.P424])" ns42:value-type="float" table:style-name="ce71" office:value-type="float" office:value="3">
            <text:p>3</text:p>
          </table:table-cell>
          <table:table-cell table:formula="of:=SUM([.O424];[.Q424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Lutter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office:value="13" table:style-name="ce71" table:number-columns-repeated="2" office:value-type="float">
            <text:p>13</text:p>
          </table:table-cell>
          <table:table-cell table:style-name="ce71" table:number-columns-repeated="2"/>
          <table:table-cell table:formula="of:=SUM([.N425];[.P425])" ns42:value-type="float" table:style-name="ce71" office:value-type="float" office:value="13">
            <text:p>13</text:p>
          </table:table-cell>
          <table:table-cell table:formula="of:=SUM([.O425];[.Q425])" ns42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Westkant Zuideropgaan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6" office:value-type="float">
            <text:p>66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171" office:value-type="float">
            <text:p>171</text:p>
          </table:table-cell>
          <table:table-cell ns42:value-type="float" table:style-name="ce71" office:value="158" office:value-type="float">
            <text:p>158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426];[.P426])" ns42:value-type="float" table:style-name="ce71" office:value-type="float" office:value="174">
            <text:p>174</text:p>
          </table:table-cell>
          <table:table-cell table:formula="of:=SUM([.O426];[.Q426])" ns42:value-type="float" table:style-name="ce71" office:value-type="float" office:value="158">
            <text:p>15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Oostkant Zuideropgaan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0" office:value-type="float">
            <text:p>70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66" office:value-type="float">
            <text:p>166</text:p>
          </table:table-cell>
          <table:table-cell ns42:value-type="float" table:style-name="ce71" office:value="161" office:value-type="float">
            <text:p>161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427];[.P427])" ns42:value-type="float" table:style-name="ce71" office:value-type="float" office:value="166">
            <text:p>166</text:p>
          </table:table-cell>
          <table:table-cell table:formula="of:=SUM([.O427];[.Q427])" ns42:value-type="float" table:style-name="ce71" office:value-type="float" office:value="162">
            <text:p>162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Oostopgaan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7" office:value-type="float">
            <text:p>17</text:p>
          </table:table-cell>
          <table:table-cell table:style-name="ce71" table:number-columns-repeated="4"/>
          <table:table-cell ns42:value-type="float" table:style-name="ce71" office:value="51" office:value-type="float">
            <text:p>51</text:p>
          </table:table-cell>
          <table:table-cell ns42:value-type="float" table:style-name="ce71" office:value="45" office:value-type="float">
            <text:p>45</text:p>
          </table:table-cell>
          <table:table-cell table:style-name="ce71" table:number-columns-repeated="2"/>
          <table:table-cell table:formula="of:=SUM([.N428];[.P428])" ns42:value-type="float" table:style-name="ce71" office:value-type="float" office:value="51">
            <text:p>51</text:p>
          </table:table-cell>
          <table:table-cell table:formula="of:=SUM([.O428];[.Q428])" ns42:value-type="float" table:style-name="ce71" office:value-type="float" office:value="45">
            <text:p>4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Schut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5" office:value-type="float">
            <text:p>15</text:p>
          </table:table-cell>
          <table:table-cell table:style-name="ce71" table:number-columns-repeated="4"/>
          <table:table-cell ns42:value-type="float" table:style-name="ce71" office:value="36" office:value-type="float">
            <text:p>36</text:p>
          </table:table-cell>
          <table:table-cell ns42:value-type="float" table:style-name="ce71" office:value="31" office:value-type="float">
            <text:p>31</text:p>
          </table:table-cell>
          <table:table-cell table:style-name="ce71" table:number-columns-repeated="2"/>
          <table:table-cell table:formula="of:=SUM([.N429];[.P429])" ns42:value-type="float" table:style-name="ce71" office:value-type="float" office:value="36">
            <text:p>36</text:p>
          </table:table-cell>
          <table:table-cell table:formula="of:=SUM([.O429];[.Q429])" ns42:value-type="float" table:style-name="ce71" office:value-type="float" office:value="31">
            <text:p>3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Brouwers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25" office:value-type="float">
            <text:p>25</text:p>
          </table:table-cell>
          <table:table-cell ns42:value-type="float" table:style-name="ce71" office:value="21" office:value-type="float">
            <text:p>21</text:p>
          </table:table-cell>
          <table:table-cell table:style-name="ce71" table:number-columns-repeated="2"/>
          <table:table-cell table:formula="of:=SUM([.N430];[.P430])" ns42:value-type="float" table:style-name="ce71" office:value-type="float" office:value="25">
            <text:p>25</text:p>
          </table:table-cell>
          <table:table-cell table:formula="of:=SUM([.O430];[.Q430])" ns42:value-type="float" table:style-name="ce71" office:value-type="float" office:value="21">
            <text:p>2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Karstens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36" office:value-type="float">
            <text:p>36</text:p>
          </table:table-cell>
          <table:table-cell ns42:value-type="float" table:style-name="ce71" office:value="34" office:value-type="float">
            <text:p>34</text:p>
          </table:table-cell>
          <table:table-cell table:style-name="ce71" table:number-columns-repeated="2"/>
          <table:table-cell table:formula="of:=SUM([.N431];[.P431])" ns42:value-type="float" table:style-name="ce71" office:value-type="float" office:value="36">
            <text:p>36</text:p>
          </table:table-cell>
          <table:table-cell table:formula="of:=SUM([.O431];[.Q431])" ns42:value-type="float" table:style-name="ce71" office:value-type="float" office:value="34">
            <text:p>3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Dwarsgat Karstens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9" office:value-type="float">
            <text:p>29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79" office:value-type="float">
            <text:p>79</text:p>
          </table:table-cell>
          <table:table-cell ns42:value-type="float" table:style-name="ce71" office:value="75" office:value-type="float">
            <text:p>75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32];[.P432])" ns42:value-type="float" table:style-name="ce71" office:value-type="float" office:value="80">
            <text:p>80</text:p>
          </table:table-cell>
          <table:table-cell table:formula="of:=SUM([.O432];[.Q432])" ns42:value-type="float" table:style-name="ce71" office:value-type="float" office:value="75">
            <text:p>7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Jeulen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1" office:value-type="float">
            <text:p>11</text:p>
          </table:table-cell>
          <table:table-cell table:style-name="ce71" table:number-columns-repeated="4"/>
          <table:table-cell ns42:value-type="float" table:style-name="ce71" office:value="32" office:value-type="float">
            <text:p>32</text:p>
          </table:table-cell>
          <table:table-cell ns42:value-type="float" table:style-name="ce71" office:value="27" office:value-type="float">
            <text:p>27</text:p>
          </table:table-cell>
          <table:table-cell table:style-name="ce71" table:number-columns-repeated="2"/>
          <table:table-cell table:formula="of:=SUM([.N433];[.P433])" ns42:value-type="float" table:style-name="ce71" office:value-type="float" office:value="32">
            <text:p>32</text:p>
          </table:table-cell>
          <table:table-cell table:formula="of:=SUM([.O433];[.Q433])" ns42:value-type="float" table:style-name="ce71" office:value-type="float" office:value="27">
            <text:p>2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Dwarsgat Jeulen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34" office:value-type="float">
            <text:p>34</text:p>
          </table:table-cell>
          <table:table-cell ns42:value-type="float" table:style-name="ce71" office:value="32" office:value-type="float">
            <text:p>3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34];[.P434])" ns42:value-type="float" table:style-name="ce71" office:value-type="float" office:value="35">
            <text:p>35</text:p>
          </table:table-cell>
          <table:table-cell table:formula="of:=SUM([.O434];[.Q434])" ns42:value-type="float" table:style-name="ce71" office:value-type="float" office:value="32">
            <text:p>3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Lange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8" office:value-type="float">
            <text:p>8</text:p>
          </table:table-cell>
          <table:table-cell ns42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435];[.P435])" ns42:value-type="float" table:style-name="ce71" office:value-type="float" office:value="8">
            <text:p>8</text:p>
          </table:table-cell>
          <table:table-cell table:formula="of:=SUM([.O435];[.Q435])" ns42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Jan Slots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25" office:value-type="float">
            <text:p>25</text:p>
          </table:table-cell>
          <table:table-cell ns42:value-type="float" table:style-name="ce71" office:value="29" office:value-type="float">
            <text:p>29</text:p>
          </table:table-cell>
          <table:table-cell table:style-name="ce71" table:number-columns-repeated="2"/>
          <table:table-cell table:formula="of:=SUM([.N436];[.P436])" ns42:value-type="float" table:style-name="ce71" office:value-type="float" office:value="25">
            <text:p>25</text:p>
          </table:table-cell>
          <table:table-cell table:formula="of:=SUM([.O436];[.Q436])" ns42:value-type="float" table:style-name="ce71" office:value-type="float" office:value="29">
            <text:p>2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Brandligts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12" office:value-type="float">
            <text:p>12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437];[.P437])" ns42:value-type="float" table:style-name="ce71" office:value-type="float" office:value="12">
            <text:p>12</text:p>
          </table:table-cell>
          <table:table-cell table:formula="of:=SUM([.O437];[.Q437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Meester Pieters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table:style-name="ce71" office:value="16" office:value-type="float">
            <text:p>16</text:p>
          </table:table-cell>
          <table:table-cell ns42:value-type="float" table:style-name="ce71" office:value="12" office:value-type="float">
            <text:p>1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38];[.P438])" ns42:value-type="float" table:style-name="ce71" office:value-type="float" office:value="17">
            <text:p>17</text:p>
          </table:table-cell>
          <table:table-cell table:formula="of:=SUM([.O438];[.Q438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Bars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5" office:value-type="float">
            <text:p>15</text:p>
          </table:table-cell>
          <table:table-cell table:style-name="ce71" table:number-columns-repeated="4"/>
          <table:table-cell ns42:value-type="float" table:style-name="ce71" office:value="39" office:value-type="float">
            <text:p>39</text:p>
          </table:table-cell>
          <table:table-cell ns42:value-type="float" table:style-name="ce71" office:value="31" office:value-type="float">
            <text:p>31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39];[.P439])" ns42:value-type="float" table:style-name="ce71" office:value-type="float" office:value="40">
            <text:p>40</text:p>
          </table:table-cell>
          <table:table-cell table:formula="of:=SUM([.O439];[.Q439])" ns42:value-type="float" table:style-name="ce71" office:value-type="float" office:value="31">
            <text:p>3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Groothendriks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table:style-name="ce71" office:value="14" office:value-type="float">
            <text:p>14</text:p>
          </table:table-cell>
          <table:table-cell ns42:value-type="float" table:style-name="ce71" office:value="17" office:value-type="float">
            <text:p>17</text:p>
          </table:table-cell>
          <table:table-cell table:style-name="ce71" table:number-columns-repeated="2"/>
          <table:table-cell table:formula="of:=SUM([.N440];[.P440])" ns42:value-type="float" table:style-name="ce71" office:value-type="float" office:value="14">
            <text:p>14</text:p>
          </table:table-cell>
          <table:table-cell table:formula="of:=SUM([.O440];[.Q440])" ns42:value-type="float" table:style-name="ce71" office:value-type="float" office:value="17">
            <text:p>1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table:style-name="ce22"/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2" office:value-type="float">
            <text:p>2</text:p>
          </table:table-cell>
          <table:table-cell table:style-name="ce71"/>
          <table:table-cell ns42:value-type="float" office:value="3" table:style-name="ce71" table:number-columns-repeated="2" office:value-type="float">
            <text:p>3</text:p>
          </table:table-cell>
          <table:table-cell table:style-name="ce71" table:number-columns-repeated="2"/>
          <table:table-cell table:formula="of:=SUM([.N441];[.P441])" ns42:value-type="float" table:style-name="ce71" office:value-type="float" office:value="3">
            <text:p>3</text:p>
          </table:table-cell>
          <table:table-cell table:formula="of:=SUM([.O441];[.Q441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Alteve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17" office:value-type="float">
            <text:p>117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62" office:value-type="float">
            <text:p>262</text:p>
          </table:table-cell>
          <table:table-cell ns42:value-type="float" table:style-name="ce71" office:value="255" office:value-type="float">
            <text:p>255</text:p>
          </table:table-cell>
          <table:table-cell ns42:value-type="float" table:style-name="ce71" office:value="6" office:value-type="float">
            <text:p>6</text:p>
          </table:table-cell>
          <table:table-cell ns42:value-type="float" table:style-name="ce71" office:value="1" office:value-type="float">
            <text:p>1</text:p>
          </table:table-cell>
          <table:table-cell table:formula="of:=SUM([.N442];[.P442])" ns42:value-type="float" table:style-name="ce71" office:value-type="float" office:value="268">
            <text:p>268</text:p>
          </table:table-cell>
          <table:table-cell table:formula="of:=SUM([.O442];[.Q442])" ns42:value-type="float" table:style-name="ce71" office:value-type="float" office:value="256">
            <text:p>25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Hollandscheveldsched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5" office:value-type="float">
            <text:p>45</text:p>
          </table:table-cell>
          <table:table-cell table:style-name="ce71" table:number-columns-repeated="4"/>
          <table:table-cell ns42:value-type="float" table:style-name="ce71" office:value="121" office:value-type="float">
            <text:p>121</text:p>
          </table:table-cell>
          <table:table-cell ns42:value-type="float" table:style-name="ce71" office:value="118" office:value-type="float">
            <text:p>118</text:p>
          </table:table-cell>
          <table:table-cell table:style-name="ce71" table:number-columns-repeated="2"/>
          <table:table-cell table:formula="of:=SUM([.N443];[.P443])" ns42:value-type="float" table:style-name="ce71" office:value-type="float" office:value="121">
            <text:p>121</text:p>
          </table:table-cell>
          <table:table-cell table:formula="of:=SUM([.O443];[.Q443])" ns42:value-type="float" table:style-name="ce71" office:value-type="float" office:value="118">
            <text:p>118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Rie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35" office:value-type="float">
            <text:p>35</text:p>
          </table:table-cell>
          <table:table-cell ns42:value-type="float" table:style-name="ce71" office:value="28" office:value-type="float">
            <text:p>28</text:p>
          </table:table-cell>
          <table:table-cell table:style-name="ce71" table:number-columns-repeated="2"/>
          <table:table-cell table:formula="of:=SUM([.N444];[.P444])" ns42:value-type="float" table:style-name="ce71" office:value-type="float" office:value="35">
            <text:p>35</text:p>
          </table:table-cell>
          <table:table-cell table:formula="of:=SUM([.O444];[.Q444])" ns42:value-type="float" table:style-name="ce71" office:value-type="float" office:value="28">
            <text:p>2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Rieg</text:p>
          </table:table-cell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296" office:value-type="float">
            <text:p>296</text:p>
          </table:table-cell>
          <table:table-cell table:style-name="ce71"/>
          <table:table-cell ns42:value-type="float" table:style-name="ce71" office:value="6" office:value-type="float">
            <text:p>6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621" office:value-type="float">
            <text:p>621</text:p>
          </table:table-cell>
          <table:table-cell ns42:value-type="float" table:style-name="ce71" office:value="622" office:value-type="float">
            <text:p>622</text:p>
          </table:table-cell>
          <table:table-cell table:formula="of:=SUM([.N445];[.P445])" ns42:value-type="float" table:style-name="ce71" office:value-type="float" office:value="627">
            <text:p>627</text:p>
          </table:table-cell>
          <table:table-cell table:formula="of:=SUM([.O445];[.Q445])" ns42:value-type="float" table:style-name="ce71" office:value-type="float" office:value="625">
            <text:p>62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71:.I379];[.I384:.I387])" ns42:value-type="float" table:style-name="ce65" office:value-type="float" office:value="689">
            <text:p>689</text:p>
          </table:table-cell>
          <table:table-cell table:formula="of:=SUM([.J371:.J379];[.J384:.J387])" ns42:value-type="float" table:style-name="ce71" office:value-type="float" office:value="46">
            <text:p>46</text:p>
          </table:table-cell>
          <table:table-cell table:formula="of:=SUM([.K371:.K379];[.K384:.K387])" ns42:value-type="float" table:style-name="ce71" office:value-type="float" office:value="0">
            <text:p>0</text:p>
          </table:table-cell>
          <table:table-cell table:formula="of:=SUM([.L371:.L379];[.L384:.L387])" ns42:value-type="float" table:style-name="ce71" office:value-type="float" office:value="7">
            <text:p>7</text:p>
          </table:table-cell>
          <table:table-cell table:formula="of:=SUM([.M371:.M379];[.M384:.M387])" ns42:value-type="float" table:style-name="ce71" office:value-type="float" office:value="0">
            <text:p>0</text:p>
          </table:table-cell>
          <table:table-cell table:formula="of:=SUM([.N371:.N379];[.N384:.N387])" ns42:value-type="float" table:style-name="ce71" office:value-type="float" office:value="1518">
            <text:p>1518</text:p>
          </table:table-cell>
          <table:table-cell table:formula="of:=SUM([.O371:.O379];[.O384:.O387])" ns42:value-type="float" table:style-name="ce71" office:value-type="float" office:value="1600">
            <text:p>1600</text:p>
          </table:table-cell>
          <table:table-cell table:formula="of:=SUM([.P371:.P379];[.P384:.P387])" ns42:value-type="float" table:style-name="ce71" office:value-type="float" office:value="61">
            <text:p>61</text:p>
          </table:table-cell>
          <table:table-cell table:formula="of:=SUM([.Q371:.Q379];[.Q384:.Q387])" ns42:value-type="float" table:style-name="ce71" office:value-type="float" office:value="17">
            <text:p>17</text:p>
          </table:table-cell>
          <table:table-cell table:formula="of:=SUM([.R371:.R379];[.R384:.R387])" ns42:value-type="float" table:style-name="ce71" office:value-type="float" office:value="1579">
            <text:p>1579</text:p>
          </table:table-cell>
          <table:table-cell table:formula="of:=SUM([.S371:.S379];[.S384:.S387])" ns42:value-type="float" table:style-name="ce71" office:value-type="float" office:value="1617">
            <text:p>1617</text:p>
          </table:table-cell>
          <table:table-cell table:formula="of:=SUM([.T371:.T379];[.T384:.T387])" ns42:value-type="float" table:style-name="ce71" office:value-type="float" office:value="52">
            <text:p>52</text:p>
          </table:table-cell>
          <table:table-cell table:formula="of:=SUM([.U371:.U379];[.U384:.U387])" ns42:value-type="float" table:style-name="ce83" office:value-type="float" office:value="35">
            <text:p>3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80:.I383];[.I388:.I445])" ns42:value-type="float" table:style-name="ce65" office:value-type="float" office:value="1489">
            <text:p>1489</text:p>
          </table:table-cell>
          <table:table-cell table:formula="of:=SUM([.J380:.J383];[.J388:.J445])" ns42:value-type="float" table:style-name="ce71" office:value-type="float" office:value="49">
            <text:p>49</text:p>
          </table:table-cell>
          <table:table-cell table:formula="of:=SUM([.K380:.K383];[.K388:.K445])" ns42:value-type="float" table:style-name="ce71" office:value-type="float" office:value="1">
            <text:p>1</text:p>
          </table:table-cell>
          <table:table-cell table:formula="of:=SUM([.L380:.L383];[.L388:.L445])" ns42:value-type="float" table:style-name="ce71" office:value-type="float" office:value="318">
            <text:p>318</text:p>
          </table:table-cell>
          <table:table-cell table:formula="of:=SUM([.M380:.M383];[.M388:.M445])" ns42:value-type="float" table:style-name="ce71" office:value-type="float" office:value="0">
            <text:p>0</text:p>
          </table:table-cell>
          <table:table-cell table:formula="of:=SUM([.N380:.N383];[.N388:.N445])" ns42:value-type="float" table:style-name="ce71" office:value-type="float" office:value="3636">
            <text:p>3636</text:p>
          </table:table-cell>
          <table:table-cell table:formula="of:=SUM([.O380:.O383];[.O388:.O445])" ns42:value-type="float" table:style-name="ce71" office:value-type="float" office:value="3480">
            <text:p>3480</text:p>
          </table:table-cell>
          <table:table-cell table:formula="of:=SUM([.P380:.P383];[.P388:.P445])" ns42:value-type="float" table:style-name="ce71" office:value-type="float" office:value="664">
            <text:p>664</text:p>
          </table:table-cell>
          <table:table-cell table:formula="of:=SUM([.Q380:.Q383];[.Q388:.Q445])" ns42:value-type="float" table:style-name="ce71" office:value-type="float" office:value="628">
            <text:p>628</text:p>
          </table:table-cell>
          <table:table-cell table:formula="of:=SUM([.R380:.R383];[.R388:.R445])" ns42:value-type="float" table:style-name="ce71" office:value-type="float" office:value="4300">
            <text:p>4300</text:p>
          </table:table-cell>
          <table:table-cell table:formula="of:=SUM([.S380:.S383];[.S388:.S445])" ns42:value-type="float" table:style-name="ce71" office:value-type="float" office:value="4108">
            <text:p>4108</text:p>
          </table:table-cell>
          <table:table-cell table:formula="of:=SUM([.T380:.T383];[.T388:.T445])" ns42:value-type="float" table:style-name="ce71" office:value-type="float" office:value="21">
            <text:p>21</text:p>
          </table:table-cell>
          <table:table-cell table:formula="of:=SUM([.U380:.U383];[.U388:.U445])" ns42:value-type="float" table:style-name="ce83" office:value-type="float" office:value="10">
            <text:p>1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46:.I447])" ns42:value-type="float" table:style-name="ce65" office:value-type="float" office:value="2178">
            <text:p>2178</text:p>
          </table:table-cell>
          <table:table-cell table:formula="of:=SUM([.J446:.J447])" ns42:value-type="float" table:style-name="ce71" office:value-type="float" office:value="95">
            <text:p>95</text:p>
          </table:table-cell>
          <table:table-cell table:formula="of:=SUM([.K446:.K447])" ns42:value-type="float" table:style-name="ce71" office:value-type="float" office:value="1">
            <text:p>1</text:p>
          </table:table-cell>
          <table:table-cell table:formula="of:=SUM([.L446:.L447])" ns42:value-type="float" table:style-name="ce71" office:value-type="float" office:value="325">
            <text:p>325</text:p>
          </table:table-cell>
          <table:table-cell table:formula="of:=SUM([.M446:.M447])" ns42:value-type="float" table:style-name="ce71" office:value-type="float" office:value="0">
            <text:p>0</text:p>
          </table:table-cell>
          <table:table-cell table:formula="of:=SUM([.N446:.N447])" ns42:value-type="float" table:style-name="ce71" office:value-type="float" office:value="5154">
            <text:p>5154</text:p>
          </table:table-cell>
          <table:table-cell table:formula="of:=SUM([.O446:.O447])" ns42:value-type="float" table:style-name="ce71" office:value-type="float" office:value="5080">
            <text:p>5080</text:p>
          </table:table-cell>
          <table:table-cell table:formula="of:=SUM([.P446:.P447])" ns42:value-type="float" table:style-name="ce71" office:value-type="float" office:value="725">
            <text:p>725</text:p>
          </table:table-cell>
          <table:table-cell table:formula="of:=SUM([.Q446:.Q447])" ns42:value-type="float" table:style-name="ce71" office:value-type="float" office:value="645">
            <text:p>645</text:p>
          </table:table-cell>
          <table:table-cell table:formula="of:=SUM([.R446:.R447])" ns42:value-type="float" table:style-name="ce71" office:value-type="float" office:value="5879">
            <text:p>5879</text:p>
          </table:table-cell>
          <table:table-cell table:formula="of:=SUM([.S446:.S447])" ns42:value-type="float" table:style-name="ce71" office:value-type="float" office:value="5725">
            <text:p>5725</text:p>
          </table:table-cell>
          <table:table-cell table:formula="of:=SUM([.T446:.T447])" ns42:value-type="float" table:style-name="ce71" office:value-type="float" office:value="73">
            <text:p>73</text:p>
          </table:table-cell>
          <table:table-cell table:formula="of:=SUM([.U446:.U447])" ns42:value-type="float" table:style-name="ce83" office:value-type="float" office:value="45">
            <text:p>4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7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Personen die bij de volkstelling verklaard hebben in de gemeente te wonen, doch wier woonplaats daar niet is gevonden</text:p>
          </table:table-cell>
          <table:table-cell table:style-name="ce58"/>
          <table:table-cell table:style-name="ce65"/>
          <table:table-cell table:style-name="ce71" table:number-columns-repeated="6"/>
          <table:table-cell ns42:value-type="float" table:style-name="ce71" office:value="8" office:value-type="float">
            <text:p>8</text:p>
          </table:table-cell>
          <table:table-cell ns42:value-type="float" table:style-name="ce71" office:value="3" office:value-type="float">
            <text:p>3</text:p>
          </table:table-cell>
          <table:table-cell table:formula="of:=SUM([.N449];[.P449])" ns42:value-type="float" table:style-name="ce71" office:value-type="float" office:value="8">
            <text:p>8</text:p>
          </table:table-cell>
          <table:table-cell table:formula="of:=SUM([.O449];[.Q449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48:.I449])" ns42:value-type="float" table:style-name="ce65" office:value-type="float" office:value="2178">
            <text:p>2178</text:p>
          </table:table-cell>
          <table:table-cell table:formula="of:=SUM([.J448:.J449])" ns42:value-type="float" table:style-name="ce71" office:value-type="float" office:value="95">
            <text:p>95</text:p>
          </table:table-cell>
          <table:table-cell table:formula="of:=SUM([.K448:.K449])" ns42:value-type="float" table:style-name="ce71" office:value-type="float" office:value="1">
            <office:annotation draw:style-name="gr1" svg:height="6.77pt" draw:caption-point-y="-2068.24pt" svg:width="101.51pt" svg:x="889.54pt" draw:caption-point-x="-12.19pt" svg:y="10183.52pt" draw:text-style-name="P2">
              <dc:creator>CDM</dc:creator>
              <dc:date>2014-12-12T00:00:00</dc:date>
              <text:p text:style-name="P1"><text:span text:style-name="T1">95</text:span></text:p>
            </office:annotation>
            <text:p>1</text:p>
            <office:annotation>
              <text:p>http://www.w3.org/1999/02/22-rdf-syntax-ns#type=http://www.w3.org/2000/01/rdf-schema#Resource</text:p>
              <text:p>http://bit.ly/cedar-tablink#value=95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L448:.L449])" ns42:value-type="float" table:style-name="ce71" office:value-type="float" office:value="325">
            <text:p>325</text:p>
          </table:table-cell>
          <table:table-cell table:formula="of:=SUM([.M448:.M449])" ns42:value-type="float" table:style-name="ce71" office:value-type="float" office:value="0">
            <text:p>0</text:p>
          </table:table-cell>
          <table:table-cell table:formula="of:=SUM([.N448:.N449])" ns42:value-type="float" table:style-name="ce71" office:value-type="float" office:value="5154">
            <text:p>5154</text:p>
          </table:table-cell>
          <table:table-cell table:formula="of:=SUM([.O448:.O449])" ns42:value-type="float" table:style-name="ce71" office:value-type="float" office:value="5080">
            <text:p>5080</text:p>
          </table:table-cell>
          <table:table-cell table:formula="of:=SUM([.P448:.P449])" ns42:value-type="float" table:style-name="ce71" office:value-type="float" office:value="733">
            <text:p>733</text:p>
          </table:table-cell>
          <table:table-cell table:formula="of:=SUM([.Q448:.Q449])" ns42:value-type="float" table:style-name="ce71" office:value-type="float" office:value="648">
            <text:p>648</text:p>
          </table:table-cell>
          <table:table-cell table:formula="of:=SUM([.R448:.R449])" ns42:value-type="float" table:style-name="ce71" office:value-type="float" office:value="5887">
            <text:p>5887</text:p>
          </table:table-cell>
          <table:table-cell table:formula="of:=SUM([.S448:.S449])" ns42:value-type="float" table:style-name="ce71" office:value-type="float" office:value="5728">
            <text:p>5728</text:p>
          </table:table-cell>
          <table:table-cell table:formula="of:=SUM([.T448:.T449])" ns42:value-type="float" table:style-name="ce71" office:value-type="float" office:value="73">
            <text:p>73</text:p>
          </table:table-cell>
          <table:table-cell table:formula="of:=SUM([.U448:.U449])" ns42:value-type="float" table:style-name="ce83" office:value-type="float" office:value="45">
            <text:p>4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9" office:value-type="float">
            <text:p>9</text:p>
          </table:table-cell>
          <table:table-cell table:style-name="ce71" table:number-columns-repeated="4"/>
          <table:table-cell table:formula="of:=SUM([.N451];[.P451])" ns42:value-type="float" table:style-name="ce71" office:value-type="float" office:value="0">
            <text:p>0</text:p>
          </table:table-cell>
          <table:table-cell table:formula="of:=SUM([.O451];[.Q451])" ns42:value-type="float" table:style-name="ce71" office:value-type="float" office:value="0">
            <text:p>0</text:p>
          </table:table-cell>
          <table:table-cell ns42:value-type="float" table:style-name="ce71" office:value="22" office:value-type="float">
            <text:p>22</text:p>
          </table:table-cell>
          <table:table-cell ns42:value-type="float" table:style-name="ce83" office:value="23" office:value-type="float">
            <text:p>2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I</text:p>
          </table:table-cell>
          <table:table-cell table:style-name="ce22"/>
          <table:table-cell ns42:value-type="string" table:style-name="ce44" office:value-type="string">
            <text:p>Diaconie armhuis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39" office:value-type="float">
            <text:p>39</text:p>
          </table:table-cell>
          <table:table-cell ns42:value-type="float" table:style-name="ce71" office:value="26" office:value-type="float">
            <text:p>26</text:p>
          </table:table-cell>
          <table:table-cell table:style-name="ce71" table:number-columns-repeated="2"/>
          <table:table-cell table:formula="of:=SUM([.N452];[.P452])" ns42:value-type="float" table:style-name="ce71" office:value-type="float" office:value="39">
            <text:p>39</text:p>
          </table:table-cell>
          <table:table-cell table:formula="of:=SUM([.O452];[.Q452])" ns42:value-type="float" table:style-name="ce71" office:value-type="float" office:value="26">
            <text:p>2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I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97" office:value-type="float">
            <text:p>197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443" office:value-type="float">
            <text:p>443</text:p>
          </table:table-cell>
          <table:table-cell ns42:value-type="float" table:style-name="ce71" office:value="457" office:value-type="float">
            <text:p>457</text:p>
          </table:table-cell>
          <table:table-cell ns42:value-type="float" table:style-name="ce71" office:value="13" office:value-type="float">
            <text:p>13</text:p>
          </table:table-cell>
          <table:table-cell ns42:value-type="float" table:style-name="ce71" office:value="10" office:value-type="float">
            <text:p>10</text:p>
          </table:table-cell>
          <table:table-cell table:formula="of:=SUM([.N453];[.P453])" ns42:value-type="float" table:style-name="ce71" office:value-type="float" office:value="456">
            <text:p>456</text:p>
          </table:table-cell>
          <table:table-cell table:formula="of:=SUM([.O453];[.Q453])" ns42:value-type="float" table:style-name="ce71" office:value-type="float" office:value="467">
            <text:p>467</text:p>
          </table:table-cell>
          <table:table-cell ns42:value-type="float" table:style-name="ce71" office:value="7" office:value-type="float">
            <text:p>7</text:p>
          </table:table-cell>
          <table:table-cell ns42:value-type="float" table:style-name="ce83" office:value="5" office:value-type="float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II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39" office:value-type="float">
            <text:p>239</text:p>
          </table:table-cell>
          <table:table-cell ns42:value-type="float" table:style-name="ce71" office:value="13" office:value-type="float">
            <text:p>13</text:p>
          </table:table-cell>
          <table:table-cell table:style-name="ce71" table:number-columns-repeated="3"/>
          <table:table-cell ns42:value-type="float" table:style-name="ce71" office:value="503" office:value-type="float">
            <text:p>503</text:p>
          </table:table-cell>
          <table:table-cell ns42:value-type="float" table:style-name="ce71" office:value="507" office:value-type="float">
            <text:p>507</text:p>
          </table:table-cell>
          <table:table-cell ns42:value-type="float" table:style-name="ce71" office:value="10" office:value-type="float">
            <text:p>10</text:p>
          </table:table-cell>
          <table:table-cell ns42:value-type="float" table:style-name="ce71" office:value="7" office:value-type="float">
            <text:p>7</text:p>
          </table:table-cell>
          <table:table-cell table:formula="of:=SUM([.N454];[.P454])" ns42:value-type="float" table:style-name="ce71" office:value-type="float" office:value="513">
            <text:p>513</text:p>
          </table:table-cell>
          <table:table-cell table:formula="of:=SUM([.O454];[.Q454])" ns42:value-type="float" table:style-name="ce71" office:value-type="float" office:value="514">
            <text:p>514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83" office:value="6" office:value-type="float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III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89" office:value-type="float">
            <text:p>89</text:p>
          </table:table-cell>
          <table:table-cell ns42:value-type="float" table:style-name="ce71" office:value="12" office:value-type="float">
            <text:p>12</text:p>
          </table:table-cell>
          <table:table-cell table:style-name="ce71" table:number-columns-repeated="3"/>
          <table:table-cell ns42:value-type="float" table:style-name="ce71" office:value="176" office:value-type="float">
            <text:p>176</text:p>
          </table:table-cell>
          <table:table-cell ns42:value-type="float" table:style-name="ce71" office:value="197" office:value-type="float">
            <text:p>197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formula="of:=SUM([.N455];[.P455])" ns42:value-type="float" table:style-name="ce71" office:value-type="float" office:value="180">
            <text:p>180</text:p>
          </table:table-cell>
          <table:table-cell table:formula="of:=SUM([.O455];[.Q455])" ns42:value-type="float" table:style-name="ce71" office:value-type="float" office:value="198">
            <text:p>198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IV</text:p>
          </table:table-cell>
          <table:table-cell table:style-name="ce22"/>
          <table:table-cell ns42:value-type="string" table:style-name="ce44" office:value-type="string">
            <text:p>Huis van bewaring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456];[.P456])" ns42:value-type="float" table:style-name="ce71" office:value-type="float" office:value="2">
            <text:p>2</text:p>
          </table:table-cell>
          <table:table-cell table:formula="of:=SUM([.O456];[.Q456])" ns42:value-type="float" table:style-name="ce71" office:value-type="float" office:value="4">
            <text:p>4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IV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74" office:value-type="float">
            <text:p>74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ns42:value-type="float" table:style-name="ce71" office:value="139" office:value-type="float">
            <text:p>139</text:p>
          </table:table-cell>
          <table:table-cell ns42:value-type="float" table:style-name="ce71" office:value="210" office:value-type="float">
            <text:p>210</text:p>
          </table:table-cell>
          <table:table-cell ns42:value-type="float" office:value="5" table:style-name="ce71" table:number-columns-repeated="2" office:value-type="float">
            <text:p>5</text:p>
          </table:table-cell>
          <table:table-cell table:formula="of:=SUM([.N457];[.P457])" ns42:value-type="float" table:style-name="ce71" office:value-type="float" office:value="144">
            <text:p>144</text:p>
          </table:table-cell>
          <table:table-cell table:formula="of:=SUM([.O457];[.Q457])" ns42:value-type="float" table:style-name="ce71" office:value-type="float" office:value="215">
            <text:p>215</text:p>
          </table:table-cell>
          <table:table-cell ns42:value-type="float" table:style-name="ce71" office:value="10" office:value-type="float">
            <text:p>10</text:p>
          </table:table-cell>
          <table:table-cell ns42:value-type="float" table:style-name="ce83" office:value="6" office:value-type="float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V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07" office:value-type="float">
            <text:p>10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220" office:value-type="float">
            <text:p>220</text:p>
          </table:table-cell>
          <table:table-cell ns42:value-type="float" table:style-name="ce71" office:value="274" office:value-type="float">
            <text:p>274</text:p>
          </table:table-cell>
          <table:table-cell ns42:value-type="float" table:style-name="ce71" office:value="7" office:value-type="float">
            <text:p>7</text:p>
          </table:table-cell>
          <table:table-cell ns42:value-type="float" table:style-name="ce71" office:value="3" office:value-type="float">
            <text:p>3</text:p>
          </table:table-cell>
          <table:table-cell table:formula="of:=SUM([.N458];[.P458])" ns42:value-type="float" table:style-name="ce71" office:value-type="float" office:value="227">
            <text:p>227</text:p>
          </table:table-cell>
          <table:table-cell table:formula="of:=SUM([.O458];[.Q458])" ns42:value-type="float" table:style-name="ce71" office:value-type="float" office:value="277">
            <text:p>277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3" office:value-type="float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VI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71" office:value-type="float">
            <text:p>171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334" office:value-type="float">
            <text:p>334</text:p>
          </table:table-cell>
          <table:table-cell ns42:value-type="float" table:style-name="ce71" office:value="378" office:value-type="float">
            <text:p>378</text:p>
          </table:table-cell>
          <table:table-cell ns42:value-type="float" table:style-name="ce71" office:value="10" office:value-type="float">
            <text:p>10</text:p>
          </table:table-cell>
          <table:table-cell ns42:value-type="float" table:style-name="ce71" office:value="2" office:value-type="float">
            <text:p>2</text:p>
          </table:table-cell>
          <table:table-cell table:formula="of:=SUM([.N459];[.P459])" ns42:value-type="float" table:style-name="ce71" office:value-type="float" office:value="344">
            <text:p>344</text:p>
          </table:table-cell>
          <table:table-cell table:formula="of:=SUM([.O459];[.Q459])" ns42:value-type="float" table:style-name="ce71" office:value-type="float" office:value="380">
            <text:p>380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83" office:value="3" office:value-type="float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VII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89" office:value-type="float">
            <text:p>189</text:p>
          </table:table-cell>
          <table:table-cell ns42:value-type="float" table:style-name="ce71" office:value="16" office:value-type="float">
            <text:p>16</text:p>
          </table:table-cell>
          <table:table-cell table:style-name="ce71" table:number-columns-repeated="3"/>
          <table:table-cell ns42:value-type="float" table:style-name="ce71" office:value="394" office:value-type="float">
            <text:p>394</text:p>
          </table:table-cell>
          <table:table-cell ns42:value-type="float" table:style-name="ce71" office:value="441" office:value-type="float">
            <text:p>441</text:p>
          </table:table-cell>
          <table:table-cell ns42:value-type="float" table:style-name="ce71" office:value="11" office:value-type="float">
            <text:p>11</text:p>
          </table:table-cell>
          <table:table-cell ns42:value-type="float" table:style-name="ce71" office:value="3" office:value-type="float">
            <text:p>3</text:p>
          </table:table-cell>
          <table:table-cell table:formula="of:=SUM([.N460];[.P460])" ns42:value-type="float" table:style-name="ce71" office:value-type="float" office:value="405">
            <text:p>405</text:p>
          </table:table-cell>
          <table:table-cell table:formula="of:=SUM([.O460];[.Q460])" ns42:value-type="float" table:style-name="ce71" office:value-type="float" office:value="444">
            <text:p>444</text:p>
          </table:table-cell>
          <table:table-cell ns42:value-type="float" table:style-name="ce71" office:value="7" office:value-type="float">
            <text:p>7</text:p>
          </table:table-cell>
          <table:table-cell ns42:value-type="float" table:style-name="ce83" office:value="5" office:value-type="float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VIII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76" office:value-type="float">
            <text:p>176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2"/>
          <table:table-cell ns42:value-type="float" table:style-name="ce71" office:value="367" office:value-type="float">
            <text:p>367</text:p>
          </table:table-cell>
          <table:table-cell ns42:value-type="float" table:style-name="ce71" office:value="440" office:value-type="float">
            <text:p>440</text:p>
          </table:table-cell>
          <table:table-cell ns42:value-type="float" table:style-name="ce71" office:value="9" office:value-type="float">
            <text:p>9</text:p>
          </table:table-cell>
          <table:table-cell ns42:value-type="float" table:style-name="ce71" office:value="13" office:value-type="float">
            <text:p>13</text:p>
          </table:table-cell>
          <table:table-cell table:formula="of:=SUM([.N461];[.P461])" ns42:value-type="float" table:style-name="ce71" office:value-type="float" office:value="376">
            <text:p>376</text:p>
          </table:table-cell>
          <table:table-cell table:formula="of:=SUM([.O461];[.Q461])" ns42:value-type="float" table:style-name="ce71" office:value-type="float" office:value="453">
            <text:p>453</text:p>
          </table:table-cell>
          <table:table-cell ns42:value-type="float" table:style-name="ce71" office:value="13" office:value-type="float">
            <text:p>13</text:p>
          </table:table-cell>
          <table:table-cell ns42:value-type="float" table:style-name="ce83" office:value="11" office:value-type="float">
            <text:p>1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IX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77" office:value-type="float">
            <text:p>177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3"/>
          <table:table-cell ns42:value-type="float" table:style-name="ce71" office:value="373" office:value-type="float">
            <text:p>373</text:p>
          </table:table-cell>
          <table:table-cell ns42:value-type="float" table:style-name="ce71" office:value="351" office:value-type="float">
            <text:p>351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4" office:value-type="float">
            <text:p>4</text:p>
          </table:table-cell>
          <table:table-cell table:formula="of:=SUM([.N462];[.P462])" ns42:value-type="float" table:style-name="ce71" office:value-type="float" office:value="376">
            <text:p>376</text:p>
          </table:table-cell>
          <table:table-cell table:formula="of:=SUM([.O462];[.Q462])" ns42:value-type="float" table:style-name="ce71" office:value-type="float" office:value="355">
            <text:p>355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83" office:value="8" office:value-type="float">
            <text:p>8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X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77" office:value-type="float">
            <text:p>77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3"/>
          <table:table-cell ns42:value-type="float" table:style-name="ce71" office:value="145" office:value-type="float">
            <text:p>145</text:p>
          </table:table-cell>
          <table:table-cell ns42:value-type="float" table:style-name="ce71" office:value="157" office:value-type="float">
            <text:p>157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1" office:value-type="float">
            <text:p>1</text:p>
          </table:table-cell>
          <table:table-cell table:formula="of:=SUM([.N463];[.P463])" ns42:value-type="float" table:style-name="ce71" office:value-type="float" office:value="150">
            <text:p>150</text:p>
          </table:table-cell>
          <table:table-cell table:formula="of:=SUM([.O463];[.Q463])" ns42:value-type="float" table:style-name="ce71" office:value-type="float" office:value="158">
            <text:p>158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XI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08" office:value-type="float">
            <text:p>108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3"/>
          <table:table-cell ns42:value-type="float" table:style-name="ce71" office:value="235" office:value-type="float">
            <text:p>235</text:p>
          </table:table-cell>
          <table:table-cell ns42:value-type="float" table:style-name="ce71" office:value="234" office:value-type="float">
            <text:p>234</text:p>
          </table:table-cell>
          <table:table-cell ns42:value-type="float" table:style-name="ce71" office:value="6" office:value-type="float">
            <text:p>6</text:p>
          </table:table-cell>
          <table:table-cell ns42:value-type="float" table:style-name="ce71" office:value="2" office:value-type="float">
            <text:p>2</text:p>
          </table:table-cell>
          <table:table-cell table:formula="of:=SUM([.N464];[.P464])" ns42:value-type="float" table:style-name="ce71" office:value-type="float" office:value="241">
            <text:p>241</text:p>
          </table:table-cell>
          <table:table-cell table:formula="of:=SUM([.O464];[.Q464])" ns42:value-type="float" table:style-name="ce71" office:value-type="float" office:value="236">
            <text:p>236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5" office:value-type="float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XII</text:p>
          </table:table-cell>
          <table:table-cell ns42:value-type="string" table:style-name="ce22" office:value-type="string">
            <text:p>Oosterbo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5" office:value-type="float">
            <text:p>4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28" office:value-type="float">
            <text:p>128</text:p>
          </table:table-cell>
          <table:table-cell ns42:value-type="float" table:style-name="ce71" office:value="115" office:value-type="float">
            <text:p>115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465];[.P465])" ns42:value-type="float" table:style-name="ce71" office:value-type="float" office:value="131">
            <text:p>131</text:p>
          </table:table-cell>
          <table:table-cell table:formula="of:=SUM([.O465];[.Q465])" ns42:value-type="float" table:style-name="ce71" office:value-type="float" office:value="115">
            <text:p>115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22" office:value-type="string">
            <text:p>Waterschap de Vereenigde polders Nijeveen en Kolderveen</text:p>
          </table:table-cell>
          <table:table-cell table:style-name="ce22"/>
          <table:table-cell ns42:value-type="string" table:style-name="ce22" office:value-type="string">
            <text:p>Wijk XIII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table:style-name="ce71" table:number-columns-repeated="4"/>
          <table:table-cell ns42:value-type="float" table:style-name="ce71" office:value="34" office:value-type="float">
            <text:p>34</text:p>
          </table:table-cell>
          <table:table-cell ns42:value-type="float" table:style-name="ce71" office:value="27" office:value-type="float">
            <text:p>27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466];[.P466])" ns42:value-type="float" table:style-name="ce71" office:value-type="float" office:value="34">
            <text:p>34</text:p>
          </table:table-cell>
          <table:table-cell table:formula="of:=SUM([.O466];[.Q466])" ns42:value-type="float" table:style-name="ce71" office:value-type="float" office:value="28">
            <text:p>28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XIII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4" office:value-type="float">
            <text:p>24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55" office:value-type="float">
            <text:p>55</text:p>
          </table:table-cell>
          <table:table-cell ns42:value-type="float" table:style-name="ce71" office:value="48" office:value-type="float">
            <text:p>48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467];[.P467])" ns42:value-type="float" table:style-name="ce71" office:value-type="float" office:value="57">
            <text:p>57</text:p>
          </table:table-cell>
          <table:table-cell table:formula="of:=SUM([.O467];[.Q467])" ns42:value-type="float" table:style-name="ce71" office:value-type="float" office:value="48">
            <text:p>48</text:p>
          </table:table-cell>
          <table:table-cell table:style-name="ce71"/>
          <table:table-cell ns42:value-type="float" table:style-name="ce83" office:value="3" office:value-type="float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XIII</text:p>
          </table:table-cell>
          <table:table-cell table:style-name="ce22"/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136" office:value-type="float">
            <text:p>136</text:p>
          </table:table-cell>
          <table:table-cell table:style-name="ce71"/>
          <table:table-cell ns42:value-type="float" table:style-name="ce71" office:value="52" office:value-type="float">
            <text:p>52</text:p>
          </table:table-cell>
          <table:table-cell ns42:value-type="float" table:style-name="ce71" office:value="53" office:value-type="float">
            <text:p>53</text:p>
          </table:table-cell>
          <table:table-cell ns42:value-type="float" table:style-name="ce71" office:value="292" office:value-type="float">
            <text:p>292</text:p>
          </table:table-cell>
          <table:table-cell ns42:value-type="float" table:style-name="ce71" office:value="238" office:value-type="float">
            <text:p>238</text:p>
          </table:table-cell>
          <table:table-cell table:formula="of:=SUM([.N468];[.P468])" ns42:value-type="float" table:style-name="ce71" office:value-type="float" office:value="344">
            <text:p>344</text:p>
          </table:table-cell>
          <table:table-cell table:formula="of:=SUM([.O468];[.Q468])" ns42:value-type="float" table:style-name="ce71" office:value-type="float" office:value="291">
            <text:p>29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52:.I464])" ns42:value-type="float" table:style-name="ce65" office:value-type="float" office:value="1606">
            <text:p>1606</text:p>
          </table:table-cell>
          <table:table-cell table:formula="of:=SUM([.J452:.J464])" ns42:value-type="float" table:style-name="ce71" office:value-type="float" office:value="82">
            <text:p>82</text:p>
          </table:table-cell>
          <table:table-cell table:formula="of:=SUM([.K452:.K464])" ns42:value-type="float" table:style-name="ce71" office:value-type="float" office:value="7">
            <text:p>7</text:p>
          </table:table-cell>
          <table:table-cell table:formula="of:=SUM([.L452:.L464])" ns42:value-type="float" table:style-name="ce71" office:value-type="float" office:value="0">
            <text:p>0</text:p>
          </table:table-cell>
          <table:table-cell table:formula="of:=SUM([.M452:.M464])" ns42:value-type="float" table:style-name="ce71" office:value-type="float" office:value="0">
            <text:p>0</text:p>
          </table:table-cell>
          <table:table-cell table:formula="of:=SUM([.N452:.N464])" ns42:value-type="float" table:style-name="ce71" office:value-type="float" office:value="3370">
            <text:p>3370</text:p>
          </table:table-cell>
          <table:table-cell table:formula="of:=SUM([.O452:.O464])" ns42:value-type="float" table:style-name="ce71" office:value-type="float" office:value="3675">
            <text:p>3675</text:p>
          </table:table-cell>
          <table:table-cell table:formula="of:=SUM([.P452:.P464])" ns42:value-type="float" table:style-name="ce71" office:value-type="float" office:value="83">
            <text:p>83</text:p>
          </table:table-cell>
          <table:table-cell table:formula="of:=SUM([.Q452:.Q464])" ns42:value-type="float" table:style-name="ce71" office:value-type="float" office:value="52">
            <text:p>52</text:p>
          </table:table-cell>
          <table:table-cell table:formula="of:=SUM([.R452:.R464])" ns42:value-type="float" table:style-name="ce71" office:value-type="float" office:value="3453">
            <text:p>3453</text:p>
          </table:table-cell>
          <table:table-cell table:formula="of:=SUM([.S452:.S464])" ns42:value-type="float" table:style-name="ce71" office:value-type="float" office:value="3727">
            <text:p>3727</text:p>
          </table:table-cell>
          <table:table-cell table:formula="of:=SUM([.T452:.T464])" ns42:value-type="float" table:style-name="ce71" office:value-type="float" office:value="68">
            <text:p>68</text:p>
          </table:table-cell>
          <table:table-cell table:formula="of:=SUM([.U452:.U464])" ns42:value-type="float" table:style-name="ce83" office:value-type="float" office:value="56">
            <text:p>5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65:.I468])" ns42:value-type="float" table:style-name="ce65" office:value-type="float" office:value="83">
            <text:p>83</text:p>
          </table:table-cell>
          <table:table-cell table:formula="of:=SUM([.J465:.J468])" ns42:value-type="float" table:style-name="ce71" office:value-type="float" office:value="3">
            <text:p>3</text:p>
          </table:table-cell>
          <table:table-cell table:formula="of:=SUM([.K465:.K468])" ns42:value-type="float" table:style-name="ce71" office:value-type="float" office:value="0">
            <text:p>0</text:p>
          </table:table-cell>
          <table:table-cell table:formula="of:=SUM([.L465:.L468])" ns42:value-type="float" table:style-name="ce71" office:value-type="float" office:value="136">
            <text:p>136</text:p>
          </table:table-cell>
          <table:table-cell table:formula="of:=SUM([.M465:.M468])" ns42:value-type="float" table:style-name="ce71" office:value-type="float" office:value="0">
            <text:p>0</text:p>
          </table:table-cell>
          <table:table-cell table:formula="of:=SUM([.N465:.N468])" ns42:value-type="float" table:style-name="ce71" office:value-type="float" office:value="269">
            <text:p>269</text:p>
          </table:table-cell>
          <table:table-cell table:formula="of:=SUM([.O465:.O468])" ns42:value-type="float" table:style-name="ce71" office:value-type="float" office:value="243">
            <text:p>243</text:p>
          </table:table-cell>
          <table:table-cell table:formula="of:=SUM([.P465:.P468])" ns42:value-type="float" table:style-name="ce71" office:value-type="float" office:value="297">
            <text:p>297</text:p>
          </table:table-cell>
          <table:table-cell table:formula="of:=SUM([.Q465:.Q468])" ns42:value-type="float" table:style-name="ce71" office:value-type="float" office:value="239">
            <text:p>239</text:p>
          </table:table-cell>
          <table:table-cell table:formula="of:=SUM([.R465:.R468])" ns42:value-type="float" table:style-name="ce71" office:value-type="float" office:value="566">
            <text:p>566</text:p>
          </table:table-cell>
          <table:table-cell table:formula="of:=SUM([.S465:.S468])" ns42:value-type="float" table:style-name="ce71" office:value-type="float" office:value="482">
            <text:p>482</text:p>
          </table:table-cell>
          <table:table-cell table:formula="of:=SUM([.T465:.T468])" ns42:value-type="float" table:style-name="ce71" office:value-type="float" office:value="1">
            <text:p>1</text:p>
          </table:table-cell>
          <table:table-cell table:formula="of:=SUM([.U465:.U468])" ns42:value-type="float" table:style-name="ce83" office:value-type="float" office:value="4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69:.I470])" ns42:value-type="float" table:style-name="ce65" office:value-type="float" office:value="1689">
            <text:p>1689</text:p>
          </table:table-cell>
          <table:table-cell table:formula="of:=SUM([.J469:.J470])" ns42:value-type="float" table:style-name="ce71" office:value-type="float" office:value="85">
            <text:p>85</text:p>
          </table:table-cell>
          <table:table-cell table:formula="of:=SUM([.K469:.K470])" ns42:value-type="float" table:style-name="ce71" office:value-type="float" office:value="7">
            <text:p>7</text:p>
          </table:table-cell>
          <table:table-cell table:formula="of:=SUM([.L469:.L470])" ns42:value-type="float" table:style-name="ce71" office:value-type="float" office:value="136">
            <text:p>136</text:p>
          </table:table-cell>
          <table:table-cell table:formula="of:=SUM([.M469:.M470])" ns42:value-type="float" table:style-name="ce71" office:value-type="float" office:value="0">
            <text:p>0</text:p>
          </table:table-cell>
          <table:table-cell table:formula="of:=SUM([.N469:.N470])" ns42:value-type="float" table:style-name="ce71" office:value-type="float" office:value="3639">
            <text:p>3639</text:p>
          </table:table-cell>
          <table:table-cell table:formula="of:=SUM([.O469:.O470])" ns42:value-type="float" table:style-name="ce71" office:value-type="float" office:value="3918">
            <text:p>3918</text:p>
          </table:table-cell>
          <table:table-cell table:formula="of:=SUM([.P469:.P470])" ns42:value-type="float" table:style-name="ce71" office:value-type="float" office:value="380">
            <text:p>380</text:p>
          </table:table-cell>
          <table:table-cell table:formula="of:=SUM([.Q469:.Q470])" ns42:value-type="float" table:style-name="ce71" office:value-type="float" office:value="291">
            <text:p>291</text:p>
          </table:table-cell>
          <table:table-cell table:formula="of:=SUM([.R469:.R470])" ns42:value-type="float" table:style-name="ce71" office:value-type="float" office:value="4019">
            <text:p>4019</text:p>
          </table:table-cell>
          <table:table-cell table:formula="of:=SUM([.S469:.S470])" ns42:value-type="float" table:style-name="ce71" office:value-type="float" office:value="4209">
            <text:p>4209</text:p>
          </table:table-cell>
          <table:table-cell table:formula="of:=SUM([.T469:.T470])" ns42:value-type="float" table:style-name="ce71" office:value-type="float" office:value="69">
            <text:p>69</text:p>
          </table:table-cell>
          <table:table-cell table:formula="of:=SUM([.U469:.U470])" ns42:value-type="float" table:style-name="ce83" office:value-type="float" office:value="60">
            <text:p>6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7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Personen die bij de volkstelling verklaard hebben in de gemeente te wonen, doch wier woonplaats daar niet is gevonden</text:p>
          </table:table-cell>
          <table:table-cell table:style-name="ce58"/>
          <table:table-cell table:style-name="ce65"/>
          <table:table-cell table:style-name="ce71" table:number-columns-repeated="6"/>
          <table:table-cell ns42:value-type="float" table:style-name="ce71" office:value="6" office:value-type="float">
            <text:p>6</text:p>
          </table:table-cell>
          <table:table-cell ns42:value-type="float" table:style-name="ce71" office:value="4" office:value-type="float">
            <text:p>4</text:p>
          </table:table-cell>
          <table:table-cell table:formula="of:=SUM([.N472];[.P472])" ns42:value-type="float" table:style-name="ce71" office:value-type="float" office:value="6">
            <text:p>6</text:p>
          </table:table-cell>
          <table:table-cell table:formula="of:=SUM([.O472];[.Q472])" ns42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71:.I472])" ns42:value-type="float" table:style-name="ce65" office:value-type="float" office:value="1689">
            <text:p>1689</text:p>
          </table:table-cell>
          <table:table-cell table:formula="of:=SUM([.J471:.J472])" ns42:value-type="float" table:style-name="ce71" office:value-type="float" office:value="85">
            <text:p>85</text:p>
          </table:table-cell>
          <table:table-cell table:formula="of:=SUM([.K471:.K472])" ns42:value-type="float" table:style-name="ce71" office:value-type="float" office:value="7">
            <text:p>7</text:p>
          </table:table-cell>
          <table:table-cell table:formula="of:=SUM([.L471:.L472])" ns42:value-type="float" table:style-name="ce71" office:value-type="float" office:value="136">
            <text:p>136</text:p>
          </table:table-cell>
          <table:table-cell table:formula="of:=SUM([.M471:.M472])" ns42:value-type="float" table:style-name="ce71" office:value-type="float" office:value="0">
            <text:p>0</text:p>
          </table:table-cell>
          <table:table-cell table:formula="of:=SUM([.N471:.N472])" ns42:value-type="float" table:style-name="ce71" office:value-type="float" office:value="3639">
            <text:p>3639</text:p>
          </table:table-cell>
          <table:table-cell table:formula="of:=SUM([.O471:.O472])" ns42:value-type="float" table:style-name="ce71" office:value-type="float" office:value="3918">
            <text:p>3918</text:p>
          </table:table-cell>
          <table:table-cell table:formula="of:=SUM([.P471:.P472])" ns42:value-type="float" table:style-name="ce71" office:value-type="float" office:value="386">
            <text:p>386</text:p>
          </table:table-cell>
          <table:table-cell table:formula="of:=SUM([.Q471:.Q472])" ns42:value-type="float" table:style-name="ce71" office:value-type="float" office:value="295">
            <text:p>295</text:p>
          </table:table-cell>
          <table:table-cell table:formula="of:=SUM([.R471:.R472])" ns42:value-type="float" table:style-name="ce71" office:value-type="float" office:value="4025">
            <text:p>4025</text:p>
          </table:table-cell>
          <table:table-cell table:formula="of:=SUM([.S471:.S472])" ns42:value-type="float" table:style-name="ce71" office:value-type="float" office:value="4213">
            <text:p>4213</text:p>
          </table:table-cell>
          <table:table-cell table:formula="of:=SUM([.T471:.T472])" ns42:value-type="float" table:style-name="ce71" office:value-type="float" office:value="69">
            <text:p>69</text:p>
          </table:table-cell>
          <table:table-cell table:formula="of:=SUM([.U471:.U472])" ns42:value-type="float" table:style-name="ce83" office:value-type="float" office:value="60">
            <text:p>6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62" office:value-type="float">
            <text:p>62</text:p>
          </table:table-cell>
          <table:table-cell table:style-name="ce71" table:number-columns-repeated="4"/>
          <table:table-cell table:formula="of:=SUM([.N474];[.P474])" ns42:value-type="float" table:style-name="ce71" office:value-type="float" office:value="0">
            <text:p>0</text:p>
          </table:table-cell>
          <table:table-cell table:formula="of:=SUM([.O474];[.Q474])" ns42:value-type="float" table:style-name="ce71" office:value-type="float" office:value="0">
            <text:p>0</text:p>
          </table:table-cell>
          <table:table-cell ns42:value-type="float" table:style-name="ce71" office:value="143" office:value-type="float">
            <text:p>143</text:p>
          </table:table-cell>
          <table:table-cell ns42:value-type="float" table:style-name="ce83" office:value="130" office:value-type="float">
            <text:p>13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ns42:value-type="string" table:style-name="ce22" office:value-type="string">
            <text:p>Dorp Norg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19" office:value-type="float">
            <text:p>119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36" office:value-type="float">
            <text:p>236</text:p>
          </table:table-cell>
          <table:table-cell ns42:value-type="float" table:style-name="ce71" office:value="234" office:value-type="float">
            <text:p>234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475];[.P475])" ns42:value-type="float" table:style-name="ce71" office:value-type="float" office:value="237">
            <text:p>237</text:p>
          </table:table-cell>
          <table:table-cell table:formula="of:=SUM([.O475];[.Q475])" ns42:value-type="float" table:style-name="ce71" office:value-type="float" office:value="235">
            <text:p>235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ns42:value-type="string" table:style-name="ce22" office:value-type="string">
            <text:p>Dorp Norg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9" office:value-type="float">
            <text:p>9</text:p>
          </table:table-cell>
          <table:table-cell ns42:value-type="float" table:style-name="ce71" office:value="8" office:value-type="float">
            <text:p>8</text:p>
          </table:table-cell>
          <table:table-cell table:style-name="ce71" table:number-columns-repeated="2"/>
          <table:table-cell table:formula="of:=SUM([.N476];[.P476])" ns42:value-type="float" table:style-name="ce71" office:value-type="float" office:value="9">
            <text:p>9</text:p>
          </table:table-cell>
          <table:table-cell table:formula="of:=SUM([.O476];[.Q476])" ns42:value-type="float" table:style-name="ce71" office:value-type="float" office:value="8">
            <text:p>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Peest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13" office:value-type="float">
            <text:p>13</text:p>
          </table:table-cell>
          <table:table-cell ns42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477];[.P477])" ns42:value-type="float" table:style-name="ce71" office:value-type="float" office:value="13">
            <text:p>13</text:p>
          </table:table-cell>
          <table:table-cell table:formula="of:=SUM([.O477];[.Q477])" ns42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Pees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25" office:value-type="float">
            <text:p>25</text:p>
          </table:table-cell>
          <table:table-cell ns42:value-type="float" table:style-name="ce71" office:value="23" office:value-type="float">
            <text:p>23</text:p>
          </table:table-cell>
          <table:table-cell table:style-name="ce71" table:number-columns-repeated="2"/>
          <table:table-cell table:formula="of:=SUM([.N478];[.P478])" ns42:value-type="float" table:style-name="ce71" office:value-type="float" office:value="25">
            <text:p>25</text:p>
          </table:table-cell>
          <table:table-cell table:formula="of:=SUM([.O478];[.Q478])" ns42:value-type="float" table:style-name="ce71" office:value-type="float" office:value="23">
            <text:p>2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Norgervaar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1" office:value-type="float">
            <text:p>21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57" office:value-type="float">
            <text:p>57</text:p>
          </table:table-cell>
          <table:table-cell ns42:value-type="float" table:style-name="ce71" office:value="50" office:value-type="float">
            <text:p>50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479];[.P479])" ns42:value-type="float" table:style-name="ce71" office:value-type="float" office:value="57">
            <text:p>57</text:p>
          </table:table-cell>
          <table:table-cell table:formula="of:=SUM([.O479];[.Q479])" ns42:value-type="float" table:style-name="ce71" office:value-type="float" office:value="51">
            <text:p>5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Zuidveld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18" office:value-type="float">
            <text:p>18</text:p>
          </table:table-cell>
          <table:table-cell ns42:value-type="float" table:style-name="ce71" office:value="14" office:value-type="float">
            <text:p>14</text:p>
          </table:table-cell>
          <table:table-cell table:style-name="ce71" table:number-columns-repeated="2"/>
          <table:table-cell table:formula="of:=SUM([.N480];[.P480])" ns42:value-type="float" table:style-name="ce71" office:value-type="float" office:value="18">
            <text:p>18</text:p>
          </table:table-cell>
          <table:table-cell table:formula="of:=SUM([.O480];[.Q480])" ns42:value-type="float" table:style-name="ce71" office:value-type="float" office:value="14">
            <text:p>1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Zuidvel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23" office:value-type="float">
            <text:p>23</text:p>
          </table:table-cell>
          <table:table-cell ns42:value-type="float" table:style-name="ce71" office:value="21" office:value-type="float">
            <text:p>21</text:p>
          </table:table-cell>
          <table:table-cell table:style-name="ce71" table:number-columns-repeated="2"/>
          <table:table-cell table:formula="of:=SUM([.N481];[.P481])" ns42:value-type="float" table:style-name="ce71" office:value-type="float" office:value="23">
            <text:p>23</text:p>
          </table:table-cell>
          <table:table-cell table:formula="of:=SUM([.O481];[.Q481])" ns42:value-type="float" table:style-name="ce71" office:value-type="float" office:value="21">
            <text:p>2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Westerveld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20" office:value-type="float">
            <text:p>20</text:p>
          </table:table-cell>
          <table:table-cell ns42:value-type="float" table:style-name="ce71" office:value="21" office:value-type="float">
            <text:p>21</text:p>
          </table:table-cell>
          <table:table-cell table:style-name="ce71" table:number-columns-repeated="2"/>
          <table:table-cell table:formula="of:=SUM([.N482];[.P482])" ns42:value-type="float" table:style-name="ce71" office:value-type="float" office:value="20">
            <text:p>20</text:p>
          </table:table-cell>
          <table:table-cell table:formula="of:=SUM([.O482];[.Q482])" ns42:value-type="float" table:style-name="ce71" office:value-type="float" office:value="21">
            <text:p>2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Westervel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0" office:value-type="float">
            <text:p>30</text:p>
          </table:table-cell>
          <table:table-cell table:style-name="ce71" table:number-columns-repeated="4"/>
          <table:table-cell ns42:value-type="float" table:style-name="ce71" office:value="66" office:value-type="float">
            <text:p>66</text:p>
          </table:table-cell>
          <table:table-cell ns42:value-type="float" table:style-name="ce71" office:value="64" office:value-type="float">
            <text:p>64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83];[.P483])" ns42:value-type="float" table:style-name="ce71" office:value-type="float" office:value="67">
            <text:p>67</text:p>
          </table:table-cell>
          <table:table-cell table:formula="of:=SUM([.O483];[.Q483])" ns42:value-type="float" table:style-name="ce71" office:value-type="float" office:value="64">
            <text:p>64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0" office:value-type="float">
            <text:p>40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22" office:value-type="float">
            <text:p>122</text:p>
          </table:table-cell>
          <table:table-cell ns42:value-type="float" table:style-name="ce71" office:value="106" office:value-type="float">
            <text:p>106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484];[.P484])" ns42:value-type="float" table:style-name="ce71" office:value-type="float" office:value="124">
            <text:p>124</text:p>
          </table:table-cell>
          <table:table-cell table:formula="of:=SUM([.O484];[.Q484])" ns42:value-type="float" table:style-name="ce71" office:value-type="float" office:value="106">
            <text:p>10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Langelo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7" office:value-type="float">
            <text:p>27</text:p>
          </table:table-cell>
          <table:table-cell table:style-name="ce71" table:number-columns-repeated="4"/>
          <table:table-cell ns42:value-type="float" table:style-name="ce71" office:value="77" office:value-type="float">
            <text:p>77</text:p>
          </table:table-cell>
          <table:table-cell ns42:value-type="float" table:style-name="ce71" office:value="67" office:value-type="float">
            <text:p>67</text:p>
          </table:table-cell>
          <table:table-cell table:style-name="ce71" table:number-columns-repeated="2"/>
          <table:table-cell table:formula="of:=SUM([.N485];[.P485])" ns42:value-type="float" table:style-name="ce71" office:value-type="float" office:value="77">
            <text:p>77</text:p>
          </table:table-cell>
          <table:table-cell table:formula="of:=SUM([.O485];[.Q485])" ns42:value-type="float" table:style-name="ce71" office:value-type="float" office:value="67">
            <text:p>67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8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ns42:value-type="string" table:style-name="ce22" office:value-type="string">
            <text:p>Dorp Veenhuizen</text:p>
          </table:table-cell>
          <table:table-cell table:style-name="ce22"/>
          <table:table-cell table:style-name="ce35"/>
          <table:table-cell ns42:value-type="string" table:style-name="ce44" office:value-type="string">
            <text:p>1<text:span text:style-name="T4">ste</text:span><text:span text:style-name="T5"> gesticht. Hoofdgebouwen</text:span>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5" office:value-type="float">
            <text:p>35</text:p>
          </table:table-cell>
          <table:table-cell table:style-name="ce71" table:number-columns-repeated="4"/>
          <table:table-cell ns42:value-type="float" table:style-name="ce71" office:value="75" office:value-type="float">
            <text:p>75</text:p>
          </table:table-cell>
          <table:table-cell ns42:value-type="float" table:style-name="ce71" office:value="372" office:value-type="float">
            <text:p>372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formula="of:=SUM([.N486];[.P486])" ns42:value-type="float" table:style-name="ce71" office:value-type="float" office:value="78">
            <text:p>78</text:p>
          </table:table-cell>
          <table:table-cell table:formula="of:=SUM([.O486];[.Q486])" ns42:value-type="float" table:style-name="ce71" office:value-type="float" office:value="373">
            <text:p>373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7" office:value-type="float">
            <text:p>7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8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ns42:value-type="string" table:style-name="ce22" office:value-type="string">
            <text:p>Dorp Veenhuizen</text:p>
          </table:table-cell>
          <table:table-cell table:style-name="ce22"/>
          <table:table-cell table:style-name="ce35"/>
          <table:table-cell ns42:value-type="string" table:style-name="ce44" office:value-type="string">
            <text:p>1<text:span text:style-name="T4">ste</text:span><text:span text:style-name="T5"> gesticht. Bijgebouwen</text:span>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5" office:value-type="float">
            <text:p>15</text:p>
          </table:table-cell>
          <table:table-cell table:style-name="ce71" table:number-columns-repeated="4"/>
          <table:table-cell ns42:value-type="float" table:style-name="ce71" office:value="46" office:value-type="float">
            <text:p>46</text:p>
          </table:table-cell>
          <table:table-cell ns42:value-type="float" table:style-name="ce71" office:value="39" office:value-type="float">
            <text:p>39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2" office:value-type="float">
            <text:p>2</text:p>
          </table:table-cell>
          <table:table-cell table:formula="of:=SUM([.N487];[.P487])" ns42:value-type="float" table:style-name="ce71" office:value-type="float" office:value="49">
            <text:p>49</text:p>
          </table:table-cell>
          <table:table-cell table:formula="of:=SUM([.O487];[.Q487])" ns42:value-type="float" table:style-name="ce71" office:value-type="float" office:value="41">
            <text:p>41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8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ns42:value-type="string" table:style-name="ce22" office:value-type="string">
            <text:p>Dorp Veenhuizen</text:p>
          </table:table-cell>
          <table:table-cell table:style-name="ce22"/>
          <table:table-cell table:style-name="ce35"/>
          <table:table-cell ns42:value-type="string" table:style-name="ce44" office:value-type="string">
            <text:p>2<text:span text:style-name="T4">e</text:span><text:span text:style-name="T5"> gesticht. Hoofdgebouwen</text:span>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8" office:value-type="float">
            <text:p>28</text:p>
          </table:table-cell>
          <table:table-cell table:style-name="ce71" table:number-columns-repeated="4"/>
          <table:table-cell ns42:value-type="float" table:style-name="ce71" office:value="700" office:value-type="float">
            <text:p>700</text:p>
          </table:table-cell>
          <table:table-cell ns42:value-type="float" table:style-name="ce71" office:value="62" office:value-type="float">
            <text:p>62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2" office:value-type="float">
            <text:p>2</text:p>
          </table:table-cell>
          <table:table-cell table:formula="of:=SUM([.N488];[.P488])" ns42:value-type="float" table:style-name="ce71" office:value-type="float" office:value="703">
            <text:p>703</text:p>
          </table:table-cell>
          <table:table-cell table:formula="of:=SUM([.O488];[.Q488])" ns42:value-type="float" table:style-name="ce71" office:value-type="float" office:value="64">
            <text:p>64</text:p>
          </table:table-cell>
          <table:table-cell ns42:value-type="float" table:style-name="ce71" office:value="6" office:value-type="float">
            <text:p>6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8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ns42:value-type="string" table:style-name="ce22" office:value-type="string">
            <text:p>Dorp Veenhuizen</text:p>
          </table:table-cell>
          <table:table-cell table:style-name="ce22"/>
          <table:table-cell table:style-name="ce35"/>
          <table:table-cell ns42:value-type="string" table:style-name="ce44" office:value-type="string">
            <text:p>2<text:span text:style-name="T4">e</text:span><text:span text:style-name="T5"> gesticht. Bijgebouwen</text:span>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4" office:value-type="float">
            <text:p>24</text:p>
          </table:table-cell>
          <table:table-cell table:style-name="ce71" table:number-columns-repeated="4"/>
          <table:table-cell ns42:value-type="float" table:style-name="ce71" office:value="47" office:value-type="float">
            <text:p>47</text:p>
          </table:table-cell>
          <table:table-cell ns42:value-type="float" table:style-name="ce71" office:value="58" office:value-type="float">
            <text:p>58</text:p>
          </table:table-cell>
          <table:table-cell table:style-name="ce71" table:number-columns-repeated="2"/>
          <table:table-cell table:formula="of:=SUM([.N489];[.P489])" ns42:value-type="float" table:style-name="ce71" office:value-type="float" office:value="47">
            <text:p>47</text:p>
          </table:table-cell>
          <table:table-cell table:formula="of:=SUM([.O489];[.Q489])" ns42:value-type="float" table:style-name="ce71" office:value-type="float" office:value="58">
            <text:p>58</text:p>
          </table:table-cell>
          <table:table-cell ns42:value-type="float" table:style-name="ce71" office:value="4" office:value-type="float">
            <text:p>4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8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ns42:value-type="string" table:style-name="ce22" office:value-type="string">
            <text:p>Dorp Veenhuizen</text:p>
          </table:table-cell>
          <table:table-cell table:style-name="ce22"/>
          <table:table-cell table:style-name="ce35"/>
          <table:table-cell ns42:value-type="string" table:style-name="ce44" office:value-type="string">
            <text:p>3<text:span text:style-name="T4">e</text:span><text:span text:style-name="T5"> gesticht. Hoofdgebouwen</text:span>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1" office:value-type="float">
            <text:p>41</text:p>
          </table:table-cell>
          <table:table-cell table:style-name="ce71" table:number-columns-repeated="4"/>
          <table:table-cell ns42:value-type="float" table:style-name="ce71" office:value="597" office:value-type="float">
            <text:p>597</text:p>
          </table:table-cell>
          <table:table-cell ns42:value-type="float" table:style-name="ce71" office:value="82" office:value-type="float">
            <text:p>82</text:p>
          </table:table-cell>
          <table:table-cell ns42:value-type="float" table:style-name="ce71" office:value="4" office:value-type="float">
            <text:p>4</text:p>
          </table:table-cell>
          <table:table-cell table:style-name="ce71"/>
          <table:table-cell table:formula="of:=SUM([.N490];[.P490])" ns42:value-type="float" table:style-name="ce71" office:value-type="float" office:value="601">
            <text:p>601</text:p>
          </table:table-cell>
          <table:table-cell table:formula="of:=SUM([.O490];[.Q490])" ns42:value-type="float" table:style-name="ce71" office:value-type="float" office:value="82">
            <text:p>82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5" office:value-type="float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8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ns42:value-type="string" table:style-name="ce22" office:value-type="string">
            <text:p>Dorp Veenhuizen</text:p>
          </table:table-cell>
          <table:table-cell table:style-name="ce22"/>
          <table:table-cell table:style-name="ce35"/>
          <table:table-cell ns42:value-type="string" table:style-name="ce44" office:value-type="string">
            <text:p>3<text:span text:style-name="T4">e</text:span><text:span text:style-name="T5"> gesticht. Bijgebouwen</text:span>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8" office:value-type="float">
            <text:p>18</text:p>
          </table:table-cell>
          <table:table-cell table:style-name="ce71" table:number-columns-repeated="4"/>
          <table:table-cell ns42:value-type="float" table:style-name="ce71" office:value="51" office:value-type="float">
            <text:p>51</text:p>
          </table:table-cell>
          <table:table-cell ns42:value-type="float" table:style-name="ce71" office:value="44" office:value-type="float">
            <text:p>44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491];[.P491])" ns42:value-type="float" table:style-name="ce71" office:value-type="float" office:value="52">
            <text:p>52</text:p>
          </table:table-cell>
          <table:table-cell table:formula="of:=SUM([.O491];[.Q491])" ns42:value-type="float" table:style-name="ce71" office:value-type="float" office:value="45">
            <text:p>45</text:p>
          </table:table-cell>
          <table:table-cell ns42:value-type="float" table:style-name="ce71" office:value="7" office:value-type="float">
            <text:p>7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ns42:value-type="string" table:style-name="ce22" office:value-type="string">
            <text:p>Dorp Veenhuizen</text:p>
          </table:table-cell>
          <table:table-cell table:style-name="ce22"/>
          <table:table-cell table:style-name="ce35"/>
          <table:table-cell ns42:value-type="string" table:style-name="ce44" office:value-type="string">
            <text:p>Gesticht voor ooglijders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145" office:value-type="float">
            <text:p>145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92];[.P492])" ns42:value-type="float" table:style-name="ce71" office:value-type="float" office:value="146">
            <text:p>146</text:p>
          </table:table-cell>
          <table:table-cell table:formula="of:=SUM([.O492];[.Q492])" ns42:value-type="float" table:style-name="ce71" office:value-type="float" office:value="2">
            <text:p>2</text:p>
          </table:table-cell>
          <table:table-cell ns42:value-type="float" table:style-name="ce71" office:value="30" office:value-type="float">
            <text:p>30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ns42:value-type="string" table:style-name="ce22" office:value-type="string">
            <text:p>Dorp Veenhuizen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Totaal voor Veenhuizen</text:p>
          </table:table-cell>
          <table:table-cell table:style-name="ce58"/>
          <table:table-cell table:formula="of:=SUM([.I486:.I492])" ns42:value-type="float" table:style-name="ce65" office:value-type="float" office:value="162">
            <text:p>162</text:p>
          </table:table-cell>
          <table:table-cell table:formula="of:=SUM([.J486:.J492])" ns42:value-type="float" table:style-name="ce71" office:value-type="float" office:value="0">
            <text:p>0</text:p>
          </table:table-cell>
          <table:table-cell table:formula="of:=SUM([.K486:.K492])" ns42:value-type="float" table:style-name="ce71" office:value-type="float" office:value="0">
            <text:p>0</text:p>
          </table:table-cell>
          <table:table-cell table:formula="of:=SUM([.L486:.L492])" ns42:value-type="float" table:style-name="ce71" office:value-type="float" office:value="0">
            <text:p>0</text:p>
          </table:table-cell>
          <table:table-cell table:formula="of:=SUM([.M486:.M492])" ns42:value-type="float" table:style-name="ce71" office:value-type="float" office:value="0">
            <text:p>0</text:p>
          </table:table-cell>
          <table:table-cell table:formula="of:=SUM([.N486:.N492])" ns42:value-type="float" table:style-name="ce71" office:value-type="float" office:value="1661">
            <text:p>1661</text:p>
          </table:table-cell>
          <table:table-cell table:formula="of:=SUM([.O486:.O492])" ns42:value-type="float" table:style-name="ce71" office:value-type="float" office:value="659">
            <text:p>659</text:p>
          </table:table-cell>
          <table:table-cell table:formula="of:=SUM([.P486:.P492])" ns42:value-type="float" table:style-name="ce71" office:value-type="float" office:value="15">
            <text:p>15</text:p>
          </table:table-cell>
          <table:table-cell table:formula="of:=SUM([.Q486:.Q492])" ns42:value-type="float" table:style-name="ce71" office:value-type="float" office:value="6">
            <text:p>6</text:p>
          </table:table-cell>
          <table:table-cell table:formula="of:=SUM([.R486:.R492])" ns42:value-type="float" table:style-name="ce71" office:value-type="float" office:value="1676">
            <text:p>1676</text:p>
          </table:table-cell>
          <table:table-cell table:formula="of:=SUM([.S486:.S492])" ns42:value-type="float" table:style-name="ce71" office:value-type="float" office:value="665">
            <text:p>665</text:p>
          </table:table-cell>
          <table:table-cell table:formula="of:=SUM([.T486:.T492])" ns42:value-type="float" table:style-name="ce71" office:value-type="float" office:value="54">
            <text:p>54</text:p>
          </table:table-cell>
          <table:table-cell table:formula="of:=SUM([.U486:.U492])" ns42:value-type="float" table:style-name="ce83" office:value-type="float" office:value="14">
            <text:p>1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75];[.I477];[.I480];[.I482])" ns42:value-type="float" table:style-name="ce65" office:value-type="float" office:value="139">
            <text:p>139</text:p>
          </table:table-cell>
          <table:table-cell table:formula="of:=SUM([.J475];[.J477];[.J480];[.J482])" ns42:value-type="float" table:style-name="ce71" office:value-type="float" office:value="2">
            <text:p>2</text:p>
          </table:table-cell>
          <table:table-cell table:formula="of:=SUM([.K475];[.K477];[.K480];[.K482])" ns42:value-type="float" table:style-name="ce71" office:value-type="float" office:value="0">
            <text:p>0</text:p>
          </table:table-cell>
          <table:table-cell table:formula="of:=SUM([.L475];[.L477];[.L480];[.L482])" ns42:value-type="float" table:style-name="ce71" office:value-type="float" office:value="0">
            <text:p>0</text:p>
          </table:table-cell>
          <table:table-cell table:formula="of:=SUM([.M475];[.M477];[.M480];[.M482])" ns42:value-type="float" table:style-name="ce71" office:value-type="float" office:value="0">
            <text:p>0</text:p>
          </table:table-cell>
          <table:table-cell table:formula="of:=SUM([.N475];[.N477];[.N480];[.N482])" ns42:value-type="float" table:style-name="ce71" office:value-type="float" office:value="287">
            <text:p>287</text:p>
          </table:table-cell>
          <table:table-cell table:formula="of:=SUM([.O475];[.O477];[.O480];[.O482])" ns42:value-type="float" table:style-name="ce71" office:value-type="float" office:value="279">
            <text:p>279</text:p>
          </table:table-cell>
          <table:table-cell table:formula="of:=SUM([.P475];[.P477];[.P480];[.P482])" ns42:value-type="float" table:style-name="ce71" office:value-type="float" office:value="1">
            <text:p>1</text:p>
          </table:table-cell>
          <table:table-cell table:formula="of:=SUM([.Q475];[.Q477];[.Q480];[.Q482])" ns42:value-type="float" table:style-name="ce71" office:value-type="float" office:value="1">
            <text:p>1</text:p>
          </table:table-cell>
          <table:table-cell table:formula="of:=SUM([.R475];[.R477];[.R480];[.R482])" ns42:value-type="float" table:style-name="ce71" office:value-type="float" office:value="288">
            <text:p>288</text:p>
          </table:table-cell>
          <table:table-cell table:formula="of:=SUM([.S475];[.S477];[.S480];[.S482])" ns42:value-type="float" table:style-name="ce71" office:value-type="float" office:value="280">
            <text:p>280</text:p>
          </table:table-cell>
          <table:table-cell table:formula="of:=SUM([.T475];[.T477];[.T480];[.T482])" ns42:value-type="float" table:style-name="ce71" office:value-type="float" office:value="4">
            <text:p>4</text:p>
          </table:table-cell>
          <table:table-cell table:formula="of:=SUM([.U475];[.U477];[.U480];[.U482])" ns42:value-type="float" table:style-name="ce83" office:value-type="float" office:value="1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93];[.I483:.I485];[.I481];[.I478:.I479];[.I476])" ns42:value-type="float" table:style-name="ce65" office:value-type="float" office:value="302">
            <text:p>302</text:p>
          </table:table-cell>
          <table:table-cell table:formula="of:=SUM([.J493];[.J483:.J485];[.J481];[.J478:.J479];[.J476])" ns42:value-type="float" table:style-name="ce71" office:value-type="float" office:value="2">
            <text:p>2</text:p>
          </table:table-cell>
          <table:table-cell table:formula="of:=SUM([.K493];[.K483:.K485];[.K481];[.K478:.K479];[.K476])" ns42:value-type="float" table:style-name="ce71" office:value-type="float" office:value="0">
            <text:p>0</text:p>
          </table:table-cell>
          <table:table-cell table:formula="of:=SUM([.L493];[.L483:.L485];[.L481];[.L478:.L479];[.L476])" ns42:value-type="float" table:style-name="ce71" office:value-type="float" office:value="0">
            <text:p>0</text:p>
          </table:table-cell>
          <table:table-cell table:formula="of:=SUM([.M493];[.M483:.M485];[.M481];[.M478:.M479];[.M476])" ns42:value-type="float" table:style-name="ce71" office:value-type="float" office:value="0">
            <text:p>0</text:p>
          </table:table-cell>
          <table:table-cell table:formula="of:=SUM([.N493];[.N483:.N485];[.N481];[.N478:.N479];[.N476])" ns42:value-type="float" table:style-name="ce71" office:value-type="float" office:value="2040">
            <text:p>2040</text:p>
          </table:table-cell>
          <table:table-cell table:formula="of:=SUM([.O493];[.O483:.O485];[.O481];[.O478:.O479];[.O476])" ns42:value-type="float" table:style-name="ce71" office:value-type="float" office:value="998">
            <text:p>998</text:p>
          </table:table-cell>
          <table:table-cell table:formula="of:=SUM([.P493];[.P483:.P485];[.P481];[.P478:.P479];[.P476])" ns42:value-type="float" table:style-name="ce71" office:value-type="float" office:value="18">
            <text:p>18</text:p>
          </table:table-cell>
          <table:table-cell table:formula="of:=SUM([.Q493];[.Q483:.Q485];[.Q481];[.Q478:.Q479];[.Q476])" ns42:value-type="float" table:style-name="ce71" office:value-type="float" office:value="7">
            <text:p>7</text:p>
          </table:table-cell>
          <table:table-cell table:formula="of:=SUM([.R493];[.R483:.R485];[.R481];[.R478:.R479];[.R476])" ns42:value-type="float" table:style-name="ce71" office:value-type="float" office:value="2058">
            <text:p>2058</text:p>
          </table:table-cell>
          <table:table-cell table:formula="of:=SUM([.S493];[.S483:.S485];[.S481];[.S478:.S479];[.S476])" ns42:value-type="float" table:style-name="ce71" office:value-type="float" office:value="1005">
            <text:p>1005</text:p>
          </table:table-cell>
          <table:table-cell table:formula="of:=SUM([.T493];[.T483:.T485];[.T481];[.T478:.T479];[.T476])" ns42:value-type="float" table:style-name="ce71" office:value-type="float" office:value="56">
            <text:p>56</text:p>
          </table:table-cell>
          <table:table-cell table:formula="of:=SUM([.U493];[.U483:.U485];[.U481];[.U478:.U479];[.U476])" ns42:value-type="float" table:style-name="ce83" office:value-type="float" office:value="15">
            <text:p>1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94:.I495])" ns42:value-type="float" table:style-name="ce65" office:value-type="float" office:value="441">
            <text:p>441</text:p>
          </table:table-cell>
          <table:table-cell table:formula="of:=SUM([.J494:.J495])" ns42:value-type="float" table:style-name="ce71" office:value-type="float" office:value="4">
            <text:p>4</text:p>
          </table:table-cell>
          <table:table-cell table:formula="of:=SUM([.K494:.K495])" ns42:value-type="float" table:style-name="ce71" office:value-type="float" office:value="0">
            <text:p>0</text:p>
          </table:table-cell>
          <table:table-cell table:formula="of:=SUM([.L494:.L495])" ns42:value-type="float" table:style-name="ce71" office:value-type="float" office:value="0">
            <text:p>0</text:p>
          </table:table-cell>
          <table:table-cell table:formula="of:=SUM([.M494:.M495])" ns42:value-type="float" table:style-name="ce71" office:value-type="float" office:value="0">
            <text:p>0</text:p>
          </table:table-cell>
          <table:table-cell table:formula="of:=SUM([.N494:.N495])" ns42:value-type="float" table:style-name="ce71" office:value-type="float" office:value="2327">
            <text:p>2327</text:p>
          </table:table-cell>
          <table:table-cell table:formula="of:=SUM([.O494:.O495])" ns42:value-type="float" table:style-name="ce71" office:value-type="float" office:value="1277">
            <text:p>1277</text:p>
          </table:table-cell>
          <table:table-cell table:formula="of:=SUM([.P494:.P495])" ns42:value-type="float" table:style-name="ce71" office:value-type="float" office:value="19">
            <text:p>19</text:p>
          </table:table-cell>
          <table:table-cell table:formula="of:=SUM([.Q494:.Q495])" ns42:value-type="float" table:style-name="ce71" office:value-type="float" office:value="8">
            <text:p>8</text:p>
          </table:table-cell>
          <table:table-cell table:formula="of:=SUM([.R494:.R495])" ns42:value-type="float" table:style-name="ce71" office:value-type="float" office:value="2346">
            <text:p>2346</text:p>
          </table:table-cell>
          <table:table-cell table:formula="of:=SUM([.S494:.S495])" ns42:value-type="float" table:style-name="ce71" office:value-type="float" office:value="1285">
            <text:p>1285</text:p>
          </table:table-cell>
          <table:table-cell table:formula="of:=SUM([.T494:.T495])" ns42:value-type="float" table:style-name="ce71" office:value-type="float" office:value="60">
            <text:p>60</text:p>
          </table:table-cell>
          <table:table-cell table:formula="of:=SUM([.U494:.U495])" ns42:value-type="float" table:style-name="ce83" office:value-type="float" office:value="16">
            <text:p>1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11" office:value-type="float">
            <text:p>11</text:p>
          </table:table-cell>
          <table:table-cell table:style-name="ce71" table:number-columns-repeated="4"/>
          <table:table-cell table:formula="of:=SUM([.N497];[.P497])" ns42:value-type="float" table:style-name="ce71" office:value-type="float" office:value="0">
            <text:p>0</text:p>
          </table:table-cell>
          <table:table-cell table:formula="of:=SUM([.O497];[.Q497])" ns42:value-type="float" table:style-name="ce71" office:value-type="float" office:value="0">
            <text:p>0</text:p>
          </table:table-cell>
          <table:table-cell ns42:value-type="float" table:style-name="ce71" office:value="31" office:value-type="float">
            <text:p>31</text:p>
          </table:table-cell>
          <table:table-cell ns42:value-type="float" table:style-name="ce83" office:value="22" office:value-type="float">
            <text:p>2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2:value-type="string" table:style-name="ce22" office:value-type="string">
            <text:p>Waterschap de vereenigde polders Nijeveen en Kolderveen</text:p>
          </table:table-cell>
          <table:table-cell ns42:value-type="string" table:style-name="ce22" office:value-type="string">
            <text:p>Dorp Nijeveen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81" office:value-type="float">
            <text:p>81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195" office:value-type="float">
            <text:p>195</text:p>
          </table:table-cell>
          <table:table-cell ns42:value-type="float" table:style-name="ce71" office:value="189" office:value-type="float">
            <text:p>189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98];[.P498])" ns42:value-type="float" table:style-name="ce71" office:value-type="float" office:value="196">
            <text:p>196</text:p>
          </table:table-cell>
          <table:table-cell table:formula="of:=SUM([.O498];[.Q498])" ns42:value-type="float" table:style-name="ce71" office:value-type="float" office:value="189">
            <text:p>18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2:value-type="string" table:style-name="ce22" office:value-type="string">
            <text:p>Waterschap de vereenigde polders Nijeveen en Kolderveen</text:p>
          </table:table-cell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Nijeveenschebovenbo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1" office:value-type="float">
            <text:p>41</text:p>
          </table:table-cell>
          <table:table-cell table:style-name="ce71" table:number-columns-repeated="4"/>
          <table:table-cell ns42:value-type="float" table:style-name="ce71" office:value="103" office:value-type="float">
            <text:p>103</text:p>
          </table:table-cell>
          <table:table-cell ns42:value-type="float" table:style-name="ce71" office:value="85" office:value-type="float">
            <text:p>85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99];[.P499])" ns42:value-type="float" table:style-name="ce71" office:value-type="float" office:value="104">
            <text:p>104</text:p>
          </table:table-cell>
          <table:table-cell table:formula="of:=SUM([.O499];[.Q499])" ns42:value-type="float" table:style-name="ce71" office:value-type="float" office:value="85">
            <text:p>85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2:value-type="string" table:style-name="ce22" office:value-type="string">
            <text:p>Waterschap de vereenigde polders Nijeveen en Kolderveen</text:p>
          </table:table-cell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Kolderveensched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8" office:value-type="float">
            <text:p>68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3"/>
          <table:table-cell ns42:value-type="float" table:style-name="ce71" office:value="162" office:value-type="float">
            <text:p>162</text:p>
          </table:table-cell>
          <table:table-cell ns42:value-type="float" table:style-name="ce71" office:value="153" office:value-type="float">
            <text:p>153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500];[.P500])" ns42:value-type="float" table:style-name="ce71" office:value-type="float" office:value="164">
            <text:p>164</text:p>
          </table:table-cell>
          <table:table-cell table:formula="of:=SUM([.O500];[.Q500])" ns42:value-type="float" table:style-name="ce71" office:value-type="float" office:value="153">
            <text:p>153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2:value-type="string" table:style-name="ce22" office:value-type="string">
            <text:p>Waterschap de vereenigde polders Nijeveen en Kolderveen</text:p>
          </table:table-cell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Kolderveenschebovenbo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2" office:value-type="float">
            <text:p>72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44" office:value-type="float">
            <text:p>144</text:p>
          </table:table-cell>
          <table:table-cell ns42:value-type="float" table:style-name="ce71" office:value="151" office:value-type="float">
            <text:p>151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501];[.P501])" ns42:value-type="float" table:style-name="ce71" office:value-type="float" office:value="146">
            <text:p>146</text:p>
          </table:table-cell>
          <table:table-cell table:formula="of:=SUM([.O501];[.Q501])" ns42:value-type="float" table:style-name="ce71" office:value-type="float" office:value="151">
            <text:p>151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98])" ns42:value-type="float" table:style-name="ce65" office:value-type="float" office:value="81">
            <text:p>81</text:p>
          </table:table-cell>
          <table:table-cell table:formula="of:=SUM([.J498])" ns42:value-type="float" table:style-name="ce71" office:value-type="float" office:value="4">
            <text:p>4</text:p>
          </table:table-cell>
          <table:table-cell table:formula="of:=SUM([.K498])" ns42:value-type="float" table:style-name="ce71" office:value-type="float" office:value="0">
            <text:p>0</text:p>
          </table:table-cell>
          <table:table-cell table:formula="of:=SUM([.L498])" ns42:value-type="float" table:style-name="ce71" office:value-type="float" office:value="0">
            <text:p>0</text:p>
          </table:table-cell>
          <table:table-cell table:formula="of:=SUM([.M498])" ns42:value-type="float" table:style-name="ce71" office:value-type="float" office:value="0">
            <text:p>0</text:p>
          </table:table-cell>
          <table:table-cell table:formula="of:=SUM([.N498])" ns42:value-type="float" table:style-name="ce71" office:value-type="float" office:value="195">
            <text:p>195</text:p>
          </table:table-cell>
          <table:table-cell table:formula="of:=SUM([.O498])" ns42:value-type="float" table:style-name="ce71" office:value-type="float" office:value="189">
            <text:p>189</text:p>
          </table:table-cell>
          <table:table-cell table:formula="of:=SUM([.P498])" ns42:value-type="float" table:style-name="ce71" office:value-type="float" office:value="1">
            <text:p>1</text:p>
          </table:table-cell>
          <table:table-cell table:formula="of:=SUM([.Q498])" ns42:value-type="float" table:style-name="ce71" office:value-type="float" office:value="0">
            <text:p>0</text:p>
          </table:table-cell>
          <table:table-cell table:formula="of:=SUM([.R498])" ns42:value-type="float" table:style-name="ce71" office:value-type="float" office:value="196">
            <text:p>196</text:p>
          </table:table-cell>
          <table:table-cell table:formula="of:=SUM([.S498])" ns42:value-type="float" table:style-name="ce71" office:value-type="float" office:value="189">
            <text:p>189</text:p>
          </table:table-cell>
          <table:table-cell table:formula="of:=SUM([.T498])" ns42:value-type="float" table:style-name="ce71" office:value-type="float" office:value="0">
            <text:p>0</text:p>
          </table:table-cell>
          <table:table-cell table:formula="of:=SUM([.U498])" ns42:value-type="float" table:style-name="ce83" office:value-type="float" office:value="0">
            <text:p>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99:.I501])" ns42:value-type="float" table:style-name="ce65" office:value-type="float" office:value="181">
            <text:p>181</text:p>
          </table:table-cell>
          <table:table-cell table:formula="of:=SUM([.J499:.J501])" ns42:value-type="float" table:style-name="ce71" office:value-type="float" office:value="8">
            <text:p>8</text:p>
          </table:table-cell>
          <table:table-cell table:formula="of:=SUM([.K499:.K501])" ns42:value-type="float" table:style-name="ce71" office:value-type="float" office:value="0">
            <text:p>0</text:p>
          </table:table-cell>
          <table:table-cell table:formula="of:=SUM([.L499:.L501])" ns42:value-type="float" table:style-name="ce71" office:value-type="float" office:value="0">
            <text:p>0</text:p>
          </table:table-cell>
          <table:table-cell table:formula="of:=SUM([.M499:.M501])" ns42:value-type="float" table:style-name="ce71" office:value-type="float" office:value="0">
            <text:p>0</text:p>
          </table:table-cell>
          <table:table-cell table:formula="of:=SUM([.N499:.N501])" ns42:value-type="float" table:style-name="ce71" office:value-type="float" office:value="409">
            <text:p>409</text:p>
          </table:table-cell>
          <table:table-cell table:formula="of:=SUM([.O499:.O501])" ns42:value-type="float" table:style-name="ce71" office:value-type="float" office:value="389">
            <text:p>389</text:p>
          </table:table-cell>
          <table:table-cell table:formula="of:=SUM([.P499:.P501])" ns42:value-type="float" table:style-name="ce71" office:value-type="float" office:value="5">
            <text:p>5</text:p>
          </table:table-cell>
          <table:table-cell table:formula="of:=SUM([.Q499:.Q501])" ns42:value-type="float" table:style-name="ce71" office:value-type="float" office:value="0">
            <text:p>0</text:p>
          </table:table-cell>
          <table:table-cell table:formula="of:=SUM([.R499:.R501])" ns42:value-type="float" table:style-name="ce71" office:value-type="float" office:value="414">
            <text:p>414</text:p>
          </table:table-cell>
          <table:table-cell table:formula="of:=SUM([.S499:.S501])" ns42:value-type="float" table:style-name="ce71" office:value-type="float" office:value="389">
            <text:p>389</text:p>
          </table:table-cell>
          <table:table-cell table:formula="of:=SUM([.T499:.T501])" ns42:value-type="float" table:style-name="ce71" office:value-type="float" office:value="4">
            <text:p>4</text:p>
          </table:table-cell>
          <table:table-cell table:formula="of:=SUM([.U499:.U501])" ns42:value-type="float" table:style-name="ce83" office:value-type="float" office:value="3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02:.I503])" ns42:value-type="float" table:style-name="ce65" office:value-type="float" office:value="262">
            <text:p>262</text:p>
          </table:table-cell>
          <table:table-cell table:formula="of:=SUM([.J502:.J503])" ns42:value-type="float" table:style-name="ce71" office:value-type="float" office:value="12">
            <text:p>12</text:p>
          </table:table-cell>
          <table:table-cell table:formula="of:=SUM([.K502:.K503])" ns42:value-type="float" table:style-name="ce71" office:value-type="float" office:value="0">
            <text:p>0</text:p>
          </table:table-cell>
          <table:table-cell table:formula="of:=SUM([.L502:.L503])" ns42:value-type="float" table:style-name="ce71" office:value-type="float" office:value="0">
            <text:p>0</text:p>
          </table:table-cell>
          <table:table-cell table:formula="of:=SUM([.M502:.M503])" ns42:value-type="float" table:style-name="ce71" office:value-type="float" office:value="0">
            <text:p>0</text:p>
          </table:table-cell>
          <table:table-cell table:formula="of:=SUM([.N502:.N503])" ns42:value-type="float" table:style-name="ce71" office:value-type="float" office:value="604">
            <text:p>604</text:p>
          </table:table-cell>
          <table:table-cell table:formula="of:=SUM([.O502:.O503])" ns42:value-type="float" table:style-name="ce71" office:value-type="float" office:value="578">
            <text:p>578</text:p>
          </table:table-cell>
          <table:table-cell table:formula="of:=SUM([.P502:.P503])" ns42:value-type="float" table:style-name="ce71" office:value-type="float" office:value="6">
            <text:p>6</text:p>
          </table:table-cell>
          <table:table-cell table:formula="of:=SUM([.Q502:.Q503])" ns42:value-type="float" table:style-name="ce71" office:value-type="float" office:value="0">
            <text:p>0</text:p>
          </table:table-cell>
          <table:table-cell table:formula="of:=SUM([.R502:.R503])" ns42:value-type="float" table:style-name="ce71" office:value-type="float" office:value="610">
            <text:p>610</text:p>
          </table:table-cell>
          <table:table-cell table:formula="of:=SUM([.S502:.S503])" ns42:value-type="float" table:style-name="ce71" office:value-type="float" office:value="578">
            <text:p>578</text:p>
          </table:table-cell>
          <table:table-cell table:formula="of:=SUM([.T502:.T503])" ns42:value-type="float" table:style-name="ce71" office:value-type="float" office:value="4">
            <text:p>4</text:p>
          </table:table-cell>
          <table:table-cell table:formula="of:=SUM([.U502:.U503])" ns42:value-type="float" table:style-name="ce83" office:value-type="float" office:value="3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/>
          <table:table-cell ns42:value-type="string" table:style-name="ce22" office:value-type="string">
            <text:p>Dorp Odoorn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Werkhuis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2" office:value-type="float">
            <text:p>2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2"/>
          <table:table-cell table:formula="of:=SUM([.N505];[.P505])" ns42:value-type="float" table:style-name="ce71" office:value-type="float" office:value="2">
            <text:p>2</text:p>
          </table:table-cell>
          <table:table-cell table:formula="of:=SUM([.O505];[.Q505])" ns42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/>
          <table:table-cell ns42:value-type="string" table:style-name="ce22" office:value-type="string">
            <text:p>Dorp Odoorn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79" office:value-type="float">
            <text:p>79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3"/>
          <table:table-cell ns42:value-type="float" table:style-name="ce71" office:value="208" office:value-type="float">
            <text:p>208</text:p>
          </table:table-cell>
          <table:table-cell ns42:value-type="float" table:style-name="ce71" office:value="197" office:value-type="float">
            <text:p>197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506];[.P506])" ns42:value-type="float" table:style-name="ce71" office:value-type="float" office:value="211">
            <text:p>211</text:p>
          </table:table-cell>
          <table:table-cell table:formula="of:=SUM([.O506];[.Q506])" ns42:value-type="float" table:style-name="ce71" office:value-type="float" office:value="197">
            <text:p>197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/>
          <table:table-cell ns42:value-type="string" table:style-name="ce22" office:value-type="string">
            <text:p>Dorp Odoorn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07];[.P507])" ns42:value-type="float" table:style-name="ce71" office:value-type="float" office:value="3">
            <text:p>3</text:p>
          </table:table-cell>
          <table:table-cell table:formula="of:=SUM([.O507];[.Q507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/>
          <table:table-cell ns42:value-type="string" table:style-name="ce22" office:value-type="string">
            <text:p>Gehucht Exlo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92" office:value-type="float">
            <text:p>92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3"/>
          <table:table-cell ns42:value-type="float" table:style-name="ce71" office:value="249" office:value-type="float">
            <text:p>249</text:p>
          </table:table-cell>
          <table:table-cell ns42:value-type="float" table:style-name="ce71" office:value="211" office:value-type="float">
            <text:p>211</text:p>
          </table:table-cell>
          <table:table-cell ns42:value-type="float" table:style-name="ce71" office:value="7" office:value-type="float">
            <text:p>7</text:p>
          </table:table-cell>
          <table:table-cell ns42:value-type="float" table:style-name="ce71" office:value="1" office:value-type="float">
            <text:p>1</text:p>
          </table:table-cell>
          <table:table-cell table:formula="of:=SUM([.N508];[.P508])" ns42:value-type="float" table:style-name="ce71" office:value-type="float" office:value="256">
            <text:p>256</text:p>
          </table:table-cell>
          <table:table-cell table:formula="of:=SUM([.O508];[.Q508])" ns42:value-type="float" table:style-name="ce71" office:value-type="float" office:value="212">
            <text:p>212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8" office:value-type="float">
            <text:p>8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/>
          <table:table-cell ns42:value-type="string" table:style-name="ce22" office:value-type="string">
            <text:p>Gehucht Exlo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5" office:value-type="float">
            <text:p>5</text:p>
          </table:table-cell>
          <table:table-cell ns42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509];[.P509])" ns42:value-type="float" table:style-name="ce71" office:value-type="float" office:value="5">
            <text:p>5</text:p>
          </table:table-cell>
          <table:table-cell table:formula="of:=SUM([.O509];[.Q509])" ns42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/>
          <table:table-cell ns42:value-type="string" table:style-name="ce22" office:value-type="string">
            <text:p>Gehucht Valthe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52" office:value-type="float">
            <text:p>5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66" office:value-type="float">
            <text:p>166</text:p>
          </table:table-cell>
          <table:table-cell ns42:value-type="float" table:style-name="ce71" office:value="131" office:value-type="float">
            <text:p>131</text:p>
          </table:table-cell>
          <table:table-cell ns42:value-type="float" table:style-name="ce71" office:value="4" office:value-type="float">
            <text:p>4</text:p>
          </table:table-cell>
          <table:table-cell table:style-name="ce71"/>
          <table:table-cell table:formula="of:=SUM([.N510];[.P510])" ns42:value-type="float" table:style-name="ce71" office:value-type="float" office:value="170">
            <text:p>170</text:p>
          </table:table-cell>
          <table:table-cell table:formula="of:=SUM([.O510];[.Q510])" ns42:value-type="float" table:style-name="ce71" office:value-type="float" office:value="131">
            <text:p>131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/>
          <table:table-cell ns42:value-type="string" table:style-name="ce22" office:value-type="string">
            <text:p>Gehucht Valthe</text:p>
          </table:table-cell>
          <table:table-cell ns42:value-type="string" table:style-name="ce22" office:value-type="string">
            <text:p>Wijk A</text:p>
          </table:table-cell>
          <table:table-cell table:style-name="Default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10" office:value-type="float">
            <text:p>10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511];[.P511])" ns42:value-type="float" table:style-name="ce71" office:value-type="float" office:value="10">
            <text:p>10</text:p>
          </table:table-cell>
          <table:table-cell table:formula="of:=SUM([.O511];[.Q511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8" office:value-type="string">
            <text:p><text:span text:style-name="T8"><text:a xlink:type="simple" xlink:href="#Drenthe.A889">Buurt Klijndijk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7" office:value-type="float">
            <text:p>2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62" office:value-type="float">
            <text:p>62</text:p>
          </table:table-cell>
          <table:table-cell ns42:value-type="float" table:style-name="ce71" office:value="67" office:value-type="float">
            <text:p>67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512];[.P512])" ns42:value-type="float" table:style-name="ce71" office:value-type="float" office:value="64">
            <text:p>64</text:p>
          </table:table-cell>
          <table:table-cell table:formula="of:=SUM([.O512];[.Q512])" ns42:value-type="float" table:style-name="ce71" office:value-type="float" office:value="67">
            <text:p>67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8" office:value-type="string">
            <text:p><text:span text:style-name="T8"><text:a xlink:type="simple" xlink:href="#Drenthe.A890">Buurt Haantje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32" office:value-type="float">
            <text:p>32</text:p>
          </table:table-cell>
          <table:table-cell ns42:value-type="float" table:style-name="ce71" office:value="33" office:value-type="float">
            <text:p>33</text:p>
          </table:table-cell>
          <table:table-cell table:style-name="ce71" table:number-columns-repeated="2"/>
          <table:table-cell table:formula="of:=SUM([.N513];[.P513])" ns42:value-type="float" table:style-name="ce71" office:value-type="float" office:value="32">
            <text:p>32</text:p>
          </table:table-cell>
          <table:table-cell table:formula="of:=SUM([.O513];[.Q513])" ns42:value-type="float" table:style-name="ce71" office:value-type="float" office:value="33">
            <text:p>3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22" office:value-type="string">
            <text:p>Veenschap Odoorn</text:p>
          </table:table-cell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uurt Odoorner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28" office:value-type="float">
            <text:p>128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3"/>
          <table:table-cell ns42:value-type="float" table:style-name="ce71" office:value="323" office:value-type="float">
            <text:p>323</text:p>
          </table:table-cell>
          <table:table-cell ns42:value-type="float" table:style-name="ce71" office:value="305" office:value-type="float">
            <text:p>305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71" office:value="6" office:value-type="float">
            <text:p>6</text:p>
          </table:table-cell>
          <table:table-cell table:formula="of:=SUM([.N514];[.P514])" ns42:value-type="float" table:style-name="ce71" office:value-type="float" office:value="331">
            <text:p>331</text:p>
          </table:table-cell>
          <table:table-cell table:formula="of:=SUM([.O514];[.Q514])" ns42:value-type="float" table:style-name="ce71" office:value-type="float" office:value="311">
            <text:p>311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83" office:value="4" office:value-type="float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Buurtschap Exloër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8" office:value-type="float">
            <text:p>78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216" office:value-type="float">
            <text:p>216</text:p>
          </table:table-cell>
          <table:table-cell ns42:value-type="float" table:style-name="ce71" office:value="210" office:value-type="float">
            <text:p>210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formula="of:=SUM([.N515];[.P515])" ns42:value-type="float" table:style-name="ce71" office:value-type="float" office:value="219">
            <text:p>219</text:p>
          </table:table-cell>
          <table:table-cell table:formula="of:=SUM([.O515];[.Q515])" ns42:value-type="float" table:style-name="ce71" office:value-type="float" office:value="211">
            <text:p>2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8" office:value-type="string">
            <text:p><text:span text:style-name="T8"><text:a xlink:type="simple" xlink:href="#Drenthe.A891">1e Exloërmond</text:a></text:span></text:p>
          </table:table-cell>
          <table:table-cell ns42:value-type="string" table:style-name="ce22" office:value-type="string">
            <text:p>Wijk C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56" office:value-type="float">
            <text:p>56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22" office:value-type="float">
            <text:p>122</text:p>
          </table:table-cell>
          <table:table-cell ns42:value-type="float" table:style-name="ce71" office:value="145" office:value-type="float">
            <text:p>145</text:p>
          </table:table-cell>
          <table:table-cell table:style-name="ce71" table:number-columns-repeated="2"/>
          <table:table-cell table:formula="of:=SUM([.N516];[.P516])" ns42:value-type="float" table:style-name="ce71" office:value-type="float" office:value="122">
            <text:p>122</text:p>
          </table:table-cell>
          <table:table-cell table:formula="of:=SUM([.O516];[.Q516])" ns42:value-type="float" table:style-name="ce71" office:value-type="float" office:value="145">
            <text:p>14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1e Exloërmond</text:p>
          </table:table-cell>
          <table:table-cell ns42:value-type="string" table:style-name="ce22" office:value-type="string">
            <text:p>Wijk C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92" office:value-type="float">
            <text:p>92</text:p>
          </table:table-cell>
          <table:table-cell table:style-name="ce71" table:number-columns-repeated="4"/>
          <table:table-cell ns42:value-type="float" table:style-name="ce71" office:value="232" office:value-type="float">
            <text:p>232</text:p>
          </table:table-cell>
          <table:table-cell ns42:value-type="float" table:style-name="ce71" office:value="234" office:value-type="float">
            <text:p>234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517];[.P517])" ns42:value-type="float" table:style-name="ce71" office:value-type="float" office:value="233">
            <text:p>233</text:p>
          </table:table-cell>
          <table:table-cell table:formula="of:=SUM([.O517];[.Q517])" ns42:value-type="float" table:style-name="ce71" office:value-type="float" office:value="235">
            <text:p>23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8" office:value-type="string">
            <text:p><text:span text:style-name="T8"><text:a xlink:type="simple" xlink:href="#Drenthe.A891">2e Exloërmond</text:a></text:span></text:p>
          </table:table-cell>
          <table:table-cell ns42:value-type="string" table:style-name="ce22" office:value-type="string">
            <text:p>Wijk C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48" office:value-type="float">
            <text:p>4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15" office:value-type="float">
            <text:p>115</text:p>
          </table:table-cell>
          <table:table-cell ns42:value-type="float" table:style-name="ce71" office:value="134" office:value-type="float">
            <text:p>134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18];[.P518])" ns42:value-type="float" table:style-name="ce71" office:value-type="float" office:value="116">
            <text:p>116</text:p>
          </table:table-cell>
          <table:table-cell table:formula="of:=SUM([.O518];[.Q518])" ns42:value-type="float" table:style-name="ce71" office:value-type="float" office:value="134">
            <text:p>134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2e Exloërmond</text:p>
          </table:table-cell>
          <table:table-cell ns42:value-type="string" table:style-name="ce22" office:value-type="string">
            <text:p>Wijk C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7" office:value-type="float">
            <text:p>47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115" office:value-type="float">
            <text:p>115</text:p>
          </table:table-cell>
          <table:table-cell ns42:value-type="float" table:style-name="ce71" office:value="138" office:value-type="float">
            <text:p>138</text:p>
          </table:table-cell>
          <table:table-cell ns42:value-type="float" table:style-name="ce71" office:value="4" office:value-type="float">
            <text:p>4</text:p>
          </table:table-cell>
          <table:table-cell table:style-name="ce71"/>
          <table:table-cell table:formula="of:=SUM([.N519];[.P519])" ns42:value-type="float" table:style-name="ce71" office:value-type="float" office:value="119">
            <text:p>119</text:p>
          </table:table-cell>
          <table:table-cell table:formula="of:=SUM([.O519];[.Q519])" ns42:value-type="float" table:style-name="ce71" office:value-type="float" office:value="138">
            <text:p>13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Buurtschap Valther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30" office:value-type="float">
            <text:p>130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3"/>
          <table:table-cell ns42:value-type="float" table:style-name="ce71" office:value="383" office:value-type="float">
            <text:p>383</text:p>
          </table:table-cell>
          <table:table-cell ns42:value-type="float" table:style-name="ce71" office:value="322" office:value-type="float">
            <text:p>322</text:p>
          </table:table-cell>
          <table:table-cell ns42:value-type="float" table:style-name="ce71" office:value="9" office:value-type="float">
            <text:p>9</text:p>
          </table:table-cell>
          <table:table-cell ns42:value-type="float" table:style-name="ce71" office:value="3" office:value-type="float">
            <text:p>3</text:p>
          </table:table-cell>
          <table:table-cell table:formula="of:=SUM([.N520];[.P520])" ns42:value-type="float" table:style-name="ce71" office:value-type="float" office:value="392">
            <text:p>392</text:p>
          </table:table-cell>
          <table:table-cell table:formula="of:=SUM([.O520];[.Q520])" ns42:value-type="float" table:style-name="ce71" office:value-type="float" office:value="325">
            <text:p>325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8" office:value-type="string">
            <text:p><text:span text:style-name="T8"><text:a xlink:type="simple" xlink:href="#Drenthe.A892">Buurtschap Valthermond</text:a></text:span>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05" office:value-type="float">
            <text:p>105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3"/>
          <table:table-cell ns42:value-type="float" table:style-name="ce71" office:value="261" office:value-type="float">
            <text:p>261</text:p>
          </table:table-cell>
          <table:table-cell ns42:value-type="float" table:style-name="ce71" office:value="298" office:value-type="float">
            <text:p>298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1" office:value-type="float">
            <text:p>1</text:p>
          </table:table-cell>
          <table:table-cell table:formula="of:=SUM([.N521];[.P521])" ns42:value-type="float" table:style-name="ce71" office:value-type="float" office:value="266">
            <text:p>266</text:p>
          </table:table-cell>
          <table:table-cell table:formula="of:=SUM([.O521];[.Q521])" ns42:value-type="float" table:style-name="ce71" office:value-type="float" office:value="299">
            <text:p>299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Buurtschap Valthermon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2" office:value-type="float">
            <text:p>10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269" office:value-type="float">
            <text:p>269</text:p>
          </table:table-cell>
          <table:table-cell ns42:value-type="float" table:style-name="ce71" office:value="326" office:value-type="float">
            <text:p>326</text:p>
          </table:table-cell>
          <table:table-cell ns42:value-type="float" table:style-name="ce71" office:value="6" office:value-type="float">
            <text:p>6</text:p>
          </table:table-cell>
          <table:table-cell ns42:value-type="float" table:style-name="ce71" office:value="3" office:value-type="float">
            <text:p>3</text:p>
          </table:table-cell>
          <table:table-cell table:formula="of:=SUM([.N522];[.P522])" ns42:value-type="float" table:style-name="ce71" office:value-type="float" office:value="275">
            <text:p>275</text:p>
          </table:table-cell>
          <table:table-cell table:formula="of:=SUM([.O522];[.Q522])" ns42:value-type="float" table:style-name="ce71" office:value-type="float" office:value="329">
            <text:p>32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Buurtschap Zandberg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34" office:value-type="float">
            <text:p>34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12" office:value-type="float">
            <text:p>112</text:p>
          </table:table-cell>
          <table:table-cell ns42:value-type="float" table:style-name="ce71" office:value="85" office:value-type="float">
            <text:p>85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523];[.P523])" ns42:value-type="float" table:style-name="ce71" office:value-type="float" office:value="114">
            <text:p>114</text:p>
          </table:table-cell>
          <table:table-cell table:formula="of:=SUM([.O523];[.Q523])" ns42:value-type="float" table:style-name="ce71" office:value-type="float" office:value="85">
            <text:p>8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 table:number-columns-repeated="3"/>
          <table:table-cell table:style-name="Default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05:.I506];[.I508];[.I510];[.I516];[.I518];[.I521];[.I523])" ns42:value-type="float" table:style-name="ce65" office:value-type="float" office:value="467">
            <text:p>467</text:p>
          </table:table-cell>
          <table:table-cell table:formula="of:=SUM([.J505:.J506];[.J508];[.J510];[.J516];[.J518];[.J521];[.J523])" ns42:value-type="float" table:style-name="ce71" office:value-type="float" office:value="23">
            <text:p>23</text:p>
          </table:table-cell>
          <table:table-cell table:formula="of:=SUM([.K505:.K506];[.K508];[.K510];[.K516];[.K518];[.K521];[.K523])" ns42:value-type="float" table:style-name="ce71" office:value-type="float" office:value="0">
            <text:p>0</text:p>
          </table:table-cell>
          <table:table-cell table:formula="of:=SUM([.L505:.L506];[.L508];[.L510];[.L516];[.L518];[.L521];[.L523])" ns42:value-type="float" table:style-name="ce71" office:value-type="float" office:value="0">
            <text:p>0</text:p>
          </table:table-cell>
          <table:table-cell table:formula="of:=SUM([.M505:.M506];[.M508];[.M510];[.M516];[.M518];[.M521];[.M523])" ns42:value-type="float" table:style-name="ce71" office:value-type="float" office:value="0">
            <text:p>0</text:p>
          </table:table-cell>
          <table:table-cell table:formula="of:=SUM([.N505:.N506];[.N508];[.N510];[.N516];[.N518];[.N521];[.N523])" ns42:value-type="float" table:style-name="ce71" office:value-type="float" office:value="1235">
            <text:p>1235</text:p>
          </table:table-cell>
          <table:table-cell table:formula="of:=SUM([.O505:.O506];[.O508];[.O510];[.O516];[.O518];[.O521];[.O523])" ns42:value-type="float" table:style-name="ce71" office:value-type="float" office:value="1206">
            <text:p>1206</text:p>
          </table:table-cell>
          <table:table-cell table:formula="of:=SUM([.P505:.P506];[.P508];[.P510];[.P516];[.P518];[.P521];[.P523])" ns42:value-type="float" table:style-name="ce71" office:value-type="float" office:value="22">
            <text:p>22</text:p>
          </table:table-cell>
          <table:table-cell table:formula="of:=SUM([.Q505:.Q506];[.Q508];[.Q510];[.Q516];[.Q518];[.Q521];[.Q523])" ns42:value-type="float" table:style-name="ce71" office:value-type="float" office:value="2">
            <text:p>2</text:p>
          </table:table-cell>
          <table:table-cell table:formula="of:=SUM([.R505:.R506];[.R508];[.R510];[.R516];[.R518];[.R521];[.R523])" ns42:value-type="float" table:style-name="ce71" office:value-type="float" office:value="1257">
            <text:p>1257</text:p>
          </table:table-cell>
          <table:table-cell table:formula="of:=SUM([.S505:.S506];[.S508];[.S510];[.S516];[.S518];[.S521];[.S523])" ns42:value-type="float" table:style-name="ce71" office:value-type="float" office:value="1208">
            <text:p>1208</text:p>
          </table:table-cell>
          <table:table-cell table:formula="of:=SUM([.T505:.T506];[.T508];[.T510];[.T516];[.T518];[.T521];[.T523])" ns42:value-type="float" table:style-name="ce71" office:value-type="float" office:value="11">
            <text:p>11</text:p>
          </table:table-cell>
          <table:table-cell table:formula="of:=SUM([.U505:.U506];[.U508];[.U510];[.U516];[.U518];[.U521];[.U523])" ns42:value-type="float" table:style-name="ce83" office:value-type="float" office:value="10">
            <text:p>1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07];[.I509];[.I511:.I515];[.I517];[.I519:.I520];[.I522])" ns42:value-type="float" table:style-name="ce65" office:value-type="float" office:value="627">
            <text:p>627</text:p>
          </table:table-cell>
          <table:table-cell table:formula="of:=SUM([.J507];[.J509];[.J511:.J515];[.J517];[.J519:.J520];[.J522])" ns42:value-type="float" table:style-name="ce71" office:value-type="float" office:value="24">
            <text:p>24</text:p>
          </table:table-cell>
          <table:table-cell table:formula="of:=SUM([.K507];[.K509];[.K511:.K515];[.K517];[.K519:.K520];[.K522])" ns42:value-type="float" table:style-name="ce71" office:value-type="float" office:value="0">
            <text:p>0</text:p>
          </table:table-cell>
          <table:table-cell table:formula="of:=SUM([.L507];[.L509];[.L511:.L515];[.L517];[.L519:.L520];[.L522])" ns42:value-type="float" table:style-name="ce71" office:value-type="float" office:value="0">
            <text:p>0</text:p>
          </table:table-cell>
          <table:table-cell table:formula="of:=SUM([.M507];[.M509];[.M511:.M515];[.M517];[.M519:.M520];[.M522])" ns42:value-type="float" table:style-name="ce71" office:value-type="float" office:value="0">
            <text:p>0</text:p>
          </table:table-cell>
          <table:table-cell table:formula="of:=SUM([.N507];[.N509];[.N511:.N515];[.N517];[.N519:.N520];[.N522])" ns42:value-type="float" table:style-name="ce71" office:value-type="float" office:value="1649">
            <text:p>1649</text:p>
          </table:table-cell>
          <table:table-cell table:formula="of:=SUM([.O507];[.O509];[.O511:.O515];[.O517];[.O519:.O520];[.O522])" ns42:value-type="float" table:style-name="ce71" office:value-type="float" office:value="1658">
            <text:p>1658</text:p>
          </table:table-cell>
          <table:table-cell table:formula="of:=SUM([.P507];[.P509];[.P511:.P515];[.P517];[.P519:.P520];[.P522])" ns42:value-type="float" table:style-name="ce71" office:value-type="float" office:value="34">
            <text:p>34</text:p>
          </table:table-cell>
          <table:table-cell table:formula="of:=SUM([.Q507];[.Q509];[.Q511:.Q515];[.Q517];[.Q519:.Q520];[.Q522])" ns42:value-type="float" table:style-name="ce71" office:value-type="float" office:value="14">
            <text:p>14</text:p>
          </table:table-cell>
          <table:table-cell table:formula="of:=SUM([.R507];[.R509];[.R511:.R515];[.R517];[.R519:.R520];[.R522])" ns42:value-type="float" table:style-name="ce71" office:value-type="float" office:value="1683">
            <text:p>1683</text:p>
          </table:table-cell>
          <table:table-cell table:formula="of:=SUM([.S507];[.S509];[.S511:.S515];[.S517];[.S519:.S520];[.S522])" ns42:value-type="float" table:style-name="ce71" office:value-type="float" office:value="1672">
            <text:p>1672</text:p>
          </table:table-cell>
          <table:table-cell table:formula="of:=SUM([.T507];[.T509];[.T511:.T515];[.T517];[.T519:.T520];[.T522])" ns42:value-type="float" table:style-name="ce71" office:value-type="float" office:value="7">
            <text:p>7</text:p>
          </table:table-cell>
          <table:table-cell table:formula="of:=SUM([.U507];[.U509];[.U511:.U515];[.U517];[.U519:.U520];[.U522])" ns42:value-type="float" table:style-name="ce83" office:value-type="float" office:value="6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24:.I525])" ns42:value-type="float" table:style-name="ce65" office:value-type="float" office:value="1094">
            <text:p>1094</text:p>
          </table:table-cell>
          <table:table-cell table:formula="of:=SUM([.J524:.J525])" ns42:value-type="float" table:style-name="ce71" office:value-type="float" office:value="47">
            <text:p>47</text:p>
          </table:table-cell>
          <table:table-cell table:formula="of:=SUM([.K524:.K525])" ns42:value-type="float" table:style-name="ce71" office:value-type="float" office:value="0">
            <text:p>0</text:p>
          </table:table-cell>
          <table:table-cell table:formula="of:=SUM([.L524:.L525])" ns42:value-type="float" table:style-name="ce71" office:value-type="float" office:value="0">
            <text:p>0</text:p>
          </table:table-cell>
          <table:table-cell table:formula="of:=SUM([.M524:.M525])" ns42:value-type="float" table:style-name="ce71" office:value-type="float" office:value="0">
            <text:p>0</text:p>
          </table:table-cell>
          <table:table-cell table:formula="of:=SUM([.N524:.N525])" ns42:value-type="float" table:style-name="ce71" office:value-type="float" office:value="2884">
            <text:p>2884</text:p>
          </table:table-cell>
          <table:table-cell table:formula="of:=SUM([.O524:.O525])" ns42:value-type="float" table:style-name="ce71" office:value-type="float" office:value="2864">
            <text:p>2864</text:p>
          </table:table-cell>
          <table:table-cell table:formula="of:=SUM([.P524:.P525])" ns42:value-type="float" table:style-name="ce71" office:value-type="float" office:value="56">
            <text:p>56</text:p>
          </table:table-cell>
          <table:table-cell table:formula="of:=SUM([.Q524:.Q525])" ns42:value-type="float" table:style-name="ce71" office:value-type="float" office:value="16">
            <text:p>16</text:p>
          </table:table-cell>
          <table:table-cell table:formula="of:=SUM([.R524:.R525])" ns42:value-type="float" table:style-name="ce71" office:value-type="float" office:value="2940">
            <text:p>2940</text:p>
          </table:table-cell>
          <table:table-cell table:formula="of:=SUM([.S524:.S525])" ns42:value-type="float" table:style-name="ce71" office:value-type="float" office:value="2880">
            <text:p>2880</text:p>
          </table:table-cell>
          <table:table-cell table:formula="of:=SUM([.T524:.T525])" ns42:value-type="float" table:style-name="ce71" office:value-type="float" office:value="18">
            <text:p>18</text:p>
          </table:table-cell>
          <table:table-cell table:formula="of:=SUM([.U524:.U525])" ns42:value-type="float" table:style-name="ce83" office:value-type="float" office:value="16">
            <text:p>1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24" office:value-type="float">
            <text:p>24</text:p>
          </table:table-cell>
          <table:table-cell table:style-name="ce71" table:number-columns-repeated="4"/>
          <table:table-cell table:formula="of:=SUM([.N527];[.P527])" ns42:value-type="float" table:style-name="ce71" office:value-type="float" office:value="0">
            <text:p>0</text:p>
          </table:table-cell>
          <table:table-cell table:formula="of:=SUM([.O527];[.Q527])" ns42:value-type="float" table:style-name="ce71" office:value-type="float" office:value="0">
            <text:p>0</text:p>
          </table:table-cell>
          <table:table-cell ns42:value-type="float" table:style-name="ce71" office:value="60" office:value-type="float">
            <text:p>60</text:p>
          </table:table-cell>
          <table:table-cell ns42:value-type="float" table:style-name="ce83" office:value="59" office:value-type="float">
            <text:p>59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/>
          <table:table-cell ns42:value-type="string" table:style-name="ce22" office:value-type="string">
            <text:p>Dorp Oosterhesselen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42" office:value-type="float">
            <text:p>42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120" office:value-type="float">
            <text:p>120</text:p>
          </table:table-cell>
          <table:table-cell ns42:value-type="float" table:style-name="ce71" office:value="116" office:value-type="float">
            <text:p>116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5" office:value-type="float">
            <text:p>5</text:p>
          </table:table-cell>
          <table:table-cell table:formula="of:=SUM([.N528];[.P528])" ns42:value-type="float" table:style-name="ce71" office:value-type="float" office:value="122">
            <text:p>122</text:p>
          </table:table-cell>
          <table:table-cell table:formula="of:=SUM([.O528];[.Q528])" ns42:value-type="float" table:style-name="ce71" office:value-type="float" office:value="121">
            <text:p>121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/>
          <table:table-cell ns42:value-type="string" table:style-name="ce22" office:value-type="string">
            <text:p>Dorp Oosterhesselen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1" office:value-type="float">
            <text:p>21</text:p>
          </table:table-cell>
          <table:table-cell ns42:value-type="float" table:style-name="ce71" office:value="26" office:value-type="float">
            <text:p>26</text:p>
          </table:table-cell>
          <table:table-cell table:style-name="ce71" table:number-columns-repeated="2"/>
          <table:table-cell table:formula="of:=SUM([.N529];[.P529])" ns42:value-type="float" table:style-name="ce71" office:value-type="float" office:value="21">
            <text:p>21</text:p>
          </table:table-cell>
          <table:table-cell table:formula="of:=SUM([.O529];[.Q529])" ns42:value-type="float" table:style-name="ce71" office:value-type="float" office:value="26">
            <text:p>26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3" office:value-type="float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/>
          <table:table-cell ns42:value-type="string" table:style-name="ce22" office:value-type="string">
            <text:p>Gehucht de Klencke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table:style-name="ce71" office:value="20" office:value-type="float">
            <text:p>20</text:p>
          </table:table-cell>
          <table:table-cell ns42:value-type="float" table:style-name="ce71" office:value="14" office:value-type="float">
            <text:p>14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71" office:value="3" office:value-type="float">
            <text:p>3</text:p>
          </table:table-cell>
          <table:table-cell table:formula="of:=SUM([.N530];[.P530])" ns42:value-type="float" table:style-name="ce71" office:value-type="float" office:value="21">
            <text:p>21</text:p>
          </table:table-cell>
          <table:table-cell table:formula="of:=SUM([.O530];[.Q530])" ns42:value-type="float" table:style-name="ce71" office:value-type="float" office:value="17">
            <text:p>1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/>
          <table:table-cell ns42:value-type="string" table:style-name="ce22" office:value-type="string">
            <text:p>Gehucht de Klencke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8" office:value-type="float">
            <text:p>8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531];[.P531])" ns42:value-type="float" table:style-name="ce71" office:value-type="float" office:value="8">
            <text:p>8</text:p>
          </table:table-cell>
          <table:table-cell table:formula="of:=SUM([.O531];[.Q531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/>
          <table:table-cell ns42:value-type="string" table:style-name="ce22" office:value-type="string">
            <text:p>Gehucht Gees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89" office:value-type="float">
            <text:p>89</text:p>
          </table:table-cell>
          <table:table-cell ns42:value-type="float" table:style-name="ce71" office:value="8" office:value-type="float">
            <text:p>8</text:p>
          </table:table-cell>
          <table:table-cell table:style-name="ce71" table:number-columns-repeated="3"/>
          <table:table-cell ns42:value-type="float" table:style-name="ce71" office:value="227" office:value-type="float">
            <text:p>227</text:p>
          </table:table-cell>
          <table:table-cell ns42:value-type="float" table:style-name="ce71" office:value="206" office:value-type="float">
            <text:p>206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532];[.P532])" ns42:value-type="float" table:style-name="ce71" office:value-type="float" office:value="229">
            <text:p>229</text:p>
          </table:table-cell>
          <table:table-cell table:formula="of:=SUM([.O532];[.Q532])" ns42:value-type="float" table:style-name="ce71" office:value-type="float" office:value="206">
            <text:p>206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/>
          <table:table-cell ns42:value-type="string" table:style-name="ce22" office:value-type="string">
            <text:p>Gehucht Gees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8" office:value-type="float">
            <text:p>28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63" office:value-type="float">
            <text:p>63</text:p>
          </table:table-cell>
          <table:table-cell ns42:value-type="float" table:style-name="ce71" office:value="61" office:value-type="float">
            <text:p>61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33];[.P533])" ns42:value-type="float" table:style-name="ce71" office:value-type="float" office:value="64">
            <text:p>64</text:p>
          </table:table-cell>
          <table:table-cell table:formula="of:=SUM([.O533];[.Q533])" ns42:value-type="float" table:style-name="ce71" office:value-type="float" office:value="61">
            <text:p>6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/>
          <table:table-cell ns42:value-type="string" table:style-name="ce22" office:value-type="string">
            <text:p>Gehucht Zwinderen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3" office:value-type="float">
            <text:p>23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78" office:value-type="float">
            <text:p>78</text:p>
          </table:table-cell>
          <table:table-cell ns42:value-type="float" table:style-name="ce71" office:value="68" office:value-type="float">
            <text:p>68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34];[.P534])" ns42:value-type="float" table:style-name="ce71" office:value-type="float" office:value="79">
            <text:p>79</text:p>
          </table:table-cell>
          <table:table-cell table:formula="of:=SUM([.O534];[.Q534])" ns42:value-type="float" table:style-name="ce71" office:value-type="float" office:value="68">
            <text:p>68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/>
          <table:table-cell ns42:value-type="string" table:style-name="ce22" office:value-type="string">
            <text:p>Gehucht Zwinderen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17" office:value-type="float">
            <text:p>17</text:p>
          </table:table-cell>
          <table:table-cell ns42:value-type="float" table:style-name="ce71" office:value="22" office:value-type="float">
            <text:p>22</text:p>
          </table:table-cell>
          <table:table-cell table:style-name="ce71" table:number-columns-repeated="2"/>
          <table:table-cell table:formula="of:=SUM([.N535];[.P535])" ns42:value-type="float" table:style-name="ce71" office:value-type="float" office:value="17">
            <text:p>17</text:p>
          </table:table-cell>
          <table:table-cell table:formula="of:=SUM([.O535];[.Q535])" ns42:value-type="float" table:style-name="ce71" office:value-type="float" office:value="22">
            <text:p>2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/>
          <table:table-cell ns42:value-type="string" table:style-name="ce22" office:value-type="string">
            <text:p>Gehucht Zwinderen</text:p>
          </table:table-cell>
          <table:table-cell table:style-name="ce22"/>
          <table:table-cell ns42:value-type="string" table:style-name="ce22" office:value-type="string">
            <text:p>Zwindersche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7" office:value-type="float">
            <text:p>1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45" office:value-type="float">
            <text:p>45</text:p>
          </table:table-cell>
          <table:table-cell ns42:value-type="float" table:style-name="ce71" office:value="52" office:value-type="float">
            <text:p>52</text:p>
          </table:table-cell>
          <table:table-cell table:style-name="ce71" table:number-columns-repeated="2"/>
          <table:table-cell table:formula="of:=SUM([.N536];[.P536])" ns42:value-type="float" table:style-name="ce71" office:value-type="float" office:value="45">
            <text:p>45</text:p>
          </table:table-cell>
          <table:table-cell table:formula="of:=SUM([.O536];[.Q536])" ns42:value-type="float" table:style-name="ce71" office:value-type="float" office:value="52">
            <text:p>5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28];[.I530];[.I532];[.I534])" ns42:value-type="float" table:style-name="ce65" office:value-type="float" office:value="159">
            <text:p>159</text:p>
          </table:table-cell>
          <table:table-cell table:formula="of:=SUM([.J528];[.J530];[.J532];[.J534])" ns42:value-type="float" table:style-name="ce71" office:value-type="float" office:value="13">
            <text:p>13</text:p>
          </table:table-cell>
          <table:table-cell table:formula="of:=SUM([.K528];[.K530];[.K532];[.K534])" ns42:value-type="float" table:style-name="ce71" office:value-type="float" office:value="0">
            <text:p>0</text:p>
          </table:table-cell>
          <table:table-cell table:formula="of:=SUM([.L528];[.L530];[.L532];[.L534])" ns42:value-type="float" table:style-name="ce71" office:value-type="float" office:value="0">
            <text:p>0</text:p>
          </table:table-cell>
          <table:table-cell table:formula="of:=SUM([.M528];[.M530];[.M532];[.M534])" ns42:value-type="float" table:style-name="ce71" office:value-type="float" office:value="0">
            <text:p>0</text:p>
          </table:table-cell>
          <table:table-cell table:formula="of:=SUM([.N528];[.N530];[.N532];[.N534])" ns42:value-type="float" table:style-name="ce71" office:value-type="float" office:value="445">
            <text:p>445</text:p>
          </table:table-cell>
          <table:table-cell table:formula="of:=SUM([.O528];[.O530];[.O532];[.O534])" ns42:value-type="float" table:style-name="ce71" office:value-type="float" office:value="404">
            <text:p>404</text:p>
          </table:table-cell>
          <table:table-cell table:formula="of:=SUM([.P528];[.P530];[.P532];[.P534])" ns42:value-type="float" table:style-name="ce71" office:value-type="float" office:value="6">
            <text:p>6</text:p>
          </table:table-cell>
          <table:table-cell table:formula="of:=SUM([.Q528];[.Q530];[.Q532];[.Q534])" ns42:value-type="float" table:style-name="ce71" office:value-type="float" office:value="8">
            <text:p>8</text:p>
          </table:table-cell>
          <table:table-cell table:formula="of:=SUM([.R528];[.R530];[.R532];[.R534])" ns42:value-type="float" table:style-name="ce71" office:value-type="float" office:value="451">
            <text:p>451</text:p>
          </table:table-cell>
          <table:table-cell table:formula="of:=SUM([.S528];[.S530];[.S532];[.S534])" ns42:value-type="float" table:style-name="ce71" office:value-type="float" office:value="412">
            <text:p>412</text:p>
          </table:table-cell>
          <table:table-cell table:formula="of:=SUM([.T528];[.T530];[.T532];[.T534])" ns42:value-type="float" table:style-name="ce71" office:value-type="float" office:value="6">
            <text:p>6</text:p>
          </table:table-cell>
          <table:table-cell table:formula="of:=SUM([.U528];[.U530];[.U532];[.U534])" ns42:value-type="float" table:style-name="ce83" office:value-type="float" office:value="3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29];[.I531];[.I533];[.I535:.I536])" ns42:value-type="float" table:style-name="ce65" office:value-type="float" office:value="67">
            <text:p>67</text:p>
          </table:table-cell>
          <table:table-cell table:formula="of:=SUM([.J529];[.J531];[.J533];[.J535:.J536])" ns42:value-type="float" table:style-name="ce71" office:value-type="float" office:value="5">
            <text:p>5</text:p>
          </table:table-cell>
          <table:table-cell table:formula="of:=SUM([.K529];[.K531];[.K533];[.K535:.K536])" ns42:value-type="float" table:style-name="ce71" office:value-type="float" office:value="0">
            <text:p>0</text:p>
          </table:table-cell>
          <table:table-cell table:formula="of:=SUM([.L529];[.L531];[.L533];[.L535:.L536])" ns42:value-type="float" table:style-name="ce71" office:value-type="float" office:value="0">
            <text:p>0</text:p>
          </table:table-cell>
          <table:table-cell table:formula="of:=SUM([.M529];[.M531];[.M533];[.M535:.M536])" ns42:value-type="float" table:style-name="ce71" office:value-type="float" office:value="0">
            <text:p>0</text:p>
          </table:table-cell>
          <table:table-cell table:formula="of:=SUM([.N529];[.N531];[.N533];[.N535:.N536])" ns42:value-type="float" table:style-name="ce71" office:value-type="float" office:value="154">
            <text:p>154</text:p>
          </table:table-cell>
          <table:table-cell table:formula="of:=SUM([.O529];[.O531];[.O533];[.O535:.O536])" ns42:value-type="float" table:style-name="ce71" office:value-type="float" office:value="170">
            <text:p>170</text:p>
          </table:table-cell>
          <table:table-cell table:formula="of:=SUM([.P529];[.P531];[.P533];[.P535:.P536])" ns42:value-type="float" table:style-name="ce71" office:value-type="float" office:value="1">
            <text:p>1</text:p>
          </table:table-cell>
          <table:table-cell table:formula="of:=SUM([.Q529];[.Q531];[.Q533];[.Q535:.Q536])" ns42:value-type="float" table:style-name="ce71" office:value-type="float" office:value="0">
            <text:p>0</text:p>
          </table:table-cell>
          <table:table-cell table:formula="of:=SUM([.R529];[.R531];[.R533];[.R535:.R536])" ns42:value-type="float" table:style-name="ce71" office:value-type="float" office:value="155">
            <text:p>155</text:p>
          </table:table-cell>
          <table:table-cell table:formula="of:=SUM([.S529];[.S531];[.S533];[.S535:.S536])" ns42:value-type="float" table:style-name="ce71" office:value-type="float" office:value="170">
            <text:p>170</text:p>
          </table:table-cell>
          <table:table-cell table:formula="of:=SUM([.T529];[.T531];[.T533];[.T535:.T536])" ns42:value-type="float" table:style-name="ce71" office:value-type="float" office:value="2">
            <text:p>2</text:p>
          </table:table-cell>
          <table:table-cell table:formula="of:=SUM([.U529];[.U531];[.U533];[.U535:.U536])" ns42:value-type="float" table:style-name="ce83" office:value-type="float" office:value="3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37:.I538])" ns42:value-type="float" table:style-name="ce65" office:value-type="float" office:value="226">
            <text:p>226</text:p>
          </table:table-cell>
          <table:table-cell table:formula="of:=SUM([.J537:.J538])" ns42:value-type="float" table:style-name="ce71" office:value-type="float" office:value="18">
            <text:p>18</text:p>
          </table:table-cell>
          <table:table-cell table:formula="of:=SUM([.K537:.K538])" ns42:value-type="float" table:style-name="ce71" office:value-type="float" office:value="0">
            <text:p>0</text:p>
          </table:table-cell>
          <table:table-cell table:formula="of:=SUM([.L537:.L538])" ns42:value-type="float" table:style-name="ce71" office:value-type="float" office:value="0">
            <text:p>0</text:p>
          </table:table-cell>
          <table:table-cell table:formula="of:=SUM([.M537:.M538])" ns42:value-type="float" table:style-name="ce71" office:value-type="float" office:value="0">
            <text:p>0</text:p>
          </table:table-cell>
          <table:table-cell table:formula="of:=SUM([.N537:.N538])" ns42:value-type="float" table:style-name="ce71" office:value-type="float" office:value="599">
            <text:p>599</text:p>
          </table:table-cell>
          <table:table-cell table:formula="of:=SUM([.O537:.O538])" ns42:value-type="float" table:style-name="ce71" office:value-type="float" office:value="574">
            <text:p>574</text:p>
          </table:table-cell>
          <table:table-cell table:formula="of:=SUM([.P537:.P538])" ns42:value-type="float" table:style-name="ce71" office:value-type="float" office:value="7">
            <text:p>7</text:p>
          </table:table-cell>
          <table:table-cell table:formula="of:=SUM([.Q537:.Q538])" ns42:value-type="float" table:style-name="ce71" office:value-type="float" office:value="8">
            <text:p>8</text:p>
          </table:table-cell>
          <table:table-cell table:formula="of:=SUM([.R537:.R538])" ns42:value-type="float" table:style-name="ce71" office:value-type="float" office:value="606">
            <text:p>606</text:p>
          </table:table-cell>
          <table:table-cell table:formula="of:=SUM([.S537:.S538])" ns42:value-type="float" table:style-name="ce71" office:value-type="float" office:value="582">
            <text:p>582</text:p>
          </table:table-cell>
          <table:table-cell table:formula="of:=SUM([.T537:.T538])" ns42:value-type="float" table:style-name="ce71" office:value-type="float" office:value="8">
            <text:p>8</text:p>
          </table:table-cell>
          <table:table-cell table:formula="of:=SUM([.U537:.U538])" ns42:value-type="float" table:style-name="ce83" office:value-type="float" office:value="6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22"/>
          <table:table-cell ns42:value-type="string" table:style-name="ce22" office:value-type="string">
            <text:p>Dorp Peize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94" office:value-type="float">
            <text:p>194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3"/>
          <table:table-cell ns42:value-type="float" table:style-name="ce71" office:value="419" office:value-type="float">
            <text:p>419</text:p>
          </table:table-cell>
          <table:table-cell ns42:value-type="float" table:style-name="ce71" office:value="410" office:value-type="float">
            <text:p>410</text:p>
          </table:table-cell>
          <table:table-cell ns42:value-type="float" table:style-name="ce71" office:value="7" office:value-type="float">
            <text:p>7</text:p>
          </table:table-cell>
          <table:table-cell ns42:value-type="float" table:style-name="ce71" office:value="2" office:value-type="float">
            <text:p>2</text:p>
          </table:table-cell>
          <table:table-cell table:formula="of:=SUM([.N540];[.P540])" ns42:value-type="float" table:style-name="ce71" office:value-type="float" office:value="426">
            <text:p>426</text:p>
          </table:table-cell>
          <table:table-cell table:formula="of:=SUM([.O540];[.Q540])" ns42:value-type="float" table:style-name="ce71" office:value-type="float" office:value="412">
            <text:p>4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de Hors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1" office:value-type="float">
            <text:p>21</text:p>
          </table:table-cell>
          <table:table-cell table:style-name="ce71" table:number-columns-repeated="4"/>
          <table:table-cell ns42:value-type="float" table:style-name="ce71" office:value="70" office:value-type="float">
            <text:p>70</text:p>
          </table:table-cell>
          <table:table-cell ns42:value-type="float" table:style-name="ce71" office:value="58" office:value-type="float">
            <text:p>58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41];[.P541])" ns42:value-type="float" table:style-name="ce71" office:value-type="float" office:value="71">
            <text:p>71</text:p>
          </table:table-cell>
          <table:table-cell table:formula="of:=SUM([.O541];[.Q541])" ns42:value-type="float" table:style-name="ce71" office:value-type="float" office:value="58">
            <text:p>5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de Pol</text:p>
          </table:table-cell>
          <table:table-cell ns42:value-type="string" table:style-name="ce44" office:value-type="string">
            <text:p>Armwerkhuis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13" office:value-type="float">
            <text:p>13</text:p>
          </table:table-cell>
          <table:table-cell ns42:value-type="float" table:style-name="ce71" office:value="14" office:value-type="float">
            <text:p>14</text:p>
          </table:table-cell>
          <table:table-cell table:style-name="ce71" table:number-columns-repeated="2"/>
          <table:table-cell table:formula="of:=SUM([.N542];[.P542])" ns42:value-type="float" table:style-name="ce71" office:value-type="float" office:value="13">
            <text:p>13</text:p>
          </table:table-cell>
          <table:table-cell table:formula="of:=SUM([.O542];[.Q542])" ns42:value-type="float" table:style-name="ce71" office:value-type="float" office:value="14">
            <text:p>1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de Pol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1" office:value-type="float">
            <text:p>51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16" office:value-type="float">
            <text:p>116</text:p>
          </table:table-cell>
          <table:table-cell ns42:value-type="float" table:style-name="ce71" office:value="98" office:value-type="float">
            <text:p>98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43];[.P543])" ns42:value-type="float" table:style-name="ce71" office:value-type="float" office:value="117">
            <text:p>117</text:p>
          </table:table-cell>
          <table:table-cell table:formula="of:=SUM([.O543];[.Q543])" ns42:value-type="float" table:style-name="ce71" office:value-type="float" office:value="98">
            <text:p>9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het Wo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9" office:value-type="float">
            <text:p>19</text:p>
          </table:table-cell>
          <table:table-cell table:style-name="ce71" table:number-columns-repeated="4"/>
          <table:table-cell ns42:value-type="float" table:style-name="ce71" office:value="54" office:value-type="float">
            <text:p>54</text:p>
          </table:table-cell>
          <table:table-cell ns42:value-type="float" table:style-name="ce71" office:value="49" office:value-type="float">
            <text:p>49</text:p>
          </table:table-cell>
          <table:table-cell table:style-name="ce71" table:number-columns-repeated="2"/>
          <table:table-cell table:formula="of:=SUM([.N544];[.P544])" ns42:value-type="float" table:style-name="ce71" office:value-type="float" office:value="54">
            <text:p>54</text:p>
          </table:table-cell>
          <table:table-cell table:formula="of:=SUM([.O544];[.Q544])" ns42:value-type="float" table:style-name="ce71" office:value-type="float" office:value="49">
            <text:p>4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het Klunders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5" office:value-type="float">
            <text:p>35</text:p>
          </table:table-cell>
          <table:table-cell table:style-name="ce71" table:number-columns-repeated="4"/>
          <table:table-cell ns42:value-type="float" table:style-name="ce71" office:value="84" office:value-type="float">
            <text:p>84</text:p>
          </table:table-cell>
          <table:table-cell ns42:value-type="float" table:style-name="ce71" office:value="86" office:value-type="float">
            <text:p>86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45];[.P545])" ns42:value-type="float" table:style-name="ce71" office:value-type="float" office:value="85">
            <text:p>85</text:p>
          </table:table-cell>
          <table:table-cell table:formula="of:=SUM([.O545];[.Q545])" ns42:value-type="float" table:style-name="ce71" office:value-type="float" office:value="86">
            <text:p>8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40])" ns42:value-type="float" table:style-name="ce65" office:value-type="float" office:value="194">
            <text:p>194</text:p>
          </table:table-cell>
          <table:table-cell table:formula="of:=SUM([.J540])" ns42:value-type="float" table:style-name="ce71" office:value-type="float" office:value="9">
            <text:p>9</text:p>
          </table:table-cell>
          <table:table-cell table:formula="of:=SUM([.K540])" ns42:value-type="float" table:style-name="ce71" office:value-type="float" office:value="0">
            <text:p>0</text:p>
          </table:table-cell>
          <table:table-cell table:formula="of:=SUM([.L540])" ns42:value-type="float" table:style-name="ce71" office:value-type="float" office:value="0">
            <text:p>0</text:p>
          </table:table-cell>
          <table:table-cell table:formula="of:=SUM([.M540])" ns42:value-type="float" table:style-name="ce71" office:value-type="float" office:value="0">
            <text:p>0</text:p>
          </table:table-cell>
          <table:table-cell table:formula="of:=SUM([.N540])" ns42:value-type="float" table:style-name="ce71" office:value-type="float" office:value="419">
            <text:p>419</text:p>
          </table:table-cell>
          <table:table-cell table:formula="of:=SUM([.O540])" ns42:value-type="float" table:style-name="ce71" office:value-type="float" office:value="410">
            <text:p>410</text:p>
          </table:table-cell>
          <table:table-cell table:formula="of:=SUM([.P540])" ns42:value-type="float" table:style-name="ce71" office:value-type="float" office:value="7">
            <text:p>7</text:p>
          </table:table-cell>
          <table:table-cell table:formula="of:=SUM([.Q540])" ns42:value-type="float" table:style-name="ce71" office:value-type="float" office:value="2">
            <text:p>2</text:p>
          </table:table-cell>
          <table:table-cell table:formula="of:=SUM([.R540])" ns42:value-type="float" table:style-name="ce71" office:value-type="float" office:value="426">
            <text:p>426</text:p>
          </table:table-cell>
          <table:table-cell table:formula="of:=SUM([.S540])" ns42:value-type="float" table:style-name="ce71" office:value-type="float" office:value="412">
            <text:p>412</text:p>
          </table:table-cell>
          <table:table-cell table:formula="of:=SUM([.T540])" ns42:value-type="float" table:style-name="ce71" office:value-type="float" office:value="0">
            <text:p>0</text:p>
          </table:table-cell>
          <table:table-cell table:formula="of:=SUM([.U540])" ns42:value-type="float" table:style-name="ce83" office:value-type="float" office:value="0">
            <text:p>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41:.I545])" ns42:value-type="float" table:style-name="ce65" office:value-type="float" office:value="127">
            <text:p>127</text:p>
          </table:table-cell>
          <table:table-cell table:formula="of:=SUM([.J541:.J545])" ns42:value-type="float" table:style-name="ce71" office:value-type="float" office:value="1">
            <text:p>1</text:p>
          </table:table-cell>
          <table:table-cell table:formula="of:=SUM([.K541:.K545])" ns42:value-type="float" table:style-name="ce71" office:value-type="float" office:value="0">
            <text:p>0</text:p>
          </table:table-cell>
          <table:table-cell table:formula="of:=SUM([.L541:.L545])" ns42:value-type="float" table:style-name="ce71" office:value-type="float" office:value="0">
            <text:p>0</text:p>
          </table:table-cell>
          <table:table-cell table:formula="of:=SUM([.M541:.M545])" ns42:value-type="float" table:style-name="ce71" office:value-type="float" office:value="0">
            <text:p>0</text:p>
          </table:table-cell>
          <table:table-cell table:formula="of:=SUM([.N541:.N545])" ns42:value-type="float" table:style-name="ce71" office:value-type="float" office:value="337">
            <text:p>337</text:p>
          </table:table-cell>
          <table:table-cell table:formula="of:=SUM([.O541:.O545])" ns42:value-type="float" table:style-name="ce71" office:value-type="float" office:value="305">
            <text:p>305</text:p>
          </table:table-cell>
          <table:table-cell table:formula="of:=SUM([.P541:.P545])" ns42:value-type="float" table:style-name="ce71" office:value-type="float" office:value="3">
            <text:p>3</text:p>
          </table:table-cell>
          <table:table-cell table:formula="of:=SUM([.Q541:.Q545])" ns42:value-type="float" table:style-name="ce71" office:value-type="float" office:value="0">
            <text:p>0</text:p>
          </table:table-cell>
          <table:table-cell table:formula="of:=SUM([.R541:.R545])" ns42:value-type="float" table:style-name="ce71" office:value-type="float" office:value="340">
            <text:p>340</text:p>
          </table:table-cell>
          <table:table-cell table:formula="of:=SUM([.S541:.S545])" ns42:value-type="float" table:style-name="ce71" office:value-type="float" office:value="305">
            <text:p>305</text:p>
          </table:table-cell>
          <table:table-cell table:formula="of:=SUM([.T541:.T545])" ns42:value-type="float" table:style-name="ce71" office:value-type="float" office:value="0">
            <text:p>0</text:p>
          </table:table-cell>
          <table:table-cell table:formula="of:=SUM([.U541:.U545])" ns42:value-type="float" table:style-name="ce83" office:value-type="float" office:value="0">
            <text:p>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46:.I547])" ns42:value-type="float" table:style-name="ce65" office:value-type="float" office:value="321">
            <text:p>321</text:p>
          </table:table-cell>
          <table:table-cell table:formula="of:=SUM([.J546:.J547])" ns42:value-type="float" table:style-name="ce71" office:value-type="float" office:value="10">
            <text:p>10</text:p>
          </table:table-cell>
          <table:table-cell table:formula="of:=SUM([.K546:.K547])" ns42:value-type="float" table:style-name="ce71" office:value-type="float" office:value="0">
            <text:p>0</text:p>
          </table:table-cell>
          <table:table-cell table:formula="of:=SUM([.L546:.L547])" ns42:value-type="float" table:style-name="ce71" office:value-type="float" office:value="0">
            <text:p>0</text:p>
          </table:table-cell>
          <table:table-cell table:formula="of:=SUM([.M546:.M547])" ns42:value-type="float" table:style-name="ce71" office:value-type="float" office:value="0">
            <text:p>0</text:p>
          </table:table-cell>
          <table:table-cell table:formula="of:=SUM([.N546:.N547])" ns42:value-type="float" table:style-name="ce71" office:value-type="float" office:value="756">
            <text:p>756</text:p>
          </table:table-cell>
          <table:table-cell table:formula="of:=SUM([.O546:.O547])" ns42:value-type="float" table:style-name="ce71" office:value-type="float" office:value="715">
            <text:p>715</text:p>
          </table:table-cell>
          <table:table-cell table:formula="of:=SUM([.P546:.P547])" ns42:value-type="float" table:style-name="ce71" office:value-type="float" office:value="10">
            <text:p>10</text:p>
          </table:table-cell>
          <table:table-cell table:formula="of:=SUM([.Q546:.Q547])" ns42:value-type="float" table:style-name="ce71" office:value-type="float" office:value="2">
            <text:p>2</text:p>
          </table:table-cell>
          <table:table-cell table:formula="of:=SUM([.R546:.R547])" ns42:value-type="float" table:style-name="ce71" office:value-type="float" office:value="766">
            <text:p>766</text:p>
          </table:table-cell>
          <table:table-cell table:formula="of:=SUM([.S546:.S547])" ns42:value-type="float" table:style-name="ce71" office:value-type="float" office:value="717">
            <text:p>717</text:p>
          </table:table-cell>
          <table:table-cell table:formula="of:=SUM([.T546:.T547])" ns42:value-type="float" table:style-name="ce71" office:value-type="float" office:value="0">
            <text:p>0</text:p>
          </table:table-cell>
          <table:table-cell table:formula="of:=SUM([.U546:.U547])" ns42:value-type="float" table:style-name="ce83" office:value-type="float" office:value="0">
            <text:p>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1" office:value-type="float">
            <text:p>1</text:p>
          </table:table-cell>
          <table:table-cell table:style-name="ce71" table:number-columns-repeated="4"/>
          <table:table-cell table:formula="of:=SUM([.N549];[.P549])" ns42:value-type="float" table:style-name="ce71" office:value-type="float" office:value="0">
            <text:p>0</text:p>
          </table:table-cell>
          <table:table-cell table:style-name="ce71"/>
          <table:table-cell ns42:value-type="float" table:style-name="ce78" office:value="3" office:value-type="float">
            <text:p>3</text:p>
          </table:table-cell>
          <table:table-cell ns42:value-type="float" table:style-name="ce83" office:value="6" office:value-type="float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ns42:value-type="string" table:style-name="ce22" office:value-type="string">
            <text:p>Dorp Roden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88" office:value-type="float">
            <text:p>88</text:p>
          </table:table-cell>
          <table:table-cell table:style-name="ce71" table:number-columns-repeated="4"/>
          <table:table-cell ns42:value-type="float" table:style-name="ce71" office:value="211" office:value-type="float">
            <text:p>211</text:p>
          </table:table-cell>
          <table:table-cell ns42:value-type="float" table:style-name="ce71" office:value="187" office:value-type="float">
            <text:p>187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71" office:value="3" office:value-type="float">
            <text:p>3</text:p>
          </table:table-cell>
          <table:table-cell table:formula="of:=SUM([.N550];[.P550])" ns42:value-type="float" table:style-name="ce71" office:value-type="float" office:value="215">
            <text:p>215</text:p>
          </table:table-cell>
          <table:table-cell table:formula="of:=SUM([.O550];[.Q550])" ns42:value-type="float" table:style-name="ce71" office:value-type="float" office:value="190">
            <text:p>190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ns42:value-type="string" table:style-name="ce22" office:value-type="string">
            <text:p>Dorp Roden</text:p>
          </table:table-cell>
          <table:table-cell table:style-name="ce22" table:number-columns-repeated="2"/>
          <table:table-cell ns42:value-type="string" table:style-name="ce44" office:value-type="string">
            <text:p>Armwerkhuis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13" office:value-type="float">
            <text:p>13</text:p>
          </table:table-cell>
          <table:table-cell ns42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551];[.P551])" ns42:value-type="float" table:style-name="ce71" office:value-type="float" office:value="13">
            <text:p>13</text:p>
          </table:table-cell>
          <table:table-cell table:formula="of:=SUM([.O551];[.Q551])" ns42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ns42:value-type="string" table:style-name="ce22" office:value-type="string">
            <text:p>Dorp Roden</text:p>
          </table:table-cell>
          <table:table-cell table:style-name="ce22" table:number-columns-repeated="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0" office:value-type="float">
            <text:p>50</text:p>
          </table:table-cell>
          <table:table-cell table:style-name="ce71" table:number-columns-repeated="4"/>
          <table:table-cell ns42:value-type="float" table:style-name="ce71" office:value="132" office:value-type="float">
            <text:p>132</text:p>
          </table:table-cell>
          <table:table-cell ns42:value-type="float" table:style-name="ce71" office:value="116" office:value-type="float">
            <text:p>116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52];[.P552])" ns42:value-type="float" table:style-name="ce71" office:value-type="float" office:value="133">
            <text:p>133</text:p>
          </table:table-cell>
          <table:table-cell table:formula="of:=SUM([.O552];[.Q552])" ns42:value-type="float" table:style-name="ce71" office:value-type="float" office:value="116">
            <text:p>11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Liever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1" office:value-type="float">
            <text:p>21</text:p>
          </table:table-cell>
          <table:table-cell table:style-name="ce71" table:number-columns-repeated="4"/>
          <table:table-cell ns42:value-type="float" table:style-name="ce71" office:value="56" office:value-type="float">
            <text:p>56</text:p>
          </table:table-cell>
          <table:table-cell ns42:value-type="float" table:style-name="ce71" office:value="53" office:value-type="float">
            <text:p>5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53];[.P553])" ns42:value-type="float" table:style-name="ce71" office:value-type="float" office:value="57">
            <text:p>57</text:p>
          </table:table-cell>
          <table:table-cell table:formula="of:=SUM([.O553];[.Q553])" ns42:value-type="float" table:style-name="ce71" office:value-type="float" office:value="53">
            <text:p>5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Liever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17" office:value-type="float">
            <text:p>17</text:p>
          </table:table-cell>
          <table:table-cell ns42:value-type="float" table:style-name="ce71" office:value="19" office:value-type="float">
            <text:p>19</text:p>
          </table:table-cell>
          <table:table-cell table:style-name="ce71" table:number-columns-repeated="2"/>
          <table:table-cell table:formula="of:=SUM([.N554];[.P554])" ns42:value-type="float" table:style-name="ce71" office:value-type="float" office:value="17">
            <text:p>17</text:p>
          </table:table-cell>
          <table:table-cell table:formula="of:=SUM([.O554];[.Q554])" ns42:value-type="float" table:style-name="ce71" office:value-type="float" office:value="19">
            <text:p>1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8" office:value-type="string">
            <text:p><text:span text:style-name="T8"><text:a xlink:type="simple" xlink:href="#Drenthe.A893">Gehucht Alteveer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3" office:value-type="float">
            <text:p>23</text:p>
          </table:table-cell>
          <table:table-cell table:style-name="ce71" table:number-columns-repeated="4"/>
          <table:table-cell ns42:value-type="float" table:style-name="ce71" office:value="49" office:value-type="float">
            <text:p>49</text:p>
          </table:table-cell>
          <table:table-cell ns42:value-type="float" table:style-name="ce71" office:value="50" office:value-type="float">
            <text:p>50</text:p>
          </table:table-cell>
          <table:table-cell table:style-name="ce71" table:number-columns-repeated="2"/>
          <table:table-cell table:formula="of:=SUM([.N555];[.P555])" ns42:value-type="float" table:style-name="ce71" office:value-type="float" office:value="49">
            <text:p>49</text:p>
          </table:table-cell>
          <table:table-cell table:formula="of:=SUM([.O555];[.Q555])" ns42:value-type="float" table:style-name="ce71" office:value-type="float" office:value="50">
            <text:p>5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Steenberg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5" office:value-type="float">
            <text:p>15</text:p>
          </table:table-cell>
          <table:table-cell table:style-name="ce71" table:number-columns-repeated="4"/>
          <table:table-cell ns42:value-type="float" table:style-name="ce71" office:value="46" office:value-type="float">
            <text:p>46</text:p>
          </table:table-cell>
          <table:table-cell ns42:value-type="float" table:style-name="ce71" office:value="39" office:value-type="float">
            <text:p>39</text:p>
          </table:table-cell>
          <table:table-cell table:style-name="ce71" table:number-columns-repeated="2"/>
          <table:table-cell table:formula="of:=SUM([.N556];[.P556])" ns42:value-type="float" table:style-name="ce71" office:value-type="float" office:value="46">
            <text:p>46</text:p>
          </table:table-cell>
          <table:table-cell table:formula="of:=SUM([.O556];[.Q556])" ns42:value-type="float" table:style-name="ce71" office:value-type="float" office:value="39">
            <text:p>3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8" office:value-type="string">
            <text:p><text:span text:style-name="T8"><text:a xlink:type="simple" xlink:href="#Drenthe.A893">Gehucht Roderveld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4" office:value-type="float">
            <text:p>74</text:p>
          </table:table-cell>
          <table:table-cell table:style-name="ce71" table:number-columns-repeated="4"/>
          <table:table-cell ns42:value-type="float" table:style-name="ce71" office:value="184" office:value-type="float">
            <text:p>184</text:p>
          </table:table-cell>
          <table:table-cell ns42:value-type="float" table:style-name="ce71" office:value="185" office:value-type="float">
            <text:p>185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4" office:value-type="float">
            <text:p>4</text:p>
          </table:table-cell>
          <table:table-cell table:formula="of:=SUM([.N557];[.P557])" ns42:value-type="float" table:style-name="ce71" office:value-type="float" office:value="187">
            <text:p>187</text:p>
          </table:table-cell>
          <table:table-cell table:formula="of:=SUM([.O557];[.Q557])" ns42:value-type="float" table:style-name="ce71" office:value-type="float" office:value="189">
            <text:p>189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Zult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21" office:value-type="float">
            <text:p>21</text:p>
          </table:table-cell>
          <table:table-cell ns42:value-type="float" table:style-name="ce71" office:value="26" office:value-type="float">
            <text:p>26</text:p>
          </table:table-cell>
          <table:table-cell table:style-name="ce71" table:number-columns-repeated="2"/>
          <table:table-cell table:formula="of:=SUM([.N558];[.P558])" ns42:value-type="float" table:style-name="ce71" office:value-type="float" office:value="21">
            <text:p>21</text:p>
          </table:table-cell>
          <table:table-cell table:formula="of:=SUM([.O558];[.Q558])" ns42:value-type="float" table:style-name="ce71" office:value-type="float" office:value="26">
            <text:p>2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Terheijl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1" office:value-type="float">
            <text:p>51</text:p>
          </table:table-cell>
          <table:table-cell table:style-name="ce71" table:number-columns-repeated="4"/>
          <table:table-cell ns42:value-type="float" table:style-name="ce71" office:value="125" office:value-type="float">
            <text:p>125</text:p>
          </table:table-cell>
          <table:table-cell ns42:value-type="float" table:style-name="ce71" office:value="115" office:value-type="float">
            <text:p>115</text:p>
          </table:table-cell>
          <table:table-cell ns42:value-type="float" table:style-name="ce71" office:value="4" office:value-type="float">
            <text:p>4</text:p>
          </table:table-cell>
          <table:table-cell table:style-name="ce71"/>
          <table:table-cell table:formula="of:=SUM([.N559];[.P559])" ns42:value-type="float" table:style-name="ce71" office:value-type="float" office:value="129">
            <text:p>129</text:p>
          </table:table-cell>
          <table:table-cell table:formula="of:=SUM([.O559];[.Q559])" ns42:value-type="float" table:style-name="ce71" office:value-type="float" office:value="115">
            <text:p>115</text:p>
          </table:table-cell>
          <table:table-cell table:style-name="ce71"/>
          <table:table-cell ns42:value-type="float" table:style-name="ce83" office:value="5" office:value-type="float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Nietap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2" office:value-type="float">
            <text:p>2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51" office:value-type="float">
            <text:p>51</text:p>
          </table:table-cell>
          <table:table-cell ns42:value-type="float" table:style-name="ce71" office:value="54" office:value-type="float">
            <text:p>54</text:p>
          </table:table-cell>
          <table:table-cell table:style-name="ce71" table:number-columns-repeated="2"/>
          <table:table-cell table:formula="of:=SUM([.N560];[.P560])" ns42:value-type="float" table:style-name="ce71" office:value-type="float" office:value="51">
            <text:p>51</text:p>
          </table:table-cell>
          <table:table-cell table:formula="of:=SUM([.O560];[.Q560])" ns42:value-type="float" table:style-name="ce71" office:value-type="float" office:value="54">
            <text:p>54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Nietap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9" office:value-type="float">
            <text:p>19</text:p>
          </table:table-cell>
          <table:table-cell table:style-name="ce71" table:number-columns-repeated="4"/>
          <table:table-cell ns42:value-type="float" table:style-name="ce71" office:value="36" office:value-type="float">
            <text:p>36</text:p>
          </table:table-cell>
          <table:table-cell ns42:value-type="float" table:style-name="ce71" office:value="42" office:value-type="float">
            <text:p>42</text:p>
          </table:table-cell>
          <table:table-cell table:style-name="ce71" table:number-columns-repeated="2"/>
          <table:table-cell table:formula="of:=SUM([.N561];[.P561])" ns42:value-type="float" table:style-name="ce71" office:value-type="float" office:value="36">
            <text:p>36</text:p>
          </table:table-cell>
          <table:table-cell table:formula="of:=SUM([.O561];[.Q561])" ns42:value-type="float" table:style-name="ce71" office:value-type="float" office:value="42">
            <text:p>42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22" office:value-type="string">
            <text:p>Waterschap Leutingewolde</text:p>
          </table:table-cell>
          <table:table-cell table:style-name="Default"/>
          <table:table-cell table:style-name="ce22"/>
          <table:table-cell ns42:value-type="string" table:style-name="ce22" office:value-type="string">
            <text:p>Gehucht Leutingewol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6" office:value-type="float">
            <text:p>16</text:p>
          </table:table-cell>
          <table:table-cell table:style-name="ce71" table:number-columns-repeated="4"/>
          <table:table-cell ns42:value-type="float" table:style-name="ce71" office:value="42" office:value-type="float">
            <text:p>42</text:p>
          </table:table-cell>
          <table:table-cell ns42:value-type="float" table:style-name="ce71" office:value="39" office:value-type="float">
            <text:p>39</text:p>
          </table:table-cell>
          <table:table-cell table:style-name="ce71" table:number-columns-repeated="2"/>
          <table:table-cell table:formula="of:=SUM([.N562];[.P562])" ns42:value-type="float" table:style-name="ce71" office:value-type="float" office:value="42">
            <text:p>42</text:p>
          </table:table-cell>
          <table:table-cell table:formula="of:=SUM([.O562];[.Q562])" ns42:value-type="float" table:style-name="ce71" office:value-type="float" office:value="39">
            <text:p>39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Leutingewolde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4" office:value-type="float">
            <text:p>24</text:p>
          </table:table-cell>
          <table:table-cell table:style-name="ce71" table:number-columns-repeated="4"/>
          <table:table-cell ns42:value-type="float" table:style-name="ce71" office:value="53" office:value-type="float">
            <text:p>53</text:p>
          </table:table-cell>
          <table:table-cell ns42:value-type="float" table:style-name="ce71" office:value="45" office:value-type="float">
            <text:p>45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63];[.P563])" ns42:value-type="float" table:style-name="ce71" office:value-type="float" office:value="54">
            <text:p>54</text:p>
          </table:table-cell>
          <table:table-cell table:formula="of:=SUM([.O563];[.Q563])" ns42:value-type="float" table:style-name="ce71" office:value-type="float" office:value="45">
            <text:p>4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22" office:value-type="string">
            <text:p>Waterschap Leutingewolde</text:p>
          </table:table-cell>
          <table:table-cell table:style-name="Default"/>
          <table:table-cell table:style-name="ce22"/>
          <table:table-cell ns42:value-type="string" table:style-name="ce22" office:value-type="string">
            <text:p>Gehucht Foxwol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3" office:value-type="float">
            <text:p>23</text:p>
          </table:table-cell>
          <table:table-cell table:style-name="ce71" table:number-columns-repeated="4"/>
          <table:table-cell ns42:value-type="float" table:style-name="ce71" office:value="60" office:value-type="float">
            <text:p>60</text:p>
          </table:table-cell>
          <table:table-cell ns42:value-type="float" table:style-name="ce71" office:value="52" office:value-type="float">
            <text:p>5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64];[.P564])" ns42:value-type="float" table:style-name="ce71" office:value-type="float" office:value="61">
            <text:p>61</text:p>
          </table:table-cell>
          <table:table-cell table:formula="of:=SUM([.O564];[.Q564])" ns42:value-type="float" table:style-name="ce71" office:value-type="float" office:value="52">
            <text:p>5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22" office:value-type="string">
            <text:p>Waterschap Roderwolde</text:p>
          </table:table-cell>
          <table:table-cell table:style-name="Default"/>
          <table:table-cell table:style-name="ce22"/>
          <table:table-cell ns42:value-type="string" table:style-name="ce22" office:value-type="string">
            <text:p>Gehucht Foxwol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14" office:value-type="float">
            <text:p>14</text:p>
          </table:table-cell>
          <table:table-cell ns42:value-type="float" table:style-name="ce71" office:value="21" office:value-type="float">
            <text:p>21</text:p>
          </table:table-cell>
          <table:table-cell table:style-name="ce71" table:number-columns-repeated="2"/>
          <table:table-cell table:formula="of:=SUM([.N565];[.P565])" ns42:value-type="float" table:style-name="ce71" office:value-type="float" office:value="14">
            <text:p>14</text:p>
          </table:table-cell>
          <table:table-cell table:formula="of:=SUM([.O565];[.Q565])" ns42:value-type="float" table:style-name="ce71" office:value-type="float" office:value="21">
            <text:p>2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Foxwolde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5" office:value-type="float">
            <text:p>1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45" office:value-type="float">
            <text:p>45</text:p>
          </table:table-cell>
          <table:table-cell ns42:value-type="float" table:style-name="ce71" office:value="38" office:value-type="float">
            <text:p>38</text:p>
          </table:table-cell>
          <table:table-cell table:style-name="ce71" table:number-columns-repeated="2"/>
          <table:table-cell table:formula="of:=SUM([.N566];[.P566])" ns42:value-type="float" table:style-name="ce71" office:value-type="float" office:value="45">
            <text:p>45</text:p>
          </table:table-cell>
          <table:table-cell table:formula="of:=SUM([.O566];[.Q566])" ns42:value-type="float" table:style-name="ce71" office:value-type="float" office:value="38">
            <text:p>38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22" office:value-type="string">
            <text:p>Waterschap Roderwolde</text:p>
          </table:table-cell>
          <table:table-cell table:style-name="Default"/>
          <table:table-cell table:style-name="ce22"/>
          <table:table-cell ns42:value-type="string" table:style-name="ce22" office:value-type="string">
            <text:p>Gehucht Roderwold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office:value="11" table:style-name="ce71" table:number-columns-repeated="2" office:value-type="float">
            <text:p>11</text:p>
          </table:table-cell>
          <table:table-cell table:style-name="ce71" table:number-columns-repeated="2"/>
          <table:table-cell table:formula="of:=SUM([.N567];[.P567])" ns42:value-type="float" table:style-name="ce71" office:value-type="float" office:value="11">
            <text:p>11</text:p>
          </table:table-cell>
          <table:table-cell table:formula="of:=SUM([.O567];[.Q567])" ns42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Roderwolde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29" office:value-type="float">
            <text:p>29</text:p>
          </table:table-cell>
          <table:table-cell ns42:value-type="float" table:style-name="ce71" office:value="35" office:value-type="float">
            <text:p>35</text:p>
          </table:table-cell>
          <table:table-cell table:style-name="ce71" table:number-columns-repeated="2"/>
          <table:table-cell table:formula="of:=SUM([.N568];[.P568])" ns42:value-type="float" table:style-name="ce71" office:value-type="float" office:value="29">
            <text:p>29</text:p>
          </table:table-cell>
          <table:table-cell table:formula="of:=SUM([.O568];[.Q568])" ns42:value-type="float" table:style-name="ce71" office:value-type="float" office:value="35">
            <text:p>35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22" office:value-type="string">
            <text:p>Waterschap Roderwolde</text:p>
          </table:table-cell>
          <table:table-cell table:style-name="Default"/>
          <table:table-cell table:style-name="ce22"/>
          <table:table-cell ns42:value-type="string" table:style-name="ce22" office:value-type="string">
            <text:p>Gehucht Roderwol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5" office:value-type="float">
            <text:p>15</text:p>
          </table:table-cell>
          <table:table-cell table:style-name="ce71" table:number-columns-repeated="4"/>
          <table:table-cell ns42:value-type="float" table:style-name="ce71" office:value="31" office:value-type="float">
            <text:p>31</text:p>
          </table:table-cell>
          <table:table-cell ns42:value-type="float" table:style-name="ce71" office:value="32" office:value-type="float">
            <text:p>32</text:p>
          </table:table-cell>
          <table:table-cell table:style-name="ce71" table:number-columns-repeated="2"/>
          <table:table-cell table:formula="of:=SUM([.N569];[.P569])" ns42:value-type="float" table:style-name="ce71" office:value-type="float" office:value="31">
            <text:p>31</text:p>
          </table:table-cell>
          <table:table-cell table:formula="of:=SUM([.O569];[.Q569])" ns42:value-type="float" table:style-name="ce71" office:value-type="float" office:value="32">
            <text:p>3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Roderwolde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8" office:value-type="float">
            <text:p>8</text:p>
          </table:table-cell>
          <table:table-cell ns42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570];[.P570])" ns42:value-type="float" table:style-name="ce71" office:value-type="float" office:value="8">
            <text:p>8</text:p>
          </table:table-cell>
          <table:table-cell table:formula="of:=SUM([.O570];[.Q570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22" office:value-type="string">
            <text:p>Waterschap Roderwolde</text:p>
          </table:table-cell>
          <table:table-cell table:style-name="Default"/>
          <table:table-cell table:style-name="ce22"/>
          <table:table-cell ns42:value-type="string" table:style-name="ce22" office:value-type="string">
            <text:p>Gehucht Sandebuu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18" office:value-type="float">
            <text:p>18</text:p>
          </table:table-cell>
          <table:table-cell ns42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571];[.P571])" ns42:value-type="float" table:style-name="ce71" office:value-type="float" office:value="18">
            <text:p>18</text:p>
          </table:table-cell>
          <table:table-cell table:formula="of:=SUM([.O571];[.Q571])" ns42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22" office:value-type="string">
            <text:p>Waterschap Leutingewolde</text:p>
          </table:table-cell>
          <table:table-cell table:style-name="Default"/>
          <table:table-cell table:style-name="ce22"/>
          <table:table-cell ns42:value-type="string" table:style-name="ce22" office:value-type="string">
            <text:p>Gehucht Sandebuu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office:value="2" table:style-name="ce71" table:number-columns-repeated="2" office:value-type="float">
            <text:p>2</text:p>
          </table:table-cell>
          <table:table-cell table:style-name="ce71" table:number-columns-repeated="2"/>
          <table:table-cell table:formula="of:=SUM([.N572];[.P572])" ns42:value-type="float" table:style-name="ce71" office:value-type="float" office:value="2">
            <text:p>2</text:p>
          </table:table-cell>
          <table:table-cell table:formula="of:=SUM([.O572];[.Q572])" ns42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Sandebuur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8" office:value-type="float">
            <text:p>8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573];[.P573])" ns42:value-type="float" table:style-name="ce71" office:value-type="float" office:value="8">
            <text:p>8</text:p>
          </table:table-cell>
          <table:table-cell table:formula="of:=SUM([.O573];[.Q573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Matsloo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24" office:value-type="float">
            <text:p>24</text:p>
          </table:table-cell>
          <table:table-cell ns42:value-type="float" table:style-name="ce71" office:value="27" office:value-type="float">
            <text:p>27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2" office:value-type="float">
            <text:p>2</text:p>
          </table:table-cell>
          <table:table-cell table:formula="of:=SUM([.N574];[.P574])" ns42:value-type="float" table:style-name="ce71" office:value-type="float" office:value="29">
            <text:p>29</text:p>
          </table:table-cell>
          <table:table-cell table:formula="of:=SUM([.O574];[.Q574])" ns42:value-type="float" table:style-name="ce71" office:value-type="float" office:value="29">
            <text:p>2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50];[.I553];[.I556];[.I560];[.I567:.I568])" ns42:value-type="float" table:style-name="ce65" office:value-type="float" office:value="163">
            <text:p>163</text:p>
          </table:table-cell>
          <table:table-cell table:formula="of:=SUM([.J550];[.J553];[.J556];[.J560];[.J567:.J568])" ns42:value-type="float" table:style-name="ce71" office:value-type="float" office:value="1">
            <office:annotation draw:style-name="gr1" svg:height="11.96pt" draw:caption-point-y="-2840.74pt" svg:width="101.48pt" svg:x="838.8pt" draw:caption-point-x="-12.19pt" svg:y="13706.25pt" draw:text-style-name="P2">
              <dc:creator>CDM</dc:creator>
              <dc:date>2014-12-12T00:00:00</dc:date>
              <text:p text:style-name="P1"><text:span text:style-name="T1">2</text:span></text:p>
            </office:annotation>
            <text:p>1</text:p>
            <office:annotation>
              <text:p>http://www.w3.org/1999/02/22-rdf-syntax-ns#type=http://www.w3.org/2000/01/rdf-schema#Resource</text:p>
              <text:p>http://bit.ly/cedar-tablink#value=2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K550];[.K553];[.K556];[.K560];[.K567:.K568])" ns42:value-type="float" table:style-name="ce71" office:value-type="float" office:value="0">
            <text:p>0</text:p>
          </table:table-cell>
          <table:table-cell table:formula="of:=SUM([.L550];[.L553];[.L556];[.L560];[.L567:.L568])" ns42:value-type="float" table:style-name="ce71" office:value-type="float" office:value="0">
            <text:p>0</text:p>
          </table:table-cell>
          <table:table-cell table:formula="of:=SUM([.M550];[.M553];[.M556];[.M560];[.M567:.M568])" ns42:value-type="float" table:style-name="ce71" office:value-type="float" office:value="0">
            <text:p>0</text:p>
          </table:table-cell>
          <table:table-cell table:formula="of:=SUM([.N550];[.N553];[.N556];[.N560];[.N567:.N568])" ns42:value-type="float" table:style-name="ce71" office:value-type="float" office:value="404">
            <text:p>404</text:p>
          </table:table-cell>
          <table:table-cell table:formula="of:=SUM([.O550];[.O553];[.O556];[.O560];[.O567:.O568])" ns42:value-type="float" table:style-name="ce71" office:value-type="float" office:value="379">
            <text:p>379</text:p>
          </table:table-cell>
          <table:table-cell table:formula="of:=SUM([.P550];[.P553];[.P556];[.P560];[.P567:.P568])" ns42:value-type="float" table:style-name="ce71" office:value-type="float" office:value="5">
            <text:p>5</text:p>
          </table:table-cell>
          <table:table-cell table:formula="of:=SUM([.Q550];[.Q553];[.Q556];[.Q560];[.Q567:.Q568])" ns42:value-type="float" table:style-name="ce71" office:value-type="float" office:value="3">
            <text:p>3</text:p>
          </table:table-cell>
          <table:table-cell table:formula="of:=SUM([.R550];[.R553];[.R556];[.R560];[.R567:.R568])" ns42:value-type="float" table:style-name="ce71" office:value-type="float" office:value="409">
            <text:p>409</text:p>
          </table:table-cell>
          <table:table-cell table:formula="of:=SUM([.S550];[.S553];[.S556];[.S560];[.S567:.S568])" ns42:value-type="float" table:style-name="ce71" office:value-type="float" office:value="382">
            <text:p>382</text:p>
          </table:table-cell>
          <table:table-cell table:formula="of:=SUM([.T550];[.T553];[.T556];[.T560];[.T567:.T568])" ns42:value-type="float" table:style-name="ce71" office:value-type="float" office:value="7">
            <text:p>7</text:p>
          </table:table-cell>
          <table:table-cell table:formula="of:=SUM([.U550];[.U553];[.U556];[.U560];[.U567:.U568])" ns42:value-type="float" table:style-name="ce83" office:value-type="float" office:value="3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69:.I574];[.I561:.I566];[.I557:.I559];[.I554:.I555];[.I551:.I552])" ns42:value-type="float" table:style-name="ce65" office:value-type="float" office:value="358">
            <office:annotation draw:style-name="gr1" svg:height="22.56pt" draw:caption-point-y="-2827.98pt" svg:width="101.54pt" svg:x="788.03pt" draw:caption-point-x="-12.19pt" svg:y="13706.25pt" draw:text-style-name="P2">
              <dc:creator>CDM</dc:creator>
              <dc:date>2014-12-12T00:00:00</dc:date>
              <text:p text:style-name="P1"><text:span text:style-name="T1">385</text:span></text:p>
            </office:annotation>
            <text:p>358</text:p>
            <office:annotation>
              <text:p>http://www.w3.org/1999/02/22-rdf-syntax-ns#type=http://www.w3.org/2000/01/rdf-schema#Resource</text:p>
              <text:p>http://bit.ly/cedar-tablink#value=385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J569:.J574];[.J561:.J566];[.J557:.J559];[.J554:.J555];[.J551:.J552])" ns42:value-type="float" table:style-name="ce71" office:value-type="float" office:value="2">
            <text:p>2</text:p>
          </table:table-cell>
          <table:table-cell table:formula="of:=SUM([.K569:.K574];[.K561:.K566];[.K557:.K559];[.K554:.K555];[.K551:.K552])" ns42:value-type="float" table:style-name="ce71" office:value-type="float" office:value="0">
            <text:p>0</text:p>
          </table:table-cell>
          <table:table-cell table:formula="of:=SUM([.L569:.L574];[.L561:.L566];[.L557:.L559];[.L554:.L555];[.L551:.L552])" ns42:value-type="float" table:style-name="ce71" office:value-type="float" office:value="0">
            <text:p>0</text:p>
          </table:table-cell>
          <table:table-cell table:formula="of:=SUM([.M569:.M574];[.M561:.M566];[.M557:.M559];[.M554:.M555];[.M551:.M552])" ns42:value-type="float" table:style-name="ce71" office:value-type="float" office:value="0">
            <text:p>0</text:p>
          </table:table-cell>
          <table:table-cell table:formula="of:=SUM([.N569:.N574];[.N561:.N566];[.N557:.N559];[.N554:.N555];[.N551:.N552])" ns42:value-type="float" table:style-name="ce71" office:value-type="float" office:value="882">
            <text:p>882</text:p>
          </table:table-cell>
          <table:table-cell table:formula="of:=SUM([.O569:.O574];[.O561:.O566];[.O557:.O559];[.O554:.O555];[.O551:.O552])" ns42:value-type="float" table:style-name="ce71" office:value-type="float" office:value="848">
            <text:p>848</text:p>
          </table:table-cell>
          <table:table-cell table:formula="of:=SUM([.P569:.P574];[.P561:.P566];[.P557:.P559];[.P554:.P555];[.P551:.P552])" ns42:value-type="float" table:style-name="ce71" office:value-type="float" office:value="15">
            <text:p>15</text:p>
          </table:table-cell>
          <table:table-cell table:formula="of:=SUM([.Q569:.Q574];[.Q561:.Q566];[.Q557:.Q559];[.Q554:.Q555];[.Q551:.Q552])" ns42:value-type="float" table:style-name="ce71" office:value-type="float" office:value="6">
            <text:p>6</text:p>
          </table:table-cell>
          <table:table-cell table:formula="of:=SUM([.R569:.R574];[.R561:.R566];[.R557:.R559];[.R554:.R555];[.R551:.R552])" ns42:value-type="float" table:style-name="ce71" office:value-type="float" office:value="897">
            <text:p>897</text:p>
          </table:table-cell>
          <table:table-cell table:formula="of:=SUM([.S569:.S574];[.S561:.S566];[.S557:.S559];[.S554:.S555];[.S551:.S552])" ns42:value-type="float" table:style-name="ce71" office:value-type="float" office:value="854">
            <text:p>854</text:p>
          </table:table-cell>
          <table:table-cell table:formula="of:=SUM([.T569:.T574];[.T561:.T566];[.T557:.T559];[.T554:.T555];[.T551:.T552])" ns42:value-type="float" table:style-name="ce71" office:value-type="float" office:value="3">
            <text:p>3</text:p>
          </table:table-cell>
          <table:table-cell table:formula="of:=SUM([.U569:.U574];[.U561:.U566];[.U557:.U559];[.U554:.U555];[.U551:.U552])" ns42:value-type="float" table:style-name="ce83" office:value-type="float" office:value="6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75:.I576])" ns42:value-type="float" table:style-name="ce65" office:value-type="float" office:value="521">
            <text:p>521</text:p>
          </table:table-cell>
          <table:table-cell table:formula="of:=SUM([.J575:.J576])" ns42:value-type="float" table:style-name="ce71" office:value-type="float" office:value="3">
            <office:annotation draw:style-name="gr1" svg:height="74.27pt" draw:caption-point-y="-2839.97pt" svg:width="101.48pt" svg:x="838.8pt" draw:caption-point-x="-12.19pt" svg:y="13743.75pt" draw:text-style-name="P2">
              <dc:creator>CDM</dc:creator>
              <dc:date>2014-12-12T00:00:00</dc:date>
              <text:p text:style-name="P1"><text:span text:style-name="T1">4</text:span></text:p>
            </office:annotation>
            <text:p>3</text:p>
            <office:annotation>
              <text:p>http://www.w3.org/1999/02/22-rdf-syntax-ns#type=http://www.w3.org/2000/01/rdf-schema#Resource</text:p>
              <text:p>http://bit.ly/cedar-tablink#value=4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K575:.K576])" ns42:value-type="float" table:style-name="ce71" office:value-type="float" office:value="0">
            <text:p>0</text:p>
          </table:table-cell>
          <table:table-cell table:formula="of:=SUM([.L575:.L576])" ns42:value-type="float" table:style-name="ce71" office:value-type="float" office:value="0">
            <text:p>0</text:p>
          </table:table-cell>
          <table:table-cell table:formula="of:=SUM([.M575:.M576])" ns42:value-type="float" table:style-name="ce71" office:value-type="float" office:value="0">
            <text:p>0</text:p>
          </table:table-cell>
          <table:table-cell table:formula="of:=SUM([.N575:.N576])" ns42:value-type="float" table:style-name="ce71" office:value-type="float" office:value="1286">
            <text:p>1286</text:p>
          </table:table-cell>
          <table:table-cell table:formula="of:=SUM([.O575:.O576])" ns42:value-type="float" table:style-name="ce71" office:value-type="float" office:value="1227">
            <text:p>1227</text:p>
          </table:table-cell>
          <table:table-cell table:formula="of:=SUM([.P575:.P576])" ns42:value-type="float" table:style-name="ce71" office:value-type="float" office:value="20">
            <text:p>20</text:p>
          </table:table-cell>
          <table:table-cell table:formula="of:=SUM([.Q575:.Q576])" ns42:value-type="float" table:style-name="ce71" office:value-type="float" office:value="9">
            <text:p>9</text:p>
          </table:table-cell>
          <table:table-cell table:formula="of:=SUM([.R575:.R576])" ns42:value-type="float" table:style-name="ce71" office:value-type="float" office:value="1306">
            <text:p>1306</text:p>
          </table:table-cell>
          <table:table-cell table:formula="of:=SUM([.S575:.S576])" ns42:value-type="float" table:style-name="ce71" office:value-type="float" office:value="1236">
            <text:p>1236</text:p>
          </table:table-cell>
          <table:table-cell table:formula="of:=SUM([.T575:.T576])" ns42:value-type="float" table:style-name="ce71" office:value-type="float" office:value="10">
            <text:p>10</text:p>
          </table:table-cell>
          <table:table-cell table:formula="of:=SUM([.U575:.U576])" ns42:value-type="float" table:style-name="ce83" office:value-type="float" office:value="9">
            <text:p>9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1" office:value-type="float">
            <text:p>1</text:p>
          </table:table-cell>
          <table:table-cell table:style-name="ce71" table:number-columns-repeated="4"/>
          <table:table-cell table:formula="of:=SUM([.N578];[.P578])" ns42:value-type="float" table:style-name="ce71" office:value-type="float" office:value="0">
            <text:p>0</text:p>
          </table:table-cell>
          <table:table-cell table:formula="of:=SUM([.O578];[.Q578])" ns42:value-type="float" table:style-name="ce71" office:value-type="float" office:value="0">
            <text:p>0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ns42:value-type="string" table:style-name="ce22" office:value-type="string">
            <text:p>Dorp Rolde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Werkhuis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6" office:value-type="float">
            <text:p>6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79];[.P579])" ns42:value-type="float" table:style-name="ce71" office:value-type="float" office:value="7">
            <text:p>7</text:p>
          </table:table-cell>
          <table:table-cell table:formula="of:=SUM([.O579];[.Q579])" ns42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ns42:value-type="string" table:style-name="ce22" office:value-type="string">
            <text:p>Dorp Rolde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61" office:value-type="float">
            <text:p>161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3"/>
          <table:table-cell ns42:value-type="float" table:style-name="ce71" office:value="353" office:value-type="float">
            <text:p>353</text:p>
          </table:table-cell>
          <table:table-cell ns42:value-type="float" table:style-name="ce71" office:value="339" office:value-type="float">
            <text:p>339</text:p>
          </table:table-cell>
          <table:table-cell ns42:value-type="float" table:style-name="ce71" office:value="10" office:value-type="float">
            <text:p>10</text:p>
          </table:table-cell>
          <table:table-cell ns42:value-type="float" table:style-name="ce71" office:value="8" office:value-type="float">
            <text:p>8</text:p>
          </table:table-cell>
          <table:table-cell table:formula="of:=SUM([.N580];[.P580])" ns42:value-type="float" table:style-name="ce71" office:value-type="float" office:value="363">
            <text:p>363</text:p>
          </table:table-cell>
          <table:table-cell table:formula="of:=SUM([.O580];[.Q580])" ns42:value-type="float" table:style-name="ce71" office:value-type="float" office:value="347">
            <text:p>347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4" office:value-type="float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ns42:value-type="string" table:style-name="ce22" office:value-type="string">
            <text:p>Dorp Grollo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61" office:value-type="float">
            <text:p>61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177" office:value-type="float">
            <text:p>177</text:p>
          </table:table-cell>
          <table:table-cell ns42:value-type="float" table:style-name="ce71" office:value="141" office:value-type="float">
            <text:p>141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formula="of:=SUM([.N581];[.P581])" ns42:value-type="float" table:style-name="ce71" office:value-type="float" office:value="179">
            <text:p>179</text:p>
          </table:table-cell>
          <table:table-cell table:formula="of:=SUM([.O581];[.Q581])" ns42:value-type="float" table:style-name="ce71" office:value-type="float" office:value="142">
            <text:p>142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Ballo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0" office:value-type="float">
            <text:p>40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92" office:value-type="float">
            <text:p>92</text:p>
          </table:table-cell>
          <table:table-cell ns42:value-type="float" table:style-name="ce71" office:value="89" office:value-type="float">
            <text:p>89</text:p>
          </table:table-cell>
          <table:table-cell table:style-name="ce71" table:number-columns-repeated="2"/>
          <table:table-cell table:formula="of:=SUM([.N582];[.P582])" ns42:value-type="float" table:style-name="ce71" office:value-type="float" office:value="92">
            <text:p>92</text:p>
          </table:table-cell>
          <table:table-cell table:formula="of:=SUM([.O582];[.Q582])" ns42:value-type="float" table:style-name="ce71" office:value-type="float" office:value="89">
            <text:p>89</text:p>
          </table:table-cell>
          <table:table-cell table:style-name="ce71"/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Schoonlo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1" office:value-type="float">
            <text:p>21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56" office:value-type="float">
            <text:p>56</text:p>
          </table:table-cell>
          <table:table-cell ns42:value-type="float" table:style-name="ce71" office:value="52" office:value-type="float">
            <text:p>5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83];[.P583])" ns42:value-type="float" table:style-name="ce71" office:value-type="float" office:value="57">
            <text:p>57</text:p>
          </table:table-cell>
          <table:table-cell table:formula="of:=SUM([.O583];[.Q583])" ns42:value-type="float" table:style-name="ce71" office:value-type="float" office:value="52">
            <text:p>5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Am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28" office:value-type="float">
            <text:p>28</text:p>
          </table:table-cell>
          <table:table-cell ns42:value-type="float" table:style-name="ce71" office:value="19" office:value-type="float">
            <text:p>19</text:p>
          </table:table-cell>
          <table:table-cell table:style-name="ce71" table:number-columns-repeated="2"/>
          <table:table-cell table:formula="of:=SUM([.N584];[.P584])" ns42:value-type="float" table:style-name="ce71" office:value-type="float" office:value="28">
            <text:p>28</text:p>
          </table:table-cell>
          <table:table-cell table:formula="of:=SUM([.O584];[.Q584])" ns42:value-type="float" table:style-name="ce71" office:value-type="float" office:value="19">
            <text:p>1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Ekehaa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26" office:value-type="float">
            <text:p>26</text:p>
          </table:table-cell>
          <table:table-cell ns42:value-type="float" table:style-name="ce71" office:value="27" office:value-type="float">
            <text:p>27</text:p>
          </table:table-cell>
          <table:table-cell table:style-name="ce71" table:number-columns-repeated="2"/>
          <table:table-cell table:formula="of:=SUM([.N585];[.P585])" ns42:value-type="float" table:style-name="ce71" office:value-type="float" office:value="26">
            <text:p>26</text:p>
          </table:table-cell>
          <table:table-cell table:formula="of:=SUM([.O585];[.Q585])" ns42:value-type="float" table:style-name="ce71" office:value-type="float" office:value="27">
            <text:p>2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Ele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29" office:value-type="float">
            <text:p>29</text:p>
          </table:table-cell>
          <table:table-cell ns42:value-type="float" table:style-name="ce71" office:value="21" office:value-type="float">
            <text:p>21</text:p>
          </table:table-cell>
          <table:table-cell table:style-name="ce71" table:number-columns-repeated="2"/>
          <table:table-cell table:formula="of:=SUM([.N586];[.P586])" ns42:value-type="float" table:style-name="ce71" office:value-type="float" office:value="29">
            <text:p>29</text:p>
          </table:table-cell>
          <table:table-cell table:formula="of:=SUM([.O586];[.Q586])" ns42:value-type="float" table:style-name="ce71" office:value-type="float" office:value="21">
            <text:p>2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Elderslo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12" office:value-type="float">
            <text:p>12</text:p>
          </table:table-cell>
          <table:table-cell ns42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587];[.P587])" ns42:value-type="float" table:style-name="ce71" office:value-type="float" office:value="12">
            <text:p>12</text:p>
          </table:table-cell>
          <table:table-cell table:formula="of:=SUM([.O587];[.Q587])" ns42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Nijlan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office:value="24" table:style-name="ce71" table:number-columns-repeated="2" office:value-type="float">
            <text:p>24</text:p>
          </table:table-cell>
          <table:table-cell table:style-name="ce71" table:number-columns-repeated="2"/>
          <table:table-cell table:formula="of:=SUM([.N588];[.P588])" ns42:value-type="float" table:style-name="ce71" office:value-type="float" office:value="24">
            <text:p>24</text:p>
          </table:table-cell>
          <table:table-cell table:formula="of:=SUM([.O588];[.Q588])" ns42:value-type="float" table:style-name="ce71" office:value-type="float" office:value="24">
            <text:p>2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Duurz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7" office:value-type="float">
            <text:p>17</text:p>
          </table:table-cell>
          <table:table-cell table:style-name="ce71" table:number-columns-repeated="4"/>
          <table:table-cell ns42:value-type="float" table:style-name="ce71" office:value="62" office:value-type="float">
            <text:p>62</text:p>
          </table:table-cell>
          <table:table-cell ns42:value-type="float" table:style-name="ce71" office:value="50" office:value-type="float">
            <text:p>50</text:p>
          </table:table-cell>
          <table:table-cell table:style-name="ce71" table:number-columns-repeated="2"/>
          <table:table-cell table:formula="of:=SUM([.N589];[.P589])" ns42:value-type="float" table:style-name="ce71" office:value-type="float" office:value="62">
            <text:p>62</text:p>
          </table:table-cell>
          <table:table-cell table:formula="of:=SUM([.O589];[.Q589])" ns42:value-type="float" table:style-name="ce71" office:value-type="float" office:value="50">
            <text:p>5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79:.I581])" ns42:value-type="float" table:style-name="ce65" office:value-type="float" office:value="223">
            <text:p>223</text:p>
          </table:table-cell>
          <table:table-cell table:formula="of:=SUM([.J579:.J581])" ns42:value-type="float" table:style-name="ce71" office:value-type="float" office:value="9">
            <text:p>9</text:p>
          </table:table-cell>
          <table:table-cell table:formula="of:=SUM([.K579:.K581])" ns42:value-type="float" table:style-name="ce71" office:value-type="float" office:value="0">
            <text:p>0</text:p>
          </table:table-cell>
          <table:table-cell table:formula="of:=SUM([.L579:.L581])" ns42:value-type="float" table:style-name="ce71" office:value-type="float" office:value="0">
            <text:p>0</text:p>
          </table:table-cell>
          <table:table-cell table:formula="of:=SUM([.M579:.M581])" ns42:value-type="float" table:style-name="ce71" office:value-type="float" office:value="0">
            <text:p>0</text:p>
          </table:table-cell>
          <table:table-cell table:formula="of:=SUM([.N579:.N581])" ns42:value-type="float" table:style-name="ce71" office:value-type="float" office:value="536">
            <text:p>536</text:p>
          </table:table-cell>
          <table:table-cell table:formula="of:=SUM([.O579:.O581])" ns42:value-type="float" table:style-name="ce71" office:value-type="float" office:value="484">
            <text:p>484</text:p>
          </table:table-cell>
          <table:table-cell table:formula="of:=SUM([.P579:.P581])" ns42:value-type="float" table:style-name="ce71" office:value-type="float" office:value="13">
            <text:p>13</text:p>
          </table:table-cell>
          <table:table-cell table:formula="of:=SUM([.Q579:.Q581])" ns42:value-type="float" table:style-name="ce71" office:value-type="float" office:value="9">
            <text:p>9</text:p>
          </table:table-cell>
          <table:table-cell table:formula="of:=SUM([.R579:.R581])" ns42:value-type="float" table:style-name="ce71" office:value-type="float" office:value="549">
            <text:p>549</text:p>
          </table:table-cell>
          <table:table-cell table:formula="of:=SUM([.S579:.S581])" ns42:value-type="float" table:style-name="ce71" office:value-type="float" office:value="493">
            <text:p>493</text:p>
          </table:table-cell>
          <table:table-cell table:formula="of:=SUM([.T579:.T581])" ns42:value-type="float" table:style-name="ce71" office:value-type="float" office:value="4">
            <text:p>4</text:p>
          </table:table-cell>
          <table:table-cell table:formula="of:=SUM([.U579:.U581])" ns42:value-type="float" table:style-name="ce83" office:value-type="float" office:value="4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82:.I589])" ns42:value-type="float" table:style-name="ce65" office:value-type="float" office:value="113">
            <text:p>113</text:p>
          </table:table-cell>
          <table:table-cell table:formula="of:=SUM([.J582:.J589])" ns42:value-type="float" table:style-name="ce71" office:value-type="float" office:value="4">
            <text:p>4</text:p>
          </table:table-cell>
          <table:table-cell table:formula="of:=SUM([.K582:.K589])" ns42:value-type="float" table:style-name="ce71" office:value-type="float" office:value="0">
            <text:p>0</text:p>
          </table:table-cell>
          <table:table-cell table:formula="of:=SUM([.L582:.L589])" ns42:value-type="float" table:style-name="ce71" office:value-type="float" office:value="0">
            <text:p>0</text:p>
          </table:table-cell>
          <table:table-cell table:formula="of:=SUM([.M582:.M589])" ns42:value-type="float" table:style-name="ce71" office:value-type="float" office:value="0">
            <text:p>0</text:p>
          </table:table-cell>
          <table:table-cell table:formula="of:=SUM([.N582:.N589])" ns42:value-type="float" table:style-name="ce71" office:value-type="float" office:value="329">
            <text:p>329</text:p>
          </table:table-cell>
          <table:table-cell table:formula="of:=SUM([.O582:.O589])" ns42:value-type="float" table:style-name="ce71" office:value-type="float" office:value="293">
            <text:p>293</text:p>
          </table:table-cell>
          <table:table-cell table:formula="of:=SUM([.P582:.P589])" ns42:value-type="float" table:style-name="ce71" office:value-type="float" office:value="1">
            <text:p>1</text:p>
          </table:table-cell>
          <table:table-cell table:formula="of:=SUM([.Q582:.Q589])" ns42:value-type="float" table:style-name="ce71" office:value-type="float" office:value="0">
            <text:p>0</text:p>
          </table:table-cell>
          <table:table-cell table:formula="of:=SUM([.R582:.R589])" ns42:value-type="float" table:style-name="ce71" office:value-type="float" office:value="330">
            <text:p>330</text:p>
          </table:table-cell>
          <table:table-cell table:formula="of:=SUM([.S582:.S589])" ns42:value-type="float" table:style-name="ce71" office:value-type="float" office:value="293">
            <text:p>293</text:p>
          </table:table-cell>
          <table:table-cell table:formula="of:=SUM([.T582:.T589])" ns42:value-type="float" table:style-name="ce71" office:value-type="float" office:value="0">
            <text:p>0</text:p>
          </table:table-cell>
          <table:table-cell table:formula="of:=SUM([.U582:.U589])" ns42:value-type="float" table:style-name="ce83" office:value-type="float" office:value="2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90:.I591])" ns42:value-type="float" table:style-name="ce65" office:value-type="float" office:value="336">
            <text:p>336</text:p>
          </table:table-cell>
          <table:table-cell table:formula="of:=SUM([.J590:.J591])" ns42:value-type="float" table:style-name="ce71" office:value-type="float" office:value="13">
            <text:p>13</text:p>
          </table:table-cell>
          <table:table-cell table:formula="of:=SUM([.K590:.K591])" ns42:value-type="float" table:style-name="ce71" office:value-type="float" office:value="0">
            <text:p>0</text:p>
          </table:table-cell>
          <table:table-cell table:formula="of:=SUM([.L590:.L591])" ns42:value-type="float" table:style-name="ce71" office:value-type="float" office:value="0">
            <text:p>0</text:p>
          </table:table-cell>
          <table:table-cell table:formula="of:=SUM([.M590:.M591])" ns42:value-type="float" table:style-name="ce71" office:value-type="float" office:value="0">
            <text:p>0</text:p>
          </table:table-cell>
          <table:table-cell table:formula="of:=SUM([.N590:.N591])" ns42:value-type="float" table:style-name="ce71" office:value-type="float" office:value="865">
            <text:p>865</text:p>
          </table:table-cell>
          <table:table-cell table:formula="of:=SUM([.O590:.O591])" ns42:value-type="float" table:style-name="ce71" office:value-type="float" office:value="777">
            <text:p>777</text:p>
          </table:table-cell>
          <table:table-cell table:formula="of:=SUM([.P590:.P591])" ns42:value-type="float" table:style-name="ce71" office:value-type="float" office:value="14">
            <text:p>14</text:p>
          </table:table-cell>
          <table:table-cell table:formula="of:=SUM([.Q590:.Q591])" ns42:value-type="float" table:style-name="ce71" office:value-type="float" office:value="9">
            <text:p>9</text:p>
          </table:table-cell>
          <table:table-cell table:formula="of:=SUM([.R590:.R591])" ns42:value-type="float" table:style-name="ce71" office:value-type="float" office:value="879">
            <text:p>879</text:p>
          </table:table-cell>
          <table:table-cell table:formula="of:=SUM([.S590:.S591])" ns42:value-type="float" table:style-name="ce71" office:value-type="float" office:value="786">
            <text:p>786</text:p>
          </table:table-cell>
          <table:table-cell table:formula="of:=SUM([.T590:.T591])" ns42:value-type="float" table:style-name="ce71" office:value-type="float" office:value="4">
            <text:p>4</text:p>
          </table:table-cell>
          <table:table-cell table:formula="of:=SUM([.U590:.U591])" ns42:value-type="float" table:style-name="ce83" office:value-type="float" office:value="6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/>
          <table:table-cell ns42:value-type="string" table:style-name="ce22" office:value-type="string">
            <text:p>Dorp Ruinen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22" office:value-type="float">
            <text:p>122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3"/>
          <table:table-cell ns42:value-type="float" table:style-name="ce71" office:value="296" office:value-type="float">
            <text:p>296</text:p>
          </table:table-cell>
          <table:table-cell ns42:value-type="float" table:style-name="ce71" office:value="266" office:value-type="float">
            <text:p>266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formula="of:=SUM([.N593];[.P593])" ns42:value-type="float" table:style-name="ce71" office:value-type="float" office:value="300">
            <text:p>300</text:p>
          </table:table-cell>
          <table:table-cell table:formula="of:=SUM([.O593];[.Q593])" ns42:value-type="float" table:style-name="ce71" office:value-type="float" office:value="267">
            <text:p>267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83" office:value="3" office:value-type="float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/>
          <table:table-cell ns42:value-type="string" table:style-name="ce22" office:value-type="string">
            <text:p>Dorp Ruinen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Gijsselt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table:style-name="ce71" office:value="13" office:value-type="float">
            <text:p>13</text:p>
          </table:table-cell>
          <table:table-cell ns42:value-type="float" table:style-name="ce71" office:value="15" office:value-type="float">
            <text:p>15</text:p>
          </table:table-cell>
          <table:table-cell table:style-name="ce71" table:number-columns-repeated="2"/>
          <table:table-cell table:formula="of:=SUM([.N594];[.P594])" ns42:value-type="float" table:style-name="ce71" office:value-type="float" office:value="13">
            <text:p>13</text:p>
          </table:table-cell>
          <table:table-cell table:formula="of:=SUM([.O594];[.Q594])" ns42:value-type="float" table:style-name="ce71" office:value-type="float" office:value="15">
            <text:p>15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/>
          <table:table-cell ns42:value-type="string" table:style-name="ce22" office:value-type="string">
            <text:p>Dorp Ruinen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Postwe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1" office:value-type="float">
            <text:p>11</text:p>
          </table:table-cell>
          <table:table-cell table:style-name="ce71" table:number-columns-repeated="4"/>
          <table:table-cell ns42:value-type="float" table:style-name="ce71" office:value="23" office:value-type="float">
            <text:p>23</text:p>
          </table:table-cell>
          <table:table-cell ns42:value-type="float" table:style-name="ce71" office:value="27" office:value-type="float">
            <text:p>27</text:p>
          </table:table-cell>
          <table:table-cell table:style-name="ce71" table:number-columns-repeated="2"/>
          <table:table-cell table:formula="of:=SUM([.N595];[.P595])" ns42:value-type="float" table:style-name="ce71" office:value-type="float" office:value="23">
            <text:p>23</text:p>
          </table:table-cell>
          <table:table-cell table:formula="of:=SUM([.O595];[.Q595])" ns42:value-type="float" table:style-name="ce71" office:value-type="float" office:value="27">
            <text:p>2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8" office:value-type="string">
            <text:p><text:span text:style-name="T8"><text:a xlink:type="simple" xlink:href="#Drenthe.A894">Gehucht Regien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2" office:value-type="float">
            <text:p>1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29" office:value-type="float">
            <text:p>29</text:p>
          </table:table-cell>
          <table:table-cell ns42:value-type="float" table:style-name="ce71" office:value="33" office:value-type="float">
            <text:p>3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96];[.P596])" ns42:value-type="float" table:style-name="ce71" office:value-type="float" office:value="30">
            <text:p>30</text:p>
          </table:table-cell>
          <table:table-cell table:formula="of:=SUM([.O596];[.Q596])" ns42:value-type="float" table:style-name="ce71" office:value-type="float" office:value="33">
            <text:p>3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Hees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37" office:value-type="float">
            <text:p>37</text:p>
          </table:table-cell>
          <table:table-cell ns42:value-type="float" table:style-name="ce71" office:value="29" office:value-type="float">
            <text:p>29</text:p>
          </table:table-cell>
          <table:table-cell table:style-name="ce71" table:number-columns-repeated="2"/>
          <table:table-cell table:formula="of:=SUM([.N597];[.P597])" ns42:value-type="float" table:style-name="ce71" office:value-type="float" office:value="37">
            <text:p>37</text:p>
          </table:table-cell>
          <table:table-cell table:formula="of:=SUM([.O597];[.Q597])" ns42:value-type="float" table:style-name="ce71" office:value-type="float" office:value="29">
            <text:p>2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Oldenhav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0" office:value-type="float">
            <text:p>20</text:p>
          </table:table-cell>
          <table:table-cell table:style-name="ce71" table:number-columns-repeated="4"/>
          <table:table-cell ns42:value-type="float" table:style-name="ce71" office:value="55" office:value-type="float">
            <text:p>55</text:p>
          </table:table-cell>
          <table:table-cell ns42:value-type="float" table:style-name="ce71" office:value="54" office:value-type="float">
            <text:p>54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98];[.P598])" ns42:value-type="float" table:style-name="ce71" office:value-type="float" office:value="56">
            <text:p>56</text:p>
          </table:table-cell>
          <table:table-cell table:formula="of:=SUM([.O598];[.Q598])" ns42:value-type="float" table:style-name="ce71" office:value-type="float" office:value="54">
            <text:p>54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Koekanger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1" office:value-type="float">
            <text:p>11</text:p>
          </table:table-cell>
          <table:table-cell table:style-name="ce71" table:number-columns-repeated="4"/>
          <table:table-cell ns42:value-type="float" table:style-name="ce71" office:value="28" office:value-type="float">
            <text:p>28</text:p>
          </table:table-cell>
          <table:table-cell ns42:value-type="float" table:style-name="ce71" office:value="23" office:value-type="float">
            <text:p>2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99];[.P599])" ns42:value-type="float" table:style-name="ce71" office:value-type="float" office:value="29">
            <text:p>29</text:p>
          </table:table-cell>
          <table:table-cell table:formula="of:=SUM([.O599];[.Q599])" ns42:value-type="float" table:style-name="ce71" office:value-type="float" office:value="23">
            <text:p>2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8" office:value-type="string">
            <text:p><text:span text:style-name="T8"><text:a xlink:type="simple" xlink:href="#Drenthe.A895">Gehucht de Weide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office:value="12" table:style-name="ce71" table:number-columns-repeated="2" office:value-type="float">
            <text:p>12</text:p>
          </table:table-cell>
          <table:table-cell table:style-name="ce71" table:number-columns-repeated="2"/>
          <table:table-cell table:formula="of:=SUM([.N600];[.P600])" ns42:value-type="float" table:style-name="ce71" office:value-type="float" office:value="12">
            <text:p>12</text:p>
          </table:table-cell>
          <table:table-cell table:formula="of:=SUM([.O600];[.Q600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Wijk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15" office:value-type="float">
            <text:p>15</text:p>
          </table:table-cell>
          <table:table-cell ns42:value-type="float" table:style-name="ce71" office:value="14" office:value-type="float">
            <text:p>14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601];[.P601])" ns42:value-type="float" table:style-name="ce71" office:value-type="float" office:value="16">
            <text:p>16</text:p>
          </table:table-cell>
          <table:table-cell table:formula="of:=SUM([.O601];[.Q601])" ns42:value-type="float" table:style-name="ce71" office:value-type="float" office:value="14">
            <text:p>1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Blank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table:style-name="ce71" table:number-columns-repeated="4"/>
          <table:table-cell ns42:value-type="float" table:style-name="ce71" office:value="31" office:value-type="float">
            <text:p>31</text:p>
          </table:table-cell>
          <table:table-cell ns42:value-type="float" table:style-name="ce71" office:value="23" office:value-type="float">
            <text:p>2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602];[.P602])" ns42:value-type="float" table:style-name="ce71" office:value-type="float" office:value="32">
            <text:p>32</text:p>
          </table:table-cell>
          <table:table-cell table:formula="of:=SUM([.O602];[.Q602])" ns42:value-type="float" table:style-name="ce71" office:value-type="float" office:value="23">
            <text:p>2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Ruinerdijk</text:p>
          </table:table-cell>
          <table:table-cell ns42:value-type="string" table:style-name="ce44" office:value-type="string">
            <text:p>Werkhuis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7" office:value-type="float">
            <text:p>7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603];[.P603])" ns42:value-type="float" table:style-name="ce71" office:value-type="float" office:value="7">
            <text:p>7</text:p>
          </table:table-cell>
          <table:table-cell table:formula="of:=SUM([.O603];[.Q603])" ns42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Ruinerdijk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20" office:value-type="float">
            <text:p>20</text:p>
          </table:table-cell>
          <table:table-cell ns42:value-type="float" table:style-name="ce71" office:value="37" office:value-type="float">
            <text:p>37</text:p>
          </table:table-cell>
          <table:table-cell table:style-name="ce71" table:number-columns-repeated="2"/>
          <table:table-cell table:formula="of:=SUM([.N604];[.P604])" ns42:value-type="float" table:style-name="ce71" office:value-type="float" office:value="20">
            <text:p>20</text:p>
          </table:table-cell>
          <table:table-cell table:formula="of:=SUM([.O604];[.Q604])" ns42:value-type="float" table:style-name="ce71" office:value-type="float" office:value="37">
            <text:p>3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Armwei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4" office:value-type="float">
            <text:p>24</text:p>
          </table:table-cell>
          <table:table-cell table:style-name="ce71" table:number-columns-repeated="4"/>
          <table:table-cell ns42:value-type="float" table:style-name="ce71" office:value="52" office:value-type="float">
            <text:p>52</text:p>
          </table:table-cell>
          <table:table-cell ns42:value-type="float" table:style-name="ce71" office:value="57" office:value-type="float">
            <text:p>57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605];[.P605])" ns42:value-type="float" table:style-name="ce71" office:value-type="float" office:value="53">
            <text:p>53</text:p>
          </table:table-cell>
          <table:table-cell table:formula="of:=SUM([.O605];[.Q605])" ns42:value-type="float" table:style-name="ce71" office:value-type="float" office:value="57">
            <text:p>5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Vledderties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office:value="18" table:style-name="ce71" table:number-columns-repeated="2" office:value-type="float">
            <text:p>18</text:p>
          </table:table-cell>
          <table:table-cell table:style-name="ce71" table:number-columns-repeated="2"/>
          <table:table-cell table:formula="of:=SUM([.N606];[.P606])" ns42:value-type="float" table:style-name="ce71" office:value-type="float" office:value="18">
            <text:p>18</text:p>
          </table:table-cell>
          <table:table-cell table:formula="of:=SUM([.O606];[.Q606])" ns42:value-type="float" table:style-name="ce71" office:value-type="float" office:value="18">
            <text:p>1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8" office:value-type="string">
            <text:p><text:span text:style-name="T8"><text:a xlink:type="simple" xlink:href="#Drenthe.A896">Gehucht Noordhaven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14" office:value-type="float">
            <text:p>14</text:p>
          </table:table-cell>
          <table:table-cell ns42:value-type="float" table:style-name="ce71" office:value="16" office:value-type="float">
            <text:p>16</text:p>
          </table:table-cell>
          <table:table-cell table:style-name="ce71" table:number-columns-repeated="2"/>
          <table:table-cell table:formula="of:=SUM([.N607];[.P607])" ns42:value-type="float" table:style-name="ce71" office:value-type="float" office:value="14">
            <text:p>14</text:p>
          </table:table-cell>
          <table:table-cell table:formula="of:=SUM([.O607];[.Q607])" ns42:value-type="float" table:style-name="ce71" office:value-type="float" office:value="16">
            <text:p>1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8" office:value-type="string">
            <text:p><text:span text:style-name="T8"><text:a xlink:type="simple" xlink:href="#Drenthe.A897">Gehucht Anserweg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14" office:value-type="float">
            <text:p>14</text:p>
          </table:table-cell>
          <table:table-cell ns42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608];[.P608])" ns42:value-type="float" table:style-name="ce71" office:value-type="float" office:value="14">
            <text:p>14</text:p>
          </table:table-cell>
          <table:table-cell table:formula="of:=SUM([.O608];[.Q608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8" office:value-type="string">
            <text:p><text:span text:style-name="T8"><text:a xlink:type="simple" xlink:href="#Drenthe.A898">Gehucht Witteveen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table:style-name="ce71" table:number-columns-repeated="4"/>
          <table:table-cell ns42:value-type="float" table:style-name="ce71" office:value="18" office:value-type="float">
            <text:p>18</text:p>
          </table:table-cell>
          <table:table-cell ns42:value-type="float" table:style-name="ce71" office:value="20" office:value-type="float">
            <text:p>20</text:p>
          </table:table-cell>
          <table:table-cell table:style-name="ce71" table:number-columns-repeated="2"/>
          <table:table-cell table:formula="of:=SUM([.N609];[.P609])" ns42:value-type="float" table:style-name="ce71" office:value-type="float" office:value="18">
            <text:p>18</text:p>
          </table:table-cell>
          <table:table-cell table:formula="of:=SUM([.O609];[.Q609])" ns42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Bendersch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table:style-name="ce71" table:number-columns-repeated="4"/>
          <table:table-cell ns42:value-type="float" table:style-name="ce71" office:value="23" office:value-type="float">
            <text:p>23</text:p>
          </table:table-cell>
          <table:table-cell ns42:value-type="float" table:style-name="ce71" office:value="20" office:value-type="float">
            <text:p>20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610];[.P610])" ns42:value-type="float" table:style-name="ce71" office:value-type="float" office:value="24">
            <text:p>24</text:p>
          </table:table-cell>
          <table:table-cell table:formula="of:=SUM([.O610];[.Q610])" ns42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Engelan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8" office:value-type="float">
            <text:p>28</text:p>
          </table:table-cell>
          <table:table-cell table:style-name="ce71" table:number-columns-repeated="4"/>
          <table:table-cell ns42:value-type="float" table:style-name="ce71" office:value="53" office:value-type="float">
            <text:p>53</text:p>
          </table:table-cell>
          <table:table-cell ns42:value-type="float" table:style-name="ce71" office:value="56" office:value-type="float">
            <text:p>56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611];[.P611])" ns42:value-type="float" table:style-name="ce71" office:value-type="float" office:value="55">
            <text:p>55</text:p>
          </table:table-cell>
          <table:table-cell table:formula="of:=SUM([.O611];[.Q611])" ns42:value-type="float" table:style-name="ce71" office:value-type="float" office:value="56">
            <text:p>56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Waterleuz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table:style-name="ce71" office:value="7" office:value-type="float">
            <text:p>7</text:p>
          </table:table-cell>
          <table:table-cell ns42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612];[.P612])" ns42:value-type="float" table:style-name="ce71" office:value-type="float" office:value="7">
            <text:p>7</text:p>
          </table:table-cell>
          <table:table-cell table:formula="of:=SUM([.O612];[.Q612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Achterd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4" office:value-type="float">
            <text:p>34</text:p>
          </table:table-cell>
          <table:table-cell table:style-name="ce71" table:number-columns-repeated="4"/>
          <table:table-cell ns42:value-type="float" table:style-name="ce71" office:value="79" office:value-type="float">
            <text:p>79</text:p>
          </table:table-cell>
          <table:table-cell ns42:value-type="float" table:style-name="ce71" office:value="64" office:value-type="float">
            <text:p>64</text:p>
          </table:table-cell>
          <table:table-cell table:style-name="ce71" table:number-columns-repeated="2"/>
          <table:table-cell table:formula="of:=SUM([.N613];[.P613])" ns42:value-type="float" table:style-name="ce71" office:value-type="float" office:value="79">
            <text:p>79</text:p>
          </table:table-cell>
          <table:table-cell table:formula="of:=SUM([.O613];[.Q613])" ns42:value-type="float" table:style-name="ce71" office:value-type="float" office:value="64">
            <text:p>6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Ans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33" office:value-type="float">
            <text:p>33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19" office:value-type="float">
            <text:p>119</text:p>
          </table:table-cell>
          <table:table-cell ns42:value-type="float" table:style-name="ce71" office:value="104" office:value-type="float">
            <text:p>104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614];[.P614])" ns42:value-type="float" table:style-name="ce71" office:value-type="float" office:value="121">
            <text:p>121</text:p>
          </table:table-cell>
          <table:table-cell table:formula="of:=SUM([.O614];[.Q614])" ns42:value-type="float" table:style-name="ce71" office:value-type="float" office:value="104">
            <text:p>104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Rheebrugg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13" office:value-type="float">
            <text:p>13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615];[.P615])" ns42:value-type="float" table:style-name="ce71" office:value-type="float" office:value="13">
            <text:p>13</text:p>
          </table:table-cell>
          <table:table-cell table:formula="of:=SUM([.O615];[.Q615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/>
          <table:table-cell table:style-name="ce28"/>
          <table:table-cell ns42:value-type="string" table:style-name="ce22" office:value-type="string">
            <text:p>Wijk B</text:p>
          </table:table-cell>
          <table:table-cell ns42:value-type="string" table:style-name="ce28" office:value-type="string">
            <text:p><text:span text:style-name="T8"><text:a xlink:type="simple" xlink:href="#Drenthe.A899">Gehucht Anserweide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7" office:value-type="float">
            <text:p>7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616];[.P616])" ns42:value-type="float" table:style-name="ce71" office:value-type="float" office:value="7">
            <text:p>7</text:p>
          </table:table-cell>
          <table:table-cell table:formula="of:=SUM([.O616];[.Q616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Gehucht Anhol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table:style-name="ce71" office:value="14" office:value-type="float">
            <text:p>14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617];[.P617])" ns42:value-type="float" table:style-name="ce71" office:value-type="float" office:value="14">
            <text:p>14</text:p>
          </table:table-cell>
          <table:table-cell table:formula="of:=SUM([.O617];[.Q617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Gehucht Kralo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13" office:value-type="float">
            <text:p>13</text:p>
          </table:table-cell>
          <table:table-cell ns42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618];[.P618])" ns42:value-type="float" table:style-name="ce71" office:value-type="float" office:value="13">
            <text:p>13</text:p>
          </table:table-cell>
          <table:table-cell table:formula="of:=SUM([.O618];[.Q618])" ns42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Gehucht Nuil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23" office:value-type="float">
            <text:p>23</text:p>
          </table:table-cell>
          <table:table-cell ns42:value-type="float" table:style-name="ce71" office:value="24" office:value-type="float">
            <text:p>24</text:p>
          </table:table-cell>
          <table:table-cell table:style-name="ce71" table:number-columns-repeated="2"/>
          <table:table-cell table:formula="of:=SUM([.N619];[.P619])" ns42:value-type="float" table:style-name="ce71" office:value-type="float" office:value="23">
            <text:p>23</text:p>
          </table:table-cell>
          <table:table-cell table:formula="of:=SUM([.O619];[.Q619])" ns42:value-type="float" table:style-name="ce71" office:value-type="float" office:value="24">
            <text:p>2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Gehucht Eursing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7" office:value-type="float">
            <text:p>17</text:p>
          </table:table-cell>
          <table:table-cell table:style-name="ce71" table:number-columns-repeated="4"/>
          <table:table-cell ns42:value-type="float" table:style-name="ce71" office:value="39" office:value-type="float">
            <text:p>39</text:p>
          </table:table-cell>
          <table:table-cell ns42:value-type="float" table:style-name="ce71" office:value="40" office:value-type="float">
            <text:p>40</text:p>
          </table:table-cell>
          <table:table-cell table:style-name="ce71" table:number-columns-repeated="2"/>
          <table:table-cell table:formula="of:=SUM([.N620];[.P620])" ns42:value-type="float" table:style-name="ce71" office:value-type="float" office:value="39">
            <text:p>39</text:p>
          </table:table-cell>
          <table:table-cell table:formula="of:=SUM([.O620];[.Q620])" ns42:value-type="float" table:style-name="ce71" office:value-type="float" office:value="40">
            <text:p>4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/>
          <table:table-cell table:style-name="ce28"/>
          <table:table-cell ns42:value-type="string" table:style-name="ce22" office:value-type="string">
            <text:p>Wijk C</text:p>
          </table:table-cell>
          <table:table-cell ns42:value-type="string" table:style-name="ce28" office:value-type="string">
            <text:p><text:span text:style-name="T8"><text:a xlink:type="simple" xlink:href="#Drenthe.A900">Gehucht Bultinge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0" office:value-type="float">
            <text:p>10</text:p>
          </table:table-cell>
          <table:table-cell ns42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621];[.P621])" ns42:value-type="float" table:style-name="ce71" office:value-type="float" office:value="10">
            <text:p>10</text:p>
          </table:table-cell>
          <table:table-cell table:formula="of:=SUM([.O621];[.Q621])" ns42:value-type="float" table:style-name="ce71" office:value-type="float" office:value="12">
            <text:p>12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Gehucht Pess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7" office:value-type="float">
            <text:p>17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48" office:value-type="float">
            <text:p>48</text:p>
          </table:table-cell>
          <table:table-cell ns42:value-type="float" table:style-name="ce71" office:value="37" office:value-type="float">
            <text:p>37</text:p>
          </table:table-cell>
          <table:table-cell table:style-name="ce71" table:number-columns-repeated="2"/>
          <table:table-cell table:formula="of:=SUM([.N622];[.P622])" ns42:value-type="float" table:style-name="ce71" office:value-type="float" office:value="48">
            <text:p>48</text:p>
          </table:table-cell>
          <table:table-cell table:formula="of:=SUM([.O622];[.Q622])" ns42:value-type="float" table:style-name="ce71" office:value-type="float" office:value="37">
            <text:p>37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Gehucht Ooster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6" office:value-type="float">
            <text:p>16</text:p>
          </table:table-cell>
          <table:table-cell table:style-name="ce71" table:number-columns-repeated="4"/>
          <table:table-cell ns42:value-type="float" table:style-name="ce71" office:value="49" office:value-type="float">
            <text:p>49</text:p>
          </table:table-cell>
          <table:table-cell ns42:value-type="float" table:style-name="ce71" office:value="38" office:value-type="float">
            <text:p>38</text:p>
          </table:table-cell>
          <table:table-cell table:style-name="ce71" table:number-columns-repeated="2"/>
          <table:table-cell table:formula="of:=SUM([.N623];[.P623])" ns42:value-type="float" table:style-name="ce71" office:value-type="float" office:value="49">
            <text:p>49</text:p>
          </table:table-cell>
          <table:table-cell table:formula="of:=SUM([.O623];[.Q623])" ns42:value-type="float" table:style-name="ce71" office:value-type="float" office:value="38">
            <text:p>3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8" office:value-type="string">
            <text:p><text:span text:style-name="T8"><text:a xlink:type="simple" xlink:href="#Drenthe.A903">Wijk D</text:a></text:span></text:p>
          </table:table-cell>
          <table:table-cell ns42:value-type="string" table:style-name="ce22" office:value-type="string">
            <text:p>Gehucht Stuifzand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5" office:value-type="float">
            <text:p>2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56" office:value-type="float">
            <text:p>56</text:p>
          </table:table-cell>
          <table:table-cell ns42:value-type="float" table:style-name="ce71" office:value="63" office:value-type="float">
            <text:p>63</text:p>
          </table:table-cell>
          <table:table-cell table:style-name="ce71" table:number-columns-repeated="2"/>
          <table:table-cell table:formula="of:=SUM([.N624];[.P624])" ns42:value-type="float" table:style-name="ce71" office:value-type="float" office:value="56">
            <text:p>56</text:p>
          </table:table-cell>
          <table:table-cell table:formula="of:=SUM([.O624];[.Q624])" ns42:value-type="float" table:style-name="ce71" office:value-type="float" office:value="63">
            <text:p>6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Gehucht Zwartschaap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4" office:value-type="float">
            <text:p>54</text:p>
          </table:table-cell>
          <table:table-cell table:style-name="ce71" table:number-columns-repeated="4"/>
          <table:table-cell ns42:value-type="float" table:style-name="ce71" office:value="123" office:value-type="float">
            <text:p>123</text:p>
          </table:table-cell>
          <table:table-cell ns42:value-type="float" table:style-name="ce71" office:value="121" office:value-type="float">
            <text:p>121</text:p>
          </table:table-cell>
          <table:table-cell table:style-name="ce71" table:number-columns-repeated="2"/>
          <table:table-cell table:formula="of:=SUM([.N625];[.P625])" ns42:value-type="float" table:style-name="ce71" office:value-type="float" office:value="123">
            <text:p>123</text:p>
          </table:table-cell>
          <table:table-cell table:formula="of:=SUM([.O625];[.Q625])" ns42:value-type="float" table:style-name="ce71" office:value-type="float" office:value="121">
            <text:p>121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Gehucht Pesserd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7" office:value-type="float">
            <text:p>17</text:p>
          </table:table-cell>
          <table:table-cell table:style-name="ce71" table:number-columns-repeated="4"/>
          <table:table-cell ns42:value-type="float" table:style-name="ce71" office:value="49" office:value-type="float">
            <text:p>49</text:p>
          </table:table-cell>
          <table:table-cell ns42:value-type="float" table:style-name="ce71" office:value="38" office:value-type="float">
            <text:p>38</text:p>
          </table:table-cell>
          <table:table-cell table:style-name="ce71" table:number-columns-repeated="2"/>
          <table:table-cell table:formula="of:=SUM([.N626];[.P626])" ns42:value-type="float" table:style-name="ce71" office:value-type="float" office:value="49">
            <text:p>49</text:p>
          </table:table-cell>
          <table:table-cell table:formula="of:=SUM([.O626];[.Q626])" ns42:value-type="float" table:style-name="ce71" office:value-type="float" office:value="38">
            <text:p>3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D</text:p>
          </table:table-cell>
          <table:table-cell ns42:value-type="string" table:style-name="ce28" office:value-type="string">
            <text:p><text:span text:style-name="T8"><text:a xlink:type="simple" xlink:href="#Drenthe.A902">Gehucht Fluitenberg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7" office:value-type="float">
            <text:p>2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72" office:value-type="float">
            <text:p>72</text:p>
          </table:table-cell>
          <table:table-cell ns42:value-type="float" table:style-name="ce71" office:value="69" office:value-type="float">
            <text:p>69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627];[.P627])" ns42:value-type="float" table:style-name="ce71" office:value-type="float" office:value="75">
            <text:p>75</text:p>
          </table:table-cell>
          <table:table-cell table:formula="of:=SUM([.O627];[.Q627])" ns42:value-type="float" table:style-name="ce71" office:value-type="float" office:value="69">
            <text:p>69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Gehucht Kalenber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table:style-name="ce71" office:value="21" office:value-type="float">
            <text:p>21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628];[.P628])" ns42:value-type="float" table:style-name="ce71" office:value-type="float" office:value="21">
            <text:p>21</text:p>
          </table:table-cell>
          <table:table-cell table:formula="of:=SUM([.O628];[.Q628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/>
          <table:table-cell ns42:value-type="string" table:style-name="ce22" office:value-type="string">
            <text:p>Gehucht Echten</text:p>
          </table:table-cell>
          <table:table-cell ns42:value-type="string" table:style-name="ce22" office:value-type="string">
            <text:p>Wijk E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8" office:value-type="float">
            <text:p>28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87" office:value-type="float">
            <text:p>87</text:p>
          </table:table-cell>
          <table:table-cell ns42:value-type="float" table:style-name="ce71" office:value="86" office:value-type="float">
            <text:p>86</text:p>
          </table:table-cell>
          <table:table-cell ns42:value-type="float" office:value="2" table:style-name="ce71" table:number-columns-repeated="2" office:value-type="float">
            <text:p>2</text:p>
          </table:table-cell>
          <table:table-cell table:formula="of:=SUM([.N629];[.P629])" ns42:value-type="float" table:style-name="ce71" office:value-type="float" office:value="89">
            <text:p>89</text:p>
          </table:table-cell>
          <table:table-cell table:formula="of:=SUM([.O629];[.Q629])" ns42:value-type="float" table:style-name="ce71" office:value-type="float" office:value="88">
            <text:p>88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/>
          <table:table-cell ns42:value-type="string" table:style-name="ce22" office:value-type="string">
            <text:p>Gehucht Echten</text:p>
          </table:table-cell>
          <table:table-cell ns42:value-type="string" table:style-name="ce22" office:value-type="string">
            <text:p>Wijk E</text:p>
          </table:table-cell>
          <table:table-cell table:style-name="Default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5" office:value-type="float">
            <text:p>15</text:p>
          </table:table-cell>
          <table:table-cell table:style-name="ce71" table:number-columns-repeated="4"/>
          <table:table-cell ns42:value-type="float" table:style-name="ce71" office:value="40" office:value-type="float">
            <text:p>40</text:p>
          </table:table-cell>
          <table:table-cell ns42:value-type="float" table:style-name="ce71" office:value="37" office:value-type="float">
            <text:p>37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630];[.P630])" ns42:value-type="float" table:style-name="ce71" office:value-type="float" office:value="40">
            <text:p>40</text:p>
          </table:table-cell>
          <table:table-cell table:formula="of:=SUM([.O630];[.Q630])" ns42:value-type="float" table:style-name="ce71" office:value-type="float" office:value="38">
            <text:p>38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/>
          <table:table-cell table:style-name="ce28"/>
          <table:table-cell ns42:value-type="string" table:style-name="ce22" office:value-type="string">
            <text:p>Wijk E</text:p>
          </table:table-cell>
          <table:table-cell ns42:value-type="string" table:style-name="ce28" office:value-type="string">
            <text:p><text:span text:style-name="T8"><text:a xlink:type="simple" xlink:href="#Drenthe.A901">Gehucht Hondhang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7" office:value-type="float">
            <text:p>7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631];[.P631])" ns42:value-type="float" table:style-name="ce71" office:value-type="float" office:value="7">
            <text:p>7</text:p>
          </table:table-cell>
          <table:table-cell table:formula="of:=SUM([.O631];[.Q631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/>
          <table:table-cell table:style-name="ce28"/>
          <table:table-cell ns42:value-type="string" table:style-name="ce22" office:value-type="string">
            <text:p>Wijk E</text:p>
          </table:table-cell>
          <table:table-cell ns42:value-type="string" table:style-name="ce28" office:value-type="string">
            <text:p><text:span text:style-name="T8"><text:a xlink:type="simple" xlink:href="#Drenthe.A901">Gehucht Holthaar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7" office:value-type="float">
            <text:p>7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632];[.P632])" ns42:value-type="float" table:style-name="ce71" office:value-type="float" office:value="7">
            <text:p>7</text:p>
          </table:table-cell>
          <table:table-cell table:formula="of:=SUM([.O632];[.Q632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93];[.I614];[.I622];[.I624];[.I629])" ns42:value-type="float" table:style-name="ce65" office:value-type="float" office:value="225">
            <text:p>225</text:p>
          </table:table-cell>
          <table:table-cell table:formula="of:=SUM([.J593];[.J614];[.J622];[.J624];[.J629])" ns42:value-type="float" table:style-name="ce71" office:value-type="float" office:value="16">
            <text:p>16</text:p>
          </table:table-cell>
          <table:table-cell table:formula="of:=SUM([.K593];[.K614];[.K622];[.K624];[.K629])" ns42:value-type="float" table:style-name="ce71" office:value-type="float" office:value="0">
            <text:p>0</text:p>
          </table:table-cell>
          <table:table-cell table:formula="of:=SUM([.L593];[.L614];[.L622];[.L624];[.L629])" ns42:value-type="float" table:style-name="ce71" office:value-type="float" office:value="0">
            <text:p>0</text:p>
          </table:table-cell>
          <table:table-cell table:formula="of:=SUM([.M593];[.M614];[.M622];[.M624];[.M629])" ns42:value-type="float" table:style-name="ce71" office:value-type="float" office:value="0">
            <text:p>0</text:p>
          </table:table-cell>
          <table:table-cell table:formula="of:=SUM([.N593];[.N614];[.N622];[.N624];[.N629])" ns42:value-type="float" table:style-name="ce71" office:value-type="float" office:value="606">
            <text:p>606</text:p>
          </table:table-cell>
          <table:table-cell table:formula="of:=SUM([.O593];[.O614];[.O622];[.O624];[.O629])" ns42:value-type="float" table:style-name="ce71" office:value-type="float" office:value="556">
            <text:p>556</text:p>
          </table:table-cell>
          <table:table-cell table:formula="of:=SUM([.P593];[.P614];[.P622];[.P624];[.P629])" ns42:value-type="float" table:style-name="ce71" office:value-type="float" office:value="8">
            <text:p>8</text:p>
          </table:table-cell>
          <table:table-cell table:formula="of:=SUM([.Q593];[.Q614];[.Q622];[.Q624];[.Q629])" ns42:value-type="float" table:style-name="ce71" office:value-type="float" office:value="3">
            <text:p>3</text:p>
          </table:table-cell>
          <table:table-cell table:formula="of:=SUM([.R593];[.R614];[.R622];[.R624];[.R629])" ns42:value-type="float" table:style-name="ce71" office:value-type="float" office:value="614">
            <text:p>614</text:p>
          </table:table-cell>
          <table:table-cell table:formula="of:=SUM([.S593];[.S614];[.S622];[.S624];[.S629])" ns42:value-type="float" table:style-name="ce71" office:value-type="float" office:value="559">
            <text:p>559</text:p>
          </table:table-cell>
          <table:table-cell table:formula="of:=SUM([.T593];[.T614];[.T622];[.T624];[.T629])" ns42:value-type="float" table:style-name="ce71" office:value-type="float" office:value="7">
            <text:p>7</text:p>
          </table:table-cell>
          <table:table-cell table:formula="of:=SUM([.U593];[.U614];[.U622];[.U624];[.U629])" ns42:value-type="float" table:style-name="ce83" office:value-type="float" office:value="4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94:.I613];[.I615:.I621];[.I623];[.I625:.I628];[.I630:.I632])" ns42:value-type="float" table:style-name="ce65" office:value-type="float" office:value="421">
            <text:p>421</text:p>
          </table:table-cell>
          <table:table-cell table:formula="of:=SUM([.J594:.J613];[.J615:.J621];[.J623];[.J625:.J628];[.J630:.J632])" ns42:value-type="float" table:style-name="ce71" office:value-type="float" office:value="4">
            <text:p>4</text:p>
          </table:table-cell>
          <table:table-cell table:formula="of:=SUM([.K594:.K613];[.K615:.K621];[.K623];[.K625:.K628];[.K630:.K632])" ns42:value-type="float" table:style-name="ce71" office:value-type="float" office:value="0">
            <text:p>0</text:p>
          </table:table-cell>
          <table:table-cell table:formula="of:=SUM([.L594:.L613];[.L615:.L621];[.L623];[.L625:.L628];[.L630:.L632])" ns42:value-type="float" table:style-name="ce71" office:value-type="float" office:value="0">
            <text:p>0</text:p>
          </table:table-cell>
          <table:table-cell table:formula="of:=SUM([.M594:.M613];[.M615:.M621];[.M623];[.M625:.M628];[.M630:.M632])" ns42:value-type="float" table:style-name="ce71" office:value-type="float" office:value="0">
            <text:p>0</text:p>
          </table:table-cell>
          <table:table-cell table:formula="of:=SUM([.N594:.N613];[.N615:.N621];[.N623];[.N625:.N628];[.N630:.N632])" ns42:value-type="float" table:style-name="ce71" office:value-type="float" office:value="1035">
            <text:p>1035</text:p>
          </table:table-cell>
          <table:table-cell table:formula="of:=SUM([.O594:.O613];[.O615:.O621];[.O623];[.O625:.O628];[.O630:.O632])" ns42:value-type="float" table:style-name="ce71" office:value-type="float" office:value="981">
            <text:p>981</text:p>
          </table:table-cell>
          <table:table-cell table:formula="of:=SUM([.P594:.P613];[.P615:.P621];[.P623];[.P625:.P628];[.P630:.P632])" ns42:value-type="float" table:style-name="ce71" office:value-type="float" office:value="12">
            <text:p>12</text:p>
          </table:table-cell>
          <table:table-cell table:formula="of:=SUM([.Q594:.Q613];[.Q615:.Q621];[.Q623];[.Q625:.Q628];[.Q630:.Q632])" ns42:value-type="float" table:style-name="ce71" office:value-type="float" office:value="1">
            <text:p>1</text:p>
          </table:table-cell>
          <table:table-cell table:formula="of:=SUM([.R594:.R613];[.R615:.R621];[.R623];[.R625:.R628];[.R630:.R632])" ns42:value-type="float" table:style-name="ce71" office:value-type="float" office:value="1047">
            <text:p>1047</text:p>
          </table:table-cell>
          <table:table-cell table:formula="of:=SUM([.S594:.S613];[.S615:.S621];[.S623];[.S625:.S628];[.S630:.S632])" ns42:value-type="float" table:style-name="ce71" office:value-type="float" office:value="982">
            <text:p>982</text:p>
          </table:table-cell>
          <table:table-cell table:formula="of:=SUM([.T594:.T613];[.T615:.T621];[.T623];[.T625:.T628];[.T630:.T632])" ns42:value-type="float" table:style-name="ce71" office:value-type="float" office:value="6">
            <text:p>6</text:p>
          </table:table-cell>
          <table:table-cell table:formula="of:=SUM([.U594:.U613];[.U615:.U621];[.U623];[.U625:.U628];[.U630:.U632])" ns42:value-type="float" table:style-name="ce83" office:value-type="float" office:value="2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633:.I634])" ns42:value-type="float" table:style-name="ce65" office:value-type="float" office:value="646">
            <text:p>646</text:p>
          </table:table-cell>
          <table:table-cell table:formula="of:=SUM([.J633:.J634])" ns42:value-type="float" table:style-name="ce71" office:value-type="float" office:value="20">
            <text:p>20</text:p>
          </table:table-cell>
          <table:table-cell table:formula="of:=SUM([.K633:.K634])" ns42:value-type="float" table:style-name="ce71" office:value-type="float" office:value="0">
            <text:p>0</text:p>
          </table:table-cell>
          <table:table-cell table:formula="of:=SUM([.L633:.L634])" ns42:value-type="float" table:style-name="ce71" office:value-type="float" office:value="0">
            <text:p>0</text:p>
          </table:table-cell>
          <table:table-cell table:formula="of:=SUM([.M633:.M634])" ns42:value-type="float" table:style-name="ce71" office:value-type="float" office:value="0">
            <text:p>0</text:p>
          </table:table-cell>
          <table:table-cell table:formula="of:=SUM([.N633:.N634])" ns42:value-type="float" table:style-name="ce71" office:value-type="float" office:value="1641">
            <text:p>1641</text:p>
          </table:table-cell>
          <table:table-cell table:formula="of:=SUM([.O633:.O634])" ns42:value-type="float" table:style-name="ce71" office:value-type="float" office:value="1537">
            <text:p>1537</text:p>
          </table:table-cell>
          <table:table-cell table:formula="of:=SUM([.P633:.P634])" ns42:value-type="float" table:style-name="ce71" office:value-type="float" office:value="20">
            <text:p>20</text:p>
          </table:table-cell>
          <table:table-cell table:formula="of:=SUM([.Q633:.Q634])" ns42:value-type="float" table:style-name="ce71" office:value-type="float" office:value="4">
            <text:p>4</text:p>
          </table:table-cell>
          <table:table-cell table:formula="of:=SUM([.R633:.R634])" ns42:value-type="float" table:style-name="ce71" office:value-type="float" office:value="1661">
            <text:p>1661</text:p>
          </table:table-cell>
          <table:table-cell table:formula="of:=SUM([.S633:.S634])" ns42:value-type="float" table:style-name="ce71" office:value-type="float" office:value="1541">
            <text:p>1541</text:p>
          </table:table-cell>
          <table:table-cell table:formula="of:=SUM([.T633:.T634])" ns42:value-type="float" table:style-name="ce71" office:value-type="float" office:value="13">
            <text:p>13</text:p>
          </table:table-cell>
          <table:table-cell table:formula="of:=SUM([.U633:.U634])" ns42:value-type="float" table:style-name="ce83" office:value-type="float" office:value="6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4" office:value-type="float">
            <text:p>4</text:p>
          </table:table-cell>
          <table:table-cell table:style-name="ce71" table:number-columns-repeated="4"/>
          <table:table-cell table:formula="of:=SUM([.N636];[.P636])" ns42:value-type="float" table:style-name="ce71" office:value-type="float" office:value="0">
            <text:p>0</text:p>
          </table:table-cell>
          <table:table-cell table:formula="of:=SUM([.O636];[.Q636])" ns42:value-type="float" table:style-name="ce71" office:value-type="float" office:value="0">
            <text:p>0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83" office:value="9" office:value-type="float">
            <text:p>9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22" office:value-type="string">
            <text:p>Waterschap Ruinerwold</text:p>
          </table:table-cell>
          <table:table-cell table:style-name="ce2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Oostein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8" office:value-type="float">
            <text:p>4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38" office:value-type="float">
            <text:p>138</text:p>
          </table:table-cell>
          <table:table-cell ns42:value-type="float" table:style-name="ce71" office:value="130" office:value-type="float">
            <text:p>130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637];[.P637])" ns42:value-type="float" table:style-name="ce71" office:value-type="float" office:value="139">
            <text:p>139</text:p>
          </table:table-cell>
          <table:table-cell table:formula="of:=SUM([.O637];[.Q637])" ns42:value-type="float" table:style-name="ce71" office:value-type="float" office:value="130">
            <text:p>130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/>
          <table:table-cell table:style-name="ce28"/>
          <table:table-cell ns42:value-type="string" table:style-name="ce22" office:value-type="string">
            <text:p>Wijk A</text:p>
          </table:table-cell>
          <table:table-cell ns42:value-type="string" table:style-name="ce28" office:value-type="string">
            <text:p><text:span text:style-name="T8"><text:a xlink:type="simple" xlink:href="#Drenthe.A904">Ruige Kluft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8" office:value-type="float">
            <text:p>6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73" office:value-type="float">
            <text:p>173</text:p>
          </table:table-cell>
          <table:table-cell ns42:value-type="float" table:style-name="ce71" office:value="161" office:value-type="float">
            <text:p>161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638];[.P638])" ns42:value-type="float" table:style-name="ce71" office:value-type="float" office:value="175">
            <text:p>175</text:p>
          </table:table-cell>
          <table:table-cell table:formula="of:=SUM([.O638];[.Q638])" ns42:value-type="float" table:style-name="ce71" office:value-type="float" office:value="161">
            <text:p>161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3" office:value-type="float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/>
          <table:table-cell table:style-name="ce28"/>
          <table:table-cell ns42:value-type="string" table:style-name="ce22" office:value-type="string">
            <text:p>Wijk A</text:p>
          </table:table-cell>
          <table:table-cell ns42:value-type="string" table:style-name="ce28" office:value-type="string">
            <text:p><text:span text:style-name="T8"><text:a xlink:type="simple" xlink:href="#Drenthe.A904">Kale Kluft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2" office:value-type="float">
            <text:p>62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61" office:value-type="float">
            <text:p>161</text:p>
          </table:table-cell>
          <table:table-cell ns42:value-type="float" table:style-name="ce71" office:value="158" office:value-type="float">
            <text:p>158</text:p>
          </table:table-cell>
          <table:table-cell table:style-name="ce71" table:number-columns-repeated="2"/>
          <table:table-cell table:formula="of:=SUM([.N639];[.P639])" ns42:value-type="float" table:style-name="ce71" office:value-type="float" office:value="161">
            <text:p>161</text:p>
          </table:table-cell>
          <table:table-cell table:formula="of:=SUM([.O639];[.Q639])" ns42:value-type="float" table:style-name="ce71" office:value-type="float" office:value="158">
            <text:p>158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Dijkhuiz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90" office:value-type="float">
            <text:p>90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3"/>
          <table:table-cell ns42:value-type="float" table:style-name="ce71" office:value="204" office:value-type="float">
            <text:p>204</text:p>
          </table:table-cell>
          <table:table-cell ns42:value-type="float" table:style-name="ce71" office:value="182" office:value-type="float">
            <text:p>182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640];[.P640])" ns42:value-type="float" table:style-name="ce71" office:value-type="float" office:value="207">
            <text:p>207</text:p>
          </table:table-cell>
          <table:table-cell table:formula="of:=SUM([.O640];[.Q640])" ns42:value-type="float" table:style-name="ce71" office:value-type="float" office:value="182">
            <text:p>182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/>
          <table:table-cell table:style-name="ce28"/>
          <table:table-cell ns42:value-type="string" table:style-name="ce22" office:value-type="string">
            <text:p>Wijk B</text:p>
          </table:table-cell>
          <table:table-cell ns42:value-type="string" table:style-name="ce28" office:value-type="string">
            <text:p><text:span text:style-name="T8"><text:a xlink:type="simple" xlink:href="#Drenthe.A905">Boersteeg</text:a></text:span>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5" office:value-type="float">
            <text:p>15</text:p>
          </table:table-cell>
          <table:table-cell ns42:value-type="float" table:style-name="ce71" office:value="19" office:value-type="float">
            <text:p>19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641];[.P641])" ns42:value-type="float" table:style-name="ce71" office:value-type="float" office:value="16">
            <text:p>16</text:p>
          </table:table-cell>
          <table:table-cell table:formula="of:=SUM([.O641];[.Q641])" ns42:value-type="float" table:style-name="ce71" office:value-type="float" office:value="19">
            <text:p>1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Buiterhuiz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15" office:value-type="float">
            <text:p>15</text:p>
          </table:table-cell>
          <table:table-cell ns42:value-type="float" table:style-name="ce71" office:value="22" office:value-type="float">
            <text:p>22</text:p>
          </table:table-cell>
          <table:table-cell table:style-name="ce71" table:number-columns-repeated="2"/>
          <table:table-cell table:formula="of:=SUM([.N642];[.P642])" ns42:value-type="float" table:style-name="ce71" office:value-type="float" office:value="15">
            <text:p>15</text:p>
          </table:table-cell>
          <table:table-cell table:formula="of:=SUM([.O642];[.Q642])" ns42:value-type="float" table:style-name="ce71" office:value-type="float" office:value="22">
            <text:p>2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Blijdenstei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8" office:value-type="float">
            <text:p>8</text:p>
          </table:table-cell>
          <table:table-cell ns42:value-type="float" table:style-name="ce71" office:value="14" office:value-type="float">
            <text:p>14</text:p>
          </table:table-cell>
          <table:table-cell table:style-name="ce71" table:number-columns-repeated="2"/>
          <table:table-cell table:formula="of:=SUM([.N643];[.P643])" ns42:value-type="float" table:style-name="ce71" office:value-type="float" office:value="8">
            <text:p>8</text:p>
          </table:table-cell>
          <table:table-cell table:formula="of:=SUM([.O643];[.Q643])" ns42:value-type="float" table:style-name="ce71" office:value-type="float" office:value="14">
            <text:p>1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Kraal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21" office:value-type="float">
            <text:p>21</text:p>
          </table:table-cell>
          <table:table-cell ns42:value-type="float" table:style-name="ce71" office:value="16" office:value-type="float">
            <text:p>16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644];[.P644])" ns42:value-type="float" table:style-name="ce71" office:value-type="float" office:value="22">
            <text:p>22</text:p>
          </table:table-cell>
          <table:table-cell table:formula="of:=SUM([.O644];[.Q644])" ns42:value-type="float" table:style-name="ce71" office:value-type="float" office:value="16">
            <text:p>1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Haakswold</text:p>
          </table:table-cell>
          <table:table-cell ns42:value-type="string" table:style-name="ce44" office:value-type="string">
            <text:p>Armwerkhuis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7" office:value-type="float">
            <text:p>7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645];[.P645])" ns42:value-type="float" table:style-name="ce71" office:value-type="float" office:value="7">
            <text:p>7</text:p>
          </table:table-cell>
          <table:table-cell table:formula="of:=SUM([.O645];[.Q645])" ns42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1" office:value-type="float">
            <text:p>41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99" office:value-type="float">
            <text:p>99</text:p>
          </table:table-cell>
          <table:table-cell ns42:value-type="float" table:style-name="ce71" office:value="96" office:value-type="float">
            <text:p>96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formula="of:=SUM([.N646];[.P646])" ns42:value-type="float" table:style-name="ce71" office:value-type="float" office:value="101">
            <text:p>101</text:p>
          </table:table-cell>
          <table:table-cell table:formula="of:=SUM([.O646];[.Q646])" ns42:value-type="float" table:style-name="ce71" office:value-type="float" office:value="97">
            <text:p>97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Tweelo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7" office:value-type="float">
            <text:p>17</text:p>
          </table:table-cell>
          <table:table-cell table:style-name="ce71" table:number-columns-repeated="4"/>
          <table:table-cell ns42:value-type="float" table:style-name="ce71" office:value="27" office:value-type="float">
            <text:p>27</text:p>
          </table:table-cell>
          <table:table-cell ns42:value-type="float" table:style-name="ce71" office:value="43" office:value-type="float">
            <text:p>4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647];[.P647])" ns42:value-type="float" table:style-name="ce71" office:value-type="float" office:value="28">
            <text:p>28</text:p>
          </table:table-cell>
          <table:table-cell table:formula="of:=SUM([.O647];[.Q647])" ns42:value-type="float" table:style-name="ce71" office:value-type="float" office:value="43">
            <text:p>4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Broekhuiz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0" office:value-type="float">
            <text:p>40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21" office:value-type="float">
            <text:p>121</text:p>
          </table:table-cell>
          <table:table-cell ns42:value-type="float" table:style-name="ce71" office:value="102" office:value-type="float">
            <text:p>102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71" office:value="2" office:value-type="float">
            <text:p>2</text:p>
          </table:table-cell>
          <table:table-cell table:formula="of:=SUM([.N648];[.P648])" ns42:value-type="float" table:style-name="ce71" office:value-type="float" office:value="122">
            <text:p>122</text:p>
          </table:table-cell>
          <table:table-cell table:formula="of:=SUM([.O648];[.Q648])" ns42:value-type="float" table:style-name="ce71" office:value-type="float" office:value="104">
            <text:p>10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22" office:value-type="string">
            <text:p>Waterschap Ruinerwold</text:p>
          </table:table-cell>
          <table:table-cell table:style-name="ce2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Weerwill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6" office:value-type="float">
            <text:p>6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2"/>
          <table:table-cell table:formula="of:=SUM([.N649];[.P649])" ns42:value-type="float" table:style-name="ce71" office:value-type="float" office:value="6">
            <text:p>6</text:p>
          </table:table-cell>
          <table:table-cell table:formula="of:=SUM([.O649];[.Q649])" ns42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6" office:value-type="float">
            <text:p>46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08" office:value-type="float">
            <text:p>108</text:p>
          </table:table-cell>
          <table:table-cell ns42:value-type="float" table:style-name="ce71" office:value="103" office:value-type="float">
            <text:p>103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650];[.P650])" ns42:value-type="float" table:style-name="ce71" office:value-type="float" office:value="111">
            <text:p>111</text:p>
          </table:table-cell>
          <table:table-cell table:formula="of:=SUM([.O650];[.Q650])" ns42:value-type="float" table:style-name="ce71" office:value-type="float" office:value="103">
            <text:p>10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640:.I641])" ns42:value-type="float" table:style-name="ce65" office:value-type="float" office:value="99">
            <text:p>99</text:p>
          </table:table-cell>
          <table:table-cell table:formula="of:=SUM([.J640:.J641])" ns42:value-type="float" table:style-name="ce71" office:value-type="float" office:value="6">
            <text:p>6</text:p>
          </table:table-cell>
          <table:table-cell table:formula="of:=SUM([.K640:.K641])" ns42:value-type="float" table:style-name="ce71" office:value-type="float" office:value="0">
            <text:p>0</text:p>
          </table:table-cell>
          <table:table-cell table:formula="of:=SUM([.L640:.L641])" ns42:value-type="float" table:style-name="ce71" office:value-type="float" office:value="0">
            <text:p>0</text:p>
          </table:table-cell>
          <table:table-cell table:formula="of:=SUM([.M640:.M641])" ns42:value-type="float" table:style-name="ce71" office:value-type="float" office:value="0">
            <text:p>0</text:p>
          </table:table-cell>
          <table:table-cell table:formula="of:=SUM([.N640:.N641])" ns42:value-type="float" table:style-name="ce71" office:value-type="float" office:value="219">
            <text:p>219</text:p>
          </table:table-cell>
          <table:table-cell table:formula="of:=SUM([.O640:.O641])" ns42:value-type="float" table:style-name="ce71" office:value-type="float" office:value="201">
            <text:p>201</text:p>
          </table:table-cell>
          <table:table-cell table:formula="of:=SUM([.P640:.P641])" ns42:value-type="float" table:style-name="ce71" office:value-type="float" office:value="4">
            <text:p>4</text:p>
          </table:table-cell>
          <table:table-cell table:formula="of:=SUM([.Q640:.Q641])" ns42:value-type="float" table:style-name="ce71" office:value-type="float" office:value="0">
            <text:p>0</text:p>
          </table:table-cell>
          <table:table-cell table:formula="of:=SUM([.R640:.R641])" ns42:value-type="float" table:style-name="ce71" office:value-type="float" office:value="223">
            <text:p>223</text:p>
          </table:table-cell>
          <table:table-cell table:formula="of:=SUM([.S640:.S641])" ns42:value-type="float" table:style-name="ce71" office:value-type="float" office:value="201">
            <text:p>201</text:p>
          </table:table-cell>
          <table:table-cell table:formula="of:=SUM([.T640:.T641])" ns42:value-type="float" table:style-name="ce71" office:value-type="float" office:value="2">
            <text:p>2</text:p>
          </table:table-cell>
          <table:table-cell table:formula="of:=SUM([.U640:.U641])" ns42:value-type="float" table:style-name="ce83" office:value-type="float" office:value="0">
            <text:p>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637:.I639];[.I642:.I650])" ns42:value-type="float" table:style-name="ce65" office:value-type="float" office:value="345">
            <text:p>345</text:p>
          </table:table-cell>
          <table:table-cell table:formula="of:=SUM([.J637:.J639];[.J642:.J650])" ns42:value-type="float" table:style-name="ce71" office:value-type="float" office:value="10">
            <text:p>10</text:p>
          </table:table-cell>
          <table:table-cell table:formula="of:=SUM([.K637:.K639];[.K642:.K650])" ns42:value-type="float" table:style-name="ce71" office:value-type="float" office:value="0">
            <text:p>0</text:p>
          </table:table-cell>
          <table:table-cell table:formula="of:=SUM([.L637:.L639];[.L642:.L650])" ns42:value-type="float" table:style-name="ce71" office:value-type="float" office:value="0">
            <text:p>0</text:p>
          </table:table-cell>
          <table:table-cell table:formula="of:=SUM([.M637:.M639];[.M642:.M650])" ns42:value-type="float" table:style-name="ce71" office:value-type="float" office:value="0">
            <text:p>0</text:p>
          </table:table-cell>
          <table:table-cell table:formula="of:=SUM([.N637:.N639];[.N642:.N650])" ns42:value-type="float" table:style-name="ce71" office:value-type="float" office:value="884">
            <text:p>884</text:p>
          </table:table-cell>
          <table:table-cell table:formula="of:=SUM([.O637:.O639];[.O642:.O650])" ns42:value-type="float" table:style-name="ce71" office:value-type="float" office:value="854">
            <text:p>854</text:p>
          </table:table-cell>
          <table:table-cell table:formula="of:=SUM([.P637:.P639];[.P642:.P650])" ns42:value-type="float" table:style-name="ce71" office:value-type="float" office:value="11">
            <text:p>11</text:p>
          </table:table-cell>
          <table:table-cell table:formula="of:=SUM([.Q637:.Q639];[.Q642:.Q650])" ns42:value-type="float" table:style-name="ce71" office:value-type="float" office:value="3">
            <text:p>3</text:p>
          </table:table-cell>
          <table:table-cell table:formula="of:=SUM([.R637:.R639];[.R642:.R650])" ns42:value-type="float" table:style-name="ce71" office:value-type="float" office:value="895">
            <text:p>895</text:p>
          </table:table-cell>
          <table:table-cell table:formula="of:=SUM([.S637:.S639];[.S642:.S650])" ns42:value-type="float" table:style-name="ce71" office:value-type="float" office:value="857">
            <text:p>857</text:p>
          </table:table-cell>
          <table:table-cell table:formula="of:=SUM([.T637:.T639];[.T642:.T650])" ns42:value-type="float" table:style-name="ce71" office:value-type="float" office:value="6">
            <text:p>6</text:p>
          </table:table-cell>
          <table:table-cell table:formula="of:=SUM([.U637:.U639];[.U642:.U650])" ns42:value-type="float" table:style-name="ce83" office:value-type="float" office:value="4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651:.I652])" ns42:value-type="float" table:style-name="ce65" office:value-type="float" office:value="444">
            <text:p>444</text:p>
          </table:table-cell>
          <table:table-cell table:formula="of:=SUM([.J651:.J652])" ns42:value-type="float" table:style-name="ce71" office:value-type="float" office:value="16">
            <text:p>16</text:p>
          </table:table-cell>
          <table:table-cell table:formula="of:=SUM([.K651:.K652])" ns42:value-type="float" table:style-name="ce71" office:value-type="float" office:value="0">
            <text:p>0</text:p>
          </table:table-cell>
          <table:table-cell table:formula="of:=SUM([.L651:.L652])" ns42:value-type="float" table:style-name="ce71" office:value-type="float" office:value="0">
            <text:p>0</text:p>
          </table:table-cell>
          <table:table-cell table:formula="of:=SUM([.M651:.M652])" ns42:value-type="float" table:style-name="ce71" office:value-type="float" office:value="0">
            <text:p>0</text:p>
          </table:table-cell>
          <table:table-cell table:formula="of:=SUM([.N651:.N652])" ns42:value-type="float" table:style-name="ce71" office:value-type="float" office:value="1103">
            <text:p>1103</text:p>
          </table:table-cell>
          <table:table-cell table:formula="of:=SUM([.O651:.O652])" ns42:value-type="float" table:style-name="ce71" office:value-type="float" office:value="1055">
            <text:p>1055</text:p>
          </table:table-cell>
          <table:table-cell table:formula="of:=SUM([.P651:.P652])" ns42:value-type="float" table:style-name="ce71" office:value-type="float" office:value="15">
            <text:p>15</text:p>
          </table:table-cell>
          <table:table-cell table:formula="of:=SUM([.Q651:.Q652])" ns42:value-type="float" table:style-name="ce71" office:value-type="float" office:value="3">
            <text:p>3</text:p>
          </table:table-cell>
          <table:table-cell table:formula="of:=SUM([.R651:.R652])" ns42:value-type="float" table:style-name="ce71" office:value-type="float" office:value="1118">
            <text:p>1118</text:p>
          </table:table-cell>
          <table:table-cell table:formula="of:=SUM([.S651:.S652])" ns42:value-type="float" table:style-name="ce71" office:value-type="float" office:value="1058">
            <text:p>1058</text:p>
          </table:table-cell>
          <table:table-cell table:formula="of:=SUM([.T651:.T652])" ns42:value-type="float" table:style-name="ce71" office:value-type="float" office:value="8">
            <text:p>8</text:p>
          </table:table-cell>
          <table:table-cell table:formula="of:=SUM([.U651:.U652])" ns42:value-type="float" table:style-name="ce83" office:value-type="float" office:value="4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7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Personen die bij de volkstelling verklaard hebben in de gemeente te wonen, doch wier woonplaats daar niet is gevonden</text:p>
          </table:table-cell>
          <table:table-cell table:style-name="ce58"/>
          <table:table-cell table:style-name="ce65"/>
          <table:table-cell table:style-name="ce71" table:number-columns-repeated="6"/>
          <table:table-cell ns42:value-type="float" table:style-name="ce71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formula="of:=SUM([.N654];[.P654])" ns42:value-type="float" table:style-name="ce71" office:value-type="float" office:value="3">
            <text:p>3</text:p>
          </table:table-cell>
          <table:table-cell table:formula="of:=SUM([.O654];[.Q654])" ns42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653:.I654])" ns42:value-type="float" table:style-name="ce65" office:value-type="float" office:value="444">
            <text:p>444</text:p>
          </table:table-cell>
          <table:table-cell table:formula="of:=SUM([.J653:.J654])" ns42:value-type="float" table:style-name="ce71" office:value-type="float" office:value="16">
            <text:p>16</text:p>
          </table:table-cell>
          <table:table-cell table:formula="of:=SUM([.K653:.K654])" ns42:value-type="float" table:style-name="ce71" office:value-type="float" office:value="0">
            <text:p>0</text:p>
          </table:table-cell>
          <table:table-cell table:formula="of:=SUM([.L653:.L654])" ns42:value-type="float" table:style-name="ce71" office:value-type="float" office:value="0">
            <text:p>0</text:p>
          </table:table-cell>
          <table:table-cell table:formula="of:=SUM([.M653:.M654])" ns42:value-type="float" table:style-name="ce71" office:value-type="float" office:value="0">
            <text:p>0</text:p>
          </table:table-cell>
          <table:table-cell table:formula="of:=SUM([.N653:.N654])" ns42:value-type="float" table:style-name="ce71" office:value-type="float" office:value="1103">
            <text:p>1103</text:p>
          </table:table-cell>
          <table:table-cell table:formula="of:=SUM([.O653:.O654])" ns42:value-type="float" table:style-name="ce71" office:value-type="float" office:value="1055">
            <text:p>1055</text:p>
          </table:table-cell>
          <table:table-cell table:formula="of:=SUM([.P653:.P654])" ns42:value-type="float" table:style-name="ce71" office:value-type="float" office:value="18">
            <text:p>18</text:p>
          </table:table-cell>
          <table:table-cell table:formula="of:=SUM([.Q653:.Q654])" ns42:value-type="float" table:style-name="ce71" office:value-type="float" office:value="4">
            <text:p>4</text:p>
          </table:table-cell>
          <table:table-cell table:formula="of:=SUM([.R653:.R654])" ns42:value-type="float" table:style-name="ce71" office:value-type="float" office:value="1121">
            <text:p>1121</text:p>
          </table:table-cell>
          <table:table-cell table:formula="of:=SUM([.S653:.S654])" ns42:value-type="float" table:style-name="ce71" office:value-type="float" office:value="1059">
            <text:p>1059</text:p>
          </table:table-cell>
          <table:table-cell table:formula="of:=SUM([.T653:.T654])" ns42:value-type="float" table:style-name="ce71" office:value-type="float" office:value="8">
            <text:p>8</text:p>
          </table:table-cell>
          <table:table-cell table:formula="of:=SUM([.U653:.U654])" ns42:value-type="float" table:style-name="ce83" office:value-type="float" office:value="4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2:value-type="string" table:style-name="ce22" office:value-type="string">
            <text:p>Zuidsleen</text:p>
          </table:table-cell>
          <table:table-cell ns42:value-type="string" table:style-name="ce22" office:value-type="string">
            <text:p>Wijk A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75" office:value-type="float">
            <text:p>75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ns42:value-type="float" table:style-name="ce71" office:value="186" office:value-type="float">
            <text:p>186</text:p>
          </table:table-cell>
          <table:table-cell ns42:value-type="float" table:style-name="ce71" office:value="157" office:value-type="float">
            <text:p>157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table:formula="of:=SUM([.N656];[.P656])" ns42:value-type="float" table:style-name="ce71" office:value-type="float" office:value="188">
            <text:p>188</text:p>
          </table:table-cell>
          <table:table-cell table:formula="of:=SUM([.O656];[.Q656])" ns42:value-type="float" table:style-name="ce71" office:value-type="float" office:value="160">
            <text:p>160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2:value-type="string" table:style-name="ce22" office:value-type="string">
            <text:p>Zuidsleen</text:p>
          </table:table-cell>
          <table:table-cell ns42:value-type="string" table:style-name="ce22" office:value-type="string">
            <text:p>Wijk A</text:p>
          </table:table-cell>
          <table:table-cell table:style-name="Default"/>
          <table:table-cell ns42:value-type="string" table:style-name="ce44" office:value-type="string">
            <text:p>Armwerkhuis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8" office:value-type="float">
            <text:p>8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657];[.P657])" ns42:value-type="float" table:style-name="ce71" office:value-type="float" office:value="8">
            <text:p>8</text:p>
          </table:table-cell>
          <table:table-cell table:formula="of:=SUM([.O657];[.Q657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2:value-type="string" table:style-name="ce22" office:value-type="string">
            <text:p>Zuidsleen</text:p>
          </table:table-cell>
          <table:table-cell ns42:value-type="string" table:style-name="ce22" office:value-type="string">
            <text:p>Wijk A</text:p>
          </table:table-cell>
          <table:table-cell table:style-name="Default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9" office:value-type="float">
            <text:p>9</text:p>
          </table:table-cell>
          <table:table-cell ns42:value-type="float" table:style-name="ce71" office:value="10" office:value-type="float">
            <text:p>10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658];[.P658])" ns42:value-type="float" table:style-name="ce71" office:value-type="float" office:value="9">
            <text:p>9</text:p>
          </table:table-cell>
          <table:table-cell table:formula="of:=SUM([.O658];[.Q658])" ns42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Diphoor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7" office:value-type="float">
            <text:p>17</text:p>
          </table:table-cell>
          <table:table-cell table:style-name="ce71" table:number-columns-repeated="4"/>
          <table:table-cell ns42:value-type="float" office:value="47" table:style-name="ce71" table:number-columns-repeated="2" office:value-type="float">
            <text:p>47</text:p>
          </table:table-cell>
          <table:table-cell table:style-name="ce71" table:number-columns-repeated="2"/>
          <table:table-cell table:formula="of:=SUM([.N659];[.P659])" ns42:value-type="float" table:style-name="ce71" office:value-type="float" office:value="47">
            <text:p>47</text:p>
          </table:table-cell>
          <table:table-cell table:formula="of:=SUM([.O659];[.Q659])" ns42:value-type="float" table:style-name="ce71" office:value-type="float" office:value="47">
            <text:p>4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2:value-type="string" table:style-name="ce22" office:value-type="string">
            <text:p>Noordsleen</text:p>
          </table:table-cell>
          <table:table-cell ns42:value-type="string" table:style-name="ce22" office:value-type="string">
            <text:p>Wijk B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72" office:value-type="float">
            <text:p>72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76" office:value-type="float">
            <text:p>176</text:p>
          </table:table-cell>
          <table:table-cell ns42:value-type="float" table:style-name="ce71" office:value="160" office:value-type="float">
            <text:p>160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660];[.P660])" ns42:value-type="float" table:style-name="ce71" office:value-type="float" office:value="179">
            <text:p>179</text:p>
          </table:table-cell>
          <table:table-cell table:formula="of:=SUM([.O660];[.Q660])" ns42:value-type="float" table:style-name="ce71" office:value-type="float" office:value="160">
            <text:p>160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2:value-type="string" table:style-name="ce22" office:value-type="string">
            <text:p>Noordsleen</text:p>
          </table:table-cell>
          <table:table-cell ns42:value-type="string" table:style-name="ce22" office:value-type="string">
            <text:p>Wijk B</text:p>
          </table:table-cell>
          <table:table-cell table:style-name="Default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table:style-name="ce71" office:value="15" office:value-type="float">
            <text:p>15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661];[.P661])" ns42:value-type="float" table:style-name="ce71" office:value-type="float" office:value="15">
            <text:p>15</text:p>
          </table:table-cell>
          <table:table-cell table:formula="of:=SUM([.O661];[.Q661])" ns42:value-type="float" table:style-name="ce71" office:value-type="float" office:value="9">
            <text:p>9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4" office:value-type="float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't Haantj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6" office:value-type="float">
            <text:p>26</text:p>
          </table:table-cell>
          <table:table-cell table:style-name="ce71" table:number-columns-repeated="4"/>
          <table:table-cell ns42:value-type="float" table:style-name="ce71" office:value="66" office:value-type="float">
            <text:p>66</text:p>
          </table:table-cell>
          <table:table-cell ns42:value-type="float" table:style-name="ce71" office:value="67" office:value-type="float">
            <text:p>67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662];[.P662])" ns42:value-type="float" table:style-name="ce71" office:value-type="float" office:value="67">
            <text:p>67</text:p>
          </table:table-cell>
          <table:table-cell table:formula="of:=SUM([.O662];[.Q662])" ns42:value-type="float" table:style-name="ce71" office:value-type="float" office:value="68">
            <text:p>68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2:value-type="string" table:style-name="ce22" office:value-type="string">
            <text:p>Erm</text:p>
          </table:table-cell>
          <table:table-cell ns42:value-type="string" table:style-name="ce22" office:value-type="string">
            <text:p>Wijk C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80" office:value-type="float">
            <text:p>80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217" office:value-type="float">
            <text:p>217</text:p>
          </table:table-cell>
          <table:table-cell ns42:value-type="float" table:style-name="ce71" office:value="202" office:value-type="float">
            <text:p>202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663];[.P663])" ns42:value-type="float" table:style-name="ce71" office:value-type="float" office:value="219">
            <text:p>219</text:p>
          </table:table-cell>
          <table:table-cell table:formula="of:=SUM([.O663];[.Q663])" ns42:value-type="float" table:style-name="ce71" office:value-type="float" office:value="202">
            <text:p>202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2:value-type="string" table:style-name="ce22" office:value-type="string">
            <text:p>Erm</text:p>
          </table:table-cell>
          <table:table-cell ns42:value-type="string" table:style-name="ce22" office:value-type="string">
            <text:p>Wijk C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office:value="3" table:style-name="ce71" table:number-columns-repeated="2" office:value-type="float">
            <text:p>3</text:p>
          </table:table-cell>
          <table:table-cell table:style-name="ce71" table:number-columns-repeated="2"/>
          <table:table-cell table:formula="of:=SUM([.N664];[.P664])" ns42:value-type="float" table:style-name="ce71" office:value-type="float" office:value="3">
            <text:p>3</text:p>
          </table:table-cell>
          <table:table-cell table:formula="of:=SUM([.O664];[.Q664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table:style-name="ce28"/>
          <table:table-cell ns42:value-type="string" table:style-name="ce22" office:value-type="string">
            <text:p>Wijk C</text:p>
          </table:table-cell>
          <table:table-cell ns42:value-type="string" table:style-name="ce28" office:value-type="string">
            <text:p><text:span text:style-name="T8"><text:a xlink:type="simple" xlink:href="#Drenthe.A906">Ermerveen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20" office:value-type="float">
            <text:p>20</text:p>
          </table:table-cell>
          <table:table-cell ns42:value-type="float" table:style-name="ce71" office:value="13" office:value-type="float">
            <text:p>13</text:p>
          </table:table-cell>
          <table:table-cell table:style-name="ce71" table:number-columns-repeated="2"/>
          <table:table-cell table:formula="of:=SUM([.N665];[.P665])" ns42:value-type="float" table:style-name="ce71" office:value-type="float" office:value="20">
            <text:p>20</text:p>
          </table:table-cell>
          <table:table-cell table:formula="of:=SUM([.O665];[.Q665])" ns42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2:value-type="string" table:style-name="ce22" office:value-type="string">
            <text:p>Schoonoord</text:p>
          </table:table-cell>
          <table:table-cell ns42:value-type="string" table:style-name="ce22" office:value-type="string">
            <text:p>Wijk D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27" office:value-type="float">
            <text:p>127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3"/>
          <table:table-cell ns42:value-type="float" table:style-name="ce71" office:value="294" office:value-type="float">
            <text:p>294</text:p>
          </table:table-cell>
          <table:table-cell ns42:value-type="float" table:style-name="ce71" office:value="287" office:value-type="float">
            <text:p>287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formula="of:=SUM([.N666];[.P666])" ns42:value-type="float" table:style-name="ce71" office:value-type="float" office:value="298">
            <text:p>298</text:p>
          </table:table-cell>
          <table:table-cell table:formula="of:=SUM([.O666];[.Q666])" ns42:value-type="float" table:style-name="ce71" office:value-type="float" office:value="288">
            <text:p>288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5" office:value-type="float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2:value-type="string" table:style-name="ce22" office:value-type="string">
            <text:p>Schoonoord</text:p>
          </table:table-cell>
          <table:table-cell ns42:value-type="string" table:style-name="ce22" office:value-type="string">
            <text:p>Wijk D</text:p>
          </table:table-cell>
          <table:table-cell table:style-name="Default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office:value="1" table:style-name="ce71" table:number-columns-repeated="2" office:value-type="float">
            <text:p>1</text:p>
          </table:table-cell>
          <table:table-cell table:style-name="ce71" table:number-columns-repeated="2"/>
          <table:table-cell table:formula="of:=SUM([.N667];[.P667])" ns42:value-type="float" table:style-name="ce71" office:value-type="float" office:value="1">
            <text:p>1</text:p>
          </table:table-cell>
          <table:table-cell table:formula="of:=SUM([.O667];[.Q667])" ns42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2:value-type="string" table:style-name="ce22" office:value-type="string">
            <text:p>Veenoord</text:p>
          </table:table-cell>
          <table:table-cell ns42:value-type="string" table:style-name="ce22" office:value-type="string">
            <text:p>Wijk E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22" office:value-type="float">
            <text:p>122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85" office:value-type="float">
            <text:p>285</text:p>
          </table:table-cell>
          <table:table-cell ns42:value-type="float" table:style-name="ce71" office:value="274" office:value-type="float">
            <text:p>274</text:p>
          </table:table-cell>
          <table:table-cell ns42:value-type="float" table:style-name="ce71" office:value="12" office:value-type="float">
            <text:p>12</text:p>
          </table:table-cell>
          <table:table-cell ns42:value-type="float" table:style-name="ce71" office:value="8" office:value-type="float">
            <text:p>8</text:p>
          </table:table-cell>
          <table:table-cell table:formula="of:=SUM([.N668];[.P668])" ns42:value-type="float" table:style-name="ce71" office:value-type="float" office:value="297">
            <text:p>297</text:p>
          </table:table-cell>
          <table:table-cell table:formula="of:=SUM([.O668];[.Q668])" ns42:value-type="float" table:style-name="ce71" office:value-type="float" office:value="282">
            <text:p>282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4" office:value-type="float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2:value-type="string" table:style-name="ce22" office:value-type="string">
            <text:p>Veenoord</text:p>
          </table:table-cell>
          <table:table-cell ns42:value-type="string" table:style-name="ce22" office:value-type="string">
            <text:p>Wijk E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12" office:value-type="float">
            <text:p>12</text:p>
          </table:table-cell>
          <table:table-cell ns42:value-type="float" table:style-name="ce71" office:value="13" office:value-type="float">
            <text:p>13</text:p>
          </table:table-cell>
          <table:table-cell table:style-name="ce71" table:number-columns-repeated="2"/>
          <table:table-cell table:formula="of:=SUM([.N669];[.P669])" ns42:value-type="float" table:style-name="ce71" office:value-type="float" office:value="12">
            <text:p>12</text:p>
          </table:table-cell>
          <table:table-cell table:formula="of:=SUM([.O669];[.Q669])" ns42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table:style-name="ce28"/>
          <table:table-cell ns42:value-type="string" table:style-name="ce22" office:value-type="string">
            <text:p>Wijk E</text:p>
          </table:table-cell>
          <table:table-cell ns42:value-type="string" table:style-name="ce28" office:value-type="string">
            <text:p><text:span text:style-name="T8"><text:a xlink:type="simple" xlink:href="#Drenthe.A906">Ermerveld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9" office:value-type="float">
            <text:p>9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670];[.P670])" ns42:value-type="float" table:style-name="ce71" office:value-type="float" office:value="9">
            <text:p>9</text:p>
          </table:table-cell>
          <table:table-cell table:formula="of:=SUM([.O670];[.Q670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table:style-name="ce28"/>
          <table:table-cell ns42:value-type="string" table:style-name="ce22" office:value-type="string">
            <text:p>Wijk E</text:p>
          </table:table-cell>
          <table:table-cell ns42:value-type="string" table:style-name="ce28" office:value-type="string">
            <text:p><text:span text:style-name="T8"><text:a xlink:type="simple" xlink:href="#Drenthe.A906">Holslootsbrug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25" office:value-type="float">
            <text:p>25</text:p>
          </table:table-cell>
          <table:table-cell ns42:value-type="float" table:style-name="ce71" office:value="33" office:value-type="float">
            <text:p>33</text:p>
          </table:table-cell>
          <table:table-cell table:style-name="ce71" table:number-columns-repeated="2"/>
          <table:table-cell table:formula="of:=SUM([.N671];[.P671])" ns42:value-type="float" table:style-name="ce71" office:value-type="float" office:value="25">
            <text:p>25</text:p>
          </table:table-cell>
          <table:table-cell table:formula="of:=SUM([.O671];[.Q671])" ns42:value-type="float" table:style-name="ce71" office:value-type="float" office:value="33">
            <text:p>3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den Hool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32" office:value-type="float">
            <text:p>32</text:p>
          </table:table-cell>
          <table:table-cell ns42:value-type="float" table:style-name="ce71" office:value="21" office:value-type="float">
            <text:p>21</text:p>
          </table:table-cell>
          <table:table-cell table:style-name="ce71" table:number-columns-repeated="2"/>
          <table:table-cell table:formula="of:=SUM([.N672];[.P672])" ns42:value-type="float" table:style-name="ce71" office:value-type="float" office:value="32">
            <text:p>32</text:p>
          </table:table-cell>
          <table:table-cell table:formula="of:=SUM([.O672];[.Q672])" ns42:value-type="float" table:style-name="ce71" office:value-type="float" office:value="21">
            <text:p>2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de Haa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2" office:value-type="float">
            <text:p>12</text:p>
          </table:table-cell>
          <table:table-cell table:style-name="ce71" table:number-columns-repeated="4"/>
          <table:table-cell ns42:value-type="float" table:style-name="ce71" office:value="24" office:value-type="float">
            <text:p>24</text:p>
          </table:table-cell>
          <table:table-cell ns42:value-type="float" table:style-name="ce71" office:value="25" office:value-type="float">
            <text:p>25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673];[.P673])" ns42:value-type="float" table:style-name="ce71" office:value-type="float" office:value="25">
            <text:p>25</text:p>
          </table:table-cell>
          <table:table-cell table:formula="of:=SUM([.O673];[.Q673])" ns42:value-type="float" table:style-name="ce71" office:value-type="float" office:value="25">
            <text:p>25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 table:number-columns-repeated="3"/>
          <table:table-cell table:style-name="Default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656];[.I660];[.I663];[.I666];[.I668])" ns42:value-type="float" table:style-name="ce65" office:value-type="float" office:value="476">
            <text:p>476</text:p>
          </table:table-cell>
          <table:table-cell table:formula="of:=SUM([.J656];[.J660];[.J663];[.J666];[.J668])" ns42:value-type="float" table:style-name="ce71" office:value-type="float" office:value="17">
            <text:p>17</text:p>
          </table:table-cell>
          <table:table-cell table:formula="of:=SUM([.K656];[.K660];[.K663];[.K666];[.K668])" ns42:value-type="float" table:style-name="ce71" office:value-type="float" office:value="1">
            <text:p>1</text:p>
          </table:table-cell>
          <table:table-cell table:formula="of:=SUM([.L656];[.L660];[.L663];[.L666];[.L668])" ns42:value-type="float" table:style-name="ce71" office:value-type="float" office:value="0">
            <text:p>0</text:p>
          </table:table-cell>
          <table:table-cell table:formula="of:=SUM([.M656];[.M660];[.M663];[.M666];[.M668])" ns42:value-type="float" table:style-name="ce71" office:value-type="float" office:value="0">
            <text:p>0</text:p>
          </table:table-cell>
          <table:table-cell table:formula="of:=SUM([.N656];[.N660];[.N663];[.N666];[.N668])" ns42:value-type="float" table:style-name="ce71" office:value-type="float" office:value="1158">
            <text:p>1158</text:p>
          </table:table-cell>
          <table:table-cell table:formula="of:=SUM([.O656];[.O660];[.O663];[.O666];[.O668])" ns42:value-type="float" table:style-name="ce71" office:value-type="float" office:value="1080">
            <text:p>1080</text:p>
          </table:table-cell>
          <table:table-cell table:formula="of:=SUM([.P656];[.P660];[.P663];[.P666];[.P668])" ns42:value-type="float" table:style-name="ce71" office:value-type="float" office:value="23">
            <text:p>23</text:p>
          </table:table-cell>
          <table:table-cell table:formula="of:=SUM([.Q656];[.Q660];[.Q663];[.Q666];[.Q668])" ns42:value-type="float" table:style-name="ce71" office:value-type="float" office:value="12">
            <text:p>12</text:p>
          </table:table-cell>
          <table:table-cell table:formula="of:=SUM([.R656];[.R660];[.R663];[.R666];[.R668])" ns42:value-type="float" table:style-name="ce71" office:value-type="float" office:value="1181">
            <text:p>1181</text:p>
          </table:table-cell>
          <table:table-cell table:formula="of:=SUM([.S656];[.S660];[.S663];[.S666];[.S668])" ns42:value-type="float" table:style-name="ce71" office:value-type="float" office:value="1092">
            <text:p>1092</text:p>
          </table:table-cell>
          <table:table-cell table:formula="of:=SUM([.T656];[.T660];[.T663];[.T666];[.T668])" ns42:value-type="float" table:style-name="ce71" office:value-type="float" office:value="11">
            <text:p>11</text:p>
          </table:table-cell>
          <table:table-cell table:formula="of:=SUM([.U656];[.U660];[.U663];[.U666];[.U668])" ns42:value-type="float" table:style-name="ce83" office:value-type="float" office:value="11">
            <text:p>1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657:.I659];[.I661:.I662];[.I664:.I665];[.I667];[.I669:.I673])" ns42:value-type="float" table:style-name="ce65" office:value-type="float" office:value="101">
            <text:p>101</text:p>
          </table:table-cell>
          <table:table-cell table:formula="of:=SUM([.J657:.J659];[.J661:.J662];[.J664:.J665];[.J667];[.J669:.J673])" ns42:value-type="float" table:style-name="ce71" office:value-type="float" office:value="0">
            <text:p>0</text:p>
          </table:table-cell>
          <table:table-cell table:formula="of:=SUM([.K657:.K659];[.K661:.K662];[.K664:.K665];[.K667];[.K669:.K673])" ns42:value-type="float" table:style-name="ce71" office:value-type="float" office:value="0">
            <text:p>0</text:p>
          </table:table-cell>
          <table:table-cell table:formula="of:=SUM([.L657:.L659];[.L661:.L662];[.L664:.L665];[.L667];[.L669:.L673])" ns42:value-type="float" table:style-name="ce71" office:value-type="float" office:value="0">
            <text:p>0</text:p>
          </table:table-cell>
          <table:table-cell table:formula="of:=SUM([.M657:.M659];[.M661:.M662];[.M664:.M665];[.M667];[.M669:.M673])" ns42:value-type="float" table:style-name="ce71" office:value-type="float" office:value="0">
            <text:p>0</text:p>
          </table:table-cell>
          <table:table-cell table:formula="of:=SUM([.N657:.N659];[.N661:.N662];[.N664:.N665];[.N667];[.N669:.N673])" ns42:value-type="float" table:style-name="ce71" office:value-type="float" office:value="271">
            <text:p>271</text:p>
          </table:table-cell>
          <table:table-cell table:formula="of:=SUM([.O657:.O659];[.O661:.O662];[.O664:.O665];[.O667];[.O669:.O673])" ns42:value-type="float" table:style-name="ce71" office:value-type="float" office:value="254">
            <text:p>254</text:p>
          </table:table-cell>
          <table:table-cell table:formula="of:=SUM([.P657:.P659];[.P661:.P662];[.P664:.P665];[.P667];[.P669:.P673])" ns42:value-type="float" table:style-name="ce71" office:value-type="float" office:value="2">
            <text:p>2</text:p>
          </table:table-cell>
          <table:table-cell table:formula="of:=SUM([.Q657:.Q659];[.Q661:.Q662];[.Q664:.Q665];[.Q667];[.Q669:.Q673])" ns42:value-type="float" table:style-name="ce71" office:value-type="float" office:value="2">
            <text:p>2</text:p>
          </table:table-cell>
          <table:table-cell table:formula="of:=SUM([.R657:.R659];[.R661:.R662];[.R664:.R665];[.R667];[.R669:.R673])" ns42:value-type="float" table:style-name="ce71" office:value-type="float" office:value="273">
            <text:p>273</text:p>
          </table:table-cell>
          <table:table-cell table:formula="of:=SUM([.S657:.S659];[.S661:.S662];[.S664:.S665];[.S667];[.S669:.S673])" ns42:value-type="float" table:style-name="ce71" office:value-type="float" office:value="256">
            <text:p>256</text:p>
          </table:table-cell>
          <table:table-cell table:formula="of:=SUM([.T657:.T659];[.T661:.T662];[.T664:.T665];[.T667];[.T669:.T673])" ns42:value-type="float" table:style-name="ce71" office:value-type="float" office:value="5">
            <text:p>5</text:p>
          </table:table-cell>
          <table:table-cell table:formula="of:=SUM([.U657:.U659];[.U661:.U662];[.U664:.U665];[.U667];[.U669:.U673])" ns42:value-type="float" table:style-name="ce83" office:value-type="float" office:value="6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674:.I675])" ns42:value-type="float" table:style-name="ce65" office:value-type="float" office:value="577">
            <text:p>577</text:p>
          </table:table-cell>
          <table:table-cell table:formula="of:=SUM([.J674:.J675])" ns42:value-type="float" table:style-name="ce71" office:value-type="float" office:value="17">
            <text:p>17</text:p>
          </table:table-cell>
          <table:table-cell table:formula="of:=SUM([.K674:.K675])" ns42:value-type="float" table:style-name="ce71" office:value-type="float" office:value="1">
            <text:p>1</text:p>
          </table:table-cell>
          <table:table-cell table:formula="of:=SUM([.L674:.L675])" ns42:value-type="float" table:style-name="ce71" office:value-type="float" office:value="0">
            <text:p>0</text:p>
          </table:table-cell>
          <table:table-cell table:formula="of:=SUM([.M674:.M675])" ns42:value-type="float" table:style-name="ce71" office:value-type="float" office:value="0">
            <text:p>0</text:p>
          </table:table-cell>
          <table:table-cell table:formula="of:=SUM([.N674:.N675])" ns42:value-type="float" table:style-name="ce71" office:value-type="float" office:value="1429">
            <text:p>1429</text:p>
          </table:table-cell>
          <table:table-cell table:formula="of:=SUM([.O674:.O675])" ns42:value-type="float" table:style-name="ce71" office:value-type="float" office:value="1334">
            <text:p>1334</text:p>
          </table:table-cell>
          <table:table-cell table:formula="of:=SUM([.P674:.P675])" ns42:value-type="float" table:style-name="ce71" office:value-type="float" office:value="25">
            <text:p>25</text:p>
          </table:table-cell>
          <table:table-cell table:formula="of:=SUM([.Q674:.Q675])" ns42:value-type="float" table:style-name="ce71" office:value-type="float" office:value="14">
            <text:p>14</text:p>
          </table:table-cell>
          <table:table-cell table:formula="of:=SUM([.R674:.R675])" ns42:value-type="float" table:style-name="ce71" office:value-type="float" office:value="1454">
            <text:p>1454</text:p>
          </table:table-cell>
          <table:table-cell table:formula="of:=SUM([.S674:.S675])" ns42:value-type="float" table:style-name="ce71" office:value-type="float" office:value="1348">
            <text:p>1348</text:p>
          </table:table-cell>
          <table:table-cell table:formula="of:=SUM([.T674:.T675])" ns42:value-type="float" table:style-name="ce71" office:value-type="float" office:value="16">
            <text:p>16</text:p>
          </table:table-cell>
          <table:table-cell table:formula="of:=SUM([.U674:.U675])" ns42:value-type="float" table:style-name="ce83" office:value-type="float" office:value="17">
            <text:p>17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6" office:value-type="float">
            <text:p>6</text:p>
          </table:table-cell>
          <table:table-cell table:style-name="ce71" table:number-columns-repeated="4"/>
          <table:table-cell table:formula="of:=SUM([.N677];[.P677])" ns42:value-type="float" table:style-name="ce71" office:value-type="float" office:value="0">
            <text:p>0</text:p>
          </table:table-cell>
          <table:table-cell table:formula="of:=SUM([.O677];[.Q677])" ns42:value-type="float" table:style-name="ce71" office:value-type="float" office:value="0">
            <text:p>0</text:p>
          </table:table-cell>
          <table:table-cell ns42:value-type="float" table:style-name="ce71" office:value="15" office:value-type="float">
            <text:p>15</text:p>
          </table:table-cell>
          <table:table-cell ns42:value-type="float" table:style-name="ce83" office:value="11" office:value-type="float">
            <text:p>1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22" office:value-type="string">
            <text:p>Veenschap Molenwijk en aanhoorigheden</text:p>
          </table:table-cell>
          <table:table-cell ns42:value-type="string" table:style-name="ce22" office:value-type="string">
            <text:p>Bovensmilde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6" office:value-type="float">
            <text:p>26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68" office:value-type="float">
            <text:p>68</text:p>
          </table:table-cell>
          <table:table-cell ns42:value-type="float" table:style-name="ce71" office:value="57" office:value-type="float">
            <text:p>57</text:p>
          </table:table-cell>
          <table:table-cell table:style-name="ce71" table:number-columns-repeated="2"/>
          <table:table-cell table:formula="of:=SUM([.N678];[.P678])" ns42:value-type="float" table:style-name="ce71" office:value-type="float" office:value="68">
            <text:p>68</text:p>
          </table:table-cell>
          <table:table-cell table:formula="of:=SUM([.O678];[.Q678])" ns42:value-type="float" table:style-name="ce71" office:value-type="float" office:value="57">
            <text:p>5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22" office:value-type="string">
            <text:p>Veenschap de Zeven Blokken</text:p>
          </table:table-cell>
          <table:table-cell ns42:value-type="string" table:style-name="ce22" office:value-type="string">
            <text:p>Bovensmilde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82" office:value-type="float">
            <text:p>82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93" office:value-type="float">
            <text:p>193</text:p>
          </table:table-cell>
          <table:table-cell ns42:value-type="float" table:style-name="ce71" office:value="180" office:value-type="float">
            <text:p>180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4" office:value-type="float">
            <text:p>4</text:p>
          </table:table-cell>
          <table:table-cell table:formula="of:=SUM([.N679];[.P679])" ns42:value-type="float" table:style-name="ce71" office:value-type="float" office:value="198">
            <text:p>198</text:p>
          </table:table-cell>
          <table:table-cell table:formula="of:=SUM([.O679];[.Q679])" ns42:value-type="float" table:style-name="ce71" office:value-type="float" office:value="184">
            <text:p>184</text:p>
          </table:table-cell>
          <table:table-cell ns42:value-type="float" table:style-name="ce71" office:value="6" office:value-type="float">
            <text:p>6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2:value-type="string" table:style-name="ce22" office:value-type="string">
            <text:p>Bovensmilde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41" office:value-type="float">
            <text:p>41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3"/>
          <table:table-cell ns42:value-type="float" table:style-name="ce71" office:value="95" office:value-type="float">
            <text:p>95</text:p>
          </table:table-cell>
          <table:table-cell ns42:value-type="float" table:style-name="ce71" office:value="97" office:value-type="float">
            <text:p>97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680];[.P680])" ns42:value-type="float" table:style-name="ce71" office:value-type="float" office:value="97">
            <text:p>97</text:p>
          </table:table-cell>
          <table:table-cell table:formula="of:=SUM([.O680];[.Q680])" ns42:value-type="float" table:style-name="ce71" office:value-type="float" office:value="97">
            <text:p>97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22" office:value-type="string">
            <text:p>Veenschap Molenwijk en aanhoorigheden</text:p>
          </table:table-cell>
          <table:table-cell ns42:value-type="string" table:style-name="ce22" office:value-type="string">
            <text:p>Bovensmilde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1" office:value-type="float">
            <text:p>11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3"/>
          <table:table-cell ns42:value-type="float" table:style-name="ce71" office:value="27" office:value-type="float">
            <text:p>27</text:p>
          </table:table-cell>
          <table:table-cell ns42:value-type="float" table:style-name="ce71" office:value="23" office:value-type="float">
            <text:p>23</text:p>
          </table:table-cell>
          <table:table-cell table:style-name="ce71" table:number-columns-repeated="2"/>
          <table:table-cell table:formula="of:=SUM([.N681];[.P681])" ns42:value-type="float" table:style-name="ce71" office:value-type="float" office:value="27">
            <text:p>27</text:p>
          </table:table-cell>
          <table:table-cell table:formula="of:=SUM([.O681];[.Q681])" ns42:value-type="float" table:style-name="ce71" office:value-type="float" office:value="23">
            <text:p>23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22" office:value-type="string">
            <text:p>Veenschap de Zeven Blokken</text:p>
          </table:table-cell>
          <table:table-cell ns42:value-type="string" table:style-name="ce22" office:value-type="string">
            <text:p>Bovensmilde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1" office:value-type="float">
            <text:p>71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191" office:value-type="float">
            <text:p>191</text:p>
          </table:table-cell>
          <table:table-cell ns42:value-type="float" table:style-name="ce71" office:value="165" office:value-type="float">
            <text:p>165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682];[.P682])" ns42:value-type="float" table:style-name="ce71" office:value-type="float" office:value="194">
            <text:p>194</text:p>
          </table:table-cell>
          <table:table-cell table:formula="of:=SUM([.O682];[.Q682])" ns42:value-type="float" table:style-name="ce71" office:value-type="float" office:value="165">
            <text:p>165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2:value-type="string" table:style-name="ce22" office:value-type="string">
            <text:p>Bovensmilde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0" office:value-type="float">
            <text:p>10</text:p>
          </table:table-cell>
          <table:table-cell ns42:value-type="float" table:style-name="ce71" office:value="8" office:value-type="float">
            <text:p>8</text:p>
          </table:table-cell>
          <table:table-cell table:style-name="ce71" table:number-columns-repeated="2"/>
          <table:table-cell table:formula="of:=SUM([.N683];[.P683])" ns42:value-type="float" table:style-name="ce71" office:value-type="float" office:value="10">
            <text:p>10</text:p>
          </table:table-cell>
          <table:table-cell table:formula="of:=SUM([.O683];[.Q683])" ns42:value-type="float" table:style-name="ce71" office:value-type="float" office:value="8">
            <text:p>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2:value-type="string" table:style-name="ce22" office:value-type="string">
            <text:p>Bovensmilde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1" office:value-type="float">
            <text:p>1</text:p>
          </table:table-cell>
          <table:table-cell table:style-name="ce71"/>
          <table:table-cell ns42:value-type="float" table:style-name="ce71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table:formula="of:=SUM([.N684];[.P684])" ns42:value-type="float" table:style-name="ce71" office:value-type="float" office:value="2">
            <text:p>2</text:p>
          </table:table-cell>
          <table:table-cell table:formula="of:=SUM([.O684];[.Q684])" ns42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22" office:value-type="string">
            <text:p>Veenschap Molenwijk en aanhoorigheden</text:p>
          </table:table-cell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19" office:value-type="float">
            <text:p>119</text:p>
          </table:table-cell>
          <table:table-cell ns42:value-type="float" table:style-name="ce71" office:value="19" office:value-type="float">
            <text:p>19</text:p>
          </table:table-cell>
          <table:table-cell table:style-name="ce71" table:number-columns-repeated="3"/>
          <table:table-cell ns42:value-type="float" table:style-name="ce71" office:value="258" office:value-type="float">
            <text:p>258</text:p>
          </table:table-cell>
          <table:table-cell ns42:value-type="float" table:style-name="ce71" office:value="269" office:value-type="float">
            <text:p>269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71" office:value="4" office:value-type="float">
            <text:p>4</text:p>
          </table:table-cell>
          <table:table-cell table:formula="of:=SUM([.N685];[.P685])" ns42:value-type="float" table:style-name="ce71" office:value-type="float" office:value="259">
            <text:p>259</text:p>
          </table:table-cell>
          <table:table-cell table:formula="of:=SUM([.O685];[.Q685])" ns42:value-type="float" table:style-name="ce71" office:value-type="float" office:value="273">
            <text:p>273</text:p>
          </table:table-cell>
          <table:table-cell ns42:value-type="float" table:style-name="ce71" office:value="15" office:value-type="float">
            <text:p>15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22" office:value-type="string">
            <text:p>Veenschap de Zeven Blokken</text:p>
          </table:table-cell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63" office:value-type="float">
            <text:p>163</text:p>
          </table:table-cell>
          <table:table-cell ns42:value-type="float" table:style-name="ce71" office:value="8" office:value-type="float">
            <text:p>8</text:p>
          </table:table-cell>
          <table:table-cell table:style-name="ce71" table:number-columns-repeated="3"/>
          <table:table-cell ns42:value-type="float" table:style-name="ce71" office:value="333" office:value-type="float">
            <text:p>333</text:p>
          </table:table-cell>
          <table:table-cell ns42:value-type="float" table:style-name="ce71" office:value="332" office:value-type="float">
            <text:p>332</text:p>
          </table:table-cell>
          <table:table-cell ns42:value-type="float" table:style-name="ce71" office:value="6" office:value-type="float">
            <text:p>6</text:p>
          </table:table-cell>
          <table:table-cell ns42:value-type="float" table:style-name="ce71" office:value="4" office:value-type="float">
            <text:p>4</text:p>
          </table:table-cell>
          <table:table-cell table:formula="of:=SUM([.N686];[.P686])" ns42:value-type="float" table:style-name="ce71" office:value-type="float" office:value="339">
            <text:p>339</text:p>
          </table:table-cell>
          <table:table-cell table:formula="of:=SUM([.O686];[.Q686])" ns42:value-type="float" table:style-name="ce71" office:value-type="float" office:value="336">
            <text:p>336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4" office:value-type="float">
            <text:p>4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2"/>
          <table:table-cell table:formula="of:=SUM([.N687];[.P687])" ns42:value-type="float" table:style-name="ce71" office:value-type="float" office:value="4">
            <text:p>4</text:p>
          </table:table-cell>
          <table:table-cell table:formula="of:=SUM([.O687];[.Q687])" ns42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22" office:value-type="string">
            <text:p>Veenschap Molenwijk en aanhoorigheden</text:p>
          </table:table-cell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2" office:value-type="float">
            <text:p>62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151" office:value-type="float">
            <text:p>151</text:p>
          </table:table-cell>
          <table:table-cell ns42:value-type="float" table:style-name="ce71" office:value="136" office:value-type="float">
            <text:p>136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688];[.P688])" ns42:value-type="float" table:style-name="ce71" office:value-type="float" office:value="152">
            <text:p>152</text:p>
          </table:table-cell>
          <table:table-cell table:formula="of:=SUM([.O688];[.Q688])" ns42:value-type="float" table:style-name="ce71" office:value-type="float" office:value="136">
            <text:p>13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22" office:value-type="string">
            <text:p>Veenschap de Zeven Blokken</text:p>
          </table:table-cell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0" office:value-type="float">
            <text:p>50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41" office:value-type="float">
            <text:p>141</text:p>
          </table:table-cell>
          <table:table-cell ns42:value-type="float" table:style-name="ce71" office:value="135" office:value-type="float">
            <text:p>135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689];[.P689])" ns42:value-type="float" table:style-name="ce71" office:value-type="float" office:value="143">
            <text:p>143</text:p>
          </table:table-cell>
          <table:table-cell table:formula="of:=SUM([.O689];[.Q689])" ns42:value-type="float" table:style-name="ce71" office:value-type="float" office:value="135">
            <text:p>135</text:p>
          </table:table-cell>
          <table:table-cell table:style-name="ce71"/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table:formula="of:=SUM([.N690];[.P690])" ns42:value-type="float" table:style-name="ce71" office:value-type="float" office:value="2">
            <text:p>2</text:p>
          </table:table-cell>
          <table:table-cell table:formula="of:=SUM([.O690];[.Q690])" ns42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10" office:value-type="float">
            <text:p>10</text:p>
          </table:table-cell>
          <table:table-cell table:style-name="ce71"/>
          <table:table-cell ns42:value-type="float" table:style-name="ce71" office:value="21" office:value-type="float">
            <text:p>21</text:p>
          </table:table-cell>
          <table:table-cell ns42:value-type="float" table:style-name="ce71" office:value="17" office:value-type="float">
            <text:p>17</text:p>
          </table:table-cell>
          <table:table-cell table:style-name="ce71" table:number-columns-repeated="2"/>
          <table:table-cell table:formula="of:=SUM([.N691];[.P691])" ns42:value-type="float" table:style-name="ce71" office:value-type="float" office:value="21">
            <text:p>21</text:p>
          </table:table-cell>
          <table:table-cell table:formula="of:=SUM([.O691];[.Q691])" ns42:value-type="float" table:style-name="ce71" office:value-type="float" office:value="17">
            <text:p>1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2:value-type="string" table:style-name="ce22" office:value-type="string">
            <text:p>Hijkersmilde</text:p>
          </table:table-cell>
          <table:table-cell ns42:value-type="string" table:style-name="ce22" office:value-type="string">
            <text:p>Wijk C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64" office:value-type="float">
            <text:p>164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387" office:value-type="float">
            <text:p>387</text:p>
          </table:table-cell>
          <table:table-cell ns42:value-type="float" table:style-name="ce71" office:value="365" office:value-type="float">
            <text:p>365</text:p>
          </table:table-cell>
          <table:table-cell ns42:value-type="float" table:style-name="ce71" office:value="9" office:value-type="float">
            <text:p>9</text:p>
          </table:table-cell>
          <table:table-cell ns42:value-type="float" table:style-name="ce71" office:value="3" office:value-type="float">
            <text:p>3</text:p>
          </table:table-cell>
          <table:table-cell table:formula="of:=SUM([.N692];[.P692])" ns42:value-type="float" table:style-name="ce71" office:value-type="float" office:value="396">
            <text:p>396</text:p>
          </table:table-cell>
          <table:table-cell table:formula="of:=SUM([.O692];[.Q692])" ns42:value-type="float" table:style-name="ce71" office:value-type="float" office:value="368">
            <text:p>368</text:p>
          </table:table-cell>
          <table:table-cell ns42:value-type="float" table:style-name="ce71" office:value="11" office:value-type="float">
            <text:p>11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2:value-type="string" table:style-name="ce22" office:value-type="string">
            <text:p>Hijkersmilde</text:p>
          </table:table-cell>
          <table:table-cell ns42:value-type="string" table:style-name="ce22" office:value-type="string">
            <text:p>Wijk C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5" office:value-type="float">
            <text:p>7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office:value="167" table:style-name="ce71" table:number-columns-repeated="2" office:value-type="float">
            <text:p>167</text:p>
          </table:table-cell>
          <table:table-cell ns42:value-type="float" table:style-name="ce71" office:value="5" office:value-type="float">
            <text:p>5</text:p>
          </table:table-cell>
          <table:table-cell table:style-name="ce71"/>
          <table:table-cell table:formula="of:=SUM([.N693];[.P693])" ns42:value-type="float" table:style-name="ce71" office:value-type="float" office:value="172">
            <text:p>172</text:p>
          </table:table-cell>
          <table:table-cell table:formula="of:=SUM([.O693];[.Q693])" ns42:value-type="float" table:style-name="ce71" office:value-type="float" office:value="167">
            <text:p>16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2:value-type="string" table:style-name="ce22" office:value-type="string">
            <text:p>Hoogersmilde</text:p>
          </table:table-cell>
          <table:table-cell ns42:value-type="string" table:style-name="ce22" office:value-type="string">
            <text:p>Wijk D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08" office:value-type="float">
            <text:p>108</text:p>
          </table:table-cell>
          <table:table-cell ns42:value-type="float" table:style-name="ce71" office:value="8" office:value-type="float">
            <text:p>8</text:p>
          </table:table-cell>
          <table:table-cell table:style-name="ce71" table:number-columns-repeated="3"/>
          <table:table-cell ns42:value-type="float" table:style-name="ce71" office:value="273" office:value-type="float">
            <text:p>273</text:p>
          </table:table-cell>
          <table:table-cell ns42:value-type="float" table:style-name="ce71" office:value="271" office:value-type="float">
            <text:p>271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formula="of:=SUM([.N694];[.P694])" ns42:value-type="float" table:style-name="ce71" office:value-type="float" office:value="276">
            <text:p>276</text:p>
          </table:table-cell>
          <table:table-cell table:formula="of:=SUM([.O694];[.Q694])" ns42:value-type="float" table:style-name="ce71" office:value-type="float" office:value="272">
            <text:p>272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83" office:value="3" office:value-type="float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2:value-type="string" table:style-name="ce22" office:value-type="string">
            <text:p>Hoogersmilde</text:p>
          </table:table-cell>
          <table:table-cell ns42:value-type="string" table:style-name="ce22" office:value-type="string">
            <text:p>Wijk D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5" office:value-type="float">
            <text:p>65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62" office:value-type="float">
            <text:p>162</text:p>
          </table:table-cell>
          <table:table-cell ns42:value-type="float" table:style-name="ce71" office:value="139" office:value-type="float">
            <text:p>139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695];[.P695])" ns42:value-type="float" table:style-name="ce71" office:value-type="float" office:value="163">
            <text:p>163</text:p>
          </table:table-cell>
          <table:table-cell table:formula="of:=SUM([.O695];[.Q695])" ns42:value-type="float" table:style-name="ce71" office:value-type="float" office:value="139">
            <text:p>139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2:value-type="string" table:style-name="ce22" office:value-type="string">
            <text:p>Hoogersmilde</text:p>
          </table:table-cell>
          <table:table-cell ns42:value-type="string" table:style-name="ce22" office:value-type="string">
            <text:p>Wijk D</text:p>
          </table:table-cell>
          <table:table-cell table:style-name="ce22"/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68" office:value-type="float">
            <text:p>68</text:p>
          </table:table-cell>
          <table:table-cell table:style-name="ce71"/>
          <table:table-cell ns42:value-type="float" office:value="3" table:style-name="ce71" table:number-columns-repeated="2" office:value-type="float">
            <text:p>3</text:p>
          </table:table-cell>
          <table:table-cell ns42:value-type="float" table:style-name="ce71" office:value="152" office:value-type="float">
            <text:p>152</text:p>
          </table:table-cell>
          <table:table-cell ns42:value-type="float" table:style-name="ce71" office:value="143" office:value-type="float">
            <text:p>143</text:p>
          </table:table-cell>
          <table:table-cell table:formula="of:=SUM([.N696];[.P696])" ns42:value-type="float" table:style-name="ce71" office:value-type="float" office:value="155">
            <text:p>155</text:p>
          </table:table-cell>
          <table:table-cell table:formula="of:=SUM([.O696];[.Q696])" ns42:value-type="float" table:style-name="ce71" office:value-type="float" office:value="146">
            <text:p>14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678:.I680];[.I685:.I687];[.I692];[.I694])" ns42:value-type="float" table:style-name="ce65" office:value-type="float" office:value="706">
            <text:p>706</text:p>
          </table:table-cell>
          <table:table-cell table:formula="of:=SUM([.J678:.J680];[.J685:.J687];[.J692];[.J694])" ns42:value-type="float" table:style-name="ce71" office:value-type="float" office:value="49">
            <text:p>49</text:p>
          </table:table-cell>
          <table:table-cell table:formula="of:=SUM([.K678:.K680];[.K685:.K687];[.K692];[.K694])" ns42:value-type="float" table:style-name="ce71" office:value-type="float" office:value="0">
            <text:p>0</text:p>
          </table:table-cell>
          <table:table-cell table:formula="of:=SUM([.L678:.L680];[.L685:.L687];[.L692];[.L694])" ns42:value-type="float" table:style-name="ce71" office:value-type="float" office:value="0">
            <text:p>0</text:p>
          </table:table-cell>
          <table:table-cell table:formula="of:=SUM([.M678:.M680];[.M685:.M687];[.M692];[.M694])" ns42:value-type="float" table:style-name="ce71" office:value-type="float" office:value="0">
            <text:p>0</text:p>
          </table:table-cell>
          <table:table-cell table:formula="of:=SUM([.N678:.N680];[.N685:.N687];[.N692];[.N694])" ns42:value-type="float" table:style-name="ce71" office:value-type="float" office:value="1611">
            <text:p>1611</text:p>
          </table:table-cell>
          <table:table-cell table:formula="of:=SUM([.O678:.O680];[.O685:.O687];[.O692];[.O694])" ns42:value-type="float" table:style-name="ce71" office:value-type="float" office:value="1578">
            <text:p>1578</text:p>
          </table:table-cell>
          <table:table-cell table:formula="of:=SUM([.P678:.P680];[.P685:.P687];[.P692];[.P694])" ns42:value-type="float" table:style-name="ce71" office:value-type="float" office:value="26">
            <text:p>26</text:p>
          </table:table-cell>
          <table:table-cell table:formula="of:=SUM([.Q678:.Q680];[.Q685:.Q687];[.Q692];[.Q694])" ns42:value-type="float" table:style-name="ce71" office:value-type="float" office:value="16">
            <text:p>16</text:p>
          </table:table-cell>
          <table:table-cell table:formula="of:=SUM([.R678:.R680];[.R685:.R687];[.R692];[.R694])" ns42:value-type="float" table:style-name="ce71" office:value-type="float" office:value="1637">
            <text:p>1637</text:p>
          </table:table-cell>
          <table:table-cell table:formula="of:=SUM([.S678:.S680];[.S685:.S687];[.S692];[.S694])" ns42:value-type="float" table:style-name="ce71" office:value-type="float" office:value="1594">
            <text:p>1594</text:p>
          </table:table-cell>
          <table:table-cell table:formula="of:=SUM([.T678:.T680];[.T685:.T687];[.T692];[.T694])" ns42:value-type="float" table:style-name="ce71" office:value-type="float" office:value="40">
            <text:p>40</text:p>
          </table:table-cell>
          <table:table-cell table:formula="of:=SUM([.U678:.U680];[.U685:.U687];[.U692];[.U694])" ns42:value-type="float" table:style-name="ce83" office:value-type="float" office:value="10">
            <text:p>1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681:.I684];[.I688:.I691];[.I693];[.I695:.I696])" ns42:value-type="float" table:style-name="ce65" office:value-type="float" office:value="338">
            <text:p>338</text:p>
          </table:table-cell>
          <table:table-cell table:formula="of:=SUM([.J681:.J684];[.J688:.J691];[.J693];[.J695:.J696])" ns42:value-type="float" table:style-name="ce71" office:value-type="float" office:value="19">
            <text:p>19</text:p>
          </table:table-cell>
          <table:table-cell table:formula="of:=SUM([.K681:.K684];[.K688:.K691];[.K693];[.K695:.K696])" ns42:value-type="float" table:style-name="ce71" office:value-type="float" office:value="0">
            <text:p>0</text:p>
          </table:table-cell>
          <table:table-cell table:formula="of:=SUM([.L681:.L684];[.L688:.L691];[.L693];[.L695:.L696])" ns42:value-type="float" table:style-name="ce71" office:value-type="float" office:value="79">
            <text:p>79</text:p>
          </table:table-cell>
          <table:table-cell table:formula="of:=SUM([.M681:.M684];[.M688:.M691];[.M693];[.M695:.M696])" ns42:value-type="float" table:style-name="ce71" office:value-type="float" office:value="0">
            <text:p>0</text:p>
          </table:table-cell>
          <table:table-cell table:formula="of:=SUM([.N681:.N684];[.N688:.N691];[.N693];[.N695:.N696])" ns42:value-type="float" table:style-name="ce71" office:value-type="float" office:value="877">
            <text:p>877</text:p>
          </table:table-cell>
          <table:table-cell table:formula="of:=SUM([.O681:.O684];[.O688:.O691];[.O693];[.O695:.O696])" ns42:value-type="float" table:style-name="ce71" office:value-type="float" office:value="795">
            <text:p>795</text:p>
          </table:table-cell>
          <table:table-cell table:formula="of:=SUM([.P681:.P684];[.P688:.P691];[.P693];[.P695:.P696])" ns42:value-type="float" table:style-name="ce71" office:value-type="float" office:value="164">
            <text:p>164</text:p>
          </table:table-cell>
          <table:table-cell table:formula="of:=SUM([.Q681:.Q684];[.Q688:.Q691];[.Q693];[.Q695:.Q696])" ns42:value-type="float" table:style-name="ce71" office:value-type="float" office:value="143">
            <text:p>143</text:p>
          </table:table-cell>
          <table:table-cell table:formula="of:=SUM([.R681:.R684];[.R688:.R691];[.R693];[.R695:.R696])" ns42:value-type="float" table:style-name="ce71" office:value-type="float" office:value="1041">
            <text:p>1041</text:p>
          </table:table-cell>
          <table:table-cell table:formula="of:=SUM([.S681:.S684];[.S688:.S691];[.S693];[.S695:.S696])" ns42:value-type="float" table:style-name="ce71" office:value-type="float" office:value="938">
            <text:p>938</text:p>
          </table:table-cell>
          <table:table-cell table:formula="of:=SUM([.T681:.T684];[.T688:.T691];[.T693];[.T695:.T696])" ns42:value-type="float" table:style-name="ce71" office:value-type="float" office:value="4">
            <text:p>4</text:p>
          </table:table-cell>
          <table:table-cell table:formula="of:=SUM([.U681:.U684];[.U688:.U691];[.U693];[.U695:.U696])" ns42:value-type="float" table:style-name="ce83" office:value-type="float" office:value="2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697:.I698])" ns42:value-type="float" table:style-name="ce65" office:value-type="float" office:value="1044">
            <text:p>1044</text:p>
          </table:table-cell>
          <table:table-cell table:formula="of:=SUM([.J697:.J698])" ns42:value-type="float" table:style-name="ce71" office:value-type="float" office:value="68">
            <text:p>68</text:p>
          </table:table-cell>
          <table:table-cell table:formula="of:=SUM([.K697:.K698])" ns42:value-type="float" table:style-name="ce71" office:value-type="float" office:value="0">
            <text:p>0</text:p>
          </table:table-cell>
          <table:table-cell table:formula="of:=SUM([.L697:.L698])" ns42:value-type="float" table:style-name="ce71" office:value-type="float" office:value="79">
            <text:p>79</text:p>
          </table:table-cell>
          <table:table-cell table:formula="of:=SUM([.M697:.M698])" ns42:value-type="float" table:style-name="ce71" office:value-type="float" office:value="0">
            <text:p>0</text:p>
          </table:table-cell>
          <table:table-cell table:formula="of:=SUM([.N697:.N698])" ns42:value-type="float" table:style-name="ce71" office:value-type="float" office:value="2488">
            <text:p>2488</text:p>
          </table:table-cell>
          <table:table-cell table:formula="of:=SUM([.O697:.O698])" ns42:value-type="float" table:style-name="ce71" office:value-type="float" office:value="2373">
            <text:p>2373</text:p>
          </table:table-cell>
          <table:table-cell table:formula="of:=SUM([.P697:.P698])" ns42:value-type="float" table:style-name="ce71" office:value-type="float" office:value="190">
            <text:p>190</text:p>
          </table:table-cell>
          <table:table-cell table:formula="of:=SUM([.Q697:.Q698])" ns42:value-type="float" table:style-name="ce71" office:value-type="float" office:value="159">
            <text:p>159</text:p>
          </table:table-cell>
          <table:table-cell table:formula="of:=SUM([.R697:.R698])" ns42:value-type="float" table:style-name="ce71" office:value-type="float" office:value="2678">
            <text:p>2678</text:p>
          </table:table-cell>
          <table:table-cell table:formula="of:=SUM([.S697:.S698])" ns42:value-type="float" table:style-name="ce71" office:value-type="float" office:value="2532">
            <text:p>2532</text:p>
          </table:table-cell>
          <table:table-cell table:formula="of:=SUM([.T697:.T698])" ns42:value-type="float" table:style-name="ce71" office:value-type="float" office:value="44">
            <text:p>44</text:p>
          </table:table-cell>
          <table:table-cell table:formula="of:=SUM([.U697:.U698])" ns42:value-type="float" table:style-name="ce83" office:value-type="float" office:value="12">
            <text:p>1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7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Personen die bij de volkstelling verklaard hebben in de gemeente te wonen, doch wier woonplaats daar niet is gevonden</text:p>
          </table:table-cell>
          <table:table-cell table:style-name="ce58"/>
          <table:table-cell table:style-name="ce65"/>
          <table:table-cell table:style-name="ce71" table:number-columns-repeated="6"/>
          <table:table-cell ns42:value-type="float" table:style-name="ce71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formula="of:=SUM([.N700];[.P700])" ns42:value-type="float" table:style-name="ce71" office:value-type="float" office:value="4">
            <text:p>4</text:p>
          </table:table-cell>
          <table:table-cell table:formula="of:=SUM([.O700];[.Q700])" ns42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699:.I700])" ns42:value-type="float" table:style-name="ce65" office:value-type="float" office:value="1044">
            <text:p>1044</text:p>
          </table:table-cell>
          <table:table-cell table:formula="of:=SUM([.J699:.J700])" ns42:value-type="float" table:style-name="ce71" office:value-type="float" office:value="68">
            <text:p>68</text:p>
          </table:table-cell>
          <table:table-cell table:formula="of:=SUM([.K699:.K700])" ns42:value-type="float" table:style-name="ce71" office:value-type="float" office:value="0">
            <text:p>0</text:p>
          </table:table-cell>
          <table:table-cell table:formula="of:=SUM([.L699:.L700])" ns42:value-type="float" table:style-name="ce71" office:value-type="float" office:value="79">
            <text:p>79</text:p>
          </table:table-cell>
          <table:table-cell table:formula="of:=SUM([.M699:.M700])" ns42:value-type="float" table:style-name="ce71" office:value-type="float" office:value="0">
            <text:p>0</text:p>
          </table:table-cell>
          <table:table-cell table:formula="of:=SUM([.N699:.N700])" ns42:value-type="float" table:style-name="ce71" office:value-type="float" office:value="2488">
            <text:p>2488</text:p>
          </table:table-cell>
          <table:table-cell table:formula="of:=SUM([.O699:.O700])" ns42:value-type="float" table:style-name="ce71" office:value-type="float" office:value="2373">
            <text:p>2373</text:p>
          </table:table-cell>
          <table:table-cell table:formula="of:=SUM([.P699:.P700])" ns42:value-type="float" table:style-name="ce71" office:value-type="float" office:value="194">
            <text:p>194</text:p>
          </table:table-cell>
          <table:table-cell table:formula="of:=SUM([.Q699:.Q700])" ns42:value-type="float" table:style-name="ce71" office:value-type="float" office:value="160">
            <text:p>160</text:p>
          </table:table-cell>
          <table:table-cell table:formula="of:=SUM([.R699:.R700])" ns42:value-type="float" table:style-name="ce71" office:value-type="float" office:value="2682">
            <text:p>2682</text:p>
          </table:table-cell>
          <table:table-cell table:formula="of:=SUM([.S699:.S700])" ns42:value-type="float" table:style-name="ce71" office:value-type="float" office:value="2533">
            <text:p>2533</text:p>
          </table:table-cell>
          <table:table-cell table:formula="of:=SUM([.T699:.T700])" ns42:value-type="float" table:style-name="ce71" office:value-type="float" office:value="44">
            <text:p>44</text:p>
          </table:table-cell>
          <table:table-cell table:formula="of:=SUM([.U699:.U700])" ns42:value-type="float" table:style-name="ce83" office:value-type="float" office:value="12">
            <text:p>1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12" office:value-type="float">
            <text:p>12</text:p>
          </table:table-cell>
          <table:table-cell table:style-name="ce71" table:number-columns-repeated="4"/>
          <table:table-cell table:formula="of:=SUM([.N702];[.P702])" ns42:value-type="float" table:style-name="ce71" office:value-type="float" office:value="0">
            <text:p>0</text:p>
          </table:table-cell>
          <table:table-cell table:formula="of:=SUM([.O702];[.Q702])" ns42:value-type="float" table:style-name="ce71" office:value-type="float" office:value="0">
            <text:p>0</text:p>
          </table:table-cell>
          <table:table-cell ns42:value-type="float" table:style-name="ce71" office:value="36" office:value-type="float">
            <text:p>36</text:p>
          </table:table-cell>
          <table:table-cell ns42:value-type="float" table:style-name="ce83" office:value="18" office:value-type="float">
            <text:p>18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/>
          <table:table-cell ns42:value-type="string" table:style-name="ce22" office:value-type="string">
            <text:p>Dorp Vledder</text:p>
          </table:table-cell>
          <table:table-cell ns42:value-type="string" table:style-name="ce22" office:value-type="string">
            <text:p>Wijk I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74" office:value-type="float">
            <text:p>74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90" office:value-type="float">
            <text:p>190</text:p>
          </table:table-cell>
          <table:table-cell ns42:value-type="float" table:style-name="ce71" office:value="178" office:value-type="float">
            <text:p>178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71" office:value="2" office:value-type="float">
            <text:p>2</text:p>
          </table:table-cell>
          <table:table-cell table:formula="of:=SUM([.N703];[.P703])" ns42:value-type="float" table:style-name="ce71" office:value-type="float" office:value="194">
            <text:p>194</text:p>
          </table:table-cell>
          <table:table-cell table:formula="of:=SUM([.O703];[.Q703])" ns42:value-type="float" table:style-name="ce71" office:value-type="float" office:value="180">
            <text:p>180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</text:p>
          </table:table-cell>
          <table:table-cell ns42:value-type="string" table:style-name="ce22" office:value-type="string">
            <text:p>Vledder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8" office:value-type="float">
            <text:p>28</text:p>
          </table:table-cell>
          <table:table-cell table:style-name="ce71" table:number-columns-repeated="4"/>
          <table:table-cell ns42:value-type="float" table:style-name="ce71" office:value="78" office:value-type="float">
            <text:p>78</text:p>
          </table:table-cell>
          <table:table-cell ns42:value-type="float" table:style-name="ce71" office:value="57" office:value-type="float">
            <text:p>57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formula="of:=SUM([.N704];[.P704])" ns42:value-type="float" table:style-name="ce71" office:value-type="float" office:value="82">
            <text:p>82</text:p>
          </table:table-cell>
          <table:table-cell table:formula="of:=SUM([.O704];[.Q704])" ns42:value-type="float" table:style-name="ce71" office:value-type="float" office:value="58">
            <text:p>5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</text:p>
          </table:table-cell>
          <table:table-cell ns42:value-type="string" table:style-name="ce22" office:value-type="string">
            <text:p>Vledder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8" office:value-type="float">
            <text:p>78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01" office:value-type="float">
            <text:p>201</text:p>
          </table:table-cell>
          <table:table-cell ns42:value-type="float" table:style-name="ce71" office:value="194" office:value-type="float">
            <text:p>194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705];[.P705])" ns42:value-type="float" table:style-name="ce71" office:value-type="float" office:value="204">
            <text:p>204</text:p>
          </table:table-cell>
          <table:table-cell table:formula="of:=SUM([.O705];[.Q705])" ns42:value-type="float" table:style-name="ce71" office:value-type="float" office:value="194">
            <text:p>194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</text:p>
          </table:table-cell>
          <table:table-cell ns42:value-type="string" table:style-name="ce22" office:value-type="string">
            <text:p>Nijenslee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1" office:value-type="float">
            <text:p>61</text:p>
          </table:table-cell>
          <table:table-cell table:style-name="ce71" table:number-columns-repeated="4"/>
          <table:table-cell ns42:value-type="float" table:style-name="ce71" office:value="161" office:value-type="float">
            <text:p>161</text:p>
          </table:table-cell>
          <table:table-cell ns42:value-type="float" table:style-name="ce71" office:value="133" office:value-type="float">
            <text:p>133</text:p>
          </table:table-cell>
          <table:table-cell table:style-name="ce71" table:number-columns-repeated="2"/>
          <table:table-cell table:formula="of:=SUM([.N706];[.P706])" ns42:value-type="float" table:style-name="ce71" office:value-type="float" office:value="161">
            <text:p>161</text:p>
          </table:table-cell>
          <table:table-cell table:formula="of:=SUM([.O706];[.Q706])" ns42:value-type="float" table:style-name="ce71" office:value-type="float" office:value="133">
            <text:p>133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</text:p>
          </table:table-cell>
          <table:table-cell ns42:value-type="string" table:style-name="ce22" office:value-type="string">
            <text:p>Nijensleeker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9" office:value-type="float">
            <text:p>29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74" office:value-type="float">
            <text:p>74</text:p>
          </table:table-cell>
          <table:table-cell ns42:value-type="float" table:style-name="ce71" office:value="65" office:value-type="float">
            <text:p>65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707];[.P707])" ns42:value-type="float" table:style-name="ce71" office:value-type="float" office:value="75">
            <text:p>75</text:p>
          </table:table-cell>
          <table:table-cell table:formula="of:=SUM([.O707];[.Q707])" ns42:value-type="float" table:style-name="ce71" office:value-type="float" office:value="66">
            <text:p>6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</text:p>
          </table:table-cell>
          <table:table-cell ns42:value-type="string" table:style-name="ce22" office:value-type="string">
            <text:p>Doldersum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table:style-name="ce71" table:number-columns-repeated="4"/>
          <table:table-cell ns42:value-type="float" table:style-name="ce71" office:value="27" office:value-type="float">
            <text:p>27</text:p>
          </table:table-cell>
          <table:table-cell ns42:value-type="float" table:style-name="ce71" office:value="22" office:value-type="float">
            <text:p>22</text:p>
          </table:table-cell>
          <table:table-cell table:style-name="ce71" table:number-columns-repeated="2"/>
          <table:table-cell table:formula="of:=SUM([.N708];[.P708])" ns42:value-type="float" table:style-name="ce71" office:value-type="float" office:value="27">
            <text:p>27</text:p>
          </table:table-cell>
          <table:table-cell table:formula="of:=SUM([.O708];[.Q708])" ns42:value-type="float" table:style-name="ce71" office:value-type="float" office:value="22">
            <text:p>2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I</text:p>
          </table:table-cell>
          <table:table-cell ns42:value-type="string" table:style-name="ce22" office:value-type="string">
            <text:p>Frederiksoor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94" office:value-type="float">
            <text:p>94</text:p>
          </table:table-cell>
          <table:table-cell table:style-name="ce71" table:number-columns-repeated="4"/>
          <table:table-cell ns42:value-type="float" table:style-name="ce71" office:value="263" office:value-type="float">
            <text:p>263</text:p>
          </table:table-cell>
          <table:table-cell ns42:value-type="float" table:style-name="ce71" office:value="233" office:value-type="float">
            <text:p>233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71" office:value="1" office:value-type="float">
            <text:p>1</text:p>
          </table:table-cell>
          <table:table-cell table:formula="of:=SUM([.N709];[.P709])" ns42:value-type="float" table:style-name="ce71" office:value-type="float" office:value="271">
            <text:p>271</text:p>
          </table:table-cell>
          <table:table-cell table:formula="of:=SUM([.O709];[.Q709])" ns42:value-type="float" table:style-name="ce71" office:value-type="float" office:value="234">
            <text:p>234</text:p>
          </table:table-cell>
          <table:table-cell ns42:value-type="float" table:style-name="ce71" office:value="9" office:value-type="float">
            <text:p>9</text:p>
          </table:table-cell>
          <table:table-cell ns42:value-type="float" table:style-name="ce83" office:value="7" office:value-type="float">
            <text:p>7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I</text:p>
          </table:table-cell>
          <table:table-cell ns42:value-type="string" table:style-name="ce22" office:value-type="string">
            <text:p>Kolonie 7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3" office:value-type="float">
            <text:p>23</text:p>
          </table:table-cell>
          <table:table-cell table:style-name="ce71" table:number-columns-repeated="4"/>
          <table:table-cell ns42:value-type="float" table:style-name="ce71" office:value="47" office:value-type="float">
            <text:p>47</text:p>
          </table:table-cell>
          <table:table-cell ns42:value-type="float" table:style-name="ce71" office:value="45" office:value-type="float">
            <text:p>45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710];[.P710])" ns42:value-type="float" table:style-name="ce71" office:value-type="float" office:value="47">
            <text:p>47</text:p>
          </table:table-cell>
          <table:table-cell table:formula="of:=SUM([.O710];[.Q710])" ns42:value-type="float" table:style-name="ce71" office:value-type="float" office:value="46">
            <text:p>4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I</text:p>
          </table:table-cell>
          <table:table-cell ns42:value-type="string" table:style-name="ce22" office:value-type="string">
            <text:p>Wilhelmina'soor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0" office:value-type="float">
            <text:p>70</text:p>
          </table:table-cell>
          <table:table-cell table:style-name="ce71" table:number-columns-repeated="4"/>
          <table:table-cell ns42:value-type="float" table:style-name="ce71" office:value="208" office:value-type="float">
            <text:p>208</text:p>
          </table:table-cell>
          <table:table-cell ns42:value-type="float" table:style-name="ce71" office:value="176" office:value-type="float">
            <text:p>176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formula="of:=SUM([.N711];[.P711])" ns42:value-type="float" table:style-name="ce71" office:value-type="float" office:value="211">
            <text:p>211</text:p>
          </table:table-cell>
          <table:table-cell table:formula="of:=SUM([.O711];[.Q711])" ns42:value-type="float" table:style-name="ce71" office:value-type="float" office:value="177">
            <text:p>177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83" office:value="4" office:value-type="float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9">
          <table:table-cell ns42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 table:number-columns-repeated="3"/>
          <table:table-cell table:style-name="Default"/>
          <table:table-cell table:style-name="ce44"/>
          <table:table-cell ns42:value-type="string" table:style-name="ce54" office:value-type="string">
            <text:p>Totaal voor de koloniën der Maatschappij van Weldadigheid</text:p>
          </table:table-cell>
          <table:table-cell table:style-name="ce58"/>
          <table:table-cell table:formula="of:=SUM([.I709:.I711])" ns42:value-type="float" table:style-name="ce65" office:value-type="float" office:value="187">
            <text:p>187</text:p>
          </table:table-cell>
          <table:table-cell table:formula="of:=SUM([.J709:.J711])" ns42:value-type="float" table:style-name="ce71" office:value-type="float" office:value="0">
            <text:p>0</text:p>
          </table:table-cell>
          <table:table-cell table:formula="of:=SUM([.K709:.K711])" ns42:value-type="float" table:style-name="ce71" office:value-type="float" office:value="0">
            <text:p>0</text:p>
          </table:table-cell>
          <table:table-cell table:formula="of:=SUM([.L709:.L711])" ns42:value-type="float" table:style-name="ce71" office:value-type="float" office:value="0">
            <text:p>0</text:p>
          </table:table-cell>
          <table:table-cell table:formula="of:=SUM([.M709:.M711])" ns42:value-type="float" table:style-name="ce71" office:value-type="float" office:value="0">
            <text:p>0</text:p>
          </table:table-cell>
          <table:table-cell table:formula="of:=SUM([.N709:.N711])" ns42:value-type="float" table:style-name="ce71" office:value-type="float" office:value="518">
            <text:p>518</text:p>
          </table:table-cell>
          <table:table-cell table:formula="of:=SUM([.O709:.O711])" ns42:value-type="float" table:style-name="ce71" office:value-type="float" office:value="454">
            <text:p>454</text:p>
          </table:table-cell>
          <table:table-cell table:formula="of:=SUM([.P709:.P711])" ns42:value-type="float" table:style-name="ce71" office:value-type="float" office:value="11">
            <text:p>11</text:p>
          </table:table-cell>
          <table:table-cell table:formula="of:=SUM([.Q709:.Q711])" ns42:value-type="float" table:style-name="ce71" office:value-type="float" office:value="3">
            <text:p>3</text:p>
          </table:table-cell>
          <table:table-cell table:formula="of:=SUM([.R709:.R711])" ns42:value-type="float" table:style-name="ce71" office:value-type="float" office:value="529">
            <text:p>529</text:p>
          </table:table-cell>
          <table:table-cell table:formula="of:=SUM([.S709:.S711])" ns42:value-type="float" table:style-name="ce71" office:value-type="float" office:value="457">
            <text:p>457</text:p>
          </table:table-cell>
          <table:table-cell table:formula="of:=SUM([.T709:.T711])" ns42:value-type="float" table:style-name="ce71" office:value-type="float" office:value="17">
            <text:p>17</text:p>
          </table:table-cell>
          <table:table-cell table:formula="of:=SUM([.U709:.U711])" ns42:value-type="float" table:style-name="ce83" office:value-type="float" office:value="11">
            <text:p>1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703])" ns42:value-type="float" table:style-name="ce65" office:value-type="float" office:value="74">
            <text:p>74</text:p>
          </table:table-cell>
          <table:table-cell table:formula="of:=SUM([.J703])" ns42:value-type="float" table:style-name="ce71" office:value-type="float" office:value="2">
            <text:p>2</text:p>
          </table:table-cell>
          <table:table-cell table:formula="of:=SUM([.K703])" ns42:value-type="float" table:style-name="ce71" office:value-type="float" office:value="0">
            <text:p>0</text:p>
          </table:table-cell>
          <table:table-cell table:formula="of:=SUM([.L703])" ns42:value-type="float" table:style-name="ce71" office:value-type="float" office:value="0">
            <text:p>0</text:p>
          </table:table-cell>
          <table:table-cell table:formula="of:=SUM([.M703])" ns42:value-type="float" table:style-name="ce71" office:value-type="float" office:value="0">
            <text:p>0</text:p>
          </table:table-cell>
          <table:table-cell table:formula="of:=SUM([.N703])" ns42:value-type="float" table:style-name="ce71" office:value-type="float" office:value="190">
            <text:p>190</text:p>
          </table:table-cell>
          <table:table-cell table:formula="of:=SUM([.O703])" ns42:value-type="float" table:style-name="ce71" office:value-type="float" office:value="178">
            <text:p>178</text:p>
          </table:table-cell>
          <table:table-cell table:formula="of:=SUM([.P703])" ns42:value-type="float" table:style-name="ce71" office:value-type="float" office:value="4">
            <text:p>4</text:p>
          </table:table-cell>
          <table:table-cell table:formula="of:=SUM([.Q703])" ns42:value-type="float" table:style-name="ce71" office:value-type="float" office:value="2">
            <text:p>2</text:p>
          </table:table-cell>
          <table:table-cell table:formula="of:=SUM([.R703])" ns42:value-type="float" table:style-name="ce71" office:value-type="float" office:value="194">
            <text:p>194</text:p>
          </table:table-cell>
          <table:table-cell table:formula="of:=SUM([.S703])" ns42:value-type="float" table:style-name="ce71" office:value-type="float" office:value="180">
            <text:p>180</text:p>
          </table:table-cell>
          <table:table-cell table:formula="of:=SUM([.T703])" ns42:value-type="float" table:style-name="ce71" office:value-type="float" office:value="2">
            <text:p>2</text:p>
          </table:table-cell>
          <table:table-cell table:formula="of:=SUM([.U703])" ns42:value-type="float" table:style-name="ce83" office:value-type="float" office:value="1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704:.I708];[.I712])" ns42:value-type="float" table:style-name="ce65" office:value-type="float" office:value="392">
            <text:p>392</text:p>
          </table:table-cell>
          <table:table-cell table:formula="of:=SUM([.J704:.J708];[.J712])" ns42:value-type="float" table:style-name="ce71" office:value-type="float" office:value="3">
            <text:p>3</text:p>
          </table:table-cell>
          <table:table-cell table:formula="of:=SUM([.K704:.K708];[.K712])" ns42:value-type="float" table:style-name="ce71" office:value-type="float" office:value="0">
            <text:p>0</text:p>
          </table:table-cell>
          <table:table-cell table:formula="of:=SUM([.L704:.L708];[.L712])" ns42:value-type="float" table:style-name="ce71" office:value-type="float" office:value="0">
            <text:p>0</text:p>
          </table:table-cell>
          <table:table-cell table:formula="of:=SUM([.M704:.M708];[.M712])" ns42:value-type="float" table:style-name="ce71" office:value-type="float" office:value="0">
            <text:p>0</text:p>
          </table:table-cell>
          <table:table-cell table:formula="of:=SUM([.N704:.N708];[.N712])" ns42:value-type="float" table:style-name="ce71" office:value-type="float" office:value="1059">
            <text:p>1059</text:p>
          </table:table-cell>
          <table:table-cell table:formula="of:=SUM([.O704:.O708];[.O712])" ns42:value-type="float" table:style-name="ce71" office:value-type="float" office:value="925">
            <text:p>925</text:p>
          </table:table-cell>
          <table:table-cell table:formula="of:=SUM([.P704:.P708];[.P712])" ns42:value-type="float" table:style-name="ce71" office:value-type="float" office:value="19">
            <text:p>19</text:p>
          </table:table-cell>
          <table:table-cell table:formula="of:=SUM([.Q704:.Q708];[.Q712])" ns42:value-type="float" table:style-name="ce71" office:value-type="float" office:value="5">
            <text:p>5</text:p>
          </table:table-cell>
          <table:table-cell table:formula="of:=SUM([.R704:.R708];[.R712])" ns42:value-type="float" table:style-name="ce71" office:value-type="float" office:value="1078">
            <text:p>1078</text:p>
          </table:table-cell>
          <table:table-cell table:formula="of:=SUM([.S704:.S708];[.S712])" ns42:value-type="float" table:style-name="ce71" office:value-type="float" office:value="930">
            <text:p>930</text:p>
          </table:table-cell>
          <table:table-cell table:formula="of:=SUM([.T704:.T708];[.T712])" ns42:value-type="float" table:style-name="ce71" office:value-type="float" office:value="19">
            <text:p>19</text:p>
          </table:table-cell>
          <table:table-cell table:formula="of:=SUM([.U704:.U708];[.U712])" ns42:value-type="float" table:style-name="ce83" office:value-type="float" office:value="11">
            <text:p>1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713:.I714])" ns42:value-type="float" table:style-name="ce65" office:value-type="float" office:value="466">
            <text:p>466</text:p>
          </table:table-cell>
          <table:table-cell table:formula="of:=SUM([.J713:.J714])" ns42:value-type="float" table:style-name="ce71" office:value-type="float" office:value="5">
            <text:p>5</text:p>
          </table:table-cell>
          <table:table-cell table:formula="of:=SUM([.K713:.K714])" ns42:value-type="float" table:style-name="ce71" office:value-type="float" office:value="0">
            <text:p>0</text:p>
          </table:table-cell>
          <table:table-cell table:formula="of:=SUM([.L713:.L714])" ns42:value-type="float" table:style-name="ce71" office:value-type="float" office:value="0">
            <text:p>0</text:p>
          </table:table-cell>
          <table:table-cell table:formula="of:=SUM([.M713:.M714])" ns42:value-type="float" table:style-name="ce71" office:value-type="float" office:value="0">
            <text:p>0</text:p>
          </table:table-cell>
          <table:table-cell table:formula="of:=SUM([.N713:.N714])" ns42:value-type="float" table:style-name="ce71" office:value-type="float" office:value="1249">
            <text:p>1249</text:p>
          </table:table-cell>
          <table:table-cell table:formula="of:=SUM([.O713:.O714])" ns42:value-type="float" table:style-name="ce71" office:value-type="float" office:value="1103">
            <text:p>1103</text:p>
          </table:table-cell>
          <table:table-cell table:formula="of:=SUM([.P713:.P714])" ns42:value-type="float" table:style-name="ce71" office:value-type="float" office:value="23">
            <text:p>23</text:p>
          </table:table-cell>
          <table:table-cell table:formula="of:=SUM([.Q713:.Q714])" ns42:value-type="float" table:style-name="ce71" office:value-type="float" office:value="7">
            <text:p>7</text:p>
          </table:table-cell>
          <table:table-cell table:formula="of:=SUM([.R713:.R714])" ns42:value-type="float" table:style-name="ce71" office:value-type="float" office:value="1272">
            <text:p>1272</text:p>
          </table:table-cell>
          <table:table-cell table:formula="of:=SUM([.S713:.S714])" ns42:value-type="float" table:style-name="ce71" office:value-type="float" office:value="1110">
            <text:p>1110</text:p>
          </table:table-cell>
          <table:table-cell table:formula="of:=SUM([.T713:.T714])" ns42:value-type="float" table:style-name="ce71" office:value-type="float" office:value="21">
            <text:p>21</text:p>
          </table:table-cell>
          <table:table-cell table:formula="of:=SUM([.U713:.U714])" ns42:value-type="float" table:style-name="ce83" office:value-type="float" office:value="12">
            <text:p>1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ns42:value-type="string" table:style-name="ce22" office:value-type="string">
            <text:p>Dorp Vries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91" office:value-type="float">
            <text:p>91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230" office:value-type="float">
            <text:p>230</text:p>
          </table:table-cell>
          <table:table-cell ns42:value-type="float" table:style-name="ce71" office:value="198" office:value-type="float">
            <text:p>198</text:p>
          </table:table-cell>
          <table:table-cell table:style-name="ce71" table:number-columns-repeated="2"/>
          <table:table-cell table:formula="of:=SUM([.N716];[.P716])" ns42:value-type="float" table:style-name="ce71" office:value-type="float" office:value="230">
            <text:p>230</text:p>
          </table:table-cell>
          <table:table-cell table:formula="of:=SUM([.O716];[.Q716])" ns42:value-type="float" table:style-name="ce71" office:value-type="float" office:value="198">
            <text:p>198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ns42:value-type="string" table:style-name="ce22" office:value-type="string">
            <text:p>Dorp Vries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Armwerkhuis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5" office:value-type="float">
            <text:p>5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717];[.P717])" ns42:value-type="float" table:style-name="ce71" office:value-type="float" office:value="5">
            <text:p>5</text:p>
          </table:table-cell>
          <table:table-cell table:formula="of:=SUM([.O717];[.Q717])" ns42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ns42:value-type="string" table:style-name="ce22" office:value-type="string">
            <text:p>Dorp Vries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3" office:value-type="float">
            <text:p>43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office:value="95" table:style-name="ce71" table:number-columns-repeated="2" office:value-type="float">
            <text:p>95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718];[.P718])" ns42:value-type="float" table:style-name="ce71" office:value-type="float" office:value="96">
            <text:p>96</text:p>
          </table:table-cell>
          <table:table-cell table:formula="of:=SUM([.O718];[.Q718])" ns42:value-type="float" table:style-name="ce71" office:value-type="float" office:value="95">
            <text:p>95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Donder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8" office:value-type="float">
            <text:p>2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75" office:value-type="float">
            <text:p>75</text:p>
          </table:table-cell>
          <table:table-cell ns42:value-type="float" table:style-name="ce71" office:value="64" office:value-type="float">
            <text:p>64</text:p>
          </table:table-cell>
          <table:table-cell table:style-name="ce71" table:number-columns-repeated="2"/>
          <table:table-cell table:formula="of:=SUM([.N719];[.P719])" ns42:value-type="float" table:style-name="ce71" office:value-type="float" office:value="75">
            <text:p>75</text:p>
          </table:table-cell>
          <table:table-cell table:formula="of:=SUM([.O719];[.Q719])" ns42:value-type="float" table:style-name="ce71" office:value-type="float" office:value="64">
            <text:p>6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Donder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8" office:value-type="float">
            <text:p>48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12" office:value-type="float">
            <text:p>112</text:p>
          </table:table-cell>
          <table:table-cell ns42:value-type="float" table:style-name="ce71" office:value="100" office:value-type="float">
            <text:p>100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720];[.P720])" ns42:value-type="float" table:style-name="ce71" office:value-type="float" office:value="113">
            <text:p>113</text:p>
          </table:table-cell>
          <table:table-cell table:formula="of:=SUM([.O720];[.Q720])" ns42:value-type="float" table:style-name="ce71" office:value-type="float" office:value="100">
            <text:p>10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Bunn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7" office:value-type="float">
            <text:p>27</text:p>
          </table:table-cell>
          <table:table-cell table:style-name="ce71" table:number-columns-repeated="4"/>
          <table:table-cell ns42:value-type="float" table:style-name="ce71" office:value="73" office:value-type="float">
            <text:p>73</text:p>
          </table:table-cell>
          <table:table-cell ns42:value-type="float" table:style-name="ce71" office:value="75" office:value-type="float">
            <text:p>75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721];[.P721])" ns42:value-type="float" table:style-name="ce71" office:value-type="float" office:value="75">
            <text:p>75</text:p>
          </table:table-cell>
          <table:table-cell table:formula="of:=SUM([.O721];[.Q721])" ns42:value-type="float" table:style-name="ce71" office:value-type="float" office:value="75">
            <text:p>7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Wind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8" office:value-type="float">
            <text:p>18</text:p>
          </table:table-cell>
          <table:table-cell table:style-name="ce71" table:number-columns-repeated="4"/>
          <table:table-cell ns42:value-type="float" table:style-name="ce71" office:value="57" office:value-type="float">
            <text:p>57</text:p>
          </table:table-cell>
          <table:table-cell ns42:value-type="float" table:style-name="ce71" office:value="41" office:value-type="float">
            <text:p>41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722];[.P722])" ns42:value-type="float" table:style-name="ce71" office:value-type="float" office:value="59">
            <text:p>59</text:p>
          </table:table-cell>
          <table:table-cell table:formula="of:=SUM([.O722];[.Q722])" ns42:value-type="float" table:style-name="ce71" office:value-type="float" office:value="41">
            <text:p>4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IJd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40" office:value-type="float">
            <text:p>40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03" office:value-type="float">
            <text:p>103</text:p>
          </table:table-cell>
          <table:table-cell ns42:value-type="float" table:style-name="ce71" office:value="104" office:value-type="float">
            <text:p>104</text:p>
          </table:table-cell>
          <table:table-cell table:style-name="ce71" table:number-columns-repeated="2"/>
          <table:table-cell table:formula="of:=SUM([.N723];[.P723])" ns42:value-type="float" table:style-name="ce71" office:value-type="float" office:value="103">
            <text:p>103</text:p>
          </table:table-cell>
          <table:table-cell table:formula="of:=SUM([.O723];[.Q723])" ns42:value-type="float" table:style-name="ce71" office:value-type="float" office:value="104">
            <text:p>104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IJ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0" office:value-type="float">
            <text:p>50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47" office:value-type="float">
            <text:p>147</text:p>
          </table:table-cell>
          <table:table-cell ns42:value-type="float" table:style-name="ce71" office:value="123" office:value-type="float">
            <text:p>123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724];[.P724])" ns42:value-type="float" table:style-name="ce71" office:value-type="float" office:value="148">
            <text:p>148</text:p>
          </table:table-cell>
          <table:table-cell table:formula="of:=SUM([.O724];[.Q724])" ns42:value-type="float" table:style-name="ce71" office:value-type="float" office:value="124">
            <text:p>124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Tijnaarlo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50" office:value-type="float">
            <text:p>50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17" office:value-type="float">
            <text:p>117</text:p>
          </table:table-cell>
          <table:table-cell ns42:value-type="float" table:style-name="ce71" office:value="110" office:value-type="float">
            <text:p>110</text:p>
          </table:table-cell>
          <table:table-cell table:style-name="ce71" table:number-columns-repeated="2"/>
          <table:table-cell table:formula="of:=SUM([.N725];[.P725])" ns42:value-type="float" table:style-name="ce71" office:value-type="float" office:value="117">
            <text:p>117</text:p>
          </table:table-cell>
          <table:table-cell table:formula="of:=SUM([.O725];[.Q725])" ns42:value-type="float" table:style-name="ce71" office:value-type="float" office:value="110">
            <text:p>11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Tijnaarlo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7" office:value-type="float">
            <text:p>47</text:p>
          </table:table-cell>
          <table:table-cell table:style-name="ce71" table:number-columns-repeated="4"/>
          <table:table-cell ns42:value-type="float" table:style-name="ce71" office:value="98" office:value-type="float">
            <text:p>98</text:p>
          </table:table-cell>
          <table:table-cell ns42:value-type="float" table:style-name="ce71" office:value="105" office:value-type="float">
            <text:p>105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726];[.P726])" ns42:value-type="float" table:style-name="ce71" office:value-type="float" office:value="99">
            <text:p>99</text:p>
          </table:table-cell>
          <table:table-cell table:formula="of:=SUM([.O726];[.Q726])" ns42:value-type="float" table:style-name="ce71" office:value-type="float" office:value="105">
            <text:p>105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83" office:value="6" office:value-type="float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Zeegs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table:style-name="ce71" table:number-columns-repeated="4"/>
          <table:table-cell ns42:value-type="float" table:style-name="ce71" office:value="39" office:value-type="float">
            <text:p>39</text:p>
          </table:table-cell>
          <table:table-cell ns42:value-type="float" table:style-name="ce71" office:value="33" office:value-type="float">
            <text:p>33</text:p>
          </table:table-cell>
          <table:table-cell table:style-name="ce71" table:number-columns-repeated="2"/>
          <table:table-cell table:formula="of:=SUM([.N727];[.P727])" ns42:value-type="float" table:style-name="ce71" office:value-type="float" office:value="39">
            <text:p>39</text:p>
          </table:table-cell>
          <table:table-cell table:formula="of:=SUM([.O727];[.Q727])" ns42:value-type="float" table:style-name="ce71" office:value-type="float" office:value="33">
            <text:p>3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Oudemol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15" office:value-type="float">
            <text:p>15</text:p>
          </table:table-cell>
          <table:table-cell ns42:value-type="float" table:style-name="ce71" office:value="13" office:value-type="float">
            <text:p>13</text:p>
          </table:table-cell>
          <table:table-cell table:style-name="ce71" table:number-columns-repeated="2"/>
          <table:table-cell table:formula="of:=SUM([.N728];[.P728])" ns42:value-type="float" table:style-name="ce71" office:value-type="float" office:value="15">
            <text:p>15</text:p>
          </table:table-cell>
          <table:table-cell table:formula="of:=SUM([.O728];[.Q728])" ns42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Oudemol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21" office:value-type="float">
            <text:p>21</text:p>
          </table:table-cell>
          <table:table-cell ns42:value-type="float" table:style-name="ce71" office:value="13" office:value-type="float">
            <text:p>13</text:p>
          </table:table-cell>
          <table:table-cell table:style-name="ce71" table:number-columns-repeated="2"/>
          <table:table-cell table:formula="of:=SUM([.N729];[.P729])" ns42:value-type="float" table:style-name="ce71" office:value-type="float" office:value="21">
            <text:p>21</text:p>
          </table:table-cell>
          <table:table-cell table:formula="of:=SUM([.O729];[.Q729])" ns42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Taarlo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35" office:value-type="float">
            <text:p>35</text:p>
          </table:table-cell>
          <table:table-cell ns42:value-type="float" table:style-name="ce71" office:value="30" office:value-type="float">
            <text:p>30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730];[.P730])" ns42:value-type="float" table:style-name="ce71" office:value-type="float" office:value="38">
            <text:p>38</text:p>
          </table:table-cell>
          <table:table-cell table:formula="of:=SUM([.O730];[.Q730])" ns42:value-type="float" table:style-name="ce71" office:value-type="float" office:value="30">
            <text:p>30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Taarlo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16" office:value-type="float">
            <text:p>16</text:p>
          </table:table-cell>
          <table:table-cell ns42:value-type="float" table:style-name="ce71" office:value="19" office:value-type="float">
            <text:p>19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731];[.P731])" ns42:value-type="float" table:style-name="ce71" office:value-type="float" office:value="17">
            <text:p>17</text:p>
          </table:table-cell>
          <table:table-cell table:formula="of:=SUM([.O731];[.Q731])" ns42:value-type="float" table:style-name="ce71" office:value-type="float" office:value="19">
            <text:p>1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Rhe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3" office:value-type="float">
            <text:p>3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2"/>
          <table:table-cell table:formula="of:=SUM([.N732];[.P732])" ns42:value-type="float" table:style-name="ce71" office:value-type="float" office:value="3">
            <text:p>3</text:p>
          </table:table-cell>
          <table:table-cell table:formula="of:=SUM([.O732];[.Q732])" ns42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Rhe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11" office:value-type="float">
            <text:p>11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733];[.P733])" ns42:value-type="float" table:style-name="ce71" office:value-type="float" office:value="11">
            <text:p>11</text:p>
          </table:table-cell>
          <table:table-cell table:formula="of:=SUM([.O733];[.Q733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ter Aard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30" office:value-type="float">
            <text:p>30</text:p>
          </table:table-cell>
          <table:table-cell ns42:value-type="float" table:style-name="ce71" office:value="23" office:value-type="float">
            <text:p>23</text:p>
          </table:table-cell>
          <table:table-cell table:style-name="ce71" table:number-columns-repeated="2"/>
          <table:table-cell table:formula="of:=SUM([.N734];[.P734])" ns42:value-type="float" table:style-name="ce71" office:value-type="float" office:value="30">
            <text:p>30</text:p>
          </table:table-cell>
          <table:table-cell table:formula="of:=SUM([.O734];[.Q734])" ns42:value-type="float" table:style-name="ce71" office:value-type="float" office:value="23">
            <text:p>2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Zeij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42" office:value-type="float">
            <text:p>4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17" office:value-type="float">
            <text:p>117</text:p>
          </table:table-cell>
          <table:table-cell ns42:value-type="float" table:style-name="ce71" office:value="112" office:value-type="float">
            <text:p>112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735];[.P735])" ns42:value-type="float" table:style-name="ce71" office:value-type="float" office:value="117">
            <text:p>117</text:p>
          </table:table-cell>
          <table:table-cell table:formula="of:=SUM([.O735];[.Q735])" ns42:value-type="float" table:style-name="ce71" office:value-type="float" office:value="113">
            <text:p>11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Zeij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31" office:value-type="float">
            <text:p>31</text:p>
          </table:table-cell>
          <table:table-cell ns42:value-type="float" table:style-name="ce71" office:value="28" office:value-type="float">
            <text:p>28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736];[.P736])" ns42:value-type="float" table:style-name="ce71" office:value-type="float" office:value="32">
            <text:p>32</text:p>
          </table:table-cell>
          <table:table-cell table:formula="of:=SUM([.O736];[.Q736])" ns42:value-type="float" table:style-name="ce71" office:value-type="float" office:value="28">
            <text:p>2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Zeijerve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1" office:value-type="float">
            <text:p>11</text:p>
          </table:table-cell>
          <table:table-cell table:style-name="ce71" table:number-columns-repeated="4"/>
          <table:table-cell ns42:value-type="float" table:style-name="ce71" office:value="28" office:value-type="float">
            <text:p>28</text:p>
          </table:table-cell>
          <table:table-cell ns42:value-type="float" table:style-name="ce71" office:value="32" office:value-type="float">
            <text:p>32</text:p>
          </table:table-cell>
          <table:table-cell table:style-name="ce71" table:number-columns-repeated="2"/>
          <table:table-cell table:formula="of:=SUM([.N737];[.P737])" ns42:value-type="float" table:style-name="ce71" office:value-type="float" office:value="28">
            <text:p>28</text:p>
          </table:table-cell>
          <table:table-cell table:formula="of:=SUM([.O737];[.Q737])" ns42:value-type="float" table:style-name="ce71" office:value-type="float" office:value="32">
            <text:p>3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Benkoel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21" office:value-type="float">
            <text:p>21</text:p>
          </table:table-cell>
          <table:table-cell ns42:value-type="float" table:style-name="ce71" office:value="17" office:value-type="float">
            <text:p>17</text:p>
          </table:table-cell>
          <table:table-cell table:style-name="ce71" table:number-columns-repeated="2"/>
          <table:table-cell table:formula="of:=SUM([.N738];[.P738])" ns42:value-type="float" table:style-name="ce71" office:value-type="float" office:value="21">
            <text:p>21</text:p>
          </table:table-cell>
          <table:table-cell table:formula="of:=SUM([.O738];[.Q738])" ns42:value-type="float" table:style-name="ce71" office:value-type="float" office:value="17">
            <text:p>1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716];[.I719];[.I721:.I723];[.I725];[.I727:.I728];[.I730];[.I732];[.I734:.I735];[.I737])" ns42:value-type="float" table:style-name="ce65" office:value-type="float" office:value="345">
            <text:p>345</text:p>
          </table:table-cell>
          <table:table-cell table:formula="of:=SUM([.J716];[.J719];[.J721:.J723];[.J725];[.J727:.J728];[.J730];[.J732];[.J734:.J735];[.J737])" ns42:value-type="float" table:style-name="ce71" office:value-type="float" office:value="8">
            <text:p>8</text:p>
          </table:table-cell>
          <table:table-cell table:formula="of:=SUM([.K716];[.K719];[.K721:.K723];[.K725];[.K727:.K728];[.K730];[.K732];[.K734:.K735];[.K737])" ns42:value-type="float" table:style-name="ce71" office:value-type="float" office:value="0">
            <text:p>0</text:p>
          </table:table-cell>
          <table:table-cell table:formula="of:=SUM([.L716];[.L719];[.L721:.L723];[.L725];[.L727:.L728];[.L730];[.L732];[.L734:.L735];[.L737])" ns42:value-type="float" table:style-name="ce71" office:value-type="float" office:value="0">
            <text:p>0</text:p>
          </table:table-cell>
          <table:table-cell table:formula="of:=SUM([.M716];[.M719];[.M721:.M723];[.M725];[.M727:.M728];[.M730];[.M732];[.M734:.M735];[.M737])" ns42:value-type="float" table:style-name="ce71" office:value-type="float" office:value="0">
            <text:p>0</text:p>
          </table:table-cell>
          <table:table-cell table:formula="of:=SUM([.N716];[.N719];[.N721:.N723];[.N725];[.N727:.N728];[.N730];[.N732];[.N734:.N735];[.N737])" ns42:value-type="float" table:style-name="ce71" office:value-type="float" office:value="922">
            <text:p>922</text:p>
          </table:table-cell>
          <table:table-cell table:formula="of:=SUM([.O716];[.O719];[.O721:.O723];[.O725];[.O727:.O728];[.O730];[.O732];[.O734:.O735];[.O737])" ns42:value-type="float" table:style-name="ce71" office:value-type="float" office:value="840">
            <text:p>840</text:p>
          </table:table-cell>
          <table:table-cell table:formula="of:=SUM([.P716];[.P719];[.P721:.P723];[.P725];[.P727:.P728];[.P730];[.P732];[.P734:.P735];[.P737])" ns42:value-type="float" table:style-name="ce71" office:value-type="float" office:value="7">
            <text:p>7</text:p>
          </table:table-cell>
          <table:table-cell table:formula="of:=SUM([.Q716];[.Q719];[.Q721:.Q723];[.Q725];[.Q727:.Q728];[.Q730];[.Q732];[.Q734:.Q735];[.Q737])" ns42:value-type="float" table:style-name="ce71" office:value-type="float" office:value="1">
            <text:p>1</text:p>
          </table:table-cell>
          <table:table-cell table:formula="of:=SUM([.R716];[.R719];[.R721:.R723];[.R725];[.R727:.R728];[.R730];[.R732];[.R734:.R735];[.R737])" ns42:value-type="float" table:style-name="ce71" office:value-type="float" office:value="929">
            <text:p>929</text:p>
          </table:table-cell>
          <table:table-cell table:formula="of:=SUM([.S716];[.S719];[.S721:.S723];[.S725];[.S727:.S728];[.S730];[.S732];[.S734:.S735];[.S737])" ns42:value-type="float" table:style-name="ce71" office:value-type="float" office:value="841">
            <text:p>841</text:p>
          </table:table-cell>
          <table:table-cell table:formula="of:=SUM([.T716];[.T719];[.T721:.T723];[.T725];[.T727:.T728];[.T730];[.T732];[.T734:.T735];[.T737])" ns42:value-type="float" table:style-name="ce71" office:value-type="float" office:value="3">
            <text:p>3</text:p>
          </table:table-cell>
          <table:table-cell table:formula="of:=SUM([.U716];[.U719];[.U721:.U723];[.U725];[.U727:.U728];[.U730];[.U732];[.U734:.U735];[.U737])" ns42:value-type="float" table:style-name="ce83" office:value-type="float" office:value="1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717:.I718];[.I720];[.I724];[.I726];[.I729];[.I731];[.I733];[.I736];[.I738])" ns42:value-type="float" table:style-name="ce65" office:value-type="float" office:value="223">
            <text:p>223</text:p>
          </table:table-cell>
          <table:table-cell table:formula="of:=SUM([.J717:.J718];[.J720];[.J724];[.J726];[.J729];[.J731];[.J733];[.J736];[.J738])" ns42:value-type="float" table:style-name="ce71" office:value-type="float" office:value="4">
            <text:p>4</text:p>
          </table:table-cell>
          <table:table-cell table:formula="of:=SUM([.K717:.K718];[.K720];[.K724];[.K726];[.K729];[.K731];[.K733];[.K736];[.K738])" ns42:value-type="float" table:style-name="ce71" office:value-type="float" office:value="0">
            <text:p>0</text:p>
          </table:table-cell>
          <table:table-cell table:formula="of:=SUM([.L717:.L718];[.L720];[.L724];[.L726];[.L729];[.L731];[.L733];[.L736];[.L738])" ns42:value-type="float" table:style-name="ce71" office:value-type="float" office:value="0">
            <text:p>0</text:p>
          </table:table-cell>
          <table:table-cell table:formula="of:=SUM([.M717:.M718];[.M720];[.M724];[.M726];[.M729];[.M731];[.M733];[.M736];[.M738])" ns42:value-type="float" table:style-name="ce71" office:value-type="float" office:value="0">
            <text:p>0</text:p>
          </table:table-cell>
          <table:table-cell table:formula="of:=SUM([.N717:.N718];[.N720];[.N724];[.N726];[.N729];[.N731];[.N733];[.N736];[.N738])" ns42:value-type="float" table:style-name="ce71" office:value-type="float" office:value="557">
            <text:p>557</text:p>
          </table:table-cell>
          <table:table-cell table:formula="of:=SUM([.O717:.O718];[.O720];[.O724];[.O726];[.O729];[.O731];[.O733];[.O736];[.O738])" ns42:value-type="float" table:style-name="ce71" office:value-type="float" office:value="513">
            <text:p>513</text:p>
          </table:table-cell>
          <table:table-cell table:formula="of:=SUM([.P717:.P718];[.P720];[.P724];[.P726];[.P729];[.P731];[.P733];[.P736];[.P738])" ns42:value-type="float" table:style-name="ce71" office:value-type="float" office:value="6">
            <text:p>6</text:p>
          </table:table-cell>
          <table:table-cell table:formula="of:=SUM([.Q717:.Q718];[.Q720];[.Q724];[.Q726];[.Q729];[.Q731];[.Q733];[.Q736];[.Q738])" ns42:value-type="float" table:style-name="ce71" office:value-type="float" office:value="1">
            <text:p>1</text:p>
          </table:table-cell>
          <table:table-cell table:formula="of:=SUM([.R717:.R718];[.R720];[.R724];[.R726];[.R729];[.R731];[.R733];[.R736];[.R738])" ns42:value-type="float" table:style-name="ce71" office:value-type="float" office:value="563">
            <text:p>563</text:p>
          </table:table-cell>
          <table:table-cell table:formula="of:=SUM([.S717:.S718];[.S720];[.S724];[.S726];[.S729];[.S731];[.S733];[.S736];[.S738])" ns42:value-type="float" table:style-name="ce71" office:value-type="float" office:value="514">
            <text:p>514</text:p>
          </table:table-cell>
          <table:table-cell table:formula="of:=SUM([.T717:.T718];[.T720];[.T724];[.T726];[.T729];[.T731];[.T733];[.T736];[.T738])" ns42:value-type="float" table:style-name="ce71" office:value-type="float" office:value="8">
            <text:p>8</text:p>
          </table:table-cell>
          <table:table-cell table:formula="of:=SUM([.U717:.U718];[.U720];[.U724];[.U726];[.U729];[.U731];[.U733];[.U736];[.U738])" ns42:value-type="float" table:style-name="ce83" office:value-type="float" office:value="6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739:.I740])" ns42:value-type="float" table:style-name="ce65" office:value-type="float" office:value="568">
            <text:p>568</text:p>
          </table:table-cell>
          <table:table-cell table:formula="of:=SUM([.J739:.J740])" ns42:value-type="float" table:style-name="ce71" office:value-type="float" office:value="12">
            <text:p>12</text:p>
          </table:table-cell>
          <table:table-cell table:formula="of:=SUM([.K739:.K740])" ns42:value-type="float" table:style-name="ce71" office:value-type="float" office:value="0">
            <text:p>0</text:p>
          </table:table-cell>
          <table:table-cell table:formula="of:=SUM([.L739:.L740])" ns42:value-type="float" table:style-name="ce71" office:value-type="float" office:value="0">
            <text:p>0</text:p>
          </table:table-cell>
          <table:table-cell table:formula="of:=SUM([.M739:.M740])" ns42:value-type="float" table:style-name="ce71" office:value-type="float" office:value="0">
            <text:p>0</text:p>
          </table:table-cell>
          <table:table-cell table:formula="of:=SUM([.N739:.N740])" ns42:value-type="float" table:style-name="ce71" office:value-type="float" office:value="1479">
            <text:p>1479</text:p>
          </table:table-cell>
          <table:table-cell table:formula="of:=SUM([.O739:.O740])" ns42:value-type="float" table:style-name="ce71" office:value-type="float" office:value="1353">
            <text:p>1353</text:p>
          </table:table-cell>
          <table:table-cell table:formula="of:=SUM([.P739:.P740])" ns42:value-type="float" table:style-name="ce71" office:value-type="float" office:value="13">
            <text:p>13</text:p>
          </table:table-cell>
          <table:table-cell table:formula="of:=SUM([.Q739:.Q740])" ns42:value-type="float" table:style-name="ce71" office:value-type="float" office:value="2">
            <text:p>2</text:p>
          </table:table-cell>
          <table:table-cell table:formula="of:=SUM([.R739:.R740])" ns42:value-type="float" table:style-name="ce71" office:value-type="float" office:value="1492">
            <text:p>1492</text:p>
          </table:table-cell>
          <table:table-cell table:formula="of:=SUM([.S739:.S740])" ns42:value-type="float" table:style-name="ce71" office:value-type="float" office:value="1355">
            <text:p>1355</text:p>
          </table:table-cell>
          <table:table-cell table:formula="of:=SUM([.T739:.T740])" ns42:value-type="float" table:style-name="ce71" office:value-type="float" office:value="11">
            <text:p>11</text:p>
          </table:table-cell>
          <table:table-cell table:formula="of:=SUM([.U739:.U740])" ns42:value-type="float" table:style-name="ce83" office:value-type="float" office:value="7">
            <text:p>7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4" office:value-type="float">
            <text:p>4</text:p>
          </table:table-cell>
          <table:table-cell table:style-name="ce71" table:number-columns-repeated="4"/>
          <table:table-cell table:formula="of:=SUM([.N742];[.P742])" ns42:value-type="float" table:style-name="ce71" office:value-type="float" office:value="0">
            <text:p>0</text:p>
          </table:table-cell>
          <table:table-cell table:formula="of:=SUM([.O742];[.Q742])" ns42:value-type="float" table:style-name="ce71" office:value-type="float" office:value="0">
            <text:p>0</text:p>
          </table:table-cell>
          <table:table-cell ns42:value-type="float" table:style-name="ce71" office:value="10" office:value-type="float">
            <text:p>10</text:p>
          </table:table-cell>
          <table:table-cell ns42:value-type="float" table:style-name="ce83" office:value="10" office:value-type="float">
            <text:p>1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Dorp Westerbork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13" office:value-type="float">
            <text:p>113</text:p>
          </table:table-cell>
          <table:table-cell table:style-name="ce71" table:number-columns-repeated="4"/>
          <table:table-cell ns42:value-type="float" table:style-name="ce71" office:value="268" office:value-type="float">
            <text:p>268</text:p>
          </table:table-cell>
          <table:table-cell ns42:value-type="float" table:style-name="ce71" office:value="237" office:value-type="float">
            <text:p>237</text:p>
          </table:table-cell>
          <table:table-cell ns42:value-type="float" table:style-name="ce71" office:value="11" office:value-type="float">
            <text:p>11</text:p>
          </table:table-cell>
          <table:table-cell table:style-name="ce71"/>
          <table:table-cell table:formula="of:=SUM([.N743];[.P743])" ns42:value-type="float" table:style-name="ce71" office:value-type="float" office:value="279">
            <text:p>279</text:p>
          </table:table-cell>
          <table:table-cell table:formula="of:=SUM([.O743];[.Q743])" ns42:value-type="float" table:style-name="ce71" office:value-type="float" office:value="237">
            <text:p>237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Dorp Westerbork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19" office:value-type="float">
            <text:p>19</text:p>
          </table:table-cell>
          <table:table-cell ns42:value-type="float" table:style-name="ce71" office:value="23" office:value-type="float">
            <text:p>2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744];[.P744])" ns42:value-type="float" table:style-name="ce71" office:value-type="float" office:value="20">
            <text:p>20</text:p>
          </table:table-cell>
          <table:table-cell table:formula="of:=SUM([.O744];[.Q744])" ns42:value-type="float" table:style-name="ce71" office:value-type="float" office:value="23">
            <text:p>2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Zwiggelte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32" office:value-type="float">
            <text:p>32</text:p>
          </table:table-cell>
          <table:table-cell table:style-name="ce71" table:number-columns-repeated="4"/>
          <table:table-cell ns42:value-type="float" table:style-name="ce71" office:value="89" office:value-type="float">
            <text:p>89</text:p>
          </table:table-cell>
          <table:table-cell ns42:value-type="float" table:style-name="ce71" office:value="67" office:value-type="float">
            <text:p>67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745];[.P745])" ns42:value-type="float" table:style-name="ce71" office:value-type="float" office:value="90">
            <text:p>90</text:p>
          </table:table-cell>
          <table:table-cell table:formula="of:=SUM([.O745];[.Q745])" ns42:value-type="float" table:style-name="ce71" office:value-type="float" office:value="67">
            <text:p>6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Zwiggelte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27" office:value-type="float">
            <text:p>27</text:p>
          </table:table-cell>
          <table:table-cell ns42:value-type="float" table:style-name="ce71" office:value="20" office:value-type="float">
            <text:p>20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746];[.P746])" ns42:value-type="float" table:style-name="ce71" office:value-type="float" office:value="28">
            <text:p>28</text:p>
          </table:table-cell>
          <table:table-cell table:formula="of:=SUM([.O746];[.Q746])" ns42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Elp</text:p>
          </table:table-cell>
          <table:table-cell ns42:value-type="string" table:style-name="ce22" office:value-type="string">
            <text:p>Wijk C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60" office:value-type="float">
            <text:p>60</text:p>
          </table:table-cell>
          <table:table-cell table:style-name="ce71" table:number-columns-repeated="4"/>
          <table:table-cell ns42:value-type="float" table:style-name="ce71" office:value="162" office:value-type="float">
            <text:p>162</text:p>
          </table:table-cell>
          <table:table-cell ns42:value-type="float" table:style-name="ce71" office:value="139" office:value-type="float">
            <text:p>139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747];[.P747])" ns42:value-type="float" table:style-name="ce71" office:value-type="float" office:value="164">
            <text:p>164</text:p>
          </table:table-cell>
          <table:table-cell table:formula="of:=SUM([.O747];[.Q747])" ns42:value-type="float" table:style-name="ce71" office:value-type="float" office:value="139">
            <text:p>13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Elp</text:p>
          </table:table-cell>
          <table:table-cell ns42:value-type="string" table:style-name="ce22" office:value-type="string">
            <text:p>Wijk C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1" office:value-type="float">
            <text:p>11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29" office:value-type="float">
            <text:p>29</text:p>
          </table:table-cell>
          <table:table-cell ns42:value-type="float" table:style-name="ce71" office:value="28" office:value-type="float">
            <text:p>28</text:p>
          </table:table-cell>
          <table:table-cell ns42:value-type="float" office:value="2" table:style-name="ce71" table:number-columns-repeated="2" office:value-type="float">
            <text:p>2</text:p>
          </table:table-cell>
          <table:table-cell table:formula="of:=SUM([.N748];[.P748])" ns42:value-type="float" table:style-name="ce71" office:value-type="float" office:value="31">
            <text:p>31</text:p>
          </table:table-cell>
          <table:table-cell table:formula="of:=SUM([.O748];[.Q748])" ns42:value-type="float" table:style-name="ce71" office:value-type="float" office:value="30">
            <text:p>3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Orvelte</text:p>
          </table:table-cell>
          <table:table-cell ns42:value-type="string" table:style-name="ce22" office:value-type="string">
            <text:p>Wijk D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3" office:value-type="float">
            <text:p>23</text:p>
          </table:table-cell>
          <table:table-cell table:style-name="ce71" table:number-columns-repeated="4"/>
          <table:table-cell ns42:value-type="float" table:style-name="ce71" office:value="79" office:value-type="float">
            <text:p>79</text:p>
          </table:table-cell>
          <table:table-cell ns42:value-type="float" table:style-name="ce71" office:value="64" office:value-type="float">
            <text:p>64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749];[.P749])" ns42:value-type="float" table:style-name="ce71" office:value-type="float" office:value="80">
            <text:p>80</text:p>
          </table:table-cell>
          <table:table-cell table:formula="of:=SUM([.O749];[.Q749])" ns42:value-type="float" table:style-name="ce71" office:value-type="float" office:value="64">
            <text:p>6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Orvelte</text:p>
          </table:table-cell>
          <table:table-cell ns42:value-type="string" table:style-name="ce22" office:value-type="string">
            <text:p>Wijk D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22" office:value-type="float">
            <text:p>22</text:p>
          </table:table-cell>
          <table:table-cell ns42:value-type="float" table:style-name="ce71" office:value="19" office:value-type="float">
            <text:p>19</text:p>
          </table:table-cell>
          <table:table-cell table:style-name="ce71" table:number-columns-repeated="2"/>
          <table:table-cell table:formula="of:=SUM([.N750];[.P750])" ns42:value-type="float" table:style-name="ce71" office:value-type="float" office:value="22">
            <text:p>22</text:p>
          </table:table-cell>
          <table:table-cell table:formula="of:=SUM([.O750];[.Q750])" ns42:value-type="float" table:style-name="ce71" office:value-type="float" office:value="19">
            <text:p>19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Coehoorn</text:p>
          </table:table-cell>
          <table:table-cell ns42:value-type="string" table:style-name="ce22" office:value-type="string">
            <text:p>Wijk D</text:p>
          </table:table-cell>
          <table:table-cell table:style-name="Default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2" office:value-type="float">
            <text:p>12</text:p>
          </table:table-cell>
          <table:table-cell table:style-name="ce71" table:number-columns-repeated="4"/>
          <table:table-cell ns42:value-type="float" table:style-name="ce71" office:value="38" office:value-type="float">
            <text:p>38</text:p>
          </table:table-cell>
          <table:table-cell ns42:value-type="float" table:style-name="ce71" office:value="30" office:value-type="float">
            <text:p>30</text:p>
          </table:table-cell>
          <table:table-cell table:style-name="ce71" table:number-columns-repeated="2"/>
          <table:table-cell table:formula="of:=SUM([.N751];[.P751])" ns42:value-type="float" table:style-name="ce71" office:value-type="float" office:value="38">
            <text:p>38</text:p>
          </table:table-cell>
          <table:table-cell table:formula="of:=SUM([.O751];[.Q751])" ns42:value-type="float" table:style-name="ce71" office:value-type="float" office:value="30">
            <text:p>3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Eursinge</text:p>
          </table:table-cell>
          <table:table-cell ns42:value-type="string" table:style-name="ce22" office:value-type="string">
            <text:p>Wijk E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2" office:value-type="float">
            <text:p>12</text:p>
          </table:table-cell>
          <table:table-cell table:style-name="ce71" table:number-columns-repeated="4"/>
          <table:table-cell ns42:value-type="float" table:style-name="ce71" office:value="35" office:value-type="float">
            <text:p>35</text:p>
          </table:table-cell>
          <table:table-cell ns42:value-type="float" table:style-name="ce71" office:value="29" office:value-type="float">
            <text:p>29</text:p>
          </table:table-cell>
          <table:table-cell table:style-name="ce71" table:number-columns-repeated="2"/>
          <table:table-cell table:formula="of:=SUM([.N752];[.P752])" ns42:value-type="float" table:style-name="ce71" office:value-type="float" office:value="35">
            <text:p>35</text:p>
          </table:table-cell>
          <table:table-cell table:formula="of:=SUM([.O752];[.Q752])" ns42:value-type="float" table:style-name="ce71" office:value-type="float" office:value="29">
            <text:p>2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Eursinge</text:p>
          </table:table-cell>
          <table:table-cell ns42:value-type="string" table:style-name="ce22" office:value-type="string">
            <text:p>Wijk E</text:p>
          </table:table-cell>
          <table:table-cell table:style-name="Default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9" office:value-type="float">
            <text:p>9</text:p>
          </table:table-cell>
          <table:table-cell ns42:value-type="float" table:style-name="ce71" office:value="6" office:value-type="float">
            <text:p>6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753];[.P753])" ns42:value-type="float" table:style-name="ce71" office:value-type="float" office:value="10">
            <text:p>10</text:p>
          </table:table-cell>
          <table:table-cell table:formula="of:=SUM([.O753];[.Q753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Bruntinge</text:p>
          </table:table-cell>
          <table:table-cell ns42:value-type="string" table:style-name="ce22" office:value-type="string">
            <text:p>Wijk E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38" office:value-type="float">
            <text:p>38</text:p>
          </table:table-cell>
          <table:table-cell ns42:value-type="float" table:style-name="ce71" office:value="35" office:value-type="float">
            <text:p>35</text:p>
          </table:table-cell>
          <table:table-cell table:style-name="ce71" table:number-columns-repeated="2"/>
          <table:table-cell table:formula="of:=SUM([.N754];[.P754])" ns42:value-type="float" table:style-name="ce71" office:value-type="float" office:value="38">
            <text:p>38</text:p>
          </table:table-cell>
          <table:table-cell table:formula="of:=SUM([.O754];[.Q754])" ns42:value-type="float" table:style-name="ce71" office:value-type="float" office:value="35">
            <text:p>3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Garminge</text:p>
          </table:table-cell>
          <table:table-cell ns42:value-type="string" table:style-name="ce22" office:value-type="string">
            <text:p>Wijk F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46" office:value-type="float">
            <text:p>46</text:p>
          </table:table-cell>
          <table:table-cell ns42:value-type="float" table:style-name="ce71" office:value="37" office:value-type="float">
            <text:p>37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755];[.P755])" ns42:value-type="float" table:style-name="ce71" office:value-type="float" office:value="47">
            <text:p>47</text:p>
          </table:table-cell>
          <table:table-cell table:formula="of:=SUM([.O755];[.Q755])" ns42:value-type="float" table:style-name="ce71" office:value-type="float" office:value="37">
            <text:p>3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Balinge</text:p>
          </table:table-cell>
          <table:table-cell ns42:value-type="string" table:style-name="ce22" office:value-type="string">
            <text:p>Wijk F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6" office:value-type="float">
            <text:p>16</text:p>
          </table:table-cell>
          <table:table-cell table:style-name="ce71" table:number-columns-repeated="4"/>
          <table:table-cell ns42:value-type="float" table:style-name="ce71" office:value="37" office:value-type="float">
            <text:p>37</text:p>
          </table:table-cell>
          <table:table-cell ns42:value-type="float" table:style-name="ce71" office:value="33" office:value-type="float">
            <text:p>33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formula="of:=SUM([.N756];[.P756])" ns42:value-type="float" table:style-name="ce71" office:value-type="float" office:value="40">
            <text:p>40</text:p>
          </table:table-cell>
          <table:table-cell table:formula="of:=SUM([.O756];[.Q756])" ns42:value-type="float" table:style-name="ce71" office:value-type="float" office:value="34">
            <text:p>3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Balinge</text:p>
          </table:table-cell>
          <table:table-cell ns42:value-type="string" table:style-name="ce22" office:value-type="string">
            <text:p>Wijk F</text:p>
          </table:table-cell>
          <table:table-cell table:style-name="Default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6" office:value-type="float">
            <text:p>6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757];[.P757])" ns42:value-type="float" table:style-name="ce71" office:value-type="float" office:value="6">
            <text:p>6</text:p>
          </table:table-cell>
          <table:table-cell table:formula="of:=SUM([.O757];[.Q757])" ns42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Mantinge</text:p>
          </table:table-cell>
          <table:table-cell ns42:value-type="string" table:style-name="ce22" office:value-type="string">
            <text:p>Wijk F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4" office:value-type="float">
            <text:p>24</text:p>
          </table:table-cell>
          <table:table-cell table:style-name="ce71" table:number-columns-repeated="4"/>
          <table:table-cell ns42:value-type="float" table:style-name="ce71" office:value="63" office:value-type="float">
            <text:p>63</text:p>
          </table:table-cell>
          <table:table-cell ns42:value-type="float" table:style-name="ce71" office:value="62" office:value-type="float">
            <text:p>62</text:p>
          </table:table-cell>
          <table:table-cell table:style-name="ce71" table:number-columns-repeated="2"/>
          <table:table-cell table:formula="of:=SUM([.N758];[.P758])" ns42:value-type="float" table:style-name="ce71" office:value-type="float" office:value="63">
            <text:p>63</text:p>
          </table:table-cell>
          <table:table-cell table:formula="of:=SUM([.O758];[.Q758])" ns42:value-type="float" table:style-name="ce71" office:value-type="float" office:value="62">
            <text:p>62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Mantinge</text:p>
          </table:table-cell>
          <table:table-cell ns42:value-type="string" table:style-name="ce22" office:value-type="string">
            <text:p>Wijk F</text:p>
          </table:table-cell>
          <table:table-cell table:style-name="Default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35" office:value-type="float">
            <text:p>35</text:p>
          </table:table-cell>
          <table:table-cell ns42:value-type="float" table:style-name="ce71" office:value="23" office:value-type="float">
            <text:p>23</text:p>
          </table:table-cell>
          <table:table-cell table:style-name="ce71" table:number-columns-repeated="2"/>
          <table:table-cell table:formula="of:=SUM([.N759];[.P759])" ns42:value-type="float" table:style-name="ce71" office:value-type="float" office:value="35">
            <text:p>35</text:p>
          </table:table-cell>
          <table:table-cell table:formula="of:=SUM([.O759];[.Q759])" ns42:value-type="float" table:style-name="ce71" office:value-type="float" office:value="23">
            <text:p>2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Nieuweroord</text:p>
          </table:table-cell>
          <table:table-cell ns42:value-type="string" table:style-name="ce22" office:value-type="string">
            <text:p>Wijk G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86" office:value-type="float">
            <text:p>86</text:p>
          </table:table-cell>
          <table:table-cell table:style-name="ce71" table:number-columns-repeated="4"/>
          <table:table-cell ns42:value-type="float" table:style-name="ce71" office:value="243" office:value-type="float">
            <text:p>243</text:p>
          </table:table-cell>
          <table:table-cell ns42:value-type="float" table:style-name="ce71" office:value="232" office:value-type="float">
            <text:p>232</text:p>
          </table:table-cell>
          <table:table-cell ns42:value-type="float" table:style-name="ce71" office:value="5" office:value-type="float">
            <text:p>5</text:p>
          </table:table-cell>
          <table:table-cell table:style-name="ce71"/>
          <table:table-cell table:formula="of:=SUM([.N760];[.P760])" ns42:value-type="float" table:style-name="ce71" office:value-type="float" office:value="248">
            <text:p>248</text:p>
          </table:table-cell>
          <table:table-cell table:formula="of:=SUM([.O760];[.Q760])" ns42:value-type="float" table:style-name="ce71" office:value-type="float" office:value="232">
            <text:p>232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Nieuweroord</text:p>
          </table:table-cell>
          <table:table-cell ns42:value-type="string" table:style-name="ce22" office:value-type="string">
            <text:p>Wijk G</text:p>
          </table:table-cell>
          <table:table-cell table:style-name="Default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7" office:value-type="float">
            <text:p>37</text:p>
          </table:table-cell>
          <table:table-cell table:style-name="ce71" table:number-columns-repeated="4"/>
          <table:table-cell ns42:value-type="float" office:value="96" table:style-name="ce71" table:number-columns-repeated="2" office:value-type="float">
            <text:p>96</text:p>
          </table:table-cell>
          <table:table-cell table:style-name="ce71" table:number-columns-repeated="2"/>
          <table:table-cell table:formula="of:=SUM([.N761];[.P761])" ns42:value-type="float" table:style-name="ce71" office:value-type="float" office:value="96">
            <text:p>96</text:p>
          </table:table-cell>
          <table:table-cell table:formula="of:=SUM([.O761];[.Q761])" ns42:value-type="float" table:style-name="ce71" office:value-type="float" office:value="96">
            <text:p>96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Nieuweroord</text:p>
          </table:table-cell>
          <table:table-cell ns42:value-type="string" table:style-name="ce22" office:value-type="string">
            <text:p>Wijk G</text:p>
          </table:table-cell>
          <table:table-cell table:style-name="Default"/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1" office:value-type="float">
            <text:p>1</text:p>
          </table:table-cell>
          <table:table-cell table:style-name="ce71"/>
          <table:table-cell ns42:value-type="float" office:value="3" table:style-name="ce71" table:number-columns-repeated="2" office:value-type="float">
            <text:p>3</text:p>
          </table:table-cell>
          <table:table-cell table:style-name="ce71" table:number-columns-repeated="2"/>
          <table:table-cell table:formula="of:=SUM([.N762];[.P762])" ns42:value-type="float" table:style-name="ce71" office:value-type="float" office:value="3">
            <text:p>3</text:p>
          </table:table-cell>
          <table:table-cell table:formula="of:=SUM([.O762];[.Q762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743];[.I745];[.I747];[.I749];[.I752];[.I754:.I756];[.I758];[.I760])" ns42:value-type="float" table:style-name="ce65" office:value-type="float" office:value="389">
            <text:p>389</text:p>
          </table:table-cell>
          <table:table-cell table:formula="of:=SUM([.J743];[.J745];[.J747];[.J749];[.J752];[.J754:.J756];[.J758];[.J760])" ns42:value-type="float" table:style-name="ce71" office:value-type="float" office:value="0">
            <text:p>0</text:p>
          </table:table-cell>
          <table:table-cell table:formula="of:=SUM([.K743];[.K745];[.K747];[.K749];[.K752];[.K754:.K756];[.K758];[.K760])" ns42:value-type="float" table:style-name="ce71" office:value-type="float" office:value="0">
            <text:p>0</text:p>
          </table:table-cell>
          <table:table-cell table:formula="of:=SUM([.L743];[.L745];[.L747];[.L749];[.L752];[.L754:.L756];[.L758];[.L760])" ns42:value-type="float" table:style-name="ce71" office:value-type="float" office:value="0">
            <text:p>0</text:p>
          </table:table-cell>
          <table:table-cell table:formula="of:=SUM([.M743];[.M745];[.M747];[.M749];[.M752];[.M754:.M756];[.M758];[.M760])" ns42:value-type="float" table:style-name="ce71" office:value-type="float" office:value="0">
            <text:p>0</text:p>
          </table:table-cell>
          <table:table-cell table:formula="of:=SUM([.N743];[.N745];[.N747];[.N749];[.N752];[.N754:.N756];[.N758];[.N760])" ns42:value-type="float" table:style-name="ce71" office:value-type="float" office:value="1060">
            <text:p>1060</text:p>
          </table:table-cell>
          <table:table-cell table:formula="of:=SUM([.O743];[.O745];[.O747];[.O749];[.O752];[.O754:.O756];[.O758];[.O760])" ns42:value-type="float" table:style-name="ce71" office:value-type="float" office:value="935">
            <text:p>935</text:p>
          </table:table-cell>
          <table:table-cell table:formula="of:=SUM([.P743];[.P745];[.P747];[.P749];[.P752];[.P754:.P756];[.P758];[.P760])" ns42:value-type="float" table:style-name="ce71" office:value-type="float" office:value="24">
            <text:p>24</text:p>
          </table:table-cell>
          <table:table-cell table:formula="of:=SUM([.Q743];[.Q745];[.Q747];[.Q749];[.Q752];[.Q754:.Q756];[.Q758];[.Q760])" ns42:value-type="float" table:style-name="ce71" office:value-type="float" office:value="1">
            <text:p>1</text:p>
          </table:table-cell>
          <table:table-cell table:formula="of:=SUM([.R743];[.R745];[.R747];[.R749];[.R752];[.R754:.R756];[.R758];[.R760])" ns42:value-type="float" table:style-name="ce71" office:value-type="float" office:value="1084">
            <text:p>1084</text:p>
          </table:table-cell>
          <table:table-cell table:formula="of:=SUM([.S743];[.S745];[.S747];[.S749];[.S752];[.S754:.S756];[.S758];[.S760])" ns42:value-type="float" table:style-name="ce71" office:value-type="float" office:value="936">
            <text:p>936</text:p>
          </table:table-cell>
          <table:table-cell table:formula="of:=SUM([.T743];[.T745];[.T747];[.T749];[.T752];[.T754:.T756];[.T758];[.T760])" ns42:value-type="float" table:style-name="ce71" office:value-type="float" office:value="6">
            <text:p>6</text:p>
          </table:table-cell>
          <table:table-cell table:formula="of:=SUM([.U743];[.U745];[.U747];[.U749];[.U752];[.U754:.U756];[.U758];[.U760])" ns42:value-type="float" table:style-name="ce83" office:value-type="float" office:value="2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744];[.I746];[.I748];[.I750:.I751];[.I753];[.I757];[.I759];[.I761:.I762])" ns42:value-type="float" table:style-name="ce65" office:value-type="float" office:value="104">
            <text:p>104</text:p>
          </table:table-cell>
          <table:table-cell table:formula="of:=SUM([.J744];[.J746];[.J748];[.J750:.J751];[.J753];[.J757];[.J759];[.J761:.J762])" ns42:value-type="float" table:style-name="ce71" office:value-type="float" office:value="1">
            <text:p>1</text:p>
          </table:table-cell>
          <table:table-cell table:formula="of:=SUM([.K744];[.K746];[.K748];[.K750:.K751];[.K753];[.K757];[.K759];[.K761:.K762])" ns42:value-type="float" table:style-name="ce71" office:value-type="float" office:value="0">
            <text:p>0</text:p>
          </table:table-cell>
          <table:table-cell table:formula="of:=SUM([.L744];[.L746];[.L748];[.L750:.L751];[.L753];[.L757];[.L759];[.L761:.L762])" ns42:value-type="float" table:style-name="ce71" office:value-type="float" office:value="1">
            <text:p>1</text:p>
          </table:table-cell>
          <table:table-cell table:formula="of:=SUM([.M744];[.M746];[.M748];[.M750:.M751];[.M753];[.M757];[.M759];[.M761:.M762])" ns42:value-type="float" table:style-name="ce71" office:value-type="float" office:value="0">
            <text:p>0</text:p>
          </table:table-cell>
          <table:table-cell table:formula="of:=SUM([.N744];[.N746];[.N748];[.N750:.N751];[.N753];[.N757];[.N759];[.N761:.N762])" ns42:value-type="float" table:style-name="ce71" office:value-type="float" office:value="284">
            <text:p>284</text:p>
          </table:table-cell>
          <table:table-cell table:formula="of:=SUM([.O744];[.O746];[.O748];[.O750:.O751];[.O753];[.O757];[.O759];[.O761:.O762])" ns42:value-type="float" table:style-name="ce71" office:value-type="float" office:value="252">
            <text:p>252</text:p>
          </table:table-cell>
          <table:table-cell table:formula="of:=SUM([.P744];[.P746];[.P748];[.P750:.P751];[.P753];[.P757];[.P759];[.P761:.P762])" ns42:value-type="float" table:style-name="ce71" office:value-type="float" office:value="5">
            <text:p>5</text:p>
          </table:table-cell>
          <table:table-cell table:formula="of:=SUM([.Q744];[.Q746];[.Q748];[.Q750:.Q751];[.Q753];[.Q757];[.Q759];[.Q761:.Q762])" ns42:value-type="float" table:style-name="ce71" office:value-type="float" office:value="2">
            <text:p>2</text:p>
          </table:table-cell>
          <table:table-cell table:formula="of:=SUM([.R744];[.R746];[.R748];[.R750:.R751];[.R753];[.R757];[.R759];[.R761:.R762])" ns42:value-type="float" table:style-name="ce71" office:value-type="float" office:value="289">
            <text:p>289</text:p>
          </table:table-cell>
          <table:table-cell table:formula="of:=SUM([.S744];[.S746];[.S748];[.S750:.S751];[.S753];[.S757];[.S759];[.S761:.S762])" ns42:value-type="float" table:style-name="ce71" office:value-type="float" office:value="254">
            <text:p>254</text:p>
          </table:table-cell>
          <table:table-cell table:formula="of:=SUM([.T744];[.T746];[.T748];[.T750:.T751];[.T753];[.T757];[.T759];[.T761:.T762])" ns42:value-type="float" table:style-name="ce71" office:value-type="float" office:value="1">
            <text:p>1</text:p>
          </table:table-cell>
          <table:table-cell table:formula="of:=SUM([.U744];[.U746];[.U748];[.U750:.U751];[.U753];[.U757];[.U759];[.U761:.U762])" ns42:value-type="float" table:style-name="ce83" office:value-type="float" office:value="2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763:.I764])" ns42:value-type="float" table:style-name="ce65" office:value-type="float" office:value="493">
            <text:p>493</text:p>
          </table:table-cell>
          <table:table-cell table:formula="of:=SUM([.J763:.J764])" ns42:value-type="float" table:style-name="ce71" office:value-type="float" office:value="1">
            <text:p>1</text:p>
          </table:table-cell>
          <table:table-cell table:formula="of:=SUM([.K763:.K764])" ns42:value-type="float" table:style-name="ce71" office:value-type="float" office:value="0">
            <text:p>0</text:p>
          </table:table-cell>
          <table:table-cell table:formula="of:=SUM([.L763:.L764])" ns42:value-type="float" table:style-name="ce71" office:value-type="float" office:value="1">
            <text:p>1</text:p>
          </table:table-cell>
          <table:table-cell table:formula="of:=SUM([.M763:.M764])" ns42:value-type="float" table:style-name="ce71" office:value-type="float" office:value="0">
            <text:p>0</text:p>
          </table:table-cell>
          <table:table-cell table:formula="of:=SUM([.N763:.N764])" ns42:value-type="float" table:style-name="ce71" office:value-type="float" office:value="1344">
            <text:p>1344</text:p>
          </table:table-cell>
          <table:table-cell table:formula="of:=SUM([.O763:.O764])" ns42:value-type="float" table:style-name="ce71" office:value-type="float" office:value="1187">
            <text:p>1187</text:p>
          </table:table-cell>
          <table:table-cell table:formula="of:=SUM([.P763:.P764])" ns42:value-type="float" table:style-name="ce71" office:value-type="float" office:value="29">
            <text:p>29</text:p>
          </table:table-cell>
          <table:table-cell table:formula="of:=SUM([.Q763:.Q764])" ns42:value-type="float" table:style-name="ce71" office:value-type="float" office:value="3">
            <text:p>3</text:p>
          </table:table-cell>
          <table:table-cell table:formula="of:=SUM([.R763:.R764])" ns42:value-type="float" table:style-name="ce71" office:value-type="float" office:value="1373">
            <text:p>1373</text:p>
          </table:table-cell>
          <table:table-cell table:formula="of:=SUM([.S763:.S764])" ns42:value-type="float" table:style-name="ce71" office:value-type="float" office:value="1190">
            <text:p>1190</text:p>
          </table:table-cell>
          <table:table-cell table:formula="of:=SUM([.T763:.T764])" ns42:value-type="float" table:style-name="ce71" office:value-type="float" office:value="7">
            <text:p>7</text:p>
          </table:table-cell>
          <table:table-cell table:formula="of:=SUM([.U763:.U764])" ns42:value-type="float" table:style-name="ce83" office:value-type="float" office:value="4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2" office:value-type="float">
            <text:p>2</text:p>
          </table:table-cell>
          <table:table-cell table:style-name="ce71" table:number-columns-repeated="4"/>
          <table:table-cell table:formula="of:=SUM([.N766];[.P766])" ns42:value-type="float" table:style-name="ce71" office:value-type="float" office:value="0">
            <text:p>0</text:p>
          </table:table-cell>
          <table:table-cell table:formula="of:=SUM([.O766];[.Q766])" ns42:value-type="float" table:style-name="ce71" office:value-type="float" office:value="0">
            <text:p>0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5" office:value-type="float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Dorp de Wijk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80" office:value-type="float">
            <text:p>80</text:p>
          </table:table-cell>
          <table:table-cell ns42:value-type="float" table:style-name="ce71" office:value="7" office:value-type="float">
            <text:p>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ns42:value-type="float" table:style-name="ce71" office:value="156" office:value-type="float">
            <text:p>156</text:p>
          </table:table-cell>
          <table:table-cell ns42:value-type="float" table:style-name="ce71" office:value="153" office:value-type="float">
            <text:p>153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formula="of:=SUM([.N767];[.P767])" ns42:value-type="float" table:style-name="ce71" office:value-type="float" office:value="160">
            <text:p>160</text:p>
          </table:table-cell>
          <table:table-cell table:formula="of:=SUM([.O767];[.Q767])" ns42:value-type="float" table:style-name="ce71" office:value-type="float" office:value="154">
            <text:p>154</text:p>
          </table:table-cell>
          <table:table-cell ns42:value-type="float" table:style-name="ce71" office:value="4" office:value-type="float">
            <text:p>4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Stapel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de Stapel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3" office:value-type="float">
            <text:p>33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78" office:value-type="float">
            <text:p>78</text:p>
          </table:table-cell>
          <table:table-cell ns42:value-type="float" table:style-name="ce71" office:value="76" office:value-type="float">
            <text:p>76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768];[.P768])" ns42:value-type="float" table:style-name="ce71" office:value-type="float" office:value="79">
            <text:p>79</text:p>
          </table:table-cell>
          <table:table-cell table:formula="of:=SUM([.O768];[.Q768])" ns42:value-type="float" table:style-name="ce71" office:value-type="float" office:value="77">
            <text:p>7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Stapel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de Ossesluis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24" office:value-type="float">
            <text:p>24</text:p>
          </table:table-cell>
          <table:table-cell ns42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769];[.P769])" ns42:value-type="float" table:style-name="ce71" office:value-type="float" office:value="24">
            <text:p>24</text:p>
          </table:table-cell>
          <table:table-cell table:formula="of:=SUM([.O769];[.Q769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Stapel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de Eemt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12" office:value-type="float">
            <text:p>12</text:p>
          </table:table-cell>
          <table:table-cell ns42:value-type="float" table:style-name="ce71" office:value="11" office:value-type="float">
            <text:p>11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770];[.P770])" ns42:value-type="float" table:style-name="ce71" office:value-type="float" office:value="13">
            <text:p>13</text:p>
          </table:table-cell>
          <table:table-cell table:formula="of:=SUM([.O770];[.Q770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Haalweide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de Haalwei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1" office:value-type="float">
            <text:p>11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32" office:value-type="float">
            <text:p>32</text:p>
          </table:table-cell>
          <table:table-cell ns42:value-type="float" table:style-name="ce71" office:value="31" office:value-type="float">
            <text:p>31</text:p>
          </table:table-cell>
          <table:table-cell table:style-name="ce71" table:number-columns-repeated="2"/>
          <table:table-cell table:formula="of:=SUM([.N771];[.P771])" ns42:value-type="float" table:style-name="ce71" office:value-type="float" office:value="32">
            <text:p>32</text:p>
          </table:table-cell>
          <table:table-cell table:formula="of:=SUM([.O771];[.Q771])" ns42:value-type="float" table:style-name="ce71" office:value-type="float" office:value="31">
            <text:p>3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Haalweide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den Hof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12" office:value-type="float">
            <text:p>12</text:p>
          </table:table-cell>
          <table:table-cell ns42:value-type="float" table:style-name="ce71" office:value="14" office:value-type="float">
            <text:p>14</text:p>
          </table:table-cell>
          <table:table-cell table:style-name="ce71" table:number-columns-repeated="2"/>
          <table:table-cell table:formula="of:=SUM([.N772];[.P772])" ns42:value-type="float" table:style-name="ce71" office:value-type="float" office:value="12">
            <text:p>12</text:p>
          </table:table-cell>
          <table:table-cell table:formula="of:=SUM([.O772];[.Q772])" ns42:value-type="float" table:style-name="ce71" office:value-type="float" office:value="14">
            <text:p>1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Oosterwijk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Ooster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0" office:value-type="float">
            <text:p>30</text:p>
          </table:table-cell>
          <table:table-cell table:style-name="ce71" table:number-columns-repeated="4"/>
          <table:table-cell ns42:value-type="float" table:style-name="ce71" office:value="68" office:value-type="float">
            <text:p>68</text:p>
          </table:table-cell>
          <table:table-cell ns42:value-type="float" table:style-name="ce71" office:value="63" office:value-type="float">
            <text:p>63</text:p>
          </table:table-cell>
          <table:table-cell table:style-name="ce71" table:number-columns-repeated="2"/>
          <table:table-cell table:formula="of:=SUM([.N773];[.P773])" ns42:value-type="float" table:style-name="ce71" office:value-type="float" office:value="68">
            <text:p>68</text:p>
          </table:table-cell>
          <table:table-cell table:formula="of:=SUM([.O773];[.Q773])" ns42:value-type="float" table:style-name="ce71" office:value-type="float" office:value="63">
            <text:p>63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Oosterwijk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Wijksbru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table:style-name="ce71" office:value="13" office:value-type="float">
            <text:p>13</text:p>
          </table:table-cell>
          <table:table-cell ns42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774];[.P774])" ns42:value-type="float" table:style-name="ce71" office:value-type="float" office:value="13">
            <text:p>13</text:p>
          </table:table-cell>
          <table:table-cell table:formula="of:=SUM([.O774];[.Q774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Oosterwijk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Noordwijk</text:p>
          </table:table-cell>
          <table:table-cell ns42:value-type="string" table:style-name="ce44" office:value-type="string">
            <text:p>Armwerkhuis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office:value="6" table:style-name="ce71" table:number-columns-repeated="2" office:value-type="float">
            <text:p>6</text:p>
          </table:table-cell>
          <table:table-cell table:style-name="ce71" table:number-columns-repeated="2"/>
          <table:table-cell table:formula="of:=SUM([.N775];[.P775])" ns42:value-type="float" table:style-name="ce71" office:value-type="float" office:value="6">
            <text:p>6</text:p>
          </table:table-cell>
          <table:table-cell table:formula="of:=SUM([.O775];[.Q775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Oosterwijk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Noordwijk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1" office:value-type="float">
            <text:p>11</text:p>
          </table:table-cell>
          <table:table-cell ns42:value-type="float" table:style-name="ce71" office:value="8" office:value-type="float">
            <text:p>8</text:p>
          </table:table-cell>
          <table:table-cell table:style-name="ce71" table:number-columns-repeated="2"/>
          <table:table-cell table:formula="of:=SUM([.N776];[.P776])" ns42:value-type="float" table:style-name="ce71" office:value-type="float" office:value="11">
            <text:p>11</text:p>
          </table:table-cell>
          <table:table-cell table:formula="of:=SUM([.O776];[.Q776])" ns42:value-type="float" table:style-name="ce71" office:value-type="float" office:value="8">
            <text:p>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Oosterwijk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Wijksbroe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3" office:value-type="float">
            <text:p>23</text:p>
          </table:table-cell>
          <table:table-cell ns42:value-type="float" table:style-name="ce71" office:value="24" office:value-type="float">
            <text:p>24</text:p>
          </table:table-cell>
          <table:table-cell table:style-name="ce71" table:number-columns-repeated="2"/>
          <table:table-cell table:formula="of:=SUM([.N777];[.P777])" ns42:value-type="float" table:style-name="ce71" office:value-type="float" office:value="23">
            <text:p>23</text:p>
          </table:table-cell>
          <table:table-cell table:formula="of:=SUM([.O777];[.Q777])" ns42:value-type="float" table:style-name="ce71" office:value-type="float" office:value="24">
            <text:p>2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Oosterwijk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Postwe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3" office:value-type="float">
            <text:p>3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2"/>
          <table:table-cell table:formula="of:=SUM([.N778];[.P778])" ns42:value-type="float" table:style-name="ce71" office:value-type="float" office:value="3">
            <text:p>3</text:p>
          </table:table-cell>
          <table:table-cell table:formula="of:=SUM([.O778];[.Q778])" ns42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Schiphorst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Schiphors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6" office:value-type="float">
            <text:p>16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52" office:value-type="float">
            <text:p>52</text:p>
          </table:table-cell>
          <table:table-cell ns42:value-type="float" table:style-name="ce71" office:value="53" office:value-type="float">
            <text:p>53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779];[.P779])" ns42:value-type="float" table:style-name="ce71" office:value-type="float" office:value="53">
            <text:p>53</text:p>
          </table:table-cell>
          <table:table-cell table:formula="of:=SUM([.O779];[.Q779])" ns42:value-type="float" table:style-name="ce71" office:value-type="float" office:value="54">
            <text:p>54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Schiphorst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Voor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4" office:value-type="float">
            <text:p>4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2"/>
          <table:table-cell table:formula="of:=SUM([.N780];[.P780])" ns42:value-type="float" table:style-name="ce71" office:value-type="float" office:value="4">
            <text:p>4</text:p>
          </table:table-cell>
          <table:table-cell table:formula="of:=SUM([.O780];[.Q780])" ns42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Schiphorst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Dikning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4" office:value-type="float">
            <text:p>14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781];[.P781])" ns42:value-type="float" table:style-name="ce71" office:value-type="float" office:value="14">
            <text:p>14</text:p>
          </table:table-cell>
          <table:table-cell table:formula="of:=SUM([.O781];[.Q781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Schiphorst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Havixhors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16" office:value-type="float">
            <text:p>16</text:p>
          </table:table-cell>
          <table:table-cell ns42:value-type="float" table:style-name="ce71" office:value="18" office:value-type="float">
            <text:p>18</text:p>
          </table:table-cell>
          <table:table-cell table:style-name="ce71" table:number-columns-repeated="2"/>
          <table:table-cell table:formula="of:=SUM([.N782];[.P782])" ns42:value-type="float" table:style-name="ce71" office:value-type="float" office:value="16">
            <text:p>16</text:p>
          </table:table-cell>
          <table:table-cell table:formula="of:=SUM([.O782];[.Q782])" ns42:value-type="float" table:style-name="ce71" office:value-type="float" office:value="18">
            <text:p>1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Schiphorst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Lokkerij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14" office:value-type="float">
            <text:p>14</text:p>
          </table:table-cell>
          <table:table-cell ns42:value-type="float" table:style-name="ce71" office:value="15" office:value-type="float">
            <text:p>15</text:p>
          </table:table-cell>
          <table:table-cell table:style-name="ce71" table:number-columns-repeated="2"/>
          <table:table-cell table:formula="of:=SUM([.N783];[.P783])" ns42:value-type="float" table:style-name="ce71" office:value-type="float" office:value="14">
            <text:p>14</text:p>
          </table:table-cell>
          <table:table-cell table:formula="of:=SUM([.O783];[.Q783])" ns42:value-type="float" table:style-name="ce71" office:value-type="float" office:value="15">
            <text:p>1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Schiphorst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de Kniep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3" office:value-type="float">
            <text:p>3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2"/>
          <table:table-cell table:formula="of:=SUM([.N784];[.P784])" ns42:value-type="float" table:style-name="ce71" office:value-type="float" office:value="3">
            <text:p>3</text:p>
          </table:table-cell>
          <table:table-cell table:formula="of:=SUM([.O784];[.Q784])" ns42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Schiphorst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de Weterin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2" office:value-type="float">
            <text:p>12</text:p>
          </table:table-cell>
          <table:table-cell ns42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785];[.P785])" ns42:value-type="float" table:style-name="ce71" office:value-type="float" office:value="12">
            <text:p>12</text:p>
          </table:table-cell>
          <table:table-cell table:formula="of:=SUM([.O785];[.Q785])" ns42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Schiphorst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de Veldkamp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5" office:value-type="float">
            <text:p>15</text:p>
          </table:table-cell>
          <table:table-cell ns42:value-type="float" table:style-name="ce71" office:value="12" office:value-type="float">
            <text:p>12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786];[.P786])" ns42:value-type="float" table:style-name="ce71" office:value-type="float" office:value="15">
            <text:p>15</text:p>
          </table:table-cell>
          <table:table-cell table:formula="of:=SUM([.O786];[.Q786])" ns42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Schiphorst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de Bulderij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9" office:value-type="float">
            <text:p>9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5" office:value-type="float">
            <text:p>5</text:p>
          </table:table-cell>
          <table:table-cell table:formula="of:=SUM([.N787];[.P787])" ns42:value-type="float" table:style-name="ce71" office:value-type="float" office:value="12">
            <text:p>12</text:p>
          </table:table-cell>
          <table:table-cell table:formula="of:=SUM([.O787];[.Q787])" ns42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Schiphorst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de Dijkstalligerhuiz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13" office:value-type="float">
            <text:p>13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788];[.P788])" ns42:value-type="float" table:style-name="ce71" office:value-type="float" office:value="13">
            <text:p>13</text:p>
          </table:table-cell>
          <table:table-cell table:formula="of:=SUM([.O788];[.Q788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Schiphorst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de Kloeterij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10" office:value-type="float">
            <text:p>10</text:p>
          </table:table-cell>
          <table:table-cell ns42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789];[.P789])" ns42:value-type="float" table:style-name="ce71" office:value-type="float" office:value="10">
            <text:p>10</text:p>
          </table:table-cell>
          <table:table-cell table:formula="of:=SUM([.O789];[.Q789])" ns42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Schiphorst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het Roga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table:style-name="ce71" table:number-columns-repeated="4"/>
          <table:table-cell ns42:value-type="float" table:style-name="ce71" office:value="31" office:value-type="float">
            <text:p>31</text:p>
          </table:table-cell>
          <table:table-cell ns42:value-type="float" table:style-name="ce71" office:value="25" office:value-type="float">
            <text:p>25</text:p>
          </table:table-cell>
          <table:table-cell table:style-name="ce71" table:number-columns-repeated="2"/>
          <table:table-cell table:formula="of:=SUM([.N790];[.P790])" ns42:value-type="float" table:style-name="ce71" office:value-type="float" office:value="31">
            <text:p>31</text:p>
          </table:table-cell>
          <table:table-cell table:formula="of:=SUM([.O790];[.Q790])" ns42:value-type="float" table:style-name="ce71" office:value-type="float" office:value="25">
            <text:p>2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Schiphorst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Dikningerbroe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table:style-name="ce71" office:value="15" office:value-type="float">
            <text:p>15</text:p>
          </table:table-cell>
          <table:table-cell ns42:value-type="float" table:style-name="ce71" office:value="17" office:value-type="float">
            <text:p>17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791];[.P791])" ns42:value-type="float" table:style-name="ce71" office:value-type="float" office:value="16">
            <text:p>16</text:p>
          </table:table-cell>
          <table:table-cell table:formula="of:=SUM([.O791];[.Q791])" ns42:value-type="float" table:style-name="ce71" office:value-type="float" office:value="17">
            <text:p>1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Schiphorst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de Hoev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8" office:value-type="float">
            <text:p>8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792];[.P792])" ns42:value-type="float" table:style-name="ce71" office:value-type="float" office:value="8">
            <text:p>8</text:p>
          </table:table-cell>
          <table:table-cell table:formula="of:=SUM([.O792];[.Q792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Oshaar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uurtschap de Oshaa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table:style-name="ce71" table:number-columns-repeated="4"/>
          <table:table-cell ns42:value-type="float" table:style-name="ce71" office:value="28" office:value-type="float">
            <text:p>28</text:p>
          </table:table-cell>
          <table:table-cell ns42:value-type="float" table:style-name="ce71" office:value="23" office:value-type="float">
            <text:p>23</text:p>
          </table:table-cell>
          <table:table-cell table:style-name="ce71"/>
          <table:table-cell ns42:value-type="float" table:style-name="ce71" office:value="2" office:value-type="float">
            <text:p>2</text:p>
          </table:table-cell>
          <table:table-cell table:formula="of:=SUM([.N793];[.P793])" ns42:value-type="float" table:style-name="ce71" office:value-type="float" office:value="28">
            <text:p>28</text:p>
          </table:table-cell>
          <table:table-cell table:formula="of:=SUM([.O793];[.Q793])" ns42:value-type="float" table:style-name="ce71" office:value-type="float" office:value="25">
            <text:p>25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Oshaar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uurtschap de Russ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11" office:value-type="float">
            <text:p>11</text:p>
          </table:table-cell>
          <table:table-cell ns42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794];[.P794])" ns42:value-type="float" table:style-name="ce71" office:value-type="float" office:value="11">
            <text:p>11</text:p>
          </table:table-cell>
          <table:table-cell table:formula="of:=SUM([.O794];[.Q794])" ns42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Oshaar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uurtschap de Koekangeregg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5" office:value-type="float">
            <text:p>1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41" office:value-type="float">
            <text:p>41</text:p>
          </table:table-cell>
          <table:table-cell ns42:value-type="float" table:style-name="ce71" office:value="32" office:value-type="float">
            <text:p>32</text:p>
          </table:table-cell>
          <table:table-cell table:style-name="ce71" table:number-columns-repeated="2"/>
          <table:table-cell table:formula="of:=SUM([.N795];[.P795])" ns42:value-type="float" table:style-name="ce71" office:value-type="float" office:value="41">
            <text:p>41</text:p>
          </table:table-cell>
          <table:table-cell table:formula="of:=SUM([.O795];[.Q795])" ns42:value-type="float" table:style-name="ce71" office:value-type="float" office:value="32">
            <text:p>3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Zuid Koekange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uurtschap Lage Linthors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33" office:value-type="float">
            <text:p>33</text:p>
          </table:table-cell>
          <table:table-cell ns42:value-type="float" table:style-name="ce71" office:value="30" office:value-type="float">
            <text:p>30</text:p>
          </table:table-cell>
          <table:table-cell table:style-name="ce71" table:number-columns-repeated="2"/>
          <table:table-cell table:formula="of:=SUM([.N796];[.P796])" ns42:value-type="float" table:style-name="ce71" office:value-type="float" office:value="33">
            <text:p>33</text:p>
          </table:table-cell>
          <table:table-cell table:formula="of:=SUM([.O796];[.Q796])" ns42:value-type="float" table:style-name="ce71" office:value-type="float" office:value="30">
            <text:p>30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Zuid Koekange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uurtschap Zuid Koekang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2" office:value-type="float">
            <text:p>32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89" office:value-type="float">
            <text:p>89</text:p>
          </table:table-cell>
          <table:table-cell ns42:value-type="float" table:style-name="ce71" office:value="85" office:value-type="float">
            <text:p>85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formula="of:=SUM([.N797];[.P797])" ns42:value-type="float" table:style-name="ce71" office:value-type="float" office:value="93">
            <text:p>93</text:p>
          </table:table-cell>
          <table:table-cell table:formula="of:=SUM([.O797];[.Q797])" ns42:value-type="float" table:style-name="ce71" office:value-type="float" office:value="86">
            <text:p>8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Zuid Koekange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uurtschap Struikber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8" office:value-type="float">
            <text:p>18</text:p>
          </table:table-cell>
          <table:table-cell table:style-name="ce71" table:number-columns-repeated="4"/>
          <table:table-cell ns42:value-type="float" table:style-name="ce71" office:value="42" office:value-type="float">
            <text:p>42</text:p>
          </table:table-cell>
          <table:table-cell ns42:value-type="float" table:style-name="ce71" office:value="29" office:value-type="float">
            <text:p>29</text:p>
          </table:table-cell>
          <table:table-cell table:style-name="ce71" table:number-columns-repeated="2"/>
          <table:table-cell table:formula="of:=SUM([.N798];[.P798])" ns42:value-type="float" table:style-name="ce71" office:value-type="float" office:value="42">
            <text:p>42</text:p>
          </table:table-cell>
          <table:table-cell table:formula="of:=SUM([.O798];[.Q798])" ns42:value-type="float" table:style-name="ce71" office:value-type="float" office:value="29">
            <text:p>29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Noord Koekange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uurtschap Noord Koekang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7" office:value-type="float">
            <text:p>37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99" office:value-type="float">
            <text:p>99</text:p>
          </table:table-cell>
          <table:table-cell ns42:value-type="float" table:style-name="ce71" office:value="92" office:value-type="float">
            <text:p>9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799];[.P799])" ns42:value-type="float" table:style-name="ce71" office:value-type="float" office:value="100">
            <text:p>100</text:p>
          </table:table-cell>
          <table:table-cell table:formula="of:=SUM([.O799];[.Q799])" ns42:value-type="float" table:style-name="ce71" office:value-type="float" office:value="92">
            <text:p>92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Noord Koekange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uurtschap Koekanger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8" office:value-type="float">
            <text:p>28</text:p>
          </table:table-cell>
          <table:table-cell table:style-name="ce71" table:number-columns-repeated="4"/>
          <table:table-cell ns42:value-type="float" table:style-name="ce71" office:value="61" office:value-type="float">
            <text:p>61</text:p>
          </table:table-cell>
          <table:table-cell ns42:value-type="float" table:style-name="ce71" office:value="54" office:value-type="float">
            <text:p>54</text:p>
          </table:table-cell>
          <table:table-cell table:style-name="ce71" table:number-columns-repeated="2"/>
          <table:table-cell table:formula="of:=SUM([.N800];[.P800])" ns42:value-type="float" table:style-name="ce71" office:value-type="float" office:value="61">
            <text:p>61</text:p>
          </table:table-cell>
          <table:table-cell table:formula="of:=SUM([.O800];[.Q800])" ns42:value-type="float" table:style-name="ce71" office:value-type="float" office:value="54">
            <text:p>5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Koekangerdwarsdijk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uurtschap Schoonvel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14" office:value-type="float">
            <text:p>14</text:p>
          </table:table-cell>
          <table:table-cell ns42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801];[.P801])" ns42:value-type="float" table:style-name="ce71" office:value-type="float" office:value="14">
            <text:p>14</text:p>
          </table:table-cell>
          <table:table-cell table:formula="of:=SUM([.O801];[.Q801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Koekangerdwarsdijk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uurtschap Hooge Linthors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5" office:value-type="float">
            <text:p>5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802];[.P802])" ns42:value-type="float" table:style-name="ce71" office:value-type="float" office:value="5">
            <text:p>5</text:p>
          </table:table-cell>
          <table:table-cell table:formula="of:=SUM([.O802];[.Q802])" ns42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Koekangerdwarsdijk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uurtschap Koekangerdwarsd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4" office:value-type="float">
            <text:p>54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17" office:value-type="float">
            <text:p>117</text:p>
          </table:table-cell>
          <table:table-cell ns42:value-type="float" table:style-name="ce71" office:value="112" office:value-type="float">
            <text:p>112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71" office:value="2" office:value-type="float">
            <text:p>2</text:p>
          </table:table-cell>
          <table:table-cell table:formula="of:=SUM([.N803];[.P803])" ns42:value-type="float" table:style-name="ce71" office:value-type="float" office:value="118">
            <text:p>118</text:p>
          </table:table-cell>
          <table:table-cell table:formula="of:=SUM([.O803];[.Q803])" ns42:value-type="float" table:style-name="ce71" office:value-type="float" office:value="114">
            <text:p>114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767])" ns42:value-type="float" table:style-name="ce65" office:value-type="float" office:value="80">
            <text:p>80</text:p>
          </table:table-cell>
          <table:table-cell table:formula="of:=SUM([.J767])" ns42:value-type="float" table:style-name="ce71" office:value-type="float" office:value="7">
            <text:p>7</text:p>
          </table:table-cell>
          <table:table-cell table:formula="of:=SUM([.K767])" ns42:value-type="float" table:style-name="ce71" office:value-type="float" office:value="1">
            <text:p>1</text:p>
          </table:table-cell>
          <table:table-cell table:formula="of:=SUM([.L767])" ns42:value-type="float" table:style-name="ce71" office:value-type="float" office:value="0">
            <text:p>0</text:p>
          </table:table-cell>
          <table:table-cell table:formula="of:=SUM([.M767])" ns42:value-type="float" table:style-name="ce71" office:value-type="float" office:value="0">
            <text:p>0</text:p>
          </table:table-cell>
          <table:table-cell table:formula="of:=SUM([.N767])" ns42:value-type="float" table:style-name="ce71" office:value-type="float" office:value="156">
            <text:p>156</text:p>
          </table:table-cell>
          <table:table-cell table:formula="of:=SUM([.O767])" ns42:value-type="float" table:style-name="ce71" office:value-type="float" office:value="153">
            <text:p>153</text:p>
          </table:table-cell>
          <table:table-cell table:formula="of:=SUM([.P767])" ns42:value-type="float" table:style-name="ce71" office:value-type="float" office:value="4">
            <text:p>4</text:p>
          </table:table-cell>
          <table:table-cell table:formula="of:=SUM([.Q767])" ns42:value-type="float" table:style-name="ce71" office:value-type="float" office:value="1">
            <text:p>1</text:p>
          </table:table-cell>
          <table:table-cell table:formula="of:=SUM([.R767])" ns42:value-type="float" table:style-name="ce71" office:value-type="float" office:value="160">
            <text:p>160</text:p>
          </table:table-cell>
          <table:table-cell table:formula="of:=SUM([.S767])" ns42:value-type="float" table:style-name="ce71" office:value-type="float" office:value="154">
            <text:p>154</text:p>
          </table:table-cell>
          <table:table-cell table:formula="of:=SUM([.T767])" ns42:value-type="float" table:style-name="ce71" office:value-type="float" office:value="4">
            <text:p>4</text:p>
          </table:table-cell>
          <table:table-cell table:formula="of:=SUM([.U767])" ns42:value-type="float" table:style-name="ce83" office:value-type="float" office:value="0">
            <text:p>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table:formula="of:=SUM([.I768:.I803])" ns42:value-type="float" table:style-name="ce65" office:value-type="float" office:value="406">
            <text:p>406</text:p>
          </table:table-cell>
          <table:table-cell table:formula="of:=SUM([.J768:.J803])" ns42:value-type="float" table:style-name="ce71" office:value-type="float" office:value="20">
            <text:p>20</text:p>
          </table:table-cell>
          <table:table-cell table:formula="of:=SUM([.K768:.K803])" ns42:value-type="float" table:style-name="ce71" office:value-type="float" office:value="0">
            <text:p>0</text:p>
          </table:table-cell>
          <table:table-cell table:formula="of:=SUM([.L768:.L803])" ns42:value-type="float" table:style-name="ce71" office:value-type="float" office:value="0">
            <text:p>0</text:p>
          </table:table-cell>
          <table:table-cell table:formula="of:=SUM([.M768:.M803])" ns42:value-type="float" table:style-name="ce71" office:value-type="float" office:value="0">
            <text:p>0</text:p>
          </table:table-cell>
          <table:table-cell table:formula="of:=SUM([.N768:.N803])" ns42:value-type="float" table:style-name="ce71" office:value-type="float" office:value="1038">
            <text:p>1038</text:p>
          </table:table-cell>
          <table:table-cell table:formula="of:=SUM([.O768:.O803])" ns42:value-type="float" table:style-name="ce71" office:value-type="float" office:value="942">
            <text:p>942</text:p>
          </table:table-cell>
          <table:table-cell table:formula="of:=SUM([.P768:.P803])" ns42:value-type="float" table:style-name="ce71" office:value-type="float" office:value="13">
            <text:p>13</text:p>
          </table:table-cell>
          <table:table-cell table:formula="of:=SUM([.Q768:.Q803])" ns42:value-type="float" table:style-name="ce71" office:value-type="float" office:value="14">
            <text:p>14</text:p>
          </table:table-cell>
          <table:table-cell table:formula="of:=SUM([.R768:.R803])" ns42:value-type="float" table:style-name="ce71" office:value-type="float" office:value="1051">
            <text:p>1051</text:p>
          </table:table-cell>
          <table:table-cell table:formula="of:=SUM([.S768:.S803])" ns42:value-type="float" table:style-name="ce71" office:value-type="float" office:value="956">
            <text:p>956</text:p>
          </table:table-cell>
          <table:table-cell table:formula="of:=SUM([.T768:.T803])" ns42:value-type="float" table:style-name="ce71" office:value-type="float" office:value="6">
            <text:p>6</text:p>
          </table:table-cell>
          <table:table-cell table:formula="of:=SUM([.U768:.U803])" ns42:value-type="float" table:style-name="ce83" office:value-type="float" office:value="4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804:.I805])" ns42:value-type="float" table:style-name="ce65" office:value-type="float" office:value="486">
            <text:p>486</text:p>
          </table:table-cell>
          <table:table-cell table:formula="of:=SUM([.J804:.J805])" ns42:value-type="float" table:style-name="ce71" office:value-type="float" office:value="27">
            <text:p>27</text:p>
          </table:table-cell>
          <table:table-cell table:formula="of:=SUM([.K804:.K805])" ns42:value-type="float" table:style-name="ce71" office:value-type="float" office:value="1">
            <text:p>1</text:p>
          </table:table-cell>
          <table:table-cell table:formula="of:=SUM([.L804:.L805])" ns42:value-type="float" table:style-name="ce71" office:value-type="float" office:value="0">
            <text:p>0</text:p>
          </table:table-cell>
          <table:table-cell table:formula="of:=SUM([.M804:.M805])" ns42:value-type="float" table:style-name="ce71" office:value-type="float" office:value="0">
            <text:p>0</text:p>
          </table:table-cell>
          <table:table-cell table:formula="of:=SUM([.N804:.N805])" ns42:value-type="float" table:style-name="ce71" office:value-type="float" office:value="1194">
            <text:p>1194</text:p>
          </table:table-cell>
          <table:table-cell table:formula="of:=SUM([.O804:.O805])" ns42:value-type="float" table:style-name="ce71" office:value-type="float" office:value="1095">
            <text:p>1095</text:p>
          </table:table-cell>
          <table:table-cell table:formula="of:=SUM([.P804:.P805])" ns42:value-type="float" table:style-name="ce71" office:value-type="float" office:value="17">
            <text:p>17</text:p>
          </table:table-cell>
          <table:table-cell table:formula="of:=SUM([.Q804:.Q805])" ns42:value-type="float" table:style-name="ce71" office:value-type="float" office:value="15">
            <text:p>15</text:p>
          </table:table-cell>
          <table:table-cell table:formula="of:=SUM([.R804:.R805])" ns42:value-type="float" table:style-name="ce71" office:value-type="float" office:value="1211">
            <text:p>1211</text:p>
          </table:table-cell>
          <table:table-cell table:formula="of:=SUM([.S804:.S805])" ns42:value-type="float" table:style-name="ce71" office:value-type="float" office:value="1110">
            <text:p>1110</text:p>
          </table:table-cell>
          <table:table-cell table:formula="of:=SUM([.T804:.T805])" ns42:value-type="float" table:style-name="ce71" office:value-type="float" office:value="10">
            <text:p>10</text:p>
          </table:table-cell>
          <table:table-cell table:formula="of:=SUM([.U804:.U805])" ns42:value-type="float" table:style-name="ce83" office:value-type="float" office:value="4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6" office:value-type="float">
            <text:p>6</text:p>
          </table:table-cell>
          <table:table-cell table:style-name="ce71" table:number-columns-repeated="4"/>
          <table:table-cell table:formula="of:=SUM([.N807];[.P807])" ns42:value-type="float" table:style-name="ce71" office:value-type="float" office:value="0">
            <text:p>0</text:p>
          </table:table-cell>
          <table:table-cell table:formula="of:=SUM([.O807];[.Q807])" ns42:value-type="float" table:style-name="ce71" office:value-type="float" office:value="0">
            <text:p>0</text:p>
          </table:table-cell>
          <table:table-cell ns42:value-type="float" table:style-name="ce71" office:value="20" office:value-type="float">
            <text:p>20</text:p>
          </table:table-cell>
          <table:table-cell ns42:value-type="float" table:style-name="ce83" office:value="12" office:value-type="float">
            <text:p>1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Dorp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33" office:value-type="float">
            <text:p>233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3"/>
          <table:table-cell ns42:value-type="float" table:style-name="ce71" office:value="512" office:value-type="float">
            <text:p>512</text:p>
          </table:table-cell>
          <table:table-cell ns42:value-type="float" table:style-name="ce71" office:value="534" office:value-type="float">
            <text:p>534</text:p>
          </table:table-cell>
          <table:table-cell ns42:value-type="float" office:value="6" table:style-name="ce71" table:number-columns-repeated="2" office:value-type="float">
            <text:p>6</text:p>
          </table:table-cell>
          <table:table-cell table:formula="of:=SUM([.N808];[.P808])" ns42:value-type="float" table:style-name="ce71" office:value-type="float" office:value="518">
            <text:p>518</text:p>
          </table:table-cell>
          <table:table-cell table:formula="of:=SUM([.O808];[.Q808])" ns42:value-type="float" table:style-name="ce71" office:value-type="float" office:value="540">
            <text:p>540</text:p>
          </table:table-cell>
          <table:table-cell ns42:value-type="float" table:style-name="ce71" office:value="11" office:value-type="float">
            <text:p>11</text:p>
          </table:table-cell>
          <table:table-cell ns42:value-type="float" table:style-name="ce83" office:value="7" office:value-type="float">
            <text:p>7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Dorp</text:p>
          </table:table-cell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1" office:value-type="float">
            <text:p>1</text:p>
          </table:table-cell>
          <table:table-cell table:style-name="ce71"/>
          <table:table-cell ns42:value-type="float" office:value="2" table:style-name="ce71" table:number-columns-repeated="2" office:value-type="float">
            <text:p>2</text:p>
          </table:table-cell>
          <table:table-cell table:style-name="ce71" table:number-columns-repeated="2"/>
          <table:table-cell table:formula="of:=SUM([.N809];[.P809])" ns42:value-type="float" table:style-name="ce71" office:value-type="float" office:value="2">
            <text:p>2</text:p>
          </table:table-cell>
          <table:table-cell table:formula="of:=SUM([.O809];[.Q809])" ns42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Schuilingsoor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8" office:value-type="float">
            <text:p>4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12" office:value-type="float">
            <text:p>112</text:p>
          </table:table-cell>
          <table:table-cell ns42:value-type="float" table:style-name="ce71" office:value="97" office:value-type="float">
            <text:p>97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810];[.P810])" ns42:value-type="float" table:style-name="ce71" office:value-type="float" office:value="114">
            <text:p>114</text:p>
          </table:table-cell>
          <table:table-cell table:formula="of:=SUM([.O810];[.Q810])" ns42:value-type="float" table:style-name="ce71" office:value-type="float" office:value="97">
            <text:p>9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Midlar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5" office:value-type="float">
            <text:p>55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3"/>
          <table:table-cell ns42:value-type="float" table:style-name="ce71" office:value="115" office:value-type="float">
            <text:p>115</text:p>
          </table:table-cell>
          <table:table-cell ns42:value-type="float" table:style-name="ce71" office:value="132" office:value-type="float">
            <text:p>132</text:p>
          </table:table-cell>
          <table:table-cell table:style-name="ce71" table:number-columns-repeated="2"/>
          <table:table-cell table:formula="of:=SUM([.N811];[.P811])" ns42:value-type="float" table:style-name="ce71" office:value-type="float" office:value="115">
            <text:p>115</text:p>
          </table:table-cell>
          <table:table-cell table:formula="of:=SUM([.O811];[.Q811])" ns42:value-type="float" table:style-name="ce71" office:value-type="float" office:value="132">
            <text:p>13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Vlankensloo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28" office:value-type="float">
            <text:p>28</text:p>
          </table:table-cell>
          <table:table-cell ns42:value-type="float" table:style-name="ce71" office:value="29" office:value-type="float">
            <text:p>29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12];[.P812])" ns42:value-type="float" table:style-name="ce71" office:value-type="float" office:value="29">
            <text:p>29</text:p>
          </table:table-cell>
          <table:table-cell table:formula="of:=SUM([.O812];[.Q812])" ns42:value-type="float" table:style-name="ce71" office:value-type="float" office:value="29">
            <text:p>2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de Groev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8" office:value-type="float">
            <text:p>3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95" office:value-type="float">
            <text:p>95</text:p>
          </table:table-cell>
          <table:table-cell ns42:value-type="float" table:style-name="ce71" office:value="100" office:value-type="float">
            <text:p>100</text:p>
          </table:table-cell>
          <table:table-cell table:style-name="ce71" table:number-columns-repeated="2"/>
          <table:table-cell table:formula="of:=SUM([.N813];[.P813])" ns42:value-type="float" table:style-name="ce71" office:value-type="float" office:value="95">
            <text:p>95</text:p>
          </table:table-cell>
          <table:table-cell table:formula="of:=SUM([.O813];[.Q813])" ns42:value-type="float" table:style-name="ce71" office:value-type="float" office:value="100">
            <text:p>100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22" office:value-type="string">
            <text:p>Waterschap Zuidlaren-Hoogezand</text:p>
          </table:table-cell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Zuidlaarder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7" office:value-type="float">
            <text:p>2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74" office:value-type="float">
            <text:p>74</text:p>
          </table:table-cell>
          <table:table-cell ns42:value-type="float" table:style-name="ce71" office:value="55" office:value-type="float">
            <text:p>55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14];[.P814])" ns42:value-type="float" table:style-name="ce71" office:value-type="float" office:value="75">
            <text:p>75</text:p>
          </table:table-cell>
          <table:table-cell table:formula="of:=SUM([.O814];[.Q814])" ns42:value-type="float" table:style-name="ce71" office:value-type="float" office:value="55">
            <text:p>5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Zuidlaarderveen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7" office:value-type="float">
            <text:p>2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74" office:value-type="float">
            <text:p>74</text:p>
          </table:table-cell>
          <table:table-cell ns42:value-type="float" table:style-name="ce71" office:value="76" office:value-type="float">
            <text:p>76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15];[.P815])" ns42:value-type="float" table:style-name="ce71" office:value-type="float" office:value="75">
            <text:p>75</text:p>
          </table:table-cell>
          <table:table-cell table:formula="of:=SUM([.O815];[.Q815])" ns42:value-type="float" table:style-name="ce71" office:value-type="float" office:value="76">
            <text:p>7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808:.I809])" ns42:value-type="float" table:style-name="ce65" office:value-type="float" office:value="233">
            <text:p>233</text:p>
          </table:table-cell>
          <table:table-cell table:formula="of:=SUM([.J808:.J809])" ns42:value-type="float" table:style-name="ce71" office:value-type="float" office:value="7">
            <text:p>7</text:p>
          </table:table-cell>
          <table:table-cell table:formula="of:=SUM([.K808:.K809])" ns42:value-type="float" table:style-name="ce71" office:value-type="float" office:value="0">
            <text:p>0</text:p>
          </table:table-cell>
          <table:table-cell table:formula="of:=SUM([.L808:.L809])" ns42:value-type="float" table:style-name="ce71" office:value-type="float" office:value="1">
            <text:p>1</text:p>
          </table:table-cell>
          <table:table-cell table:formula="of:=SUM([.M808:.M809])" ns42:value-type="float" table:style-name="ce71" office:value-type="float" office:value="0">
            <text:p>0</text:p>
          </table:table-cell>
          <table:table-cell table:formula="of:=SUM([.N808:.N809])" ns42:value-type="float" table:style-name="ce71" office:value-type="float" office:value="514">
            <text:p>514</text:p>
          </table:table-cell>
          <table:table-cell table:formula="of:=SUM([.O808:.O809])" ns42:value-type="float" table:style-name="ce71" office:value-type="float" office:value="536">
            <text:p>536</text:p>
          </table:table-cell>
          <table:table-cell table:formula="of:=SUM([.P808:.P809])" ns42:value-type="float" table:style-name="ce71" office:value-type="float" office:value="6">
            <text:p>6</text:p>
          </table:table-cell>
          <table:table-cell table:formula="of:=SUM([.Q808:.Q809])" ns42:value-type="float" table:style-name="ce71" office:value-type="float" office:value="6">
            <text:p>6</text:p>
          </table:table-cell>
          <table:table-cell table:formula="of:=SUM([.R808:.R809])" ns42:value-type="float" table:style-name="ce71" office:value-type="float" office:value="520">
            <text:p>520</text:p>
          </table:table-cell>
          <table:table-cell table:formula="of:=SUM([.S808:.S809])" ns42:value-type="float" table:style-name="ce71" office:value-type="float" office:value="542">
            <text:p>542</text:p>
          </table:table-cell>
          <table:table-cell table:formula="of:=SUM([.T808:.T809])" ns42:value-type="float" table:style-name="ce71" office:value-type="float" office:value="11">
            <text:p>11</text:p>
          </table:table-cell>
          <table:table-cell table:formula="of:=SUM([.U808:.U809])" ns42:value-type="float" table:style-name="ce83" office:value-type="float" office:value="7">
            <text:p>7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formula="of:=SUM([.I810:.I815])" ns42:value-type="float" table:style-name="ce65" office:value-type="float" office:value="205">
            <text:p>205</text:p>
          </table:table-cell>
          <table:table-cell table:formula="of:=SUM([.J810:.J815])" ns42:value-type="float" table:style-name="ce71" office:value-type="float" office:value="9">
            <text:p>9</text:p>
          </table:table-cell>
          <table:table-cell table:formula="of:=SUM([.K810:.K815])" ns42:value-type="float" table:style-name="ce71" office:value-type="float" office:value="0">
            <text:p>0</text:p>
          </table:table-cell>
          <table:table-cell table:formula="of:=SUM([.L810:.L815])" ns42:value-type="float" table:style-name="ce71" office:value-type="float" office:value="0">
            <text:p>0</text:p>
          </table:table-cell>
          <table:table-cell table:formula="of:=SUM([.M810:.M815])" ns42:value-type="float" table:style-name="ce71" office:value-type="float" office:value="0">
            <text:p>0</text:p>
          </table:table-cell>
          <table:table-cell table:formula="of:=SUM([.N810:.N815])" ns42:value-type="float" table:style-name="ce71" office:value-type="float" office:value="498">
            <text:p>498</text:p>
          </table:table-cell>
          <table:table-cell table:formula="of:=SUM([.O810:.O815])" ns42:value-type="float" table:style-name="ce71" office:value-type="float" office:value="489">
            <text:p>489</text:p>
          </table:table-cell>
          <table:table-cell table:formula="of:=SUM([.P810:.P815])" ns42:value-type="float" table:style-name="ce71" office:value-type="float" office:value="5">
            <text:p>5</text:p>
          </table:table-cell>
          <table:table-cell table:formula="of:=SUM([.Q810:.Q815])" ns42:value-type="float" table:style-name="ce71" office:value-type="float" office:value="0">
            <text:p>0</text:p>
          </table:table-cell>
          <table:table-cell table:formula="of:=SUM([.R810:.R815])" ns42:value-type="float" table:style-name="ce71" office:value-type="float" office:value="503">
            <text:p>503</text:p>
          </table:table-cell>
          <table:table-cell table:formula="of:=SUM([.S810:.S815])" ns42:value-type="float" table:style-name="ce71" office:value-type="float" office:value="489">
            <text:p>489</text:p>
          </table:table-cell>
          <table:table-cell table:formula="of:=SUM([.T810:.T815])" ns42:value-type="float" table:style-name="ce71" office:value-type="float" office:value="2">
            <text:p>2</text:p>
          </table:table-cell>
          <table:table-cell table:formula="of:=SUM([.U810:.U815])" ns42:value-type="float" table:style-name="ce83" office:value-type="float" office:value="0">
            <text:p>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816:.I817])" ns42:value-type="float" table:style-name="ce65" office:value-type="float" office:value="438">
            <text:p>438</text:p>
          </table:table-cell>
          <table:table-cell table:formula="of:=SUM([.J816:.J817])" ns42:value-type="float" table:style-name="ce71" office:value-type="float" office:value="16">
            <text:p>16</text:p>
          </table:table-cell>
          <table:table-cell table:formula="of:=SUM([.K816:.K817])" ns42:value-type="float" table:style-name="ce71" office:value-type="float" office:value="0">
            <text:p>0</text:p>
          </table:table-cell>
          <table:table-cell table:formula="of:=SUM([.L816:.L817])" ns42:value-type="float" table:style-name="ce71" office:value-type="float" office:value="1">
            <text:p>1</text:p>
          </table:table-cell>
          <table:table-cell table:formula="of:=SUM([.M816:.M817])" ns42:value-type="float" table:style-name="ce71" office:value-type="float" office:value="0">
            <text:p>0</text:p>
          </table:table-cell>
          <table:table-cell table:formula="of:=SUM([.N816:.N817])" ns42:value-type="float" table:style-name="ce71" office:value-type="float" office:value="1012">
            <text:p>1012</text:p>
          </table:table-cell>
          <table:table-cell table:formula="of:=SUM([.O816:.O817])" ns42:value-type="float" table:style-name="ce71" office:value-type="float" office:value="1025">
            <text:p>1025</text:p>
          </table:table-cell>
          <table:table-cell table:formula="of:=SUM([.P816:.P817])" ns42:value-type="float" table:style-name="ce71" office:value-type="float" office:value="11">
            <text:p>11</text:p>
          </table:table-cell>
          <table:table-cell table:formula="of:=SUM([.Q816:.Q817])" ns42:value-type="float" table:style-name="ce71" office:value-type="float" office:value="6">
            <text:p>6</text:p>
          </table:table-cell>
          <table:table-cell table:formula="of:=SUM([.R816:.R817])" ns42:value-type="float" table:style-name="ce71" office:value-type="float" office:value="1023">
            <text:p>1023</text:p>
          </table:table-cell>
          <table:table-cell table:formula="of:=SUM([.S816:.S817])" ns42:value-type="float" table:style-name="ce71" office:value-type="float" office:value="1031">
            <text:p>1031</text:p>
          </table:table-cell>
          <table:table-cell table:formula="of:=SUM([.T816:.T817])" ns42:value-type="float" table:style-name="ce71" office:value-type="float" office:value="13">
            <text:p>13</text:p>
          </table:table-cell>
          <table:table-cell table:formula="of:=SUM([.U816:.U817])" ns42:value-type="float" table:style-name="ce83" office:value-type="float" office:value="7">
            <text:p>7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2" office:value-type="float">
            <text:p>2</text:p>
          </table:table-cell>
          <table:table-cell table:style-name="ce71" table:number-columns-repeated="4"/>
          <table:table-cell table:formula="of:=SUM([.N819];[.P819])" ns42:value-type="float" table:style-name="ce71" office:value-type="float" office:value="0">
            <text:p>0</text:p>
          </table:table-cell>
          <table:table-cell table:formula="of:=SUM([.O819];[.Q819])" ns42:value-type="float" table:style-name="ce71" office:value-type="float" office:value="0">
            <text:p>0</text:p>
          </table:table-cell>
          <table:table-cell ns42:value-type="float" table:style-name="ce71" office:value="6" office:value-type="float">
            <text:p>6</text:p>
          </table:table-cell>
          <table:table-cell ns42:value-type="float" table:style-name="ce83" office:value="5" office:value-type="float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Nijsta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0" office:value-type="float">
            <text:p>30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83" office:value-type="float">
            <text:p>83</text:p>
          </table:table-cell>
          <table:table-cell ns42:value-type="float" table:style-name="ce71" office:value="81" office:value-type="float">
            <text:p>81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20];[.P820])" ns42:value-type="float" table:style-name="ce71" office:value-type="float" office:value="84">
            <text:p>84</text:p>
          </table:table-cell>
          <table:table-cell table:formula="of:=SUM([.O820];[.Q820])" ns42:value-type="float" table:style-name="ce71" office:value-type="float" office:value="81">
            <text:p>81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ten Arlo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55" office:value-type="float">
            <text:p>55</text:p>
          </table:table-cell>
          <table:table-cell ns42:value-type="float" table:style-name="ce71" office:value="39" office:value-type="float">
            <text:p>39</text:p>
          </table:table-cell>
          <table:table-cell table:style-name="ce71" table:number-columns-repeated="2"/>
          <table:table-cell table:formula="of:=SUM([.N821];[.P821])" ns42:value-type="float" table:style-name="ce71" office:value-type="float" office:value="55">
            <text:p>55</text:p>
          </table:table-cell>
          <table:table-cell table:formula="of:=SUM([.O821];[.Q821])" ns42:value-type="float" table:style-name="ce71" office:value-type="float" office:value="39">
            <text:p>3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Lubbing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40" office:value-type="float">
            <text:p>40</text:p>
          </table:table-cell>
          <table:table-cell ns42:value-type="float" table:style-name="ce71" office:value="34" office:value-type="float">
            <text:p>34</text:p>
          </table:table-cell>
          <table:table-cell table:style-name="ce71" table:number-columns-repeated="2"/>
          <table:table-cell table:formula="of:=SUM([.N822];[.P822])" ns42:value-type="float" table:style-name="ce71" office:value-type="float" office:value="40">
            <text:p>40</text:p>
          </table:table-cell>
          <table:table-cell table:formula="of:=SUM([.O822];[.Q822])" ns42:value-type="float" table:style-name="ce71" office:value-type="float" office:value="34">
            <text:p>3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Steenberg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6" office:value-type="float">
            <text:p>26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89" office:value-type="float">
            <text:p>89</text:p>
          </table:table-cell>
          <table:table-cell ns42:value-type="float" table:style-name="ce71" office:value="71" office:value-type="float">
            <text:p>71</text:p>
          </table:table-cell>
          <table:table-cell ns42:value-type="float" table:style-name="ce71" office:value="4" office:value-type="float">
            <text:p>4</text:p>
          </table:table-cell>
          <table:table-cell table:style-name="ce71"/>
          <table:table-cell table:formula="of:=SUM([.N823];[.P823])" ns42:value-type="float" table:style-name="ce71" office:value-type="float" office:value="93">
            <text:p>93</text:p>
          </table:table-cell>
          <table:table-cell table:formula="of:=SUM([.O823];[.Q823])" ns42:value-type="float" table:style-name="ce71" office:value-type="float" office:value="71">
            <text:p>71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ns42:value-type="string" table:style-name="ce22" office:value-type="string">
            <text:p>Dorp Kerkenbosch</text:p>
          </table:table-cell>
          <table:table-cell ns42:value-type="string" table:style-name="ce22" office:value-type="string">
            <text:p>Wijk A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43" office:value-type="float">
            <text:p>43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120" office:value-type="float">
            <text:p>120</text:p>
          </table:table-cell>
          <table:table-cell ns42:value-type="float" table:style-name="ce71" office:value="105" office:value-type="float">
            <text:p>105</text:p>
          </table:table-cell>
          <table:table-cell ns42:value-type="float" table:style-name="ce71" office:value="4" office:value-type="float">
            <text:p>4</text:p>
          </table:table-cell>
          <table:table-cell table:style-name="ce71"/>
          <table:table-cell table:formula="of:=SUM([.N824];[.P824])" ns42:value-type="float" table:style-name="ce71" office:value-type="float" office:value="124">
            <text:p>124</text:p>
          </table:table-cell>
          <table:table-cell table:formula="of:=SUM([.O824];[.Q824])" ns42:value-type="float" table:style-name="ce71" office:value-type="float" office:value="105">
            <text:p>105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ns42:value-type="string" table:style-name="ce22" office:value-type="string">
            <text:p>Dorp Kerkenbosch</text:p>
          </table:table-cell>
          <table:table-cell ns42:value-type="string" table:style-name="ce22" office:value-type="string">
            <text:p>Wijk A</text:p>
          </table:table-cell>
          <table:table-cell table:style-name="Default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6" office:value-type="float">
            <text:p>26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60" office:value-type="float">
            <text:p>60</text:p>
          </table:table-cell>
          <table:table-cell ns42:value-type="float" table:style-name="ce71" office:value="56" office:value-type="float">
            <text:p>56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25];[.P825])" ns42:value-type="float" table:style-name="ce71" office:value-type="float" office:value="61">
            <text:p>61</text:p>
          </table:table-cell>
          <table:table-cell table:formula="of:=SUM([.O825];[.Q825])" ns42:value-type="float" table:style-name="ce71" office:value-type="float" office:value="56">
            <text:p>56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Schotterhuiz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9" office:value-type="float">
            <text:p>29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61" office:value-type="float">
            <text:p>61</text:p>
          </table:table-cell>
          <table:table-cell ns42:value-type="float" table:style-name="ce71" office:value="64" office:value-type="float">
            <text:p>64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826];[.P826])" ns42:value-type="float" table:style-name="ce71" office:value-type="float" office:value="61">
            <text:p>61</text:p>
          </table:table-cell>
          <table:table-cell table:formula="of:=SUM([.O826];[.Q826])" ns42:value-type="float" table:style-name="ce71" office:value-type="float" office:value="65">
            <text:p>6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Lin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25" office:value-type="float">
            <text:p>25</text:p>
          </table:table-cell>
          <table:table-cell ns42:value-type="float" table:style-name="ce71" office:value="35" office:value-type="float">
            <text:p>35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827];[.P827])" ns42:value-type="float" table:style-name="ce71" office:value-type="float" office:value="25">
            <text:p>25</text:p>
          </table:table-cell>
          <table:table-cell table:formula="of:=SUM([.O827];[.Q827])" ns42:value-type="float" table:style-name="ce71" office:value-type="float" office:value="36">
            <text:p>3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Nol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2" office:value-type="float">
            <text:p>12</text:p>
          </table:table-cell>
          <table:table-cell table:style-name="ce71" table:number-columns-repeated="4"/>
          <table:table-cell ns42:value-type="float" table:style-name="ce71" office:value="35" office:value-type="float">
            <text:p>35</text:p>
          </table:table-cell>
          <table:table-cell ns42:value-type="float" table:style-name="ce71" office:value="28" office:value-type="float">
            <text:p>28</text:p>
          </table:table-cell>
          <table:table-cell table:style-name="ce71" table:number-columns-repeated="2"/>
          <table:table-cell table:formula="of:=SUM([.N828];[.P828])" ns42:value-type="float" table:style-name="ce71" office:value-type="float" office:value="35">
            <text:p>35</text:p>
          </table:table-cell>
          <table:table-cell table:formula="of:=SUM([.O828];[.Q828])" ns42:value-type="float" table:style-name="ce71" office:value-type="float" office:value="28">
            <text:p>2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22" office:value-type="string">
            <text:p>Veenschap Kerkenbovenveen</text:p>
          </table:table-cell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Kerken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4" office:value-type="float">
            <text:p>64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3"/>
          <table:table-cell ns42:value-type="float" table:style-name="ce71" office:value="158" office:value-type="float">
            <text:p>158</text:p>
          </table:table-cell>
          <table:table-cell ns42:value-type="float" table:style-name="ce71" office:value="164" office:value-type="float">
            <text:p>164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29];[.P829])" ns42:value-type="float" table:style-name="ce71" office:value-type="float" office:value="159">
            <text:p>159</text:p>
          </table:table-cell>
          <table:table-cell table:formula="of:=SUM([.O829];[.Q829])" ns42:value-type="float" table:style-name="ce71" office:value-type="float" office:value="164">
            <text:p>16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Kerkenveld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5" office:value-type="float">
            <text:p>25</text:p>
          </table:table-cell>
          <table:table-cell table:style-name="ce71" table:number-columns-repeated="4"/>
          <table:table-cell ns42:value-type="float" table:style-name="ce71" office:value="56" office:value-type="float">
            <text:p>56</text:p>
          </table:table-cell>
          <table:table-cell ns42:value-type="float" table:style-name="ce71" office:value="50" office:value-type="float">
            <text:p>50</text:p>
          </table:table-cell>
          <table:table-cell table:style-name="ce71" table:number-columns-repeated="2"/>
          <table:table-cell table:formula="of:=SUM([.N830];[.P830])" ns42:value-type="float" table:style-name="ce71" office:value-type="float" office:value="56">
            <text:p>56</text:p>
          </table:table-cell>
          <table:table-cell table:formula="of:=SUM([.O830];[.Q830])" ns42:value-type="float" table:style-name="ce71" office:value-type="float" office:value="50">
            <text:p>5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Zand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1" office:value-type="float">
            <text:p>11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9" office:value-type="float">
            <text:p>29</text:p>
          </table:table-cell>
          <table:table-cell ns42:value-type="float" table:style-name="ce71" office:value="26" office:value-type="float">
            <text:p>26</text:p>
          </table:table-cell>
          <table:table-cell table:style-name="ce71" table:number-columns-repeated="2"/>
          <table:table-cell table:formula="of:=SUM([.N831];[.P831])" ns42:value-type="float" table:style-name="ce71" office:value-type="float" office:value="29">
            <text:p>29</text:p>
          </table:table-cell>
          <table:table-cell table:formula="of:=SUM([.O831];[.Q831])" ns42:value-type="float" table:style-name="ce71" office:value-type="float" office:value="26">
            <text:p>2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22" office:value-type="string">
            <text:p>Veenschap Kerkenbovenveen</text:p>
          </table:table-cell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Braamber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table:style-name="ce71" table:number-columns-repeated="4"/>
          <table:table-cell ns42:value-type="float" table:style-name="ce71" office:value="21" office:value-type="float">
            <text:p>21</text:p>
          </table:table-cell>
          <table:table-cell ns42:value-type="float" table:style-name="ce71" office:value="23" office:value-type="float">
            <text:p>2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32];[.P832])" ns42:value-type="float" table:style-name="ce71" office:value-type="float" office:value="22">
            <text:p>22</text:p>
          </table:table-cell>
          <table:table-cell table:formula="of:=SUM([.O832];[.Q832])" ns42:value-type="float" table:style-name="ce71" office:value-type="float" office:value="23">
            <text:p>2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8" office:value-type="string">
            <text:p><text:span text:style-name="T8"><text:a xlink:type="simple" xlink:href="#Drenthe.A907">Gehucht Linderveld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31" office:value-type="float">
            <text:p>31</text:p>
          </table:table-cell>
          <table:table-cell ns42:value-type="float" table:style-name="ce71" office:value="36" office:value-type="float">
            <text:p>36</text:p>
          </table:table-cell>
          <table:table-cell table:style-name="ce71" table:number-columns-repeated="2"/>
          <table:table-cell table:formula="of:=SUM([.N833];[.P833])" ns42:value-type="float" table:style-name="ce71" office:value-type="float" office:value="31">
            <text:p>31</text:p>
          </table:table-cell>
          <table:table-cell table:formula="of:=SUM([.O833];[.Q833])" ns42:value-type="float" table:style-name="ce71" office:value-type="float" office:value="36">
            <text:p>3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8" office:value-type="string">
            <text:p><text:span text:style-name="T8"><text:a xlink:type="simple" xlink:href="#Drenthe.A907">Gehucht Tip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0" office:value-type="float">
            <text:p>50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126" office:value-type="float">
            <text:p>126</text:p>
          </table:table-cell>
          <table:table-cell ns42:value-type="float" table:style-name="ce71" office:value="119" office:value-type="float">
            <text:p>119</text:p>
          </table:table-cell>
          <table:table-cell table:style-name="ce71" table:number-columns-repeated="2"/>
          <table:table-cell table:formula="of:=SUM([.N834];[.P834])" ns42:value-type="float" table:style-name="ce71" office:value-type="float" office:value="126">
            <text:p>126</text:p>
          </table:table-cell>
          <table:table-cell table:formula="of:=SUM([.O834];[.Q834])" ns42:value-type="float" table:style-name="ce71" office:value-type="float" office:value="119">
            <text:p>119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8" office:value-type="string">
            <text:p><text:span text:style-name="T8"><text:a xlink:type="simple" xlink:href="#Drenthe.A907">Gehucht Vuile-riete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4" office:value-type="float">
            <text:p>34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01" office:value-type="float">
            <text:p>101</text:p>
          </table:table-cell>
          <table:table-cell ns42:value-type="float" table:style-name="ce71" office:value="66" office:value-type="float">
            <text:p>66</text:p>
          </table:table-cell>
          <table:table-cell table:style-name="ce71" table:number-columns-repeated="2"/>
          <table:table-cell table:formula="of:=SUM([.N835];[.P835])" ns42:value-type="float" table:style-name="ce71" office:value-type="float" office:value="101">
            <text:p>101</text:p>
          </table:table-cell>
          <table:table-cell table:formula="of:=SUM([.O835];[.Q835])" ns42:value-type="float" table:style-name="ce71" office:value-type="float" office:value="66">
            <text:p>6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22" office:value-type="string">
            <text:p>Waterschap Paardelanden-Schrapveen</text:p>
          </table:table-cell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Paardelanden-Schrap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4" office:value-type="float">
            <text:p>34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87" office:value-type="float">
            <text:p>87</text:p>
          </table:table-cell>
          <table:table-cell ns42:value-type="float" table:style-name="ce71" office:value="74" office:value-type="float">
            <text:p>74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836];[.P836])" ns42:value-type="float" table:style-name="ce71" office:value-type="float" office:value="88">
            <text:p>88</text:p>
          </table:table-cell>
          <table:table-cell table:formula="of:=SUM([.O836];[.Q836])" ns42:value-type="float" table:style-name="ce71" office:value-type="float" office:value="75">
            <text:p>75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8" office:value-type="string">
            <text:p><text:span text:style-name="T8"><text:a xlink:type="simple" xlink:href="#Drenthe.A908">Gehucht Rabbinge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26" office:value-type="float">
            <text:p>26</text:p>
          </table:table-cell>
          <table:table-cell ns42:value-type="float" table:style-name="ce71" office:value="19" office:value-type="float">
            <text:p>19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37];[.P837])" ns42:value-type="float" table:style-name="ce71" office:value-type="float" office:value="27">
            <text:p>27</text:p>
          </table:table-cell>
          <table:table-cell table:formula="of:=SUM([.O837];[.Q837])" ns42:value-type="float" table:style-name="ce71" office:value-type="float" office:value="19">
            <text:p>1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8" office:value-type="string">
            <text:p><text:span text:style-name="T8"><text:a xlink:type="simple" xlink:href="#Drenthe.A908">Gehucht Pieperij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20" office:value-type="float">
            <text:p>20</text:p>
          </table:table-cell>
          <table:table-cell ns42:value-type="float" table:style-name="ce71" office:value="14" office:value-type="float">
            <text:p>14</text:p>
          </table:table-cell>
          <table:table-cell table:style-name="ce71" table:number-columns-repeated="2"/>
          <table:table-cell table:formula="of:=SUM([.N838];[.P838])" ns42:value-type="float" table:style-name="ce71" office:value-type="float" office:value="20">
            <text:p>20</text:p>
          </table:table-cell>
          <table:table-cell table:formula="of:=SUM([.O838];[.Q838])" ns42:value-type="float" table:style-name="ce71" office:value-type="float" office:value="14">
            <text:p>1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Gehucht Bloember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41" office:value-type="float">
            <text:p>41</text:p>
          </table:table-cell>
          <table:table-cell ns42:value-type="float" table:style-name="ce71" office:value="30" office:value-type="float">
            <text:p>30</text:p>
          </table:table-cell>
          <table:table-cell table:style-name="ce71" table:number-columns-repeated="2"/>
          <table:table-cell table:formula="of:=SUM([.N839];[.P839])" ns42:value-type="float" table:style-name="ce71" office:value-type="float" office:value="41">
            <text:p>41</text:p>
          </table:table-cell>
          <table:table-cell table:formula="of:=SUM([.O839];[.Q839])" ns42:value-type="float" table:style-name="ce71" office:value-type="float" office:value="30">
            <text:p>3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8" office:value-type="string">
            <text:p><text:span text:style-name="T8"><text:a xlink:type="simple" xlink:href="#Drenthe.A909">Gehucht Fort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1" office:value-type="float">
            <text:p>31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81" office:value-type="float">
            <text:p>81</text:p>
          </table:table-cell>
          <table:table-cell ns42:value-type="float" table:style-name="ce71" office:value="59" office:value-type="float">
            <text:p>59</text:p>
          </table:table-cell>
          <table:table-cell table:style-name="ce71" table:number-columns-repeated="2"/>
          <table:table-cell table:formula="of:=SUM([.N840];[.P840])" ns42:value-type="float" table:style-name="ce71" office:value-type="float" office:value="81">
            <text:p>81</text:p>
          </table:table-cell>
          <table:table-cell table:formula="of:=SUM([.O840];[.Q840])" ns42:value-type="float" table:style-name="ce71" office:value-type="float" office:value="59">
            <text:p>5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Gehucht Veening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0" office:value-type="float">
            <text:p>40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21" office:value-type="float">
            <text:p>121</text:p>
          </table:table-cell>
          <table:table-cell ns42:value-type="float" table:style-name="ce71" office:value="104" office:value-type="float">
            <text:p>104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41];[.P841])" ns42:value-type="float" table:style-name="ce71" office:value-type="float" office:value="122">
            <text:p>122</text:p>
          </table:table-cell>
          <table:table-cell table:formula="of:=SUM([.O841];[.Q841])" ns42:value-type="float" table:style-name="ce71" office:value-type="float" office:value="104">
            <text:p>10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Gehucht Westerveld</text:p>
          </table:table-cell>
          <table:table-cell ns42:value-type="string" table:style-name="ce44" office:value-type="string">
            <text:p>Armwerkhuis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8" office:value-type="float">
            <text:p>8</text:p>
          </table:table-cell>
          <table:table-cell ns42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842];[.P842])" ns42:value-type="float" table:style-name="ce71" office:value-type="float" office:value="8">
            <text:p>8</text:p>
          </table:table-cell>
          <table:table-cell table:formula="of:=SUM([.O842];[.Q842])" ns42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Gehucht Westerveld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6" office:value-type="float">
            <text:p>46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93" office:value-type="float">
            <text:p>93</text:p>
          </table:table-cell>
          <table:table-cell ns42:value-type="float" table:style-name="ce71" office:value="84" office:value-type="float">
            <text:p>84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843];[.P843])" ns42:value-type="float" table:style-name="ce71" office:value-type="float" office:value="93">
            <text:p>93</text:p>
          </table:table-cell>
          <table:table-cell table:formula="of:=SUM([.O843];[.Q843])" ns42:value-type="float" table:style-name="ce71" office:value-type="float" office:value="85">
            <text:p>85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Gehucht Drog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4" office:value-type="float">
            <text:p>24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59" office:value-type="float">
            <text:p>59</text:p>
          </table:table-cell>
          <table:table-cell ns42:value-type="float" table:style-name="ce71" office:value="51" office:value-type="float">
            <text:p>51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44];[.P844])" ns42:value-type="float" table:style-name="ce71" office:value-type="float" office:value="60">
            <text:p>60</text:p>
          </table:table-cell>
          <table:table-cell table:formula="of:=SUM([.O844];[.Q844])" ns42:value-type="float" table:style-name="ce71" office:value-type="float" office:value="51">
            <text:p>5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Gehucht Bazui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37" office:value-type="float">
            <text:p>37</text:p>
          </table:table-cell>
          <table:table-cell ns42:value-type="float" table:style-name="ce71" office:value="28" office:value-type="float">
            <text:p>28</text:p>
          </table:table-cell>
          <table:table-cell table:style-name="ce71" table:number-columns-repeated="2"/>
          <table:table-cell table:formula="of:=SUM([.N845];[.P845])" ns42:value-type="float" table:style-name="ce71" office:value-type="float" office:value="37">
            <text:p>37</text:p>
          </table:table-cell>
          <table:table-cell table:formula="of:=SUM([.O845];[.Q845])" ns42:value-type="float" table:style-name="ce71" office:value-type="float" office:value="28">
            <text:p>2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8" office:value-type="string">
            <text:p><text:span text:style-name="T8"><text:a xlink:type="simple" xlink:href="#Drenthe.A910">Gehucht Middelveen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31" office:value-type="float">
            <text:p>31</text:p>
          </table:table-cell>
          <table:table-cell ns42:value-type="float" table:style-name="ce71" office:value="27" office:value-type="float">
            <text:p>27</text:p>
          </table:table-cell>
          <table:table-cell table:style-name="ce71" table:number-columns-repeated="2"/>
          <table:table-cell table:formula="of:=SUM([.N846];[.P846])" ns42:value-type="float" table:style-name="ce71" office:value-type="float" office:value="31">
            <text:p>31</text:p>
          </table:table-cell>
          <table:table-cell table:formula="of:=SUM([.O846];[.Q846])" ns42:value-type="float" table:style-name="ce71" office:value-type="float" office:value="27">
            <text:p>2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Gehucht Wemmenhov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33" office:value-type="float">
            <text:p>33</text:p>
          </table:table-cell>
          <table:table-cell ns42:value-type="float" table:style-name="ce71" office:value="20" office:value-type="float">
            <text:p>20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47];[.P847])" ns42:value-type="float" table:style-name="ce71" office:value-type="float" office:value="34">
            <text:p>34</text:p>
          </table:table-cell>
          <table:table-cell table:formula="of:=SUM([.O847];[.Q847])" ns42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Gehucht Lage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6" office:value-type="float">
            <text:p>26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81" office:value-type="float">
            <text:p>81</text:p>
          </table:table-cell>
          <table:table-cell ns42:value-type="float" table:style-name="ce71" office:value="62" office:value-type="float">
            <text:p>62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formula="of:=SUM([.N848];[.P848])" ns42:value-type="float" table:style-name="ce71" office:value-type="float" office:value="83">
            <text:p>83</text:p>
          </table:table-cell>
          <table:table-cell table:formula="of:=SUM([.O848];[.Q848])" ns42:value-type="float" table:style-name="ce71" office:value-type="float" office:value="63">
            <text:p>6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Gehucht Lageveen</text:p>
          </table:table-cell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8" office:value-type="float">
            <text:p>8</text:p>
          </table:table-cell>
          <table:table-cell table:style-name="ce71" table:number-columns-repeated="3"/>
          <table:table-cell ns42:value-type="float" table:style-name="ce71" office:value="20" office:value-type="float">
            <text:p>20</text:p>
          </table:table-cell>
          <table:table-cell ns42:value-type="float" table:style-name="ce71" office:value="16" office:value-type="float">
            <text:p>16</text:p>
          </table:table-cell>
          <table:table-cell table:formula="of:=SUM([.N849];[.P849])" ns42:value-type="float" table:style-name="ce71" office:value-type="float" office:value="20">
            <text:p>20</text:p>
          </table:table-cell>
          <table:table-cell table:formula="of:=SUM([.O849];[.Q849])" ns42:value-type="float" table:style-name="ce71" office:value-type="float" office:value="16">
            <text:p>1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824])" ns42:value-type="float" table:style-name="ce65" office:value-type="float" office:value="43">
            <text:p>43</text:p>
          </table:table-cell>
          <table:table-cell table:formula="of:=SUM([.J824])" ns42:value-type="float" table:style-name="ce71" office:value-type="float" office:value="4">
            <text:p>4</text:p>
          </table:table-cell>
          <table:table-cell table:formula="of:=SUM([.K824])" ns42:value-type="float" table:style-name="ce71" office:value-type="float" office:value="0">
            <text:p>0</text:p>
          </table:table-cell>
          <table:table-cell table:formula="of:=SUM([.L824])" ns42:value-type="float" table:style-name="ce71" office:value-type="float" office:value="0">
            <text:p>0</text:p>
          </table:table-cell>
          <table:table-cell table:formula="of:=SUM([.M824])" ns42:value-type="float" table:style-name="ce71" office:value-type="float" office:value="0">
            <text:p>0</text:p>
          </table:table-cell>
          <table:table-cell table:formula="of:=SUM([.N824])" ns42:value-type="float" table:style-name="ce71" office:value-type="float" office:value="120">
            <text:p>120</text:p>
          </table:table-cell>
          <table:table-cell table:formula="of:=SUM([.O824])" ns42:value-type="float" table:style-name="ce71" office:value-type="float" office:value="105">
            <text:p>105</text:p>
          </table:table-cell>
          <table:table-cell table:formula="of:=SUM([.P824])" ns42:value-type="float" table:style-name="ce71" office:value-type="float" office:value="4">
            <text:p>4</text:p>
          </table:table-cell>
          <table:table-cell table:formula="of:=SUM([.Q824])" ns42:value-type="float" table:style-name="ce71" office:value-type="float" office:value="0">
            <text:p>0</text:p>
          </table:table-cell>
          <table:table-cell table:formula="of:=SUM([.R824])" ns42:value-type="float" table:style-name="ce71" office:value-type="float" office:value="124">
            <text:p>124</text:p>
          </table:table-cell>
          <table:table-cell table:formula="of:=SUM([.S824])" ns42:value-type="float" table:style-name="ce71" office:value-type="float" office:value="105">
            <text:p>105</text:p>
          </table:table-cell>
          <table:table-cell table:formula="of:=SUM([.T824])" ns42:value-type="float" table:style-name="ce71" office:value-type="float" office:value="1">
            <text:p>1</text:p>
          </table:table-cell>
          <table:table-cell table:formula="of:=SUM([.U824])" ns42:value-type="float" table:style-name="ce83" office:value-type="float" office:value="1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820:.I823];[.I825:.I849])" ns42:value-type="float" table:style-name="ce65" office:value-type="float" office:value="632">
            <text:p>632</text:p>
          </table:table-cell>
          <table:table-cell table:formula="of:=SUM([.J820:.J823];[.J825:.J849])" ns42:value-type="float" table:style-name="ce71" office:value-type="float" office:value="44">
            <text:p>44</text:p>
          </table:table-cell>
          <table:table-cell table:formula="of:=SUM([.K820:.K823];[.K825:.K849])" ns42:value-type="float" table:style-name="ce71" office:value-type="float" office:value="0">
            <text:p>0</text:p>
          </table:table-cell>
          <table:table-cell table:formula="of:=SUM([.L820:.L823];[.L825:.L849])" ns42:value-type="float" table:style-name="ce71" office:value-type="float" office:value="8">
            <text:p>8</text:p>
          </table:table-cell>
          <table:table-cell table:formula="of:=SUM([.M820:.M823];[.M825:.M849])" ns42:value-type="float" table:style-name="ce71" office:value-type="float" office:value="0">
            <text:p>0</text:p>
          </table:table-cell>
          <table:table-cell table:formula="of:=SUM([.N820:.N823];[.N825:.N849])" ns42:value-type="float" table:style-name="ce71" office:value-type="float" office:value="1688">
            <text:p>1688</text:p>
          </table:table-cell>
          <table:table-cell table:formula="of:=SUM([.O820:.O823];[.O825:.O849])" ns42:value-type="float" table:style-name="ce71" office:value-type="float" office:value="1475">
            <text:p>1475</text:p>
          </table:table-cell>
          <table:table-cell table:formula="of:=SUM([.P820:.P823];[.P825:.P849])" ns42:value-type="float" table:style-name="ce71" office:value-type="float" office:value="35">
            <text:p>35</text:p>
          </table:table-cell>
          <table:table-cell table:formula="of:=SUM([.Q820:.Q823];[.Q825:.Q849])" ns42:value-type="float" table:style-name="ce71" office:value-type="float" office:value="21">
            <text:p>21</text:p>
          </table:table-cell>
          <table:table-cell table:formula="of:=SUM([.R820:.R823];[.R825:.R849])" ns42:value-type="float" table:style-name="ce71" office:value-type="float" office:value="1723">
            <text:p>1723</text:p>
          </table:table-cell>
          <table:table-cell table:formula="of:=SUM([.S820:.S823];[.S825:.S849])" ns42:value-type="float" table:style-name="ce71" office:value-type="float" office:value="1496">
            <text:p>1496</text:p>
          </table:table-cell>
          <table:table-cell table:formula="of:=SUM([.T820:.T823];[.T825:.T849])" ns42:value-type="float" table:style-name="ce71" office:value-type="float" office:value="8">
            <text:p>8</text:p>
          </table:table-cell>
          <table:table-cell table:formula="of:=SUM([.U820:.U823];[.U825:.U849])" ns42:value-type="float" table:style-name="ce83" office:value-type="float" office:value="5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850:.I851])" ns42:value-type="float" table:style-name="ce65" office:value-type="float" office:value="675">
            <text:p>675</text:p>
          </table:table-cell>
          <table:table-cell table:formula="of:=SUM([.J850:.J851])" ns42:value-type="float" table:style-name="ce71" office:value-type="float" office:value="48">
            <text:p>48</text:p>
          </table:table-cell>
          <table:table-cell table:formula="of:=SUM([.K850:.K851])" ns42:value-type="float" table:style-name="ce71" office:value-type="float" office:value="0">
            <text:p>0</text:p>
          </table:table-cell>
          <table:table-cell table:formula="of:=SUM([.L850:.L851])" ns42:value-type="float" table:style-name="ce71" office:value-type="float" office:value="8">
            <text:p>8</text:p>
          </table:table-cell>
          <table:table-cell table:formula="of:=SUM([.M850:.M851])" ns42:value-type="float" table:style-name="ce71" office:value-type="float" office:value="0">
            <text:p>0</text:p>
          </table:table-cell>
          <table:table-cell table:formula="of:=SUM([.N850:.N851])" ns42:value-type="float" table:style-name="ce71" office:value-type="float" office:value="1808">
            <text:p>1808</text:p>
          </table:table-cell>
          <table:table-cell table:formula="of:=SUM([.O850:.O851])" ns42:value-type="float" table:style-name="ce71" office:value-type="float" office:value="1580">
            <text:p>1580</text:p>
          </table:table-cell>
          <table:table-cell table:formula="of:=SUM([.P850:.P851])" ns42:value-type="float" table:style-name="ce71" office:value-type="float" office:value="39">
            <text:p>39</text:p>
          </table:table-cell>
          <table:table-cell table:formula="of:=SUM([.Q850:.Q851])" ns42:value-type="float" table:style-name="ce71" office:value-type="float" office:value="21">
            <text:p>21</text:p>
          </table:table-cell>
          <table:table-cell table:formula="of:=SUM([.R850:.R851])" ns42:value-type="float" table:style-name="ce71" office:value-type="float" office:value="1847">
            <text:p>1847</text:p>
          </table:table-cell>
          <table:table-cell table:formula="of:=SUM([.S850:.S851])" ns42:value-type="float" table:style-name="ce71" office:value-type="float" office:value="1601">
            <text:p>1601</text:p>
          </table:table-cell>
          <table:table-cell table:formula="of:=SUM([.T850:.T851])" ns42:value-type="float" table:style-name="ce71" office:value-type="float" office:value="9">
            <text:p>9</text:p>
          </table:table-cell>
          <table:table-cell table:formula="of:=SUM([.U850:.U851])" ns42:value-type="float" table:style-name="ce83" office:value-type="float" office:value="6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3" office:value-type="float">
            <text:p>3</text:p>
          </table:table-cell>
          <table:table-cell table:style-name="ce71" table:number-columns-repeated="4"/>
          <table:table-cell table:formula="of:=SUM([.N853];[.P853])" ns42:value-type="float" table:style-name="ce71" office:value-type="float" office:value="0">
            <text:p>0</text:p>
          </table:table-cell>
          <table:table-cell table:formula="of:=SUM([.O853];[.Q853])" ns42:value-type="float" table:style-name="ce71" office:value-type="float" office:value="0">
            <text:p>0</text:p>
          </table:table-cell>
          <table:table-cell ns42:value-type="float" table:style-name="ce71" office:value="9" office:value-type="float">
            <text:p>9</text:p>
          </table:table-cell>
          <table:table-cell ns42:value-type="float" table:style-name="ce83" office:value="8" office:value-type="float">
            <text:p>8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/>
          <table:table-cell ns42:value-type="string" table:style-name="ce22" office:value-type="string">
            <text:p>Dorp Zweelo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48" office:value-type="float">
            <text:p>48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141" office:value-type="float">
            <text:p>141</text:p>
          </table:table-cell>
          <table:table-cell ns42:value-type="float" table:style-name="ce71" office:value="127" office:value-type="float">
            <text:p>127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854];[.P854])" ns42:value-type="float" table:style-name="ce71" office:value-type="float" office:value="142">
            <text:p>142</text:p>
          </table:table-cell>
          <table:table-cell table:formula="of:=SUM([.O854];[.Q854])" ns42:value-type="float" table:style-name="ce71" office:value-type="float" office:value="128">
            <text:p>128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/>
          <table:table-cell ns42:value-type="string" table:style-name="ce22" office:value-type="string">
            <text:p>Dorp Zweelo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5" office:value-type="float">
            <text:p>5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855];[.P855])" ns42:value-type="float" table:style-name="ce71" office:value-type="float" office:value="5">
            <text:p>5</text:p>
          </table:table-cell>
          <table:table-cell table:formula="of:=SUM([.O855];[.Q855])" ns42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/>
          <table:table-cell ns42:value-type="string" table:style-name="ce22" office:value-type="string">
            <text:p>Gehucht Benneveld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8" office:value-type="float">
            <text:p>28</text:p>
          </table:table-cell>
          <table:table-cell table:style-name="ce71" table:number-columns-repeated="4"/>
          <table:table-cell ns42:value-type="float" table:style-name="ce71" office:value="81" office:value-type="float">
            <text:p>81</text:p>
          </table:table-cell>
          <table:table-cell ns42:value-type="float" table:style-name="ce71" office:value="69" office:value-type="float">
            <text:p>69</text:p>
          </table:table-cell>
          <table:table-cell table:style-name="ce71" table:number-columns-repeated="2"/>
          <table:table-cell table:formula="of:=SUM([.N856];[.P856])" ns42:value-type="float" table:style-name="ce71" office:value-type="float" office:value="81">
            <text:p>81</text:p>
          </table:table-cell>
          <table:table-cell table:formula="of:=SUM([.O856];[.Q856])" ns42:value-type="float" table:style-name="ce71" office:value-type="float" office:value="69">
            <text:p>69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/>
          <table:table-cell ns42:value-type="string" table:style-name="ce22" office:value-type="string">
            <text:p>Gehucht Benneveld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10" office:value-type="float">
            <text:p>10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857];[.P857])" ns42:value-type="float" table:style-name="ce71" office:value-type="float" office:value="10">
            <text:p>10</text:p>
          </table:table-cell>
          <table:table-cell table:formula="of:=SUM([.O857];[.Q857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/>
          <table:table-cell ns42:value-type="string" table:style-name="ce22" office:value-type="string">
            <text:p>Gehucht Aalden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0" office:value-type="float">
            <text:p>20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56" office:value-type="float">
            <text:p>56</text:p>
          </table:table-cell>
          <table:table-cell ns42:value-type="float" table:style-name="ce71" office:value="47" office:value-type="float">
            <office:annotation draw:style-name="gr1" svg:height="55.5pt" draw:caption-point-y="-3241.22pt" svg:width="101.54pt" svg:x="1064.75pt" draw:caption-point-x="-12.19pt" svg:y="18849.74pt" draw:text-style-name="P2">
              <dc:creator>CDM</dc:creator>
              <dc:date>2014-12-12T00:00:00</dc:date>
              <text:p text:style-name="P1"><text:span text:style-name="T1">67</text:span></text:p>
            </office:annotation>
            <text:p>47</text:p>
            <office:annotation>
              <text:p>http://www.w3.org/1999/02/22-rdf-syntax-ns#type=http://www.w3.org/2000/01/rdf-schema#Resource</text:p>
              <text:p>http://bit.ly/cedar-tablink#value=67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style-name="ce71" table:number-columns-repeated="2"/>
          <table:table-cell table:formula="of:=SUM([.N858];[.P858])" ns42:value-type="float" table:style-name="ce71" office:value-type="float" office:value="56">
            <text:p>56</text:p>
          </table:table-cell>
          <table:table-cell table:formula="of:=SUM([.O858];[.Q858])" ns42:value-type="float" table:style-name="ce71" office:value-type="float" office:value="47">
            <text:p>4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/>
          <table:table-cell ns42:value-type="string" table:style-name="ce22" office:value-type="string">
            <text:p>Gehucht Aalden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1" office:value-type="float">
            <text:p>21</text:p>
          </table:table-cell>
          <table:table-cell ns42:value-type="float" table:style-name="ce71" office:value="26" office:value-type="float">
            <text:p>26</text:p>
          </table:table-cell>
          <table:table-cell table:style-name="ce71" table:number-columns-repeated="2"/>
          <table:table-cell table:formula="of:=SUM([.N859];[.P859])" ns42:value-type="float" table:style-name="ce71" office:value-type="float" office:value="21">
            <text:p>21</text:p>
          </table:table-cell>
          <table:table-cell table:formula="of:=SUM([.O859];[.Q859])" ns42:value-type="float" table:style-name="ce71" office:value-type="float" office:value="26">
            <text:p>2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/>
          <table:table-cell ns42:value-type="string" table:style-name="ce22" office:value-type="string">
            <text:p>Gehucht Meppen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43" office:value-type="float">
            <text:p>43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19" office:value-type="float">
            <text:p>119</text:p>
          </table:table-cell>
          <table:table-cell ns42:value-type="float" table:style-name="ce71" office:value="113" office:value-type="float">
            <text:p>113</text:p>
          </table:table-cell>
          <table:table-cell table:style-name="ce71" table:number-columns-repeated="2"/>
          <table:table-cell table:formula="of:=SUM([.N860];[.P860])" ns42:value-type="float" table:style-name="ce71" office:value-type="float" office:value="119">
            <text:p>119</text:p>
          </table:table-cell>
          <table:table-cell table:formula="of:=SUM([.O860];[.Q860])" ns42:value-type="float" table:style-name="ce71" office:value-type="float" office:value="113">
            <text:p>11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/>
          <table:table-cell ns42:value-type="string" table:style-name="ce22" office:value-type="string">
            <text:p>Gehucht Meppen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17" office:value-type="float">
            <text:p>17</text:p>
          </table:table-cell>
          <table:table-cell ns42:value-type="float" table:style-name="ce71" office:value="12" office:value-type="float">
            <text:p>1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61];[.P861])" ns42:value-type="float" table:style-name="ce71" office:value-type="float" office:value="18">
            <text:p>18</text:p>
          </table:table-cell>
          <table:table-cell table:formula="of:=SUM([.O861];[.Q861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/>
          <table:table-cell ns42:value-type="string" table:style-name="ce22" office:value-type="string">
            <text:p>Gehucht Wezup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5" office:value-type="float">
            <text:p>25</text:p>
          </table:table-cell>
          <table:table-cell table:style-name="ce71" table:number-columns-repeated="4"/>
          <table:table-cell ns42:value-type="float" table:style-name="ce71" office:value="76" office:value-type="float">
            <text:p>76</text:p>
          </table:table-cell>
          <table:table-cell ns42:value-type="float" table:style-name="ce71" office:value="65" office:value-type="float">
            <text:p>65</text:p>
          </table:table-cell>
          <table:table-cell table:style-name="ce71" table:number-columns-repeated="2"/>
          <table:table-cell table:formula="of:=SUM([.N862];[.P862])" ns42:value-type="float" table:style-name="ce71" office:value-type="float" office:value="76">
            <text:p>76</text:p>
          </table:table-cell>
          <table:table-cell table:formula="of:=SUM([.O862];[.Q862])" ns42:value-type="float" table:style-name="ce71" office:value-type="float" office:value="65">
            <text:p>6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/>
          <table:table-cell ns42:value-type="string" table:style-name="ce22" office:value-type="string">
            <text:p>Gehucht Wezup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16" office:value-type="float">
            <text:p>16</text:p>
          </table:table-cell>
          <table:table-cell ns42:value-type="float" table:style-name="ce71" office:value="19" office:value-type="float">
            <text:p>19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863];[.P863])" ns42:value-type="float" table:style-name="ce71" office:value-type="float" office:value="16">
            <text:p>16</text:p>
          </table:table-cell>
          <table:table-cell table:formula="of:=SUM([.O863];[.Q863])" ns42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 table:number-columns-repeated="3"/>
          <table:table-cell ns42:value-type="string" table:style-name="ce22" office:value-type="string">
            <text:p>aan 't Oranjekanaal</text:p>
          </table:table-cell>
          <table:table-cell ns42:value-type="string" table:style-name="ce44" office:value-type="string">
            <text:p>Verspreid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28" office:value-type="float">
            <text:p>28</text:p>
          </table:table-cell>
          <table:table-cell ns42:value-type="float" table:style-name="ce71" office:value="19" office:value-type="float">
            <text:p>19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64];[.P864])" ns42:value-type="float" table:style-name="ce71" office:value-type="float" office:value="29">
            <text:p>29</text:p>
          </table:table-cell>
          <table:table-cell table:formula="of:=SUM([.O864];[.Q864])" ns42:value-type="float" table:style-name="ce71" office:value-type="float" office:value="19">
            <text:p>19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 table:number-columns-repeated="3"/>
          <table:table-cell ns42:value-type="string" table:style-name="ce22" office:value-type="string">
            <text:p>op het Ellertsveld</text:p>
          </table:table-cell>
          <table:table-cell ns42:value-type="string" table:style-name="ce44" office:value-type="string">
            <text:p>Verspreid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7" office:value-type="float">
            <text:p>7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65];[.P865])" ns42:value-type="float" table:style-name="ce71" office:value-type="float" office:value="8">
            <text:p>8</text:p>
          </table:table-cell>
          <table:table-cell table:formula="of:=SUM([.O865];[.Q865])" ns42:value-type="float" table:style-name="ce71" office:value-type="float" office:value="8">
            <text:p>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854];[.I856];[.I858];[.I860];[.I862])" ns42:value-type="float" table:style-name="ce65" office:value-type="float" office:value="164">
            <text:p>164</text:p>
          </table:table-cell>
          <table:table-cell table:formula="of:=SUM([.J854];[.J856];[.J858];[.J860];[.J862])" ns42:value-type="float" table:style-name="ce71" office:value-type="float" office:value="8">
            <text:p>8</text:p>
          </table:table-cell>
          <table:table-cell table:formula="of:=SUM([.K854];[.K856];[.K858];[.K860];[.K862])" ns42:value-type="float" table:style-name="ce71" office:value-type="float" office:value="0">
            <text:p>0</text:p>
          </table:table-cell>
          <table:table-cell table:formula="of:=SUM([.L854];[.L856];[.L858];[.L860];[.L862])" ns42:value-type="float" table:style-name="ce71" office:value-type="float" office:value="0">
            <text:p>0</text:p>
          </table:table-cell>
          <table:table-cell table:formula="of:=SUM([.M854];[.M856];[.M858];[.M860];[.M862])" ns42:value-type="float" table:style-name="ce71" office:value-type="float" office:value="0">
            <text:p>0</text:p>
          </table:table-cell>
          <table:table-cell table:formula="of:=SUM([.N854];[.N856];[.N858];[.N860];[.N862])" ns42:value-type="float" table:style-name="ce71" office:value-type="float" office:value="473">
            <text:p>473</text:p>
          </table:table-cell>
          <table:table-cell table:formula="of:=SUM([.O854];[.O856];[.O858];[.O860];[.O862])" ns42:value-type="float" table:style-name="ce71" office:value-type="float" office:value="421">
            <text:p>421</text:p>
          </table:table-cell>
          <table:table-cell table:formula="of:=SUM([.P854];[.P856];[.P858];[.P860];[.P862])" ns42:value-type="float" table:style-name="ce71" office:value-type="float" office:value="1">
            <text:p>1</text:p>
          </table:table-cell>
          <table:table-cell table:formula="of:=SUM([.Q854];[.Q856];[.Q858];[.Q860];[.Q862])" ns42:value-type="float" table:style-name="ce71" office:value-type="float" office:value="1">
            <text:p>1</text:p>
          </table:table-cell>
          <table:table-cell table:formula="of:=SUM([.R854];[.R856];[.R858];[.R860];[.R862])" ns42:value-type="float" table:style-name="ce71" office:value-type="float" office:value="474">
            <text:p>474</text:p>
          </table:table-cell>
          <table:table-cell table:formula="of:=SUM([.S854];[.S856];[.S858];[.S860];[.S862])" ns42:value-type="float" table:style-name="ce71" office:value-type="float" office:value="422">
            <text:p>422</text:p>
          </table:table-cell>
          <table:table-cell table:formula="of:=SUM([.T854];[.T856];[.T858];[.T860];[.T862])" ns42:value-type="float" table:style-name="ce71" office:value-type="float" office:value="1">
            <text:p>1</text:p>
          </table:table-cell>
          <table:table-cell table:formula="of:=SUM([.U854];[.U856];[.U858];[.U860];[.U862])" ns42:value-type="float" table:style-name="ce83" office:value-type="float" office:value="1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855];[.I857];[.I859];[.I861];[.I863:.I865])" ns42:value-type="float" table:style-name="ce65" office:value-type="float" office:value="39">
            <text:p>39</text:p>
          </table:table-cell>
          <table:table-cell table:formula="of:=SUM([.J855];[.J857];[.J859];[.J861];[.J863:.J865])" ns42:value-type="float" table:style-name="ce71" office:value-type="float" office:value="6">
            <text:p>6</text:p>
          </table:table-cell>
          <table:table-cell table:formula="of:=SUM([.K855];[.K857];[.K859];[.K861];[.K863:.K865])" ns42:value-type="float" table:style-name="ce71" office:value-type="float" office:value="0">
            <text:p>0</text:p>
          </table:table-cell>
          <table:table-cell table:formula="of:=SUM([.L855];[.L857];[.L859];[.L861];[.L863:.L865])" ns42:value-type="float" table:style-name="ce71" office:value-type="float" office:value="0">
            <text:p>0</text:p>
          </table:table-cell>
          <table:table-cell table:formula="of:=SUM([.M855];[.M857];[.M859];[.M861];[.M863:.M865])" ns42:value-type="float" table:style-name="ce71" office:value-type="float" office:value="0">
            <text:p>0</text:p>
          </table:table-cell>
          <table:table-cell table:formula="of:=SUM([.N855];[.N857];[.N859];[.N861];[.N863:.N865])" ns42:value-type="float" table:style-name="ce71" office:value-type="float" office:value="104">
            <text:p>104</text:p>
          </table:table-cell>
          <table:table-cell table:formula="of:=SUM([.O855];[.O857];[.O859];[.O861];[.O863:.O865])" ns42:value-type="float" table:style-name="ce71" office:value-type="float" office:value="91">
            <text:p>91</text:p>
          </table:table-cell>
          <table:table-cell table:formula="of:=SUM([.P855];[.P857];[.P859];[.P861];[.P863:.P865])" ns42:value-type="float" table:style-name="ce71" office:value-type="float" office:value="3">
            <text:p>3</text:p>
          </table:table-cell>
          <table:table-cell table:formula="of:=SUM([.Q855];[.Q857];[.Q859];[.Q861];[.Q863:.Q865])" ns42:value-type="float" table:style-name="ce71" office:value-type="float" office:value="1">
            <text:p>1</text:p>
          </table:table-cell>
          <table:table-cell table:formula="of:=SUM([.R855];[.R857];[.R859];[.R861];[.R863:.R865])" ns42:value-type="float" table:style-name="ce71" office:value-type="float" office:value="107">
            <text:p>107</text:p>
          </table:table-cell>
          <table:table-cell table:formula="of:=SUM([.S855];[.S857];[.S859];[.S861];[.S863:.S865])" ns42:value-type="float" table:style-name="ce71" office:value-type="float" office:value="92">
            <text:p>92</text:p>
          </table:table-cell>
          <table:table-cell table:formula="of:=SUM([.T855];[.T857];[.T859];[.T861];[.T863:.T865])" ns42:value-type="float" table:style-name="ce71" office:value-type="float" office:value="1">
            <text:p>1</text:p>
          </table:table-cell>
          <table:table-cell table:formula="of:=SUM([.U855];[.U857];[.U859];[.U861];[.U863:.U865])" ns42:value-type="float" table:style-name="ce83" office:value-type="float" office:value="0">
            <text:p>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10">
          <table:table-cell ns42:value-type="string" table:style-name="ce9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3" table:number-columns-repeated="4"/>
          <table:table-cell table:style-name="ce45"/>
          <table:table-cell ns42:value-type="string" table:style-name="ce5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866:.I867])" ns42:value-type="float" table:style-name="ce66" office:value-type="float" office:value="203">
            <text:p>203</text:p>
          </table:table-cell>
          <table:table-cell table:formula="of:=SUM([.J866:.J867])" ns42:value-type="float" table:style-name="ce72" office:value-type="float" office:value="14">
            <text:p>14</text:p>
          </table:table-cell>
          <table:table-cell table:formula="of:=SUM([.K866:.K867])" ns42:value-type="float" table:style-name="ce72" office:value-type="float" office:value="0">
            <text:p>0</text:p>
          </table:table-cell>
          <table:table-cell table:formula="of:=SUM([.L866:.L867])" ns42:value-type="float" table:style-name="ce72" office:value-type="float" office:value="0">
            <text:p>0</text:p>
          </table:table-cell>
          <table:table-cell table:formula="of:=SUM([.M866:.M867])" ns42:value-type="float" table:style-name="ce72" office:value-type="float" office:value="0">
            <text:p>0</text:p>
          </table:table-cell>
          <table:table-cell table:formula="of:=SUM([.N866:.N867])" ns42:value-type="float" table:style-name="ce72" office:value-type="float" office:value="577">
            <text:p>577</text:p>
          </table:table-cell>
          <table:table-cell table:formula="of:=SUM([.O866:.O867])" ns42:value-type="float" table:style-name="ce72" office:value-type="float" office:value="512">
            <text:p>512</text:p>
          </table:table-cell>
          <table:table-cell table:formula="of:=SUM([.P866:.P867])" ns42:value-type="float" table:style-name="ce72" office:value-type="float" office:value="4">
            <text:p>4</text:p>
          </table:table-cell>
          <table:table-cell table:formula="of:=SUM([.Q866:.Q867])" ns42:value-type="float" table:style-name="ce72" office:value-type="float" office:value="2">
            <text:p>2</text:p>
          </table:table-cell>
          <table:table-cell table:formula="of:=SUM([.R866:.R867])" ns42:value-type="float" table:style-name="ce72" office:value-type="float" office:value="581">
            <text:p>581</text:p>
          </table:table-cell>
          <table:table-cell table:formula="of:=SUM([.S866:.S867])" ns42:value-type="float" table:style-name="ce72" office:value-type="float" office:value="514">
            <text:p>514</text:p>
          </table:table-cell>
          <table:table-cell table:formula="of:=SUM([.T866:.T867])" ns42:value-type="float" table:style-name="ce72" office:value-type="float" office:value="2">
            <text:p>2</text:p>
          </table:table-cell>
          <table:table-cell table:formula="of:=SUM([.U866:.U867])" ns42:value-type="float" table:style-name="ce84" office:value-type="float" office:value="1">
            <text:p>1</text:p>
          </table:table-cell>
          <table:table-cell ns42:value-type="string" table:style-name="ce90" office:value-type="string">
            <text:p>VT</text:p>
          </table:table-cell>
          <table:table-cell ns42:value-type="string" table:style-name="ce90" office:value-type="string">
            <text:p>04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90" office:value="25" office:value-type="float">
            <text:p>25</text:p>
          </table:table-cell>
          <table:table-cell ns42:value-type="string" table:style-name="ce95" office:value-type="string">
            <text:p>DR</text:p>
          </table:table-cell>
          <table:table-cell ns42:value-type="string" table:style-name="ce104" office:value-type="string">
            <text:p>34_0395</text:p>
          </table:table-cell>
          <table:table-cell table:number-columns-repeated="997"/>
        </table:table-row>
        <table:table-row table:style-name="ro2">
          <table:table-cell table:style-name="Default" table:number-columns-repeated="6"/>
          <table:table-cell table:style-name="ce56"/>
          <table:table-cell table:style-name="Default" table:number-columns-repeated="18"/>
          <table:table-cell table:style-name="ce96"/>
          <table:table-cell table:number-columns-repeated="998"/>
        </table:table-row>
        <table:table-row table:style-name="ro3">
          <table:table-cell ns42:value-type="string" table:style-name="ce10" office:value-type="string">
            <text:p>(in 1869 ter Horst)</text:p>
          </table:table-cell>
          <table:table-cell table:style-name="ce21"/>
          <table:table-cell table:style-name="ce29" table:number-columns-repeated="3"/>
          <table:table-cell table:style-name="ce46" table:number-columns-repeated="20"/>
          <table:table-cell table:style-name="ce97"/>
          <table:table-cell table:style-name="ce105"/>
          <table:table-cell table:number-columns-repeated="997"/>
        </table:table-row>
        <table:table-row table:style-name="ro3">
          <table:table-cell ns42:value-type="string" table:style-name="ce11" office:value-type="string">
            <text:p>Bij de volkstelling in 1869 werd Ellertshaar gerekend tot <text:span text:style-name="T2">Buiten de kom</text:span><text:span text:style-name="T3"> van Westdorp te behooren.</text:span>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Anholt en Vlieghuis waren in 1869 begrepen onder Weijershold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Wijnharst en Coevorderkanaal waren in 1869 begrepen onder Hulte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Bij de volkstelling in 1869 <text:span text:style-name="T2">niet afzonderlijk</text:span><text:span text:style-name="T3"> vermeld maar begrepen onder Diever.</text:span>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Bij de volkstelling in 1869 <text:span text:style-name="T2">niet afzonderlijk</text:span><text:span text:style-name="T3"> vermeld maar begrepen onder kom dorp Diever.</text:span>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Als voren het gehucht Hoofdvaart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Als voren, maar maakten toen te zamen het gehucht Wapse uit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Als voren, het gehucht Wittelte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Berkenheuvel is in 1869 opgegeven onder Kalteren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Hieronder thans begrepen het in 1869 afzonderlijk genoemd gehucht Wateren, tellende toen 3 bewoonde huizen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Broek is in 1869 opgegeven onder Grootwateren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De buurtschap Oosterbroek is in 1869 begrepen onder Eelde buiten de kom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De buurtschap Helmerdijk is in 1869 begrepen onder Paterwolde buiten de kom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De buurtschap Schelfhorst is in 1869 begrepen onder Paterwolde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Het gehucht Eelderwolde is in 1869 begrepen onder Paterwolde buiten de kom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De buurtschap de Duinen is in 1869 begrepen onder Paterwolde buiten de kom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Bij de volkstelling in 1869 gerekend tot <text:span text:style-name="T2">buiten de kom</text:span><text:span text:style-name="T3"> van het dorp Havelte.</text:span>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Bij de volkstelling in 1869 begrepen onder het gehucht Veendijk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De in 1869 vermelde buurtschap Zijtak is thans begrepen onder Klijndijk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De buurt Haantje was in 1869 begrepen onder Odoornerveen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11">
          <table:table-cell ns42:value-type="string" table:style-name="ce11" office:value-type="string">
            <text:p>De buurtschappen 1<text:span text:style-name="T4">e</text:span><text:span text:style-name="T5"> en 2</text:span><text:span text:style-name="T6">e</text:span><text:span text:style-name="T5"> Exloërmond (binnen en buiten de kom) waren in 1869 begrepen onder Exloërveen.</text:span>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De buurtschap Valthermond (binnen en buiten de kom) was in 1869 begrepen onder Valtherveen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Alteveer en Roderveld bij de volkstelling in 1869 <text:span text:style-name="T2">niet</text:span><text:span text:style-name="T3"> afzonderlijk vermeld, maar toen begrepen onder Roden </text:span><text:span text:style-name="T7">buiten de kom</text:span><text:span text:style-name="T3">.</text:span>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Regien was in 1869 slechts één huis en begrepen onder Hees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De Weide was in 1869 genoemd Ruinerweide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Noordhaven bestond in 1869 niet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Anserweg werd in 1869 genoemd Anserdijk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Witteveen bestond in 1869 niet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Anserweide was in 1869 begrepen onder Rheebruggen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Bultinge, dat in 1869 slechts uit een paar huizen bestond, was toen begrepen onder Eursinge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Hondhang en Holthaar waren in 1869 begrepen onder Echten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Toldijk, dat in 1869 vermeld werd, is thans begrepen onder Fluitenberg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Stadhaar, dat in 1869 vermeld werd, bestaat niet meer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Ruige Kluft en Kale Kluft, niet met name bij de volkstelling in 1869 genoemd, maar toen vermeld onder den naam de Boer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Boersteeg thans afzonderlijk vermeld en in 1869 begrepen onder Dijkhuizen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Ermerveen, Ermerveld, en Holslootsbrug, thans afzonderlijk vermeld, zijn bij de volkstelling in 1869 gerekend onder Erm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Linderveld, Tip en Vuile-riete bij de volkstelling in 1869 niet met name genoemd maar toen vermeld onder den naam van Lottergreppel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Rabbinge en Pieperij bij de volkstelling in 1869 niet met name genoemd maar toen begrepen onder Bloemberg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Fort bij de volkstelling in 1869 niet met name genoemd maar toen begrepen onder Veeningen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2">
          <table:table-cell ns42:value-type="string" table:style-name="ce12" office:value-type="string">
            <text:p>Middelveen bij de volkstelling in 1869 niet met name genoemd maar toen begrepen onder Wemmenhove.</text:p>
          </table:table-cell>
          <table:table-cell table:style-name="ce25"/>
          <table:table-cell table:style-name="ce32" table:number-columns-repeated="3"/>
          <table:table-cell table:style-name="ce49" table:number-columns-repeated="2"/>
          <table:table-cell table:style-name="ce59" table:number-columns-repeated="18"/>
          <table:table-cell table:style-name="ce98"/>
          <table:table-cell table:style-name="ce107"/>
          <table:table-cell table:number-columns-repeated="997"/>
        </table:table-row>
        <table:table-row table:style-name="ro3" table:number-rows-repeated="35">
          <table:table-cell table:style-name="ce13"/>
          <table:table-cell table:style-name="ce26" table:number-columns-repeated="4"/>
          <table:table-cell table:style-name="ce13"/>
          <table:table-cell table:style-name="ce48"/>
          <table:table-cell table:style-name="Default" table:number-columns-repeated="18"/>
          <table:table-cell table:style-name="ce96"/>
          <table:table-cell table:number-columns-repeated="998"/>
        </table:table-row>
        <table:table-row table:style-name="ro3" table:number-rows-repeated="40">
          <table:table-cell table:style-name="Default" table:number-columns-repeated="6"/>
          <table:table-cell table:style-name="ce47"/>
          <table:table-cell table:style-name="Default" table:number-columns-repeated="18"/>
          <table:table-cell table:style-name="ce96"/>
          <table:table-cell table:number-columns-repeated="998"/>
        </table:table-row>
        <table:table-row table:style-name="ro3" table:number-rows-repeated="241">
          <table:table-cell table:style-name="Default" table:number-columns-repeated="6"/>
          <table:table-cell table:style-name="ce47"/>
          <table:table-cell table:number-columns-repeated="1017"/>
        </table:table-row>
        <table:table-row table:style-name="ro3" table:number-rows-repeated="104734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cell-range-address="$Drenthe.$A$13:.$AA$868" table:name="Excel_BuiltIn__FilterDatabase" table:base-cell-address="$Drenthe.$A$1"/>
        </table:named-expressions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5.43pt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21P0">
      <number:currency-symbol number:country="GB" number:language="en">£</number:currency-symbol>
      <number:number number:grouping="true" number:decimal-places="2" number:min-integer-digits="1"/>
    </number:currency-style>
    <number:currency-style style:name="N121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21P0"/>
    </number:currency-style>
    <number:number-style style:volatile="true" style:name="N123P0">
      <number:text>€ </number:text>
      <number:number number:grouping="true" number:decimal-places="0" number:min-integer-digits="1"/>
    </number:number-style>
    <number:number-style style:name="N123">
      <number:text>€ </number:text>
      <number:number number:grouping="true" number:decimal-places="0" number:min-integer-digits="1"/>
      <number:text>-</number:text>
      <style:map style:condition="value()&gt;=0" style:apply-style-name="N123P0"/>
    </number:number-style>
    <number:number-style style:volatile="true" style:name="N124P0">
      <number:text>€ </number:text>
      <number:number number:grouping="true" number:decimal-places="0" number:min-integer-digits="1"/>
    </number:number-style>
    <number:number-style style:name="N124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4P0"/>
    </number:number-style>
    <number:number-style style:volatile="true" style:name="N126P0">
      <number:text>€ </number:text>
      <number:number number:grouping="true" number:decimal-places="2" number:min-integer-digits="1"/>
    </number:number-style>
    <number:number-style style:name="N126">
      <number:text>€ </number:text>
      <number:number number:grouping="true" number:decimal-places="2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2" number:min-integer-digits="1"/>
    </number:number-style>
    <number:number-style style:name="N127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7P0"/>
    </number:number-style>
    <number:number-style style:volatile="true" style:name="N128P0">
      <number:number number:grouping="true" number:decimal-places="0" number:min-integer-digits="1"/>
    </number:number-style>
    <number:number-style style:name="N128">
      <number:text>-</number:text>
      <number:number number:grouping="true" number:decimal-places="0" number:min-integer-digits="1"/>
      <style:map style:condition="value()&gt;=0" style:apply-style-name="N128P0"/>
    </number:number-style>
    <number:number-style style:volatile="true" style:name="N129P0">
      <number:number number:grouping="true" number:decimal-places="0" number:min-integer-digits="1"/>
    </number:number-style>
    <number:number-style style:name="N129">
      <style:text-properties fo:color="#ff0000"/>
      <number:text>-</number:text>
      <number:number number:grouping="true" number:decimal-places="0" number:min-integer-digits="1"/>
      <style:map style:condition="value()&gt;=0" style:apply-style-name="N129P0"/>
    </number:number-style>
    <number:number-style style:volatile="true" style:name="N130P0">
      <number:number number:grouping="true" number:decimal-places="2" number:min-integer-digits="1"/>
    </number:number-style>
    <number:number-style style:name="N130">
      <number:text>-</number:text>
      <number:number number:grouping="true" number:decimal-places="2" number:min-integer-digits="1"/>
      <style:map style:condition="value()&gt;=0" style:apply-style-name="N130P0"/>
    </number:number-style>
    <number:number-style style:volatile="true" style:name="N131P0">
      <number:number number:grouping="true" number:decimal-places="2" number:min-integer-digits="1"/>
    </number:number-style>
    <number:number-style style:name="N131">
      <style:text-properties fo:color="#ff0000"/>
      <number:text>-</number:text>
      <number:number number:grouping="true" number:decimal-places="2" number:min-integer-digits="1"/>
      <style:map style:condition="value()&gt;=0" style:apply-style-name="N131P0"/>
    </number:number-style>
    <number:number-style style:volatile="true" style:name="N134P0">
      <number:number number:grouping="true" number:decimal-places="0" number:min-integer-digits="1"/>
    </number:number-style>
    <number:number-style style:volatile="true" style:name="N134P1">
      <number:number number:grouping="true" number:decimal-places="0" number:min-integer-digits="1"/>
      <number:text>-</number:text>
    </number:number-style>
    <number:number-style style:volatile="true" style:name="N134P2">
      <number:text>- </number:text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volatile="true" style:name="N138P0">
      <number:text> € </number:text>
      <number:number number:grouping="true" number:decimal-places="0" number:min-integer-digits="1"/>
    </number:number-style>
    <number:number-style style:volatile="true" style:name="N138P1">
      <number:text> € </number:text>
      <number:number number:grouping="true" number:decimal-places="0" number:min-integer-digits="1"/>
      <number:text>-</number:text>
    </number:number-style>
    <number:number-style style:volatile="true" style:name="N138P2">
      <number:text> € - </number:text>
    </number:number-style>
    <number:text-style style:name="N138">
      <number:text-conten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41P0">
      <number:number number:grouping="true" number:decimal-places="2" number:min-integer-digits="1"/>
    </number:number-style>
    <number:number-style style:volatile="true" style:name="N141P1">
      <number:number number:grouping="true" number:decimal-places="2" number:min-integer-digits="1"/>
      <number:text>-</number:text>
    </number:number-style>
    <number:number-style style:volatile="true" style:name="N141P2">
      <number:text>-</number:text>
      <number:number number:decimal-places="0" number:min-integer-digits="0"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volatile="true" style:name="N145P0">
      <number:text> € </number:text>
      <number:number number:grouping="true" number:decimal-places="2" number:min-integer-digits="1"/>
    </number:number-style>
    <number:number-style style:volatile="true" style:name="N145P1">
      <number:text> € </number:text>
      <number:number number:grouping="true" number:decimal-places="2" number:min-integer-digits="1"/>
      <number:text>-</number:text>
    </number:number-style>
    <number:number-style style:volatile="true" style:name="N145P2">
      <number:text> € -</number:text>
      <number:number number:decimal-places="0" number:min-integer-digits="0"/>
    </number:number-style>
    <number:text-style style:name="N145">
      <number:text-conten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min-exponent-digits="1" number:decimal-places="1" number:min-integer-digits="3"/>
    </number:number-style>
    <number:number-style style:volatile="true" style:name="N151P0">
      <number:text>€</number:text>
      <number:number number:grouping="true" number:decimal-places="0" number:min-integer-digits="1"/>
    </number:number-style>
    <number:number-style style:name="N151">
      <number:text>-€</number:text>
      <number:number number:grouping="true" number:decimal-places="0" number:min-integer-digits="1"/>
      <style:map style:condition="value()&gt;=0" style:apply-style-name="N151P0"/>
    </number:number-style>
    <number:number-style style:volatile="true" style:name="N152P0">
      <number:text>€</number:text>
      <number:number number:grouping="true" number:decimal-places="0" number:min-integer-digits="1"/>
    </number:number-style>
    <number:number-style style:name="N152">
      <style:text-properties fo:color="#ff0000"/>
      <number:text>-€</number:text>
      <number:number number:grouping="true" number:decimal-places="0" number:min-integer-digits="1"/>
      <style:map style:condition="value()&gt;=0" style:apply-style-name="N152P0"/>
    </number:number-style>
    <number:number-style style:volatile="true" style:name="N154P0">
      <number:text>€</number:text>
      <number:number number:grouping="true" number:decimal-places="2" number:min-integer-digits="1"/>
    </number:number-style>
    <number:number-style style:name="N154">
      <number:text>-€</number:text>
      <number:number number:grouping="true" number:decimal-places="2" number:min-integer-digits="1"/>
      <style:map style:condition="value()&gt;=0" style:apply-style-name="N154P0"/>
    </number:number-style>
    <number:number-style style:volatile="true" style:name="N155P0">
      <number:text>€</number:text>
      <number:number number:grouping="true" number:decimal-places="2" number:min-integer-digits="1"/>
    </number:number-style>
    <number:number-style style:name="N155">
      <style:text-properties fo:color="#ff0000"/>
      <number:text>-€</number:text>
      <number:number number:grouping="true" number:decimal-places="2" number:min-integer-digits="1"/>
      <style:map style:condition="value()&gt;=0" style:apply-style-name="N155P0"/>
    </number:number-style>
    <number:number-style style:volatile="true" style:name="N159P0">
      <number:text> €</number:text>
      <number:number number:grouping="true" number:decimal-places="0" number:min-integer-digits="1"/>
    </number:number-style>
    <number:number-style style:volatile="true" style:name="N159P1">
      <number:text>-€</number:text>
      <number:number number:grouping="true" number:decimal-places="0" number:min-integer-digits="1"/>
    </number:number-style>
    <number:number-style style:volatile="true" style:name="N159P2">
      <number:text> €- </number:text>
    </number:number-style>
    <number:text-style style:name="N159">
      <number:text-content/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volatile="true" style:name="N161P0">
      <number:number number:grouping="true" number:decimal-places="0" number:min-integer-digits="1"/>
    </number:number-style>
    <number:number-style style:volatile="true" style:name="N161P1">
      <number:text>-</number:text>
      <number:number number:grouping="true" number:decimal-places="0" number:min-integer-digits="1"/>
    </number:number-style>
    <number:number-style style:volatile="true" style:name="N161P2">
      <number:text>- </number:text>
    </number:number-style>
    <number:text-style style:name="N161">
      <number:text-content/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volatile="true" style:name="N165P0">
      <number:text> €</number:text>
      <number:number number:grouping="true" number:decimal-places="2" number:min-integer-digits="1"/>
    </number:number-style>
    <number:number-style style:volatile="true" style:name="N165P1">
      <number:text>-€</number:text>
      <number:number number:grouping="true" number:decimal-places="2" number:min-integer-digits="1"/>
    </number:number-style>
    <number:number-style style:volatile="true" style:name="N165P2">
      <number:text> €-</number:text>
      <number:number number:decimal-places="0" number:min-integer-digits="0"/>
    </number:number-style>
    <number:text-style style:name="N165">
      <number:text-content/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volatile="true" style:name="N167P0">
      <number:number number:grouping="true" number:decimal-places="2" number:min-integer-digits="1"/>
    </number:number-style>
    <number:number-style style:volatile="true" style:name="N167P1">
      <number:text>-</number:text>
      <number:number number:grouping="true" number:decimal-places="2" number:min-integer-digits="1"/>
    </number:number-style>
    <number:number-style style:volatile="true" style:name="N167P2">
      <number:text>-</number:text>
      <number:number number:decimal-places="0" number:min-integer-digits="0"/>
    </number:number-style>
    <number:text-style style:name="N167">
      <number:text-content/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volatile="true" style:name="N169P0">
      <number:text>fl </number:text>
      <number:number number:grouping="true" number:decimal-places="0" number:min-integer-digits="1"/>
    </number:number-style>
    <number:number-style style:name="N169">
      <number:text>fl </number:text>
      <number:number number:grouping="true" number:decimal-places="0" number:min-integer-digits="1"/>
      <number:text>-</number:text>
      <style:map style:condition="value()&gt;=0" style:apply-style-name="N169P0"/>
    </number:number-style>
    <number:number-style style:volatile="true" style:name="N170P0">
      <number:text>fl </number:text>
      <number:number number:grouping="true" number:decimal-places="0" number:min-integer-digits="1"/>
    </number:number-style>
    <number:number-style style:name="N170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70P0"/>
    </number:number-style>
    <number:number-style style:volatile="true" style:name="N172P0">
      <number:text>fl </number:text>
      <number:number number:grouping="true" number:decimal-places="2" number:min-integer-digits="1"/>
    </number:number-style>
    <number:number-style style:name="N172">
      <number:text>fl </number:text>
      <number:number number:grouping="true" number:decimal-places="2" number:min-integer-digits="1"/>
      <number:text>-</number:text>
      <style:map style:condition="value()&gt;=0" style:apply-style-name="N172P0"/>
    </number:number-style>
    <number:number-style style:volatile="true" style:name="N173P0">
      <number:text>fl </number:text>
      <number:number number:grouping="true" number:decimal-places="2" number:min-integer-digits="1"/>
    </number:number-style>
    <number:number-style style:name="N173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73P0"/>
    </number:number-style>
    <number:number-style style:volatile="true" style:name="N177P0">
      <number:text> fl </number:text>
      <number:number number:grouping="true" number:decimal-places="0" number:min-integer-digits="1"/>
    </number:number-style>
    <number:number-style style:volatile="true" style:name="N177P1">
      <number:text> fl </number:text>
      <number:number number:grouping="true" number:decimal-places="0" number:min-integer-digits="1"/>
      <number:text>-</number:text>
    </number:number-style>
    <number:number-style style:volatile="true" style:name="N177P2">
      <number:text> fl - </number:text>
    </number:number-style>
    <number:text-style style:name="N177">
      <number:text-content/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volatile="true" style:name="N181P0">
      <number:text> fl </number:text>
      <number:number number:grouping="true" number:decimal-places="2" number:min-integer-digits="1"/>
    </number:number-style>
    <number:number-style style:volatile="true" style:name="N181P1">
      <number:text> fl </number:text>
      <number:number number:grouping="true" number:decimal-places="2" number:min-integer-digits="1"/>
      <number:text>-</number:text>
    </number:number-style>
    <number:number-style style:volatile="true" style:name="N181P2">
      <number:text> fl -</number:text>
      <number:number number:decimal-places="0" number:min-integer-digits="0"/>
    </number:number-style>
    <number:text-style style:name="N181">
      <number:text-content/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volatile="true" style:name="N183P0">
      <number:text>$</number:text>
      <number:number number:grouping="true" number:decimal-places="0" number:min-integer-digits="1"/>
    </number:number-style>
    <number:number-style style:name="N183">
      <number:text>($</number:text>
      <number:number number:grouping="true" number:decimal-places="0" number:min-integer-digits="1"/>
      <number:text>)</number:text>
      <style:map style:condition="value()&gt;=0" style:apply-style-name="N183P0"/>
    </number:number-style>
    <number:number-style style:volatile="true" style:name="N184P0">
      <number:text>$</number:text>
      <number:number number:grouping="true" number:decimal-places="0" number:min-integer-digits="1"/>
    </number:number-style>
    <number:number-style style:name="N184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84P0"/>
    </number:number-style>
    <number:number-style style:volatile="true" style:name="N186P0">
      <number:text>$</number:text>
      <number:number number:grouping="true" number:decimal-places="2" number:min-integer-digits="1"/>
    </number:number-style>
    <number:number-style style:name="N186">
      <number:text>($</number:text>
      <number:number number:grouping="true" number:decimal-places="2" number:min-integer-digits="1"/>
      <number:text>)</number:text>
      <style:map style:condition="value()&gt;=0" style:apply-style-name="N186P0"/>
    </number:number-style>
    <number:number-style style:volatile="true" style:name="N187P0">
      <number:text>$</number:text>
      <number:number number:grouping="true" number:decimal-places="2" number:min-integer-digits="1"/>
    </number:number-style>
    <number:number-style style:name="N187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87P0"/>
    </number:number-style>
    <number:number-style style:volatile="true" style:name="N191P0">
      <number:text> $</number:text>
      <number:number number:grouping="true" number:decimal-places="0" number:min-integer-digits="1"/>
    </number:number-style>
    <number:number-style style:volatile="true" style:name="N191P1">
      <number:text> $(</number:text>
      <number:number number:grouping="true" number:decimal-places="0" number:min-integer-digits="1"/>
      <number:text>)</number:text>
    </number:number-style>
    <number:number-style style:volatile="true" style:name="N191P2">
      <number:text> $- </number:text>
    </number:number-style>
    <number:text-style style:name="N191">
      <number:text-content/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volatile="true" style:name="N193P0">
      <number:number number:grouping="true" number:decimal-places="0" number:min-integer-digits="1"/>
    </number:number-style>
    <number:number-style style:volatile="true" style:name="N193P1">
      <number:text>(</number:text>
      <number:number number:grouping="true" number:decimal-places="0" number:min-integer-digits="1"/>
      <number:text>)</number:text>
    </number:number-style>
    <number:number-style style:volatile="true" style:name="N193P2">
      <number:text>- </number:text>
    </number:number-style>
    <number:text-style style:name="N193">
      <number:text-content/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volatile="true" style:name="N197P0">
      <number:text> $</number:text>
      <number:number number:grouping="true" number:decimal-places="2" number:min-integer-digits="1"/>
    </number:number-style>
    <number:number-style style:volatile="true" style:name="N197P1">
      <number:text> $(</number:text>
      <number:number number:grouping="true" number:decimal-places="2" number:min-integer-digits="1"/>
      <number:text>)</number:text>
    </number:number-style>
    <number:number-style style:volatile="true" style:name="N197P2">
      <number:text> $-</number:text>
      <number:number number:decimal-places="0" number:min-integer-digits="0"/>
    </number:number-style>
    <number:text-style style:name="N197">
      <number:text-content/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volatile="true" style:name="N199P0">
      <number:number number:grouping="true" number:decimal-places="2" number:min-integer-digits="1"/>
    </number:number-style>
    <number:number-style style:volatile="true" style:name="N199P1">
      <number:text>(</number:text>
      <number:number number:grouping="true" number:decimal-places="2" number:min-integer-digits="1"/>
      <number:text>)</number:text>
    </number:number-style>
    <number:number-style style:volatile="true" style:name="N199P2">
      <number:text>-</number:text>
      <number:number number:decimal-places="0" number:min-integer-digits="0"/>
    </number:number-style>
    <number:text-style style:name="N199">
      <number:text-content/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volatile="true" style:name="N201P0">
      <number:text>F </number:text>
      <number:number number:grouping="true" number:decimal-places="0" number:min-integer-digits="1"/>
    </number:number-style>
    <number:number-style style:name="N201">
      <number:text>F </number:text>
      <number:number number:grouping="true" number:decimal-places="0" number:min-integer-digits="1"/>
      <number:text>-</number:text>
      <style:map style:condition="value()&gt;=0" style:apply-style-name="N201P0"/>
    </number:number-style>
    <number:number-style style:volatile="true" style:name="N202P0">
      <number:text>F </number:text>
      <number:number number:grouping="true" number:decimal-places="0" number:min-integer-digits="1"/>
    </number:number-style>
    <number:number-style style:name="N202">
      <style:text-properties fo:color="#ff0000"/>
      <number:text>F </number:text>
      <number:number number:grouping="true" number:decimal-places="0" number:min-integer-digits="1"/>
      <number:text>-</number:text>
      <style:map style:condition="value()&gt;=0" style:apply-style-name="N202P0"/>
    </number:number-style>
    <number:number-style style:volatile="true" style:name="N204P0">
      <number:text>F </number:text>
      <number:number number:grouping="true" number:decimal-places="2" number:min-integer-digits="1"/>
    </number:number-style>
    <number:number-style style:name="N204">
      <number:text>F </number:text>
      <number:number number:grouping="true" number:decimal-places="2" number:min-integer-digits="1"/>
      <number:text>-</number:text>
      <style:map style:condition="value()&gt;=0" style:apply-style-name="N204P0"/>
    </number:number-style>
    <number:number-style style:volatile="true" style:name="N205P0">
      <number:text>F </number:text>
      <number:number number:grouping="true" number:decimal-places="2" number:min-integer-digits="1"/>
    </number:number-style>
    <number:number-style style:name="N205">
      <style:text-properties fo:color="#ff0000"/>
      <number:text>F </number:text>
      <number:number number:grouping="true" number:decimal-places="2" number:min-integer-digits="1"/>
      <number:text>-</number:text>
      <style:map style:condition="value()&gt;=0" style:apply-style-name="N205P0"/>
    </number:number-style>
    <number:number-style style:volatile="true" style:name="N209P0">
      <number:text> F </number:text>
      <number:number number:grouping="true" number:decimal-places="0" number:min-integer-digits="1"/>
    </number:number-style>
    <number:number-style style:volatile="true" style:name="N209P1">
      <number:text> F </number:text>
      <number:number number:grouping="true" number:decimal-places="0" number:min-integer-digits="1"/>
      <number:text>-</number:text>
    </number:number-style>
    <number:number-style style:volatile="true" style:name="N209P2">
      <number:text> F - </number:text>
    </number:number-style>
    <number:text-style style:name="N209">
      <number:text-content/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volatile="true" style:name="N213P0">
      <number:text> F </number:text>
      <number:number number:grouping="true" number:decimal-places="2" number:min-integer-digits="1"/>
    </number:number-style>
    <number:number-style style:volatile="true" style:name="N213P1">
      <number:text> F </number:text>
      <number:number number:grouping="true" number:decimal-places="2" number:min-integer-digits="1"/>
      <number:text>-</number:text>
    </number:number-style>
    <number:number-style style:volatile="true" style:name="N213P2">
      <number:text> F -</number:text>
      <number:number number:decimal-places="0" number:min-integer-digits="0"/>
    </number:number-style>
    <number:text-style style:name="N213">
      <number:text-content/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2.01pt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21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Excel_5f_BuiltIn_5f_Hyperlink" style:display-name="Excel_BuiltIn_Hyperlink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  <draw:marker draw:name="Arrowheads_20_1" draw:display-name="Arrowheads 1" svg:d="M10 0l-10 30h20z" svg:viewBox="0 0 20 30"/>
  </office:styles>
  <office:automatic-styles>
    <style:page-layout style:name="Mpm1">
      <style:page-layout-properties style:writing-mode="lr-tb" style:first-page-number="continue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3.86pt" fo:margin-top="70.84pt" fo:page-width="595.3pt" fo:margin-left="53.86pt" style:num-format="1" style:print-orientation="portrait" style:scale-to="100%" fo:page-height="841.89pt" style:writing-mode="lr-tb" fo:margin-bottom="70.84pt" style:first-page-number="continue"/>
      <style:header-style>
        <style:header-footer-properties fo:margin-left="0pt" fo:margin-right="0pt" fo:margin-bottom="0pt" fo:min-height="21.26pt"/>
      </style:header-style>
      <style:footer-style>
        <style:header-footer-properties fo:margin-left="0pt" fo:margin-right="0pt" fo:min-height="21.2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6">00/00/0000</text:date>, <text:time style:data-style-name="N2" text:time-value="15:56:36.365105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renthe" style:page-layout-name="Mpm3" style:display-name="PageStyle_Drenthe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 office:version="1.2">
  <office:meta>
    <meta:initial-creator>Yamit</meta:initial-creator>
    <meta:creation-date>2005-04-21T12:02:23</meta:creation-date>
    <dc:date>2015-03-26T15:57:19.101186000</dc:date>
    <meta:editing-duration>PT42S</meta:editing-duration>
    <meta:editing-cycles>1</meta:editing-cycles>
    <meta:document-statistic meta:object-count="0" meta:cell-count="14830" meta:table-count="1"/>
    <meta:generator>ODFPY/1.3.5</meta:generator>
  </office:meta>
</office:document-meta>
</file>